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mm"/>
    </style:style>
    <style:style style:name="co4" style:family="table-column">
      <style:table-column-properties fo:break-before="auto" style:column-width="17.6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6.71mm"/>
    </style:style>
    <style:style style:name="co7" style:family="table-column">
      <style:table-column-properties fo:break-before="auto" style:column-width="20.3mm"/>
    </style:style>
    <style:style style:name="co8" style:family="table-column">
      <style:table-column-properties fo:break-before="auto" style:column-width="18.7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3.69mm"/>
    </style:style>
    <style:style style:name="co11" style:family="table-column">
      <style:table-column-properties fo:break-before="auto" style:column-width="17.44mm"/>
    </style:style>
    <style:style style:name="co12" style:family="table-column">
      <style:table-column-properties fo:break-before="auto" style:column-width="25.86mm"/>
    </style:style>
    <style:style style:name="co13" style:family="table-column">
      <style:table-column-properties fo:break-before="auto" style:column-width="16.49mm"/>
    </style:style>
    <style:style style:name="co14" style:family="table-column">
      <style:table-column-properties fo:break-before="auto" style:column-width="19.69mm"/>
    </style:style>
    <style:style style:name="co15" style:family="table-column">
      <style:table-column-properties fo:break-before="auto" style:column-width="18.75mm"/>
    </style:style>
    <style:style style:name="co16" style:family="table-column">
      <style:table-column-properties fo:break-before="auto" style:column-width="24.92mm"/>
    </style:style>
    <style:style style:name="ro1" style:family="table-row">
      <style:table-row-properties style:row-height="15.96mm" fo:break-before="auto" style:use-optimal-row-height="true"/>
    </style:style>
    <style:style style:name="ro2" style:family="table-row">
      <style:table-row-properties style:row-height="27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4.06mm" fo:break-before="auto" style:use-optimal-row-height="true"/>
    </style:style>
    <style:style style:name="ro5" style:family="table-row">
      <style:table-row-properties style:row-height="4.59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6.23mm" fo:break-before="auto" style:use-optimal-row-height="true"/>
    </style:style>
    <style:style style:name="ro8" style:family="table-row">
      <style:table-row-properties style:row-height="20.11mm" fo:break-before="auto" style:use-optimal-row-height="true"/>
    </style:style>
    <style:style style:name="ro9" style:family="table-row">
      <style:table-row-properties style:row-height="27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5" style:family="table-cell" style:parent-style-name="Default" style:data-style-name="N4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mm"/>
    </style:style>
    <style:style style:name="ce1" style:family="table-cell" style:parent-style-name="Default" style:data-style-name="N4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2" style:family="table-cell" style:parent-style-name="Default" style:data-style-name="N0">
      <style:table-cell-properties fo:background-color="#e0efd4"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4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</style:style>
    <style:style style:name="ce19" style:family="table-cell" style:parent-style-name="Default" style:data-style-name="N4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3" style:family="table-cell" style:parent-style-name="Default" style:data-style-name="N4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4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29" style:family="table-cell" style:parent-style-name="Default" style:data-style-name="N4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 style:data-style-name="N4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" style:family="table-cell" style:parent-style-name="Default" style:data-style-name="N4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7" style:family="table-cell" style:parent-style-name="Default" style:data-style-name="N4">
      <style:table-cell-properties fo:background-color="#e0efd4" style:text-align-source="fix" style:repeat-content="false" fo:wrap-option="wrap" style:vertical-align="middle"/>
      <style:paragraph-properties fo:text-align="center" fo:margin-left="0mm"/>
    </style:style>
    <style:style style:name="ce30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/>
    </style:style>
    <style:style style:name="ce5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mm"/>
    </style:style>
    <style:style style:name="ce51" style:family="table-cell" style:parent-style-name="Default" style:data-style-name="N4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mm"/>
    </style:style>
    <style:style style:name="ce5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mm"/>
    </style:style>
    <style:style style:name="ce13" style:family="table-cell" style:parent-style-name="Default" style:data-style-name="N4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14" style:family="table-cell" style:parent-style-name="Default" style:data-style-name="N0">
      <style:table-cell-properties fo:border-bottom="0.06pt solid #000000" fo:background-color="#ffe5ca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5" style:family="table-cell" style:parent-style-name="Default" style:data-style-name="N4">
      <style:table-cell-properties fo:border-bottom="0.06pt solid #000000" style:text-align-source="fix" style:repeat-content="false" fo:wrap-option="wrap" fo:border-left="0.06pt solid #000000" fo:border-right="1.25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order-bottom="0.06pt solid #000000" fo:background-color="#e0efd4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6" style:family="table-cell" style:parent-style-name="Default" style:data-style-name="N4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 style:data-style-name="N4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54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63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ccccc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2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3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11" style:family="table-cell" style:parent-style-name="Default" style:data-style-name="N0">
      <style:table-cell-properties fo:border-bottom="none" fo:background-color="#e0efd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77" style:family="table-cell" style:parent-style-name="Default" style:data-style-name="N4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</style:style>
    <style:style style:name="ce78" style:family="table-cell" style:parent-style-name="Default" style:data-style-name="N11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7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1 Data and calcul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8" table:default-cell-style-name="ce4"/>
        <table:table-column table:style-name="co11" table:default-cell-style-name="ce21"/>
        <table:table-column table:style-name="co1" table:default-cell-style-name="ce4"/>
        <table:table-column table:style-name="co2" table:number-columns-repeated="1001" table:default-cell-style-name="ce4"/>
        <table:table-row table:style-name="ro1">
          <table:table-cell table:style-name="ce15" office:value-type="string" calcext:value-type="string">
            <text:p>Переменные Kalman filter <text:s/>→</text:p>
          </table:table-cell>
          <table:table-cell table:style-name="ce15"/>
          <table:table-cell table:style-name="ce23" table:number-columns-repeated="3"/>
          <table:table-cell table:style-name="ce23" office:value-type="string" calcext:value-type="string">
            <text:p>u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48"/>
          <table:table-cell table:style-name="ce38"/>
          <table:table-cell table:style-name="ce23" office:value-type="string" calcext:value-type="string">
            <text:p>Y,</text:p>
            <text:p>MEA</text:p>
          </table:table-cell>
          <table:table-cell table:style-name="ce23"/>
          <table:table-cell table:style-name="ce8" table:number-columns-repeated="2"/>
          <table:table-cell table:style-name="ce23"/>
          <table:table-cell table:style-name="ce59"/>
          <table:table-cell table:style-name="ce23" table:number-columns-repeated="5"/>
          <table:table-cell table:style-name="ce59"/>
          <table:table-cell table:style-name="ce23" table:number-columns-repeated="14"/>
          <table:table-cell table:number-columns-repeated="988"/>
        </table:table-row>
        <table:table-row table:style-name="ro2">
          <table:table-cell office:value-type="string" calcext:value-type="string">
            <text:p>Желаемая скорость за T времени, зашита, было 3</text:p>
          </table:table-cell>
          <table:table-cell table:number-columns-repeated="3"/>
          <table:table-cell office:value-type="string" calcext:value-type="string">
            <text:p>Из опыта, но зависит от поверхности и наклона</text:p>
          </table:table-cell>
          <table:table-cell table:number-columns-repeated="2"/>
          <table:table-cell office:value-type="string" calcext:value-type="string">
            <text:p>логические, использовать или нет колонку</text:p>
          </table:table-cell>
          <table:table-cell table:style-name="ce50"/>
          <table:table-cell table:style-name="ce51"/>
          <table:table-cell table:number-columns-repeated="2"/>
          <table:table-cell table:style-name="ce13" office:value-type="string" calcext:value-type="string">
            <text:p>тот ШИМ, к которому реально должна стремиться</text:p>
          </table:table-cell>
          <table:table-cell table:style-name="ce13" office:value-type="string" calcext:value-type="string">
            <text:p>Начальное target_PWM:</text:p>
          </table:table-cell>
          <table:table-cell table:style-name="ce56"/>
          <table:table-cell table:style-name="ce21"/>
          <table:table-cell table:style-name="ce56" table:number-columns-repeated="5"/>
          <table:table-cell table:number-columns-repeated="10"/>
          <table:table-cell office:value-type="string" calcext:value-type="string">
            <text:p>Усредненное</text:p>
          </table:table-cell>
          <table:table-cell table:number-columns-repeated="992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" calcext:value-type="float">
            <text:p>100</text:p>
          </table:table-cell>
          <table:table-cell table:style-name="ce6"/>
          <table:table-cell table:style-name="ce7" table:formula="of:=50/90" office:value-type="float" office:value="0.555555555555556" calcext:value-type="float">
            <text:p>0,56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50"/>
          <table:table-cell table:style-name="ce52"/>
          <table:table-cell table:style-name="ce6" table:number-columns-repeated="2"/>
          <table:table-cell table:style-name="ce14" table:formula="of:=[.A3]/[.E3]" office:value-type="float" office:value="72" calcext:value-type="float">
            <text:p>72</text:p>
          </table:table-cell>
          <table:table-cell table:style-name="ce12" office:value-type="float" office:value="1" calcext:value-type="float">
            <text:p>1</text:p>
          </table:table-cell>
          <table:table-cell table:style-name="ce58"/>
          <table:table-cell table:style-name="ce21"/>
          <table:table-cell table:style-name="ce60" table:number-columns-repeated="5"/>
          <table:table-cell table:style-name="ce59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усред5</text:p>
          </table:table-cell>
          <table:table-cell table:style-name="ce6" table:number-columns-repeated="996"/>
        </table:table-row>
        <table:table-row table:style-name="ro4">
          <table:table-cell table:style-name="ce3" office:value-type="string" calcext:value-type="string">
            <text:p>target_v</text:p>
          </table:table-cell>
          <table:table-cell table:style-name="ce3" office:value-type="string" calcext:value-type="string">
            <text:p>T time_for_commands_execution_from_stop_state</text:p>
          </table:table-cell>
          <table:table-cell table:style-name="ce5" office:value-type="string" calcext:value-type="string">
            <text:p>~dt, мс</text:p>
          </table:table-cell>
          <table:table-cell table:style-name="ce5" office:value-type="string" calcext:value-type="string">
            <text:p>dt/T</text:p>
          </table:table-cell>
          <table:table-cell table:style-name="ce5" office:value-type="string" calcext:value-type="string">
            <text:p>dv_dPVM реальный, без погрешности</text:p>
          </table:table-cell>
          <table:table-cell table:style-name="ce8" office:value-type="string" calcext:value-type="string">
            <text:p>dPWM</text:p>
          </table:table-cell>
          <table:table-cell table:style-name="ce8" office:value-type="string" calcext:value-type="string">
            <text:p>current_PWM</text:p>
          </table:table-cell>
          <table:table-cell table:style-name="ce8" office:value-type="string" calcext:value-type="string">
            <text:p>v набранная <text:s/>реальная за 100 мс</text:p>
          </table:table-cell>
          <table:table-cell table:style-name="ce8" office:value-type="string" calcext:value-type="string">
            <text:p>v колебаний</text:p>
          </table:table-cell>
          <table:table-cell table:style-name="ce8" office:value-type="string" calcext:value-type="string">
            <text:p>v погрешность набранная за 100 мс</text:p>
          </table:table-cell>
          <table:table-cell table:style-name="ce8" office:value-type="string" calcext:value-type="string">
            <text:p>Итоговая набранная  скорость </text:p>
            <text:p>Sum_v</text:p>
            <text:p>(то есть dV)</text:p>
          </table:table-cell>
          <table:table-cell table:style-name="ce8" office:value-type="string" calcext:value-type="string">
            <text:p>dv_dPWM_of_mpu</text:p>
          </table:table-cell>
          <table:table-cell table:style-name="ce55" office:value-type="string" calcext:value-type="string">
            <text:p>target_PWM</text:p>
          </table:table-cell>
          <table:table-cell table:style-name="ce8"/>
          <table:table-cell table:style-name="ce8" office:value-type="string" calcext:value-type="string">
            <text:p>target_PWM плавное с усреднением ½</text:p>
          </table:table-cell>
          <table:table-cell table:style-name="ce8" office:value-type="string" calcext:value-type="string">
            <text:p>target_PWM плавное с усреднением 1/3</text:p>
          </table:table-cell>
          <table:table-cell table:style-name="ce8" office:value-type="string" calcext:value-type="string">
            <text:p>target_PWM плавное с усреднением ¼</text:p>
          </table:table-cell>
          <table:table-cell table:style-name="ce8" office:value-type="string" calcext:value-type="string">
            <text:p>target_PWM плавное с усреднением 1/5</text:p>
          </table:table-cell>
          <table:table-cell table:style-name="ce8" office:value-type="string" calcext:value-type="string">
            <text:p>target_PWM плавное с усреднением 1/9</text:p>
          </table:table-cell>
          <table:table-cell table:style-name="ce40" office:value-type="string" calcext:value-type="string">
            <text:p>фильтр Калмана</text:p>
          </table:table-cell>
          <table:table-cell table:style-name="ce54"/>
          <table:table-cell table:style-name="ce8" office:value-type="string" calcext:value-type="string">
            <text:p>Обрезка границы сверху &gt;255</text:p>
          </table:table-cell>
          <table:table-cell table:style-name="ce55" office:value-type="string" calcext:value-type="string">
            <text:p>Обрезка границ с обоих сторон +-255</text:p>
          </table:table-cell>
          <table:table-cell table:style-name="ce8" office:value-type="string" calcext:value-type="string">
            <text:p>target_PWM плавное с усреднением ½</text:p>
          </table:table-cell>
          <table:table-cell table:style-name="ce8" office:value-type="string" calcext:value-type="string">
            <text:p>target_PWM плавное с усреднением 1/3</text:p>
          </table:table-cell>
          <table:table-cell table:style-name="ce8" office:value-type="string" calcext:value-type="string">
            <text:p>target_PWM плавное с усреднением ¼</text:p>
          </table:table-cell>
          <table:table-cell table:style-name="ce8" office:value-type="string" calcext:value-type="string">
            <text:p>target_PWM плавное с усреднением 1/5</text:p>
          </table:table-cell>
          <table:table-cell table:style-name="ce8" office:value-type="string" calcext:value-type="string">
            <text:p>target_PWM <text:s/>усред 5</text:p>
          </table:table-cell>
          <table:table-cell table:style-name="ce8"/>
          <table:table-cell table:style-name="ce55"/>
          <table:table-cell table:style-name="ce8" office:value-type="string" calcext:value-type="string">
            <text:p>dPWM усред</text:p>
          </table:table-cell>
          <table:table-cell table:style-name="ce8" office:value-type="string" calcext:value-type="string">
            <text:p>current_PWM</text:p>
          </table:table-cell>
          <table:table-cell table:style-name="ce8" office:value-type="string" calcext:value-type="string">
            <text:p>v набранная <text:s/>реальная за 100 мс</text:p>
          </table:table-cell>
          <table:table-cell table:style-name="ce8" office:value-type="string" calcext:value-type="string">
            <text:p>Итоговая скорость </text:p>
            <text:p>Sum_v</text:p>
          </table:table-cell>
          <table:table-cell table:style-name="ce8" office:value-type="string" calcext:value-type="string">
            <text:p>dv_dPWM_of_mpu</text:p>
          </table:table-cell>
          <table:table-cell table:style-name="ce8" office:value-type="string" calcext:value-type="string">
            <text:p>target_PWM усреднение по четырем последним предыдущим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]/[.B5]" office:value-type="float" office:value="0.5" calcext:value-type="float">
            <text:p>0,50</text:p>
          </table:table-cell>
          <table:table-cell table:style-name="ce5"/>
          <table:table-cell table:number-columns-repeated="3" table:style-name="ce8" office:value-type="float" office:value="0" calcext:value-type="float">
            <text:p>0,00</text:p>
          </table:table-cell>
          <table:table-cell table:style-name="ce8" table:formula="of:=[$Data.A4]" office:value-type="float" office:value="0" calcext:value-type="float">
            <text:p>0,00</text:p>
          </table:table-cell>
          <table:table-cell table:style-name="ce8" table:formula="of:=[$Data.B4]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8"/>
          <table:table-cell table:style-name="ce55" table:formula="of:=[.N3]" office:value-type="float" office:value="1" calcext:value-type="float">
            <text:p>1,00</text:p>
          </table:table-cell>
          <table:table-cell table:style-name="ce8"/>
          <table:table-cell table:style-name="ce8" table:formula="of:=[.N3]" office:value-type="float" office:value="1" calcext:value-type="float">
            <text:p>1,00</text:p>
          </table:table-cell>
          <table:table-cell table:style-name="ce8" table:formula="of:=[.N3]" office:value-type="float" office:value="1" calcext:value-type="float">
            <text:p>1,00</text:p>
          </table:table-cell>
          <table:table-cell table:style-name="ce8" table:formula="of:=[.N3]" office:value-type="float" office:value="1" calcext:value-type="float">
            <text:p>1,00</text:p>
          </table:table-cell>
          <table:table-cell table:style-name="ce8" table:formula="of:=[.N3]" office:value-type="float" office:value="1" calcext:value-type="float">
            <text:p>1,00</text:p>
          </table:table-cell>
          <table:table-cell table:style-name="ce8" table:formula="of:=[.N3]" office:value-type="float" office:value="1" calcext:value-type="float">
            <text:p>1,00</text:p>
          </table:table-cell>
          <table:table-cell table:style-name="ce8" table:number-columns-repeated="2"/>
          <table:table-cell table:style-name="ce63" table:formula="of:=IF([.M5]&gt;255;255;[.M5])" office:value-type="float" office:value="1" calcext:value-type="float">
            <text:p>1,00</text:p>
          </table:table-cell>
          <table:table-cell table:style-name="ce55" table:formula="of:=IF([.V5]&lt;-255;-255;[.V5])" office:value-type="float" office:value="1" calcext:value-type="float">
            <text:p>1,00</text:p>
          </table:table-cell>
          <table:table-cell table:style-name="ce8" table:formula="of:=[.$N$3]" office:value-type="float" office:value="1" calcext:value-type="float">
            <text:p>1,00</text:p>
          </table:table-cell>
          <table:table-cell table:style-name="ce8" table:formula="of:=[.$N$3]" office:value-type="float" office:value="1" calcext:value-type="float">
            <text:p>1,00</text:p>
          </table:table-cell>
          <table:table-cell table:style-name="ce8" table:formula="of:=[.$N$3]" office:value-type="float" office:value="1" calcext:value-type="float">
            <text:p>1,00</text:p>
          </table:table-cell>
          <table:table-cell table:style-name="ce8" table:formula="of:=[.$N$3]" office:value-type="float" office:value="1" calcext:value-type="float">
            <text:p>1,00</text:p>
          </table:table-cell>
          <table:table-cell table:style-name="ce8" table:formula="of:=[.$N$3]" office:value-type="float" office:value="1" calcext:value-type="float">
            <text:p>1,00</text:p>
          </table:table-cell>
          <table:table-cell table:style-name="ce8"/>
          <table:table-cell table:style-name="ce55"/>
          <table:table-cell table:style-name="ce8"/>
          <table:table-cell table:style-name="ce8" office:value-type="float" office:value="0" calcext:value-type="float">
            <text:p>0,00</text:p>
          </table:table-cell>
          <table:table-cell table:style-name="ce8" table:number-columns-repeated="3"/>
          <table:table-cell table:style-name="ce8" table:formula="of:=[.$N$3]" office:value-type="float" office:value="1" calcext:value-type="float">
            <text:p>1,00</text:p>
          </table:table-cell>
          <table:table-cell office:value-type="string" calcext:value-type="string">
            <text:p>||||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]/[.B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])/[.B6]*[.C6]" office:value-type="float" office:value="0.5" calcext:value-type="float">
            <text:p>0,50</text:p>
          </table:table-cell>
          <table:table-cell table:style-name="ce8" table:formula="of:=IF([.F6]&lt;ABS([.M5]-[.G5]);IF([.G5]&gt;[.M5];[.G5]-[.F6];[.G5]+[.F6]);[.M5])" office:value-type="float" office:value="0.5" calcext:value-type="float">
            <text:p>0,50</text:p>
          </table:table-cell>
          <table:table-cell table:style-name="ce8" table:formula="of:=[.E6]*[.F6]*[.$H$3]" office:value-type="float" office:value="0.277777777777778" calcext:value-type="float">
            <text:p>0,28</text:p>
          </table:table-cell>
          <table:table-cell table:style-name="ce8" table:formula="of:=[$Data.A5]" office:value-type="float" office:value="-6.91139312159645" calcext:value-type="float">
            <text:p>-6,91</text:p>
          </table:table-cell>
          <table:table-cell table:style-name="ce8" table:formula="of:=[$Data.B5]" office:value-type="float" office:value="2.70810881450357" calcext:value-type="float">
            <text:p>2,71</text:p>
          </table:table-cell>
          <table:table-cell table:style-name="ce8" table:formula="of:=[.H6]+[.I6]+[.J6]" office:value-type="float" office:value="-3.9255065293151" calcext:value-type="float">
            <text:p>-3,93</text:p>
          </table:table-cell>
          <table:table-cell table:style-name="ce8" table:formula="of:=[.K6]/[.F6]" office:value-type="float" office:value="-7.8510130586302" calcext:value-type="float">
            <text:p>-7,85</text:p>
          </table:table-cell>
          <table:table-cell table:style-name="ce55" table:formula="of:=[.A6]/[.L6]" office:value-type="float" office:value="-5.09488389603812" calcext:value-type="float">
            <text:p>-5,09</text:p>
          </table:table-cell>
          <table:table-cell table:style-name="ce8"/>
          <table:table-cell table:style-name="ce8" table:formula="of:=(1*[.M5]+[.M6])/2" office:value-type="float" office:value="-2.04744194801906" calcext:value-type="float">
            <text:p>-2,05</text:p>
          </table:table-cell>
          <table:table-cell table:style-name="ce8" table:formula="of:=(2*[.M5]+[.M6])/3" office:value-type="float" office:value="-1.03162796534604" calcext:value-type="float">
            <text:p>-1,03</text:p>
          </table:table-cell>
          <table:table-cell table:style-name="ce8" table:formula="of:=(3*[.M5]+[.M6])/4" office:value-type="float" office:value="-0.52372097400953" calcext:value-type="float">
            <text:p>-0,52</text:p>
          </table:table-cell>
          <table:table-cell table:style-name="ce8" table:formula="of:=(4*[.M5]+[.M6])/5" office:value-type="float" office:value="-0.218976779207624" calcext:value-type="float">
            <text:p>-0,22</text:p>
          </table:table-cell>
          <table:table-cell table:style-name="ce8" table:formula="of:=(8*[.M5]+[.M6])/9" office:value-type="float" office:value="0.322790678217987" calcext:value-type="float">
            <text:p>0,32</text:p>
          </table:table-cell>
          <table:table-cell table:style-name="ce8" table:number-columns-repeated="2"/>
          <table:table-cell table:style-name="ce63" table:formula="of:=IF([.M6]&gt;255;255;[.M6])" office:value-type="float" office:value="-5.09488389603812" calcext:value-type="float">
            <text:p>-5,09</text:p>
          </table:table-cell>
          <table:table-cell table:style-name="ce55" table:formula="of:=IF([.V6]&lt;-255;-255;[.V6])" office:value-type="float" office:value="-5.09488389603812" calcext:value-type="float">
            <text:p>-5,09</text:p>
          </table:table-cell>
          <table:table-cell table:style-name="ce8" table:formula="of:=(1*[.W5]+[.W6])/2" office:value-type="float" office:value="-2.04744194801906" calcext:value-type="float">
            <text:p>-2,05</text:p>
          </table:table-cell>
          <table:table-cell table:style-name="ce8" table:formula="of:=(2*[.X5]+[.X6])/3" office:value-type="float" office:value="-0.0158139826730198" calcext:value-type="float">
            <text:p>-0,02</text:p>
          </table:table-cell>
          <table:table-cell table:style-name="ce8" table:formula="of:=(3*[.Y5]+[.Y6])/4" office:value-type="float" office:value="0.746046504331745" calcext:value-type="float">
            <text:p>0,75</text:p>
          </table:table-cell>
          <table:table-cell table:style-name="ce8" table:formula="of:=(4*[.Z5]+[.Z6])/5" office:value-type="float" office:value="0.949209300866349" calcext:value-type="float">
            <text:p>0,95</text:p>
          </table:table-cell>
          <table:table-cell table:style-name="ce8" table:formula="of:=SUM([.W5:.W6])/2" office:value-type="float" office:value="-2.04744194801906" calcext:value-type="float">
            <text:p>-2,05</text:p>
          </table:table-cell>
          <table:table-cell table:style-name="ce8"/>
          <table:table-cell table:style-name="ce55"/>
          <table:table-cell table:style-name="ce8" table:formula="of:=ABS([.AJ5])/[.B6]*[.C6]" office:value-type="float" office:value="0.5" calcext:value-type="float">
            <text:p>0,50</text:p>
          </table:table-cell>
          <table:table-cell table:style-name="ce8" table:formula="of:=IF([.AE6]&lt;ABS([.AJ5]-[.AF5]);IF([.AF5]&gt;[.AJ5];[.AF5]-[.AE6];[.AF5]+[.AE6]);[.AJ5])" office:value-type="float" office:value="0.5" calcext:value-type="float">
            <text:p>0,50</text:p>
          </table:table-cell>
          <table:table-cell table:style-name="ce8" table:formula="of:=[.E6]*[.AE6]*[.$H$3]" office:value-type="float" office:value="0.277777777777778" calcext:value-type="float">
            <text:p>0,28</text:p>
          </table:table-cell>
          <table:table-cell table:style-name="ce8" table:formula="of:=[.AG6]+[.I6]+[.J6]" office:value-type="float" office:value="-3.9255065293151" calcext:value-type="float">
            <text:p>-3,93</text:p>
          </table:table-cell>
          <table:table-cell table:style-name="ce8" table:formula="of:=[.AH6]/[.AE6]" office:value-type="float" office:value="-7.8510130586302" calcext:value-type="float">
            <text:p>-7,85</text:p>
          </table:table-cell>
          <table:table-cell table:style-name="ce8" table:formula="of:=(SUM([.AJ5])+[.A6]/[.AI6])/2" office:value-type="float" office:value="-2.04744194801906" calcext:value-type="float">
            <text:p>-2,05</text:p>
          </table:table-cell>
          <table:table-cell office:value-type="string" calcext:value-type="string">
            <text:p>|||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]/[.B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])/[.B7]*[.C7]" office:value-type="float" office:value="2.54744194801906" calcext:value-type="float">
            <text:p>2,55</text:p>
          </table:table-cell>
          <table:table-cell table:style-name="ce8" table:formula="of:=IF([.F7]&lt;ABS([.M6]-[.G6]);IF([.G6]&gt;[.M6];[.G6]-[.F7];[.G6]+[.F7]);[.M6])" office:value-type="float" office:value="-2.04744194801906" calcext:value-type="float">
            <text:p>-2,05</text:p>
          </table:table-cell>
          <table:table-cell table:style-name="ce8" table:formula="of:=[.E7]*[.F7]*[.$H$3]" office:value-type="float" office:value="1.41524552667726" calcext:value-type="float">
            <text:p>1,42</text:p>
          </table:table-cell>
          <table:table-cell table:style-name="ce8" table:formula="of:=[$Data.A6]" office:value-type="float" office:value="-3.05737968419227" calcext:value-type="float">
            <text:p>-3,06</text:p>
          </table:table-cell>
          <table:table-cell table:style-name="ce8" table:formula="of:=[$Data.B6]" office:value-type="float" office:value="-3.29165333853462" calcext:value-type="float">
            <text:p>-3,29</text:p>
          </table:table-cell>
          <table:table-cell table:style-name="ce8" table:formula="of:=[.H7]+[.I7]+[.J7]" office:value-type="float" office:value="-4.93378749604963" calcext:value-type="float">
            <text:p>-4,93</text:p>
          </table:table-cell>
          <table:table-cell table:style-name="ce8" table:formula="of:=[.K7]/[.F7]" office:value-type="float" office:value="-1.9367615029996" calcext:value-type="float">
            <text:p>-1,94</text:p>
          </table:table-cell>
          <table:table-cell table:style-name="ce55" table:formula="of:=[.A7]/[.L7]" office:value-type="float" office:value="-20.6530333952059" calcext:value-type="float">
            <text:p>-20,65</text:p>
          </table:table-cell>
          <table:table-cell table:style-name="ce8"/>
          <table:table-cell table:style-name="ce8" table:formula="of:=(1*[.M6]+[.M7])/2" office:value-type="float" office:value="-12.873958645622" calcext:value-type="float">
            <text:p>-12,87</text:p>
          </table:table-cell>
          <table:table-cell table:style-name="ce8" table:formula="of:=(2*[.M6]+[.M7])/3" office:value-type="float" office:value="-10.2809337290941" calcext:value-type="float">
            <text:p>-10,28</text:p>
          </table:table-cell>
          <table:table-cell table:style-name="ce8" table:formula="of:=(3*[.M6]+[.M7])/4" office:value-type="float" office:value="-8.98442127083007" calcext:value-type="float">
            <text:p>-8,98</text:p>
          </table:table-cell>
          <table:table-cell table:style-name="ce8" table:formula="of:=(4*[.M6]+[.M7])/5" office:value-type="float" office:value="-8.20651379587168" calcext:value-type="float">
            <text:p>-8,21</text:p>
          </table:table-cell>
          <table:table-cell table:style-name="ce8" table:formula="of:=(8*[.M6]+[.M7])/9" office:value-type="float" office:value="-6.82356717372343" calcext:value-type="float">
            <text:p>-6,82</text:p>
          </table:table-cell>
          <table:table-cell table:style-name="ce8" table:number-columns-repeated="2"/>
          <table:table-cell table:style-name="ce63" table:formula="of:=IF([.M7]&gt;255;255;[.M7])" office:value-type="float" office:value="-20.6530333952059" calcext:value-type="float">
            <text:p>-20,65</text:p>
          </table:table-cell>
          <table:table-cell table:style-name="ce55" table:formula="of:=IF([.V7]&lt;-255;-255;[.V7])" office:value-type="float" office:value="-20.6530333952059" calcext:value-type="float">
            <text:p>-20,65</text:p>
          </table:table-cell>
          <table:table-cell table:style-name="ce8" table:formula="of:=(1*[.W6]+[.W7])/2" office:value-type="float" office:value="-12.873958645622" calcext:value-type="float">
            <text:p>-12,87</text:p>
          </table:table-cell>
          <table:table-cell table:style-name="ce8" table:formula="of:=(2*[.X6]+[.X7])/3" office:value-type="float" office:value="-5.65628084722005" calcext:value-type="float">
            <text:p>-5,66</text:p>
          </table:table-cell>
          <table:table-cell table:style-name="ce8" table:formula="of:=(3*[.Y6]+[.Y7])/4" office:value-type="float" office:value="-1.42593069880978" calcext:value-type="float">
            <text:p>-1,43</text:p>
          </table:table-cell>
          <table:table-cell table:style-name="ce8" table:formula="of:=(4*[.Z6]+[.Z7])/5" office:value-type="float" office:value="0.311651063703441" calcext:value-type="float">
            <text:p>0,31</text:p>
          </table:table-cell>
          <table:table-cell table:style-name="ce8" table:formula="of:=SUM([.W5:.W7])/3" office:value-type="float" office:value="-8.24930576374801" calcext:value-type="float">
            <text:p>-8,25</text:p>
          </table:table-cell>
          <table:table-cell table:style-name="ce8"/>
          <table:table-cell table:style-name="ce55"/>
          <table:table-cell table:style-name="ce8" table:formula="of:=ABS([.AJ6])/[.B7]*[.C7]" office:value-type="float" office:value="1.02372097400953" calcext:value-type="float">
            <text:p>1,02</text:p>
          </table:table-cell>
          <table:table-cell table:style-name="ce8" table:formula="of:=IF([.AE7]&lt;ABS([.AJ6]-[.AF6]);IF([.AF6]&gt;[.AJ6];[.AF6]-[.AE7];[.AF6]+[.AE7]);[.AJ6])" office:value-type="float" office:value="-0.52372097400953" calcext:value-type="float">
            <text:p>-0,52</text:p>
          </table:table-cell>
          <table:table-cell table:style-name="ce8" table:formula="of:=[.E7]*[.AE7]*[.$H$3]" office:value-type="float" office:value="0.568733874449739" calcext:value-type="float">
            <text:p>0,57</text:p>
          </table:table-cell>
          <table:table-cell table:style-name="ce8" table:formula="of:=[.AG7]+[.I7]+[.J7]" office:value-type="float" office:value="-5.78029914827714" calcext:value-type="float">
            <text:p>-5,78</text:p>
          </table:table-cell>
          <table:table-cell table:style-name="ce8" table:formula="of:=[.AH7]/[.AE7]" office:value-type="float" office:value="-5.64636194337007" calcext:value-type="float">
            <text:p>-5,65</text:p>
          </table:table-cell>
          <table:table-cell table:style-name="ce8" table:formula="of:=(SUM([.AJ5:.AJ6])+[.A7]/[.AI7])/3" office:value-type="float" office:value="-2.71054983803016" calcext:value-type="float">
            <text:p>-2,71</text:p>
          </table:table-cell>
          <table:table-cell office:value-type="string" calcext:value-type="string">
            <text:p>||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]/[.B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])/[.B8]*[.C8]" office:value-type="float" office:value="10.326516697603" calcext:value-type="float">
            <text:p>10,33</text:p>
          </table:table-cell>
          <table:table-cell table:style-name="ce8" table:formula="of:=IF([.F8]&lt;ABS([.M7]-[.G7]);IF([.G7]&gt;[.M7];[.G7]-[.F8];[.G7]+[.F8]);[.M7])" office:value-type="float" office:value="-12.373958645622" calcext:value-type="float">
            <text:p>-12,37</text:p>
          </table:table-cell>
          <table:table-cell table:style-name="ce8" table:formula="of:=[.E8]*[.F8]*[.$H$3]" office:value-type="float" office:value="5.73695372089053" calcext:value-type="float">
            <text:p>5,74</text:p>
          </table:table-cell>
          <table:table-cell table:style-name="ce8" table:formula="of:=[$Data.A7]" office:value-type="float" office:value="-3.9699180648917" calcext:value-type="float">
            <text:p>-3,97</text:p>
          </table:table-cell>
          <table:table-cell table:style-name="ce8" table:formula="of:=[$Data.B7]" office:value-type="float" office:value="0.295003066232398" calcext:value-type="float">
            <text:p>0,30</text:p>
          </table:table-cell>
          <table:table-cell table:style-name="ce8" table:formula="of:=[.H8]+[.I8]+[.J8]" office:value-type="float" office:value="2.06203872223123" calcext:value-type="float">
            <text:p>2,06</text:p>
          </table:table-cell>
          <table:table-cell table:style-name="ce8" table:formula="of:=[.K8]/[.F8]" office:value-type="float" office:value="0.199683860745597" calcext:value-type="float">
            <text:p>0,20</text:p>
          </table:table-cell>
          <table:table-cell table:style-name="ce55" table:formula="of:=[.A8]/[.L8]" office:value-type="float" office:value="200.3166397657" calcext:value-type="float">
            <text:p>200,32</text:p>
          </table:table-cell>
          <table:table-cell table:style-name="ce8"/>
          <table:table-cell table:style-name="ce8" table:formula="of:=(1*[.M7]+[.M8])/2" office:value-type="float" office:value="89.8318031852472" calcext:value-type="float">
            <text:p>89,83</text:p>
          </table:table-cell>
          <table:table-cell table:style-name="ce8" table:formula="of:=(2*[.M7]+[.M8])/3" office:value-type="float" office:value="53.0035243250962" calcext:value-type="float">
            <text:p>53,00</text:p>
          </table:table-cell>
          <table:table-cell table:style-name="ce8" table:formula="of:=(3*[.M7]+[.M8])/4" office:value-type="float" office:value="34.5893848950206" calcext:value-type="float">
            <text:p>34,59</text:p>
          </table:table-cell>
          <table:table-cell table:style-name="ce8" table:formula="of:=(4*[.M7]+[.M8])/5" office:value-type="float" office:value="23.5409012369753" calcext:value-type="float">
            <text:p>23,54</text:p>
          </table:table-cell>
          <table:table-cell table:style-name="ce8" table:formula="of:=(8*[.M7]+[.M8])/9" office:value-type="float" office:value="3.89915251156144" calcext:value-type="float">
            <text:p>3,90</text:p>
          </table:table-cell>
          <table:table-cell table:style-name="ce8" table:number-columns-repeated="2"/>
          <table:table-cell table:style-name="ce63" table:formula="of:=IF([.M8]&gt;255;255;[.M8])" office:value-type="float" office:value="200.3166397657" calcext:value-type="float">
            <text:p>200,32</text:p>
          </table:table-cell>
          <table:table-cell table:style-name="ce55" table:formula="of:=IF([.V8]&lt;-255;-255;[.V8])" office:value-type="float" office:value="200.3166397657" calcext:value-type="float">
            <text:p>200,32</text:p>
          </table:table-cell>
          <table:table-cell table:style-name="ce8" table:formula="of:=(1*[.W7]+[.W8])/2" office:value-type="float" office:value="89.8318031852472" calcext:value-type="float">
            <text:p>89,83</text:p>
          </table:table-cell>
          <table:table-cell table:style-name="ce8" table:formula="of:=(2*[.X7]+[.X8])/3" office:value-type="float" office:value="21.3612952980011" calcext:value-type="float">
            <text:p>21,36</text:p>
          </table:table-cell>
          <table:table-cell table:style-name="ce8" table:formula="of:=(3*[.Y7]+[.Y8])/4" office:value-type="float" office:value="1.09811318908523" calcext:value-type="float">
            <text:p>1,10</text:p>
          </table:table-cell>
          <table:table-cell table:style-name="ce8" table:formula="of:=(4*[.Z7]+[.Z8])/5" office:value-type="float" office:value="-0.921121921230775" calcext:value-type="float">
            <text:p>-0,92</text:p>
          </table:table-cell>
          <table:table-cell table:style-name="ce8" table:formula="of:=SUM([.W5:.W8])/4" office:value-type="float" office:value="43.8921806186141" calcext:value-type="float">
            <text:p>43,89</text:p>
          </table:table-cell>
          <table:table-cell table:style-name="ce8"/>
          <table:table-cell table:style-name="ce55"/>
          <table:table-cell table:style-name="ce8" table:formula="of:=ABS([.AJ7])/[.B8]*[.C8]" office:value-type="float" office:value="1.35527491901508" calcext:value-type="float">
            <text:p>1,36</text:p>
          </table:table-cell>
          <table:table-cell table:style-name="ce8" table:formula="of:=IF([.AE8]&lt;ABS([.AJ7]-[.AF7]);IF([.AF7]&gt;[.AJ7];[.AF7]-[.AE8];[.AF7]+[.AE8]);[.AJ7])" office:value-type="float" office:value="-1.87899589302461" calcext:value-type="float">
            <text:p>-1,88</text:p>
          </table:table-cell>
          <table:table-cell table:style-name="ce8" table:formula="of:=[.E8]*[.AE8]*[.$H$3]" office:value-type="float" office:value="0.752930510563934" calcext:value-type="float">
            <text:p>0,75</text:p>
          </table:table-cell>
          <table:table-cell table:style-name="ce8" table:formula="of:=[.AG8]+[.I8]+[.J8]" office:value-type="float" office:value="-2.92198448809537" calcext:value-type="float">
            <text:p>-2,92</text:p>
          </table:table-cell>
          <table:table-cell table:style-name="ce8" table:formula="of:=[.AH8]/[.AE8]" office:value-type="float" office:value="-2.15600867919762" calcext:value-type="float">
            <text:p>-2,16</text:p>
          </table:table-cell>
          <table:table-cell table:style-name="ce8" table:formula="of:=(SUM([.AJ5:.AJ7])+[.A8]/[.AI8])/4" office:value-type="float" office:value="-5.57769819889793" calcext:value-type="float">
            <text:p>-5,58</text:p>
          </table:table-cell>
          <table:table-cell office:value-type="string" calcext:value-type="string">
            <text:p>|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]/[.B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])/[.B9]*[.C9]" office:value-type="float" office:value="100.15831988285" calcext:value-type="float">
            <text:p>100,16</text:p>
          </table:table-cell>
          <table:table-cell table:style-name="ce8" table:formula="of:=IF([.F9]&lt;ABS([.M8]-[.G8]);IF([.G8]&gt;[.M8];[.G8]-[.F9];[.G8]+[.F9]);[.M8])" office:value-type="float" office:value="87.7843612372281" calcext:value-type="float">
            <text:p>87,78</text:p>
          </table:table-cell>
          <table:table-cell table:style-name="ce8" table:formula="of:=[.E9]*[.F9]*[.$H$3]" office:value-type="float" office:value="55.6435110460279" calcext:value-type="float">
            <text:p>55,64</text:p>
          </table:table-cell>
          <table:table-cell table:style-name="ce8" table:formula="of:=[$Data.A8]" office:value-type="float" office:value="-13.1848953305832" calcext:value-type="float">
            <text:p>-13,18</text:p>
          </table:table-cell>
          <table:table-cell table:style-name="ce8" table:formula="of:=[$Data.B8]" office:value-type="float" office:value="-1.19709200816545" calcext:value-type="float">
            <text:p>-1,20</text:p>
          </table:table-cell>
          <table:table-cell table:style-name="ce8" table:formula="of:=[.H9]+[.I9]+[.J9]" office:value-type="float" office:value="41.2615237072792" calcext:value-type="float">
            <text:p>41,26</text:p>
          </table:table-cell>
          <table:table-cell table:style-name="ce8" table:formula="of:=[.K9]/[.F9]" office:value-type="float" office:value="0.411963017705774" calcext:value-type="float">
            <text:p>0,41</text:p>
          </table:table-cell>
          <table:table-cell table:style-name="ce55" table:formula="of:=[.A9]/[.L9]" office:value-type="float" office:value="97.0960942629277" calcext:value-type="float">
            <text:p>97,10</text:p>
          </table:table-cell>
          <table:table-cell table:style-name="ce8"/>
          <table:table-cell table:style-name="ce8" table:formula="of:=(1*[.M8]+[.M9])/2" office:value-type="float" office:value="148.706367014314" calcext:value-type="float">
            <text:p>148,71</text:p>
          </table:table-cell>
          <table:table-cell table:style-name="ce8" table:formula="of:=(2*[.M8]+[.M9])/3" office:value-type="float" office:value="165.909791264776" calcext:value-type="float">
            <text:p>165,91</text:p>
          </table:table-cell>
          <table:table-cell table:style-name="ce8" table:formula="of:=(3*[.M8]+[.M9])/4" office:value-type="float" office:value="174.511503390007" calcext:value-type="float">
            <text:p>174,51</text:p>
          </table:table-cell>
          <table:table-cell table:style-name="ce8" table:formula="of:=(4*[.M8]+[.M9])/5" office:value-type="float" office:value="179.672530665146" calcext:value-type="float">
            <text:p>179,67</text:p>
          </table:table-cell>
          <table:table-cell table:style-name="ce8" table:formula="of:=(8*[.M8]+[.M9])/9" office:value-type="float" office:value="188.847690265392" calcext:value-type="float">
            <text:p>188,85</text:p>
          </table:table-cell>
          <table:table-cell table:style-name="ce8" table:number-columns-repeated="2"/>
          <table:table-cell table:style-name="ce63" table:formula="of:=IF([.M9]&gt;255;255;[.M9])" office:value-type="float" office:value="97.0960942629277" calcext:value-type="float">
            <text:p>97,10</text:p>
          </table:table-cell>
          <table:table-cell table:style-name="ce55" table:formula="of:=IF([.V9]&lt;-255;-255;[.V9])" office:value-type="float" office:value="97.0960942629277" calcext:value-type="float">
            <text:p>97,10</text:p>
          </table:table-cell>
          <table:table-cell table:style-name="ce8" table:formula="of:=(1*[.W8]+[.W9])/2" office:value-type="float" office:value="148.706367014314" calcext:value-type="float">
            <text:p>148,71</text:p>
          </table:table-cell>
          <table:table-cell table:style-name="ce8" table:formula="of:=(2*[.X8]+[.X9])/3" office:value-type="float" office:value="109.456657794936" calcext:value-type="float">
            <text:p>109,46</text:p>
          </table:table-cell>
          <table:table-cell table:style-name="ce8" table:formula="of:=(3*[.Y8]+[.Y9])/4" office:value-type="float" office:value="43.3851359222348" calcext:value-type="float">
            <text:p>43,39</text:p>
          </table:table-cell>
          <table:table-cell table:style-name="ce8" table:formula="of:=(4*[.Z8]+[.Z9])/5" office:value-type="float" office:value="9.55551773571515" calcext:value-type="float">
            <text:p>9,56</text:p>
          </table:table-cell>
          <table:table-cell table:style-name="ce8" table:formula="of:=SUM([.W5:.W9])/5" office:value-type="float" office:value="54.5329633474768" calcext:value-type="float">
            <text:p>54,53</text:p>
          </table:table-cell>
          <table:table-cell table:style-name="ce8"/>
          <table:table-cell table:style-name="ce55"/>
          <table:table-cell table:style-name="ce8" table:formula="of:=ABS([.AJ8])/[.B9]*[.C9]" office:value-type="float" office:value="2.78884909944896" calcext:value-type="float">
            <text:p>2,79</text:p>
          </table:table-cell>
          <table:table-cell table:style-name="ce8" table:formula="of:=IF([.AE9]&lt;ABS([.AJ8]-[.AF8]);IF([.AF8]&gt;[.AJ8];[.AF8]-[.AE9];[.AF8]+[.AE9]);[.AJ8])" office:value-type="float" office:value="-4.66784499247358" calcext:value-type="float">
            <text:p>-4,67</text:p>
          </table:table-cell>
          <table:table-cell table:style-name="ce8" table:formula="of:=[.E9]*[.AE9]*[.$H$3]" office:value-type="float" office:value="1.54936061080498" calcext:value-type="float">
            <text:p>1,55</text:p>
          </table:table-cell>
          <table:table-cell table:style-name="ce8" table:formula="of:=[.AG9]+[.I9]+[.J9]" office:value-type="float" office:value="-12.8326267279437" calcext:value-type="float">
            <text:p>-12,83</text:p>
          </table:table-cell>
          <table:table-cell table:style-name="ce8" table:formula="of:=[.AH9]/[.AE9]" office:value-type="float" office:value="-4.60140590987128" calcext:value-type="float">
            <text:p>-4,60</text:p>
          </table:table-cell>
          <table:table-cell table:style-name="ce8" table:formula="of:=(SUM([.AJ5:.AJ8])+[.A9]/[.AI9])/5" office:value-type="float" office:value="-3.60573705925381" calcext:value-type="float">
            <text:p>-3,6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0]/[.B1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])/[.B10]*[.C10]" office:value-type="float" office:value="48.5480471314638" calcext:value-type="float">
            <text:p>48,55</text:p>
          </table:table-cell>
          <table:table-cell table:style-name="ce8" table:formula="of:=IF([.F10]&lt;ABS([.M9]-[.G9]);IF([.G9]&gt;[.M9];[.G9]-[.F10];[.G9]+[.F10]);[.M9])" office:value-type="float" office:value="97.0960942629277" calcext:value-type="float">
            <text:p>97,10</text:p>
          </table:table-cell>
          <table:table-cell table:style-name="ce8" table:formula="of:=[.E10]*[.F10]*[.$H$3]" office:value-type="float" office:value="26.9711372952577" calcext:value-type="float">
            <text:p>26,97</text:p>
          </table:table-cell>
          <table:table-cell table:style-name="ce8" table:formula="of:=[$Data.A9]" office:value-type="float" office:value="14.1171809359682" calcext:value-type="float">
            <text:p>14,12</text:p>
          </table:table-cell>
          <table:table-cell table:style-name="ce8" table:formula="of:=[$Data.B9]" office:value-type="float" office:value="0.791224239924843" calcext:value-type="float">
            <text:p>0,79</text:p>
          </table:table-cell>
          <table:table-cell table:style-name="ce8" table:formula="of:=[.H10]+[.I10]+[.J10]" office:value-type="float" office:value="41.8795424711507" calcext:value-type="float">
            <text:p>41,88</text:p>
          </table:table-cell>
          <table:table-cell table:style-name="ce8" table:formula="of:=[.K10]/[.F10]" office:value-type="float" office:value="0.862641134827619" calcext:value-type="float">
            <text:p>0,86</text:p>
          </table:table-cell>
          <table:table-cell table:style-name="ce55" table:formula="of:=[.A10]/[.L10]" office:value-type="float" office:value="46.3692239855837" calcext:value-type="float">
            <text:p>46,37</text:p>
          </table:table-cell>
          <table:table-cell table:style-name="ce8"/>
          <table:table-cell table:style-name="ce8" table:formula="of:=(1*[.M9]+[.M10])/2" office:value-type="float" office:value="71.7326591242557" calcext:value-type="float">
            <text:p>71,73</text:p>
          </table:table-cell>
          <table:table-cell table:style-name="ce8" table:formula="of:=(2*[.M9]+[.M10])/3" office:value-type="float" office:value="80.187137503813" calcext:value-type="float">
            <text:p>80,19</text:p>
          </table:table-cell>
          <table:table-cell table:style-name="ce8" table:formula="of:=(3*[.M9]+[.M10])/4" office:value-type="float" office:value="84.4143766935917" calcext:value-type="float">
            <text:p>84,41</text:p>
          </table:table-cell>
          <table:table-cell table:style-name="ce8" table:formula="of:=(4*[.M9]+[.M10])/5" office:value-type="float" office:value="86.9507202074589" calcext:value-type="float">
            <text:p>86,95</text:p>
          </table:table-cell>
          <table:table-cell table:style-name="ce8" table:formula="of:=(8*[.M9]+[.M10])/9" office:value-type="float" office:value="91.4597753432228" calcext:value-type="float">
            <text:p>91,46</text:p>
          </table:table-cell>
          <table:table-cell table:style-name="ce8" table:number-columns-repeated="2"/>
          <table:table-cell table:style-name="ce63" table:formula="of:=IF([.M10]&gt;255;255;[.M10])" office:value-type="float" office:value="46.3692239855837" calcext:value-type="float">
            <text:p>46,37</text:p>
          </table:table-cell>
          <table:table-cell table:style-name="ce55" table:formula="of:=IF([.V10]&lt;-255;-255;[.V10])" office:value-type="float" office:value="46.3692239855837" calcext:value-type="float">
            <text:p>46,37</text:p>
          </table:table-cell>
          <table:table-cell table:style-name="ce8" table:formula="of:=(1*[.W9]+[.W10])/2" office:value-type="float" office:value="71.7326591242557" calcext:value-type="float">
            <text:p>71,73</text:p>
          </table:table-cell>
          <table:table-cell table:style-name="ce8" table:formula="of:=(2*[.X9]+[.X10])/3" office:value-type="float" office:value="123.048464384295" calcext:value-type="float">
            <text:p>123,05</text:p>
          </table:table-cell>
          <table:table-cell table:style-name="ce8" table:formula="of:=(3*[.Y9]+[.Y10])/4" office:value-type="float" office:value="112.854609442276" calcext:value-type="float">
            <text:p>112,85</text:p>
          </table:table-cell>
          <table:table-cell table:style-name="ce8" table:formula="of:=(4*[.Z9]+[.Z10])/5" office:value-type="float" office:value="57.279030626243" calcext:value-type="float">
            <text:p>57,28</text:p>
          </table:table-cell>
          <table:table-cell table:style-name="ce8" table:formula="of:=SUM([.W6:.W10])/5" office:value-type="float" office:value="63.6068081445935" calcext:value-type="float">
            <text:p>63,61</text:p>
          </table:table-cell>
          <table:table-cell table:style-name="ce8"/>
          <table:table-cell table:style-name="ce55"/>
          <table:table-cell table:style-name="ce8" table:formula="of:=ABS([.AJ9])/[.B10]*[.C10]" office:value-type="float" office:value="1.80286852962691" calcext:value-type="float">
            <text:p>1,80</text:p>
          </table:table-cell>
          <table:table-cell table:style-name="ce8" table:formula="of:=IF([.AE10]&lt;ABS([.AJ9]-[.AF9]);IF([.AF9]&gt;[.AJ9];[.AF9]-[.AE10];[.AF9]+[.AE10]);[.AJ9])" office:value-type="float" office:value="-3.60573705925381" calcext:value-type="float">
            <text:p>-3,61</text:p>
          </table:table-cell>
          <table:table-cell table:style-name="ce8" table:formula="of:=[.E10]*[.AE10]*[.$H$3]" office:value-type="float" office:value="1.0015936275705" calcext:value-type="float">
            <text:p>1,00</text:p>
          </table:table-cell>
          <table:table-cell table:style-name="ce8" table:formula="of:=[.AG10]+[.I10]+[.J10]" office:value-type="float" office:value="15.9099988034635" calcext:value-type="float">
            <text:p>15,91</text:p>
          </table:table-cell>
          <table:table-cell table:style-name="ce8" table:formula="of:=[.AH10]/[.AE10]" office:value-type="float" office:value="8.82482474013565" calcext:value-type="float">
            <text:p>8,82</text:p>
          </table:table-cell>
          <table:table-cell table:style-name="ce8" table:formula="of:=(SUM([.AJ6:.AJ9])+[.A10]/[.AI10])/5" office:value-type="float" office:value="-1.88175182482286" calcext:value-type="float">
            <text:p>-1,88</text:p>
          </table:table-cell>
          <table:table-cell/>
          <table:table-cell table:style-name="ce6"/>
          <table:table-cell table:number-columns-repeated="986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1]/[.B1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0])/[.B11]*[.C11]" office:value-type="float" office:value="23.1846119927919" calcext:value-type="float">
            <text:p>23,18</text:p>
          </table:table-cell>
          <table:table-cell table:style-name="ce8" table:formula="of:=IF([.F11]&lt;ABS([.M10]-[.G10]);IF([.G10]&gt;[.M10];[.G10]-[.F11];[.G10]+[.F11]);[.M10])" office:value-type="float" office:value="73.9114822701358" calcext:value-type="float">
            <text:p>73,91</text:p>
          </table:table-cell>
          <table:table-cell table:style-name="ce8" table:formula="of:=[.E11]*[.F11]*[.$H$3]" office:value-type="float" office:value="12.8803399959955" calcext:value-type="float">
            <text:p>12,88</text:p>
          </table:table-cell>
          <table:table-cell table:style-name="ce8" table:formula="of:=[$Data.A10]" office:value-type="float" office:value="-13.3765800656874" calcext:value-type="float">
            <text:p>-13,38</text:p>
          </table:table-cell>
          <table:table-cell table:style-name="ce8" table:formula="of:=[$Data.B10]" office:value-type="float" office:value="1.12324453384025" calcext:value-type="float">
            <text:p>1,12</text:p>
          </table:table-cell>
          <table:table-cell table:style-name="ce8" table:formula="of:=[.H11]+[.I11]+[.J11]" office:value-type="float" office:value="0.627004464148308" calcext:value-type="float">
            <text:p>0,63</text:p>
          </table:table-cell>
          <table:table-cell table:style-name="ce8" table:formula="of:=[.K11]/[.F11]" office:value-type="float" office:value="0.027043992124744" calcext:value-type="float">
            <text:p>0,03</text:p>
          </table:table-cell>
          <table:table-cell table:style-name="ce55" table:formula="of:=[.A11]/[.L11]" office:value-type="float" office:value="1479.07157403" calcext:value-type="float">
            <text:p>1 479,07</text:p>
          </table:table-cell>
          <table:table-cell table:style-name="ce8"/>
          <table:table-cell table:style-name="ce8" table:formula="of:=(1*[.M10]+[.M11])/2" office:value-type="float" office:value="762.720399007791" calcext:value-type="float">
            <text:p>762,72</text:p>
          </table:table-cell>
          <table:table-cell table:style-name="ce8" table:formula="of:=(2*[.M10]+[.M11])/3" office:value-type="float" office:value="523.936674000389" calcext:value-type="float">
            <text:p>523,94</text:p>
          </table:table-cell>
          <table:table-cell table:style-name="ce8" table:formula="of:=(3*[.M10]+[.M11])/4" office:value-type="float" office:value="404.544811496688" calcext:value-type="float">
            <text:p>404,54</text:p>
          </table:table-cell>
          <table:table-cell table:style-name="ce8" table:formula="of:=(4*[.M10]+[.M11])/5" office:value-type="float" office:value="332.909693994467" calcext:value-type="float">
            <text:p>332,91</text:p>
          </table:table-cell>
          <table:table-cell table:style-name="ce8" table:formula="of:=(8*[.M10]+[.M11])/9" office:value-type="float" office:value="205.558373990519" calcext:value-type="float">
            <text:p>205,56</text:p>
          </table:table-cell>
          <table:table-cell table:style-name="ce8" table:number-columns-repeated="2"/>
          <table:table-cell table:style-name="ce63" table:formula="of:=IF([.M11]&gt;255;255;[.M11])" office:value-type="float" office:value="255" calcext:value-type="float">
            <text:p>255,00</text:p>
          </table:table-cell>
          <table:table-cell table:style-name="ce55" table:formula="of:=IF([.V11]&lt;-255;-255;[.V11])" office:value-type="float" office:value="255" calcext:value-type="float">
            <text:p>255,00</text:p>
          </table:table-cell>
          <table:table-cell table:style-name="ce8" table:formula="of:=(1*[.W10]+[.W11])/2" office:value-type="float" office:value="150.684611992792" calcext:value-type="float">
            <text:p>150,68</text:p>
          </table:table-cell>
          <table:table-cell table:style-name="ce8" table:formula="of:=(2*[.X10]+[.X11])/3" office:value-type="float" office:value="98.0499767471011" calcext:value-type="float">
            <text:p>98,05</text:p>
          </table:table-cell>
          <table:table-cell table:style-name="ce8" table:formula="of:=(3*[.Y10]+[.Y11])/4" office:value-type="float" office:value="116.798842474996" calcext:value-type="float">
            <text:p>116,80</text:p>
          </table:table-cell>
          <table:table-cell table:style-name="ce8" table:formula="of:=(4*[.Z10]+[.Z11])/5" office:value-type="float" office:value="113.64345604882" calcext:value-type="float">
            <text:p>113,64</text:p>
          </table:table-cell>
          <table:table-cell table:style-name="ce8" table:formula="of:=SUM([.W7:.W11])/5" office:value-type="float" office:value="115.625784923801" calcext:value-type="float">
            <text:p>115,63</text:p>
          </table:table-cell>
          <table:table-cell table:style-name="ce8"/>
          <table:table-cell table:style-name="ce55"/>
          <table:table-cell table:style-name="ce8" table:formula="of:=ABS([.AJ10])/[.B11]*[.C11]" office:value-type="float" office:value="0.94087591241143" calcext:value-type="float">
            <text:p>0,94</text:p>
          </table:table-cell>
          <table:table-cell table:style-name="ce8" table:formula="of:=IF([.AE11]&lt;ABS([.AJ10]-[.AF10]);IF([.AF10]&gt;[.AJ10];[.AF10]-[.AE11];[.AF10]+[.AE11]);[.AJ10])" office:value-type="float" office:value="-2.66486114684238" calcext:value-type="float">
            <text:p>-2,66</text:p>
          </table:table-cell>
          <table:table-cell table:style-name="ce8" table:formula="of:=[.E11]*[.AE11]*[.$H$3]" office:value-type="float" office:value="0.522708840228572" calcext:value-type="float">
            <text:p>0,52</text:p>
          </table:table-cell>
          <table:table-cell table:style-name="ce8" table:formula="of:=[.AG11]+[.I11]+[.J11]" office:value-type="float" office:value="-11.7306266916186" calcext:value-type="float">
            <text:p>-11,73</text:p>
          </table:table-cell>
          <table:table-cell table:style-name="ce8" table:formula="of:=[.AH11]/[.AE11]" office:value-type="float" office:value="-12.4677723564561" calcext:value-type="float">
            <text:p>-12,47</text:p>
          </table:table-cell>
          <table:table-cell table:style-name="ce8" table:formula="of:=(SUM([.AJ7:.AJ10])+[.A11]/[.AI11])/5" office:value-type="float" office:value="-3.39680170473861" calcext:value-type="float">
            <text:p>-3,40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2]/[.B1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1])/[.B12]*[.C12]" office:value-type="float" office:value="739.535787015" calcext:value-type="float">
            <text:p>739,54</text:p>
          </table:table-cell>
          <table:table-cell table:style-name="ce8" table:formula="of:=IF([.F12]&lt;ABS([.M11]-[.G11]);IF([.G11]&gt;[.M11];[.G11]-[.F12];[.G11]+[.F12]);[.M11])" office:value-type="float" office:value="813.447269285135" calcext:value-type="float">
            <text:p>813,45</text:p>
          </table:table-cell>
          <table:table-cell table:style-name="ce8" table:formula="of:=[.E12]*[.F12]*[.$H$3]" office:value-type="float" office:value="410.853215008333" calcext:value-type="float">
            <text:p>410,85</text:p>
          </table:table-cell>
          <table:table-cell table:style-name="ce8" table:formula="of:=[$Data.A11]" office:value-type="float" office:value="8.0935189902247" calcext:value-type="float">
            <text:p>8,09</text:p>
          </table:table-cell>
          <table:table-cell table:style-name="ce8" table:formula="of:=[$Data.B11]" office:value-type="float" office:value="-4.47172128785928" calcext:value-type="float">
            <text:p>-4,47</text:p>
          </table:table-cell>
          <table:table-cell table:style-name="ce8" table:formula="of:=[.H12]+[.I12]+[.J12]" office:value-type="float" office:value="414.475012710699" calcext:value-type="float">
            <text:p>414,48</text:p>
          </table:table-cell>
          <table:table-cell table:style-name="ce8" table:formula="of:=[.K12]/[.F12]" office:value-type="float" office:value="0.560452948982565" calcext:value-type="float">
            <text:p>0,56</text:p>
          </table:table-cell>
          <table:table-cell table:style-name="ce55" table:formula="of:=[.A12]/[.L12]" office:value-type="float" office:value="71.3708440157469" calcext:value-type="float">
            <text:p>71,37</text:p>
          </table:table-cell>
          <table:table-cell table:style-name="ce8"/>
          <table:table-cell table:style-name="ce8" table:formula="of:=(1*[.M11]+[.M12])/2" office:value-type="float" office:value="775.221209022873" calcext:value-type="float">
            <text:p>775,22</text:p>
          </table:table-cell>
          <table:table-cell table:style-name="ce8" table:formula="of:=(2*[.M11]+[.M12])/3" office:value-type="float" office:value="1009.83799735858" calcext:value-type="float">
            <text:p>1 009,84</text:p>
          </table:table-cell>
          <table:table-cell table:style-name="ce8" table:formula="of:=(3*[.M11]+[.M12])/4" office:value-type="float" office:value="1127.14639152644" calcext:value-type="float">
            <text:p>1 127,15</text:p>
          </table:table-cell>
          <table:table-cell table:style-name="ce8" table:formula="of:=(4*[.M11]+[.M12])/5" office:value-type="float" office:value="1197.53142802715" calcext:value-type="float">
            <text:p>1 197,53</text:p>
          </table:table-cell>
          <table:table-cell table:style-name="ce8" table:formula="of:=(8*[.M11]+[.M12])/9" office:value-type="float" office:value="1322.66038180619" calcext:value-type="float">
            <text:p>1 322,66</text:p>
          </table:table-cell>
          <table:table-cell table:style-name="ce8" table:number-columns-repeated="2"/>
          <table:table-cell table:style-name="ce63" table:formula="of:=IF([.M12]&gt;255;255;[.M12])" office:value-type="float" office:value="71.3708440157469" calcext:value-type="float">
            <text:p>71,37</text:p>
          </table:table-cell>
          <table:table-cell table:style-name="ce55" table:formula="of:=IF([.V12]&lt;-255;-255;[.V12])" office:value-type="float" office:value="71.3708440157469" calcext:value-type="float">
            <text:p>71,37</text:p>
          </table:table-cell>
          <table:table-cell table:style-name="ce8" table:formula="of:=(1*[.W11]+[.W12])/2" office:value-type="float" office:value="163.185422007873" calcext:value-type="float">
            <text:p>163,19</text:p>
          </table:table-cell>
          <table:table-cell table:style-name="ce8" table:formula="of:=(2*[.X11]+[.X12])/3" office:value-type="float" office:value="154.851548664486" calcext:value-type="float">
            <text:p>154,85</text:p>
          </table:table-cell>
          <table:table-cell table:style-name="ce8" table:formula="of:=(3*[.Y11]+[.Y12])/4" office:value-type="float" office:value="112.250369726447" calcext:value-type="float">
            <text:p>112,25</text:p>
          </table:table-cell>
          <table:table-cell table:style-name="ce8" table:formula="of:=(4*[.Z11]+[.Z12])/5" office:value-type="float" office:value="115.889147925286" calcext:value-type="float">
            <text:p>115,89</text:p>
          </table:table-cell>
          <table:table-cell table:style-name="ce8" table:formula="of:=SUM([.W8:.W12])/5" office:value-type="float" office:value="134.030560405992" calcext:value-type="float">
            <text:p>134,03</text:p>
          </table:table-cell>
          <table:table-cell table:style-name="ce8"/>
          <table:table-cell table:style-name="ce55"/>
          <table:table-cell table:style-name="ce8" table:formula="of:=ABS([.AJ11])/[.B12]*[.C12]" office:value-type="float" office:value="1.69840085236931" calcext:value-type="float">
            <text:p>1,70</text:p>
          </table:table-cell>
          <table:table-cell table:style-name="ce8" table:formula="of:=IF([.AE12]&lt;ABS([.AJ11]-[.AF11]);IF([.AF11]&gt;[.AJ11];[.AF11]-[.AE12];[.AF11]+[.AE12]);[.AJ11])" office:value-type="float" office:value="-3.39680170473861" calcext:value-type="float">
            <text:p>-3,40</text:p>
          </table:table-cell>
          <table:table-cell table:style-name="ce8" table:formula="of:=[.E12]*[.AE12]*[.$H$3]" office:value-type="float" office:value="0.943556029094058" calcext:value-type="float">
            <text:p>0,94</text:p>
          </table:table-cell>
          <table:table-cell table:style-name="ce8" table:formula="of:=[.AG12]+[.I12]+[.J12]" office:value-type="float" office:value="4.56535373145947" calcext:value-type="float">
            <text:p>4,57</text:p>
          </table:table-cell>
          <table:table-cell table:style-name="ce8" table:formula="of:=[.AH12]/[.AE12]" office:value-type="float" office:value="2.68803075851658" calcext:value-type="float">
            <text:p>2,69</text:p>
          </table:table-cell>
          <table:table-cell table:style-name="ce8" table:formula="of:=(SUM([.AJ8:.AJ11])+[.A12]/[.AI12])/5" office:value-type="float" office:value="0.0837586627860013" calcext:value-type="float">
            <text:p>0,08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3]/[.B1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2])/[.B13]*[.C13]" office:value-type="float" office:value="35.6854220078735" calcext:value-type="float">
            <text:p>35,69</text:p>
          </table:table-cell>
          <table:table-cell table:style-name="ce8" table:formula="of:=IF([.F13]&lt;ABS([.M12]-[.G12]);IF([.G12]&gt;[.M12];[.G12]-[.F13];[.G12]+[.F13]);[.M12])" office:value-type="float" office:value="777.761847277262" calcext:value-type="float">
            <text:p>777,76</text:p>
          </table:table-cell>
          <table:table-cell table:style-name="ce8" table:formula="of:=[.E13]*[.F13]*[.$H$3]" office:value-type="float" office:value="19.8252344488186" calcext:value-type="float">
            <text:p>19,83</text:p>
          </table:table-cell>
          <table:table-cell table:style-name="ce8" table:formula="of:=[$Data.A12]" office:value-type="float" office:value="-8.7157520297692" calcext:value-type="float">
            <text:p>-8,72</text:p>
          </table:table-cell>
          <table:table-cell table:style-name="ce8" table:formula="of:=[$Data.B12]" office:value-type="float" office:value="-0.0143476525525643" calcext:value-type="float">
            <text:p>-0,01</text:p>
          </table:table-cell>
          <table:table-cell table:style-name="ce8" table:formula="of:=[.H13]+[.I13]+[.J13]" office:value-type="float" office:value="11.0951347664968" calcext:value-type="float">
            <text:p>11,10</text:p>
          </table:table-cell>
          <table:table-cell table:style-name="ce8" table:formula="of:=[.K13]/[.F13]" office:value-type="float" office:value="0.310915049962106" calcext:value-type="float">
            <text:p>0,31</text:p>
          </table:table-cell>
          <table:table-cell table:style-name="ce55" table:formula="of:=[.A13]/[.L13]" office:value-type="float" office:value="128.652504936236" calcext:value-type="float">
            <text:p>128,65</text:p>
          </table:table-cell>
          <table:table-cell table:style-name="ce8"/>
          <table:table-cell table:style-name="ce8" table:formula="of:=(1*[.M12]+[.M13])/2" office:value-type="float" office:value="100.011674475992" calcext:value-type="float">
            <text:p>100,01</text:p>
          </table:table-cell>
          <table:table-cell table:style-name="ce8" table:formula="of:=(2*[.M12]+[.M13])/3" office:value-type="float" office:value="90.4647309892433" calcext:value-type="float">
            <text:p>90,46</text:p>
          </table:table-cell>
          <table:table-cell table:style-name="ce8" table:formula="of:=(3*[.M12]+[.M13])/4" office:value-type="float" office:value="85.6912592458692" calcext:value-type="float">
            <text:p>85,69</text:p>
          </table:table-cell>
          <table:table-cell table:style-name="ce8" table:formula="of:=(4*[.M12]+[.M13])/5" office:value-type="float" office:value="82.8271761998448" calcext:value-type="float">
            <text:p>82,83</text:p>
          </table:table-cell>
          <table:table-cell table:style-name="ce8" table:formula="of:=(8*[.M12]+[.M13])/9" office:value-type="float" office:value="77.7354730069124" calcext:value-type="float">
            <text:p>77,74</text:p>
          </table:table-cell>
          <table:table-cell table:style-name="ce8" table:number-columns-repeated="2"/>
          <table:table-cell table:style-name="ce63" table:formula="of:=IF([.M13]&gt;255;255;[.M13])" office:value-type="float" office:value="128.652504936236" calcext:value-type="float">
            <text:p>128,65</text:p>
          </table:table-cell>
          <table:table-cell table:style-name="ce55" table:formula="of:=IF([.V13]&lt;-255;-255;[.V13])" office:value-type="float" office:value="128.652504936236" calcext:value-type="float">
            <text:p>128,65</text:p>
          </table:table-cell>
          <table:table-cell table:style-name="ce8" table:formula="of:=(1*[.W12]+[.W13])/2" office:value-type="float" office:value="100.011674475992" calcext:value-type="float">
            <text:p>100,01</text:p>
          </table:table-cell>
          <table:table-cell table:style-name="ce8" table:formula="of:=(2*[.X12]+[.X13])/3" office:value-type="float" office:value="142.127506163913" calcext:value-type="float">
            <text:p>142,13</text:p>
          </table:table-cell>
          <table:table-cell table:style-name="ce8" table:formula="of:=(3*[.Y12]+[.Y13])/4" office:value-type="float" office:value="151.670538039343" calcext:value-type="float">
            <text:p>151,67</text:p>
          </table:table-cell>
          <table:table-cell table:style-name="ce8" table:formula="of:=(4*[.Z12]+[.Z13])/5" office:value-type="float" office:value="120.134403389026" calcext:value-type="float">
            <text:p>120,13</text:p>
          </table:table-cell>
          <table:table-cell table:style-name="ce8" table:formula="of:=SUM([.W9:.W13])/5" office:value-type="float" office:value="119.697733440099" calcext:value-type="float">
            <text:p>119,70</text:p>
          </table:table-cell>
          <table:table-cell table:style-name="ce8"/>
          <table:table-cell table:style-name="ce55"/>
          <table:table-cell table:style-name="ce8" table:formula="of:=ABS([.AJ12])/[.B13]*[.C13]" office:value-type="float" office:value="0.0418793313930006" calcext:value-type="float">
            <text:p>0,04</text:p>
          </table:table-cell>
          <table:table-cell table:style-name="ce8" table:formula="of:=IF([.AE13]&lt;ABS([.AJ12]-[.AF12]);IF([.AF12]&gt;[.AJ12];[.AF12]-[.AE13];[.AF12]+[.AE13]);[.AJ12])" office:value-type="float" office:value="-3.35492237334561" calcext:value-type="float">
            <text:p>-3,35</text:p>
          </table:table-cell>
          <table:table-cell table:style-name="ce8" table:formula="of:=[.E13]*[.AE13]*[.$H$3]" office:value-type="float" office:value="0.0232662952183337" calcext:value-type="float">
            <text:p>0,02</text:p>
          </table:table-cell>
          <table:table-cell table:style-name="ce8" table:formula="of:=[.AG13]+[.I13]+[.J13]" office:value-type="float" office:value="-8.70683338710344" calcext:value-type="float">
            <text:p>-8,71</text:p>
          </table:table-cell>
          <table:table-cell table:style-name="ce8" table:formula="of:=[.AH13]/[.AE13]" office:value-type="float" office:value="-207.902874699633" calcext:value-type="float">
            <text:p>-207,90</text:p>
          </table:table-cell>
          <table:table-cell table:style-name="ce8" table:formula="of:=(SUM([.AJ9:.AJ12])+[.A13]/[.AI13])/5" office:value-type="float" office:value="-1.79858589161748" calcext:value-type="float">
            <text:p>-1,80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4]/[.B1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3])/[.B14]*[.C14]" office:value-type="float" office:value="64.3262524681181" calcext:value-type="float">
            <text:p>64,33</text:p>
          </table:table-cell>
          <table:table-cell table:style-name="ce8" table:formula="of:=IF([.F14]&lt;ABS([.M13]-[.G13]);IF([.G13]&gt;[.M13];[.G13]-[.F14];[.G13]+[.F14]);[.M13])" office:value-type="float" office:value="713.435594809144" calcext:value-type="float">
            <text:p>713,44</text:p>
          </table:table-cell>
          <table:table-cell table:style-name="ce8" table:formula="of:=[.E14]*[.F14]*[.$H$3]" office:value-type="float" office:value="35.7368069267323" calcext:value-type="float">
            <text:p>35,74</text:p>
          </table:table-cell>
          <table:table-cell table:style-name="ce8" table:formula="of:=[$Data.A13]" office:value-type="float" office:value="-14.3005094334475" calcext:value-type="float">
            <text:p>-14,30</text:p>
          </table:table-cell>
          <table:table-cell table:style-name="ce8" table:formula="of:=[$Data.B13]" office:value-type="float" office:value="4.80209820060328" calcext:value-type="float">
            <text:p>4,80</text:p>
          </table:table-cell>
          <table:table-cell table:style-name="ce8" table:formula="of:=[.H14]+[.I14]+[.J14]" office:value-type="float" office:value="26.238395693888" calcext:value-type="float">
            <text:p>26,24</text:p>
          </table:table-cell>
          <table:table-cell table:style-name="ce8" table:formula="of:=[.K14]/[.F14]" office:value-type="float" office:value="0.407895605404535" calcext:value-type="float">
            <text:p>0,41</text:p>
          </table:table-cell>
          <table:table-cell table:style-name="ce55" table:formula="of:=[.A14]/[.L14]" office:value-type="float" office:value="98.0643073129693" calcext:value-type="float">
            <text:p>98,06</text:p>
          </table:table-cell>
          <table:table-cell table:style-name="ce8"/>
          <table:table-cell table:style-name="ce8" table:formula="of:=(1*[.M13]+[.M14])/2" office:value-type="float" office:value="113.358406124603" calcext:value-type="float">
            <text:p>113,36</text:p>
          </table:table-cell>
          <table:table-cell table:style-name="ce8" table:formula="of:=(2*[.M13]+[.M14])/3" office:value-type="float" office:value="118.456439061814" calcext:value-type="float">
            <text:p>118,46</text:p>
          </table:table-cell>
          <table:table-cell table:style-name="ce8" table:formula="of:=(3*[.M13]+[.M14])/4" office:value-type="float" office:value="121.005455530419" calcext:value-type="float">
            <text:p>121,01</text:p>
          </table:table-cell>
          <table:table-cell table:style-name="ce8" table:formula="of:=(4*[.M13]+[.M14])/5" office:value-type="float" office:value="122.534865411583" calcext:value-type="float">
            <text:p>122,53</text:p>
          </table:table-cell>
          <table:table-cell table:style-name="ce8" table:formula="of:=(8*[.M13]+[.M14])/9" office:value-type="float" office:value="125.253816311429" calcext:value-type="float">
            <text:p>125,25</text:p>
          </table:table-cell>
          <table:table-cell table:style-name="ce8" table:number-columns-repeated="2"/>
          <table:table-cell table:style-name="ce63" table:formula="of:=IF([.M14]&gt;255;255;[.M14])" office:value-type="float" office:value="98.0643073129693" calcext:value-type="float">
            <text:p>98,06</text:p>
          </table:table-cell>
          <table:table-cell table:style-name="ce55" table:formula="of:=IF([.V14]&lt;-255;-255;[.V14])" office:value-type="float" office:value="98.0643073129693" calcext:value-type="float">
            <text:p>98,06</text:p>
          </table:table-cell>
          <table:table-cell table:style-name="ce8" table:formula="of:=(1*[.W13]+[.W14])/2" office:value-type="float" office:value="113.358406124603" calcext:value-type="float">
            <text:p>113,36</text:p>
          </table:table-cell>
          <table:table-cell table:style-name="ce8" table:formula="of:=(2*[.X13]+[.X14])/3" office:value-type="float" office:value="104.460585025529" calcext:value-type="float">
            <text:p>104,46</text:p>
          </table:table-cell>
          <table:table-cell table:style-name="ce8" table:formula="of:=(3*[.Y13]+[.Y14])/4" office:value-type="float" office:value="132.710775879317" calcext:value-type="float">
            <text:p>132,71</text:p>
          </table:table-cell>
          <table:table-cell table:style-name="ce8" table:formula="of:=(4*[.Z13]+[.Z14])/5" office:value-type="float" office:value="147.878585607337" calcext:value-type="float">
            <text:p>147,88</text:p>
          </table:table-cell>
          <table:table-cell table:style-name="ce8" table:formula="of:=SUM([.W10:.W14])/5" office:value-type="float" office:value="119.891376050107" calcext:value-type="float">
            <text:p>119,89</text:p>
          </table:table-cell>
          <table:table-cell table:style-name="ce8"/>
          <table:table-cell table:style-name="ce55"/>
          <table:table-cell table:style-name="ce8" table:formula="of:=ABS([.AJ13])/[.B14]*[.C14]" office:value-type="float" office:value="0.899292945808741" calcext:value-type="float">
            <text:p>0,90</text:p>
          </table:table-cell>
          <table:table-cell table:style-name="ce8" table:formula="of:=IF([.AE14]&lt;ABS([.AJ13]-[.AF13]);IF([.AF13]&gt;[.AJ13];[.AF13]-[.AE14];[.AF13]+[.AE14]);[.AJ13])" office:value-type="float" office:value="-2.45562942753687" calcext:value-type="float">
            <text:p>-2,46</text:p>
          </table:table-cell>
          <table:table-cell table:style-name="ce8" table:formula="of:=[.E14]*[.AE14]*[.$H$3]" office:value-type="float" office:value="0.499607192115967" calcext:value-type="float">
            <text:p>0,50</text:p>
          </table:table-cell>
          <table:table-cell table:style-name="ce8" table:formula="of:=[.AG14]+[.I14]+[.J14]" office:value-type="float" office:value="-8.9988040407283" calcext:value-type="float">
            <text:p>-9,00</text:p>
          </table:table-cell>
          <table:table-cell table:style-name="ce8" table:formula="of:=[.AH14]/[.AE14]" office:value-type="float" office:value="-10.006532446038" calcext:value-type="float">
            <text:p>-10,01</text:p>
          </table:table-cell>
          <table:table-cell table:style-name="ce8" table:formula="of:=(SUM([.AJ10:.AJ13])+[.A14]/[.AI14])/5" office:value-type="float" office:value="-2.1981538971555" calcext:value-type="float">
            <text:p>-2,20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5]/[.B1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4])/[.B15]*[.C15]" office:value-type="float" office:value="49.0321536564847" calcext:value-type="float">
            <text:p>49,03</text:p>
          </table:table-cell>
          <table:table-cell table:style-name="ce8" table:formula="of:=IF([.F15]&lt;ABS([.M14]-[.G14]);IF([.G14]&gt;[.M14];[.G14]-[.F15];[.G14]+[.F15]);[.M14])" office:value-type="float" office:value="664.403441152659" calcext:value-type="float">
            <text:p>664,40</text:p>
          </table:table-cell>
          <table:table-cell table:style-name="ce8" table:formula="of:=[.E15]*[.F15]*[.$H$3]" office:value-type="float" office:value="27.2400853647137" calcext:value-type="float">
            <text:p>27,24</text:p>
          </table:table-cell>
          <table:table-cell table:style-name="ce8" table:formula="of:=[$Data.A14]" office:value-type="float" office:value="2.49075422476488" calcext:value-type="float">
            <text:p>2,49</text:p>
          </table:table-cell>
          <table:table-cell table:style-name="ce8" table:formula="of:=[$Data.B14]" office:value-type="float" office:value="3.73426123196265" calcext:value-type="float">
            <text:p>3,73</text:p>
          </table:table-cell>
          <table:table-cell table:style-name="ce8" table:formula="of:=[.H15]+[.I15]+[.J15]" office:value-type="float" office:value="33.4651008214412" calcext:value-type="float">
            <text:p>33,47</text:p>
          </table:table-cell>
          <table:table-cell table:style-name="ce8" table:formula="of:=[.K15]/[.F15]" office:value-type="float" office:value="0.682513377974279" calcext:value-type="float">
            <text:p>0,68</text:p>
          </table:table-cell>
          <table:table-cell table:style-name="ce55" table:formula="of:=[.A15]/[.L15]" office:value-type="float" office:value="58.6069098289637" calcext:value-type="float">
            <text:p>58,61</text:p>
          </table:table-cell>
          <table:table-cell table:style-name="ce8"/>
          <table:table-cell table:style-name="ce8" table:formula="of:=(1*[.M14]+[.M15])/2" office:value-type="float" office:value="78.3356085709665" calcext:value-type="float">
            <text:p>78,34</text:p>
          </table:table-cell>
          <table:table-cell table:style-name="ce8" table:formula="of:=(2*[.M14]+[.M15])/3" office:value-type="float" office:value="84.9118414849674" calcext:value-type="float">
            <text:p>84,91</text:p>
          </table:table-cell>
          <table:table-cell table:style-name="ce8" table:formula="of:=(3*[.M14]+[.M15])/4" office:value-type="float" office:value="88.1999579419679" calcext:value-type="float">
            <text:p>88,20</text:p>
          </table:table-cell>
          <table:table-cell table:style-name="ce8" table:formula="of:=(4*[.M14]+[.M15])/5" office:value-type="float" office:value="90.1728278161682" calcext:value-type="float">
            <text:p>90,17</text:p>
          </table:table-cell>
          <table:table-cell table:style-name="ce8" table:formula="of:=(8*[.M14]+[.M15])/9" office:value-type="float" office:value="93.6801520369687" calcext:value-type="float">
            <text:p>93,68</text:p>
          </table:table-cell>
          <table:table-cell table:style-name="ce8" table:number-columns-repeated="2"/>
          <table:table-cell table:style-name="ce63" table:formula="of:=IF([.M15]&gt;255;255;[.M15])" office:value-type="float" office:value="58.6069098289637" calcext:value-type="float">
            <text:p>58,61</text:p>
          </table:table-cell>
          <table:table-cell table:style-name="ce55" table:formula="of:=IF([.V15]&lt;-255;-255;[.V15])" office:value-type="float" office:value="58.6069098289637" calcext:value-type="float">
            <text:p>58,61</text:p>
          </table:table-cell>
          <table:table-cell table:style-name="ce8" table:formula="of:=(1*[.W14]+[.W15])/2" office:value-type="float" office:value="78.3356085709665" calcext:value-type="float">
            <text:p>78,34</text:p>
          </table:table-cell>
          <table:table-cell table:style-name="ce8" table:formula="of:=(2*[.X14]+[.X15])/3" office:value-type="float" office:value="101.684140273391" calcext:value-type="float">
            <text:p>101,68</text:p>
          </table:table-cell>
          <table:table-cell table:style-name="ce8" table:formula="of:=(3*[.Y14]+[.Y15])/4" office:value-type="float" office:value="103.766473837494" calcext:value-type="float">
            <text:p>103,77</text:p>
          </table:table-cell>
          <table:table-cell table:style-name="ce8" table:formula="of:=(4*[.Z14]+[.Z15])/5" office:value-type="float" office:value="126.921915470952" calcext:value-type="float">
            <text:p>126,92</text:p>
          </table:table-cell>
          <table:table-cell table:style-name="ce8" table:formula="of:=SUM([.W11:.W15])/5" office:value-type="float" office:value="122.338913218783" calcext:value-type="float">
            <text:p>122,34</text:p>
          </table:table-cell>
          <table:table-cell table:style-name="ce8"/>
          <table:table-cell table:style-name="ce55"/>
          <table:table-cell table:style-name="ce8" table:formula="of:=ABS([.AJ14])/[.B15]*[.C15]" office:value-type="float" office:value="1.09907694857775" calcext:value-type="float">
            <text:p>1,10</text:p>
          </table:table-cell>
          <table:table-cell table:style-name="ce8" table:formula="of:=IF([.AE15]&lt;ABS([.AJ14]-[.AF14]);IF([.AF14]&gt;[.AJ14];[.AF14]-[.AE15];[.AF14]+[.AE15]);[.AJ14])" office:value-type="float" office:value="-2.1981538971555" calcext:value-type="float">
            <text:p>-2,20</text:p>
          </table:table-cell>
          <table:table-cell table:style-name="ce8" table:formula="of:=[.E15]*[.AE15]*[.$H$3]" office:value-type="float" office:value="0.610598304765416" calcext:value-type="float">
            <text:p>0,61</text:p>
          </table:table-cell>
          <table:table-cell table:style-name="ce8" table:formula="of:=[.AG15]+[.I15]+[.J15]" office:value-type="float" office:value="6.83561376149295" calcext:value-type="float">
            <text:p>6,84</text:p>
          </table:table-cell>
          <table:table-cell table:style-name="ce8" table:formula="of:=[.AH15]/[.AE15]" office:value-type="float" office:value="6.21941327250883" calcext:value-type="float">
            <text:p>6,22</text:p>
          </table:table-cell>
          <table:table-cell table:style-name="ce8" table:formula="of:=(SUM([.AJ11:.AJ14])+[.A15]/[.AI15])/5" office:value-type="float" office:value="-0.17566159755672" calcext:value-type="float">
            <text:p>-0,18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6]/[.B1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5])/[.B16]*[.C16]" office:value-type="float" office:value="29.3034549144819" calcext:value-type="float">
            <text:p>29,30</text:p>
          </table:table-cell>
          <table:table-cell table:style-name="ce8" table:formula="of:=IF([.F16]&lt;ABS([.M15]-[.G15]);IF([.G15]&gt;[.M15];[.G15]-[.F16];[.G15]+[.F16]);[.M15])" office:value-type="float" office:value="635.099986238177" calcext:value-type="float">
            <text:p>635,10</text:p>
          </table:table-cell>
          <table:table-cell table:style-name="ce8" table:formula="of:=[.E16]*[.F16]*[.$H$3]" office:value-type="float" office:value="16.2796971747122" calcext:value-type="float">
            <text:p>16,28</text:p>
          </table:table-cell>
          <table:table-cell table:style-name="ce8" table:formula="of:=[$Data.A15]" office:value-type="float" office:value="14.1416310715513" calcext:value-type="float">
            <text:p>14,14</text:p>
          </table:table-cell>
          <table:table-cell table:style-name="ce8" table:formula="of:=[$Data.B15]" office:value-type="float" office:value="3.01539000097002" calcext:value-type="float">
            <text:p>3,02</text:p>
          </table:table-cell>
          <table:table-cell table:style-name="ce8" table:formula="of:=[.H16]+[.I16]+[.J16]" office:value-type="float" office:value="33.4367182472334" calcext:value-type="float">
            <text:p>33,44</text:p>
          </table:table-cell>
          <table:table-cell table:style-name="ce8" table:formula="of:=[.K16]/[.F16]" office:value-type="float" office:value="1.14105037596467" calcext:value-type="float">
            <text:p>1,14</text:p>
          </table:table-cell>
          <table:table-cell table:style-name="ce55" table:formula="of:=[.A16]/[.L16]" office:value-type="float" office:value="35.055419850489" calcext:value-type="float">
            <text:p>35,06</text:p>
          </table:table-cell>
          <table:table-cell table:style-name="ce8"/>
          <table:table-cell table:style-name="ce8" table:formula="of:=(1*[.M15]+[.M16])/2" office:value-type="float" office:value="46.8311648397264" calcext:value-type="float">
            <text:p>46,83</text:p>
          </table:table-cell>
          <table:table-cell table:style-name="ce8" table:formula="of:=(2*[.M15]+[.M16])/3" office:value-type="float" office:value="50.7564131694722" calcext:value-type="float">
            <text:p>50,76</text:p>
          </table:table-cell>
          <table:table-cell table:style-name="ce8" table:formula="of:=(3*[.M15]+[.M16])/4" office:value-type="float" office:value="52.719037334345" calcext:value-type="float">
            <text:p>52,72</text:p>
          </table:table-cell>
          <table:table-cell table:style-name="ce8" table:formula="of:=(4*[.M15]+[.M16])/5" office:value-type="float" office:value="53.8966118332688" calcext:value-type="float">
            <text:p>53,90</text:p>
          </table:table-cell>
          <table:table-cell table:style-name="ce8" table:formula="of:=(8*[.M15]+[.M16])/9" office:value-type="float" office:value="55.9900776091332" calcext:value-type="float">
            <text:p>55,99</text:p>
          </table:table-cell>
          <table:table-cell table:style-name="ce8" table:number-columns-repeated="2"/>
          <table:table-cell table:style-name="ce63" table:formula="of:=IF([.M16]&gt;255;255;[.M16])" office:value-type="float" office:value="35.055419850489" calcext:value-type="float">
            <text:p>35,06</text:p>
          </table:table-cell>
          <table:table-cell table:style-name="ce55" table:formula="of:=IF([.V16]&lt;-255;-255;[.V16])" office:value-type="float" office:value="35.055419850489" calcext:value-type="float">
            <text:p>35,06</text:p>
          </table:table-cell>
          <table:table-cell table:style-name="ce8" table:formula="of:=(1*[.W15]+[.W16])/2" office:value-type="float" office:value="46.8311648397264" calcext:value-type="float">
            <text:p>46,83</text:p>
          </table:table-cell>
          <table:table-cell table:style-name="ce8" table:formula="of:=(2*[.X15]+[.X16])/3" office:value-type="float" office:value="67.8341273272198" calcext:value-type="float">
            <text:p>67,83</text:p>
          </table:table-cell>
          <table:table-cell table:style-name="ce8" table:formula="of:=(3*[.Y15]+[.Y16])/4" office:value-type="float" office:value="93.2216370368479" calcext:value-type="float">
            <text:p>93,22</text:p>
          </table:table-cell>
          <table:table-cell table:style-name="ce8" table:formula="of:=(4*[.Z15]+[.Z16])/5" office:value-type="float" office:value="101.657506477365" calcext:value-type="float">
            <text:p>101,66</text:p>
          </table:table-cell>
          <table:table-cell table:style-name="ce8" table:formula="of:=SUM([.W12:.W16])/5" office:value-type="float" office:value="78.349997188881" calcext:value-type="float">
            <text:p>78,35</text:p>
          </table:table-cell>
          <table:table-cell table:style-name="ce8"/>
          <table:table-cell table:style-name="ce55"/>
          <table:table-cell table:style-name="ce8" table:formula="of:=ABS([.AJ15])/[.B16]*[.C16]" office:value-type="float" office:value="0.0878307987783602" calcext:value-type="float">
            <text:p>0,09</text:p>
          </table:table-cell>
          <table:table-cell table:style-name="ce8" table:formula="of:=IF([.AE16]&lt;ABS([.AJ15]-[.AF15]);IF([.AF15]&gt;[.AJ15];[.AF15]-[.AE16];[.AF15]+[.AE16]);[.AJ15])" office:value-type="float" office:value="-2.11032309837714" calcext:value-type="float">
            <text:p>-2,11</text:p>
          </table:table-cell>
          <table:table-cell table:style-name="ce8" table:formula="of:=[.E16]*[.AE16]*[.$H$3]" office:value-type="float" office:value="0.0487948882102001" calcext:value-type="float">
            <text:p>0,05</text:p>
          </table:table-cell>
          <table:table-cell table:style-name="ce8" table:formula="of:=[.AG16]+[.I16]+[.J16]" office:value-type="float" office:value="17.2058159607315" calcext:value-type="float">
            <text:p>17,21</text:p>
          </table:table-cell>
          <table:table-cell table:style-name="ce8" table:formula="of:=[.AH16]/[.AE16]" office:value-type="float" office:value="195.897295710018" calcext:value-type="float">
            <text:p>195,90</text:p>
          </table:table-cell>
          <table:table-cell table:style-name="ce8" table:formula="of:=(SUM([.AJ12:.AJ15])+[.A16]/[.AI16])/5" office:value-type="float" office:value="-0.776890819149515" calcext:value-type="float">
            <text:p>-0,78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7]/[.B1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6])/[.B17]*[.C17]" office:value-type="float" office:value="17.5277099252445" calcext:value-type="float">
            <text:p>17,53</text:p>
          </table:table-cell>
          <table:table-cell table:style-name="ce8" table:formula="of:=IF([.F17]&lt;ABS([.M16]-[.G16]);IF([.G16]&gt;[.M16];[.G16]-[.F17];[.G16]+[.F17]);[.M16])" office:value-type="float" office:value="617.572276312933" calcext:value-type="float">
            <text:p>617,57</text:p>
          </table:table-cell>
          <table:table-cell table:style-name="ce8" table:formula="of:=[.E17]*[.F17]*[.$H$3]" office:value-type="float" office:value="9.73761662513583" calcext:value-type="float">
            <text:p>9,74</text:p>
          </table:table-cell>
          <table:table-cell table:style-name="ce8" table:formula="of:=[$Data.A16]" office:value-type="float" office:value="-10.0463816097517" calcext:value-type="float">
            <text:p>-10,05</text:p>
          </table:table-cell>
          <table:table-cell table:style-name="ce8" table:formula="of:=[$Data.B16]" office:value-type="float" office:value="1.7319180986656" calcext:value-type="float">
            <text:p>1,73</text:p>
          </table:table-cell>
          <table:table-cell table:style-name="ce8" table:formula="of:=[.H17]+[.I17]+[.J17]" office:value-type="float" office:value="1.42315311404969" calcext:value-type="float">
            <text:p>1,42</text:p>
          </table:table-cell>
          <table:table-cell table:style-name="ce8" table:formula="of:=[.K17]/[.F17]" office:value-type="float" office:value="0.081194469792085" calcext:value-type="float">
            <text:p>0,08</text:p>
          </table:table-cell>
          <table:table-cell table:style-name="ce55" table:formula="of:=[.A17]/[.L17]" office:value-type="float" office:value="492.644389481552" calcext:value-type="float">
            <text:p>492,64</text:p>
          </table:table-cell>
          <table:table-cell table:style-name="ce8"/>
          <table:table-cell table:style-name="ce8" table:formula="of:=(1*[.M16]+[.M17])/2" office:value-type="float" office:value="263.84990466602" calcext:value-type="float">
            <text:p>263,85</text:p>
          </table:table-cell>
          <table:table-cell table:style-name="ce8" table:formula="of:=(2*[.M16]+[.M17])/3" office:value-type="float" office:value="187.585076394176" calcext:value-type="float">
            <text:p>187,59</text:p>
          </table:table-cell>
          <table:table-cell table:style-name="ce8" table:formula="of:=(3*[.M16]+[.M17])/4" office:value-type="float" office:value="149.452662258255" calcext:value-type="float">
            <text:p>149,45</text:p>
          </table:table-cell>
          <table:table-cell table:style-name="ce8" table:formula="of:=(4*[.M16]+[.M17])/5" office:value-type="float" office:value="126.573213776702" calcext:value-type="float">
            <text:p>126,57</text:p>
          </table:table-cell>
          <table:table-cell table:style-name="ce8" table:formula="of:=(8*[.M16]+[.M17])/9" office:value-type="float" office:value="85.8986386983848" calcext:value-type="float">
            <text:p>85,90</text:p>
          </table:table-cell>
          <table:table-cell table:style-name="ce8" table:number-columns-repeated="2"/>
          <table:table-cell table:style-name="ce63" table:formula="of:=IF([.M17]&gt;255;255;[.M17])" office:value-type="float" office:value="255" calcext:value-type="float">
            <text:p>255,00</text:p>
          </table:table-cell>
          <table:table-cell table:style-name="ce55" table:formula="of:=IF([.V17]&lt;-255;-255;[.V17])" office:value-type="float" office:value="255" calcext:value-type="float">
            <text:p>255,00</text:p>
          </table:table-cell>
          <table:table-cell table:style-name="ce8" table:formula="of:=(1*[.W16]+[.W17])/2" office:value-type="float" office:value="145.027709925245" calcext:value-type="float">
            <text:p>145,03</text:p>
          </table:table-cell>
          <table:table-cell table:style-name="ce8" table:formula="of:=(2*[.X16]+[.X17])/3" office:value-type="float" office:value="79.5633465348991" calcext:value-type="float">
            <text:p>79,56</text:p>
          </table:table-cell>
          <table:table-cell table:style-name="ce8" table:formula="of:=(3*[.Y16]+[.Y17])/4" office:value-type="float" office:value="70.7664321291396" calcext:value-type="float">
            <text:p>70,77</text:p>
          </table:table-cell>
          <table:table-cell table:style-name="ce8" table:formula="of:=(4*[.Z16]+[.Z17])/5" office:value-type="float" office:value="88.7305960553063" calcext:value-type="float">
            <text:p>88,73</text:p>
          </table:table-cell>
          <table:table-cell table:style-name="ce8" table:formula="of:=SUM([.W13:.W17])/5" office:value-type="float" office:value="115.075828385732" calcext:value-type="float">
            <text:p>115,08</text:p>
          </table:table-cell>
          <table:table-cell table:style-name="ce8"/>
          <table:table-cell table:style-name="ce55"/>
          <table:table-cell table:style-name="ce8" table:formula="of:=ABS([.AJ16])/[.B17]*[.C17]" office:value-type="float" office:value="0.388445409574757" calcext:value-type="float">
            <text:p>0,39</text:p>
          </table:table-cell>
          <table:table-cell table:style-name="ce8" table:formula="of:=IF([.AE17]&lt;ABS([.AJ16]-[.AF16]);IF([.AF16]&gt;[.AJ16];[.AF16]-[.AE17];[.AF16]+[.AE17]);[.AJ16])" office:value-type="float" office:value="-1.72187768880238" calcext:value-type="float">
            <text:p>-1,72</text:p>
          </table:table-cell>
          <table:table-cell table:style-name="ce8" table:formula="of:=[.E17]*[.AE17]*[.$H$3]" office:value-type="float" office:value="0.21580300531931" calcext:value-type="float">
            <text:p>0,22</text:p>
          </table:table-cell>
          <table:table-cell table:style-name="ce8" table:formula="of:=[.AG17]+[.I17]+[.J17]" office:value-type="float" office:value="-8.09866050576683" calcext:value-type="float">
            <text:p>-8,10</text:p>
          </table:table-cell>
          <table:table-cell table:style-name="ce8" table:formula="of:=[.AH17]/[.AE17]" office:value-type="float" office:value="-20.8489025900259" calcext:value-type="float">
            <text:p>-20,85</text:p>
          </table:table-cell>
          <table:table-cell table:style-name="ce8" table:formula="of:=(SUM([.AJ13:.AJ16])+[.A17]/[.AI17])/5" office:value-type="float" office:value="-1.37357168285789" calcext:value-type="float">
            <text:p>-1,37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8]/[.B1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7])/[.B18]*[.C18]" office:value-type="float" office:value="246.322194740776" calcext:value-type="float">
            <text:p>246,32</text:p>
          </table:table-cell>
          <table:table-cell table:style-name="ce8" table:formula="of:=IF([.F18]&lt;ABS([.M17]-[.G17]);IF([.G17]&gt;[.M17];[.G17]-[.F18];[.G17]+[.F18]);[.M17])" office:value-type="float" office:value="492.644389481552" calcext:value-type="float">
            <text:p>492,64</text:p>
          </table:table-cell>
          <table:table-cell table:style-name="ce8" table:formula="of:=[.E18]*[.F18]*[.$H$3]" office:value-type="float" office:value="136.845663744875" calcext:value-type="float">
            <text:p>136,85</text:p>
          </table:table-cell>
          <table:table-cell table:style-name="ce8" table:formula="of:=[$Data.A17]" office:value-type="float" office:value="12.6536256681448" calcext:value-type="float">
            <text:p>12,65</text:p>
          </table:table-cell>
          <table:table-cell table:style-name="ce8" table:formula="of:=[$Data.B17]" office:value-type="float" office:value="-4.23727447313041" calcext:value-type="float">
            <text:p>-4,24</text:p>
          </table:table-cell>
          <table:table-cell table:style-name="ce8" table:formula="of:=[.H18]+[.I18]+[.J18]" office:value-type="float" office:value="145.26201493989" calcext:value-type="float">
            <text:p>145,26</text:p>
          </table:table-cell>
          <table:table-cell table:style-name="ce8" table:formula="of:=[.K18]/[.F18]" office:value-type="float" office:value="0.589723614198714" calcext:value-type="float">
            <text:p>0,59</text:p>
          </table:table-cell>
          <table:table-cell table:style-name="ce55" table:formula="of:=[.A18]/[.L18]" office:value-type="float" office:value="67.8283844108056" calcext:value-type="float">
            <text:p>67,83</text:p>
          </table:table-cell>
          <table:table-cell table:style-name="ce8"/>
          <table:table-cell table:style-name="ce8" table:formula="of:=(1*[.M17]+[.M18])/2" office:value-type="float" office:value="280.236386946179" calcext:value-type="float">
            <text:p>280,24</text:p>
          </table:table-cell>
          <table:table-cell table:style-name="ce8" table:formula="of:=(2*[.M17]+[.M18])/3" office:value-type="float" office:value="351.03905445797" calcext:value-type="float">
            <text:p>351,04</text:p>
          </table:table-cell>
          <table:table-cell table:style-name="ce8" table:formula="of:=(3*[.M17]+[.M18])/4" office:value-type="float" office:value="386.440388213865" calcext:value-type="float">
            <text:p>386,44</text:p>
          </table:table-cell>
          <table:table-cell table:style-name="ce8" table:formula="of:=(4*[.M17]+[.M18])/5" office:value-type="float" office:value="407.681188467402" calcext:value-type="float">
            <text:p>407,68</text:p>
          </table:table-cell>
          <table:table-cell table:style-name="ce8" table:formula="of:=(8*[.M17]+[.M18])/9" office:value-type="float" office:value="445.442611140358" calcext:value-type="float">
            <text:p>445,44</text:p>
          </table:table-cell>
          <table:table-cell table:style-name="ce8" table:number-columns-repeated="2"/>
          <table:table-cell table:style-name="ce63" table:formula="of:=IF([.M18]&gt;255;255;[.M18])" office:value-type="float" office:value="67.8283844108056" calcext:value-type="float">
            <text:p>67,83</text:p>
          </table:table-cell>
          <table:table-cell table:style-name="ce55" table:formula="of:=IF([.V18]&lt;-255;-255;[.V18])" office:value-type="float" office:value="67.8283844108056" calcext:value-type="float">
            <text:p>67,83</text:p>
          </table:table-cell>
          <table:table-cell table:style-name="ce8" table:formula="of:=(1*[.W17]+[.W18])/2" office:value-type="float" office:value="161.414192205403" calcext:value-type="float">
            <text:p>161,41</text:p>
          </table:table-cell>
          <table:table-cell table:style-name="ce8" table:formula="of:=(2*[.X17]+[.X18])/3" office:value-type="float" office:value="150.489870685297" calcext:value-type="float">
            <text:p>150,49</text:p>
          </table:table-cell>
          <table:table-cell table:style-name="ce8" table:formula="of:=(3*[.Y17]+[.Y18])/4" office:value-type="float" office:value="97.2949775724986" calcext:value-type="float">
            <text:p>97,29</text:p>
          </table:table-cell>
          <table:table-cell table:style-name="ce8" table:formula="of:=(4*[.Z17]+[.Z18])/5" office:value-type="float" office:value="76.0721412178114" calcext:value-type="float">
            <text:p>76,07</text:p>
          </table:table-cell>
          <table:table-cell table:style-name="ce8" table:formula="of:=SUM([.W14:.W18])/5" office:value-type="float" office:value="102.911004280646" calcext:value-type="float">
            <text:p>102,91</text:p>
          </table:table-cell>
          <table:table-cell table:style-name="ce8"/>
          <table:table-cell table:style-name="ce55"/>
          <table:table-cell table:style-name="ce8" table:formula="of:=ABS([.AJ17])/[.B18]*[.C18]" office:value-type="float" office:value="0.686785841428945" calcext:value-type="float">
            <text:p>0,69</text:p>
          </table:table-cell>
          <table:table-cell table:style-name="ce8" table:formula="of:=IF([.AE18]&lt;ABS([.AJ17]-[.AF17]);IF([.AF17]&gt;[.AJ17];[.AF17]-[.AE18];[.AF17]+[.AE18]);[.AJ17])" office:value-type="float" office:value="-1.37357168285789" calcext:value-type="float">
            <text:p>-1,37</text:p>
          </table:table-cell>
          <table:table-cell table:style-name="ce8" table:formula="of:=[.E18]*[.AE18]*[.$H$3]" office:value-type="float" office:value="0.381547689682747" calcext:value-type="float">
            <text:p>0,38</text:p>
          </table:table-cell>
          <table:table-cell table:style-name="ce8" table:formula="of:=[.AG18]+[.I18]+[.J18]" office:value-type="float" office:value="8.7978988846971" calcext:value-type="float">
            <text:p>8,80</text:p>
          </table:table-cell>
          <table:table-cell table:style-name="ce8" table:formula="of:=[.AH18]/[.AE18]" office:value-type="float" office:value="12.810250814711" calcext:value-type="float">
            <text:p>12,81</text:p>
          </table:table-cell>
          <table:table-cell table:style-name="ce8" table:formula="of:=(SUM([.AJ14:.AJ17])+[.A18]/[.AI18])/5" office:value-type="float" office:value="-0.280355726881396" calcext:value-type="float">
            <text:p>-0,28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9]/[.B1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8])/[.B19]*[.C19]" office:value-type="float" office:value="33.9141922054028" calcext:value-type="float">
            <text:p>33,91</text:p>
          </table:table-cell>
          <table:table-cell table:style-name="ce8" table:formula="of:=IF([.F19]&lt;ABS([.M18]-[.G18]);IF([.G18]&gt;[.M18];[.G18]-[.F19];[.G18]+[.F19]);[.M18])" office:value-type="float" office:value="458.730197276149" calcext:value-type="float">
            <text:p>458,73</text:p>
          </table:table-cell>
          <table:table-cell table:style-name="ce8" table:formula="of:=[.E19]*[.F19]*[.$H$3]" office:value-type="float" office:value="18.8412178918904" calcext:value-type="float">
            <text:p>18,84</text:p>
          </table:table-cell>
          <table:table-cell table:style-name="ce8" table:formula="of:=[$Data.A18]" office:value-type="float" office:value="-10.7869183329648" calcext:value-type="float">
            <text:p>-10,79</text:p>
          </table:table-cell>
          <table:table-cell table:style-name="ce8" table:formula="of:=[$Data.B18]" office:value-type="float" office:value="-2.05385044316653" calcext:value-type="float">
            <text:p>-2,05</text:p>
          </table:table-cell>
          <table:table-cell table:style-name="ce8" table:formula="of:=[.H19]+[.I19]+[.J19]" office:value-type="float" office:value="6.00044911575908" calcext:value-type="float">
            <text:p>6,00</text:p>
          </table:table-cell>
          <table:table-cell table:style-name="ce8" table:formula="of:=[.K19]/[.F19]" office:value-type="float" office:value="0.176930326968046" calcext:value-type="float">
            <text:p>0,18</text:p>
          </table:table-cell>
          <table:table-cell table:style-name="ce55" table:formula="of:=[.A19]/[.L19]" office:value-type="float" office:value="226.077692193629" calcext:value-type="float">
            <text:p>226,08</text:p>
          </table:table-cell>
          <table:table-cell table:style-name="ce8"/>
          <table:table-cell table:style-name="ce8" table:formula="of:=(1*[.M18]+[.M19])/2" office:value-type="float" office:value="146.953038302217" calcext:value-type="float">
            <text:p>146,95</text:p>
          </table:table-cell>
          <table:table-cell table:style-name="ce8" table:formula="of:=(2*[.M18]+[.M19])/3" office:value-type="float" office:value="120.578153671747" calcext:value-type="float">
            <text:p>120,58</text:p>
          </table:table-cell>
          <table:table-cell table:style-name="ce8" table:formula="of:=(3*[.M18]+[.M19])/4" office:value-type="float" office:value="107.390711356511" calcext:value-type="float">
            <text:p>107,39</text:p>
          </table:table-cell>
          <table:table-cell table:style-name="ce8" table:formula="of:=(4*[.M18]+[.M19])/5" office:value-type="float" office:value="99.4782459673702" calcext:value-type="float">
            <text:p>99,48</text:p>
          </table:table-cell>
          <table:table-cell table:style-name="ce8" table:formula="of:=(8*[.M18]+[.M19])/9" office:value-type="float" office:value="85.4116408311193" calcext:value-type="float">
            <text:p>85,41</text:p>
          </table:table-cell>
          <table:table-cell table:style-name="ce8" table:number-columns-repeated="2"/>
          <table:table-cell table:style-name="ce63" table:formula="of:=IF([.M19]&gt;255;255;[.M19])" office:value-type="float" office:value="226.077692193629" calcext:value-type="float">
            <text:p>226,08</text:p>
          </table:table-cell>
          <table:table-cell table:style-name="ce55" table:formula="of:=IF([.V19]&lt;-255;-255;[.V19])" office:value-type="float" office:value="226.077692193629" calcext:value-type="float">
            <text:p>226,08</text:p>
          </table:table-cell>
          <table:table-cell table:style-name="ce8" table:formula="of:=(1*[.W18]+[.W19])/2" office:value-type="float" office:value="146.953038302217" calcext:value-type="float">
            <text:p>146,95</text:p>
          </table:table-cell>
          <table:table-cell table:style-name="ce8" table:formula="of:=(2*[.X18]+[.X19])/3" office:value-type="float" office:value="156.593807571008" calcext:value-type="float">
            <text:p>156,59</text:p>
          </table:table-cell>
          <table:table-cell table:style-name="ce8" table:formula="of:=(3*[.Y18]+[.Y19])/4" office:value-type="float" office:value="152.015854906725" calcext:value-type="float">
            <text:p>152,02</text:p>
          </table:table-cell>
          <table:table-cell table:style-name="ce8" table:formula="of:=(4*[.Z18]+[.Z19])/5" office:value-type="float" office:value="108.239153039344" calcext:value-type="float">
            <text:p>108,24</text:p>
          </table:table-cell>
          <table:table-cell table:style-name="ce8" table:formula="of:=SUM([.W15:.W19])/5" office:value-type="float" office:value="128.513681256777" calcext:value-type="float">
            <text:p>128,51</text:p>
          </table:table-cell>
          <table:table-cell table:style-name="ce8"/>
          <table:table-cell table:style-name="ce55"/>
          <table:table-cell table:style-name="ce8" table:formula="of:=ABS([.AJ18])/[.B19]*[.C19]" office:value-type="float" office:value="0.140177863440698" calcext:value-type="float">
            <text:p>0,14</text:p>
          </table:table-cell>
          <table:table-cell table:style-name="ce8" table:formula="of:=IF([.AE19]&lt;ABS([.AJ18]-[.AF18]);IF([.AF18]&gt;[.AJ18];[.AF18]-[.AE19];[.AF18]+[.AE19]);[.AJ18])" office:value-type="float" office:value="-1.23339381941719" calcext:value-type="float">
            <text:p>-1,23</text:p>
          </table:table-cell>
          <table:table-cell table:style-name="ce8" table:formula="of:=[.E19]*[.AE19]*[.$H$3]" office:value-type="float" office:value="0.0778765908003877" calcext:value-type="float">
            <text:p>0,08</text:p>
          </table:table-cell>
          <table:table-cell table:style-name="ce8" table:formula="of:=[.AG19]+[.I19]+[.J19]" office:value-type="float" office:value="-12.762892185331" calcext:value-type="float">
            <text:p>-12,76</text:p>
          </table:table-cell>
          <table:table-cell table:style-name="ce8" table:formula="of:=[.AH19]/[.AE19]" office:value-type="float" office:value="-91.0478435900139" calcext:value-type="float">
            <text:p>-91,05</text:p>
          </table:table-cell>
          <table:table-cell table:style-name="ce8" table:formula="of:=(SUM([.AJ15:.AJ18])+[.A19]/[.AI19])/5" office:value-type="float" office:value="-0.609161857380122" calcext:value-type="float">
            <text:p>-0,61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0]/[.B2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19])/[.B20]*[.C20]" office:value-type="float" office:value="113.038846096814" calcext:value-type="float">
            <text:p>113,04</text:p>
          </table:table-cell>
          <table:table-cell table:style-name="ce8" table:formula="of:=IF([.F20]&lt;ABS([.M19]-[.G19]);IF([.G19]&gt;[.M19];[.G19]-[.F20];[.G19]+[.F20]);[.M19])" office:value-type="float" office:value="345.691351179334" calcext:value-type="float">
            <text:p>345,69</text:p>
          </table:table-cell>
          <table:table-cell table:style-name="ce8" table:formula="of:=[.E20]*[.F20]*[.$H$3]" office:value-type="float" office:value="62.7993589426746" calcext:value-type="float">
            <text:p>62,80</text:p>
          </table:table-cell>
          <table:table-cell table:style-name="ce8" table:formula="of:=[$Data.A19]" office:value-type="float" office:value="-0.490583703957744" calcext:value-type="float">
            <text:p>-0,49</text:p>
          </table:table-cell>
          <table:table-cell table:style-name="ce8" table:formula="of:=[$Data.B19]" office:value-type="float" office:value="2.37368739597589" calcext:value-type="float">
            <text:p>2,37</text:p>
          </table:table-cell>
          <table:table-cell table:style-name="ce8" table:formula="of:=[.H20]+[.I20]+[.J20]" office:value-type="float" office:value="64.6824626346927" calcext:value-type="float">
            <text:p>64,68</text:p>
          </table:table-cell>
          <table:table-cell table:style-name="ce8" table:formula="of:=[.K20]/[.F20]" office:value-type="float" office:value="0.572214463152731" calcext:value-type="float">
            <text:p>0,57</text:p>
          </table:table-cell>
          <table:table-cell table:style-name="ce55" table:formula="of:=[.A20]/[.L20]" office:value-type="float" office:value="69.9038604854759" calcext:value-type="float">
            <text:p>69,90</text:p>
          </table:table-cell>
          <table:table-cell table:style-name="ce8"/>
          <table:table-cell table:style-name="ce8" table:formula="of:=(1*[.M19]+[.M20])/2" office:value-type="float" office:value="147.990776339552" calcext:value-type="float">
            <text:p>147,99</text:p>
          </table:table-cell>
          <table:table-cell table:style-name="ce8" table:formula="of:=(2*[.M19]+[.M20])/3" office:value-type="float" office:value="174.019748290911" calcext:value-type="float">
            <text:p>174,02</text:p>
          </table:table-cell>
          <table:table-cell table:style-name="ce8" table:formula="of:=(3*[.M19]+[.M20])/4" office:value-type="float" office:value="187.03423426659" calcext:value-type="float">
            <text:p>187,03</text:p>
          </table:table-cell>
          <table:table-cell table:style-name="ce8" table:formula="of:=(4*[.M19]+[.M20])/5" office:value-type="float" office:value="194.842925851998" calcext:value-type="float">
            <text:p>194,84</text:p>
          </table:table-cell>
          <table:table-cell table:style-name="ce8" table:formula="of:=(8*[.M19]+[.M20])/9" office:value-type="float" office:value="208.725044226056" calcext:value-type="float">
            <text:p>208,73</text:p>
          </table:table-cell>
          <table:table-cell table:style-name="ce8" table:number-columns-repeated="2"/>
          <table:table-cell table:style-name="ce63" table:formula="of:=IF([.M20]&gt;255;255;[.M20])" office:value-type="float" office:value="69.9038604854759" calcext:value-type="float">
            <text:p>69,90</text:p>
          </table:table-cell>
          <table:table-cell table:style-name="ce55" table:formula="of:=IF([.V20]&lt;-255;-255;[.V20])" office:value-type="float" office:value="69.9038604854759" calcext:value-type="float">
            <text:p>69,90</text:p>
          </table:table-cell>
          <table:table-cell table:style-name="ce8" table:formula="of:=(1*[.W19]+[.W20])/2" office:value-type="float" office:value="147.990776339552" calcext:value-type="float">
            <text:p>147,99</text:p>
          </table:table-cell>
          <table:table-cell table:style-name="ce8" table:formula="of:=(2*[.X19]+[.X20])/3" office:value-type="float" office:value="147.298950981329" calcext:value-type="float">
            <text:p>147,30</text:p>
          </table:table-cell>
          <table:table-cell table:style-name="ce8" table:formula="of:=(3*[.Y19]+[.Y20])/4" office:value-type="float" office:value="154.270093423588" calcext:value-type="float">
            <text:p>154,27</text:p>
          </table:table-cell>
          <table:table-cell table:style-name="ce8" table:formula="of:=(4*[.Z19]+[.Z20])/5" office:value-type="float" office:value="152.466702610097" calcext:value-type="float">
            <text:p>152,47</text:p>
          </table:table-cell>
          <table:table-cell table:style-name="ce8" table:formula="of:=SUM([.W16:.W20])/5" office:value-type="float" office:value="130.77307138808" calcext:value-type="float">
            <text:p>130,77</text:p>
          </table:table-cell>
          <table:table-cell table:style-name="ce8"/>
          <table:table-cell table:style-name="ce55"/>
          <table:table-cell table:style-name="ce8" table:formula="of:=ABS([.AJ19])/[.B20]*[.C20]" office:value-type="float" office:value="0.304580928690061" calcext:value-type="float">
            <text:p>0,30</text:p>
          </table:table-cell>
          <table:table-cell table:style-name="ce8" table:formula="of:=IF([.AE20]&lt;ABS([.AJ19]-[.AF19]);IF([.AF19]&gt;[.AJ19];[.AF19]-[.AE20];[.AF19]+[.AE20]);[.AJ19])" office:value-type="float" office:value="-0.928812890727132" calcext:value-type="float">
            <text:p>-0,93</text:p>
          </table:table-cell>
          <table:table-cell table:style-name="ce8" table:formula="of:=[.E20]*[.AE20]*[.$H$3]" office:value-type="float" office:value="0.169211627050034" calcext:value-type="float">
            <text:p>0,17</text:p>
          </table:table-cell>
          <table:table-cell table:style-name="ce8" table:formula="of:=[.AG20]+[.I20]+[.J20]" office:value-type="float" office:value="2.05231531906818" calcext:value-type="float">
            <text:p>2,05</text:p>
          </table:table-cell>
          <table:table-cell table:style-name="ce8" table:formula="of:=[.AH20]/[.AE20]" office:value-type="float" office:value="6.73816094755099" calcext:value-type="float">
            <text:p>6,74</text:p>
          </table:table-cell>
          <table:table-cell table:style-name="ce8" table:formula="of:=(SUM([.AJ16:.AJ19])+[.A20]/[.AI20])/5" office:value-type="float" office:value="0.579271556535415" calcext:value-type="float">
            <text:p>0,58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1]/[.B2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0])/[.B21]*[.C21]" office:value-type="float" office:value="34.951930242738" calcext:value-type="float">
            <text:p>34,95</text:p>
          </table:table-cell>
          <table:table-cell table:style-name="ce8" table:formula="of:=IF([.F21]&lt;ABS([.M20]-[.G20]);IF([.G20]&gt;[.M20];[.G20]-[.F21];[.G20]+[.F21]);[.M20])" office:value-type="float" office:value="310.739420936596" calcext:value-type="float">
            <text:p>310,74</text:p>
          </table:table-cell>
          <table:table-cell table:style-name="ce8" table:formula="of:=[.E21]*[.F21]*[.$H$3]" office:value-type="float" office:value="19.4177390237433" calcext:value-type="float">
            <text:p>19,42</text:p>
          </table:table-cell>
          <table:table-cell table:style-name="ce8" table:formula="of:=[$Data.A20]" office:value-type="float" office:value="-6.15033435866811" calcext:value-type="float">
            <text:p>-6,15</text:p>
          </table:table-cell>
          <table:table-cell table:style-name="ce8" table:formula="of:=[$Data.B20]" office:value-type="float" office:value="-4.96020375046826" calcext:value-type="float">
            <text:p>-4,96</text:p>
          </table:table-cell>
          <table:table-cell table:style-name="ce8" table:formula="of:=[.H21]+[.I21]+[.J21]" office:value-type="float" office:value="8.30720091460695" calcext:value-type="float">
            <text:p>8,31</text:p>
          </table:table-cell>
          <table:table-cell table:style-name="ce8" table:formula="of:=[.K21]/[.F21]" office:value-type="float" office:value="0.237675025582684" calcext:value-type="float">
            <text:p>0,24</text:p>
          </table:table-cell>
          <table:table-cell table:style-name="ce55" table:formula="of:=[.A21]/[.L21]" office:value-type="float" office:value="168.29702616813" calcext:value-type="float">
            <text:p>168,30</text:p>
          </table:table-cell>
          <table:table-cell table:style-name="ce8"/>
          <table:table-cell table:style-name="ce8" table:formula="of:=(1*[.M20]+[.M21])/2" office:value-type="float" office:value="119.100443326803" calcext:value-type="float">
            <text:p>119,10</text:p>
          </table:table-cell>
          <table:table-cell table:style-name="ce8" table:formula="of:=(2*[.M20]+[.M21])/3" office:value-type="float" office:value="102.701582379694" calcext:value-type="float">
            <text:p>102,70</text:p>
          </table:table-cell>
          <table:table-cell table:style-name="ce8" table:formula="of:=(3*[.M20]+[.M21])/4" office:value-type="float" office:value="94.5021519061394" calcext:value-type="float">
            <text:p>94,50</text:p>
          </table:table-cell>
          <table:table-cell table:style-name="ce8" table:formula="of:=(4*[.M20]+[.M21])/5" office:value-type="float" office:value="89.5824936220067" calcext:value-type="float">
            <text:p>89,58</text:p>
          </table:table-cell>
          <table:table-cell table:style-name="ce8" table:formula="of:=(8*[.M20]+[.M21])/9" office:value-type="float" office:value="80.8364344502153" calcext:value-type="float">
            <text:p>80,84</text:p>
          </table:table-cell>
          <table:table-cell table:style-name="ce8" table:number-columns-repeated="2"/>
          <table:table-cell table:style-name="ce63" table:formula="of:=IF([.M21]&gt;255;255;[.M21])" office:value-type="float" office:value="168.29702616813" calcext:value-type="float">
            <text:p>168,30</text:p>
          </table:table-cell>
          <table:table-cell table:style-name="ce55" table:formula="of:=IF([.V21]&lt;-255;-255;[.V21])" office:value-type="float" office:value="168.29702616813" calcext:value-type="float">
            <text:p>168,30</text:p>
          </table:table-cell>
          <table:table-cell table:style-name="ce8" table:formula="of:=(1*[.W20]+[.W21])/2" office:value-type="float" office:value="119.100443326803" calcext:value-type="float">
            <text:p>119,10</text:p>
          </table:table-cell>
          <table:table-cell table:style-name="ce8" table:formula="of:=(2*[.X20]+[.X21])/3" office:value-type="float" office:value="138.360665335303" calcext:value-type="float">
            <text:p>138,36</text:p>
          </table:table-cell>
          <table:table-cell table:style-name="ce8" table:formula="of:=(3*[.Y20]+[.Y21])/4" office:value-type="float" office:value="145.064379569822" calcext:value-type="float">
            <text:p>145,06</text:p>
          </table:table-cell>
          <table:table-cell table:style-name="ce8" table:formula="of:=(4*[.Z20]+[.Z21])/5" office:value-type="float" office:value="152.428950652835" calcext:value-type="float">
            <text:p>152,43</text:p>
          </table:table-cell>
          <table:table-cell table:style-name="ce8" table:formula="of:=SUM([.W17:.W21])/5" office:value-type="float" office:value="157.421392651608" calcext:value-type="float">
            <text:p>157,42</text:p>
          </table:table-cell>
          <table:table-cell table:style-name="ce8"/>
          <table:table-cell table:style-name="ce55"/>
          <table:table-cell table:style-name="ce8" table:formula="of:=ABS([.AJ20])/[.B21]*[.C21]" office:value-type="float" office:value="0.289635778267708" calcext:value-type="float">
            <text:p>0,29</text:p>
          </table:table-cell>
          <table:table-cell table:style-name="ce8" table:formula="of:=IF([.AE21]&lt;ABS([.AJ20]-[.AF20]);IF([.AF20]&gt;[.AJ20];[.AF20]-[.AE21];[.AF20]+[.AE21]);[.AJ20])" office:value-type="float" office:value="-0.639177112459424" calcext:value-type="float">
            <text:p>-0,64</text:p>
          </table:table-cell>
          <table:table-cell table:style-name="ce8" table:formula="of:=[.E21]*[.AE21]*[.$H$3]" office:value-type="float" office:value="0.160908765704282" calcext:value-type="float">
            <text:p>0,16</text:p>
          </table:table-cell>
          <table:table-cell table:style-name="ce8" table:formula="of:=[.AG21]+[.I21]+[.J21]" office:value-type="float" office:value="-10.9496293434321" calcext:value-type="float">
            <text:p>-10,95</text:p>
          </table:table-cell>
          <table:table-cell table:style-name="ce8" table:formula="of:=[.AH21]/[.AE21]" office:value-type="float" office:value="-37.804823039892" calcext:value-type="float">
            <text:p>-37,80</text:p>
          </table:table-cell>
          <table:table-cell table:style-name="ce8" table:formula="of:=(SUM([.AJ17:.AJ20])+[.A21]/[.AI21])/5" office:value-type="float" office:value="-0.54837675325545" calcext:value-type="float">
            <text:p>-0,55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2]/[.B2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1])/[.B22]*[.C22]" office:value-type="float" office:value="84.148513084065" calcext:value-type="float">
            <text:p>84,15</text:p>
          </table:table-cell>
          <table:table-cell table:style-name="ce8" table:formula="of:=IF([.F22]&lt;ABS([.M21]-[.G21]);IF([.G21]&gt;[.M21];[.G21]-[.F22];[.G21]+[.F22]);[.M21])" office:value-type="float" office:value="226.590907852531" calcext:value-type="float">
            <text:p>226,59</text:p>
          </table:table-cell>
          <table:table-cell table:style-name="ce8" table:formula="of:=[.E22]*[.F22]*[.$H$3]" office:value-type="float" office:value="46.7491739355917" calcext:value-type="float">
            <text:p>46,75</text:p>
          </table:table-cell>
          <table:table-cell table:style-name="ce8" table:formula="of:=[$Data.A21]" office:value-type="float" office:value="-10.9519504132606" calcext:value-type="float">
            <text:p>-10,95</text:p>
          </table:table-cell>
          <table:table-cell table:style-name="ce8" table:formula="of:=[$Data.B21]" office:value-type="float" office:value="2.36187184370087" calcext:value-type="float">
            <text:p>2,36</text:p>
          </table:table-cell>
          <table:table-cell table:style-name="ce8" table:formula="of:=[.H22]+[.I22]+[.J22]" office:value-type="float" office:value="38.1590953660319" calcext:value-type="float">
            <text:p>38,16</text:p>
          </table:table-cell>
          <table:table-cell table:style-name="ce8" table:formula="of:=[.K22]/[.F22]" office:value-type="float" office:value="0.453473198366687" calcext:value-type="float">
            <text:p>0,45</text:p>
          </table:table-cell>
          <table:table-cell table:style-name="ce55" table:formula="of:=[.A22]/[.L22]" office:value-type="float" office:value="88.2080796485248" calcext:value-type="float">
            <text:p>88,21</text:p>
          </table:table-cell>
          <table:table-cell table:style-name="ce8"/>
          <table:table-cell table:style-name="ce8" table:formula="of:=(1*[.M21]+[.M22])/2" office:value-type="float" office:value="128.252552908327" calcext:value-type="float">
            <text:p>128,25</text:p>
          </table:table-cell>
          <table:table-cell table:style-name="ce8" table:formula="of:=(2*[.M21]+[.M22])/3" office:value-type="float" office:value="141.600710661595" calcext:value-type="float">
            <text:p>141,60</text:p>
          </table:table-cell>
          <table:table-cell table:style-name="ce8" table:formula="of:=(3*[.M21]+[.M22])/4" office:value-type="float" office:value="148.274789538229" calcext:value-type="float">
            <text:p>148,27</text:p>
          </table:table-cell>
          <table:table-cell table:style-name="ce8" table:formula="of:=(4*[.M21]+[.M22])/5" office:value-type="float" office:value="152.279236864209" calcext:value-type="float">
            <text:p>152,28</text:p>
          </table:table-cell>
          <table:table-cell table:style-name="ce8" table:formula="of:=(8*[.M21]+[.M22])/9" office:value-type="float" office:value="159.398254332618" calcext:value-type="float">
            <text:p>159,40</text:p>
          </table:table-cell>
          <table:table-cell table:style-name="ce8" table:number-columns-repeated="2"/>
          <table:table-cell table:style-name="ce63" table:formula="of:=IF([.M22]&gt;255;255;[.M22])" office:value-type="float" office:value="88.2080796485248" calcext:value-type="float">
            <text:p>88,21</text:p>
          </table:table-cell>
          <table:table-cell table:style-name="ce55" table:formula="of:=IF([.V22]&lt;-255;-255;[.V22])" office:value-type="float" office:value="88.2080796485248" calcext:value-type="float">
            <text:p>88,21</text:p>
          </table:table-cell>
          <table:table-cell table:style-name="ce8" table:formula="of:=(1*[.W21]+[.W22])/2" office:value-type="float" office:value="128.252552908327" calcext:value-type="float">
            <text:p>128,25</text:p>
          </table:table-cell>
          <table:table-cell table:style-name="ce8" table:formula="of:=(2*[.X21]+[.X22])/3" office:value-type="float" office:value="122.151146520644" calcext:value-type="float">
            <text:p>122,15</text:p>
          </table:table-cell>
          <table:table-cell table:style-name="ce8" table:formula="of:=(3*[.Y21]+[.Y22])/4" office:value-type="float" office:value="134.308285631638" calcext:value-type="float">
            <text:p>134,31</text:p>
          </table:table-cell>
          <table:table-cell table:style-name="ce8" table:formula="of:=(4*[.Z21]+[.Z22])/5" office:value-type="float" office:value="142.913160782185" calcext:value-type="float">
            <text:p>142,91</text:p>
          </table:table-cell>
          <table:table-cell table:style-name="ce8" table:formula="of:=SUM([.W18:.W22])/5" office:value-type="float" office:value="124.063008581313" calcext:value-type="float">
            <text:p>124,06</text:p>
          </table:table-cell>
          <table:table-cell table:style-name="ce8"/>
          <table:table-cell table:style-name="ce55"/>
          <table:table-cell table:style-name="ce8" table:formula="of:=ABS([.AJ21])/[.B22]*[.C22]" office:value-type="float" office:value="0.274188376627725" calcext:value-type="float">
            <text:p>0,27</text:p>
          </table:table-cell>
          <table:table-cell table:style-name="ce8" table:formula="of:=IF([.AE22]&lt;ABS([.AJ21]-[.AF21]);IF([.AF21]&gt;[.AJ21];[.AF21]-[.AE22];[.AF21]+[.AE22]);[.AJ21])" office:value-type="float" office:value="-0.54837675325545" calcext:value-type="float">
            <text:p>-0,55</text:p>
          </table:table-cell>
          <table:table-cell table:style-name="ce8" table:formula="of:=[.E22]*[.AE22]*[.$H$3]" office:value-type="float" office:value="0.152326875904292" calcext:value-type="float">
            <text:p>0,15</text:p>
          </table:table-cell>
          <table:table-cell table:style-name="ce8" table:formula="of:=[.AG22]+[.I22]+[.J22]" office:value-type="float" office:value="-8.43775169365545" calcext:value-type="float">
            <text:p>-8,44</text:p>
          </table:table-cell>
          <table:table-cell table:style-name="ce8" table:formula="of:=[.AH22]/[.AE22]" office:value-type="float" office:value="-30.7735572070281" calcext:value-type="float">
            <text:p>-30,77</text:p>
          </table:table-cell>
          <table:table-cell table:style-name="ce8" table:formula="of:=(SUM([.AJ18:.AJ21])+[.A22]/[.AI22])/5" office:value-type="float" office:value="-0.431688002936649" calcext:value-type="float">
            <text:p>-0,43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3]/[.B2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2])/[.B23]*[.C23]" office:value-type="float" office:value="44.1040398242624" calcext:value-type="float">
            <text:p>44,10</text:p>
          </table:table-cell>
          <table:table-cell table:style-name="ce8" table:formula="of:=IF([.F23]&lt;ABS([.M22]-[.G22]);IF([.G22]&gt;[.M22];[.G22]-[.F23];[.G22]+[.F23]);[.M22])" office:value-type="float" office:value="182.486868028269" calcext:value-type="float">
            <text:p>182,49</text:p>
          </table:table-cell>
          <table:table-cell table:style-name="ce8" table:formula="of:=[.E23]*[.F23]*[.$H$3]" office:value-type="float" office:value="24.5022443468125" calcext:value-type="float">
            <text:p>24,50</text:p>
          </table:table-cell>
          <table:table-cell table:style-name="ce8" table:formula="of:=[$Data.A22]" office:value-type="float" office:value="4.56424680757654" calcext:value-type="float">
            <text:p>4,56</text:p>
          </table:table-cell>
          <table:table-cell table:style-name="ce8" table:formula="of:=[$Data.B22]" office:value-type="float" office:value="-2.47951204393814" calcext:value-type="float">
            <text:p>-2,48</text:p>
          </table:table-cell>
          <table:table-cell table:style-name="ce8" table:formula="of:=[.H23]+[.I23]+[.J23]" office:value-type="float" office:value="26.5869791104509" calcext:value-type="float">
            <text:p>26,59</text:p>
          </table:table-cell>
          <table:table-cell table:style-name="ce8" table:formula="of:=[.K23]/[.F23]" office:value-type="float" office:value="0.602824122606222" calcext:value-type="float">
            <text:p>0,60</text:p>
          </table:table-cell>
          <table:table-cell table:style-name="ce55" table:formula="of:=[.A23]/[.L23]" office:value-type="float" office:value="66.3543453222573" calcext:value-type="float">
            <text:p>66,35</text:p>
          </table:table-cell>
          <table:table-cell table:style-name="ce8"/>
          <table:table-cell table:style-name="ce8" table:formula="of:=(1*[.M22]+[.M23])/2" office:value-type="float" office:value="77.2812124853911" calcext:value-type="float">
            <text:p>77,28</text:p>
          </table:table-cell>
          <table:table-cell table:style-name="ce8" table:formula="of:=(2*[.M22]+[.M23])/3" office:value-type="float" office:value="80.923501539769" calcext:value-type="float">
            <text:p>80,92</text:p>
          </table:table-cell>
          <table:table-cell table:style-name="ce8" table:formula="of:=(3*[.M22]+[.M23])/4" office:value-type="float" office:value="82.744646066958" calcext:value-type="float">
            <text:p>82,74</text:p>
          </table:table-cell>
          <table:table-cell table:style-name="ce8" table:formula="of:=(4*[.M22]+[.M23])/5" office:value-type="float" office:value="83.8373327832713" calcext:value-type="float">
            <text:p>83,84</text:p>
          </table:table-cell>
          <table:table-cell table:style-name="ce8" table:formula="of:=(8*[.M22]+[.M23])/9" office:value-type="float" office:value="85.7798869456062" calcext:value-type="float">
            <text:p>85,78</text:p>
          </table:table-cell>
          <table:table-cell table:style-name="ce8" table:number-columns-repeated="2"/>
          <table:table-cell table:style-name="ce63" table:formula="of:=IF([.M23]&gt;255;255;[.M23])" office:value-type="float" office:value="66.3543453222573" calcext:value-type="float">
            <text:p>66,35</text:p>
          </table:table-cell>
          <table:table-cell table:style-name="ce55" table:formula="of:=IF([.V23]&lt;-255;-255;[.V23])" office:value-type="float" office:value="66.3543453222573" calcext:value-type="float">
            <text:p>66,35</text:p>
          </table:table-cell>
          <table:table-cell table:style-name="ce8" table:formula="of:=(1*[.W22]+[.W23])/2" office:value-type="float" office:value="77.2812124853911" calcext:value-type="float">
            <text:p>77,28</text:p>
          </table:table-cell>
          <table:table-cell table:style-name="ce8" table:formula="of:=(2*[.X22]+[.X23])/3" office:value-type="float" office:value="111.262106100682" calcext:value-type="float">
            <text:p>111,26</text:p>
          </table:table-cell>
          <table:table-cell table:style-name="ce8" table:formula="of:=(3*[.Y22]+[.Y23])/4" office:value-type="float" office:value="119.428886415654" calcext:value-type="float">
            <text:p>119,43</text:p>
          </table:table-cell>
          <table:table-cell table:style-name="ce8" table:formula="of:=(4*[.Z22]+[.Z23])/5" office:value-type="float" office:value="131.332405788441" calcext:value-type="float">
            <text:p>131,33</text:p>
          </table:table-cell>
          <table:table-cell table:style-name="ce8" table:formula="of:=SUM([.W19:.W23])/5" office:value-type="float" office:value="123.768200763603" calcext:value-type="float">
            <text:p>123,77</text:p>
          </table:table-cell>
          <table:table-cell table:style-name="ce8"/>
          <table:table-cell table:style-name="ce55"/>
          <table:table-cell table:style-name="ce8" table:formula="of:=ABS([.AJ22])/[.B23]*[.C23]" office:value-type="float" office:value="0.215844001468324" calcext:value-type="float">
            <text:p>0,22</text:p>
          </table:table-cell>
          <table:table-cell table:style-name="ce8" table:formula="of:=IF([.AE23]&lt;ABS([.AJ22]-[.AF22]);IF([.AF22]&gt;[.AJ22];[.AF22]-[.AE23];[.AF22]+[.AE23]);[.AJ22])" office:value-type="float" office:value="-0.431688002936649" calcext:value-type="float">
            <text:p>-0,43</text:p>
          </table:table-cell>
          <table:table-cell table:style-name="ce8" table:formula="of:=[.E23]*[.AE23]*[.$H$3]" office:value-type="float" office:value="0.119913334149069" calcext:value-type="float">
            <text:p>0,12</text:p>
          </table:table-cell>
          <table:table-cell table:style-name="ce8" table:formula="of:=[.AG23]+[.I23]+[.J23]" office:value-type="float" office:value="2.20464809778747" calcext:value-type="float">
            <text:p>2,20</text:p>
          </table:table-cell>
          <table:table-cell table:style-name="ce8" table:formula="of:=[.AH23]/[.AE23]" office:value-type="float" office:value="10.2140809232125" calcext:value-type="float">
            <text:p>10,21</text:p>
          </table:table-cell>
          <table:table-cell table:style-name="ce8" table:formula="of:=(SUM([.AJ19:.AJ22])+[.A23]/[.AI23])/5" office:value-type="float" office:value="0.581241475210128" calcext:value-type="float">
            <text:p>0,58</text:p>
          </table:table-cell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4]/[.B2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3])/[.B24]*[.C24]" office:value-type="float" office:value="33.1771726611286" calcext:value-type="float">
            <text:p>33,18</text:p>
          </table:table-cell>
          <table:table-cell table:style-name="ce8" table:formula="of:=IF([.F24]&lt;ABS([.M23]-[.G23]);IF([.G23]&gt;[.M23];[.G23]-[.F24];[.G23]+[.F24]);[.M23])" office:value-type="float" office:value="149.30969536714" calcext:value-type="float">
            <text:p>149,31</text:p>
          </table:table-cell>
          <table:table-cell table:style-name="ce8" table:formula="of:=[.E24]*[.F24]*[.$H$3]" office:value-type="float" office:value="18.4317625895159" calcext:value-type="float">
            <text:p>18,43</text:p>
          </table:table-cell>
          <table:table-cell table:style-name="ce8" table:formula="of:=[$Data.A23]" office:value-type="float" office:value="9.08782406308964" calcext:value-type="float">
            <text:p>9,09</text:p>
          </table:table-cell>
          <table:table-cell table:style-name="ce8" table:formula="of:=[$Data.B23]" office:value-type="float" office:value="-0.947530923904417" calcext:value-type="float">
            <text:p>-0,95</text:p>
          </table:table-cell>
          <table:table-cell table:style-name="ce8" table:formula="of:=[.H24]+[.I24]+[.J24]" office:value-type="float" office:value="26.5720557287011" calcext:value-type="float">
            <text:p>26,57</text:p>
          </table:table-cell>
          <table:table-cell table:style-name="ce8" table:formula="of:=[.K24]/[.F24]" office:value-type="float" office:value="0.800913809024894" calcext:value-type="float">
            <text:p>0,80</text:p>
          </table:table-cell>
          <table:table-cell table:style-name="ce55" table:formula="of:=[.A24]/[.L24]" office:value-type="float" office:value="49.942952099552" calcext:value-type="float">
            <text:p>49,9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5]/[.B2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4])/[.B25]*[.C25]" office:value-type="float" office:value="24.971476049776" calcext:value-type="float">
            <text:p>24,97</text:p>
          </table:table-cell>
          <table:table-cell table:style-name="ce8" table:formula="of:=IF([.F25]&lt;ABS([.M24]-[.G24]);IF([.G24]&gt;[.M24];[.G24]-[.F25];[.G24]+[.F25]);[.M24])" office:value-type="float" office:value="124.338219317364" calcext:value-type="float">
            <text:p>124,34</text:p>
          </table:table-cell>
          <table:table-cell table:style-name="ce8" table:formula="of:=[.E25]*[.F25]*[.$H$3]" office:value-type="float" office:value="13.8730422498755" calcext:value-type="float">
            <text:p>13,87</text:p>
          </table:table-cell>
          <table:table-cell table:style-name="ce8" table:formula="of:=[$Data.A24]" office:value-type="float" office:value="6.50775996833689" calcext:value-type="float">
            <text:p>6,51</text:p>
          </table:table-cell>
          <table:table-cell table:style-name="ce8" table:formula="of:=[$Data.B24]" office:value-type="float" office:value="-3.07716648897644" calcext:value-type="float">
            <text:p>-3,08</text:p>
          </table:table-cell>
          <table:table-cell table:style-name="ce8" table:formula="of:=[.H25]+[.I25]+[.J25]" office:value-type="float" office:value="17.303635729236" calcext:value-type="float">
            <text:p>17,30</text:p>
          </table:table-cell>
          <table:table-cell table:style-name="ce8" table:formula="of:=[.K25]/[.F25]" office:value-type="float" office:value="0.692936040094082" calcext:value-type="float">
            <text:p>0,69</text:p>
          </table:table-cell>
          <table:table-cell table:style-name="ce55" table:formula="of:=[.A25]/[.L25]" office:value-type="float" office:value="57.7253854404355" calcext:value-type="float">
            <text:p>57,7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6]/[.B2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5])/[.B26]*[.C26]" office:value-type="float" office:value="28.8626927202178" calcext:value-type="float">
            <text:p>28,86</text:p>
          </table:table-cell>
          <table:table-cell table:style-name="ce8" table:formula="of:=IF([.F26]&lt;ABS([.M25]-[.G25]);IF([.G25]&gt;[.M25];[.G25]-[.F26];[.G25]+[.F26]);[.M25])" office:value-type="float" office:value="95.4755265971466" calcext:value-type="float">
            <text:p>95,48</text:p>
          </table:table-cell>
          <table:table-cell table:style-name="ce8" table:formula="of:=[.E26]*[.F26]*[.$H$3]" office:value-type="float" office:value="16.0348292890099" calcext:value-type="float">
            <text:p>16,03</text:p>
          </table:table-cell>
          <table:table-cell table:style-name="ce8" table:formula="of:=[$Data.A25]" office:value-type="float" office:value="-10.2612103829397" calcext:value-type="float">
            <text:p>-10,26</text:p>
          </table:table-cell>
          <table:table-cell table:style-name="ce8" table:formula="of:=[$Data.B25]" office:value-type="float" office:value="2.13649743744651" calcext:value-type="float">
            <text:p>2,14</text:p>
          </table:table-cell>
          <table:table-cell table:style-name="ce8" table:formula="of:=[.H26]+[.I26]+[.J26]" office:value-type="float" office:value="7.91011634351668" calcext:value-type="float">
            <text:p>7,91</text:p>
          </table:table-cell>
          <table:table-cell table:style-name="ce8" table:formula="of:=[.K26]/[.F26]" office:value-type="float" office:value="0.274060234787996" calcext:value-type="float">
            <text:p>0,27</text:p>
          </table:table-cell>
          <table:table-cell table:style-name="ce55" table:formula="of:=[.A26]/[.L26]" office:value-type="float" office:value="145.953315813739" calcext:value-type="float">
            <text:p>145,9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7]/[.B2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6])/[.B27]*[.C27]" office:value-type="float" office:value="72.9766579068697" calcext:value-type="float">
            <text:p>72,98</text:p>
          </table:table-cell>
          <table:table-cell table:style-name="ce8" table:formula="of:=IF([.F27]&lt;ABS([.M26]-[.G26]);IF([.G26]&gt;[.M26];[.G26]-[.F27];[.G26]+[.F27]);[.M26])" office:value-type="float" office:value="145.953315813739" calcext:value-type="float">
            <text:p>145,95</text:p>
          </table:table-cell>
          <table:table-cell table:style-name="ce8" table:formula="of:=[.E27]*[.F27]*[.$H$3]" office:value-type="float" office:value="40.5425877260387" calcext:value-type="float">
            <text:p>40,54</text:p>
          </table:table-cell>
          <table:table-cell table:style-name="ce8" table:formula="of:=[$Data.A26]" office:value-type="float" office:value="-8.6876551453155" calcext:value-type="float">
            <text:p>-8,69</text:p>
          </table:table-cell>
          <table:table-cell table:style-name="ce8" table:formula="of:=[$Data.B26]" office:value-type="float" office:value="-3.60964412852046" calcext:value-type="float">
            <text:p>-3,61</text:p>
          </table:table-cell>
          <table:table-cell table:style-name="ce8" table:formula="of:=[.H27]+[.I27]+[.J27]" office:value-type="float" office:value="28.2452884522027" calcext:value-type="float">
            <text:p>28,25</text:p>
          </table:table-cell>
          <table:table-cell table:style-name="ce8" table:formula="of:=[.K27]/[.F27]" office:value-type="float" office:value="0.387045519243268" calcext:value-type="float">
            <text:p>0,39</text:p>
          </table:table-cell>
          <table:table-cell table:style-name="ce55" table:formula="of:=[.A27]/[.L27]" office:value-type="float" office:value="103.347017369445" calcext:value-type="float">
            <text:p>103,3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8]/[.B2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7])/[.B28]*[.C28]" office:value-type="float" office:value="51.6735086847226" calcext:value-type="float">
            <text:p>51,67</text:p>
          </table:table-cell>
          <table:table-cell table:style-name="ce8" table:formula="of:=IF([.F28]&lt;ABS([.M27]-[.G27]);IF([.G27]&gt;[.M27];[.G27]-[.F28];[.G27]+[.F28]);[.M27])" office:value-type="float" office:value="103.347017369445" calcext:value-type="float">
            <text:p>103,35</text:p>
          </table:table-cell>
          <table:table-cell table:style-name="ce8" table:formula="of:=[.E28]*[.F28]*[.$H$3]" office:value-type="float" office:value="28.7075048248459" calcext:value-type="float">
            <text:p>28,71</text:p>
          </table:table-cell>
          <table:table-cell table:style-name="ce8" table:formula="of:=[$Data.A27]" office:value-type="float" office:value="0.146116835178965" calcext:value-type="float">
            <text:p>0,15</text:p>
          </table:table-cell>
          <table:table-cell table:style-name="ce8" table:formula="of:=[$Data.B27]" office:value-type="float" office:value="2.91905419635263" calcext:value-type="float">
            <text:p>2,92</text:p>
          </table:table-cell>
          <table:table-cell table:style-name="ce8" table:formula="of:=[.H28]+[.I28]+[.J28]" office:value-type="float" office:value="31.7726758563775" calcext:value-type="float">
            <text:p>31,77</text:p>
          </table:table-cell>
          <table:table-cell table:style-name="ce8" table:formula="of:=[.K28]/[.F28]" office:value-type="float" office:value="0.614873591228984" calcext:value-type="float">
            <text:p>0,61</text:p>
          </table:table-cell>
          <table:table-cell table:style-name="ce55" table:formula="of:=[.A28]/[.L28]" office:value-type="float" office:value="65.0540217869004" calcext:value-type="float">
            <text:p>65,0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9]/[.B2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8])/[.B29]*[.C29]" office:value-type="float" office:value="32.5270108934502" calcext:value-type="float">
            <text:p>32,53</text:p>
          </table:table-cell>
          <table:table-cell table:style-name="ce8" table:formula="of:=IF([.F29]&lt;ABS([.M28]-[.G28]);IF([.G28]&gt;[.M28];[.G28]-[.F29];[.G28]+[.F29]);[.M28])" office:value-type="float" office:value="70.820006475995" calcext:value-type="float">
            <text:p>70,82</text:p>
          </table:table-cell>
          <table:table-cell table:style-name="ce8" table:formula="of:=[.E29]*[.F29]*[.$H$3]" office:value-type="float" office:value="18.0705616074723" calcext:value-type="float">
            <text:p>18,07</text:p>
          </table:table-cell>
          <table:table-cell table:style-name="ce8" table:formula="of:=[$Data.A28]" office:value-type="float" office:value="11.1158033959154" calcext:value-type="float">
            <text:p>11,12</text:p>
          </table:table-cell>
          <table:table-cell table:style-name="ce8" table:formula="of:=[$Data.B28]" office:value-type="float" office:value="-2.72386763381722" calcext:value-type="float">
            <text:p>-2,72</text:p>
          </table:table-cell>
          <table:table-cell table:style-name="ce8" table:formula="of:=[.H29]+[.I29]+[.J29]" office:value-type="float" office:value="26.4624973695705" calcext:value-type="float">
            <text:p>26,46</text:p>
          </table:table-cell>
          <table:table-cell table:style-name="ce8" table:formula="of:=[.K29]/[.F29]" office:value-type="float" office:value="0.813554539525767" calcext:value-type="float">
            <text:p>0,81</text:p>
          </table:table-cell>
          <table:table-cell table:style-name="ce55" table:formula="of:=[.A29]/[.L29]" office:value-type="float" office:value="49.1669556945949" calcext:value-type="float">
            <text:p>49,1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0]/[.B3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29])/[.B30]*[.C30]" office:value-type="float" office:value="24.5834778472975" calcext:value-type="float">
            <text:p>24,58</text:p>
          </table:table-cell>
          <table:table-cell table:style-name="ce8" table:formula="of:=IF([.F30]&lt;ABS([.M29]-[.G29]);IF([.G29]&gt;[.M29];[.G29]-[.F30];[.G29]+[.F30]);[.M29])" office:value-type="float" office:value="49.1669556945949" calcext:value-type="float">
            <text:p>49,17</text:p>
          </table:table-cell>
          <table:table-cell table:style-name="ce8" table:formula="of:=[.E30]*[.F30]*[.$H$3]" office:value-type="float" office:value="13.657487692943" calcext:value-type="float">
            <text:p>13,66</text:p>
          </table:table-cell>
          <table:table-cell table:style-name="ce8" table:formula="of:=[$Data.A29]" office:value-type="float" office:value="-13.9829038938112" calcext:value-type="float">
            <text:p>-13,98</text:p>
          </table:table-cell>
          <table:table-cell table:style-name="ce8" table:formula="of:=[$Data.B29]" office:value-type="float" office:value="2.48414557573229" calcext:value-type="float">
            <text:p>2,48</text:p>
          </table:table-cell>
          <table:table-cell table:style-name="ce8" table:formula="of:=[.H30]+[.I30]+[.J30]" office:value-type="float" office:value="2.15872937486416" calcext:value-type="float">
            <text:p>2,16</text:p>
          </table:table-cell>
          <table:table-cell table:style-name="ce8" table:formula="of:=[.K30]/[.F30]" office:value-type="float" office:value="0.0878122041264178" calcext:value-type="float">
            <text:p>0,09</text:p>
          </table:table-cell>
          <table:table-cell table:style-name="ce55" table:formula="of:=[.A30]/[.L30]" office:value-type="float" office:value="455.517549046081" calcext:value-type="float">
            <text:p>455,5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1]/[.B3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0])/[.B31]*[.C31]" office:value-type="float" office:value="227.75877452304" calcext:value-type="float">
            <text:p>227,76</text:p>
          </table:table-cell>
          <table:table-cell table:style-name="ce8" table:formula="of:=IF([.F31]&lt;ABS([.M30]-[.G30]);IF([.G30]&gt;[.M30];[.G30]-[.F31];[.G30]+[.F31]);[.M30])" office:value-type="float" office:value="276.925730217635" calcext:value-type="float">
            <text:p>276,93</text:p>
          </table:table-cell>
          <table:table-cell table:style-name="ce8" table:formula="of:=[.E31]*[.F31]*[.$H$3]" office:value-type="float" office:value="126.5326525128" calcext:value-type="float">
            <text:p>126,53</text:p>
          </table:table-cell>
          <table:table-cell table:style-name="ce8" table:formula="of:=[$Data.A30]" office:value-type="float" office:value="8.4290675988139" calcext:value-type="float">
            <text:p>8,43</text:p>
          </table:table-cell>
          <table:table-cell table:style-name="ce8" table:formula="of:=[$Data.B30]" office:value-type="float" office:value="-4.72535034380139" calcext:value-type="float">
            <text:p>-4,73</text:p>
          </table:table-cell>
          <table:table-cell table:style-name="ce8" table:formula="of:=[.H31]+[.I31]+[.J31]" office:value-type="float" office:value="130.236369767813" calcext:value-type="float">
            <text:p>130,24</text:p>
          </table:table-cell>
          <table:table-cell table:style-name="ce8" table:formula="of:=[.K31]/[.F31]" office:value-type="float" office:value="0.57181713433674" calcext:value-type="float">
            <text:p>0,57</text:p>
          </table:table-cell>
          <table:table-cell table:style-name="ce55" table:formula="of:=[.A31]/[.L31]" office:value-type="float" office:value="69.952433388336" calcext:value-type="float">
            <text:p>69,9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2]/[.B3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1])/[.B32]*[.C32]" office:value-type="float" office:value="34.976216694168" calcext:value-type="float">
            <text:p>34,98</text:p>
          </table:table-cell>
          <table:table-cell table:style-name="ce8" table:formula="of:=IF([.F32]&lt;ABS([.M31]-[.G31]);IF([.G31]&gt;[.M31];[.G31]-[.F32];[.G31]+[.F32]);[.M31])" office:value-type="float" office:value="241.949513523467" calcext:value-type="float">
            <text:p>241,95</text:p>
          </table:table-cell>
          <table:table-cell table:style-name="ce8" table:formula="of:=[.E32]*[.F32]*[.$H$3]" office:value-type="float" office:value="19.43123149676" calcext:value-type="float">
            <text:p>19,43</text:p>
          </table:table-cell>
          <table:table-cell table:style-name="ce8" table:formula="of:=[$Data.A31]" office:value-type="float" office:value="8.23172453666139" calcext:value-type="float">
            <text:p>8,23</text:p>
          </table:table-cell>
          <table:table-cell table:style-name="ce8" table:formula="of:=[$Data.B31]" office:value-type="float" office:value="0.667446605025475" calcext:value-type="float">
            <text:p>0,67</text:p>
          </table:table-cell>
          <table:table-cell table:style-name="ce8" table:formula="of:=[.H32]+[.I32]+[.J32]" office:value-type="float" office:value="28.3304026384469" calcext:value-type="float">
            <text:p>28,33</text:p>
          </table:table-cell>
          <table:table-cell table:style-name="ce8" table:formula="of:=[.K32]/[.F32]" office:value-type="float" office:value="0.809990482566136" calcext:value-type="float">
            <text:p>0,81</text:p>
          </table:table-cell>
          <table:table-cell table:style-name="ce55" table:formula="of:=[.A32]/[.L32]" office:value-type="float" office:value="49.3832962990821" calcext:value-type="float">
            <text:p>49,3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3]/[.B3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2])/[.B33]*[.C33]" office:value-type="float" office:value="24.6916481495411" calcext:value-type="float">
            <text:p>24,69</text:p>
          </table:table-cell>
          <table:table-cell table:style-name="ce8" table:formula="of:=IF([.F33]&lt;ABS([.M32]-[.G32]);IF([.G32]&gt;[.M32];[.G32]-[.F33];[.G32]+[.F33]);[.M32])" office:value-type="float" office:value="217.257865373926" calcext:value-type="float">
            <text:p>217,26</text:p>
          </table:table-cell>
          <table:table-cell table:style-name="ce8" table:formula="of:=[.E33]*[.F33]*[.$H$3]" office:value-type="float" office:value="13.7175823053006" calcext:value-type="float">
            <text:p>13,72</text:p>
          </table:table-cell>
          <table:table-cell table:style-name="ce8" table:formula="of:=[$Data.A32]" office:value-type="float" office:value="-13.0364587707887" calcext:value-type="float">
            <text:p>-13,04</text:p>
          </table:table-cell>
          <table:table-cell table:style-name="ce8" table:formula="of:=[$Data.B32]" office:value-type="float" office:value="-2.53311642075179" calcext:value-type="float">
            <text:p>-2,53</text:p>
          </table:table-cell>
          <table:table-cell table:style-name="ce8" table:formula="of:=[.H33]+[.I33]+[.J33]" office:value-type="float" office:value="-1.85199288623985" calcext:value-type="float">
            <text:p>-1,85</text:p>
          </table:table-cell>
          <table:table-cell table:style-name="ce8" table:formula="of:=[.K33]/[.F33]" office:value-type="float" office:value="-0.0750048305817233" calcext:value-type="float">
            <text:p>-0,08</text:p>
          </table:table-cell>
          <table:table-cell table:style-name="ce55" table:formula="of:=[.A33]/[.L33]" office:value-type="float" office:value="-533.298984742284" calcext:value-type="float">
            <text:p>-533,3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4]/[.B3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3])/[.B34]*[.C34]" office:value-type="float" office:value="266.649492371142" calcext:value-type="float">
            <text:p>266,65</text:p>
          </table:table-cell>
          <table:table-cell table:style-name="ce8" table:formula="of:=IF([.F34]&lt;ABS([.M33]-[.G33]);IF([.G33]&gt;[.M33];[.G33]-[.F34];[.G33]+[.F34]);[.M33])" office:value-type="float" office:value="-49.3916269972154" calcext:value-type="float">
            <text:p>-49,39</text:p>
          </table:table-cell>
          <table:table-cell table:style-name="ce8" table:formula="of:=[.E34]*[.F34]*[.$H$3]" office:value-type="float" office:value="148.138606872857" calcext:value-type="float">
            <text:p>148,14</text:p>
          </table:table-cell>
          <table:table-cell table:style-name="ce8" table:formula="of:=[$Data.A33]" office:value-type="float" office:value="-5.50514642653401" calcext:value-type="float">
            <text:p>-5,51</text:p>
          </table:table-cell>
          <table:table-cell table:style-name="ce8" table:formula="of:=[$Data.B33]" office:value-type="float" office:value="-3.13656335409546" calcext:value-type="float">
            <text:p>-3,14</text:p>
          </table:table-cell>
          <table:table-cell table:style-name="ce8" table:formula="of:=[.H34]+[.I34]+[.J34]" office:value-type="float" office:value="139.496897092227" calcext:value-type="float">
            <text:p>139,50</text:p>
          </table:table-cell>
          <table:table-cell table:style-name="ce8" table:formula="of:=[.K34]/[.F34]" office:value-type="float" office:value="0.523147056653929" calcext:value-type="float">
            <text:p>0,52</text:p>
          </table:table-cell>
          <table:table-cell table:style-name="ce55" table:formula="of:=[.A34]/[.L34]" office:value-type="float" office:value="76.460336517693" calcext:value-type="float">
            <text:p>76,4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5]/[.B3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4])/[.B35]*[.C35]" office:value-type="float" office:value="38.2301682588465" calcext:value-type="float">
            <text:p>38,23</text:p>
          </table:table-cell>
          <table:table-cell table:style-name="ce8" table:formula="of:=IF([.F35]&lt;ABS([.M34]-[.G34]);IF([.G34]&gt;[.M34];[.G34]-[.F35];[.G34]+[.F35]);[.M34])" office:value-type="float" office:value="-11.1614587383689" calcext:value-type="float">
            <text:p>-11,16</text:p>
          </table:table-cell>
          <table:table-cell table:style-name="ce8" table:formula="of:=[.E35]*[.F35]*[.$H$3]" office:value-type="float" office:value="21.2389823660258" calcext:value-type="float">
            <text:p>21,24</text:p>
          </table:table-cell>
          <table:table-cell table:style-name="ce8" table:formula="of:=[$Data.A34]" office:value-type="float" office:value="-8.04746952779662" calcext:value-type="float">
            <text:p>-8,05</text:p>
          </table:table-cell>
          <table:table-cell table:style-name="ce8" table:formula="of:=[$Data.B34]" office:value-type="float" office:value="4.33539642835563" calcext:value-type="float">
            <text:p>4,34</text:p>
          </table:table-cell>
          <table:table-cell table:style-name="ce8" table:formula="of:=[.H35]+[.I35]+[.J35]" office:value-type="float" office:value="17.5269092665849" calcext:value-type="float">
            <text:p>17,53</text:p>
          </table:table-cell>
          <table:table-cell table:style-name="ce8" table:formula="of:=[.K35]/[.F35]" office:value-type="float" office:value="0.458457549752717" calcext:value-type="float">
            <text:p>0,46</text:p>
          </table:table-cell>
          <table:table-cell table:style-name="ce55" table:formula="of:=[.A35]/[.L35]" office:value-type="float" office:value="87.2490812324396" calcext:value-type="float">
            <text:p>87,2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6]/[.B3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5])/[.B36]*[.C36]" office:value-type="float" office:value="43.6245406162198" calcext:value-type="float">
            <text:p>43,62</text:p>
          </table:table-cell>
          <table:table-cell table:style-name="ce8" table:formula="of:=IF([.F36]&lt;ABS([.M35]-[.G35]);IF([.G35]&gt;[.M35];[.G35]-[.F36];[.G35]+[.F36]);[.M35])" office:value-type="float" office:value="32.4630818778509" calcext:value-type="float">
            <text:p>32,46</text:p>
          </table:table-cell>
          <table:table-cell table:style-name="ce8" table:formula="of:=[.E36]*[.F36]*[.$H$3]" office:value-type="float" office:value="24.2358558978999" calcext:value-type="float">
            <text:p>24,24</text:p>
          </table:table-cell>
          <table:table-cell table:style-name="ce8" table:formula="of:=[$Data.A35]" office:value-type="float" office:value="-11.5940311580694" calcext:value-type="float">
            <text:p>-11,59</text:p>
          </table:table-cell>
          <table:table-cell table:style-name="ce8" table:formula="of:=[$Data.B35]" office:value-type="float" office:value="0.452414842318198" calcext:value-type="float">
            <text:p>0,45</text:p>
          </table:table-cell>
          <table:table-cell table:style-name="ce8" table:formula="of:=[.H36]+[.I36]+[.J36]" office:value-type="float" office:value="13.0942395821487" calcext:value-type="float">
            <text:p>13,09</text:p>
          </table:table-cell>
          <table:table-cell table:style-name="ce8" table:formula="of:=[.K36]/[.F36]" office:value-type="float" office:value="0.300157649735347" calcext:value-type="float">
            <text:p>0,30</text:p>
          </table:table-cell>
          <table:table-cell table:style-name="ce55" table:formula="of:=[.A36]/[.L36]" office:value-type="float" office:value="133.263303584861" calcext:value-type="float">
            <text:p>133,2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7]/[.B3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6])/[.B37]*[.C37]" office:value-type="float" office:value="66.6316517924307" calcext:value-type="float">
            <text:p>66,63</text:p>
          </table:table-cell>
          <table:table-cell table:style-name="ce8" table:formula="of:=IF([.F37]&lt;ABS([.M36]-[.G36]);IF([.G36]&gt;[.M36];[.G36]-[.F37];[.G36]+[.F37]);[.M36])" office:value-type="float" office:value="99.0947336702816" calcext:value-type="float">
            <text:p>99,09</text:p>
          </table:table-cell>
          <table:table-cell table:style-name="ce8" table:formula="of:=[.E37]*[.F37]*[.$H$3]" office:value-type="float" office:value="37.0175843291282" calcext:value-type="float">
            <text:p>37,02</text:p>
          </table:table-cell>
          <table:table-cell table:style-name="ce8" table:formula="of:=[$Data.A36]" office:value-type="float" office:value="-12.7777617873725" calcext:value-type="float">
            <text:p>-12,78</text:p>
          </table:table-cell>
          <table:table-cell table:style-name="ce8" table:formula="of:=[$Data.B36]" office:value-type="float" office:value="0.732202022906722" calcext:value-type="float">
            <text:p>0,73</text:p>
          </table:table-cell>
          <table:table-cell table:style-name="ce8" table:formula="of:=[.H37]+[.I37]+[.J37]" office:value-type="float" office:value="24.9720245646624" calcext:value-type="float">
            <text:p>24,97</text:p>
          </table:table-cell>
          <table:table-cell table:style-name="ce8" table:formula="of:=[.K37]/[.F37]" office:value-type="float" office:value="0.374777210123121" calcext:value-type="float">
            <text:p>0,37</text:p>
          </table:table-cell>
          <table:table-cell table:style-name="ce55" table:formula="of:=[.A37]/[.L37]" office:value-type="float" office:value="106.730075681121" calcext:value-type="float">
            <text:p>106,7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8]/[.B3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7])/[.B38]*[.C38]" office:value-type="float" office:value="53.3650378405604" calcext:value-type="float">
            <text:p>53,37</text:p>
          </table:table-cell>
          <table:table-cell table:style-name="ce8" table:formula="of:=IF([.F38]&lt;ABS([.M37]-[.G37]);IF([.G37]&gt;[.M37];[.G37]-[.F38];[.G37]+[.F38]);[.M37])" office:value-type="float" office:value="106.730075681121" calcext:value-type="float">
            <text:p>106,73</text:p>
          </table:table-cell>
          <table:table-cell table:style-name="ce8" table:formula="of:=[.E38]*[.F38]*[.$H$3]" office:value-type="float" office:value="29.6472432447558" calcext:value-type="float">
            <text:p>29,65</text:p>
          </table:table-cell>
          <table:table-cell table:style-name="ce8" table:formula="of:=[$Data.A37]" office:value-type="float" office:value="-8.09842295088574" calcext:value-type="float">
            <text:p>-8,10</text:p>
          </table:table-cell>
          <table:table-cell table:style-name="ce8" table:formula="of:=[$Data.B37]" office:value-type="float" office:value="2.60269763715979" calcext:value-type="float">
            <text:p>2,60</text:p>
          </table:table-cell>
          <table:table-cell table:style-name="ce8" table:formula="of:=[.H38]+[.I38]+[.J38]" office:value-type="float" office:value="24.1515179310298" calcext:value-type="float">
            <text:p>24,15</text:p>
          </table:table-cell>
          <table:table-cell table:style-name="ce8" table:formula="of:=[.K38]/[.F38]" office:value-type="float" office:value="0.452571925521494" calcext:value-type="float">
            <text:p>0,45</text:p>
          </table:table-cell>
          <table:table-cell table:style-name="ce55" table:formula="of:=[.A38]/[.L38]" office:value-type="float" office:value="88.3837413332884" calcext:value-type="float">
            <text:p>88,3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9]/[.B3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8])/[.B39]*[.C39]" office:value-type="float" office:value="44.1918706666442" calcext:value-type="float">
            <text:p>44,19</text:p>
          </table:table-cell>
          <table:table-cell table:style-name="ce8" table:formula="of:=IF([.F39]&lt;ABS([.M38]-[.G38]);IF([.G38]&gt;[.M38];[.G38]-[.F39];[.G38]+[.F39]);[.M38])" office:value-type="float" office:value="88.3837413332884" calcext:value-type="float">
            <text:p>88,38</text:p>
          </table:table-cell>
          <table:table-cell table:style-name="ce8" table:formula="of:=[.E39]*[.F39]*[.$H$3]" office:value-type="float" office:value="24.5510392592468" calcext:value-type="float">
            <text:p>24,55</text:p>
          </table:table-cell>
          <table:table-cell table:style-name="ce8" table:formula="of:=[$Data.A38]" office:value-type="float" office:value="-10.0676961612714" calcext:value-type="float">
            <text:p>-10,07</text:p>
          </table:table-cell>
          <table:table-cell table:style-name="ce8" table:formula="of:=[$Data.B38]" office:value-type="float" office:value="1.87676034929163" calcext:value-type="float">
            <text:p>1,88</text:p>
          </table:table-cell>
          <table:table-cell table:style-name="ce8" table:formula="of:=[.H39]+[.I39]+[.J39]" office:value-type="float" office:value="16.360103447267" calcext:value-type="float">
            <text:p>16,36</text:p>
          </table:table-cell>
          <table:table-cell table:style-name="ce8" table:formula="of:=[.K39]/[.F39]" office:value-type="float" office:value="0.370206175943024" calcext:value-type="float">
            <text:p>0,37</text:p>
          </table:table-cell>
          <table:table-cell table:style-name="ce55" table:formula="of:=[.A39]/[.L39]" office:value-type="float" office:value="108.047900330426" calcext:value-type="float">
            <text:p>108,0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0]/[.B4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39])/[.B40]*[.C40]" office:value-type="float" office:value="54.023950165213" calcext:value-type="float">
            <text:p>54,02</text:p>
          </table:table-cell>
          <table:table-cell table:style-name="ce8" table:formula="of:=IF([.F40]&lt;ABS([.M39]-[.G39]);IF([.G39]&gt;[.M39];[.G39]-[.F40];[.G39]+[.F40]);[.M39])" office:value-type="float" office:value="108.047900330426" calcext:value-type="float">
            <text:p>108,05</text:p>
          </table:table-cell>
          <table:table-cell table:style-name="ce8" table:formula="of:=[.E40]*[.F40]*[.$H$3]" office:value-type="float" office:value="30.0133056473405" calcext:value-type="float">
            <text:p>30,01</text:p>
          </table:table-cell>
          <table:table-cell table:style-name="ce8" table:formula="of:=[$Data.A39]" office:value-type="float" office:value="0.300424771118789" calcext:value-type="float">
            <text:p>0,30</text:p>
          </table:table-cell>
          <table:table-cell table:style-name="ce8" table:formula="of:=[$Data.B39]" office:value-type="float" office:value="-2.44956257421054" calcext:value-type="float">
            <text:p>-2,45</text:p>
          </table:table-cell>
          <table:table-cell table:style-name="ce8" table:formula="of:=[.H40]+[.I40]+[.J40]" office:value-type="float" office:value="27.8641678442488" calcext:value-type="float">
            <text:p>27,86</text:p>
          </table:table-cell>
          <table:table-cell table:style-name="ce8" table:formula="of:=[.K40]/[.F40]" office:value-type="float" office:value="0.515774351172696" calcext:value-type="float">
            <text:p>0,52</text:p>
          </table:table-cell>
          <table:table-cell table:style-name="ce55" table:formula="of:=[.A40]/[.L40]" office:value-type="float" office:value="77.5532942052151" calcext:value-type="float">
            <text:p>77,5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1]/[.B4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0])/[.B41]*[.C41]" office:value-type="float" office:value="38.7766471026075" calcext:value-type="float">
            <text:p>38,78</text:p>
          </table:table-cell>
          <table:table-cell table:style-name="ce8" table:formula="of:=IF([.F41]&lt;ABS([.M40]-[.G40]);IF([.G40]&gt;[.M40];[.G40]-[.F41];[.G40]+[.F41]);[.M40])" office:value-type="float" office:value="77.5532942052151" calcext:value-type="float">
            <text:p>77,55</text:p>
          </table:table-cell>
          <table:table-cell table:style-name="ce8" table:formula="of:=[.E41]*[.F41]*[.$H$3]" office:value-type="float" office:value="21.5425817236708" calcext:value-type="float">
            <text:p>21,54</text:p>
          </table:table-cell>
          <table:table-cell table:style-name="ce8" table:formula="of:=[$Data.A40]" office:value-type="float" office:value="11.1985248858602" calcext:value-type="float">
            <text:p>11,20</text:p>
          </table:table-cell>
          <table:table-cell table:style-name="ce8" table:formula="of:=[$Data.B40]" office:value-type="float" office:value="-2.77541850657884" calcext:value-type="float">
            <text:p>-2,78</text:p>
          </table:table-cell>
          <table:table-cell table:style-name="ce8" table:formula="of:=[.H41]+[.I41]+[.J41]" office:value-type="float" office:value="29.9656881029522" calcext:value-type="float">
            <text:p>29,97</text:p>
          </table:table-cell>
          <table:table-cell table:style-name="ce8" table:formula="of:=[.K41]/[.F41]" office:value-type="float" office:value="0.772776666937178" calcext:value-type="float">
            <text:p>0,77</text:p>
          </table:table-cell>
          <table:table-cell table:style-name="ce55" table:formula="of:=[.A41]/[.L41]" office:value-type="float" office:value="51.7613971945296" calcext:value-type="float">
            <text:p>51,7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2]/[.B4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1])/[.B42]*[.C42]" office:value-type="float" office:value="25.8806985972648" calcext:value-type="float">
            <text:p>25,88</text:p>
          </table:table-cell>
          <table:table-cell table:style-name="ce8" table:formula="of:=IF([.F42]&lt;ABS([.M41]-[.G41]);IF([.G41]&gt;[.M41];[.G41]-[.F42];[.G41]+[.F42]);[.M41])" office:value-type="float" office:value="51.7613971945296" calcext:value-type="float">
            <text:p>51,76</text:p>
          </table:table-cell>
          <table:table-cell table:style-name="ce8" table:formula="of:=[.E42]*[.F42]*[.$H$3]" office:value-type="float" office:value="14.3781658873693" calcext:value-type="float">
            <text:p>14,38</text:p>
          </table:table-cell>
          <table:table-cell table:style-name="ce8" table:formula="of:=[$Data.A41]" office:value-type="float" office:value="-12.0938988030092" calcext:value-type="float">
            <text:p>-12,09</text:p>
          </table:table-cell>
          <table:table-cell table:style-name="ce8" table:formula="of:=[$Data.B41]" office:value-type="float" office:value="-2.32508119152283" calcext:value-type="float">
            <text:p>-2,33</text:p>
          </table:table-cell>
          <table:table-cell table:style-name="ce8" table:formula="of:=[.H42]+[.I42]+[.J42]" office:value-type="float" office:value="-0.0408141071627499" calcext:value-type="float">
            <text:p>-0,04</text:p>
          </table:table-cell>
          <table:table-cell table:style-name="ce8" table:formula="of:=[.K42]/[.F42]" office:value-type="float" office:value="-0.00157700948486234" calcext:value-type="float">
            <text:p>0,00</text:p>
          </table:table-cell>
          <table:table-cell table:style-name="ce55" table:formula="of:=[.A42]/[.L42]" office:value-type="float" office:value="-25364.463805677" calcext:value-type="float">
            <text:p>-25 364,4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3]/[.B4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2])/[.B43]*[.C43]" office:value-type="float" office:value="12682.2319028385" calcext:value-type="float">
            <text:p>12 682,23</text:p>
          </table:table-cell>
          <table:table-cell table:style-name="ce8" table:formula="of:=IF([.F43]&lt;ABS([.M42]-[.G42]);IF([.G42]&gt;[.M42];[.G42]-[.F43];[.G42]+[.F43]);[.M42])" office:value-type="float" office:value="-12630.470505644" calcext:value-type="float">
            <text:p>-12 630,47</text:p>
          </table:table-cell>
          <table:table-cell table:style-name="ce8" table:formula="of:=[.E43]*[.F43]*[.$H$3]" office:value-type="float" office:value="7045.68439046583" calcext:value-type="float">
            <text:p>7 045,68</text:p>
          </table:table-cell>
          <table:table-cell table:style-name="ce8" table:formula="of:=[$Data.A42]" office:value-type="float" office:value="-4.20055158272777" calcext:value-type="float">
            <text:p>-4,20</text:p>
          </table:table-cell>
          <table:table-cell table:style-name="ce8" table:formula="of:=[$Data.B42]" office:value-type="float" office:value="-3.98044067727855" calcext:value-type="float">
            <text:p>-3,98</text:p>
          </table:table-cell>
          <table:table-cell table:style-name="ce8" table:formula="of:=[.H43]+[.I43]+[.J43]" office:value-type="float" office:value="7037.50339820582" calcext:value-type="float">
            <text:p>7 037,50</text:p>
          </table:table-cell>
          <table:table-cell table:style-name="ce8" table:formula="of:=[.K43]/[.F43]" office:value-type="float" office:value="0.554910480436075" calcext:value-type="float">
            <text:p>0,55</text:p>
          </table:table-cell>
          <table:table-cell table:style-name="ce55" table:formula="of:=[.A43]/[.L43]" office:value-type="float" office:value="72.0836989212496" calcext:value-type="float">
            <text:p>72,0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4]/[.B4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3])/[.B44]*[.C44]" office:value-type="float" office:value="36.0418494606248" calcext:value-type="float">
            <text:p>36,04</text:p>
          </table:table-cell>
          <table:table-cell table:style-name="ce8" table:formula="of:=IF([.F44]&lt;ABS([.M43]-[.G43]);IF([.G43]&gt;[.M43];[.G43]-[.F44];[.G43]+[.F44]);[.M43])" office:value-type="float" office:value="-12594.4286561833" calcext:value-type="float">
            <text:p>-12 594,43</text:p>
          </table:table-cell>
          <table:table-cell table:style-name="ce8" table:formula="of:=[.E44]*[.F44]*[.$H$3]" office:value-type="float" office:value="20.0232497003471" calcext:value-type="float">
            <text:p>20,02</text:p>
          </table:table-cell>
          <table:table-cell table:style-name="ce8" table:formula="of:=[$Data.A43]" office:value-type="float" office:value="3.9574847251379" calcext:value-type="float">
            <text:p>3,96</text:p>
          </table:table-cell>
          <table:table-cell table:style-name="ce8" table:formula="of:=[$Data.B43]" office:value-type="float" office:value="-3.70715246877837" calcext:value-type="float">
            <text:p>-3,71</text:p>
          </table:table-cell>
          <table:table-cell table:style-name="ce8" table:formula="of:=[.H44]+[.I44]+[.J44]" office:value-type="float" office:value="20.2735819567067" calcext:value-type="float">
            <text:p>20,27</text:p>
          </table:table-cell>
          <table:table-cell table:style-name="ce8" table:formula="of:=[.K44]/[.F44]" office:value-type="float" office:value="0.562501155187811" calcext:value-type="float">
            <text:p>0,56</text:p>
          </table:table-cell>
          <table:table-cell table:style-name="ce55" table:formula="of:=[.A44]/[.L44]" office:value-type="float" office:value="71.1109650728531" calcext:value-type="float">
            <text:p>71,11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5]/[.B4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4])/[.B45]*[.C45]" office:value-type="float" office:value="35.5554825364266" calcext:value-type="float">
            <text:p>35,56</text:p>
          </table:table-cell>
          <table:table-cell table:style-name="ce8" table:formula="of:=IF([.F45]&lt;ABS([.M44]-[.G44]);IF([.G44]&gt;[.M44];[.G44]-[.F45];[.G44]+[.F45]);[.M44])" office:value-type="float" office:value="-12558.8731736469" calcext:value-type="float">
            <text:p>-12 558,87</text:p>
          </table:table-cell>
          <table:table-cell table:style-name="ce8" table:formula="of:=[.E45]*[.F45]*[.$H$3]" office:value-type="float" office:value="19.7530458535703" calcext:value-type="float">
            <text:p>19,75</text:p>
          </table:table-cell>
          <table:table-cell table:style-name="ce8" table:formula="of:=[$Data.A44]" office:value-type="float" office:value="-12.4946745154859" calcext:value-type="float">
            <text:p>-12,49</text:p>
          </table:table-cell>
          <table:table-cell table:style-name="ce8" table:formula="of:=[$Data.B44]" office:value-type="float" office:value="-0.781504159428513" calcext:value-type="float">
            <text:p>-0,78</text:p>
          </table:table-cell>
          <table:table-cell table:style-name="ce8" table:formula="of:=[.H45]+[.I45]+[.J45]" office:value-type="float" office:value="6.47686717865589" calcext:value-type="float">
            <text:p>6,48</text:p>
          </table:table-cell>
          <table:table-cell table:style-name="ce8" table:formula="of:=[.K45]/[.F45]" office:value-type="float" office:value="0.182162263499598" calcext:value-type="float">
            <text:p>0,18</text:p>
          </table:table-cell>
          <table:table-cell table:style-name="ce55" table:formula="of:=[.A45]/[.L45]" office:value-type="float" office:value="219.584447577356" calcext:value-type="float">
            <text:p>219,5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6]/[.B4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5])/[.B46]*[.C46]" office:value-type="float" office:value="109.792223788678" calcext:value-type="float">
            <text:p>109,79</text:p>
          </table:table-cell>
          <table:table-cell table:style-name="ce8" table:formula="of:=IF([.F46]&lt;ABS([.M45]-[.G45]);IF([.G45]&gt;[.M45];[.G45]-[.F46];[.G45]+[.F46]);[.M45])" office:value-type="float" office:value="-12449.0809498582" calcext:value-type="float">
            <text:p>-12 449,08</text:p>
          </table:table-cell>
          <table:table-cell table:style-name="ce8" table:formula="of:=[.E46]*[.F46]*[.$H$3]" office:value-type="float" office:value="60.995679882599" calcext:value-type="float">
            <text:p>61,00</text:p>
          </table:table-cell>
          <table:table-cell table:style-name="ce8" table:formula="of:=[$Data.A45]" office:value-type="float" office:value="-14.5235848937994" calcext:value-type="float">
            <text:p>-14,52</text:p>
          </table:table-cell>
          <table:table-cell table:style-name="ce8" table:formula="of:=[$Data.B45]" office:value-type="float" office:value="-3.86624056868424" calcext:value-type="float">
            <text:p>-3,87</text:p>
          </table:table-cell>
          <table:table-cell table:style-name="ce8" table:formula="of:=[.H46]+[.I46]+[.J46]" office:value-type="float" office:value="42.6058544201154" calcext:value-type="float">
            <text:p>42,61</text:p>
          </table:table-cell>
          <table:table-cell table:style-name="ce8" table:formula="of:=[.K46]/[.F46]" office:value-type="float" office:value="0.388058943975128" calcext:value-type="float">
            <text:p>0,39</text:p>
          </table:table-cell>
          <table:table-cell table:style-name="ce55" table:formula="of:=[.A46]/[.L46]" office:value-type="float" office:value="103.077124290076" calcext:value-type="float">
            <text:p>103,0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7]/[.B4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6])/[.B47]*[.C47]" office:value-type="float" office:value="51.5385621450381" calcext:value-type="float">
            <text:p>51,54</text:p>
          </table:table-cell>
          <table:table-cell table:style-name="ce8" table:formula="of:=IF([.F47]&lt;ABS([.M46]-[.G46]);IF([.G46]&gt;[.M46];[.G46]-[.F47];[.G46]+[.F47]);[.M46])" office:value-type="float" office:value="-12397.5423877132" calcext:value-type="float">
            <text:p>-12 397,54</text:p>
          </table:table-cell>
          <table:table-cell table:style-name="ce8" table:formula="of:=[.E47]*[.F47]*[.$H$3]" office:value-type="float" office:value="28.6325345250212" calcext:value-type="float">
            <text:p>28,63</text:p>
          </table:table-cell>
          <table:table-cell table:style-name="ce8" table:formula="of:=[$Data.A46]" office:value-type="float" office:value="2.24449314475622" calcext:value-type="float">
            <text:p>2,24</text:p>
          </table:table-cell>
          <table:table-cell table:style-name="ce8" table:formula="of:=[$Data.B46]" office:value-type="float" office:value="1.21544255256486" calcext:value-type="float">
            <text:p>1,22</text:p>
          </table:table-cell>
          <table:table-cell table:style-name="ce8" table:formula="of:=[.H47]+[.I47]+[.J47]" office:value-type="float" office:value="32.0924702223423" calcext:value-type="float">
            <text:p>32,09</text:p>
          </table:table-cell>
          <table:table-cell table:style-name="ce8" table:formula="of:=[.K47]/[.F47]" office:value-type="float" office:value="0.622688505201769" calcext:value-type="float">
            <text:p>0,62</text:p>
          </table:table-cell>
          <table:table-cell table:style-name="ce55" table:formula="of:=[.A47]/[.L47]" office:value-type="float" office:value="64.2375757153874" calcext:value-type="float">
            <text:p>64,2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8]/[.B4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7])/[.B48]*[.C48]" office:value-type="float" office:value="32.1187878576937" calcext:value-type="float">
            <text:p>32,12</text:p>
          </table:table-cell>
          <table:table-cell table:style-name="ce8" table:formula="of:=IF([.F48]&lt;ABS([.M47]-[.G47]);IF([.G47]&gt;[.M47];[.G47]-[.F48];[.G47]+[.F48]);[.M47])" office:value-type="float" office:value="-12365.4235998555" calcext:value-type="float">
            <text:p>-12 365,42</text:p>
          </table:table-cell>
          <table:table-cell table:style-name="ce8" table:formula="of:=[.E48]*[.F48]*[.$H$3]" office:value-type="float" office:value="17.843771032052" calcext:value-type="float">
            <text:p>17,84</text:p>
          </table:table-cell>
          <table:table-cell table:style-name="ce8" table:formula="of:=[$Data.A47]" office:value-type="float" office:value="-6.23742164947357" calcext:value-type="float">
            <text:p>-6,24</text:p>
          </table:table-cell>
          <table:table-cell table:style-name="ce8" table:formula="of:=[$Data.B47]" office:value-type="float" office:value="-3.85767423472113" calcext:value-type="float">
            <text:p>-3,86</text:p>
          </table:table-cell>
          <table:table-cell table:style-name="ce8" table:formula="of:=[.H48]+[.I48]+[.J48]" office:value-type="float" office:value="7.74867514785735" calcext:value-type="float">
            <text:p>7,75</text:p>
          </table:table-cell>
          <table:table-cell table:style-name="ce8" table:formula="of:=[.K48]/[.F48]" office:value-type="float" office:value="0.241250547255669" calcext:value-type="float">
            <text:p>0,24</text:p>
          </table:table-cell>
          <table:table-cell table:style-name="ce55" table:formula="of:=[.A48]/[.L48]" office:value-type="float" office:value="165.802732698506" calcext:value-type="float">
            <text:p>165,8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9]/[.B4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8])/[.B49]*[.C49]" office:value-type="float" office:value="82.9013663492529" calcext:value-type="float">
            <text:p>82,90</text:p>
          </table:table-cell>
          <table:table-cell table:style-name="ce8" table:formula="of:=IF([.F49]&lt;ABS([.M48]-[.G48]);IF([.G48]&gt;[.M48];[.G48]-[.F49];[.G48]+[.F49]);[.M48])" office:value-type="float" office:value="-12282.5222335062" calcext:value-type="float">
            <text:p>-12 282,52</text:p>
          </table:table-cell>
          <table:table-cell table:style-name="ce8" table:formula="of:=[.E49]*[.F49]*[.$H$3]" office:value-type="float" office:value="46.0563146384738" calcext:value-type="float">
            <text:p>46,06</text:p>
          </table:table-cell>
          <table:table-cell table:style-name="ce8" table:formula="of:=[$Data.A48]" office:value-type="float" office:value="-3.27974753479747" calcext:value-type="float">
            <text:p>-3,28</text:p>
          </table:table-cell>
          <table:table-cell table:style-name="ce8" table:formula="of:=[$Data.B48]" office:value-type="float" office:value="-4.69351732052479" calcext:value-type="float">
            <text:p>-4,69</text:p>
          </table:table-cell>
          <table:table-cell table:style-name="ce8" table:formula="of:=[.H49]+[.I49]+[.J49]" office:value-type="float" office:value="38.0830497831516" calcext:value-type="float">
            <text:p>38,08</text:p>
          </table:table-cell>
          <table:table-cell table:style-name="ce8" table:formula="of:=[.K49]/[.F49]" office:value-type="float" office:value="0.459377830067511" calcext:value-type="float">
            <text:p>0,46</text:p>
          </table:table-cell>
          <table:table-cell table:style-name="ce55" table:formula="of:=[.A49]/[.L49]" office:value-type="float" office:value="87.0742934941408" calcext:value-type="float">
            <text:p>87,0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0]/[.B5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49])/[.B50]*[.C50]" office:value-type="float" office:value="43.5371467470704" calcext:value-type="float">
            <text:p>43,54</text:p>
          </table:table-cell>
          <table:table-cell table:style-name="ce8" table:formula="of:=IF([.F50]&lt;ABS([.M49]-[.G49]);IF([.G49]&gt;[.M49];[.G49]-[.F50];[.G49]+[.F50]);[.M49])" office:value-type="float" office:value="-12238.9850867592" calcext:value-type="float">
            <text:p>-12 238,99</text:p>
          </table:table-cell>
          <table:table-cell table:style-name="ce8" table:formula="of:=[.E50]*[.F50]*[.$H$3]" office:value-type="float" office:value="24.1873037483724" calcext:value-type="float">
            <text:p>24,19</text:p>
          </table:table-cell>
          <table:table-cell table:style-name="ce8" table:formula="of:=[$Data.A49]" office:value-type="float" office:value="-13.4420536346732" calcext:value-type="float">
            <text:p>-13,44</text:p>
          </table:table-cell>
          <table:table-cell table:style-name="ce8" table:formula="of:=[$Data.B49]" office:value-type="float" office:value="-2.77975179079362" calcext:value-type="float">
            <text:p>-2,78</text:p>
          </table:table-cell>
          <table:table-cell table:style-name="ce8" table:formula="of:=[.H50]+[.I50]+[.J50]" office:value-type="float" office:value="7.96549832290567" calcext:value-type="float">
            <text:p>7,97</text:p>
          </table:table-cell>
          <table:table-cell table:style-name="ce8" table:formula="of:=[.K50]/[.F50]" office:value-type="float" office:value="0.18295866674914" calcext:value-type="float">
            <text:p>0,18</text:p>
          </table:table-cell>
          <table:table-cell table:style-name="ce55" table:formula="of:=[.A50]/[.L50]" office:value-type="float" office:value="218.628615472177" calcext:value-type="float">
            <text:p>218,6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1]/[.B5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0])/[.B51]*[.C51]" office:value-type="float" office:value="109.314307736089" calcext:value-type="float">
            <text:p>109,31</text:p>
          </table:table-cell>
          <table:table-cell table:style-name="ce8" table:formula="of:=IF([.F51]&lt;ABS([.M50]-[.G50]);IF([.G50]&gt;[.M50];[.G50]-[.F51];[.G50]+[.F51]);[.M50])" office:value-type="float" office:value="-12129.6707790231" calcext:value-type="float">
            <text:p>-12 129,67</text:p>
          </table:table-cell>
          <table:table-cell table:style-name="ce8" table:formula="of:=[.E51]*[.F51]*[.$H$3]" office:value-type="float" office:value="60.7301709644937" calcext:value-type="float">
            <text:p>60,73</text:p>
          </table:table-cell>
          <table:table-cell table:style-name="ce8" table:formula="of:=[$Data.A50]" office:value-type="float" office:value="-13.6916125307351" calcext:value-type="float">
            <text:p>-13,69</text:p>
          </table:table-cell>
          <table:table-cell table:style-name="ce8" table:formula="of:=[$Data.B50]" office:value-type="float" office:value="1.16891271479294" calcext:value-type="float">
            <text:p>1,17</text:p>
          </table:table-cell>
          <table:table-cell table:style-name="ce8" table:formula="of:=[.H51]+[.I51]+[.J51]" office:value-type="float" office:value="48.2074711485515" calcext:value-type="float">
            <text:p>48,21</text:p>
          </table:table-cell>
          <table:table-cell table:style-name="ce8" table:formula="of:=[.K51]/[.F51]" office:value-type="float" office:value="0.440998732434332" calcext:value-type="float">
            <text:p>0,44</text:p>
          </table:table-cell>
          <table:table-cell table:style-name="ce55" table:formula="of:=[.A51]/[.L51]" office:value-type="float" office:value="90.7032085539074" calcext:value-type="float">
            <text:p>90,7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2]/[.B5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1])/[.B52]*[.C52]" office:value-type="float" office:value="45.3516042769537" calcext:value-type="float">
            <text:p>45,35</text:p>
          </table:table-cell>
          <table:table-cell table:style-name="ce8" table:formula="of:=IF([.F52]&lt;ABS([.M51]-[.G51]);IF([.G51]&gt;[.M51];[.G51]-[.F52];[.G51]+[.F52]);[.M51])" office:value-type="float" office:value="-12084.3191747461" calcext:value-type="float">
            <text:p>-12 084,32</text:p>
          </table:table-cell>
          <table:table-cell table:style-name="ce8" table:formula="of:=[.E52]*[.F52]*[.$H$3]" office:value-type="float" office:value="25.1953357094187" calcext:value-type="float">
            <text:p>25,20</text:p>
          </table:table-cell>
          <table:table-cell table:style-name="ce8" table:formula="of:=[$Data.A51]" office:value-type="float" office:value="-10.5746925334962" calcext:value-type="float">
            <text:p>-10,57</text:p>
          </table:table-cell>
          <table:table-cell table:style-name="ce8" table:formula="of:=[$Data.B51]" office:value-type="float" office:value="-3.98690762485972" calcext:value-type="float">
            <text:p>-3,99</text:p>
          </table:table-cell>
          <table:table-cell table:style-name="ce8" table:formula="of:=[.H52]+[.I52]+[.J52]" office:value-type="float" office:value="10.6337355510628" calcext:value-type="float">
            <text:p>10,63</text:p>
          </table:table-cell>
          <table:table-cell table:style-name="ce8" table:formula="of:=[.K52]/[.F52]" office:value-type="float" office:value="0.23447319495303" calcext:value-type="float">
            <text:p>0,23</text:p>
          </table:table-cell>
          <table:table-cell table:style-name="ce55" table:formula="of:=[.A52]/[.L52]" office:value-type="float" office:value="170.595193228859" calcext:value-type="float">
            <text:p>170,6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3]/[.B5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2])/[.B53]*[.C53]" office:value-type="float" office:value="85.2975966144293" calcext:value-type="float">
            <text:p>85,30</text:p>
          </table:table-cell>
          <table:table-cell table:style-name="ce8" table:formula="of:=IF([.F53]&lt;ABS([.M52]-[.G52]);IF([.G52]&gt;[.M52];[.G52]-[.F53];[.G52]+[.F53]);[.M52])" office:value-type="float" office:value="-11999.0215781317" calcext:value-type="float">
            <text:p>-11 999,02</text:p>
          </table:table-cell>
          <table:table-cell table:style-name="ce8" table:formula="of:=[.E53]*[.F53]*[.$H$3]" office:value-type="float" office:value="47.387553674683" calcext:value-type="float">
            <text:p>47,39</text:p>
          </table:table-cell>
          <table:table-cell table:style-name="ce8" table:formula="of:=[$Data.A52]" office:value-type="float" office:value="-13.2096056389378" calcext:value-type="float">
            <text:p>-13,21</text:p>
          </table:table-cell>
          <table:table-cell table:style-name="ce8" table:formula="of:=[$Data.B52]" office:value-type="float" office:value="-4.13124807678572" calcext:value-type="float">
            <text:p>-4,13</text:p>
          </table:table-cell>
          <table:table-cell table:style-name="ce8" table:formula="of:=[.H53]+[.I53]+[.J53]" office:value-type="float" office:value="30.0466999589595" calcext:value-type="float">
            <text:p>30,05</text:p>
          </table:table-cell>
          <table:table-cell table:style-name="ce8" table:formula="of:=[.K53]/[.F53]" office:value-type="float" office:value="0.352257286858615" calcext:value-type="float">
            <text:p>0,35</text:p>
          </table:table-cell>
          <table:table-cell table:style-name="ce55" table:formula="of:=[.A53]/[.L53]" office:value-type="float" office:value="113.553364237586" calcext:value-type="float">
            <text:p>113,5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4]/[.B5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3])/[.B54]*[.C54]" office:value-type="float" office:value="56.7766821187928" calcext:value-type="float">
            <text:p>56,78</text:p>
          </table:table-cell>
          <table:table-cell table:style-name="ce8" table:formula="of:=IF([.F54]&lt;ABS([.M53]-[.G53]);IF([.G53]&gt;[.M53];[.G53]-[.F54];[.G53]+[.F54]);[.M53])" office:value-type="float" office:value="-11942.2448960129" calcext:value-type="float">
            <text:p>-11 942,24</text:p>
          </table:table-cell>
          <table:table-cell table:style-name="ce8" table:formula="of:=[.E54]*[.F54]*[.$H$3]" office:value-type="float" office:value="31.5426011771071" calcext:value-type="float">
            <text:p>31,54</text:p>
          </table:table-cell>
          <table:table-cell table:style-name="ce8" table:formula="of:=[$Data.A53]" office:value-type="float" office:value="9.81922756056711" calcext:value-type="float">
            <text:p>9,82</text:p>
          </table:table-cell>
          <table:table-cell table:style-name="ce8" table:formula="of:=[$Data.B53]" office:value-type="float" office:value="0.626130432711215" calcext:value-type="float">
            <text:p>0,63</text:p>
          </table:table-cell>
          <table:table-cell table:style-name="ce8" table:formula="of:=[.H54]+[.I54]+[.J54]" office:value-type="float" office:value="41.9879591703854" calcext:value-type="float">
            <text:p>41,99</text:p>
          </table:table-cell>
          <table:table-cell table:style-name="ce8" table:formula="of:=[.K54]/[.F54]" office:value-type="float" office:value="0.739528228904514" calcext:value-type="float">
            <text:p>0,74</text:p>
          </table:table-cell>
          <table:table-cell table:style-name="ce55" table:formula="of:=[.A54]/[.L54]" office:value-type="float" office:value="54.0885370383403" calcext:value-type="float">
            <text:p>54,0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5]/[.B5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4])/[.B55]*[.C55]" office:value-type="float" office:value="27.0442685191701" calcext:value-type="float">
            <text:p>27,04</text:p>
          </table:table-cell>
          <table:table-cell table:style-name="ce8" table:formula="of:=IF([.F55]&lt;ABS([.M54]-[.G54]);IF([.G54]&gt;[.M54];[.G54]-[.F55];[.G54]+[.F55]);[.M54])" office:value-type="float" office:value="-11915.2006274937" calcext:value-type="float">
            <text:p>-11 915,20</text:p>
          </table:table-cell>
          <table:table-cell table:style-name="ce8" table:formula="of:=[.E55]*[.F55]*[.$H$3]" office:value-type="float" office:value="15.0245936217612" calcext:value-type="float">
            <text:p>15,02</text:p>
          </table:table-cell>
          <table:table-cell table:style-name="ce8" table:formula="of:=[$Data.A54]" office:value-type="float" office:value="4.70543123537163" calcext:value-type="float">
            <text:p>4,71</text:p>
          </table:table-cell>
          <table:table-cell table:style-name="ce8" table:formula="of:=[$Data.B54]" office:value-type="float" office:value="4.0265733270032" calcext:value-type="float">
            <text:p>4,03</text:p>
          </table:table-cell>
          <table:table-cell table:style-name="ce8" table:formula="of:=[.H55]+[.I55]+[.J55]" office:value-type="float" office:value="23.756598184136" calcext:value-type="float">
            <text:p>23,76</text:p>
          </table:table-cell>
          <table:table-cell table:style-name="ce8" table:formula="of:=[.K55]/[.F55]" office:value-type="float" office:value="0.878433748995515" calcext:value-type="float">
            <text:p>0,88</text:p>
          </table:table-cell>
          <table:table-cell table:style-name="ce55" table:formula="of:=[.A55]/[.L55]" office:value-type="float" office:value="45.5355910969266" calcext:value-type="float">
            <text:p>45,5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6]/[.B5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5])/[.B56]*[.C56]" office:value-type="float" office:value="22.7677955484633" calcext:value-type="float">
            <text:p>22,77</text:p>
          </table:table-cell>
          <table:table-cell table:style-name="ce8" table:formula="of:=IF([.F56]&lt;ABS([.M55]-[.G55]);IF([.G55]&gt;[.M55];[.G55]-[.F56];[.G55]+[.F56]);[.M55])" office:value-type="float" office:value="-11892.4328319453" calcext:value-type="float">
            <text:p>-11 892,43</text:p>
          </table:table-cell>
          <table:table-cell table:style-name="ce8" table:formula="of:=[.E56]*[.F56]*[.$H$3]" office:value-type="float" office:value="12.6487753047018" calcext:value-type="float">
            <text:p>12,65</text:p>
          </table:table-cell>
          <table:table-cell table:style-name="ce8" table:formula="of:=[$Data.A55]" office:value-type="float" office:value="4.02856771160985" calcext:value-type="float">
            <text:p>4,03</text:p>
          </table:table-cell>
          <table:table-cell table:style-name="ce8" table:formula="of:=[$Data.B55]" office:value-type="float" office:value="-3.24403847527604" calcext:value-type="float">
            <text:p>-3,24</text:p>
          </table:table-cell>
          <table:table-cell table:style-name="ce8" table:formula="of:=[.H56]+[.I56]+[.J56]" office:value-type="float" office:value="13.4333045410356" calcext:value-type="float">
            <text:p>13,43</text:p>
          </table:table-cell>
          <table:table-cell table:style-name="ce8" table:formula="of:=[.K56]/[.F56]" office:value-type="float" office:value="0.59001340346902" calcext:value-type="float">
            <text:p>0,59</text:p>
          </table:table-cell>
          <table:table-cell table:style-name="ce55" table:formula="of:=[.A56]/[.L56]" office:value-type="float" office:value="67.7950700184395" calcext:value-type="float">
            <text:p>67,8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7]/[.B5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6])/[.B57]*[.C57]" office:value-type="float" office:value="33.8975350092197" calcext:value-type="float">
            <text:p>33,90</text:p>
          </table:table-cell>
          <table:table-cell table:style-name="ce8" table:formula="of:=IF([.F57]&lt;ABS([.M56]-[.G56]);IF([.G56]&gt;[.M56];[.G56]-[.F57];[.G56]+[.F57]);[.M56])" office:value-type="float" office:value="-11858.5352969361" calcext:value-type="float">
            <text:p>-11 858,54</text:p>
          </table:table-cell>
          <table:table-cell table:style-name="ce8" table:formula="of:=[.E57]*[.F57]*[.$H$3]" office:value-type="float" office:value="18.831963894011" calcext:value-type="float">
            <text:p>18,83</text:p>
          </table:table-cell>
          <table:table-cell table:style-name="ce8" table:formula="of:=[$Data.A56]" office:value-type="float" office:value="-6.67807732125869" calcext:value-type="float">
            <text:p>-6,68</text:p>
          </table:table-cell>
          <table:table-cell table:style-name="ce8" table:formula="of:=[$Data.B56]" office:value-type="float" office:value="0.399220986984001" calcext:value-type="float">
            <text:p>0,40</text:p>
          </table:table-cell>
          <table:table-cell table:style-name="ce8" table:formula="of:=[.H57]+[.I57]+[.J57]" office:value-type="float" office:value="12.5531075597363" calcext:value-type="float">
            <text:p>12,55</text:p>
          </table:table-cell>
          <table:table-cell table:style-name="ce8" table:formula="of:=[.K57]/[.F57]" office:value-type="float" office:value="0.370325085771634" calcext:value-type="float">
            <text:p>0,37</text:p>
          </table:table-cell>
          <table:table-cell table:style-name="ce55" table:formula="of:=[.A57]/[.L57]" office:value-type="float" office:value="108.013206603742" calcext:value-type="float">
            <text:p>108,01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8]/[.B5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7])/[.B58]*[.C58]" office:value-type="float" office:value="54.006603301871" calcext:value-type="float">
            <text:p>54,01</text:p>
          </table:table-cell>
          <table:table-cell table:style-name="ce8" table:formula="of:=IF([.F58]&lt;ABS([.M57]-[.G57]);IF([.G57]&gt;[.M57];[.G57]-[.F58];[.G57]+[.F58]);[.M57])" office:value-type="float" office:value="-11804.5286936342" calcext:value-type="float">
            <text:p>-11 804,53</text:p>
          </table:table-cell>
          <table:table-cell table:style-name="ce8" table:formula="of:=[.E58]*[.F58]*[.$H$3]" office:value-type="float" office:value="30.0036685010394" calcext:value-type="float">
            <text:p>30,00</text:p>
          </table:table-cell>
          <table:table-cell table:style-name="ce8" table:formula="of:=[$Data.A57]" office:value-type="float" office:value="-11.0026472410986" calcext:value-type="float">
            <text:p>-11,00</text:p>
          </table:table-cell>
          <table:table-cell table:style-name="ce8" table:formula="of:=[$Data.B57]" office:value-type="float" office:value="-1.01761539926307" calcext:value-type="float">
            <text:p>-1,02</text:p>
          </table:table-cell>
          <table:table-cell table:style-name="ce8" table:formula="of:=[.H58]+[.I58]+[.J58]" office:value-type="float" office:value="17.9834058606778" calcext:value-type="float">
            <text:p>17,98</text:p>
          </table:table-cell>
          <table:table-cell table:style-name="ce8" table:formula="of:=[.K58]/[.F58]" office:value-type="float" office:value="0.332985315891081" calcext:value-type="float">
            <text:p>0,33</text:p>
          </table:table-cell>
          <table:table-cell table:style-name="ce55" table:formula="of:=[.A58]/[.L58]" office:value-type="float" office:value="120.125417221353" calcext:value-type="float">
            <text:p>120,1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9]/[.B5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8])/[.B59]*[.C59]" office:value-type="float" office:value="60.0627086106763" calcext:value-type="float">
            <text:p>60,06</text:p>
          </table:table-cell>
          <table:table-cell table:style-name="ce8" table:formula="of:=IF([.F59]&lt;ABS([.M58]-[.G58]);IF([.G58]&gt;[.M58];[.G58]-[.F59];[.G58]+[.F59]);[.M58])" office:value-type="float" office:value="-11744.4659850235" calcext:value-type="float">
            <text:p>-11 744,47</text:p>
          </table:table-cell>
          <table:table-cell table:style-name="ce8" table:formula="of:=[.E59]*[.F59]*[.$H$3]" office:value-type="float" office:value="33.3681714503757" calcext:value-type="float">
            <text:p>33,37</text:p>
          </table:table-cell>
          <table:table-cell table:style-name="ce8" table:formula="of:=[$Data.A58]" office:value-type="float" office:value="-3.45784487693326" calcext:value-type="float">
            <text:p>-3,46</text:p>
          </table:table-cell>
          <table:table-cell table:style-name="ce8" table:formula="of:=[$Data.B58]" office:value-type="float" office:value="1.61831500969552" calcext:value-type="float">
            <text:p>1,62</text:p>
          </table:table-cell>
          <table:table-cell table:style-name="ce8" table:formula="of:=[.H59]+[.I59]+[.J59]" office:value-type="float" office:value="31.528641583138" calcext:value-type="float">
            <text:p>31,53</text:p>
          </table:table-cell>
          <table:table-cell table:style-name="ce8" table:formula="of:=[.K59]/[.F59]" office:value-type="float" office:value="0.524928733858894" calcext:value-type="float">
            <text:p>0,52</text:p>
          </table:table-cell>
          <table:table-cell table:style-name="ce55" table:formula="of:=[.A59]/[.L59]" office:value-type="float" office:value="76.2008200731348" calcext:value-type="float">
            <text:p>76,2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0]/[.B6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59])/[.B60]*[.C60]" office:value-type="float" office:value="38.1004100365674" calcext:value-type="float">
            <text:p>38,10</text:p>
          </table:table-cell>
          <table:table-cell table:style-name="ce8" table:formula="of:=IF([.F60]&lt;ABS([.M59]-[.G59]);IF([.G59]&gt;[.M59];[.G59]-[.F60];[.G59]+[.F60]);[.M59])" office:value-type="float" office:value="-11706.3655749869" calcext:value-type="float">
            <text:p>-11 706,37</text:p>
          </table:table-cell>
          <table:table-cell table:style-name="ce8" table:formula="of:=[.E60]*[.F60]*[.$H$3]" office:value-type="float" office:value="21.1668944647597" calcext:value-type="float">
            <text:p>21,17</text:p>
          </table:table-cell>
          <table:table-cell table:style-name="ce8" table:formula="of:=[$Data.A59]" office:value-type="float" office:value="-5.92118958468375" calcext:value-type="float">
            <text:p>-5,92</text:p>
          </table:table-cell>
          <table:table-cell table:style-name="ce8" table:formula="of:=[$Data.B59]" office:value-type="float" office:value="-0.0787045520167529" calcext:value-type="float">
            <text:p>-0,08</text:p>
          </table:table-cell>
          <table:table-cell table:style-name="ce8" table:formula="of:=[.H60]+[.I60]+[.J60]" office:value-type="float" office:value="15.1670003280592" calcext:value-type="float">
            <text:p>15,17</text:p>
          </table:table-cell>
          <table:table-cell table:style-name="ce8" table:formula="of:=[.K60]/[.F60]" office:value-type="float" office:value="0.398079713932276" calcext:value-type="float">
            <text:p>0,40</text:p>
          </table:table-cell>
          <table:table-cell table:style-name="ce55" table:formula="of:=[.A60]/[.L60]" office:value-type="float" office:value="100.482387321061" calcext:value-type="float">
            <text:p>100,4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1]/[.B6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0])/[.B61]*[.C61]" office:value-type="float" office:value="50.2411936605304" calcext:value-type="float">
            <text:p>50,24</text:p>
          </table:table-cell>
          <table:table-cell table:style-name="ce8" table:formula="of:=IF([.F61]&lt;ABS([.M60]-[.G60]);IF([.G60]&gt;[.M60];[.G60]-[.F61];[.G60]+[.F61]);[.M60])" office:value-type="float" office:value="-11656.1243813264" calcext:value-type="float">
            <text:p>-11 656,12</text:p>
          </table:table-cell>
          <table:table-cell table:style-name="ce8" table:formula="of:=[.E61]*[.F61]*[.$H$3]" office:value-type="float" office:value="27.9117742558502" calcext:value-type="float">
            <text:p>27,91</text:p>
          </table:table-cell>
          <table:table-cell table:style-name="ce8" table:formula="of:=[$Data.A60]" office:value-type="float" office:value="12.259367088988" calcext:value-type="float">
            <text:p>12,26</text:p>
          </table:table-cell>
          <table:table-cell table:style-name="ce8" table:formula="of:=[$Data.B60]" office:value-type="float" office:value="0.0979298584259314" calcext:value-type="float">
            <text:p>0,10</text:p>
          </table:table-cell>
          <table:table-cell table:style-name="ce8" table:formula="of:=[.H61]+[.I61]+[.J61]" office:value-type="float" office:value="40.2690712032642" calcext:value-type="float">
            <text:p>40,27</text:p>
          </table:table-cell>
          <table:table-cell table:style-name="ce8" table:formula="of:=[.K61]/[.F61]" office:value-type="float" office:value="0.801515017245693" calcext:value-type="float">
            <text:p>0,80</text:p>
          </table:table-cell>
          <table:table-cell table:style-name="ce55" table:formula="of:=[.A61]/[.L61]" office:value-type="float" office:value="49.9054904017333" calcext:value-type="float">
            <text:p>49,91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2]/[.B6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1])/[.B62]*[.C62]" office:value-type="float" office:value="24.9527452008666" calcext:value-type="float">
            <text:p>24,95</text:p>
          </table:table-cell>
          <table:table-cell table:style-name="ce8" table:formula="of:=IF([.F62]&lt;ABS([.M61]-[.G61]);IF([.G61]&gt;[.M61];[.G61]-[.F62];[.G61]+[.F62]);[.M61])" office:value-type="float" office:value="-11631.1716361255" calcext:value-type="float">
            <text:p>-11 631,17</text:p>
          </table:table-cell>
          <table:table-cell table:style-name="ce8" table:formula="of:=[.E62]*[.F62]*[.$H$3]" office:value-type="float" office:value="13.8626362227037" calcext:value-type="float">
            <text:p>13,86</text:p>
          </table:table-cell>
          <table:table-cell table:style-name="ce8" table:formula="of:=[$Data.A61]" office:value-type="float" office:value="0.0917658834815882" calcext:value-type="float">
            <text:p>0,09</text:p>
          </table:table-cell>
          <table:table-cell table:style-name="ce8" table:formula="of:=[$Data.B61]" office:value-type="float" office:value="0.206761577663371" calcext:value-type="float">
            <text:p>0,21</text:p>
          </table:table-cell>
          <table:table-cell table:style-name="ce8" table:formula="of:=[.H62]+[.I62]+[.J62]" office:value-type="float" office:value="14.1611636838487" calcext:value-type="float">
            <text:p>14,16</text:p>
          </table:table-cell>
          <table:table-cell table:style-name="ce8" table:formula="of:=[.K62]/[.F62]" office:value-type="float" office:value="0.567519267713951" calcext:value-type="float">
            <text:p>0,57</text:p>
          </table:table-cell>
          <table:table-cell table:style-name="ce55" table:formula="of:=[.A62]/[.L62]" office:value-type="float" office:value="70.4821884922528" calcext:value-type="float">
            <text:p>70,4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3]/[.B6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2])/[.B63]*[.C63]" office:value-type="float" office:value="35.2410942461264" calcext:value-type="float">
            <text:p>35,24</text:p>
          </table:table-cell>
          <table:table-cell table:style-name="ce8" table:formula="of:=IF([.F63]&lt;ABS([.M62]-[.G62]);IF([.G62]&gt;[.M62];[.G62]-[.F63];[.G62]+[.F63]);[.M62])" office:value-type="float" office:value="-11595.9305418794" calcext:value-type="float">
            <text:p>-11 595,93</text:p>
          </table:table-cell>
          <table:table-cell table:style-name="ce8" table:formula="of:=[.E63]*[.F63]*[.$H$3]" office:value-type="float" office:value="19.5783856922924" calcext:value-type="float">
            <text:p>19,58</text:p>
          </table:table-cell>
          <table:table-cell table:style-name="ce8" table:formula="of:=[$Data.A62]" office:value-type="float" office:value="-5.66357784130378" calcext:value-type="float">
            <text:p>-5,66</text:p>
          </table:table-cell>
          <table:table-cell table:style-name="ce8" table:formula="of:=[$Data.B62]" office:value-type="float" office:value="4.1976218462998" calcext:value-type="float">
            <text:p>4,20</text:p>
          </table:table-cell>
          <table:table-cell table:style-name="ce8" table:formula="of:=[.H63]+[.I63]+[.J63]" office:value-type="float" office:value="18.1124296972885" calcext:value-type="float">
            <text:p>18,11</text:p>
          </table:table-cell>
          <table:table-cell table:style-name="ce8" table:formula="of:=[.K63]/[.F63]" office:value-type="float" office:value="0.513957641916279" calcext:value-type="float">
            <text:p>0,51</text:p>
          </table:table-cell>
          <table:table-cell table:style-name="ce55" table:formula="of:=[.A63]/[.L63]" office:value-type="float" office:value="77.8274253319028" calcext:value-type="float">
            <text:p>77,8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4]/[.B6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3])/[.B64]*[.C64]" office:value-type="float" office:value="38.9137126659514" calcext:value-type="float">
            <text:p>38,91</text:p>
          </table:table-cell>
          <table:table-cell table:style-name="ce8" table:formula="of:=IF([.F64]&lt;ABS([.M63]-[.G63]);IF([.G63]&gt;[.M63];[.G63]-[.F64];[.G63]+[.F64]);[.M63])" office:value-type="float" office:value="-11557.0168292135" calcext:value-type="float">
            <text:p>-11 557,02</text:p>
          </table:table-cell>
          <table:table-cell table:style-name="ce8" table:formula="of:=[.E64]*[.F64]*[.$H$3]" office:value-type="float" office:value="21.6187292588619" calcext:value-type="float">
            <text:p>21,62</text:p>
          </table:table-cell>
          <table:table-cell table:style-name="ce8" table:formula="of:=[$Data.A63]" office:value-type="float" office:value="-0.487154729352995" calcext:value-type="float">
            <text:p>-0,49</text:p>
          </table:table-cell>
          <table:table-cell table:style-name="ce8" table:formula="of:=[$Data.B63]" office:value-type="float" office:value="4.36227794046328" calcext:value-type="float">
            <text:p>4,36</text:p>
          </table:table-cell>
          <table:table-cell table:style-name="ce8" table:formula="of:=[.H64]+[.I64]+[.J64]" office:value-type="float" office:value="25.4938524699722" calcext:value-type="float">
            <text:p>25,49</text:p>
          </table:table-cell>
          <table:table-cell table:style-name="ce8" table:formula="of:=[.K64]/[.F64]" office:value-type="float" office:value="0.65513801494142" calcext:value-type="float">
            <text:p>0,66</text:p>
          </table:table-cell>
          <table:table-cell table:style-name="ce55" table:formula="of:=[.A64]/[.L64]" office:value-type="float" office:value="61.055837224736" calcext:value-type="float">
            <text:p>61,0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5]/[.B6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4])/[.B65]*[.C65]" office:value-type="float" office:value="30.527918612368" calcext:value-type="float">
            <text:p>30,53</text:p>
          </table:table-cell>
          <table:table-cell table:style-name="ce8" table:formula="of:=IF([.F65]&lt;ABS([.M64]-[.G64]);IF([.G64]&gt;[.M64];[.G64]-[.F65];[.G64]+[.F65]);[.M64])" office:value-type="float" office:value="-11526.4889106011" calcext:value-type="float">
            <text:p>-11 526,49</text:p>
          </table:table-cell>
          <table:table-cell table:style-name="ce8" table:formula="of:=[.E65]*[.F65]*[.$H$3]" office:value-type="float" office:value="16.9599547846489" calcext:value-type="float">
            <text:p>16,96</text:p>
          </table:table-cell>
          <table:table-cell table:style-name="ce8" table:formula="of:=[$Data.A64]" office:value-type="float" office:value="14.2218069498946" calcext:value-type="float">
            <text:p>14,22</text:p>
          </table:table-cell>
          <table:table-cell table:style-name="ce8" table:formula="of:=[$Data.B64]" office:value-type="float" office:value="0.146878048092364" calcext:value-type="float">
            <text:p>0,15</text:p>
          </table:table-cell>
          <table:table-cell table:style-name="ce8" table:formula="of:=[.H65]+[.I65]+[.J65]" office:value-type="float" office:value="31.3286397826359" calcext:value-type="float">
            <text:p>31,33</text:p>
          </table:table-cell>
          <table:table-cell table:style-name="ce8" table:formula="of:=[.K65]/[.F65]" office:value-type="float" office:value="1.02622914390054" calcext:value-type="float">
            <text:p>1,03</text:p>
          </table:table-cell>
          <table:table-cell table:style-name="ce55" table:formula="of:=[.A65]/[.L65]" office:value-type="float" office:value="38.9776496192322" calcext:value-type="float">
            <text:p>38,9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6]/[.B6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5])/[.B66]*[.C66]" office:value-type="float" office:value="19.4888248096161" calcext:value-type="float">
            <text:p>19,49</text:p>
          </table:table-cell>
          <table:table-cell table:style-name="ce8" table:formula="of:=IF([.F66]&lt;ABS([.M65]-[.G65]);IF([.G65]&gt;[.M65];[.G65]-[.F66];[.G65]+[.F66]);[.M65])" office:value-type="float" office:value="-11507.0000857915" calcext:value-type="float">
            <text:p>-11 507,00</text:p>
          </table:table-cell>
          <table:table-cell table:style-name="ce8" table:formula="of:=[.E66]*[.F66]*[.$H$3]" office:value-type="float" office:value="10.8271248942312" calcext:value-type="float">
            <text:p>10,83</text:p>
          </table:table-cell>
          <table:table-cell table:style-name="ce8" table:formula="of:=[$Data.A65]" office:value-type="float" office:value="-5.54009803008466" calcext:value-type="float">
            <text:p>-5,54</text:p>
          </table:table-cell>
          <table:table-cell table:style-name="ce8" table:formula="of:=[$Data.B65]" office:value-type="float" office:value="-2.75705412188468" calcext:value-type="float">
            <text:p>-2,76</text:p>
          </table:table-cell>
          <table:table-cell table:style-name="ce8" table:formula="of:=[.H66]+[.I66]+[.J66]" office:value-type="float" office:value="2.52997274226184" calcext:value-type="float">
            <text:p>2,53</text:p>
          </table:table-cell>
          <table:table-cell table:style-name="ce8" table:formula="of:=[.K66]/[.F66]" office:value-type="float" office:value="0.129816588069154" calcext:value-type="float">
            <text:p>0,13</text:p>
          </table:table-cell>
          <table:table-cell table:style-name="ce55" table:formula="of:=[.A66]/[.L66]" office:value-type="float" office:value="308.127032106959" calcext:value-type="float">
            <text:p>308,1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7]/[.B6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6])/[.B67]*[.C67]" office:value-type="float" office:value="154.06351605348" calcext:value-type="float">
            <text:p>154,06</text:p>
          </table:table-cell>
          <table:table-cell table:style-name="ce8" table:formula="of:=IF([.F67]&lt;ABS([.M66]-[.G66]);IF([.G66]&gt;[.M66];[.G66]-[.F67];[.G66]+[.F67]);[.M66])" office:value-type="float" office:value="-11352.936569738" calcext:value-type="float">
            <text:p>-11 352,94</text:p>
          </table:table-cell>
          <table:table-cell table:style-name="ce8" table:formula="of:=[.E67]*[.F67]*[.$H$3]" office:value-type="float" office:value="85.5908422519331" calcext:value-type="float">
            <text:p>85,59</text:p>
          </table:table-cell>
          <table:table-cell table:style-name="ce8" table:formula="of:=[$Data.A66]" office:value-type="float" office:value="-2.02653566310622" calcext:value-type="float">
            <text:p>-2,03</text:p>
          </table:table-cell>
          <table:table-cell table:style-name="ce8" table:formula="of:=[$Data.B66]" office:value-type="float" office:value="-0.170907930418723" calcext:value-type="float">
            <text:p>-0,17</text:p>
          </table:table-cell>
          <table:table-cell table:style-name="ce8" table:formula="of:=[.H67]+[.I67]+[.J67]" office:value-type="float" office:value="83.3933986584082" calcext:value-type="float">
            <text:p>83,39</text:p>
          </table:table-cell>
          <table:table-cell table:style-name="ce8" table:formula="of:=[.K67]/[.F67]" office:value-type="float" office:value="0.541292324066264" calcext:value-type="float">
            <text:p>0,54</text:p>
          </table:table-cell>
          <table:table-cell table:style-name="ce55" table:formula="of:=[.A67]/[.L67]" office:value-type="float" office:value="73.8972237764511" calcext:value-type="float">
            <text:p>73,9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8]/[.B6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7])/[.B68]*[.C68]" office:value-type="float" office:value="36.9486118882255" calcext:value-type="float">
            <text:p>36,95</text:p>
          </table:table-cell>
          <table:table-cell table:style-name="ce8" table:formula="of:=IF([.F68]&lt;ABS([.M67]-[.G67]);IF([.G67]&gt;[.M67];[.G67]-[.F68];[.G67]+[.F68]);[.M67])" office:value-type="float" office:value="-11315.9879578498" calcext:value-type="float">
            <text:p>-11 315,99</text:p>
          </table:table-cell>
          <table:table-cell table:style-name="ce8" table:formula="of:=[.E68]*[.F68]*[.$H$3]" office:value-type="float" office:value="20.5270066045697" calcext:value-type="float">
            <text:p>20,53</text:p>
          </table:table-cell>
          <table:table-cell table:style-name="ce8" table:formula="of:=[$Data.A67]" office:value-type="float" office:value="9.93708564324949" calcext:value-type="float">
            <text:p>9,94</text:p>
          </table:table-cell>
          <table:table-cell table:style-name="ce8" table:formula="of:=[$Data.B67]" office:value-type="float" office:value="-2.59962434698134" calcext:value-type="float">
            <text:p>-2,60</text:p>
          </table:table-cell>
          <table:table-cell table:style-name="ce8" table:formula="of:=[.H68]+[.I68]+[.J68]" office:value-type="float" office:value="27.8644679008379" calcext:value-type="float">
            <text:p>27,86</text:p>
          </table:table-cell>
          <table:table-cell table:style-name="ce8" table:formula="of:=[.K68]/[.F68]" office:value-type="float" office:value="0.754141129445718" calcext:value-type="float">
            <text:p>0,75</text:p>
          </table:table-cell>
          <table:table-cell table:style-name="ce55" table:formula="of:=[.A68]/[.L68]" office:value-type="float" office:value="53.0404700634739" calcext:value-type="float">
            <text:p>53,0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9]/[.B6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8])/[.B69]*[.C69]" office:value-type="float" office:value="26.5202350317369" calcext:value-type="float">
            <text:p>26,52</text:p>
          </table:table-cell>
          <table:table-cell table:style-name="ce8" table:formula="of:=IF([.F69]&lt;ABS([.M68]-[.G68]);IF([.G68]&gt;[.M68];[.G68]-[.F69];[.G68]+[.F69]);[.M68])" office:value-type="float" office:value="-11289.467722818" calcext:value-type="float">
            <text:p>-11 289,47</text:p>
          </table:table-cell>
          <table:table-cell table:style-name="ce8" table:formula="of:=[.E69]*[.F69]*[.$H$3]" office:value-type="float" office:value="14.7334639065205" calcext:value-type="float">
            <text:p>14,73</text:p>
          </table:table-cell>
          <table:table-cell table:style-name="ce8" table:formula="of:=[$Data.A68]" office:value-type="float" office:value="3.93006846917733" calcext:value-type="float">
            <text:p>3,93</text:p>
          </table:table-cell>
          <table:table-cell table:style-name="ce8" table:formula="of:=[$Data.B68]" office:value-type="float" office:value="3.88821511524262" calcext:value-type="float">
            <text:p>3,89</text:p>
          </table:table-cell>
          <table:table-cell table:style-name="ce8" table:formula="of:=[.H69]+[.I69]+[.J69]" office:value-type="float" office:value="22.5517474909405" calcext:value-type="float">
            <text:p>22,55</text:p>
          </table:table-cell>
          <table:table-cell table:style-name="ce8" table:formula="of:=[.K69]/[.F69]" office:value-type="float" office:value="0.850360016189624" calcext:value-type="float">
            <text:p>0,85</text:p>
          </table:table-cell>
          <table:table-cell table:style-name="ce55" table:formula="of:=[.A69]/[.L69]" office:value-type="float" office:value="47.038900275716" calcext:value-type="float">
            <text:p>47,0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0]/[.B7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69])/[.B70]*[.C70]" office:value-type="float" office:value="23.519450137858" calcext:value-type="float">
            <text:p>23,52</text:p>
          </table:table-cell>
          <table:table-cell table:style-name="ce8" table:formula="of:=IF([.F70]&lt;ABS([.M69]-[.G69]);IF([.G69]&gt;[.M69];[.G69]-[.F70];[.G69]+[.F70]);[.M69])" office:value-type="float" office:value="-11265.9482726802" calcext:value-type="float">
            <text:p>-11 265,95</text:p>
          </table:table-cell>
          <table:table-cell table:style-name="ce8" table:formula="of:=[.E70]*[.F70]*[.$H$3]" office:value-type="float" office:value="13.0663611876989" calcext:value-type="float">
            <text:p>13,07</text:p>
          </table:table-cell>
          <table:table-cell table:style-name="ce8" table:formula="of:=[$Data.A69]" office:value-type="float" office:value="1.67633613500413" calcext:value-type="float">
            <text:p>1,68</text:p>
          </table:table-cell>
          <table:table-cell table:style-name="ce8" table:formula="of:=[$Data.B69]" office:value-type="float" office:value="2.61013273343458" calcext:value-type="float">
            <text:p>2,61</text:p>
          </table:table-cell>
          <table:table-cell table:style-name="ce8" table:formula="of:=[.H70]+[.I70]+[.J70]" office:value-type="float" office:value="17.3528300561376" calcext:value-type="float">
            <text:p>17,35</text:p>
          </table:table-cell>
          <table:table-cell table:style-name="ce8" table:formula="of:=[.K70]/[.F70]" office:value-type="float" office:value="0.737807642373649" calcext:value-type="float">
            <text:p>0,74</text:p>
          </table:table-cell>
          <table:table-cell table:style-name="ce55" table:formula="of:=[.A70]/[.L70]" office:value-type="float" office:value="54.2146729075798" calcext:value-type="float">
            <text:p>54,21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1]/[.B7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0])/[.B71]*[.C71]" office:value-type="float" office:value="27.1073364537899" calcext:value-type="float">
            <text:p>27,11</text:p>
          </table:table-cell>
          <table:table-cell table:style-name="ce8" table:formula="of:=IF([.F71]&lt;ABS([.M70]-[.G70]);IF([.G70]&gt;[.M70];[.G70]-[.F71];[.G70]+[.F71]);[.M70])" office:value-type="float" office:value="-11238.8409362264" calcext:value-type="float">
            <text:p>-11 238,84</text:p>
          </table:table-cell>
          <table:table-cell table:style-name="ce8" table:formula="of:=[.E71]*[.F71]*[.$H$3]" office:value-type="float" office:value="15.0596313632166" calcext:value-type="float">
            <text:p>15,06</text:p>
          </table:table-cell>
          <table:table-cell table:style-name="ce8" table:formula="of:=[$Data.A70]" office:value-type="float" office:value="-3.41490007005775" calcext:value-type="float">
            <text:p>-3,41</text:p>
          </table:table-cell>
          <table:table-cell table:style-name="ce8" table:formula="of:=[$Data.B70]" office:value-type="float" office:value="3.43921094721819" calcext:value-type="float">
            <text:p>3,44</text:p>
          </table:table-cell>
          <table:table-cell table:style-name="ce8" table:formula="of:=[.H71]+[.I71]+[.J71]" office:value-type="float" office:value="15.0839422403771" calcext:value-type="float">
            <text:p>15,08</text:p>
          </table:table-cell>
          <table:table-cell table:style-name="ce8" table:formula="of:=[.K71]/[.F71]" office:value-type="float" office:value="0.556452393103644" calcext:value-type="float">
            <text:p>0,56</text:p>
          </table:table-cell>
          <table:table-cell table:style-name="ce55" table:formula="of:=[.A71]/[.L71]" office:value-type="float" office:value="71.8839571825683" calcext:value-type="float">
            <text:p>71,8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2]/[.B7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1])/[.B72]*[.C72]" office:value-type="float" office:value="35.9419785912841" calcext:value-type="float">
            <text:p>35,94</text:p>
          </table:table-cell>
          <table:table-cell table:style-name="ce8" table:formula="of:=IF([.F72]&lt;ABS([.M71]-[.G71]);IF([.G71]&gt;[.M71];[.G71]-[.F72];[.G71]+[.F72]);[.M71])" office:value-type="float" office:value="-11202.8989576351" calcext:value-type="float">
            <text:p>-11 202,90</text:p>
          </table:table-cell>
          <table:table-cell table:style-name="ce8" table:formula="of:=[.E72]*[.F72]*[.$H$3]" office:value-type="float" office:value="19.9677658840467" calcext:value-type="float">
            <text:p>19,97</text:p>
          </table:table-cell>
          <table:table-cell table:style-name="ce8" table:formula="of:=[$Data.A71]" office:value-type="float" office:value="11.2312251773789" calcext:value-type="float">
            <text:p>11,23</text:p>
          </table:table-cell>
          <table:table-cell table:style-name="ce8" table:formula="of:=[$Data.B71]" office:value-type="float" office:value="4.18561252126778" calcext:value-type="float">
            <text:p>4,19</text:p>
          </table:table-cell>
          <table:table-cell table:style-name="ce8" table:formula="of:=[.H72]+[.I72]+[.J72]" office:value-type="float" office:value="35.3846035826934" calcext:value-type="float">
            <text:p>35,38</text:p>
          </table:table-cell>
          <table:table-cell table:style-name="ce8" table:formula="of:=[.K72]/[.F72]" office:value-type="float" office:value="0.984492367130676" calcext:value-type="float">
            <text:p>0,98</text:p>
          </table:table-cell>
          <table:table-cell table:style-name="ce55" table:formula="of:=[.A72]/[.L72]" office:value-type="float" office:value="40.6300763068188" calcext:value-type="float">
            <text:p>40,6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3]/[.B7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2])/[.B73]*[.C73]" office:value-type="float" office:value="20.3150381534094" calcext:value-type="float">
            <text:p>20,32</text:p>
          </table:table-cell>
          <table:table-cell table:style-name="ce8" table:formula="of:=IF([.F73]&lt;ABS([.M72]-[.G72]);IF([.G72]&gt;[.M72];[.G72]-[.F73];[.G72]+[.F73]);[.M72])" office:value-type="float" office:value="-11182.5839194817" calcext:value-type="float">
            <text:p>-11 182,58</text:p>
          </table:table-cell>
          <table:table-cell table:style-name="ce8" table:formula="of:=[.E73]*[.F73]*[.$H$3]" office:value-type="float" office:value="11.2861323074497" calcext:value-type="float">
            <text:p>11,29</text:p>
          </table:table-cell>
          <table:table-cell table:style-name="ce8" table:formula="of:=[$Data.A72]" office:value-type="float" office:value="7.77721373394296" calcext:value-type="float">
            <text:p>7,78</text:p>
          </table:table-cell>
          <table:table-cell table:style-name="ce8" table:formula="of:=[$Data.B72]" office:value-type="float" office:value="-3.30000995882467" calcext:value-type="float">
            <text:p>-3,30</text:p>
          </table:table-cell>
          <table:table-cell table:style-name="ce8" table:formula="of:=[.H73]+[.I73]+[.J73]" office:value-type="float" office:value="15.763336082568" calcext:value-type="float">
            <text:p>15,76</text:p>
          </table:table-cell>
          <table:table-cell table:style-name="ce8" table:formula="of:=[.K73]/[.F73]" office:value-type="float" office:value="0.775944202690186" calcext:value-type="float">
            <text:p>0,78</text:p>
          </table:table-cell>
          <table:table-cell table:style-name="ce55" table:formula="of:=[.A73]/[.L73]" office:value-type="float" office:value="51.5500983979526" calcext:value-type="float">
            <text:p>51,5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4]/[.B7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3])/[.B74]*[.C74]" office:value-type="float" office:value="25.7750491989763" calcext:value-type="float">
            <text:p>25,78</text:p>
          </table:table-cell>
          <table:table-cell table:style-name="ce8" table:formula="of:=IF([.F74]&lt;ABS([.M73]-[.G73]);IF([.G73]&gt;[.M73];[.G73]-[.F74];[.G73]+[.F74]);[.M73])" office:value-type="float" office:value="-11156.8088702827" calcext:value-type="float">
            <text:p>-11 156,81</text:p>
          </table:table-cell>
          <table:table-cell table:style-name="ce8" table:formula="of:=[.E74]*[.F74]*[.$H$3]" office:value-type="float" office:value="14.3194717772091" calcext:value-type="float">
            <text:p>14,32</text:p>
          </table:table-cell>
          <table:table-cell table:style-name="ce8" table:formula="of:=[$Data.A73]" office:value-type="float" office:value="-2.45113154514911" calcext:value-type="float">
            <text:p>-2,45</text:p>
          </table:table-cell>
          <table:table-cell table:style-name="ce8" table:formula="of:=[$Data.B73]" office:value-type="float" office:value="-4.33567902745935" calcext:value-type="float">
            <text:p>-4,34</text:p>
          </table:table-cell>
          <table:table-cell table:style-name="ce8" table:formula="of:=[.H74]+[.I74]+[.J74]" office:value-type="float" office:value="7.5326612046006" calcext:value-type="float">
            <text:p>7,53</text:p>
          </table:table-cell>
          <table:table-cell table:style-name="ce8" table:formula="of:=[.K74]/[.F74]" office:value-type="float" office:value="0.292246239626955" calcext:value-type="float">
            <text:p>0,29</text:p>
          </table:table-cell>
          <table:table-cell table:style-name="ce55" table:formula="of:=[.A74]/[.L74]" office:value-type="float" office:value="136.870880019052" calcext:value-type="float">
            <text:p>136,8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5]/[.B7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4])/[.B75]*[.C75]" office:value-type="float" office:value="68.4354400095257" calcext:value-type="float">
            <text:p>68,44</text:p>
          </table:table-cell>
          <table:table-cell table:style-name="ce8" table:formula="of:=IF([.F75]&lt;ABS([.M74]-[.G74]);IF([.G74]&gt;[.M74];[.G74]-[.F75];[.G74]+[.F75]);[.M74])" office:value-type="float" office:value="-11088.3734302732" calcext:value-type="float">
            <text:p>-11 088,37</text:p>
          </table:table-cell>
          <table:table-cell table:style-name="ce8" table:formula="of:=[.E75]*[.F75]*[.$H$3]" office:value-type="float" office:value="38.019688894181" calcext:value-type="float">
            <text:p>38,02</text:p>
          </table:table-cell>
          <table:table-cell table:style-name="ce8" table:formula="of:=[$Data.A74]" office:value-type="float" office:value="-14.8378845012691" calcext:value-type="float">
            <text:p>-14,84</text:p>
          </table:table-cell>
          <table:table-cell table:style-name="ce8" table:formula="of:=[$Data.B74]" office:value-type="float" office:value="-4.59734030277076" calcext:value-type="float">
            <text:p>-4,60</text:p>
          </table:table-cell>
          <table:table-cell table:style-name="ce8" table:formula="of:=[.H75]+[.I75]+[.J75]" office:value-type="float" office:value="18.5844640901411" calcext:value-type="float">
            <text:p>18,58</text:p>
          </table:table-cell>
          <table:table-cell table:style-name="ce8" table:formula="of:=[.K75]/[.F75]" office:value-type="float" office:value="0.271561987291296" calcext:value-type="float">
            <text:p>0,27</text:p>
          </table:table-cell>
          <table:table-cell table:style-name="ce55" table:formula="of:=[.A75]/[.L75]" office:value-type="float" office:value="147.296020326635" calcext:value-type="float">
            <text:p>147,3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6]/[.B7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5])/[.B76]*[.C76]" office:value-type="float" office:value="73.6480101633173" calcext:value-type="float">
            <text:p>73,65</text:p>
          </table:table-cell>
          <table:table-cell table:style-name="ce8" table:formula="of:=IF([.F76]&lt;ABS([.M75]-[.G75]);IF([.G75]&gt;[.M75];[.G75]-[.F76];[.G75]+[.F76]);[.M75])" office:value-type="float" office:value="-11014.7254201099" calcext:value-type="float">
            <text:p>-11 014,73</text:p>
          </table:table-cell>
          <table:table-cell table:style-name="ce8" table:formula="of:=[.E76]*[.F76]*[.$H$3]" office:value-type="float" office:value="40.915561201843" calcext:value-type="float">
            <text:p>40,92</text:p>
          </table:table-cell>
          <table:table-cell table:style-name="ce8" table:formula="of:=[$Data.A75]" office:value-type="float" office:value="9.78219040114659" calcext:value-type="float">
            <text:p>9,78</text:p>
          </table:table-cell>
          <table:table-cell table:style-name="ce8" table:formula="of:=[$Data.B75]" office:value-type="float" office:value="4.55816257373189" calcext:value-type="float">
            <text:p>4,56</text:p>
          </table:table-cell>
          <table:table-cell table:style-name="ce8" table:formula="of:=[.H76]+[.I76]+[.J76]" office:value-type="float" office:value="55.2559141767214" calcext:value-type="float">
            <text:p>55,26</text:p>
          </table:table-cell>
          <table:table-cell table:style-name="ce8" table:formula="of:=[.K76]/[.F76]" office:value-type="float" office:value="0.750270293171388" calcext:value-type="float">
            <text:p>0,75</text:p>
          </table:table-cell>
          <table:table-cell table:style-name="ce55" table:formula="of:=[.A76]/[.L76]" office:value-type="float" office:value="53.3141194101132" calcext:value-type="float">
            <text:p>53,31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7]/[.B7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6])/[.B77]*[.C77]" office:value-type="float" office:value="26.6570597050566" calcext:value-type="float">
            <text:p>26,66</text:p>
          </table:table-cell>
          <table:table-cell table:style-name="ce8" table:formula="of:=IF([.F77]&lt;ABS([.M76]-[.G76]);IF([.G76]&gt;[.M76];[.G76]-[.F77];[.G76]+[.F77]);[.M76])" office:value-type="float" office:value="-10988.0683604048" calcext:value-type="float">
            <text:p>-10 988,07</text:p>
          </table:table-cell>
          <table:table-cell table:style-name="ce8" table:formula="of:=[.E77]*[.F77]*[.$H$3]" office:value-type="float" office:value="14.8094776139203" calcext:value-type="float">
            <text:p>14,81</text:p>
          </table:table-cell>
          <table:table-cell table:style-name="ce8" table:formula="of:=[$Data.A76]" office:value-type="float" office:value="-13.7664799202386" calcext:value-type="float">
            <text:p>-13,77</text:p>
          </table:table-cell>
          <table:table-cell table:style-name="ce8" table:formula="of:=[$Data.B76]" office:value-type="float" office:value="2.76845602872355" calcext:value-type="float">
            <text:p>2,77</text:p>
          </table:table-cell>
          <table:table-cell table:style-name="ce8" table:formula="of:=[.H77]+[.I77]+[.J77]" office:value-type="float" office:value="3.81145372240531" calcext:value-type="float">
            <text:p>3,81</text:p>
          </table:table-cell>
          <table:table-cell table:style-name="ce8" table:formula="of:=[.K77]/[.F77]" office:value-type="float" office:value="0.142981025085911" calcext:value-type="float">
            <text:p>0,14</text:p>
          </table:table-cell>
          <table:table-cell table:style-name="ce55" table:formula="of:=[.A77]/[.L77]" office:value-type="float" office:value="279.757401207369" calcext:value-type="float">
            <text:p>279,7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8]/[.B7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7])/[.B78]*[.C78]" office:value-type="float" office:value="139.878700603685" calcext:value-type="float">
            <text:p>139,88</text:p>
          </table:table-cell>
          <table:table-cell table:style-name="ce8" table:formula="of:=IF([.F78]&lt;ABS([.M77]-[.G77]);IF([.G77]&gt;[.M77];[.G77]-[.F78];[.G77]+[.F78]);[.M77])" office:value-type="float" office:value="-10848.1896598011" calcext:value-type="float">
            <text:p>-10 848,19</text:p>
          </table:table-cell>
          <table:table-cell table:style-name="ce8" table:formula="of:=[.E78]*[.F78]*[.$H$3]" office:value-type="float" office:value="77.7103892242692" calcext:value-type="float">
            <text:p>77,71</text:p>
          </table:table-cell>
          <table:table-cell table:style-name="ce8" table:formula="of:=[$Data.A77]" office:value-type="float" office:value="-11.0756156140984" calcext:value-type="float">
            <text:p>-11,08</text:p>
          </table:table-cell>
          <table:table-cell table:style-name="ce8" table:formula="of:=[$Data.B77]" office:value-type="float" office:value="-0.667152593748193" calcext:value-type="float">
            <text:p>-0,67</text:p>
          </table:table-cell>
          <table:table-cell table:style-name="ce8" table:formula="of:=[.H78]+[.I78]+[.J78]" office:value-type="float" office:value="65.9676210164227" calcext:value-type="float">
            <text:p>65,97</text:p>
          </table:table-cell>
          <table:table-cell table:style-name="ce8" table:formula="of:=[.K78]/[.F78]" office:value-type="float" office:value="0.471605903770348" calcext:value-type="float">
            <text:p>0,47</text:p>
          </table:table-cell>
          <table:table-cell table:style-name="ce55" table:formula="of:=[.A78]/[.L78]" office:value-type="float" office:value="84.8165802849624" calcext:value-type="float">
            <text:p>84,8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9]/[.B7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8])/[.B79]*[.C79]" office:value-type="float" office:value="42.4082901424812" calcext:value-type="float">
            <text:p>42,41</text:p>
          </table:table-cell>
          <table:table-cell table:style-name="ce8" table:formula="of:=IF([.F79]&lt;ABS([.M78]-[.G78]);IF([.G78]&gt;[.M78];[.G78]-[.F79];[.G78]+[.F79]);[.M78])" office:value-type="float" office:value="-10805.7813696587" calcext:value-type="float">
            <text:p>-10 805,78</text:p>
          </table:table-cell>
          <table:table-cell table:style-name="ce8" table:formula="of:=[.E79]*[.F79]*[.$H$3]" office:value-type="float" office:value="23.5601611902673" calcext:value-type="float">
            <text:p>23,56</text:p>
          </table:table-cell>
          <table:table-cell table:style-name="ce8" table:formula="of:=[$Data.A78]" office:value-type="float" office:value="7.11055869171996" calcext:value-type="float">
            <text:p>7,11</text:p>
          </table:table-cell>
          <table:table-cell table:style-name="ce8" table:formula="of:=[$Data.B78]" office:value-type="float" office:value="-3.92870698972254" calcext:value-type="float">
            <text:p>-3,93</text:p>
          </table:table-cell>
          <table:table-cell table:style-name="ce8" table:formula="of:=[.H79]+[.I79]+[.J79]" office:value-type="float" office:value="26.7420128922647" calcext:value-type="float">
            <text:p>26,74</text:p>
          </table:table-cell>
          <table:table-cell table:style-name="ce8" table:formula="of:=[.K79]/[.F79]" office:value-type="float" office:value="0.630584557934741" calcext:value-type="float">
            <text:p>0,63</text:p>
          </table:table-cell>
          <table:table-cell table:style-name="ce55" table:formula="of:=[.A79]/[.L79]" office:value-type="float" office:value="63.433205740093" calcext:value-type="float">
            <text:p>63,4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0]/[.B8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79])/[.B80]*[.C80]" office:value-type="float" office:value="31.7166028700465" calcext:value-type="float">
            <text:p>31,72</text:p>
          </table:table-cell>
          <table:table-cell table:style-name="ce8" table:formula="of:=IF([.F80]&lt;ABS([.M79]-[.G79]);IF([.G79]&gt;[.M79];[.G79]-[.F80];[.G79]+[.F80]);[.M79])" office:value-type="float" office:value="-10774.0647667886" calcext:value-type="float">
            <text:p>-10 774,06</text:p>
          </table:table-cell>
          <table:table-cell table:style-name="ce8" table:formula="of:=[.E80]*[.F80]*[.$H$3]" office:value-type="float" office:value="17.6203349278036" calcext:value-type="float">
            <text:p>17,62</text:p>
          </table:table-cell>
          <table:table-cell table:style-name="ce8" table:formula="of:=[$Data.A79]" office:value-type="float" office:value="3.01525743929628" calcext:value-type="float">
            <text:p>3,02</text:p>
          </table:table-cell>
          <table:table-cell table:style-name="ce8" table:formula="of:=[$Data.B79]" office:value-type="float" office:value="4.70335836338322" calcext:value-type="float">
            <text:p>4,70</text:p>
          </table:table-cell>
          <table:table-cell table:style-name="ce8" table:formula="of:=[.H80]+[.I80]+[.J80]" office:value-type="float" office:value="25.3389507304831" calcext:value-type="float">
            <text:p>25,34</text:p>
          </table:table-cell>
          <table:table-cell table:style-name="ce8" table:formula="of:=[.K80]/[.F80]" office:value-type="float" office:value="0.798917552245593" calcext:value-type="float">
            <text:p>0,80</text:p>
          </table:table-cell>
          <table:table-cell table:style-name="ce55" table:formula="of:=[.A80]/[.L80]" office:value-type="float" office:value="50.067744647202" calcext:value-type="float">
            <text:p>50,0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1]/[.B8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0])/[.B81]*[.C81]" office:value-type="float" office:value="25.033872323601" calcext:value-type="float">
            <text:p>25,03</text:p>
          </table:table-cell>
          <table:table-cell table:style-name="ce8" table:formula="of:=IF([.F81]&lt;ABS([.M80]-[.G80]);IF([.G80]&gt;[.M80];[.G80]-[.F81];[.G80]+[.F81]);[.M80])" office:value-type="float" office:value="-10749.030894465" calcext:value-type="float">
            <text:p>-10 749,03</text:p>
          </table:table-cell>
          <table:table-cell table:style-name="ce8" table:formula="of:=[.E81]*[.F81]*[.$H$3]" office:value-type="float" office:value="13.907706846445" calcext:value-type="float">
            <text:p>13,91</text:p>
          </table:table-cell>
          <table:table-cell table:style-name="ce8" table:formula="of:=[$Data.A80]" office:value-type="float" office:value="-6.79305794211694" calcext:value-type="float">
            <text:p>-6,79</text:p>
          </table:table-cell>
          <table:table-cell table:style-name="ce8" table:formula="of:=[$Data.B80]" office:value-type="float" office:value="-4.16922583941453" calcext:value-type="float">
            <text:p>-4,17</text:p>
          </table:table-cell>
          <table:table-cell table:style-name="ce8" table:formula="of:=[.H81]+[.I81]+[.J81]" office:value-type="float" office:value="2.94542306491352" calcext:value-type="float">
            <text:p>2,95</text:p>
          </table:table-cell>
          <table:table-cell table:style-name="ce8" table:formula="of:=[.K81]/[.F81]" office:value-type="float" office:value="0.117657509267421" calcext:value-type="float">
            <text:p>0,12</text:p>
          </table:table-cell>
          <table:table-cell table:style-name="ce55" table:formula="of:=[.A81]/[.L81]" office:value-type="float" office:value="339.969800899702" calcext:value-type="float">
            <text:p>339,9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2]/[.B8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1])/[.B82]*[.C82]" office:value-type="float" office:value="169.984900449851" calcext:value-type="float">
            <text:p>169,98</text:p>
          </table:table-cell>
          <table:table-cell table:style-name="ce8" table:formula="of:=IF([.F82]&lt;ABS([.M81]-[.G81]);IF([.G81]&gt;[.M81];[.G81]-[.F82];[.G81]+[.F82]);[.M81])" office:value-type="float" office:value="-10579.0459940152" calcext:value-type="float">
            <text:p>-10 579,05</text:p>
          </table:table-cell>
          <table:table-cell table:style-name="ce8" table:formula="of:=[.E82]*[.F82]*[.$H$3]" office:value-type="float" office:value="94.4360558054727" calcext:value-type="float">
            <text:p>94,44</text:p>
          </table:table-cell>
          <table:table-cell table:style-name="ce8" table:formula="of:=[$Data.A81]" office:value-type="float" office:value="9.73895954699712" calcext:value-type="float">
            <text:p>9,74</text:p>
          </table:table-cell>
          <table:table-cell table:style-name="ce8" table:formula="of:=[$Data.B81]" office:value-type="float" office:value="-4.52071560088168" calcext:value-type="float">
            <text:p>-4,52</text:p>
          </table:table-cell>
          <table:table-cell table:style-name="ce8" table:formula="of:=[.H82]+[.I82]+[.J82]" office:value-type="float" office:value="99.6542997515882" calcext:value-type="float">
            <text:p>99,65</text:p>
          </table:table-cell>
          <table:table-cell table:style-name="ce8" table:formula="of:=[.K82]/[.F82]" office:value-type="float" office:value="0.586253834828043" calcext:value-type="float">
            <text:p>0,59</text:p>
          </table:table-cell>
          <table:table-cell table:style-name="ce55" table:formula="of:=[.A82]/[.L82]" office:value-type="float" office:value="68.2298308747654" calcext:value-type="float">
            <text:p>68,2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3]/[.B8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2])/[.B83]*[.C83]" office:value-type="float" office:value="34.1149154373827" calcext:value-type="float">
            <text:p>34,11</text:p>
          </table:table-cell>
          <table:table-cell table:style-name="ce8" table:formula="of:=IF([.F83]&lt;ABS([.M82]-[.G82]);IF([.G82]&gt;[.M82];[.G82]-[.F83];[.G82]+[.F83]);[.M82])" office:value-type="float" office:value="-10544.9310785778" calcext:value-type="float">
            <text:p>-10 544,93</text:p>
          </table:table-cell>
          <table:table-cell table:style-name="ce8" table:formula="of:=[.E83]*[.F83]*[.$H$3]" office:value-type="float" office:value="18.9527307985459" calcext:value-type="float">
            <text:p>18,95</text:p>
          </table:table-cell>
          <table:table-cell table:style-name="ce8" table:formula="of:=[$Data.A82]" office:value-type="float" office:value="0.979234489770899" calcext:value-type="float">
            <text:p>0,98</text:p>
          </table:table-cell>
          <table:table-cell table:style-name="ce8" table:formula="of:=[$Data.B82]" office:value-type="float" office:value="1.88500304013113" calcext:value-type="float">
            <text:p>1,89</text:p>
          </table:table-cell>
          <table:table-cell table:style-name="ce8" table:formula="of:=[.H83]+[.I83]+[.J83]" office:value-type="float" office:value="21.816968328448" calcext:value-type="float">
            <text:p>21,82</text:p>
          </table:table-cell>
          <table:table-cell table:style-name="ce8" table:formula="of:=[.K83]/[.F83]" office:value-type="float" office:value="0.639514067343729" calcext:value-type="float">
            <text:p>0,64</text:p>
          </table:table-cell>
          <table:table-cell table:style-name="ce55" table:formula="of:=[.A83]/[.L83]" office:value-type="float" office:value="62.5474904190038" calcext:value-type="float">
            <text:p>62,5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4]/[.B8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3])/[.B84]*[.C84]" office:value-type="float" office:value="31.2737452095019" calcext:value-type="float">
            <text:p>31,27</text:p>
          </table:table-cell>
          <table:table-cell table:style-name="ce8" table:formula="of:=IF([.F84]&lt;ABS([.M83]-[.G83]);IF([.G83]&gt;[.M83];[.G83]-[.F84];[.G83]+[.F84]);[.M83])" office:value-type="float" office:value="-10513.6573333683" calcext:value-type="float">
            <text:p>-10 513,66</text:p>
          </table:table-cell>
          <table:table-cell table:style-name="ce8" table:formula="of:=[.E84]*[.F84]*[.$H$3]" office:value-type="float" office:value="17.3743028941677" calcext:value-type="float">
            <text:p>17,37</text:p>
          </table:table-cell>
          <table:table-cell table:style-name="ce8" table:formula="of:=[$Data.A83]" office:value-type="float" office:value="-3.87446749158039" calcext:value-type="float">
            <text:p>-3,87</text:p>
          </table:table-cell>
          <table:table-cell table:style-name="ce8" table:formula="of:=[$Data.B83]" office:value-type="float" office:value="0.594037481405658" calcext:value-type="float">
            <text:p>0,59</text:p>
          </table:table-cell>
          <table:table-cell table:style-name="ce8" table:formula="of:=[.H84]+[.I84]+[.J84]" office:value-type="float" office:value="14.093872883993" calcext:value-type="float">
            <text:p>14,09</text:p>
          </table:table-cell>
          <table:table-cell table:style-name="ce8" table:formula="of:=[.K84]/[.F84]" office:value-type="float" office:value="0.450661498633392" calcext:value-type="float">
            <text:p>0,45</text:p>
          </table:table-cell>
          <table:table-cell table:style-name="ce55" table:formula="of:=[.A84]/[.L84]" office:value-type="float" office:value="88.7584142894344" calcext:value-type="float">
            <text:p>88,7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5]/[.B8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4])/[.B85]*[.C85]" office:value-type="float" office:value="44.3792071447172" calcext:value-type="float">
            <text:p>44,38</text:p>
          </table:table-cell>
          <table:table-cell table:style-name="ce8" table:formula="of:=IF([.F85]&lt;ABS([.M84]-[.G84]);IF([.G84]&gt;[.M84];[.G84]-[.F85];[.G84]+[.F85]);[.M84])" office:value-type="float" office:value="-10469.2781262236" calcext:value-type="float">
            <text:p>-10 469,28</text:p>
          </table:table-cell>
          <table:table-cell table:style-name="ce8" table:formula="of:=[.E85]*[.F85]*[.$H$3]" office:value-type="float" office:value="24.6551150803985" calcext:value-type="float">
            <text:p>24,66</text:p>
          </table:table-cell>
          <table:table-cell table:style-name="ce8" table:formula="of:=[$Data.A84]" office:value-type="float" office:value="7.51676309176538" calcext:value-type="float">
            <text:p>7,52</text:p>
          </table:table-cell>
          <table:table-cell table:style-name="ce8" table:formula="of:=[$Data.B84]" office:value-type="float" office:value="4.32815605114751" calcext:value-type="float">
            <text:p>4,33</text:p>
          </table:table-cell>
          <table:table-cell table:style-name="ce8" table:formula="of:=[.H85]+[.I85]+[.J85]" office:value-type="float" office:value="36.5000342233113" calcext:value-type="float">
            <text:p>36,50</text:p>
          </table:table-cell>
          <table:table-cell table:style-name="ce8" table:formula="of:=[.K85]/[.F85]" office:value-type="float" office:value="0.822458006162379" calcext:value-type="float">
            <text:p>0,82</text:p>
          </table:table-cell>
          <table:table-cell table:style-name="ce55" table:formula="of:=[.A85]/[.L85]" office:value-type="float" office:value="48.6347019547436" calcext:value-type="float">
            <text:p>48,6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6]/[.B8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5])/[.B86]*[.C86]" office:value-type="float" office:value="24.3173509773718" calcext:value-type="float">
            <text:p>24,32</text:p>
          </table:table-cell>
          <table:table-cell table:style-name="ce8" table:formula="of:=IF([.F86]&lt;ABS([.M85]-[.G85]);IF([.G85]&gt;[.M85];[.G85]-[.F86];[.G85]+[.F86]);[.M85])" office:value-type="float" office:value="-10444.9607752462" calcext:value-type="float">
            <text:p>-10 444,96</text:p>
          </table:table-cell>
          <table:table-cell table:style-name="ce8" table:formula="of:=[.E86]*[.F86]*[.$H$3]" office:value-type="float" office:value="13.5096394318732" calcext:value-type="float">
            <text:p>13,51</text:p>
          </table:table-cell>
          <table:table-cell table:style-name="ce8" table:formula="of:=[$Data.A85]" office:value-type="float" office:value="-8.47284412000817" calcext:value-type="float">
            <text:p>-8,47</text:p>
          </table:table-cell>
          <table:table-cell table:style-name="ce8" table:formula="of:=[$Data.B85]" office:value-type="float" office:value="-1.97821188421067" calcext:value-type="float">
            <text:p>-1,98</text:p>
          </table:table-cell>
          <table:table-cell table:style-name="ce8" table:formula="of:=[.H86]+[.I86]+[.J86]" office:value-type="float" office:value="3.05858342765439" calcext:value-type="float">
            <text:p>3,06</text:p>
          </table:table-cell>
          <table:table-cell table:style-name="ce8" table:formula="of:=[.K86]/[.F86]" office:value-type="float" office:value="0.125777821379496" calcext:value-type="float">
            <text:p>0,13</text:p>
          </table:table-cell>
          <table:table-cell table:style-name="ce55" table:formula="of:=[.A86]/[.L86]" office:value-type="float" office:value="318.021091169262" calcext:value-type="float">
            <text:p>318,02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7]/[.B8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6])/[.B87]*[.C87]" office:value-type="float" office:value="159.010545584631" calcext:value-type="float">
            <text:p>159,01</text:p>
          </table:table-cell>
          <table:table-cell table:style-name="ce8" table:formula="of:=IF([.F87]&lt;ABS([.M86]-[.G86]);IF([.G86]&gt;[.M86];[.G86]-[.F87];[.G86]+[.F87]);[.M86])" office:value-type="float" office:value="-10285.9502296616" calcext:value-type="float">
            <text:p>-10 285,95</text:p>
          </table:table-cell>
          <table:table-cell table:style-name="ce8" table:formula="of:=[.E87]*[.F87]*[.$H$3]" office:value-type="float" office:value="88.3391919914617" calcext:value-type="float">
            <text:p>88,34</text:p>
          </table:table-cell>
          <table:table-cell table:style-name="ce8" table:formula="of:=[$Data.A86]" office:value-type="float" office:value="1.43833146042066" calcext:value-type="float">
            <text:p>1,44</text:p>
          </table:table-cell>
          <table:table-cell table:style-name="ce8" table:formula="of:=[$Data.B86]" office:value-type="float" office:value="1.89866903193273" calcext:value-type="float">
            <text:p>1,90</text:p>
          </table:table-cell>
          <table:table-cell table:style-name="ce8" table:formula="of:=[.H87]+[.I87]+[.J87]" office:value-type="float" office:value="91.6761924838151" calcext:value-type="float">
            <text:p>91,68</text:p>
          </table:table-cell>
          <table:table-cell table:style-name="ce8" table:formula="of:=[.K87]/[.F87]" office:value-type="float" office:value="0.576541588149081" calcext:value-type="float">
            <text:p>0,58</text:p>
          </table:table-cell>
          <table:table-cell table:style-name="ce55" table:formula="of:=[.A87]/[.L87]" office:value-type="float" office:value="69.3792101423512" calcext:value-type="float">
            <text:p>69,3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8]/[.B8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7])/[.B88]*[.C88]" office:value-type="float" office:value="34.6896050711756" calcext:value-type="float">
            <text:p>34,69</text:p>
          </table:table-cell>
          <table:table-cell table:style-name="ce8" table:formula="of:=IF([.F88]&lt;ABS([.M87]-[.G87]);IF([.G87]&gt;[.M87];[.G87]-[.F88];[.G87]+[.F88]);[.M87])" office:value-type="float" office:value="-10251.2606245904" calcext:value-type="float">
            <text:p>-10 251,26</text:p>
          </table:table-cell>
          <table:table-cell table:style-name="ce8" table:formula="of:=[.E88]*[.F88]*[.$H$3]" office:value-type="float" office:value="19.2720028173198" calcext:value-type="float">
            <text:p>19,27</text:p>
          </table:table-cell>
          <table:table-cell table:style-name="ce8" table:formula="of:=[$Data.A87]" office:value-type="float" office:value="-6.66033451302497" calcext:value-type="float">
            <text:p>-6,66</text:p>
          </table:table-cell>
          <table:table-cell table:style-name="ce8" table:formula="of:=[$Data.B87]" office:value-type="float" office:value="-2.48131552924924" calcext:value-type="float">
            <text:p>-2,48</text:p>
          </table:table-cell>
          <table:table-cell table:style-name="ce8" table:formula="of:=[.H88]+[.I88]+[.J88]" office:value-type="float" office:value="10.1303527750456" calcext:value-type="float">
            <text:p>10,13</text:p>
          </table:table-cell>
          <table:table-cell table:style-name="ce8" table:formula="of:=[.K88]/[.F88]" office:value-type="float" office:value="0.292028483871761" calcext:value-type="float">
            <text:p>0,29</text:p>
          </table:table-cell>
          <table:table-cell table:style-name="ce55" table:formula="of:=[.A88]/[.L88]" office:value-type="float" office:value="136.972940001172" calcext:value-type="float">
            <text:p>136,97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9]/[.B8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8])/[.B89]*[.C89]" office:value-type="float" office:value="68.4864700005861" calcext:value-type="float">
            <text:p>68,49</text:p>
          </table:table-cell>
          <table:table-cell table:style-name="ce8" table:formula="of:=IF([.F89]&lt;ABS([.M88]-[.G88]);IF([.G88]&gt;[.M88];[.G88]-[.F89];[.G88]+[.F89]);[.M88])" office:value-type="float" office:value="-10182.7741545898" calcext:value-type="float">
            <text:p>-10 182,77</text:p>
          </table:table-cell>
          <table:table-cell table:style-name="ce8" table:formula="of:=[.E89]*[.F89]*[.$H$3]" office:value-type="float" office:value="38.0480388892145" calcext:value-type="float">
            <text:p>38,05</text:p>
          </table:table-cell>
          <table:table-cell table:style-name="ce8" table:formula="of:=[$Data.A88]" office:value-type="float" office:value="-5.12022848091215" calcext:value-type="float">
            <text:p>-5,12</text:p>
          </table:table-cell>
          <table:table-cell table:style-name="ce8" table:formula="of:=[$Data.B88]" office:value-type="float" office:value="-2.94868487310671" calcext:value-type="float">
            <text:p>-2,95</text:p>
          </table:table-cell>
          <table:table-cell table:style-name="ce8" table:formula="of:=[.H89]+[.I89]+[.J89]" office:value-type="float" office:value="29.9791255351957" calcext:value-type="float">
            <text:p>29,98</text:p>
          </table:table-cell>
          <table:table-cell table:style-name="ce8" table:formula="of:=[.K89]/[.F89]" office:value-type="float" office:value="0.437737928892219" calcext:value-type="float">
            <text:p>0,44</text:p>
          </table:table-cell>
          <table:table-cell table:style-name="ce55" table:formula="of:=[.A89]/[.L89]" office:value-type="float" office:value="91.3788761719319" calcext:value-type="float">
            <text:p>91,38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0]/[.B9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89])/[.B90]*[.C90]" office:value-type="float" office:value="45.6894380859659" calcext:value-type="float">
            <text:p>45,69</text:p>
          </table:table-cell>
          <table:table-cell table:style-name="ce8" table:formula="of:=IF([.F90]&lt;ABS([.M89]-[.G89]);IF([.G89]&gt;[.M89];[.G89]-[.F90];[.G89]+[.F90]);[.M89])" office:value-type="float" office:value="-10137.0847165038" calcext:value-type="float">
            <text:p>-10 137,08</text:p>
          </table:table-cell>
          <table:table-cell table:style-name="ce8" table:formula="of:=[.E90]*[.F90]*[.$H$3]" office:value-type="float" office:value="25.38302115887" calcext:value-type="float">
            <text:p>25,38</text:p>
          </table:table-cell>
          <table:table-cell table:style-name="ce8" table:formula="of:=[$Data.A89]" office:value-type="float" office:value="-12.9144999273098" calcext:value-type="float">
            <text:p>-12,91</text:p>
          </table:table-cell>
          <table:table-cell table:style-name="ce8" table:formula="of:=[$Data.B89]" office:value-type="float" office:value="4.22306812294952" calcext:value-type="float">
            <text:p>4,22</text:p>
          </table:table-cell>
          <table:table-cell table:style-name="ce8" table:formula="of:=[.H90]+[.I90]+[.J90]" office:value-type="float" office:value="16.6915893545097" calcext:value-type="float">
            <text:p>16,69</text:p>
          </table:table-cell>
          <table:table-cell table:style-name="ce8" table:formula="of:=[.K90]/[.F90]" office:value-type="float" office:value="0.365327087698124" calcext:value-type="float">
            <text:p>0,37</text:p>
          </table:table-cell>
          <table:table-cell table:style-name="ce55" table:formula="of:=[.A90]/[.L90]" office:value-type="float" office:value="109.490922920703" calcext:value-type="float">
            <text:p>109,4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1]/[.B9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0])/[.B91]*[.C91]" office:value-type="float" office:value="54.7454614603513" calcext:value-type="float">
            <text:p>54,75</text:p>
          </table:table-cell>
          <table:table-cell table:style-name="ce8" table:formula="of:=IF([.F91]&lt;ABS([.M90]-[.G90]);IF([.G90]&gt;[.M90];[.G90]-[.F91];[.G90]+[.F91]);[.M90])" office:value-type="float" office:value="-10082.3392550435" calcext:value-type="float">
            <text:p>-10 082,34</text:p>
          </table:table-cell>
          <table:table-cell table:style-name="ce8" table:formula="of:=[.E91]*[.F91]*[.$H$3]" office:value-type="float" office:value="30.4141452557507" calcext:value-type="float">
            <text:p>30,41</text:p>
          </table:table-cell>
          <table:table-cell table:style-name="ce8" table:formula="of:=[$Data.A90]" office:value-type="float" office:value="-14.0492533339351" calcext:value-type="float">
            <text:p>-14,05</text:p>
          </table:table-cell>
          <table:table-cell table:style-name="ce8" table:formula="of:=[$Data.B90]" office:value-type="float" office:value="-4.47859506987257" calcext:value-type="float">
            <text:p>-4,48</text:p>
          </table:table-cell>
          <table:table-cell table:style-name="ce8" table:formula="of:=[.H91]+[.I91]+[.J91]" office:value-type="float" office:value="11.886296851943" calcext:value-type="float">
            <text:p>11,89</text:p>
          </table:table-cell>
          <table:table-cell table:style-name="ce8" table:formula="of:=[.K91]/[.F91]" office:value-type="float" office:value="0.217119310621786" calcext:value-type="float">
            <text:p>0,22</text:p>
          </table:table-cell>
          <table:table-cell table:style-name="ce55" table:formula="of:=[.A91]/[.L91]" office:value-type="float" office:value="184.230503889534" calcext:value-type="float">
            <text:p>184,2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2]/[.B9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1])/[.B92]*[.C92]" office:value-type="float" office:value="92.1152519447671" calcext:value-type="float">
            <text:p>92,12</text:p>
          </table:table-cell>
          <table:table-cell table:style-name="ce8" table:formula="of:=IF([.F92]&lt;ABS([.M91]-[.G91]);IF([.G91]&gt;[.M91];[.G91]-[.F92];[.G91]+[.F92]);[.M91])" office:value-type="float" office:value="-9990.22400309871" calcext:value-type="float">
            <text:p>-9 990,22</text:p>
          </table:table-cell>
          <table:table-cell table:style-name="ce8" table:formula="of:=[.E92]*[.F92]*[.$H$3]" office:value-type="float" office:value="51.1751399693151" calcext:value-type="float">
            <text:p>51,18</text:p>
          </table:table-cell>
          <table:table-cell table:style-name="ce8" table:formula="of:=[$Data.A91]" office:value-type="float" office:value="10.9534715125445" calcext:value-type="float">
            <text:p>10,95</text:p>
          </table:table-cell>
          <table:table-cell table:style-name="ce8" table:formula="of:=[$Data.B91]" office:value-type="float" office:value="-2.66537885333799" calcext:value-type="float">
            <text:p>-2,67</text:p>
          </table:table-cell>
          <table:table-cell table:style-name="ce8" table:formula="of:=[.H92]+[.I92]+[.J92]" office:value-type="float" office:value="59.4632326285216" calcext:value-type="float">
            <text:p>59,46</text:p>
          </table:table-cell>
          <table:table-cell table:style-name="ce8" table:formula="of:=[.K92]/[.F92]" office:value-type="float" office:value="0.645530803782376" calcext:value-type="float">
            <text:p>0,65</text:p>
          </table:table-cell>
          <table:table-cell table:style-name="ce55" table:formula="of:=[.A92]/[.L92]" office:value-type="float" office:value="61.9645100832167" calcext:value-type="float">
            <text:p>61,96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3]/[.B9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2])/[.B93]*[.C93]" office:value-type="float" office:value="30.9822550416084" calcext:value-type="float">
            <text:p>30,98</text:p>
          </table:table-cell>
          <table:table-cell table:style-name="ce8" table:formula="of:=IF([.F93]&lt;ABS([.M92]-[.G92]);IF([.G92]&gt;[.M92];[.G92]-[.F93];[.G92]+[.F93]);[.M92])" office:value-type="float" office:value="-9959.24174805711" calcext:value-type="float">
            <text:p>-9 959,24</text:p>
          </table:table-cell>
          <table:table-cell table:style-name="ce8" table:formula="of:=[.E93]*[.F93]*[.$H$3]" office:value-type="float" office:value="17.2123639120046" calcext:value-type="float">
            <text:p>17,21</text:p>
          </table:table-cell>
          <table:table-cell table:style-name="ce8" table:formula="of:=[$Data.A92]" office:value-type="float" office:value="3.61055282046834" calcext:value-type="float">
            <text:p>3,61</text:p>
          </table:table-cell>
          <table:table-cell table:style-name="ce8" table:formula="of:=[$Data.B92]" office:value-type="float" office:value="1.09330700852181" calcext:value-type="float">
            <text:p>1,09</text:p>
          </table:table-cell>
          <table:table-cell table:style-name="ce8" table:formula="of:=[.H93]+[.I93]+[.J93]" office:value-type="float" office:value="21.9162237409948" calcext:value-type="float">
            <text:p>21,92</text:p>
          </table:table-cell>
          <table:table-cell table:style-name="ce8" table:formula="of:=[.K93]/[.F93]" office:value-type="float" office:value="0.707379876369938" calcext:value-type="float">
            <text:p>0,71</text:p>
          </table:table-cell>
          <table:table-cell table:style-name="ce55" table:formula="of:=[.A93]/[.L93]" office:value-type="float" office:value="56.5467033148696" calcext:value-type="float">
            <text:p>56,55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4]/[.B9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3])/[.B94]*[.C94]" office:value-type="float" office:value="28.2733516574348" calcext:value-type="float">
            <text:p>28,27</text:p>
          </table:table-cell>
          <table:table-cell table:style-name="ce8" table:formula="of:=IF([.F94]&lt;ABS([.M93]-[.G93]);IF([.G93]&gt;[.M93];[.G93]-[.F94];[.G93]+[.F94]);[.M93])" office:value-type="float" office:value="-9930.96839639967" calcext:value-type="float">
            <text:p>-9 930,97</text:p>
          </table:table-cell>
          <table:table-cell table:style-name="ce8" table:formula="of:=[.E94]*[.F94]*[.$H$3]" office:value-type="float" office:value="15.7074175874638" calcext:value-type="float">
            <text:p>15,71</text:p>
          </table:table-cell>
          <table:table-cell table:style-name="ce8" table:formula="of:=[$Data.A93]" office:value-type="float" office:value="5.99254458499409" calcext:value-type="float">
            <text:p>5,99</text:p>
          </table:table-cell>
          <table:table-cell table:style-name="ce8" table:formula="of:=[$Data.B93]" office:value-type="float" office:value="4.7877615125935" calcext:value-type="float">
            <text:p>4,79</text:p>
          </table:table-cell>
          <table:table-cell table:style-name="ce8" table:formula="of:=[.H94]+[.I94]+[.J94]" office:value-type="float" office:value="26.4877236850514" calcext:value-type="float">
            <text:p>26,49</text:p>
          </table:table-cell>
          <table:table-cell table:style-name="ce8" table:formula="of:=[.K94]/[.F94]" office:value-type="float" office:value="0.936844135282635" calcext:value-type="float">
            <text:p>0,94</text:p>
          </table:table-cell>
          <table:table-cell table:style-name="ce55" table:formula="of:=[.A94]/[.L94]" office:value-type="float" office:value="42.696536695437" calcext:value-type="float">
            <text:p>42,7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5]/[.B9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4])/[.B95]*[.C95]" office:value-type="float" office:value="21.3482683477185" calcext:value-type="float">
            <text:p>21,35</text:p>
          </table:table-cell>
          <table:table-cell table:style-name="ce8" table:formula="of:=IF([.F95]&lt;ABS([.M94]-[.G94]);IF([.G94]&gt;[.M94];[.G94]-[.F95];[.G94]+[.F95]);[.M94])" office:value-type="float" office:value="-9909.62012805195" calcext:value-type="float">
            <text:p>-9 909,62</text:p>
          </table:table-cell>
          <table:table-cell table:style-name="ce8" table:formula="of:=[.E95]*[.F95]*[.$H$3]" office:value-type="float" office:value="11.8601490820658" calcext:value-type="float">
            <text:p>11,86</text:p>
          </table:table-cell>
          <table:table-cell table:style-name="ce8" table:formula="of:=[$Data.A94]" office:value-type="float" office:value="13.5487944648965" calcext:value-type="float">
            <text:p>13,55</text:p>
          </table:table-cell>
          <table:table-cell table:style-name="ce8" table:formula="of:=[$Data.B94]" office:value-type="float" office:value="-1.9109077100808" calcext:value-type="float">
            <text:p>-1,91</text:p>
          </table:table-cell>
          <table:table-cell table:style-name="ce8" table:formula="of:=[.H95]+[.I95]+[.J95]" office:value-type="float" office:value="23.4980358368815" calcext:value-type="float">
            <text:p>23,50</text:p>
          </table:table-cell>
          <table:table-cell table:style-name="ce8" table:formula="of:=[.K95]/[.F95]" office:value-type="float" office:value="1.10069985322218" calcext:value-type="float">
            <text:p>1,10</text:p>
          </table:table-cell>
          <table:table-cell table:style-name="ce55" table:formula="of:=[.A95]/[.L95]" office:value-type="float" office:value="36.340515430164" calcext:value-type="float">
            <text:p>36,34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6]/[.B9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5])/[.B96]*[.C96]" office:value-type="float" office:value="18.170257715082" calcext:value-type="float">
            <text:p>18,17</text:p>
          </table:table-cell>
          <table:table-cell table:style-name="ce8" table:formula="of:=IF([.F96]&lt;ABS([.M95]-[.G95]);IF([.G95]&gt;[.M95];[.G95]-[.F96];[.G95]+[.F96]);[.M95])" office:value-type="float" office:value="-9891.44987033687" calcext:value-type="float">
            <text:p>-9 891,45</text:p>
          </table:table-cell>
          <table:table-cell table:style-name="ce8" table:formula="of:=[.E96]*[.F96]*[.$H$3]" office:value-type="float" office:value="10.09458761949" calcext:value-type="float">
            <text:p>10,09</text:p>
          </table:table-cell>
          <table:table-cell table:style-name="ce8" table:formula="of:=[$Data.A95]" office:value-type="float" office:value="5.07972105180937" calcext:value-type="float">
            <text:p>5,08</text:p>
          </table:table-cell>
          <table:table-cell table:style-name="ce8" table:formula="of:=[$Data.B95]" office:value-type="float" office:value="-2.03112023090331" calcext:value-type="float">
            <text:p>-2,03</text:p>
          </table:table-cell>
          <table:table-cell table:style-name="ce8" table:formula="of:=[.H96]+[.I96]+[.J96]" office:value-type="float" office:value="13.1431884403961" calcext:value-type="float">
            <text:p>13,14</text:p>
          </table:table-cell>
          <table:table-cell table:style-name="ce8" table:formula="of:=[.K96]/[.F96]" office:value-type="float" office:value="0.723335279360772" calcext:value-type="float">
            <text:p>0,72</text:p>
          </table:table-cell>
          <table:table-cell table:style-name="ce55" table:formula="of:=[.A96]/[.L96]" office:value-type="float" office:value="55.2993903952105" calcext:value-type="float">
            <text:p>55,30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7]/[.B9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6])/[.B97]*[.C97]" office:value-type="float" office:value="27.6496951976053" calcext:value-type="float">
            <text:p>27,65</text:p>
          </table:table-cell>
          <table:table-cell table:style-name="ce8" table:formula="of:=IF([.F97]&lt;ABS([.M96]-[.G96]);IF([.G96]&gt;[.M96];[.G96]-[.F97];[.G96]+[.F97]);[.M96])" office:value-type="float" office:value="-9863.80017513926" calcext:value-type="float">
            <text:p>-9 863,80</text:p>
          </table:table-cell>
          <table:table-cell table:style-name="ce8" table:formula="of:=[.E97]*[.F97]*[.$H$3]" office:value-type="float" office:value="15.3609417764474" calcext:value-type="float">
            <text:p>15,36</text:p>
          </table:table-cell>
          <table:table-cell table:style-name="ce8" table:formula="of:=[$Data.A96]" office:value-type="float" office:value="-4.1821205202916" calcext:value-type="float">
            <text:p>-4,18</text:p>
          </table:table-cell>
          <table:table-cell table:style-name="ce8" table:formula="of:=[$Data.B96]" office:value-type="float" office:value="1.69465673904643" calcext:value-type="float">
            <text:p>1,69</text:p>
          </table:table-cell>
          <table:table-cell table:style-name="ce8" table:formula="of:=[.H97]+[.I97]+[.J97]" office:value-type="float" office:value="12.8734779952022" calcext:value-type="float">
            <text:p>12,87</text:p>
          </table:table-cell>
          <table:table-cell table:style-name="ce8" table:formula="of:=[.K97]/[.F97]" office:value-type="float" office:value="0.465592040100217" calcext:value-type="float">
            <text:p>0,47</text:p>
          </table:table-cell>
          <table:table-cell table:style-name="ce55" table:formula="of:=[.A97]/[.L97]" office:value-type="float" office:value="85.9121216749972" calcext:value-type="float">
            <text:p>85,91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8]/[.B9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7])/[.B98]*[.C98]" office:value-type="float" office:value="42.9560608374986" calcext:value-type="float">
            <text:p>42,96</text:p>
          </table:table-cell>
          <table:table-cell table:style-name="ce8" table:formula="of:=IF([.F98]&lt;ABS([.M97]-[.G97]);IF([.G97]&gt;[.M97];[.G97]-[.F98];[.G97]+[.F98]);[.M97])" office:value-type="float" office:value="-9820.84411430176" calcext:value-type="float">
            <text:p>-9 820,84</text:p>
          </table:table-cell>
          <table:table-cell table:style-name="ce8" table:formula="of:=[.E98]*[.F98]*[.$H$3]" office:value-type="float" office:value="23.8644782430548" calcext:value-type="float">
            <text:p>23,86</text:p>
          </table:table-cell>
          <table:table-cell table:style-name="ce8" table:formula="of:=[$Data.A97]" office:value-type="float" office:value="-5.45383723846454" calcext:value-type="float">
            <text:p>-5,45</text:p>
          </table:table-cell>
          <table:table-cell table:style-name="ce8" table:formula="of:=[$Data.B97]" office:value-type="float" office:value="-3.83817805567441" calcext:value-type="float">
            <text:p>-3,84</text:p>
          </table:table-cell>
          <table:table-cell table:style-name="ce8" table:formula="of:=[.H98]+[.I98]+[.J98]" office:value-type="float" office:value="14.5724629489158" calcext:value-type="float">
            <text:p>14,57</text:p>
          </table:table-cell>
          <table:table-cell table:style-name="ce8" table:formula="of:=[.K98]/[.F98]" office:value-type="float" office:value="0.339241137683527" calcext:value-type="float">
            <text:p>0,34</text:p>
          </table:table-cell>
          <table:table-cell table:style-name="ce55" table:formula="of:=[.A98]/[.L98]" office:value-type="float" office:value="117.910228320586" calcext:value-type="float">
            <text:p>117,91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9]/[.B9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8])/[.B99]*[.C99]" office:value-type="float" office:value="58.955114160293" calcext:value-type="float">
            <text:p>58,96</text:p>
          </table:table-cell>
          <table:table-cell table:style-name="ce8" table:formula="of:=IF([.F99]&lt;ABS([.M98]-[.G98]);IF([.G98]&gt;[.M98];[.G98]-[.F99];[.G98]+[.F99]);[.M98])" office:value-type="float" office:value="-9761.88900014147" calcext:value-type="float">
            <text:p>-9 761,89</text:p>
          </table:table-cell>
          <table:table-cell table:style-name="ce8" table:formula="of:=[.E99]*[.F99]*[.$H$3]" office:value-type="float" office:value="32.7528412001628" calcext:value-type="float">
            <text:p>32,75</text:p>
          </table:table-cell>
          <table:table-cell table:style-name="ce8" table:formula="of:=[$Data.A98]" office:value-type="float" office:value="-4.40716291561958" calcext:value-type="float">
            <text:p>-4,41</text:p>
          </table:table-cell>
          <table:table-cell table:style-name="ce8" table:formula="of:=[$Data.B98]" office:value-type="float" office:value="-4.43552051609986" calcext:value-type="float">
            <text:p>-4,44</text:p>
          </table:table-cell>
          <table:table-cell table:style-name="ce8" table:formula="of:=[.H99]+[.I99]+[.J99]" office:value-type="float" office:value="23.9101577684433" calcext:value-type="float">
            <text:p>23,91</text:p>
          </table:table-cell>
          <table:table-cell table:style-name="ce8" table:formula="of:=[.K99]/[.F99]" office:value-type="float" office:value="0.405565456177967" calcext:value-type="float">
            <text:p>0,41</text:p>
          </table:table-cell>
          <table:table-cell table:style-name="ce55" table:formula="of:=[.A99]/[.L99]" office:value-type="float" office:value="98.6277292374909" calcext:value-type="float">
            <text:p>98,63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00]/[.B10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M99])/[.B100]*[.C100]" office:value-type="float" office:value="49.3138646187455" calcext:value-type="float">
            <text:p>49,31</text:p>
          </table:table-cell>
          <table:table-cell table:style-name="ce8" table:formula="of:=IF([.F100]&lt;ABS([.M99]-[.G99]);IF([.G99]&gt;[.M99];[.G99]-[.F100];[.G99]+[.F100]);[.M99])" office:value-type="float" office:value="-9712.57513552273" calcext:value-type="float">
            <text:p>-9 712,58</text:p>
          </table:table-cell>
          <table:table-cell table:style-name="ce8" table:formula="of:=[.E100]*[.F100]*[.$H$3]" office:value-type="float" office:value="27.3965914548586" calcext:value-type="float">
            <text:p>27,40</text:p>
          </table:table-cell>
          <table:table-cell table:style-name="ce8" table:formula="of:=[$Data.A99]" office:value-type="float" office:value="5.85793849342934" calcext:value-type="float">
            <text:p>5,86</text:p>
          </table:table-cell>
          <table:table-cell table:style-name="ce8" table:formula="of:=[$Data.B99]" office:value-type="float" office:value="-0.15314357611632" calcext:value-type="float">
            <text:p>-0,15</text:p>
          </table:table-cell>
          <table:table-cell table:style-name="ce8" table:formula="of:=[.H100]+[.I100]+[.J100]" office:value-type="float" office:value="33.1013863721716" calcext:value-type="float">
            <text:p>33,10</text:p>
          </table:table-cell>
          <table:table-cell table:style-name="ce8" table:formula="of:=[.K100]/[.F100]" office:value-type="float" office:value="0.671238943207646" calcext:value-type="float">
            <text:p>0,67</text:p>
          </table:table-cell>
          <table:table-cell table:style-name="ce55" table:formula="of:=[.A100]/[.L100]" office:value-type="float" office:value="59.591298158078" calcext:value-type="float">
            <text:p>59,59</text:p>
          </table:table-cell>
          <table:table-cell table:style-name="ce8" table:number-columns-repeated="8"/>
          <table:table-cell table:style-name="ce63"/>
          <table:table-cell table:style-name="ce55"/>
          <table:table-cell table:style-name="ce8" table:number-columns-repeated="6"/>
          <table:table-cell table:style-name="ce55"/>
          <table:table-cell table:style-name="ce8" table:number-columns-repeated="6"/>
          <table:table-cell table:number-columns-repeated="988"/>
        </table:table-row>
        <table:table-row table:style-name="ro6">
          <table:table-cell table:style-name="ce21" table:number-columns-repeated="8"/>
          <table:table-cell office:value-type="string" calcext:value-type="string">
            <text:p>Сумма колебаний:</text:p>
          </table:table-cell>
          <table:table-cell table:formula="of:=SUM([.J6:.J23])" office:value-type="float" office:value="0.231152428564111" calcext:value-type="float">
            <text:p>0,23</text:p>
          </table:table-cell>
          <table:table-cell/>
          <table:table-cell office:value-type="string" calcext:value-type="string">
            <text:p>Среднее:</text:p>
          </table:table-cell>
          <table:table-cell table:formula="of:=AVERAGE([.M6:.M100])" office:value-type="float" office:value="-156.407571753613" calcext:value-type="float">
            <text:p>-156,41</text:p>
          </table:table-cell>
          <table:table-cell table:number-columns-repeated="1011"/>
        </table:table-row>
        <table:table-row table:style-name="ro7">
          <table:table-cell table:style-name="ce21" table:number-columns-repeated="8"/>
          <table:table-cell/>
          <table:table-cell office:value-type="string" calcext:value-type="string">
            <text:p>Отклонение среднего от правильного в %:</text:p>
          </table:table-cell>
          <table:table-cell table:style-name="ce36" table:formula="of:=[.M102]/[.M3]" office:value-type="percentage" office:value="-3.17232738546685" calcext:value-type="percentage">
            <text:p>-317,23%</text:p>
          </table:table-cell>
          <table:table-cell office:value-type="string" calcext:value-type="string">
            <text:p>Отклонение среднего от правильного:</text:p>
          </table:table-cell>
          <table:table-cell table:formula="of:=[.M101]-[.M3]" office:value-type="float" office:value="-228.407571753613" calcext:value-type="float">
            <text:p>-228,41</text:p>
          </table:table-cell>
          <table:table-cell table:number-columns-repeated="9"/>
          <table:table-cell table:style-name="ce21"/>
          <table:table-cell table:number-columns-repeated="1001"/>
        </table:table-row>
        <table:table-row table:style-name="ro3">
          <table:table-cell table:style-name="ce21" table:number-columns-repeated="8"/>
          <table:table-cell table:number-columns-repeated="3"/>
          <table:table-cell table:style-name="ce21" table:number-columns-repeated="10"/>
          <table:table-cell/>
          <table:table-cell table:style-name="ce21"/>
          <table:table-cell table:number-columns-repeated="1001"/>
        </table:table-row>
        <table:table-row table:style-name="ro3">
          <table:table-cell table:style-name="ce21" table:number-columns-repeated="8"/>
          <table:table-cell table:number-columns-repeated="14"/>
          <table:table-cell table:style-name="ce21"/>
          <table:table-cell table:number-columns-repeated="1001"/>
        </table:table-row>
        <table:table-row table:style-name="ro3">
          <table:table-cell table:style-name="ce21"/>
          <table:table-cell table:style-name="ce21" office:value-type="string" calcext:value-type="string">
            <text:p>Без обрезания пиков более +-255</text:p>
          </table:table-cell>
          <table:table-cell table:style-name="ce21" table:number-columns-repeated="6"/>
          <table:table-cell table:style-name="ce21" office:value-type="string" calcext:value-type="string">
            <text:p>Без обрезания пиков более +-255</text:p>
          </table:table-cell>
          <table:table-cell table:style-name="ce21" table:number-columns-repeated="4"/>
          <table:table-cell table:number-columns-repeated="9"/>
          <table:table-cell table:style-name="ce21"/>
          <table:table-cell table:number-columns-repeated="1001"/>
        </table:table-row>
        <table:table-row table:style-name="ro3">
          <table:table-cell table:style-name="ce21" table:number-columns-repeated="13"/>
          <table:table-cell table:number-columns-repeated="9"/>
          <table:table-cell table:style-name="ce21"/>
          <table:table-cell table:number-columns-repeated="1001"/>
        </table:table-row>
        <table:table-row table:style-name="ro6">
          <table:table-cell table:style-name="ce21" office:value-type="float" office:value="1" calcext:value-type="float">
            <text:p>1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M6:.M23])" office:value-type="float" office:value="1479.07157403" calcext:value-type="float">
            <text:p>1 479,07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07]-[.C108]" office:value-type="float" office:value="1499.72460742521" calcext:value-type="float">
            <text:p>1 499,72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W6:.W23])" office:value-type="float" office:value="255" calcext:value-type="float">
            <text:p>255,00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07]-[.J108]" office:value-type="float" office:value="275.653033395206" calcext:value-type="float">
            <text:p>275,65</text:p>
          </table:table-cell>
          <table:table-cell table:style-name="ce21"/>
          <table:table-cell table:number-columns-repeated="9"/>
          <table:table-cell table:style-name="ce21"/>
          <table:table-cell table:number-columns-repeated="1001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M6:.M23])" office:value-type="float" office:value="-20.6530333952059" calcext:value-type="float">
            <text:p>-20,65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07]/[.M3]/2" office:value-type="percentage" office:value="10.4147542182306" calcext:value-type="percentage">
            <text:p>1041,48%</text:p>
          </table:table-cell>
          <table:table-cell table:style-name="ce21" table:number-columns-repeated="2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W6:.W23])" office:value-type="float" office:value="-20.6530333952059" calcext:value-type="float">
            <text:p>-20,65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07]/[.M3]/2" office:value-type="percentage" office:value="1.9142571763556" calcext:value-type="percentage">
            <text:p>191,43%</text:p>
          </table:table-cell>
          <table:table-cell table:style-name="ce21"/>
          <table:table-cell table:number-columns-repeated="9"/>
          <table:table-cell table:style-name="ce21"/>
          <table:table-cell table:number-columns-repeated="1001"/>
        </table:table-row>
        <table:table-row table:style-name="ro3">
          <table:table-cell/>
          <table:table-cell table:style-name="ce21"/>
          <table:table-cell table:style-name="ce37"/>
          <table:table-cell table:style-name="ce21" table:number-columns-repeated="4"/>
          <table:table-cell table:style-name="ce1"/>
          <table:table-cell table:style-name="ce21"/>
          <table:table-cell table:style-name="ce37"/>
          <table:table-cell table:style-name="ce21" table:number-columns-repeated="3"/>
          <table:table-cell table:number-columns-repeated="1011"/>
        </table:table-row>
        <table:table-row table:style-name="ro6">
          <table:table-cell office:value-type="string" calcext:value-type="string">
            <text:p>½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O6:.O23])" office:value-type="float" office:value="775.221209022873" calcext:value-type="float">
            <text:p>775,22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10]-[.C111]" office:value-type="float" office:value="788.095167668495" calcext:value-type="float">
            <text:p>788,10</text:p>
          </table:table-cell>
          <table:table-cell table:style-name="ce21" table:number-columns-repeated="2"/>
          <table:table-cell table:style-name="ce1" office:value-type="string" calcext:value-type="string">
            <text:p>½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X6:.X23])" office:value-type="float" office:value="163.185422007873" calcext:value-type="float">
            <text:p>163,19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10]-[.J111]" office:value-type="float" office:value="176.059380653495" calcext:value-type="float">
            <text:p>176,06</text:p>
          </table:table-cell>
          <table:table-cell table:style-name="ce21"/>
          <table:table-cell table:number-columns-repeated="1011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O6:.O23])" office:value-type="float" office:value="-12.873958645622" calcext:value-type="float">
            <text:p>-12,87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10]/[.M3]/2" office:value-type="percentage" office:value="5.47288310880899" calcext:value-type="percentage">
            <text:p>547,29%</text:p>
          </table:table-cell>
          <table:table-cell table:style-name="ce36" table:formula="of:=MIN([.E108];[.E111];[.E114];[.E117];[.E120])" office:value-type="percentage" office:value="5.47288310880899" calcext:value-type="percentage">
            <text:p>547,29%</text:p>
          </table:table-cell>
          <table:table-cell table:style-name="ce21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X6:.X23])" office:value-type="float" office:value="-12.873958645622" calcext:value-type="float">
            <text:p>-12,87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10]/[.$M$3]/2" office:value-type="percentage" office:value="1.2226345878715" calcext:value-type="percentage">
            <text:p>122,26%</text:p>
          </table:table-cell>
          <table:table-cell table:style-name="ce36" table:formula="of:=MIN([.L108];[.L111];[.L114];[.L117];[.L120];[.L123])" office:value-type="percentage" office:value="1.065193225912" calcext:value-type="percentage">
            <text:p>106,52%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38"/>
          <table:table-cell table:number-columns-repeated="3"/>
          <table:table-cell table:style-name="ce21"/>
          <table:table-cell table:style-name="ce1" table:number-columns-repeated="2"/>
          <table:table-cell table:style-name="ce38"/>
          <table:table-cell table:number-columns-repeated="1014"/>
        </table:table-row>
        <table:table-row table:style-name="ro6">
          <table:table-cell office:value-type="string" calcext:value-type="string">
            <text:p>1/3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P6:.P23])" office:value-type="float" office:value="1009.83799735858" calcext:value-type="float">
            <text:p>1 009,84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13]-[.C114]" office:value-type="float" office:value="1020.11893108768" calcext:value-type="float">
            <text:p>1 020,12</text:p>
          </table:table-cell>
          <table:table-cell table:formula="of:=IF([.F111]=[.E111];&quot;1/2&quot;;IF([.F111]=[.E114];&quot;1/3&quot;;IF([.F111]=[.E117];&quot;1/4&quot;;IF([.F111]=[.E120];[.A119]; ))))" office:value-type="string" office:string-value="1/2" calcext:value-type="string">
            <text:p>1/2</text:p>
          </table:table-cell>
          <table:table-cell table:style-name="ce21"/>
          <table:table-cell table:style-name="ce1" office:value-type="string" calcext:value-type="string">
            <text:p>1/3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Y6:.Y23])" office:value-type="float" office:value="156.593807571008" calcext:value-type="float">
            <text:p>156,59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13]-[.J114]" office:value-type="float" office:value="162.250088418228" calcext:value-type="float">
            <text:p>162,25</text:p>
          </table:table-cell>
          <table:table-cell table:formula="of:=IF([.M111]=[.L111];&quot;1/2&quot;;IF([.M111]=[.L114];&quot;1/3&quot;;IF([.M111]=[.L117];&quot;1/4&quot;;IF([.M111]=[.L120];[.H119]; ))))" office:value-type="string" office:string-value="1/5" calcext:value-type="string">
            <text:p>1/5</text:p>
          </table:table-cell>
          <table:table-cell table:number-columns-repeated="1011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P6:.P23])" office:value-type="float" office:value="-10.2809337290941" calcext:value-type="float">
            <text:p>-10,28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13]/[.M3]/2" office:value-type="percentage" office:value="7.08415924366442" calcext:value-type="percentage">
            <text:p>708,42%</text:p>
          </table:table-cell>
          <table:table-cell table:number-columns-repeated="2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Y6:.Y23])" office:value-type="float" office:value="-5.65628084722005" calcext:value-type="float">
            <text:p>-5,66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13]/[.$M$3]/2" office:value-type="percentage" office:value="1.12673672512658" calcext:value-type="percentage">
            <text:p>112,67%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style-name="ce38"/>
          <table:table-cell table:number-columns-repeated="4"/>
          <table:table-cell table:style-name="ce1"/>
          <table:table-cell/>
          <table:table-cell table:style-name="ce38"/>
          <table:table-cell table:number-columns-repeated="1014"/>
        </table:table-row>
        <table:table-row table:style-name="ro6">
          <table:table-cell office:value-type="string" calcext:value-type="string">
            <text:p>¼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Q6:.Q23])" office:value-type="float" office:value="1127.14639152644" calcext:value-type="float">
            <text:p>1 127,15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16]-[.C117]" office:value-type="float" office:value="1136.13081279727" calcext:value-type="float">
            <text:p>1 136,13</text:p>
          </table:table-cell>
          <table:table-cell table:number-columns-repeated="2"/>
          <table:table-cell table:style-name="ce1" office:value-type="string" calcext:value-type="string">
            <text:p>¼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Z6:.Z23])" office:value-type="float" office:value="154.270093423588" calcext:value-type="float">
            <text:p>154,27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16]-[.J117]" office:value-type="float" office:value="155.696024122398" calcext:value-type="float">
            <text:p>155,70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Q6:.Q23])" office:value-type="float" office:value="-8.98442127083007" calcext:value-type="float">
            <text:p>-8,98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16]/[.$M$3]/2" office:value-type="percentage" office:value="7.88979731109213" calcext:value-type="percentage">
            <text:p>788,98%</text:p>
          </table:table-cell>
          <table:table-cell table:number-columns-repeated="2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Z6:.Z23])" office:value-type="float" office:value="-1.42593069880978" calcext:value-type="float">
            <text:p>-1,43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16]/[.$M$3]/2" office:value-type="percentage" office:value="1.08122238973887" calcext:value-type="percentage">
            <text:p>108,12%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8"/>
          <table:table-cell table:number-columns-repeated="4"/>
          <table:table-cell table:style-name="ce1" table:number-columns-repeated="2"/>
          <table:table-cell table:style-name="ce38"/>
          <table:table-cell table:number-columns-repeated="1014"/>
        </table:table-row>
        <table:table-row table:style-name="ro6">
          <table:table-cell office:value-type="string" calcext:value-type="string">
            <text:p>1/5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R6:.R23])" office:value-type="float" office:value="1197.53142802715" calcext:value-type="float">
            <text:p>1 197,53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19]-[.C120]" office:value-type="float" office:value="1205.73794182302" calcext:value-type="float">
            <text:p>1 205,74</text:p>
          </table:table-cell>
          <table:table-cell table:number-columns-repeated="2"/>
          <table:table-cell table:style-name="ce1" office:value-type="string" calcext:value-type="string">
            <text:p>1/5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AA6:.AA23])" office:value-type="float" office:value="152.466702610097" calcext:value-type="float">
            <text:p>152,47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19]-[.J120]" office:value-type="float" office:value="153.387824531328" calcext:value-type="float">
            <text:p>153,39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R6:.R23])" office:value-type="float" office:value="-8.20651379587168" calcext:value-type="float">
            <text:p>-8,21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19]/[.$M$3]/2" office:value-type="percentage" office:value="8.37318015154875" calcext:value-type="percentage">
            <text:p>837,32%</text:p>
          </table:table-cell>
          <table:table-cell table:number-columns-repeated="2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AA6:.AA23])" office:value-type="float" office:value="-0.921121921230775" calcext:value-type="float">
            <text:p>-0,92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19]/[.$M$3]/2" office:value-type="percentage" office:value="1.065193225912" calcext:value-type="percentage">
            <text:p>106,52%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38"/>
          <table:table-cell table:number-columns-repeated="4"/>
          <table:table-cell table:style-name="ce1" table:number-columns-repeated="2"/>
          <table:table-cell table:style-name="ce38"/>
          <table:table-cell table:number-columns-repeated="1014"/>
        </table:table-row>
        <table:table-row table:style-name="ro6">
          <table:table-cell office:value-type="string" calcext:value-type="string">
            <text:p>1/9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S6:.S23])" office:value-type="float" office:value="1322.66038180619" calcext:value-type="float">
            <text:p>1 322,66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C122]-[.C123]" office:value-type="float" office:value="1329.48394897992" calcext:value-type="float">
            <text:p>1 329,48</text:p>
          </table:table-cell>
          <table:table-cell table:number-columns-repeated="2"/>
          <table:table-cell table:style-name="ce1" office:value-type="string" calcext:value-type="string">
            <text:p>Равное усред5</text:p>
          </table:table-cell>
          <table:table-cell table:style-name="ce18" office:value-type="string" calcext:value-type="string">
            <text:p>max:</text:p>
          </table:table-cell>
          <table:table-cell table:style-name="ce29" table:formula="of:=MAX([.AB6:.AB23])" office:value-type="float" office:value="157.421392651608" calcext:value-type="float">
            <text:p>157,42</text:p>
          </table:table-cell>
          <table:table-cell table:style-name="ce25" office:value-type="string" calcext:value-type="string">
            <text:p>Разность пиков:</text:p>
          </table:table-cell>
          <table:table-cell table:style-name="ce29" table:formula="of:=[.J122]-[.J123]" office:value-type="float" office:value="165.670698415356" calcext:value-type="float">
            <text:p>165,67</text:p>
          </table:table-cell>
          <table:table-cell table:number-columns-repeated="1012"/>
        </table:table-row>
        <table:table-row table:style-name="ro8">
          <table:table-cell/>
          <table:table-cell table:style-name="ce19" office:value-type="string" calcext:value-type="string">
            <text:p>min:</text:p>
          </table:table-cell>
          <table:table-cell table:style-name="ce35" table:formula="of:=MIN([.S6:.S23])" office:value-type="float" office:value="-6.82356717372343" calcext:value-type="float">
            <text:p>-6,82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E122]/[.$M$3]/2" office:value-type="percentage" office:value="9.23252742347164" calcext:value-type="percentage">
            <text:p>923,25%</text:p>
          </table:table-cell>
          <table:table-cell table:number-columns-repeated="2"/>
          <table:table-cell table:style-name="ce1"/>
          <table:table-cell table:style-name="ce19" office:value-type="string" calcext:value-type="string">
            <text:p>min:</text:p>
          </table:table-cell>
          <table:table-cell table:style-name="ce35" table:formula="of:=MIN([.AB6:.AB23])" office:value-type="float" office:value="-8.24930576374801" calcext:value-type="float">
            <text:p>-8,25</text:p>
          </table:table-cell>
          <table:table-cell table:style-name="ce26" office:value-type="string" calcext:value-type="string">
            <text:p>Отклонение пиков от правильного:</text:p>
          </table:table-cell>
          <table:table-cell table:style-name="ce30" table:formula="of:=[.L122]/[.$M$3]/2" office:value-type="percentage" office:value="1.15049096121775" calcext:value-type="percentage">
            <text:p>115,05%</text:p>
          </table:table-cell>
          <table:table-cell table:number-columns-repeated="1012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Data and calcul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12" table:default-cell-style-name="ce4"/>
        <table:table-column table:style-name="co2" table:number-columns-repeated="2" table:default-cell-style-name="ce4"/>
        <table:table-column table:style-name="co13" table:default-cell-style-name="ce4"/>
        <table:table-column table:style-name="co2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1"/>
        <table:table-column table:style-name="co14" table:default-cell-style-name="ce4"/>
        <table:table-column table:style-name="co15" table:default-cell-style-name="ce4"/>
        <table:table-column table:style-name="co10" table:default-cell-style-name="ce4"/>
        <table:table-column table:style-name="co2" table:number-columns-repeated="979" table:default-cell-style-name="ce4"/>
        <table:table-row table:style-name="ro7">
          <table:table-cell table:style-name="ce15" office:value-type="string" calcext:value-type="string">
            <text:p>Переменные Kalman filter <text:s/>→</text:p>
          </table:table-cell>
          <table:table-cell table:style-name="ce15"/>
          <table:table-cell table:style-name="ce23" table:number-columns-repeated="3"/>
          <table:table-cell table:style-name="ce23" office:value-type="string" calcext:value-type="string">
            <text:p>u</text:p>
          </table:table-cell>
          <table:table-cell table:style-name="ce23" table:number-columns-repeated="3"/>
          <table:table-cell table:style-name="ce23" office:value-type="string" calcext:value-type="string">
            <text:p>x</text:p>
          </table:table-cell>
          <table:table-cell table:style-name="ce49"/>
          <table:table-cell table:style-name="ce8"/>
          <table:table-cell table:style-name="ce15" office:value-type="string" calcext:value-type="string">
            <text:p>Y,</text:p>
            <text:p>MEA</text:p>
          </table:table-cell>
          <table:table-cell table:style-name="ce23" table:number-columns-repeated="2"/>
          <table:table-cell table:style-name="ce8" table:number-columns-repeated="2"/>
          <table:table-cell table:number-columns-repeated="978"/>
        </table:table-row>
        <table:table-row table:style-name="ro9">
          <table:table-cell office:value-type="string" calcext:value-type="string">
            <text:p>Желаемая скорость за T времени, зашита, было 3</text:p>
          </table:table-cell>
          <table:table-cell table:number-columns-repeated="3"/>
          <table:table-cell office:value-type="string" calcext:value-type="string">
            <text:p>Из опыта, но зависит от поверхности и наклона</text:p>
          </table:table-cell>
          <table:table-cell table:number-columns-repeated="2"/>
          <table:table-cell office:value-type="string" calcext:value-type="string">
            <text:p>Меньше какой части target_PWM</text:p>
          </table:table-cell>
          <table:table-cell office:value-type="string" calcext:value-type="string">
            <text:p>порог начала движения</text:p>
          </table:table-cell>
          <table:table-cell office:value-type="string" calcext:value-type="string">
            <text:p>логические, использовать или нет колонку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от до</text:p>
          </table:table-cell>
          <table:table-cell table:number-columns-repeated="3"/>
          <table:table-cell table:style-name="ce13" office:value-type="string" calcext:value-type="string">
            <text:p>тот ШИМ, к которому реально должна стремиться</text:p>
          </table:table-cell>
          <table:table-cell table:style-name="ce13" office:value-type="string" calcext:value-type="string">
            <text:p>Начальное target_PWM:</text:p>
          </table:table-cell>
          <table:table-cell table:number-columns-repeated="978"/>
        </table:table-row>
        <table:table-row table:style-name="ro5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" calcext:value-type="float">
            <text:p>100</text:p>
          </table:table-cell>
          <table:table-cell table:style-name="ce6"/>
          <table:table-cell table:style-name="ce7" table:formula="of:=50/90" office:value-type="float" office:value="0.555555555555556" calcext:value-type="float">
            <text:p>0,56</text:p>
          </table:table-cell>
          <table:table-cell table:style-name="ce6" table:number-columns-repeated="2"/>
          <table:table-cell table:style-name="ce2" table:formula="of:=1/3" office:value-type="float" office:value="0.333333333333333" calcext:value-type="float">
            <text:p>0,33333333333333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76"/>
          <table:table-cell table:style-name="ce6" table:number-columns-repeated="2"/>
          <table:table-cell table:style-name="ce14" table:formula="of:=[.A3]/[.E3]" office:value-type="float" office:value="72" calcext:value-type="float">
            <text:p>72</text:p>
          </table:table-cell>
          <table:table-cell table:style-name="ce12" office:value-type="float" office:value="40" calcext:value-type="float">
            <text:p>40</text:p>
          </table:table-cell>
          <table:table-cell table:style-name="ce6" table:number-columns-repeated="978"/>
        </table:table-row>
        <table:table-row table:style-name="ro5"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style-name="ce6"/>
          <table:table-cell table:style-name="ce7"/>
          <table:table-cell table:style-name="ce6" table:number-columns-repeated="2"/>
          <table:table-cell table:style-name="ce2"/>
          <table:table-cell table:style-name="ce6"/>
          <table:table-cell table:style-name="ce2"/>
          <table:table-cell table:style-name="ce12" table:number-columns-repeated="2"/>
          <table:table-cell table:style-name="ce76"/>
          <table:table-cell table:style-name="ce6" table:number-columns-repeated="2"/>
          <table:table-cell table:style-name="ce14" table:formula="of:=[.A4]/[.E3]" office:value-type="float" office:value="72" calcext:value-type="float">
            <text:p>72</text:p>
          </table:table-cell>
          <table:table-cell table:style-name="ce12"/>
          <table:table-cell table:style-name="ce6" table:number-columns-repeated="978"/>
        </table:table-row>
        <table:table-row table:style-name="ro2">
          <table:table-cell table:style-name="ce3" office:value-type="string" calcext:value-type="string">
            <text:p>target_v</text:p>
          </table:table-cell>
          <table:table-cell table:style-name="ce3" office:value-type="string" calcext:value-type="string">
            <text:p>T time_for_commands_execution_from_stop_state</text:p>
          </table:table-cell>
          <table:table-cell table:style-name="ce5" office:value-type="string" calcext:value-type="string">
            <text:p>~dt, мс</text:p>
          </table:table-cell>
          <table:table-cell table:style-name="ce5" office:value-type="string" calcext:value-type="string">
            <text:p>dt/T</text:p>
          </table:table-cell>
          <table:table-cell table:style-name="ce5" office:value-type="string" calcext:value-type="string">
            <text:p>dv_dPVM реальный, без погрешности</text:p>
          </table:table-cell>
          <table:table-cell table:style-name="ce8" office:value-type="string" calcext:value-type="string">
            <text:p>Модуль dPWM который нужно сделать по расчету, но еще без учета текущего ШИМ</text:p>
          </table:table-cell>
          <table:table-cell table:style-name="ce8" office:value-type="string" calcext:value-type="string">
            <text:p>шаг PWM, который действительно будет сделан, прибавлен</text:p>
          </table:table-cell>
          <table:table-cell table:style-name="ce8" office:value-type="string" calcext:value-type="string">
            <text:p>скорректированный шаг PWM</text:p>
          </table:table-cell>
          <table:table-cell table:style-name="ce8" office:value-type="string" calcext:value-type="string">
            <text:p>current_PWM</text:p>
          </table:table-cell>
          <table:table-cell table:style-name="ce8" office:value-type="string" calcext:value-type="string">
            <text:p>v набранная <text:s/>реальная за 100 мс</text:p>
          </table:table-cell>
          <table:table-cell table:style-name="ce8" office:value-type="string" calcext:value-type="string">
            <text:p>v колебаний</text:p>
          </table:table-cell>
          <table:table-cell table:style-name="ce8" office:value-type="string" calcext:value-type="string">
            <text:p>v погрешность акселерометра набранная за 100 мс</text:p>
          </table:table-cell>
          <table:table-cell table:style-name="ce73" office:value-type="string" calcext:value-type="string">
            <text:p>Итоговая набранная  скорость </text:p>
            <text:p>Sum_v</text:p>
            <text:p>(то есть dV)</text:p>
          </table:table-cell>
          <table:table-cell table:style-name="ce8" office:value-type="string" calcext:value-type="string">
            <text:p>dv_dPWM_of_mpu</text:p>
          </table:table-cell>
          <table:table-cell table:style-name="ce8" office:value-type="string" calcext:value-type="string">
            <text:p>Kalman dv_dPWM_of_mpu</text:p>
          </table:table-cell>
          <table:table-cell table:style-name="ce55" office:value-type="string" calcext:value-type="string">
            <text:p>target_PWM, </text:p>
            <text:p>Для следующего шага (t+1)</text:p>
          </table:table-cell>
          <table:table-cell table:style-name="ce8"/>
          <table:table-cell table:number-columns-repeated="97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]/[.B6]" office:value-type="float" office:value="0.5" calcext:value-type="float">
            <text:p>0,50</text:p>
          </table:table-cell>
          <table:table-cell table:style-name="ce5"/>
          <table:table-cell table:style-name="ce8" office:value-type="float" office:value="0" calcext:value-type="float">
            <text:p>0,00</text:p>
          </table:table-cell>
          <table:table-cell table:style-name="ce8" table:number-columns-repeated="2"/>
          <table:table-cell table:number-columns-repeated="2" table:style-name="ce8" office:value-type="float" office:value="0" calcext:value-type="float">
            <text:p>0,00</text:p>
          </table:table-cell>
          <table:table-cell table:style-name="ce8" table:formula="of:=[$Data.A4]" office:value-type="float" office:value="0" calcext:value-type="float">
            <text:p>0,00</text:p>
          </table:table-cell>
          <table:table-cell table:style-name="ce8" table:formula="of:=[$Data.B4]" office:value-type="float" office:value="0" calcext:value-type="float">
            <text:p>0,00</text:p>
          </table:table-cell>
          <table:table-cell table:style-name="ce73" office:value-type="float" office:value="0" calcext:value-type="float">
            <text:p>0,00</text:p>
          </table:table-cell>
          <table:table-cell table:style-name="ce8"/>
          <table:table-cell table:style-name="ce8" table:formula="of:=[$Kalman.C5]" office:value-type="float" office:value="1" calcext:value-type="float">
            <text:p>1,00</text:p>
          </table:table-cell>
          <table:table-cell table:style-name="ce55" table:formula="of:=[.Q3]" office:value-type="float" office:value="40" calcext:value-type="float">
            <text:p>40,00</text:p>
          </table:table-cell>
          <table:table-cell table:style-name="ce8"/>
          <table:table-cell table:number-columns-repeated="97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]/[.B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6])/[.B7]*[.C7]" office:value-type="float" office:value="20" calcext:value-type="float">
            <text:p>20,00</text:p>
          </table:table-cell>
          <table:table-cell table:style-name="ce8" table:formula="of:=IF([.F7]&lt;ABS([.P6]-[.I6]);IF([.I6]&gt;[.P6];-[.F7];[.F7]);[.P6]-[.I6])" office:value-type="float" office:value="20" calcext:value-type="float">
            <text:p>20,00</text:p>
          </table:table-cell>
          <table:table-cell table:style-name="ce8" table:formula="of:=IF(ABS([.G7])&lt;ABS([.P6]*[.$H$3]);[.G7]+SIGN([.G7])*ABS([.P6]*[.$H$3]/2);[.G7])" office:value-type="float" office:value="20" calcext:value-type="float">
            <text:p>20,00</text:p>
          </table:table-cell>
          <table:table-cell table:style-name="ce8" table:formula="of:=[.I6]+[.H7]" office:value-type="float" office:value="20" calcext:value-type="float">
            <text:p>20,00</text:p>
          </table:table-cell>
          <table:table-cell table:style-name="ce73" table:formula="of:=[.E7]*[.H7]*[.$J$3]" office:value-type="float" office:value="11.1111111111111" calcext:value-type="float">
            <text:p>11,11</text:p>
          </table:table-cell>
          <table:table-cell table:style-name="ce8" table:formula="of:=[$Data.A5]" office:value-type="float" office:value="-6.91139312159645" calcext:value-type="float">
            <text:p>-6,91</text:p>
          </table:table-cell>
          <table:table-cell table:style-name="ce8" table:formula="of:=[$Data.B5]" office:value-type="float" office:value="2.70810881450357" calcext:value-type="float">
            <text:p>2,71</text:p>
          </table:table-cell>
          <table:table-cell table:style-name="ce73" table:formula="of:=IF(ABS([.I7])&gt;[.$I$3];[.J7]+[.K7]+[.L7];0)" office:value-type="float" office:value="0" calcext:value-type="float">
            <text:p>0,00</text:p>
          </table:table-cell>
          <table:table-cell table:style-name="ce8" table:formula="of:=[.M7]/[.H7]" office:value-type="float" office:value="0" calcext:value-type="float">
            <text:p>0,00</text:p>
          </table:table-cell>
          <table:table-cell table:style-name="ce8" table:formula="of:=[$Kalman.C6]" office:value-type="float" office:value="0.9375" calcext:value-type="float">
            <text:p>0,94</text:p>
          </table:table-cell>
          <table:table-cell table:style-name="ce55" table:formula="of:=[.A7]/[.O7]" office:value-type="float" office:value="42.6666666666667" calcext:value-type="float">
            <text:p>42,67</text:p>
          </table:table-cell>
          <table:table-cell table:style-name="ce8"/>
          <table:table-cell table:number-columns-repeated="97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]/[.B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7])/[.B8]*[.C8]" office:value-type="float" office:value="21.3333333333333" calcext:value-type="float">
            <text:p>21,33</text:p>
          </table:table-cell>
          <table:table-cell table:style-name="ce8" table:formula="of:=IF([.F8]&lt;ABS([.P7]-[.I7]);IF([.I7]&gt;[.P7];-[.F8];[.F8]);[.P7]-[.I7])" office:value-type="float" office:value="21.3333333333333" calcext:value-type="float">
            <text:p>21,33</text:p>
          </table:table-cell>
          <table:table-cell table:style-name="ce8" table:formula="of:=IF(ABS([.G8])&lt;ABS([.P7]*[.$H$3]);[.G8]+SIGN([.G8])*ABS([.P7]*[.$H$3]/2);[.G8])" office:value-type="float" office:value="21.3333333333333" calcext:value-type="float">
            <text:p>21,33</text:p>
          </table:table-cell>
          <table:table-cell table:style-name="ce8" table:formula="of:=[.I7]+[.H8]" office:value-type="float" office:value="41.3333333333333" calcext:value-type="float">
            <text:p>41,33</text:p>
          </table:table-cell>
          <table:table-cell table:style-name="ce73" table:formula="of:=[.E8]*[.H8]*[.$J$3]" office:value-type="float" office:value="11.8518518518519" calcext:value-type="float">
            <text:p>11,85</text:p>
          </table:table-cell>
          <table:table-cell table:style-name="ce8" table:formula="of:=[$Data.A6]" office:value-type="float" office:value="-3.05737968419227" calcext:value-type="float">
            <text:p>-3,06</text:p>
          </table:table-cell>
          <table:table-cell table:style-name="ce8" table:formula="of:=[$Data.B6]" office:value-type="float" office:value="-3.29165333853462" calcext:value-type="float">
            <text:p>-3,29</text:p>
          </table:table-cell>
          <table:table-cell table:style-name="ce73" table:formula="of:=IF(ABS([.I8])&gt;[.$I$3];[.J8]+[.K8]+[.L8];0)" office:value-type="float" office:value="0" calcext:value-type="float">
            <text:p>0,00</text:p>
          </table:table-cell>
          <table:table-cell table:style-name="ce8" table:formula="of:=[.M8]/[.H8]" office:value-type="float" office:value="0" calcext:value-type="float">
            <text:p>0,00</text:p>
          </table:table-cell>
          <table:table-cell table:style-name="ce8" table:formula="of:=[$Kalman.C7]" office:value-type="float" office:value="0.882352941176471" calcext:value-type="float">
            <text:p>0,88</text:p>
          </table:table-cell>
          <table:table-cell table:style-name="ce55" table:formula="of:=[.A8]/[.O8]" office:value-type="float" office:value="45.3333333333333" calcext:value-type="float">
            <text:p>45,33</text:p>
          </table:table-cell>
          <table:table-cell table:style-name="ce8"/>
          <table:table-cell table:number-columns-repeated="978"/>
        </table:table-row>
        <table:table-row table:style-name="ro5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]/[.B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8])/[.B9]*[.C9]" office:value-type="float" office:value="22.6666666666667" calcext:value-type="float">
            <text:p>22,67</text:p>
          </table:table-cell>
          <table:table-cell table:style-name="ce8" table:formula="of:=IF([.F9]&lt;ABS([.P8]-[.I8]);IF([.I8]&gt;[.P8];-[.F9];[.F9]);[.P8]-[.I8])" office:value-type="float" office:value="4.00000000000001" calcext:value-type="float">
            <text:p>4,00</text:p>
          </table:table-cell>
          <table:table-cell table:style-name="ce8" table:formula="of:=IF(ABS([.G9])&lt;ABS([.P8]*[.$H$3]);[.G9]+SIGN([.G9])*ABS([.P8]*[.$H$3]/2);[.G9])" office:value-type="float" office:value="11.5555555555556" calcext:value-type="float">
            <text:p>11,56</text:p>
          </table:table-cell>
          <table:table-cell table:style-name="ce8" table:formula="of:=[.I8]+[.H9]" office:value-type="float" office:value="52.8888888888889" calcext:value-type="float">
            <text:p>52,89</text:p>
          </table:table-cell>
          <table:table-cell table:style-name="ce73" table:formula="of:=[.E9]*[.H9]*[.$J$3]" office:value-type="float" office:value="6.41975308641976" calcext:value-type="float">
            <text:p>6,42</text:p>
          </table:table-cell>
          <table:table-cell table:style-name="ce8" table:formula="of:=[$Data.A7]" office:value-type="float" office:value="-3.9699180648917" calcext:value-type="float">
            <text:p>-3,97</text:p>
          </table:table-cell>
          <table:table-cell table:style-name="ce8" table:formula="of:=[$Data.B7]" office:value-type="float" office:value="0.295003066232398" calcext:value-type="float">
            <text:p>0,30</text:p>
          </table:table-cell>
          <table:table-cell table:style-name="ce73" table:formula="of:=IF(ABS([.I9])&gt;[.$I$3];[.J9]+[.K9]+[.L9];0)" office:value-type="float" office:value="0" calcext:value-type="float">
            <text:p>0,00</text:p>
          </table:table-cell>
          <table:table-cell table:style-name="ce8" table:formula="of:=[.M9]/[.H9]" office:value-type="float" office:value="0" calcext:value-type="float">
            <text:p>0,00</text:p>
          </table:table-cell>
          <table:table-cell table:style-name="ce8" table:formula="of:=[$Kalman.C8]" office:value-type="float" office:value="0.833333333333333" calcext:value-type="float">
            <text:p>0,83</text:p>
          </table:table-cell>
          <table:table-cell table:style-name="ce55" table:formula="of:=[.A9]/[.O9]" office:value-type="float" office:value="48" calcext:value-type="float">
            <text:p>48,0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0]/[.B1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9])/[.B10]*[.C10]" office:value-type="float" office:value="24" calcext:value-type="float">
            <text:p>24,00</text:p>
          </table:table-cell>
          <table:table-cell table:style-name="ce8" table:formula="of:=IF([.F10]&lt;ABS([.P9]-[.I9]);IF([.I9]&gt;[.P9];-[.F10];[.F10]);[.P9]-[.I9])" office:value-type="float" office:value="-4.88888888888889" calcext:value-type="float">
            <text:p>-4,89</text:p>
          </table:table-cell>
          <table:table-cell table:style-name="ce8" table:formula="of:=IF(ABS([.G10])&lt;ABS([.P9]*[.$H$3]);[.G10]+SIGN([.G10])*ABS([.P9]*[.$H$3]/2);[.G10])" office:value-type="float" office:value="-12.8888888888889" calcext:value-type="float">
            <text:p>-12,89</text:p>
          </table:table-cell>
          <table:table-cell table:style-name="ce8" table:formula="of:=[.I9]+[.H10]" office:value-type="float" office:value="40" calcext:value-type="float">
            <text:p>40,00</text:p>
          </table:table-cell>
          <table:table-cell table:style-name="ce73" table:formula="of:=[.E10]*[.H10]*[.$J$3]" office:value-type="float" office:value="-7.16049382716049" calcext:value-type="float">
            <text:p>-7,16</text:p>
          </table:table-cell>
          <table:table-cell table:style-name="ce8" table:formula="of:=[$Data.A8]" office:value-type="float" office:value="-13.1848953305832" calcext:value-type="float">
            <text:p>-13,18</text:p>
          </table:table-cell>
          <table:table-cell table:style-name="ce8" table:formula="of:=[$Data.B8]" office:value-type="float" office:value="-1.19709200816545" calcext:value-type="float">
            <text:p>-1,20</text:p>
          </table:table-cell>
          <table:table-cell table:style-name="ce77" table:formula="of:=IF(ABS([.I10])&gt;[.$I$3];[.J10]+[.K10]+[.L10];[.L10]-(SUM([.M6:.M9])))" office:value-type="float" office:value="-1.19709200816545" calcext:value-type="float">
            <text:p>-1,20</text:p>
          </table:table-cell>
          <table:table-cell table:style-name="ce8" table:formula="of:=[.M10]/[.H10]" office:value-type="float" office:value="0.0928778282197334" calcext:value-type="float">
            <text:p>0,09</text:p>
          </table:table-cell>
          <table:table-cell table:style-name="ce8" table:formula="of:=[$Kalman.C9]" office:value-type="float" office:value="0.794361990958933" calcext:value-type="float">
            <text:p>0,79</text:p>
          </table:table-cell>
          <table:table-cell table:style-name="ce55" table:formula="of:=[.A10]/[.O10]" office:value-type="float" office:value="50.3548765616455" calcext:value-type="float">
            <text:p>50,3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1]/[.B1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10])/[.B11]*[.C11]" office:value-type="float" office:value="25.1774382808227" calcext:value-type="float">
            <text:p>25,18</text:p>
          </table:table-cell>
          <table:table-cell table:style-name="ce8" table:formula="of:=IF([.F11]&lt;ABS([.P10]-[.I10]);IF([.I10]&gt;[.P10];-[.F11];[.F11]);[.P10]-[.I10])" office:value-type="float" office:value="10.3548765616454" calcext:value-type="float">
            <text:p>10,35</text:p>
          </table:table-cell>
          <table:table-cell table:style-name="ce8" table:formula="of:=IF(ABS([.G11])&lt;ABS([.P10]*[.$H$3]);[.G11]+SIGN([.G11])*ABS([.P10]*[.$H$3]/2);[.G11])" office:value-type="float" office:value="18.7473559885864" calcext:value-type="float">
            <text:p>18,75</text:p>
          </table:table-cell>
          <table:table-cell table:style-name="ce8" table:formula="of:=[.I10]+[.H11]" office:value-type="float" office:value="58.7473559885864" calcext:value-type="float">
            <text:p>58,75</text:p>
          </table:table-cell>
          <table:table-cell table:style-name="ce73" table:formula="of:=[.E11]*[.H11]*[.$J$3]" office:value-type="float" office:value="10.4151977714369" calcext:value-type="float">
            <text:p>10,42</text:p>
          </table:table-cell>
          <table:table-cell table:style-name="ce8" table:formula="of:=[$Data.A9]" office:value-type="float" office:value="14.1171809359682" calcext:value-type="float">
            <text:p>14,12</text:p>
          </table:table-cell>
          <table:table-cell table:style-name="ce8" table:formula="of:=[$Data.B9]" office:value-type="float" office:value="0.791224239924843" calcext:value-type="float">
            <text:p>0,79</text:p>
          </table:table-cell>
          <table:table-cell table:style-name="ce73" table:formula="of:=IF(ABS([.I11])&gt;[.$I$3];[.J11]+[.K11]+[.L11];[.L11]-(SUM([.M7:.M10])))" office:value-type="float" office:value="1.98831624809029" calcext:value-type="float">
            <text:p>1,99</text:p>
          </table:table-cell>
          <table:table-cell table:style-name="ce8" table:formula="of:=[.M11]/[.H11]" office:value-type="float" office:value="0.106058488957099" calcext:value-type="float">
            <text:p>0,11</text:p>
          </table:table-cell>
          <table:table-cell table:style-name="ce8" table:formula="of:=[$Kalman.C10]" office:value-type="float" office:value="0.759744439420786" calcext:value-type="float">
            <text:p>0,76</text:p>
          </table:table-cell>
          <table:table-cell table:style-name="ce55" table:formula="of:=[.A11]/[.O11]" office:value-type="float" office:value="52.6492830016568" calcext:value-type="float">
            <text:p>52,6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2]/[.B1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11])/[.B12]*[.C12]" office:value-type="float" office:value="26.3246415008284" calcext:value-type="float">
            <text:p>26,32</text:p>
          </table:table-cell>
          <table:table-cell table:style-name="ce8" table:formula="of:=IF([.F12]&lt;ABS([.P11]-[.I11]);IF([.I11]&gt;[.P11];-[.F12];[.F12]);[.P11]-[.I11])" office:value-type="float" office:value="-6.09807298692961" calcext:value-type="float">
            <text:p>-6,10</text:p>
          </table:table-cell>
          <table:table-cell table:style-name="ce8" table:formula="of:=IF(ABS([.G12])&lt;ABS([.P11]*[.$H$3]);[.G12]+SIGN([.G12])*ABS([.P11]*[.$H$3]/2);[.G12])" office:value-type="float" office:value="-14.8729534872057" calcext:value-type="float">
            <text:p>-14,87</text:p>
          </table:table-cell>
          <table:table-cell table:style-name="ce8" table:formula="of:=[.I11]+[.H12]" office:value-type="float" office:value="43.8744025013806" calcext:value-type="float">
            <text:p>43,87</text:p>
          </table:table-cell>
          <table:table-cell table:style-name="ce73" table:formula="of:=[.E12]*[.H12]*[.$J$3]" office:value-type="float" office:value="-8.26275193733652" calcext:value-type="float">
            <text:p>-8,26</text:p>
          </table:table-cell>
          <table:table-cell table:style-name="ce8" table:formula="of:=[$Data.A10]" office:value-type="float" office:value="-13.3765800656874" calcext:value-type="float">
            <text:p>-13,38</text:p>
          </table:table-cell>
          <table:table-cell table:style-name="ce8" table:formula="of:=[$Data.B10]" office:value-type="float" office:value="1.12324453384025" calcext:value-type="float">
            <text:p>1,12</text:p>
          </table:table-cell>
          <table:table-cell table:style-name="ce73" table:formula="of:=IF(ABS([.I12])&gt;[.$I$3];[.J12]+[.K12]+[.L12];[.L12]-(SUM([.M8:.M11])))" office:value-type="float" office:value="0.332020293915407" calcext:value-type="float">
            <text:p>0,33</text:p>
          </table:table-cell>
          <table:table-cell table:style-name="ce8" table:formula="of:=[.M12]/[.H12]" office:value-type="float" office:value="-0.022323763346737" calcext:value-type="float">
            <text:p>-0,02</text:p>
          </table:table-cell>
          <table:table-cell table:style-name="ce8" table:formula="of:=[$Kalman.C11]" office:value-type="float" office:value="0.722042561031553" calcext:value-type="float">
            <text:p>0,72</text:p>
          </table:table-cell>
          <table:table-cell table:style-name="ce55" table:formula="of:=[.A12]/[.O12]" office:value-type="float" office:value="55.39839638103" calcext:value-type="float">
            <text:p>55,4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3]/[.B1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12])/[.B13]*[.C13]" office:value-type="float" office:value="27.699198190515" calcext:value-type="float">
            <text:p>27,70</text:p>
          </table:table-cell>
          <table:table-cell table:style-name="ce8" table:formula="of:=IF([.F13]&lt;ABS([.P12]-[.I12]);IF([.I12]&gt;[.P12];-[.F13];[.F13]);[.P12]-[.I12])" office:value-type="float" office:value="11.5239938796494" calcext:value-type="float">
            <text:p>11,52</text:p>
          </table:table-cell>
          <table:table-cell table:style-name="ce8" table:formula="of:=IF(ABS([.G13])&lt;ABS([.P12]*[.$H$3]);[.G13]+SIGN([.G13])*ABS([.P12]*[.$H$3]/2);[.G13])" office:value-type="float" office:value="20.7570599431544" calcext:value-type="float">
            <text:p>20,76</text:p>
          </table:table-cell>
          <table:table-cell table:style-name="ce8" table:formula="of:=[.I12]+[.H13]" office:value-type="float" office:value="64.631462444535" calcext:value-type="float">
            <text:p>64,63</text:p>
          </table:table-cell>
          <table:table-cell table:style-name="ce73" table:formula="of:=[.E13]*[.H13]*[.$J$3]" office:value-type="float" office:value="11.5316999684191" calcext:value-type="float">
            <text:p>11,53</text:p>
          </table:table-cell>
          <table:table-cell table:style-name="ce8" table:formula="of:=[$Data.A11]" office:value-type="float" office:value="8.0935189902247" calcext:value-type="float">
            <text:p>8,09</text:p>
          </table:table-cell>
          <table:table-cell table:style-name="ce8" table:formula="of:=[$Data.B11]" office:value-type="float" office:value="-4.47172128785928" calcext:value-type="float">
            <text:p>-4,47</text:p>
          </table:table-cell>
          <table:table-cell table:style-name="ce73" table:formula="of:=IF(ABS([.I13])&gt;[.$I$3];[.J13]+[.K13]+[.L13];[.L13]-(SUM([.M9:.M12])))" office:value-type="float" office:value="15.1534976707845" calcext:value-type="float">
            <text:p>15,15</text:p>
          </table:table-cell>
          <table:table-cell table:style-name="ce8" table:formula="of:=[.M13]/[.H13]" office:value-type="float" office:value="0.73004065663847" calcext:value-type="float">
            <text:p>0,73</text:p>
          </table:table-cell>
          <table:table-cell table:style-name="ce8" table:formula="of:=[$Kalman.C12]" office:value-type="float" office:value="0.722409877518134" calcext:value-type="float">
            <text:p>0,72</text:p>
          </table:table-cell>
          <table:table-cell table:style-name="ce55" table:formula="of:=[.A13]/[.O13]" office:value-type="float" office:value="55.3702285154537" calcext:value-type="float">
            <text:p>55,3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4]/[.B1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13])/[.B14]*[.C14]" office:value-type="float" office:value="27.6851142577269" calcext:value-type="float">
            <text:p>27,69</text:p>
          </table:table-cell>
          <table:table-cell table:style-name="ce8" table:formula="of:=IF([.F14]&lt;ABS([.P13]-[.I13]);IF([.I13]&gt;[.P13];-[.F14];[.F14]);[.P13]-[.I13])" office:value-type="float" office:value="-9.26123392908126" calcext:value-type="float">
            <text:p>-9,26</text:p>
          </table:table-cell>
          <table:table-cell table:style-name="ce8" table:formula="of:=IF(ABS([.G14])&lt;ABS([.P13]*[.$H$3]);[.G14]+SIGN([.G14])*ABS([.P13]*[.$H$3]/2);[.G14])" office:value-type="float" office:value="-18.4896053483236" calcext:value-type="float">
            <text:p>-18,49</text:p>
          </table:table-cell>
          <table:table-cell table:style-name="ce8" table:formula="of:=[.I13]+[.H14]" office:value-type="float" office:value="46.1418570962115" calcext:value-type="float">
            <text:p>46,14</text:p>
          </table:table-cell>
          <table:table-cell table:style-name="ce73" table:formula="of:=[.E14]*[.H14]*[.$J$3]" office:value-type="float" office:value="-10.2720029712909" calcext:value-type="float">
            <text:p>-10,27</text:p>
          </table:table-cell>
          <table:table-cell table:style-name="ce8" table:formula="of:=[$Data.A12]" office:value-type="float" office:value="-8.7157520297692" calcext:value-type="float">
            <text:p>-8,72</text:p>
          </table:table-cell>
          <table:table-cell table:style-name="ce8" table:formula="of:=[$Data.B12]" office:value-type="float" office:value="-0.0143476525525643" calcext:value-type="float">
            <text:p>-0,01</text:p>
          </table:table-cell>
          <table:table-cell table:style-name="ce73" table:formula="of:=IF(ABS([.I14])&gt;[.$I$3];[.J14]+[.K14]+[.L14];[.L14]-(SUM([.M10:.M13])))" office:value-type="float" office:value="-16.2910898571773" calcext:value-type="float">
            <text:p>-16,29</text:p>
          </table:table-cell>
          <table:table-cell table:style-name="ce8" table:formula="of:=[.M14]/[.H14]" office:value-type="float" office:value="0.88109451501378" calcext:value-type="float">
            <text:p>0,88</text:p>
          </table:table-cell>
          <table:table-cell table:style-name="ce8" table:formula="of:=[$Kalman.C13]" office:value-type="float" office:value="0.729701084809527" calcext:value-type="float">
            <text:p>0,73</text:p>
          </table:table-cell>
          <table:table-cell table:style-name="ce55" table:formula="of:=[.A14]/[.O14]" office:value-type="float" office:value="54.8169666082395" calcext:value-type="float">
            <text:p>54,8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5]/[.B1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14])/[.B15]*[.C15]" office:value-type="float" office:value="27.4084833041198" calcext:value-type="float">
            <text:p>27,41</text:p>
          </table:table-cell>
          <table:table-cell table:style-name="ce8" table:formula="of:=IF([.F15]&lt;ABS([.P14]-[.I14]);IF([.I14]&gt;[.P14];-[.F15];[.F15]);[.P14]-[.I14])" office:value-type="float" office:value="8.67510951202806" calcext:value-type="float">
            <text:p>8,68</text:p>
          </table:table-cell>
          <table:table-cell table:style-name="ce8" table:formula="of:=IF(ABS([.G15])&lt;ABS([.P14]*[.$H$3]);[.G15]+SIGN([.G15])*ABS([.P14]*[.$H$3]/2);[.G15])" office:value-type="float" office:value="17.8112706134013" calcext:value-type="float">
            <text:p>17,81</text:p>
          </table:table-cell>
          <table:table-cell table:style-name="ce8" table:formula="of:=[.I14]+[.H15]" office:value-type="float" office:value="63.9531277096128" calcext:value-type="float">
            <text:p>63,95</text:p>
          </table:table-cell>
          <table:table-cell table:style-name="ce73" table:formula="of:=[.E15]*[.H15]*[.$J$3]" office:value-type="float" office:value="9.89515034077851" calcext:value-type="float">
            <text:p>9,90</text:p>
          </table:table-cell>
          <table:table-cell table:style-name="ce8" table:formula="of:=[$Data.A13]" office:value-type="float" office:value="-14.3005094334475" calcext:value-type="float">
            <text:p>-14,30</text:p>
          </table:table-cell>
          <table:table-cell table:style-name="ce8" table:formula="of:=[$Data.B13]" office:value-type="float" office:value="4.80209820060328" calcext:value-type="float">
            <text:p>4,80</text:p>
          </table:table-cell>
          <table:table-cell table:style-name="ce73" table:formula="of:=IF(ABS([.I15])&gt;[.$I$3];[.J15]+[.K15]+[.L15];[.L15]-(SUM([.M11:.M14])))" office:value-type="float" office:value="0.396739107934238" calcext:value-type="float">
            <text:p>0,40</text:p>
          </table:table-cell>
          <table:table-cell table:style-name="ce8" table:formula="of:=[.M15]/[.H15]" office:value-type="float" office:value="0.022274610079515" calcext:value-type="float">
            <text:p>0,02</text:p>
          </table:table-cell>
          <table:table-cell table:style-name="ce8" table:formula="of:=[$Kalman.C14]" office:value-type="float" office:value="0.696883559336524" calcext:value-type="float">
            <text:p>0,70</text:p>
          </table:table-cell>
          <table:table-cell table:style-name="ce55" table:formula="of:=[.A15]/[.O15]" office:value-type="float" office:value="57.3983981457139" calcext:value-type="float">
            <text:p>57,4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6]/[.B1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15])/[.B16]*[.C16]" office:value-type="float" office:value="28.6991990728569" calcext:value-type="float">
            <text:p>28,70</text:p>
          </table:table-cell>
          <table:table-cell table:style-name="ce8" table:formula="of:=IF([.F16]&lt;ABS([.P15]-[.I15]);IF([.I15]&gt;[.P15];-[.F16];[.F16]);[.P15]-[.I15])" office:value-type="float" office:value="-6.55472956389888" calcext:value-type="float">
            <text:p>-6,55</text:p>
          </table:table-cell>
          <table:table-cell table:style-name="ce8" table:formula="of:=IF(ABS([.G16])&lt;ABS([.P15]*[.$H$3]);[.G16]+SIGN([.G16])*ABS([.P15]*[.$H$3]/2);[.G16])" office:value-type="float" office:value="-16.1211292548512" calcext:value-type="float">
            <text:p>-16,12</text:p>
          </table:table-cell>
          <table:table-cell table:style-name="ce8" table:formula="of:=[.I15]+[.H16]" office:value-type="float" office:value="47.8319984547616" calcext:value-type="float">
            <text:p>47,83</text:p>
          </table:table-cell>
          <table:table-cell table:style-name="ce73" table:formula="of:=[.E16]*[.H16]*[.$J$3]" office:value-type="float" office:value="-8.95618291936177" calcext:value-type="float">
            <text:p>-8,96</text:p>
          </table:table-cell>
          <table:table-cell table:style-name="ce8" table:formula="of:=[$Data.A14]" office:value-type="float" office:value="2.49075422476488" calcext:value-type="float">
            <text:p>2,49</text:p>
          </table:table-cell>
          <table:table-cell table:style-name="ce8" table:formula="of:=[$Data.B14]" office:value-type="float" office:value="3.73426123196265" calcext:value-type="float">
            <text:p>3,73</text:p>
          </table:table-cell>
          <table:table-cell table:style-name="ce73" table:formula="of:=IF(ABS([.I16])&gt;[.$I$3];[.J16]+[.K16]+[.L16];[.L16]-(SUM([.M12:.M15])))" office:value-type="float" office:value="4.14309401650582" calcext:value-type="float">
            <text:p>4,14</text:p>
          </table:table-cell>
          <table:table-cell table:style-name="ce8" table:formula="of:=[.M16]/[.H16]" office:value-type="float" office:value="-0.256997754376237" calcext:value-type="float">
            <text:p>-0,26</text:p>
          </table:table-cell>
          <table:table-cell table:style-name="ce8" table:formula="of:=[$Kalman.C15]" office:value-type="float" office:value="0.654534757896294" calcext:value-type="float">
            <text:p>0,65</text:p>
          </table:table-cell>
          <table:table-cell table:style-name="ce55" table:formula="of:=[.A16]/[.O16]" office:value-type="float" office:value="61.1121098114971" calcext:value-type="float">
            <text:p>61,1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7]/[.B1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16])/[.B17]*[.C17]" office:value-type="float" office:value="30.5560549057486" calcext:value-type="float">
            <text:p>30,56</text:p>
          </table:table-cell>
          <table:table-cell table:style-name="ce8" table:formula="of:=IF([.F17]&lt;ABS([.P16]-[.I16]);IF([.I16]&gt;[.P16];-[.F17];[.F17]);[.P16]-[.I16])" office:value-type="float" office:value="13.2801113567356" calcext:value-type="float">
            <text:p>13,28</text:p>
          </table:table-cell>
          <table:table-cell table:style-name="ce8" table:formula="of:=IF(ABS([.G17])&lt;ABS([.P16]*[.$H$3]);[.G17]+SIGN([.G17])*ABS([.P16]*[.$H$3]/2);[.G17])" office:value-type="float" office:value="23.4654629919851" calcext:value-type="float">
            <text:p>23,47</text:p>
          </table:table-cell>
          <table:table-cell table:style-name="ce8" table:formula="of:=[.I16]+[.H17]" office:value-type="float" office:value="71.2974614467467" calcext:value-type="float">
            <text:p>71,30</text:p>
          </table:table-cell>
          <table:table-cell table:style-name="ce73" table:formula="of:=[.E17]*[.H17]*[.$J$3]" office:value-type="float" office:value="13.0363683288806" calcext:value-type="float">
            <text:p>13,04</text:p>
          </table:table-cell>
          <table:table-cell table:style-name="ce8" table:formula="of:=[$Data.A15]" office:value-type="float" office:value="14.1416310715513" calcext:value-type="float">
            <text:p>14,14</text:p>
          </table:table-cell>
          <table:table-cell table:style-name="ce8" table:formula="of:=[$Data.B15]" office:value-type="float" office:value="3.01539000097002" calcext:value-type="float">
            <text:p>3,02</text:p>
          </table:table-cell>
          <table:table-cell table:style-name="ce73" table:formula="of:=IF(ABS([.I17])&gt;[.$I$3];[.J17]+[.K17]+[.L17];[.L17]-(SUM([.M13:.M16])))" office:value-type="float" office:value="30.1933894014019" calcext:value-type="float">
            <text:p>30,19</text:p>
          </table:table-cell>
          <table:table-cell table:style-name="ce8" table:formula="of:=[.M17]/[.H17]" office:value-type="float" office:value="1.28671611600908" calcext:value-type="float">
            <text:p>1,29</text:p>
          </table:table-cell>
          <table:table-cell table:style-name="ce8" table:formula="of:=[$Kalman.C16]" office:value-type="float" office:value="0.680967014017491" calcext:value-type="float">
            <text:p>0,68</text:p>
          </table:table-cell>
          <table:table-cell table:style-name="ce55" table:formula="of:=[.A17]/[.O17]" office:value-type="float" office:value="58.7399964706257" calcext:value-type="float">
            <text:p>58,7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8]/[.B1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17])/[.B18]*[.C18]" office:value-type="float" office:value="29.3699982353129" calcext:value-type="float">
            <text:p>29,37</text:p>
          </table:table-cell>
          <table:table-cell table:style-name="ce8" table:formula="of:=IF([.F18]&lt;ABS([.P17]-[.I17]);IF([.I17]&gt;[.P17];-[.F18];[.F18]);[.P17]-[.I17])" office:value-type="float" office:value="-12.5574649761209" calcext:value-type="float">
            <text:p>-12,56</text:p>
          </table:table-cell>
          <table:table-cell table:style-name="ce8" table:formula="of:=IF(ABS([.G18])&lt;ABS([.P17]*[.$H$3]);[.G18]+SIGN([.G18])*ABS([.P17]*[.$H$3]/2);[.G18])" office:value-type="float" office:value="-22.3474643878919" calcext:value-type="float">
            <text:p>-22,35</text:p>
          </table:table-cell>
          <table:table-cell table:style-name="ce8" table:formula="of:=[.I17]+[.H18]" office:value-type="float" office:value="48.9499970588548" calcext:value-type="float">
            <text:p>48,95</text:p>
          </table:table-cell>
          <table:table-cell table:style-name="ce73" table:formula="of:=[.E18]*[.H18]*[.$J$3]" office:value-type="float" office:value="-12.4152579932733" calcext:value-type="float">
            <text:p>-12,42</text:p>
          </table:table-cell>
          <table:table-cell table:style-name="ce8" table:formula="of:=[$Data.A16]" office:value-type="float" office:value="-10.0463816097517" calcext:value-type="float">
            <text:p>-10,05</text:p>
          </table:table-cell>
          <table:table-cell table:style-name="ce8" table:formula="of:=[$Data.B16]" office:value-type="float" office:value="1.7319180986656" calcext:value-type="float">
            <text:p>1,73</text:p>
          </table:table-cell>
          <table:table-cell table:style-name="ce73" table:formula="of:=IF(ABS([.I18])&gt;[.$I$3];[.J18]+[.K18]+[.L18];[.L18]-(SUM([.M14:.M17])))" office:value-type="float" office:value="-16.710214569999" calcext:value-type="float">
            <text:p>-16,71</text:p>
          </table:table-cell>
          <table:table-cell table:style-name="ce8" table:formula="of:=[.M18]/[.H18]" office:value-type="float" office:value="0.747745439033021" calcext:value-type="float">
            <text:p>0,75</text:p>
          </table:table-cell>
          <table:table-cell table:style-name="ce8" table:formula="of:=[$Kalman.C17]" office:value-type="float" office:value="0.683866956644943" calcext:value-type="float">
            <text:p>0,68</text:p>
          </table:table-cell>
          <table:table-cell table:style-name="ce55" table:formula="of:=[.A18]/[.O18]" office:value-type="float" office:value="58.4909091034904" calcext:value-type="float">
            <text:p>58,4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9]/[.B1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18])/[.B19]*[.C19]" office:value-type="float" office:value="29.2454545517452" calcext:value-type="float">
            <text:p>29,25</text:p>
          </table:table-cell>
          <table:table-cell table:style-name="ce8" table:formula="of:=IF([.F19]&lt;ABS([.P18]-[.I18]);IF([.I18]&gt;[.P18];-[.F19];[.F19]);[.P18]-[.I18])" office:value-type="float" office:value="9.54091204463563" calcext:value-type="float">
            <text:p>9,54</text:p>
          </table:table-cell>
          <table:table-cell table:style-name="ce8" table:formula="of:=IF(ABS([.G19])&lt;ABS([.P18]*[.$H$3]);[.G19]+SIGN([.G19])*ABS([.P18]*[.$H$3]/2);[.G19])" office:value-type="float" office:value="19.2893968952174" calcext:value-type="float">
            <text:p>19,29</text:p>
          </table:table-cell>
          <table:table-cell table:style-name="ce8" table:formula="of:=[.I18]+[.H19]" office:value-type="float" office:value="68.2393939540722" calcext:value-type="float">
            <text:p>68,24</text:p>
          </table:table-cell>
          <table:table-cell table:style-name="ce73" table:formula="of:=[.E19]*[.H19]*[.$J$3]" office:value-type="float" office:value="10.7163316084541" calcext:value-type="float">
            <text:p>10,72</text:p>
          </table:table-cell>
          <table:table-cell table:style-name="ce8" table:formula="of:=[$Data.A17]" office:value-type="float" office:value="12.6536256681448" calcext:value-type="float">
            <text:p>12,65</text:p>
          </table:table-cell>
          <table:table-cell table:style-name="ce8" table:formula="of:=[$Data.B17]" office:value-type="float" office:value="-4.23727447313041" calcext:value-type="float">
            <text:p>-4,24</text:p>
          </table:table-cell>
          <table:table-cell table:style-name="ce73" table:formula="of:=IF(ABS([.I19])&gt;[.$I$3];[.J19]+[.K19]+[.L19];[.L19]-(SUM([.M15:.M18])))" office:value-type="float" office:value="19.1326828034684" calcext:value-type="float">
            <text:p>19,13</text:p>
          </table:table-cell>
          <table:table-cell table:style-name="ce8" table:formula="of:=[.M19]/[.H19]" office:value-type="float" office:value="0.991875635479937" calcext:value-type="float">
            <text:p>0,99</text:p>
          </table:table-cell>
          <table:table-cell table:style-name="ce8" table:formula="of:=[$Kalman.C18]" office:value-type="float" office:value="0.697297123988073" calcext:value-type="float">
            <text:p>0,70</text:p>
          </table:table-cell>
          <table:table-cell table:style-name="ce55" table:formula="of:=[.A19]/[.O19]" office:value-type="float" office:value="57.3643553428513" calcext:value-type="float">
            <text:p>57,3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0]/[.B2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19])/[.B20]*[.C20]" office:value-type="float" office:value="28.6821776714256" calcext:value-type="float">
            <text:p>28,68</text:p>
          </table:table-cell>
          <table:table-cell table:style-name="ce8" table:formula="of:=IF([.F20]&lt;ABS([.P19]-[.I19]);IF([.I19]&gt;[.P19];-[.F20];[.F20]);[.P19]-[.I19])" office:value-type="float" office:value="-10.8750386112209" calcext:value-type="float">
            <text:p>-10,88</text:p>
          </table:table-cell>
          <table:table-cell table:style-name="ce8" table:formula="of:=IF(ABS([.G20])&lt;ABS([.P19]*[.$H$3]);[.G20]+SIGN([.G20])*ABS([.P19]*[.$H$3]/2);[.G20])" office:value-type="float" office:value="-20.4357645016961" calcext:value-type="float">
            <text:p>-20,44</text:p>
          </table:table-cell>
          <table:table-cell table:style-name="ce8" table:formula="of:=[.I19]+[.H20]" office:value-type="float" office:value="47.803629452376" calcext:value-type="float">
            <text:p>47,80</text:p>
          </table:table-cell>
          <table:table-cell table:style-name="ce73" table:formula="of:=[.E20]*[.H20]*[.$J$3]" office:value-type="float" office:value="-11.3532025009423" calcext:value-type="float">
            <text:p>-11,35</text:p>
          </table:table-cell>
          <table:table-cell table:style-name="ce8" table:formula="of:=[$Data.A18]" office:value-type="float" office:value="-10.7869183329648" calcext:value-type="float">
            <text:p>-10,79</text:p>
          </table:table-cell>
          <table:table-cell table:style-name="ce8" table:formula="of:=[$Data.B18]" office:value-type="float" office:value="-2.05385044316653" calcext:value-type="float">
            <text:p>-2,05</text:p>
          </table:table-cell>
          <table:table-cell table:style-name="ce73" table:formula="of:=IF(ABS([.I20])&gt;[.$I$3];[.J20]+[.K20]+[.L20];[.L20]-(SUM([.M16:.M19])))" office:value-type="float" office:value="-38.8128020945437" calcext:value-type="float">
            <text:p>-38,81</text:p>
          </table:table-cell>
          <table:table-cell table:style-name="ce8" table:formula="of:=[.M20]/[.H20]" office:value-type="float" office:value="1.89925863019817" calcext:value-type="float">
            <text:p>1,90</text:p>
          </table:table-cell>
          <table:table-cell table:style-name="ce8" table:formula="of:=[$Kalman.C19]" office:value-type="float" office:value="0.750690029454828" calcext:value-type="float">
            <text:p>0,75</text:p>
          </table:table-cell>
          <table:table-cell table:style-name="ce55" table:formula="of:=[.A20]/[.O20]" office:value-type="float" office:value="53.2843096757914" calcext:value-type="float">
            <text:p>53,28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1]/[.B2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20])/[.B21]*[.C21]" office:value-type="float" office:value="26.6421548378957" calcext:value-type="float">
            <text:p>26,64</text:p>
          </table:table-cell>
          <table:table-cell table:style-name="ce8" table:formula="of:=IF([.F21]&lt;ABS([.P20]-[.I20]);IF([.I20]&gt;[.P20];-[.F21];[.F21]);[.P20]-[.I20])" office:value-type="float" office:value="5.48068022341531" calcext:value-type="float">
            <text:p>5,48</text:p>
          </table:table-cell>
          <table:table-cell table:style-name="ce8" table:formula="of:=IF(ABS([.G21])&lt;ABS([.P20]*[.$H$3]);[.G21]+SIGN([.G21])*ABS([.P20]*[.$H$3]/2);[.G21])" office:value-type="float" office:value="14.3613985027139" calcext:value-type="float">
            <text:p>14,36</text:p>
          </table:table-cell>
          <table:table-cell table:style-name="ce8" table:formula="of:=[.I20]+[.H21]" office:value-type="float" office:value="62.1650279550899" calcext:value-type="float">
            <text:p>62,17</text:p>
          </table:table-cell>
          <table:table-cell table:style-name="ce73" table:formula="of:=[.E21]*[.H21]*[.$J$3]" office:value-type="float" office:value="7.97855472372993" calcext:value-type="float">
            <text:p>7,98</text:p>
          </table:table-cell>
          <table:table-cell table:style-name="ce8" table:formula="of:=[$Data.A19]" office:value-type="float" office:value="-0.490583703957744" calcext:value-type="float">
            <text:p>-0,49</text:p>
          </table:table-cell>
          <table:table-cell table:style-name="ce8" table:formula="of:=[$Data.B19]" office:value-type="float" office:value="2.37368739597589" calcext:value-type="float">
            <text:p>2,37</text:p>
          </table:table-cell>
          <table:table-cell table:style-name="ce73" table:formula="of:=IF(ABS([.I21])&gt;[.$I$3];[.J21]+[.K21]+[.L21];[.L21]-(SUM([.M17:.M20])))" office:value-type="float" office:value="9.86165841574808" calcext:value-type="float">
            <text:p>9,86</text:p>
          </table:table-cell>
          <table:table-cell table:style-name="ce8" table:formula="of:=[.M21]/[.H21]" office:value-type="float" office:value="0.686678140285886" calcext:value-type="float">
            <text:p>0,69</text:p>
          </table:table-cell>
          <table:table-cell table:style-name="ce8" table:formula="of:=[$Kalman.C20]" office:value-type="float" office:value="0.747639173468466" calcext:value-type="float">
            <text:p>0,75</text:p>
          </table:table-cell>
          <table:table-cell table:style-name="ce55" table:formula="of:=[.A21]/[.O21]" office:value-type="float" office:value="53.5017444503757" calcext:value-type="float">
            <text:p>53,5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2]/[.B2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21])/[.B22]*[.C22]" office:value-type="float" office:value="26.7508722251878" calcext:value-type="float">
            <text:p>26,75</text:p>
          </table:table-cell>
          <table:table-cell table:style-name="ce8" table:formula="of:=IF([.F22]&lt;ABS([.P21]-[.I21]);IF([.I21]&gt;[.P21];-[.F22];[.F22]);[.P21]-[.I21])" office:value-type="float" office:value="-8.66328350471421" calcext:value-type="float">
            <text:p>-8,66</text:p>
          </table:table-cell>
          <table:table-cell table:style-name="ce8" table:formula="of:=IF(ABS([.G22])&lt;ABS([.P21]*[.$H$3]);[.G22]+SIGN([.G22])*ABS([.P21]*[.$H$3]/2);[.G22])" office:value-type="float" office:value="-17.5802409131102" calcext:value-type="float">
            <text:p>-17,58</text:p>
          </table:table-cell>
          <table:table-cell table:style-name="ce8" table:formula="of:=[.I21]+[.H22]" office:value-type="float" office:value="44.5847870419798" calcext:value-type="float">
            <text:p>44,58</text:p>
          </table:table-cell>
          <table:table-cell table:style-name="ce73" table:formula="of:=[.E22]*[.H22]*[.$J$3]" office:value-type="float" office:value="-9.76680050728342" calcext:value-type="float">
            <text:p>-9,77</text:p>
          </table:table-cell>
          <table:table-cell table:style-name="ce8" table:formula="of:=[$Data.A20]" office:value-type="float" office:value="-6.15033435866811" calcext:value-type="float">
            <text:p>-6,15</text:p>
          </table:table-cell>
          <table:table-cell table:style-name="ce8" table:formula="of:=[$Data.B20]" office:value-type="float" office:value="-4.96020375046826" calcext:value-type="float">
            <text:p>-4,96</text:p>
          </table:table-cell>
          <table:table-cell table:style-name="ce73" table:formula="of:=IF(ABS([.I22])&gt;[.$I$3];[.J22]+[.K22]+[.L22];[.L22]-(SUM([.M18:.M21])))" office:value-type="float" office:value="21.5684716948579" calcext:value-type="float">
            <text:p>21,57</text:p>
          </table:table-cell>
          <table:table-cell table:style-name="ce8" table:formula="of:=[.M22]/[.H22]" office:value-type="float" office:value="-1.2268587103817" calcext:value-type="float">
            <text:p>-1,23</text:p>
          </table:table-cell>
          <table:table-cell table:style-name="ce8" table:formula="of:=[$Kalman.C21]" office:value-type="float" office:value="0.653897378292966" calcext:value-type="float">
            <text:p>0,65</text:p>
          </table:table-cell>
          <table:table-cell table:style-name="ce55" table:formula="of:=[.A22]/[.O22]" office:value-type="float" office:value="61.1716781988363" calcext:value-type="float">
            <text:p>61,1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3]/[.B2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22])/[.B23]*[.C23]" office:value-type="float" office:value="30.5858390994181" calcext:value-type="float">
            <text:p>30,59</text:p>
          </table:table-cell>
          <table:table-cell table:style-name="ce8" table:formula="of:=IF([.F23]&lt;ABS([.P22]-[.I22]);IF([.I22]&gt;[.P22];-[.F23];[.F23]);[.P22]-[.I22])" office:value-type="float" office:value="16.5868911568565" calcext:value-type="float">
            <text:p>16,59</text:p>
          </table:table-cell>
          <table:table-cell table:style-name="ce8" table:formula="of:=IF(ABS([.G23])&lt;ABS([.P22]*[.$H$3]);[.G23]+SIGN([.G23])*ABS([.P22]*[.$H$3]/2);[.G23])" office:value-type="float" office:value="26.7821708566626" calcext:value-type="float">
            <text:p>26,78</text:p>
          </table:table-cell>
          <table:table-cell table:style-name="ce8" table:formula="of:=[.I22]+[.H23]" office:value-type="float" office:value="71.3669578986423" calcext:value-type="float">
            <text:p>71,37</text:p>
          </table:table-cell>
          <table:table-cell table:style-name="ce73" table:formula="of:=[.E23]*[.H23]*[.$J$3]" office:value-type="float" office:value="14.878983809257" calcext:value-type="float">
            <text:p>14,88</text:p>
          </table:table-cell>
          <table:table-cell table:style-name="ce8" table:formula="of:=[$Data.A21]" office:value-type="float" office:value="-10.9519504132606" calcext:value-type="float">
            <text:p>-10,95</text:p>
          </table:table-cell>
          <table:table-cell table:style-name="ce8" table:formula="of:=[$Data.B21]" office:value-type="float" office:value="2.36187184370087" calcext:value-type="float">
            <text:p>2,36</text:p>
          </table:table-cell>
          <table:table-cell table:style-name="ce73" table:formula="of:=IF(ABS([.I23])&gt;[.$I$3];[.J23]+[.K23]+[.L23];[.L23]-(SUM([.M19:.M22])))" office:value-type="float" office:value="6.28890523969724" calcext:value-type="float">
            <text:p>6,29</text:p>
          </table:table-cell>
          <table:table-cell table:style-name="ce8" table:formula="of:=[.M23]/[.H23]" office:value-type="float" office:value="0.234816859072227" calcext:value-type="float">
            <text:p>0,23</text:p>
          </table:table-cell>
          <table:table-cell table:style-name="ce8" table:formula="of:=[$Kalman.C22]" office:value-type="float" office:value="0.636391472499045" calcext:value-type="float">
            <text:p>0,64</text:p>
          </table:table-cell>
          <table:table-cell table:style-name="ce55" table:formula="of:=[.A23]/[.O23]" office:value-type="float" office:value="62.8543934489317" calcext:value-type="float">
            <text:p>62,8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4]/[.B2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23])/[.B24]*[.C24]" office:value-type="float" office:value="31.4271967244659" calcext:value-type="float">
            <text:p>31,43</text:p>
          </table:table-cell>
          <table:table-cell table:style-name="ce8" table:formula="of:=IF([.F24]&lt;ABS([.P23]-[.I23]);IF([.I23]&gt;[.P23];-[.F24];[.F24]);[.P23]-[.I23])" office:value-type="float" office:value="-8.51256444971058" calcext:value-type="float">
            <text:p>-8,51</text:p>
          </table:table-cell>
          <table:table-cell table:style-name="ce8" table:formula="of:=IF(ABS([.G24])&lt;ABS([.P23]*[.$H$3]);[.G24]+SIGN([.G24])*ABS([.P23]*[.$H$3]/2);[.G24])" office:value-type="float" office:value="-18.9882966911992" calcext:value-type="float">
            <text:p>-18,99</text:p>
          </table:table-cell>
          <table:table-cell table:style-name="ce8" table:formula="of:=[.I23]+[.H24]" office:value-type="float" office:value="52.3786612074431" calcext:value-type="float">
            <text:p>52,38</text:p>
          </table:table-cell>
          <table:table-cell table:style-name="ce73" table:formula="of:=[.E24]*[.H24]*[.$J$3]" office:value-type="float" office:value="-10.5490537173329" calcext:value-type="float">
            <text:p>-10,55</text:p>
          </table:table-cell>
          <table:table-cell table:style-name="ce8" table:formula="of:=[$Data.A22]" office:value-type="float" office:value="4.56424680757654" calcext:value-type="float">
            <text:p>4,56</text:p>
          </table:table-cell>
          <table:table-cell table:style-name="ce8" table:formula="of:=[$Data.B22]" office:value-type="float" office:value="-2.47951204393814" calcext:value-type="float">
            <text:p>-2,48</text:p>
          </table:table-cell>
          <table:table-cell table:style-name="ce73" table:formula="of:=IF(ABS([.I24])&gt;[.$I$3];[.J24]+[.K24]+[.L24];[.L24]-(SUM([.M20:.M23])))" office:value-type="float" office:value="-1.38574529969768" calcext:value-type="float">
            <text:p>-1,39</text:p>
          </table:table-cell>
          <table:table-cell table:style-name="ce8" table:formula="of:=[.M24]/[.H24]" office:value-type="float" office:value="0.0729789154990374" calcext:value-type="float">
            <text:p>0,07</text:p>
          </table:table-cell>
          <table:table-cell table:style-name="ce8" table:formula="of:=[$Kalman.C23]" office:value-type="float" office:value="0.613460929515116" calcext:value-type="float">
            <text:p>0,61</text:p>
          </table:table-cell>
          <table:table-cell table:style-name="ce55" table:formula="of:=[.A24]/[.O24]" office:value-type="float" office:value="65.2038264794081" calcext:value-type="float">
            <text:p>65,2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5]/[.B2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24])/[.B25]*[.C25]" office:value-type="float" office:value="32.601913239704" calcext:value-type="float">
            <text:p>32,60</text:p>
          </table:table-cell>
          <table:table-cell table:style-name="ce8" table:formula="of:=IF([.F25]&lt;ABS([.P24]-[.I24]);IF([.I24]&gt;[.P24];-[.F25];[.F25]);[.P24]-[.I24])" office:value-type="float" office:value="12.825165271965" calcext:value-type="float">
            <text:p>12,83</text:p>
          </table:table-cell>
          <table:table-cell table:style-name="ce8" table:formula="of:=IF(ABS([.G25])&lt;ABS([.P24]*[.$H$3]);[.G25]+SIGN([.G25])*ABS([.P24]*[.$H$3]/2);[.G25])" office:value-type="float" office:value="23.6924696851997" calcext:value-type="float">
            <text:p>23,69</text:p>
          </table:table-cell>
          <table:table-cell table:style-name="ce8" table:formula="of:=[.I24]+[.H25]" office:value-type="float" office:value="76.0711308926428" calcext:value-type="float">
            <text:p>76,07</text:p>
          </table:table-cell>
          <table:table-cell table:style-name="ce73" table:formula="of:=[.E25]*[.H25]*[.$J$3]" office:value-type="float" office:value="13.1624831584443" calcext:value-type="float">
            <text:p>13,16</text:p>
          </table:table-cell>
          <table:table-cell table:style-name="ce8" table:formula="of:=[$Data.A23]" office:value-type="float" office:value="9.08782406308964" calcext:value-type="float">
            <text:p>9,09</text:p>
          </table:table-cell>
          <table:table-cell table:style-name="ce8" table:formula="of:=[$Data.B23]" office:value-type="float" office:value="-0.947530923904417" calcext:value-type="float">
            <text:p>-0,95</text:p>
          </table:table-cell>
          <table:table-cell table:style-name="ce73" table:formula="of:=IF(ABS([.I25])&gt;[.$I$3];[.J25]+[.K25]+[.L25];[.L25]-(SUM([.M21:.M24])))" office:value-type="float" office:value="21.3027762976295" calcext:value-type="float">
            <text:p>21,30</text:p>
          </table:table-cell>
          <table:table-cell table:style-name="ce8" table:formula="of:=[.M25]/[.H25]" office:value-type="float" office:value="0.899137007693926" calcext:value-type="float">
            <text:p>0,90</text:p>
          </table:table-cell>
          <table:table-cell table:style-name="ce8" table:formula="of:=[$Kalman.C24]" office:value-type="float" office:value="0.62468528990843" calcext:value-type="float">
            <text:p>0,62</text:p>
          </table:table-cell>
          <table:table-cell table:style-name="ce55" table:formula="of:=[.A25]/[.O25]" office:value-type="float" office:value="64.0322425486655" calcext:value-type="float">
            <text:p>64,0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6]/[.B2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25])/[.B26]*[.C26]" office:value-type="float" office:value="32.0161212743328" calcext:value-type="float">
            <text:p>32,02</text:p>
          </table:table-cell>
          <table:table-cell table:style-name="ce8" table:formula="of:=IF([.F26]&lt;ABS([.P25]-[.I25]);IF([.I25]&gt;[.P25];-[.F26];[.F26]);[.P25]-[.I25])" office:value-type="float" office:value="-12.0388883439773" calcext:value-type="float">
            <text:p>-12,04</text:p>
          </table:table-cell>
          <table:table-cell table:style-name="ce8" table:formula="of:=IF(ABS([.G26])&lt;ABS([.P25]*[.$H$3]);[.G26]+SIGN([.G26])*ABS([.P25]*[.$H$3]/2);[.G26])" office:value-type="float" office:value="-22.7109287687548" calcext:value-type="float">
            <text:p>-22,71</text:p>
          </table:table-cell>
          <table:table-cell table:style-name="ce8" table:formula="of:=[.I25]+[.H26]" office:value-type="float" office:value="53.3602021238879" calcext:value-type="float">
            <text:p>53,36</text:p>
          </table:table-cell>
          <table:table-cell table:style-name="ce73" table:formula="of:=[.E26]*[.H26]*[.$J$3]" office:value-type="float" office:value="-12.6171826493083" calcext:value-type="float">
            <text:p>-12,62</text:p>
          </table:table-cell>
          <table:table-cell table:style-name="ce8" table:formula="of:=[$Data.A24]" office:value-type="float" office:value="6.50775996833689" calcext:value-type="float">
            <text:p>6,51</text:p>
          </table:table-cell>
          <table:table-cell table:style-name="ce8" table:formula="of:=[$Data.B24]" office:value-type="float" office:value="-3.07716648897644" calcext:value-type="float">
            <text:p>-3,08</text:p>
          </table:table-cell>
          <table:table-cell table:style-name="ce73" table:formula="of:=IF(ABS([.I26])&gt;[.$I$3];[.J26]+[.K26]+[.L26];[.L26]-(SUM([.M22:.M25])))" office:value-type="float" office:value="-50.8515744214634" calcext:value-type="float">
            <text:p>-50,85</text:p>
          </table:table-cell>
          <table:table-cell table:style-name="ce8" table:formula="of:=[.M26]/[.H26]" office:value-type="float" office:value="2.23907947311357" calcext:value-type="float">
            <text:p>2,24</text:p>
          </table:table-cell>
          <table:table-cell table:style-name="ce8" table:formula="of:=[$Kalman.C25]" office:value-type="float" office:value="0.689229841024179" calcext:value-type="float">
            <text:p>0,69</text:p>
          </table:table-cell>
          <table:table-cell table:style-name="ce55" table:formula="of:=[.A26]/[.O26]" office:value-type="float" office:value="58.0357924441591" calcext:value-type="float">
            <text:p>58,0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7]/[.B2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26])/[.B27]*[.C27]" office:value-type="float" office:value="29.0178962220795" calcext:value-type="float">
            <text:p>29,02</text:p>
          </table:table-cell>
          <table:table-cell table:style-name="ce8" table:formula="of:=IF([.F27]&lt;ABS([.P26]-[.I26]);IF([.I26]&gt;[.P26];-[.F27];[.F27]);[.P26]-[.I26])" office:value-type="float" office:value="4.67559032027117" calcext:value-type="float">
            <text:p>4,68</text:p>
          </table:table-cell>
          <table:table-cell table:style-name="ce8" table:formula="of:=IF(ABS([.G27])&lt;ABS([.P26]*[.$H$3]);[.G27]+SIGN([.G27])*ABS([.P26]*[.$H$3]/2);[.G27])" office:value-type="float" office:value="14.3482223942977" calcext:value-type="float">
            <text:p>14,35</text:p>
          </table:table-cell>
          <table:table-cell table:style-name="ce8" table:formula="of:=[.I26]+[.H27]" office:value-type="float" office:value="67.7084245181856" calcext:value-type="float">
            <text:p>67,71</text:p>
          </table:table-cell>
          <table:table-cell table:style-name="ce73" table:formula="of:=[.E27]*[.H27]*[.$J$3]" office:value-type="float" office:value="7.97123466349871" calcext:value-type="float">
            <text:p>7,97</text:p>
          </table:table-cell>
          <table:table-cell table:style-name="ce8" table:formula="of:=[$Data.A25]" office:value-type="float" office:value="-10.2612103829397" calcext:value-type="float">
            <text:p>-10,26</text:p>
          </table:table-cell>
          <table:table-cell table:style-name="ce8" table:formula="of:=[$Data.B25]" office:value-type="float" office:value="2.13649743744651" calcext:value-type="float">
            <text:p>2,14</text:p>
          </table:table-cell>
          <table:table-cell table:style-name="ce73" table:formula="of:=IF(ABS([.I27])&gt;[.$I$3];[.J27]+[.K27]+[.L27];[.L27]-(SUM([.M23:.M26])))" office:value-type="float" office:value="-0.153478281994478" calcext:value-type="float">
            <text:p>-0,15</text:p>
          </table:table-cell>
          <table:table-cell table:style-name="ce8" table:formula="of:=[.M27]/[.H27]" office:value-type="float" office:value="-0.0106966757119316" calcext:value-type="float">
            <text:p>-0,01</text:p>
          </table:table-cell>
          <table:table-cell table:style-name="ce8" table:formula="of:=[$Kalman.C26]" office:value-type="float" office:value="0.658481981075233" calcext:value-type="float">
            <text:p>0,66</text:p>
          </table:table-cell>
          <table:table-cell table:style-name="ce55" table:formula="of:=[.A27]/[.O27]" office:value-type="float" office:value="60.7457776364422" calcext:value-type="float">
            <text:p>60,7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8]/[.B2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27])/[.B28]*[.C28]" office:value-type="float" office:value="30.3728888182211" calcext:value-type="float">
            <text:p>30,37</text:p>
          </table:table-cell>
          <table:table-cell table:style-name="ce8" table:formula="of:=IF([.F28]&lt;ABS([.P27]-[.I27]);IF([.I27]&gt;[.P27];-[.F28];[.F28]);[.P27]-[.I27])" office:value-type="float" office:value="-6.96264688174344" calcext:value-type="float">
            <text:p>-6,96</text:p>
          </table:table-cell>
          <table:table-cell table:style-name="ce8" table:formula="of:=IF(ABS([.G28])&lt;ABS([.P27]*[.$H$3]);[.G28]+SIGN([.G28])*ABS([.P27]*[.$H$3]/2);[.G28])" office:value-type="float" office:value="-17.0869431544838" calcext:value-type="float">
            <text:p>-17,09</text:p>
          </table:table-cell>
          <table:table-cell table:style-name="ce8" table:formula="of:=[.I27]+[.H28]" office:value-type="float" office:value="50.6214813637018" calcext:value-type="float">
            <text:p>50,62</text:p>
          </table:table-cell>
          <table:table-cell table:style-name="ce73" table:formula="of:=[.E28]*[.H28]*[.$J$3]" office:value-type="float" office:value="-9.49274619693544" calcext:value-type="float">
            <text:p>-9,49</text:p>
          </table:table-cell>
          <table:table-cell table:style-name="ce8" table:formula="of:=[$Data.A26]" office:value-type="float" office:value="-8.6876551453155" calcext:value-type="float">
            <text:p>-8,69</text:p>
          </table:table-cell>
          <table:table-cell table:style-name="ce8" table:formula="of:=[$Data.B26]" office:value-type="float" office:value="-3.60964412852046" calcext:value-type="float">
            <text:p>-3,61</text:p>
          </table:table-cell>
          <table:table-cell table:style-name="ce73" table:formula="of:=IF(ABS([.I28])&gt;[.$I$3];[.J28]+[.K28]+[.L28];[.L28]-(SUM([.M24:.M27])))" office:value-type="float" office:value="27.4783775770056" calcext:value-type="float">
            <text:p>27,48</text:p>
          </table:table-cell>
          <table:table-cell table:style-name="ce8" table:formula="of:=[.M28]/[.H28]" office:value-type="float" office:value="-1.60815058191348" calcext:value-type="float">
            <text:p>-1,61</text:p>
          </table:table-cell>
          <table:table-cell table:style-name="ce8" table:formula="of:=[$Kalman.C27]" office:value-type="float" office:value="0.5631638843242" calcext:value-type="float">
            <text:p>0,56</text:p>
          </table:table-cell>
          <table:table-cell table:style-name="ce55" table:formula="of:=[.A28]/[.O28]" office:value-type="float" office:value="71.0272819571878" calcext:value-type="float">
            <text:p>71,0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29]/[.B2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28])/[.B29]*[.C29]" office:value-type="float" office:value="35.5136409785939" calcext:value-type="float">
            <text:p>35,51</text:p>
          </table:table-cell>
          <table:table-cell table:style-name="ce8" table:formula="of:=IF([.F29]&lt;ABS([.P28]-[.I28]);IF([.I28]&gt;[.P28];-[.F29];[.F29]);[.P28]-[.I28])" office:value-type="float" office:value="20.405800593486" calcext:value-type="float">
            <text:p>20,41</text:p>
          </table:table-cell>
          <table:table-cell table:style-name="ce8" table:formula="of:=IF(ABS([.G29])&lt;ABS([.P28]*[.$H$3]);[.G29]+SIGN([.G29])*ABS([.P28]*[.$H$3]/2);[.G29])" office:value-type="float" office:value="32.2436809196839" calcext:value-type="float">
            <text:p>32,24</text:p>
          </table:table-cell>
          <table:table-cell table:style-name="ce8" table:formula="of:=[.I28]+[.H29]" office:value-type="float" office:value="82.8651622833857" calcext:value-type="float">
            <text:p>82,87</text:p>
          </table:table-cell>
          <table:table-cell table:style-name="ce73" table:formula="of:=[.E29]*[.H29]*[.$J$3]" office:value-type="float" office:value="17.9131560664911" calcext:value-type="float">
            <text:p>17,91</text:p>
          </table:table-cell>
          <table:table-cell table:style-name="ce8" table:formula="of:=[$Data.A27]" office:value-type="float" office:value="0.146116835178965" calcext:value-type="float">
            <text:p>0,15</text:p>
          </table:table-cell>
          <table:table-cell table:style-name="ce8" table:formula="of:=[$Data.B27]" office:value-type="float" office:value="2.91905419635263" calcext:value-type="float">
            <text:p>2,92</text:p>
          </table:table-cell>
          <table:table-cell table:style-name="ce73" table:formula="of:=IF(ABS([.I29])&gt;[.$I$3];[.J29]+[.K29]+[.L29];[.L29]-(SUM([.M25:.M28])))" office:value-type="float" office:value="20.9783270980227" calcext:value-type="float">
            <text:p>20,98</text:p>
          </table:table-cell>
          <table:table-cell table:style-name="ce8" table:formula="of:=[.M29]/[.H29]" office:value-type="float" office:value="0.650618245177335" calcext:value-type="float">
            <text:p>0,65</text:p>
          </table:table-cell>
          <table:table-cell table:style-name="ce8" table:formula="of:=[$Kalman.C28]" office:value-type="float" office:value="0.566328481055636" calcext:value-type="float">
            <text:p>0,57</text:p>
          </table:table-cell>
          <table:table-cell table:style-name="ce55" table:formula="of:=[.A29]/[.O29]" office:value-type="float" office:value="70.6303873777283" calcext:value-type="float">
            <text:p>70,6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0]/[.B3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29])/[.B30]*[.C30]" office:value-type="float" office:value="35.3151936888641" calcext:value-type="float">
            <text:p>35,32</text:p>
          </table:table-cell>
          <table:table-cell table:style-name="ce8" table:formula="of:=IF([.F30]&lt;ABS([.P29]-[.I29]);IF([.I29]&gt;[.P29];-[.F30];[.F30]);[.P29]-[.I29])" office:value-type="float" office:value="-12.2347749056575" calcext:value-type="float">
            <text:p>-12,23</text:p>
          </table:table-cell>
          <table:table-cell table:style-name="ce8" table:formula="of:=IF(ABS([.G30])&lt;ABS([.P29]*[.$H$3]);[.G30]+SIGN([.G30])*ABS([.P29]*[.$H$3]/2);[.G30])" office:value-type="float" office:value="-24.0065061352789" calcext:value-type="float">
            <text:p>-24,01</text:p>
          </table:table-cell>
          <table:table-cell table:style-name="ce8" table:formula="of:=[.I29]+[.H30]" office:value-type="float" office:value="58.8586561481069" calcext:value-type="float">
            <text:p>58,86</text:p>
          </table:table-cell>
          <table:table-cell table:style-name="ce73" table:formula="of:=[.E30]*[.H30]*[.$J$3]" office:value-type="float" office:value="-13.3369478529327" calcext:value-type="float">
            <text:p>-13,34</text:p>
          </table:table-cell>
          <table:table-cell table:style-name="ce8" table:formula="of:=[$Data.A28]" office:value-type="float" office:value="11.1158033959154" calcext:value-type="float">
            <text:p>11,12</text:p>
          </table:table-cell>
          <table:table-cell table:style-name="ce8" table:formula="of:=[$Data.B28]" office:value-type="float" office:value="-2.72386763381722" calcext:value-type="float">
            <text:p>-2,72</text:p>
          </table:table-cell>
          <table:table-cell table:style-name="ce73" table:formula="of:=IF(ABS([.I30])&gt;[.$I$3];[.J30]+[.K30]+[.L30];[.L30]-(SUM([.M26:.M29])))" office:value-type="float" office:value="-0.17551960538763" calcext:value-type="float">
            <text:p>-0,18</text:p>
          </table:table-cell>
          <table:table-cell table:style-name="ce8" table:formula="of:=[.M30]/[.H30]" office:value-type="float" office:value="0.00731133486891265" calcext:value-type="float">
            <text:p>0,01</text:p>
          </table:table-cell>
          <table:table-cell table:style-name="ce8" table:formula="of:=[$Kalman.C29]" office:value-type="float" office:value="0.545990523285487" calcext:value-type="float">
            <text:p>0,55</text:p>
          </table:table-cell>
          <table:table-cell table:style-name="ce55" table:formula="of:=[.A30]/[.O30]" office:value-type="float" office:value="73.2613448293953" calcext:value-type="float">
            <text:p>73,2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1]/[.B3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30])/[.B31]*[.C31]" office:value-type="float" office:value="36.6306724146976" calcext:value-type="float">
            <text:p>36,63</text:p>
          </table:table-cell>
          <table:table-cell table:style-name="ce8" table:formula="of:=IF([.F31]&lt;ABS([.P30]-[.I30]);IF([.I30]&gt;[.P30];-[.F31];[.F31]);[.P30]-[.I30])" office:value-type="float" office:value="14.4026886812884" calcext:value-type="float">
            <text:p>14,40</text:p>
          </table:table-cell>
          <table:table-cell table:style-name="ce8" table:formula="of:=IF(ABS([.G31])&lt;ABS([.P30]*[.$H$3]);[.G31]+SIGN([.G31])*ABS([.P30]*[.$H$3]/2);[.G31])" office:value-type="float" office:value="26.6129128195209" calcext:value-type="float">
            <text:p>26,61</text:p>
          </table:table-cell>
          <table:table-cell table:style-name="ce8" table:formula="of:=[.I30]+[.H31]" office:value-type="float" office:value="85.4715689676278" calcext:value-type="float">
            <text:p>85,47</text:p>
          </table:table-cell>
          <table:table-cell table:style-name="ce73" table:formula="of:=[.E31]*[.H31]*[.$J$3]" office:value-type="float" office:value="14.7849515664005" calcext:value-type="float">
            <text:p>14,78</text:p>
          </table:table-cell>
          <table:table-cell table:style-name="ce8" table:formula="of:=[$Data.A29]" office:value-type="float" office:value="-13.9829038938112" calcext:value-type="float">
            <text:p>-13,98</text:p>
          </table:table-cell>
          <table:table-cell table:style-name="ce8" table:formula="of:=[$Data.B29]" office:value-type="float" office:value="2.48414557573229" calcext:value-type="float">
            <text:p>2,48</text:p>
          </table:table-cell>
          <table:table-cell table:style-name="ce73" table:formula="of:=IF(ABS([.I31])&gt;[.$I$3];[.J31]+[.K31]+[.L31];[.L31]-(SUM([.M27:.M30])))" office:value-type="float" office:value="3.28619324832163" calcext:value-type="float">
            <text:p>3,29</text:p>
          </table:table-cell>
          <table:table-cell table:style-name="ce8" table:formula="of:=[.M31]/[.H31]" office:value-type="float" office:value="0.123481156332168" calcext:value-type="float">
            <text:p>0,12</text:p>
          </table:table-cell>
          <table:table-cell table:style-name="ce8" table:formula="of:=[$Kalman.C30]" office:value-type="float" office:value="0.53115157751292" calcext:value-type="float">
            <text:p>0,53</text:p>
          </table:table-cell>
          <table:table-cell table:style-name="ce55" table:formula="of:=[.A31]/[.O31]" office:value-type="float" office:value="75.3080696612014" calcext:value-type="float">
            <text:p>75,3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2]/[.B3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31])/[.B32]*[.C32]" office:value-type="float" office:value="37.6540348306007" calcext:value-type="float">
            <text:p>37,65</text:p>
          </table:table-cell>
          <table:table-cell table:style-name="ce8" table:formula="of:=IF([.F32]&lt;ABS([.P31]-[.I31]);IF([.I31]&gt;[.P31];-[.F32];[.F32]);[.P31]-[.I31])" office:value-type="float" office:value="-10.1634993064264" calcext:value-type="float">
            <text:p>-10,16</text:p>
          </table:table-cell>
          <table:table-cell table:style-name="ce8" table:formula="of:=IF(ABS([.G32])&lt;ABS([.P31]*[.$H$3]);[.G32]+SIGN([.G32])*ABS([.P31]*[.$H$3]/2);[.G32])" office:value-type="float" office:value="-22.71484424996" calcext:value-type="float">
            <text:p>-22,71</text:p>
          </table:table-cell>
          <table:table-cell table:style-name="ce8" table:formula="of:=[.I31]+[.H32]" office:value-type="float" office:value="62.7567247176678" calcext:value-type="float">
            <text:p>62,76</text:p>
          </table:table-cell>
          <table:table-cell table:style-name="ce73" table:formula="of:=[.E32]*[.H32]*[.$J$3]" office:value-type="float" office:value="-12.6193579166445" calcext:value-type="float">
            <text:p>-12,62</text:p>
          </table:table-cell>
          <table:table-cell table:style-name="ce8" table:formula="of:=[$Data.A30]" office:value-type="float" office:value="8.4290675988139" calcext:value-type="float">
            <text:p>8,43</text:p>
          </table:table-cell>
          <table:table-cell table:style-name="ce8" table:formula="of:=[$Data.B30]" office:value-type="float" office:value="-4.72535034380139" calcext:value-type="float">
            <text:p>-4,73</text:p>
          </table:table-cell>
          <table:table-cell table:style-name="ce73" table:formula="of:=IF(ABS([.I32])&gt;[.$I$3];[.J32]+[.K32]+[.L32];[.L32]-(SUM([.M28:.M31])))" office:value-type="float" office:value="-8.91564066163193" calcext:value-type="float">
            <text:p>-8,92</text:p>
          </table:table-cell>
          <table:table-cell table:style-name="ce8" table:formula="of:=[.M32]/[.H32]" office:value-type="float" office:value="0.392502830462843" calcext:value-type="float">
            <text:p>0,39</text:p>
          </table:table-cell>
          <table:table-cell table:style-name="ce8" table:formula="of:=[$Kalman.C31]" office:value-type="float" office:value="0.526409913615797" calcext:value-type="float">
            <text:p>0,53</text:p>
          </table:table-cell>
          <table:table-cell table:style-name="ce55" table:formula="of:=[.A32]/[.O32]" office:value-type="float" office:value="75.9864109040967" calcext:value-type="float">
            <text:p>75,9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3]/[.B3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32])/[.B33]*[.C33]" office:value-type="float" office:value="37.9932054520483" calcext:value-type="float">
            <text:p>37,99</text:p>
          </table:table-cell>
          <table:table-cell table:style-name="ce8" table:formula="of:=IF([.F33]&lt;ABS([.P32]-[.I32]);IF([.I32]&gt;[.P32];-[.F33];[.F33]);[.P32]-[.I32])" office:value-type="float" office:value="13.2296861864289" calcext:value-type="float">
            <text:p>13,23</text:p>
          </table:table-cell>
          <table:table-cell table:style-name="ce8" table:formula="of:=IF(ABS([.G33])&lt;ABS([.P32]*[.$H$3]);[.G33]+SIGN([.G33])*ABS([.P32]*[.$H$3]/2);[.G33])" office:value-type="float" office:value="25.8940880037783" calcext:value-type="float">
            <text:p>25,89</text:p>
          </table:table-cell>
          <table:table-cell table:style-name="ce8" table:formula="of:=[.I32]+[.H33]" office:value-type="float" office:value="88.6508127214461" calcext:value-type="float">
            <text:p>88,65</text:p>
          </table:table-cell>
          <table:table-cell table:style-name="ce73" table:formula="of:=[.E33]*[.H33]*[.$J$3]" office:value-type="float" office:value="14.3856044465435" calcext:value-type="float">
            <text:p>14,39</text:p>
          </table:table-cell>
          <table:table-cell table:style-name="ce8" table:formula="of:=[$Data.A31]" office:value-type="float" office:value="8.23172453666139" calcext:value-type="float">
            <text:p>8,23</text:p>
          </table:table-cell>
          <table:table-cell table:style-name="ce8" table:formula="of:=[$Data.B31]" office:value-type="float" office:value="0.667446605025475" calcext:value-type="float">
            <text:p>0,67</text:p>
          </table:table-cell>
          <table:table-cell table:style-name="ce73" table:formula="of:=IF(ABS([.I33])&gt;[.$I$3];[.J33]+[.K33]+[.L33];[.L33]-(SUM([.M29:.M32])))" office:value-type="float" office:value="23.2847755882304" calcext:value-type="float">
            <text:p>23,28</text:p>
          </table:table-cell>
          <table:table-cell table:style-name="ce8" table:formula="of:=[.M33]/[.H33]" office:value-type="float" office:value="0.899231345194811" calcext:value-type="float">
            <text:p>0,90</text:p>
          </table:table-cell>
          <table:table-cell table:style-name="ce8" table:formula="of:=[$Kalman.C32]" office:value-type="float" office:value="0.539050111748111" calcext:value-type="float">
            <text:p>0,54</text:p>
          </table:table-cell>
          <table:table-cell table:style-name="ce55" table:formula="of:=[.A33]/[.O33]" office:value-type="float" office:value="74.2046038545138" calcext:value-type="float">
            <text:p>74,2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4]/[.B3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33])/[.B34]*[.C34]" office:value-type="float" office:value="37.1023019272569" calcext:value-type="float">
            <text:p>37,10</text:p>
          </table:table-cell>
          <table:table-cell table:style-name="ce8" table:formula="of:=IF([.F34]&lt;ABS([.P33]-[.I33]);IF([.I33]&gt;[.P33];-[.F34];[.F34]);[.P33]-[.I33])" office:value-type="float" office:value="-14.4462088669323" calcext:value-type="float">
            <text:p>-14,45</text:p>
          </table:table-cell>
          <table:table-cell table:style-name="ce8" table:formula="of:=IF(ABS([.G34])&lt;ABS([.P33]*[.$H$3]);[.G34]+SIGN([.G34])*ABS([.P33]*[.$H$3]/2);[.G34])" office:value-type="float" office:value="-26.8136428426846" calcext:value-type="float">
            <text:p>-26,81</text:p>
          </table:table-cell>
          <table:table-cell table:style-name="ce8" table:formula="of:=[.I33]+[.H34]" office:value-type="float" office:value="61.8371698787615" calcext:value-type="float">
            <text:p>61,84</text:p>
          </table:table-cell>
          <table:table-cell table:style-name="ce73" table:formula="of:=[.E34]*[.H34]*[.$J$3]" office:value-type="float" office:value="-14.8964682459359" calcext:value-type="float">
            <text:p>-14,90</text:p>
          </table:table-cell>
          <table:table-cell table:style-name="ce8" table:formula="of:=[$Data.A32]" office:value-type="float" office:value="-13.0364587707887" calcext:value-type="float">
            <text:p>-13,04</text:p>
          </table:table-cell>
          <table:table-cell table:style-name="ce8" table:formula="of:=[$Data.B32]" office:value-type="float" office:value="-2.53311642075179" calcext:value-type="float">
            <text:p>-2,53</text:p>
          </table:table-cell>
          <table:table-cell table:style-name="ce73" table:formula="of:=IF(ABS([.I34])&gt;[.$I$3];[.J34]+[.K34]+[.L34];[.L34]-(SUM([.M30:.M33])))" office:value-type="float" office:value="-30.4660434374763" calcext:value-type="float">
            <text:p>-30,47</text:p>
          </table:table-cell>
          <table:table-cell table:style-name="ce8" table:formula="of:=[.M34]/[.H34]" office:value-type="float" office:value="1.13621426287433" calcext:value-type="float">
            <text:p>1,14</text:p>
          </table:table-cell>
          <table:table-cell table:style-name="ce8" table:formula="of:=[$Kalman.C33]" office:value-type="float" office:value="0.559765753958003" calcext:value-type="float">
            <text:p>0,56</text:p>
          </table:table-cell>
          <table:table-cell table:style-name="ce55" table:formula="of:=[.A34]/[.O34]" office:value-type="float" office:value="71.4584622534823" calcext:value-type="float">
            <text:p>71,4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5]/[.B3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34])/[.B35]*[.C35]" office:value-type="float" office:value="35.7292311267411" calcext:value-type="float">
            <text:p>35,73</text:p>
          </table:table-cell>
          <table:table-cell table:style-name="ce8" table:formula="of:=IF([.F35]&lt;ABS([.P34]-[.I34]);IF([.I34]&gt;[.P34];-[.F35];[.F35]);[.P34]-[.I34])" office:value-type="float" office:value="9.62129237472075" calcext:value-type="float">
            <text:p>9,62</text:p>
          </table:table-cell>
          <table:table-cell table:style-name="ce8" table:formula="of:=IF(ABS([.G35])&lt;ABS([.P34]*[.$H$3]);[.G35]+SIGN([.G35])*ABS([.P34]*[.$H$3]/2);[.G35])" office:value-type="float" office:value="21.5310360836345" calcext:value-type="float">
            <text:p>21,53</text:p>
          </table:table-cell>
          <table:table-cell table:style-name="ce8" table:formula="of:=[.I34]+[.H35]" office:value-type="float" office:value="83.368205962396" calcext:value-type="float">
            <text:p>83,37</text:p>
          </table:table-cell>
          <table:table-cell table:style-name="ce73" table:formula="of:=[.E35]*[.H35]*[.$J$3]" office:value-type="float" office:value="11.9616867131303" calcext:value-type="float">
            <text:p>11,96</text:p>
          </table:table-cell>
          <table:table-cell table:style-name="ce8" table:formula="of:=[$Data.A33]" office:value-type="float" office:value="-5.50514642653401" calcext:value-type="float">
            <text:p>-5,51</text:p>
          </table:table-cell>
          <table:table-cell table:style-name="ce8" table:formula="of:=[$Data.B33]" office:value-type="float" office:value="-3.13656335409546" calcext:value-type="float">
            <text:p>-3,14</text:p>
          </table:table-cell>
          <table:table-cell table:style-name="ce73" table:formula="of:=IF(ABS([.I35])&gt;[.$I$3];[.J35]+[.K35]+[.L35];[.L35]-(SUM([.M31:.M34])))" office:value-type="float" office:value="3.31997693250079" calcext:value-type="float">
            <text:p>3,32</text:p>
          </table:table-cell>
          <table:table-cell table:style-name="ce8" table:formula="of:=[.M35]/[.H35]" office:value-type="float" office:value="0.154194945361885" calcext:value-type="float">
            <text:p>0,15</text:p>
          </table:table-cell>
          <table:table-cell table:style-name="ce8" table:formula="of:=[$Kalman.C34]" office:value-type="float" office:value="0.545175261205924" calcext:value-type="float">
            <text:p>0,55</text:p>
          </table:table-cell>
          <table:table-cell table:style-name="ce55" table:formula="of:=[.A35]/[.O35]" office:value-type="float" office:value="73.3709007843097" calcext:value-type="float">
            <text:p>73,3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6]/[.B3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35])/[.B36]*[.C36]" office:value-type="float" office:value="36.6854503921548" calcext:value-type="float">
            <text:p>36,69</text:p>
          </table:table-cell>
          <table:table-cell table:style-name="ce8" table:formula="of:=IF([.F36]&lt;ABS([.P35]-[.I35]);IF([.I35]&gt;[.P35];-[.F36];[.F36]);[.P35]-[.I35])" office:value-type="float" office:value="-9.99730517808629" calcext:value-type="float">
            <text:p>-10,00</text:p>
          </table:table-cell>
          <table:table-cell table:style-name="ce8" table:formula="of:=IF(ABS([.G36])&lt;ABS([.P35]*[.$H$3]);[.G36]+SIGN([.G36])*ABS([.P35]*[.$H$3]/2);[.G36])" office:value-type="float" office:value="-22.2257886421379" calcext:value-type="float">
            <text:p>-22,23</text:p>
          </table:table-cell>
          <table:table-cell table:style-name="ce8" table:formula="of:=[.I35]+[.H36]" office:value-type="float" office:value="61.1424173202581" calcext:value-type="float">
            <text:p>61,14</text:p>
          </table:table-cell>
          <table:table-cell table:style-name="ce73" table:formula="of:=[.E36]*[.H36]*[.$J$3]" office:value-type="float" office:value="-12.3476603567433" calcext:value-type="float">
            <text:p>-12,35</text:p>
          </table:table-cell>
          <table:table-cell table:style-name="ce8" table:formula="of:=[$Data.A34]" office:value-type="float" office:value="-8.04746952779662" calcext:value-type="float">
            <text:p>-8,05</text:p>
          </table:table-cell>
          <table:table-cell table:style-name="ce8" table:formula="of:=[$Data.B34]" office:value-type="float" office:value="4.33539642835563" calcext:value-type="float">
            <text:p>4,34</text:p>
          </table:table-cell>
          <table:table-cell table:style-name="ce73" table:formula="of:=IF(ABS([.I36])&gt;[.$I$3];[.J36]+[.K36]+[.L36];[.L36]-(SUM([.M32:.M35])))" office:value-type="float" office:value="-16.0597334561843" calcext:value-type="float">
            <text:p>-16,06</text:p>
          </table:table-cell>
          <table:table-cell table:style-name="ce8" table:formula="of:=[.M36]/[.H36]" office:value-type="float" office:value="0.722572040739045" calcext:value-type="float">
            <text:p>0,72</text:p>
          </table:table-cell>
          <table:table-cell table:style-name="ce8" table:formula="of:=[$Kalman.C35]" office:value-type="float" office:value="0.55139663433257" calcext:value-type="float">
            <text:p>0,55</text:p>
          </table:table-cell>
          <table:table-cell table:style-name="ce55" table:formula="of:=[.A36]/[.O36]" office:value-type="float" office:value="72.543061581102" calcext:value-type="float">
            <text:p>72,5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7]/[.B3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36])/[.B37]*[.C37]" office:value-type="float" office:value="36.271530790551" calcext:value-type="float">
            <text:p>36,27</text:p>
          </table:table-cell>
          <table:table-cell table:style-name="ce8" table:formula="of:=IF([.F37]&lt;ABS([.P36]-[.I36]);IF([.I36]&gt;[.P36];-[.F37];[.F37]);[.P36]-[.I36])" office:value-type="float" office:value="11.4006442608439" calcext:value-type="float">
            <text:p>11,40</text:p>
          </table:table-cell>
          <table:table-cell table:style-name="ce8" table:formula="of:=IF(ABS([.G37])&lt;ABS([.P36]*[.$H$3]);[.G37]+SIGN([.G37])*ABS([.P36]*[.$H$3]/2);[.G37])" office:value-type="float" office:value="23.4911545243609" calcext:value-type="float">
            <text:p>23,49</text:p>
          </table:table-cell>
          <table:table-cell table:style-name="ce8" table:formula="of:=[.I36]+[.H37]" office:value-type="float" office:value="84.633571844619" calcext:value-type="float">
            <text:p>84,63</text:p>
          </table:table-cell>
          <table:table-cell table:style-name="ce73" table:formula="of:=[.E37]*[.H37]*[.$J$3]" office:value-type="float" office:value="13.0506414024227" calcext:value-type="float">
            <text:p>13,05</text:p>
          </table:table-cell>
          <table:table-cell table:style-name="ce8" table:formula="of:=[$Data.A35]" office:value-type="float" office:value="-11.5940311580694" calcext:value-type="float">
            <text:p>-11,59</text:p>
          </table:table-cell>
          <table:table-cell table:style-name="ce8" table:formula="of:=[$Data.B35]" office:value-type="float" office:value="0.452414842318198" calcext:value-type="float">
            <text:p>0,45</text:p>
          </table:table-cell>
          <table:table-cell table:style-name="ce73" table:formula="of:=IF(ABS([.I37])&gt;[.$I$3];[.J37]+[.K37]+[.L37];[.L37]-(SUM([.M33:.M36])))" office:value-type="float" office:value="1.90902508667156" calcext:value-type="float">
            <text:p>1,91</text:p>
          </table:table-cell>
          <table:table-cell table:style-name="ce8" table:formula="of:=[.M37]/[.H37]" office:value-type="float" office:value="0.0812656987417052" calcext:value-type="float">
            <text:p>0,08</text:p>
          </table:table-cell>
          <table:table-cell table:style-name="ce8" table:formula="of:=[$Kalman.C36]" office:value-type="float" office:value="0.534727480964818" calcext:value-type="float">
            <text:p>0,53</text:p>
          </table:table-cell>
          <table:table-cell table:style-name="ce55" table:formula="of:=[.A37]/[.O37]" office:value-type="float" office:value="74.804459138377" calcext:value-type="float">
            <text:p>74,8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8]/[.B3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37])/[.B38]*[.C38]" office:value-type="float" office:value="37.4022295691885" calcext:value-type="float">
            <text:p>37,40</text:p>
          </table:table-cell>
          <table:table-cell table:style-name="ce8" table:formula="of:=IF([.F38]&lt;ABS([.P37]-[.I37]);IF([.I37]&gt;[.P37];-[.F38];[.F38]);[.P37]-[.I37])" office:value-type="float" office:value="-9.82911270624204" calcext:value-type="float">
            <text:p>-9,83</text:p>
          </table:table-cell>
          <table:table-cell table:style-name="ce8" table:formula="of:=IF(ABS([.G38])&lt;ABS([.P37]*[.$H$3]);[.G38]+SIGN([.G38])*ABS([.P37]*[.$H$3]/2);[.G38])" office:value-type="float" office:value="-22.2965225626382" calcext:value-type="float">
            <text:p>-22,30</text:p>
          </table:table-cell>
          <table:table-cell table:style-name="ce8" table:formula="of:=[.I37]+[.H38]" office:value-type="float" office:value="62.3370492819808" calcext:value-type="float">
            <text:p>62,34</text:p>
          </table:table-cell>
          <table:table-cell table:style-name="ce73" table:formula="of:=[.E38]*[.H38]*[.$J$3]" office:value-type="float" office:value="-12.3869569792434" calcext:value-type="float">
            <text:p>-12,39</text:p>
          </table:table-cell>
          <table:table-cell table:style-name="ce8" table:formula="of:=[$Data.A36]" office:value-type="float" office:value="-12.7777617873725" calcext:value-type="float">
            <text:p>-12,78</text:p>
          </table:table-cell>
          <table:table-cell table:style-name="ce8" table:formula="of:=[$Data.B36]" office:value-type="float" office:value="0.732202022906722" calcext:value-type="float">
            <text:p>0,73</text:p>
          </table:table-cell>
          <table:table-cell table:style-name="ce73" table:formula="of:=IF(ABS([.I38])&gt;[.$I$3];[.J38]+[.K38]+[.L38];[.L38]-(SUM([.M34:.M37])))" office:value-type="float" office:value="-24.4325167437092" calcext:value-type="float">
            <text:p>-24,43</text:p>
          </table:table-cell>
          <table:table-cell table:style-name="ce8" table:formula="of:=[.M38]/[.H38]" office:value-type="float" office:value="1.09579943128218" calcext:value-type="float">
            <text:p>1,10</text:p>
          </table:table-cell>
          <table:table-cell table:style-name="ce8" table:formula="of:=[$Kalman.C37]" office:value-type="float" office:value="0.554040377892096" calcext:value-type="float">
            <text:p>0,55</text:p>
          </table:table-cell>
          <table:table-cell table:style-name="ce55" table:formula="of:=[.A38]/[.O38]" office:value-type="float" office:value="72.1969040454852" calcext:value-type="float">
            <text:p>72,2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39]/[.B3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38])/[.B39]*[.C39]" office:value-type="float" office:value="36.0984520227426" calcext:value-type="float">
            <text:p>36,10</text:p>
          </table:table-cell>
          <table:table-cell table:style-name="ce8" table:formula="of:=IF([.F39]&lt;ABS([.P38]-[.I38]);IF([.I38]&gt;[.P38];-[.F39];[.F39]);[.P38]-[.I38])" office:value-type="float" office:value="9.85985476350439" calcext:value-type="float">
            <text:p>9,86</text:p>
          </table:table-cell>
          <table:table-cell table:style-name="ce8" table:formula="of:=IF(ABS([.G39])&lt;ABS([.P38]*[.$H$3]);[.G39]+SIGN([.G39])*ABS([.P38]*[.$H$3]/2);[.G39])" office:value-type="float" office:value="21.8926721044186" calcext:value-type="float">
            <text:p>21,89</text:p>
          </table:table-cell>
          <table:table-cell table:style-name="ce8" table:formula="of:=[.I38]+[.H39]" office:value-type="float" office:value="84.2297213863994" calcext:value-type="float">
            <text:p>84,23</text:p>
          </table:table-cell>
          <table:table-cell table:style-name="ce73" table:formula="of:=[.E39]*[.H39]*[.$J$3]" office:value-type="float" office:value="12.1625956135659" calcext:value-type="float">
            <text:p>12,16</text:p>
          </table:table-cell>
          <table:table-cell table:style-name="ce8" table:formula="of:=[$Data.A37]" office:value-type="float" office:value="-8.09842295088574" calcext:value-type="float">
            <text:p>-8,10</text:p>
          </table:table-cell>
          <table:table-cell table:style-name="ce8" table:formula="of:=[$Data.B37]" office:value-type="float" office:value="2.60269763715979" calcext:value-type="float">
            <text:p>2,60</text:p>
          </table:table-cell>
          <table:table-cell table:style-name="ce73" table:formula="of:=IF(ABS([.I39])&gt;[.$I$3];[.J39]+[.K39]+[.L39];[.L39]-(SUM([.M35:.M38])))" office:value-type="float" office:value="6.66687029983993" calcext:value-type="float">
            <text:p>6,67</text:p>
          </table:table-cell>
          <table:table-cell table:style-name="ce8" table:formula="of:=[.M39]/[.H39]" office:value-type="float" office:value="0.30452519765709" calcext:value-type="float">
            <text:p>0,30</text:p>
          </table:table-cell>
          <table:table-cell table:style-name="ce8" table:formula="of:=[$Kalman.C38]" office:value-type="float" office:value="0.545152559589675" calcext:value-type="float">
            <text:p>0,55</text:p>
          </table:table-cell>
          <table:table-cell table:style-name="ce55" table:formula="of:=[.A39]/[.O39]" office:value-type="float" office:value="73.3739561456102" calcext:value-type="float">
            <text:p>73,3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0]/[.B4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39])/[.B40]*[.C40]" office:value-type="float" office:value="36.6869780728051" calcext:value-type="float">
            <text:p>36,69</text:p>
          </table:table-cell>
          <table:table-cell table:style-name="ce8" table:formula="of:=IF([.F40]&lt;ABS([.P39]-[.I39]);IF([.I39]&gt;[.P39];-[.F40];[.F40]);[.P39]-[.I39])" office:value-type="float" office:value="-10.8557652407892" calcext:value-type="float">
            <text:p>-10,86</text:p>
          </table:table-cell>
          <table:table-cell table:style-name="ce8" table:formula="of:=IF(ABS([.G40])&lt;ABS([.P39]*[.$H$3]);[.G40]+SIGN([.G40])*ABS([.P39]*[.$H$3]/2);[.G40])" office:value-type="float" office:value="-23.0847579317242" calcext:value-type="float">
            <text:p>-23,08</text:p>
          </table:table-cell>
          <table:table-cell table:style-name="ce8" table:formula="of:=[.I39]+[.H40]" office:value-type="float" office:value="61.1449634546752" calcext:value-type="float">
            <text:p>61,14</text:p>
          </table:table-cell>
          <table:table-cell table:style-name="ce73" table:formula="of:=[.E40]*[.H40]*[.$J$3]" office:value-type="float" office:value="-12.8248655176246" calcext:value-type="float">
            <text:p>-12,82</text:p>
          </table:table-cell>
          <table:table-cell table:style-name="ce8" table:formula="of:=[$Data.A38]" office:value-type="float" office:value="-10.0676961612714" calcext:value-type="float">
            <text:p>-10,07</text:p>
          </table:table-cell>
          <table:table-cell table:style-name="ce8" table:formula="of:=[$Data.B38]" office:value-type="float" office:value="1.87676034929163" calcext:value-type="float">
            <text:p>1,88</text:p>
          </table:table-cell>
          <table:table-cell table:style-name="ce73" table:formula="of:=IF(ABS([.I40])&gt;[.$I$3];[.J40]+[.K40]+[.L40];[.L40]-(SUM([.M36:.M39])))" office:value-type="float" office:value="-21.0158013296043" calcext:value-type="float">
            <text:p>-21,02</text:p>
          </table:table-cell>
          <table:table-cell table:style-name="ce8" table:formula="of:=[.M40]/[.H40]" office:value-type="float" office:value="0.910375642307401" calcext:value-type="float">
            <text:p>0,91</text:p>
          </table:table-cell>
          <table:table-cell table:style-name="ce8" table:formula="of:=[$Kalman.C39]" office:value-type="float" office:value="0.557960558584962" calcext:value-type="float">
            <text:p>0,56</text:p>
          </table:table-cell>
          <table:table-cell table:style-name="ce55" table:formula="of:=[.A40]/[.O40]" office:value-type="float" office:value="71.6896550921872" calcext:value-type="float">
            <text:p>71,6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1]/[.B4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40])/[.B41]*[.C41]" office:value-type="float" office:value="35.8448275460936" calcext:value-type="float">
            <text:p>35,84</text:p>
          </table:table-cell>
          <table:table-cell table:style-name="ce8" table:formula="of:=IF([.F41]&lt;ABS([.P40]-[.I40]);IF([.I40]&gt;[.P40];-[.F41];[.F41]);[.P40]-[.I40])" office:value-type="float" office:value="10.544691637512" calcext:value-type="float">
            <text:p>10,54</text:p>
          </table:table-cell>
          <table:table-cell table:style-name="ce8" table:formula="of:=IF(ABS([.G41])&lt;ABS([.P40]*[.$H$3]);[.G41]+SIGN([.G41])*ABS([.P40]*[.$H$3]/2);[.G41])" office:value-type="float" office:value="22.4929674862098" calcext:value-type="float">
            <text:p>22,49</text:p>
          </table:table-cell>
          <table:table-cell table:style-name="ce8" table:formula="of:=[.I40]+[.H41]" office:value-type="float" office:value="83.637930940885" calcext:value-type="float">
            <text:p>83,64</text:p>
          </table:table-cell>
          <table:table-cell table:style-name="ce73" table:formula="of:=[.E41]*[.H41]*[.$J$3]" office:value-type="float" office:value="12.4960930478943" calcext:value-type="float">
            <text:p>12,50</text:p>
          </table:table-cell>
          <table:table-cell table:style-name="ce8" table:formula="of:=[$Data.A39]" office:value-type="float" office:value="0.300424771118789" calcext:value-type="float">
            <text:p>0,30</text:p>
          </table:table-cell>
          <table:table-cell table:style-name="ce8" table:formula="of:=[$Data.B39]" office:value-type="float" office:value="-2.44956257421054" calcext:value-type="float">
            <text:p>-2,45</text:p>
          </table:table-cell>
          <table:table-cell table:style-name="ce73" table:formula="of:=IF(ABS([.I41])&gt;[.$I$3];[.J41]+[.K41]+[.L41];[.L41]-(SUM([.M37:.M40])))" office:value-type="float" office:value="10.3469552448026" calcext:value-type="float">
            <text:p>10,35</text:p>
          </table:table-cell>
          <table:table-cell table:style-name="ce8" table:formula="of:=[.M41]/[.H41]" office:value-type="float" office:value="0.460008456027253" calcext:value-type="float">
            <text:p>0,46</text:p>
          </table:table-cell>
          <table:table-cell table:style-name="ce8" table:formula="of:=[$Kalman.C40]" office:value-type="float" office:value="0.554447668212739" calcext:value-type="float">
            <text:p>0,55</text:p>
          </table:table-cell>
          <table:table-cell table:style-name="ce55" table:formula="of:=[.A41]/[.O41]" office:value-type="float" office:value="72.1438691029938" calcext:value-type="float">
            <text:p>72,1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2]/[.B4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41])/[.B42]*[.C42]" office:value-type="float" office:value="36.0719345514969" calcext:value-type="float">
            <text:p>36,07</text:p>
          </table:table-cell>
          <table:table-cell table:style-name="ce8" table:formula="of:=IF([.F42]&lt;ABS([.P41]-[.I41]);IF([.I41]&gt;[.P41];-[.F42];[.F42]);[.P41]-[.I41])" office:value-type="float" office:value="-11.4940618378912" calcext:value-type="float">
            <text:p>-11,49</text:p>
          </table:table-cell>
          <table:table-cell table:style-name="ce8" table:formula="of:=IF(ABS([.G42])&lt;ABS([.P41]*[.$H$3]);[.G42]+SIGN([.G42])*ABS([.P41]*[.$H$3]/2);[.G42])" office:value-type="float" office:value="-23.5180400217235" calcext:value-type="float">
            <text:p>-23,52</text:p>
          </table:table-cell>
          <table:table-cell table:style-name="ce8" table:formula="of:=[.I41]+[.H42]" office:value-type="float" office:value="60.1198909191615" calcext:value-type="float">
            <text:p>60,12</text:p>
          </table:table-cell>
          <table:table-cell table:style-name="ce73" table:formula="of:=[.E42]*[.H42]*[.$J$3]" office:value-type="float" office:value="-13.0655777898464" calcext:value-type="float">
            <text:p>-13,07</text:p>
          </table:table-cell>
          <table:table-cell table:style-name="ce8" table:formula="of:=[$Data.A40]" office:value-type="float" office:value="11.1985248858602" calcext:value-type="float">
            <text:p>11,20</text:p>
          </table:table-cell>
          <table:table-cell table:style-name="ce8" table:formula="of:=[$Data.B40]" office:value-type="float" office:value="-2.77541850657884" calcext:value-type="float">
            <text:p>-2,78</text:p>
          </table:table-cell>
          <table:table-cell table:style-name="ce73" table:formula="of:=IF(ABS([.I42])&gt;[.$I$3];[.J42]+[.K42]+[.L42];[.L42]-(SUM([.M38:.M41])))" office:value-type="float" office:value="-4.64247141056501" calcext:value-type="float">
            <text:p>-4,64</text:p>
          </table:table-cell>
          <table:table-cell table:style-name="ce8" table:formula="of:=[.M42]/[.H42]" office:value-type="float" office:value="0.197400438398641" calcext:value-type="float">
            <text:p>0,20</text:p>
          </table:table-cell>
          <table:table-cell table:style-name="ce8" table:formula="of:=[$Kalman.C41]" office:value-type="float" office:value="0.541720504366426" calcext:value-type="float">
            <text:p>0,54</text:p>
          </table:table-cell>
          <table:table-cell table:style-name="ce55" table:formula="of:=[.A42]/[.O42]" office:value-type="float" office:value="73.8388148087219" calcext:value-type="float">
            <text:p>73,8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3]/[.B4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42])/[.B43]*[.C43]" office:value-type="float" office:value="36.919407404361" calcext:value-type="float">
            <text:p>36,92</text:p>
          </table:table-cell>
          <table:table-cell table:style-name="ce8" table:formula="of:=IF([.F43]&lt;ABS([.P42]-[.I42]);IF([.I42]&gt;[.P42];-[.F43];[.F43]);[.P42]-[.I42])" office:value-type="float" office:value="13.7189238895604" calcext:value-type="float">
            <text:p>13,72</text:p>
          </table:table-cell>
          <table:table-cell table:style-name="ce8" table:formula="of:=IF(ABS([.G43])&lt;ABS([.P42]*[.$H$3]);[.G43]+SIGN([.G43])*ABS([.P42]*[.$H$3]/2);[.G43])" office:value-type="float" office:value="26.0253930243474" calcext:value-type="float">
            <text:p>26,03</text:p>
          </table:table-cell>
          <table:table-cell table:style-name="ce8" table:formula="of:=[.I42]+[.H43]" office:value-type="float" office:value="86.1452839435089" calcext:value-type="float">
            <text:p>86,15</text:p>
          </table:table-cell>
          <table:table-cell table:style-name="ce73" table:formula="of:=[.E43]*[.H43]*[.$J$3]" office:value-type="float" office:value="14.458551680193" calcext:value-type="float">
            <text:p>14,46</text:p>
          </table:table-cell>
          <table:table-cell table:style-name="ce8" table:formula="of:=[$Data.A41]" office:value-type="float" office:value="-12.0938988030092" calcext:value-type="float">
            <text:p>-12,09</text:p>
          </table:table-cell>
          <table:table-cell table:style-name="ce8" table:formula="of:=[$Data.B41]" office:value-type="float" office:value="-2.32508119152283" calcext:value-type="float">
            <text:p>-2,33</text:p>
          </table:table-cell>
          <table:table-cell table:style-name="ce73" table:formula="of:=IF(ABS([.I43])&gt;[.$I$3];[.J43]+[.K43]+[.L43];[.L43]-(SUM([.M39:.M42])))" office:value-type="float" office:value="0.0395716856609338" calcext:value-type="float">
            <text:p>0,04</text:p>
          </table:table-cell>
          <table:table-cell table:style-name="ce8" table:formula="of:=[.M43]/[.H43]" office:value-type="float" office:value="0.00152050290360317" calcext:value-type="float">
            <text:p>0,00</text:p>
          </table:table-cell>
          <table:table-cell table:style-name="ce8" table:formula="of:=[$Kalman.C42]" office:value-type="float" office:value="0.522891352396478" calcext:value-type="float">
            <text:p>0,52</text:p>
          </table:table-cell>
          <table:table-cell table:style-name="ce55" table:formula="of:=[.A43]/[.O43]" office:value-type="float" office:value="76.4977271409728" calcext:value-type="float">
            <text:p>76,5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4]/[.B4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43])/[.B44]*[.C44]" office:value-type="float" office:value="38.2488635704864" calcext:value-type="float">
            <text:p>38,25</text:p>
          </table:table-cell>
          <table:table-cell table:style-name="ce8" table:formula="of:=IF([.F44]&lt;ABS([.P43]-[.I43]);IF([.I43]&gt;[.P43];-[.F44];[.F44]);[.P43]-[.I43])" office:value-type="float" office:value="-9.64755680253612" calcext:value-type="float">
            <text:p>-9,65</text:p>
          </table:table-cell>
          <table:table-cell table:style-name="ce8" table:formula="of:=IF(ABS([.G44])&lt;ABS([.P43]*[.$H$3]);[.G44]+SIGN([.G44])*ABS([.P43]*[.$H$3]/2);[.G44])" office:value-type="float" office:value="-22.3971779926983" calcext:value-type="float">
            <text:p>-22,40</text:p>
          </table:table-cell>
          <table:table-cell table:style-name="ce8" table:formula="of:=[.I43]+[.H44]" office:value-type="float" office:value="63.7481059508107" calcext:value-type="float">
            <text:p>63,75</text:p>
          </table:table-cell>
          <table:table-cell table:style-name="ce73" table:formula="of:=[.E44]*[.H44]*[.$J$3]" office:value-type="float" office:value="-12.4428766626101" calcext:value-type="float">
            <text:p>-12,44</text:p>
          </table:table-cell>
          <table:table-cell table:style-name="ce8" table:formula="of:=[$Data.A42]" office:value-type="float" office:value="-4.20055158272777" calcext:value-type="float">
            <text:p>-4,20</text:p>
          </table:table-cell>
          <table:table-cell table:style-name="ce8" table:formula="of:=[$Data.B42]" office:value-type="float" office:value="-3.98044067727855" calcext:value-type="float">
            <text:p>-3,98</text:p>
          </table:table-cell>
          <table:table-cell table:style-name="ce73" table:formula="of:=IF(ABS([.I44])&gt;[.$I$3];[.J44]+[.K44]+[.L44];[.L44]-(SUM([.M40:.M43])))" office:value-type="float" office:value="-20.6238689226165" calcext:value-type="float">
            <text:p>-20,62</text:p>
          </table:table-cell>
          <table:table-cell table:style-name="ce8" table:formula="of:=[.M44]/[.H44]" office:value-type="float" office:value="0.920824441781911" calcext:value-type="float">
            <text:p>0,92</text:p>
          </table:table-cell>
          <table:table-cell table:style-name="ce8" table:formula="of:=[$Kalman.C43]" office:value-type="float" office:value="0.536295799193687" calcext:value-type="float">
            <text:p>0,54</text:p>
          </table:table-cell>
          <table:table-cell table:style-name="ce55" table:formula="of:=[.A44]/[.O44]" office:value-type="float" office:value="74.5857044939368" calcext:value-type="float">
            <text:p>74,5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5]/[.B4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44])/[.B45]*[.C45]" office:value-type="float" office:value="37.2928522469684" calcext:value-type="float">
            <text:p>37,29</text:p>
          </table:table-cell>
          <table:table-cell table:style-name="ce8" table:formula="of:=IF([.F45]&lt;ABS([.P44]-[.I44]);IF([.I44]&gt;[.P44];-[.F45];[.F45]);[.P44]-[.I44])" office:value-type="float" office:value="10.8375985431261" calcext:value-type="float">
            <text:p>10,84</text:p>
          </table:table-cell>
          <table:table-cell table:style-name="ce8" table:formula="of:=IF(ABS([.G45])&lt;ABS([.P44]*[.$H$3]);[.G45]+SIGN([.G45])*ABS([.P44]*[.$H$3]/2);[.G45])" office:value-type="float" office:value="23.2685492921156" calcext:value-type="float">
            <text:p>23,27</text:p>
          </table:table-cell>
          <table:table-cell table:style-name="ce8" table:formula="of:=[.I44]+[.H45]" office:value-type="float" office:value="87.0166552429263" calcext:value-type="float">
            <text:p>87,02</text:p>
          </table:table-cell>
          <table:table-cell table:style-name="ce73" table:formula="of:=[.E45]*[.H45]*[.$J$3]" office:value-type="float" office:value="12.9269718289531" calcext:value-type="float">
            <text:p>12,93</text:p>
          </table:table-cell>
          <table:table-cell table:style-name="ce8" table:formula="of:=[$Data.A43]" office:value-type="float" office:value="3.9574847251379" calcext:value-type="float">
            <text:p>3,96</text:p>
          </table:table-cell>
          <table:table-cell table:style-name="ce8" table:formula="of:=[$Data.B43]" office:value-type="float" office:value="-3.70715246877837" calcext:value-type="float">
            <text:p>-3,71</text:p>
          </table:table-cell>
          <table:table-cell table:style-name="ce73" table:formula="of:=IF(ABS([.I45])&gt;[.$I$3];[.J45]+[.K45]+[.L45];[.L45]-(SUM([.M41:.M44])))" office:value-type="float" office:value="13.1773040853126" calcext:value-type="float">
            <text:p>13,18</text:p>
          </table:table-cell>
          <table:table-cell table:style-name="ce8" table:formula="of:=[.M45]/[.H45]" office:value-type="float" office:value="0.566313951071186" calcext:value-type="float">
            <text:p>0,57</text:p>
          </table:table-cell>
          <table:table-cell table:style-name="ce8" table:formula="of:=[$Kalman.C44]" office:value-type="float" office:value="0.537331992695634" calcext:value-type="float">
            <text:p>0,54</text:p>
          </table:table-cell>
          <table:table-cell table:style-name="ce55" table:formula="of:=[.A45]/[.O45]" office:value-type="float" office:value="74.4418730761441" calcext:value-type="float">
            <text:p>74,4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6]/[.B4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45])/[.B46]*[.C46]" office:value-type="float" office:value="37.220936538072" calcext:value-type="float">
            <text:p>37,22</text:p>
          </table:table-cell>
          <table:table-cell table:style-name="ce8" table:formula="of:=IF([.F46]&lt;ABS([.P45]-[.I45]);IF([.I45]&gt;[.P45];-[.F46];[.F46]);[.P45]-[.I45])" office:value-type="float" office:value="-12.5747821667822" calcext:value-type="float">
            <text:p>-12,57</text:p>
          </table:table-cell>
          <table:table-cell table:style-name="ce8" table:formula="of:=IF(ABS([.G46])&lt;ABS([.P45]*[.$H$3]);[.G46]+SIGN([.G46])*ABS([.P45]*[.$H$3]/2);[.G46])" office:value-type="float" office:value="-24.9817610128062" calcext:value-type="float">
            <text:p>-24,98</text:p>
          </table:table-cell>
          <table:table-cell table:style-name="ce8" table:formula="of:=[.I45]+[.H46]" office:value-type="float" office:value="62.0348942301201" calcext:value-type="float">
            <text:p>62,03</text:p>
          </table:table-cell>
          <table:table-cell table:style-name="ce73" table:formula="of:=[.E46]*[.H46]*[.$J$3]" office:value-type="float" office:value="-13.8787561182257" calcext:value-type="float">
            <text:p>-13,88</text:p>
          </table:table-cell>
          <table:table-cell table:style-name="ce8" table:formula="of:=[$Data.A44]" office:value-type="float" office:value="-12.4946745154859" calcext:value-type="float">
            <text:p>-12,49</text:p>
          </table:table-cell>
          <table:table-cell table:style-name="ce8" table:formula="of:=[$Data.B44]" office:value-type="float" office:value="-0.781504159428513" calcext:value-type="float">
            <text:p>-0,78</text:p>
          </table:table-cell>
          <table:table-cell table:style-name="ce73" table:formula="of:=IF(ABS([.I46])&gt;[.$I$3];[.J46]+[.K46]+[.L46];[.L46]-(SUM([.M42:.M45])))" office:value-type="float" office:value="-27.1549347931401" calcext:value-type="float">
            <text:p>-27,15</text:p>
          </table:table-cell>
          <table:table-cell table:style-name="ce8" table:formula="of:=[.M46]/[.H46]" office:value-type="float" office:value="1.08699041589662" calcext:value-type="float">
            <text:p>1,09</text:p>
          </table:table-cell>
          <table:table-cell table:style-name="ce8" table:formula="of:=[$Kalman.C45]" office:value-type="float" office:value="0.556340987031301" calcext:value-type="float">
            <text:p>0,56</text:p>
          </table:table-cell>
          <table:table-cell table:style-name="ce55" table:formula="of:=[.A46]/[.O46]" office:value-type="float" office:value="71.8983517886118" calcext:value-type="float">
            <text:p>71,9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7]/[.B4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46])/[.B47]*[.C47]" office:value-type="float" office:value="35.9491758943059" calcext:value-type="float">
            <text:p>35,95</text:p>
          </table:table-cell>
          <table:table-cell table:style-name="ce8" table:formula="of:=IF([.F47]&lt;ABS([.P46]-[.I46]);IF([.I46]&gt;[.P46];-[.F47];[.F47]);[.P46]-[.I46])" office:value-type="float" office:value="9.86345755849173" calcext:value-type="float">
            <text:p>9,86</text:p>
          </table:table-cell>
          <table:table-cell table:style-name="ce8" table:formula="of:=IF(ABS([.G47])&lt;ABS([.P46]*[.$H$3]);[.G47]+SIGN([.G47])*ABS([.P46]*[.$H$3]/2);[.G47])" office:value-type="float" office:value="21.846516189927" calcext:value-type="float">
            <text:p>21,85</text:p>
          </table:table-cell>
          <table:table-cell table:style-name="ce8" table:formula="of:=[.I46]+[.H47]" office:value-type="float" office:value="83.8814104200471" calcext:value-type="float">
            <text:p>83,88</text:p>
          </table:table-cell>
          <table:table-cell table:style-name="ce73" table:formula="of:=[.E47]*[.H47]*[.$J$3]" office:value-type="float" office:value="12.1369534388484" calcext:value-type="float">
            <text:p>12,14</text:p>
          </table:table-cell>
          <table:table-cell table:style-name="ce8" table:formula="of:=[$Data.A45]" office:value-type="float" office:value="-14.5235848937994" calcext:value-type="float">
            <text:p>-14,52</text:p>
          </table:table-cell>
          <table:table-cell table:style-name="ce8" table:formula="of:=[$Data.B45]" office:value-type="float" office:value="-3.86624056868424" calcext:value-type="float">
            <text:p>-3,87</text:p>
          </table:table-cell>
          <table:table-cell table:style-name="ce73" table:formula="of:=IF(ABS([.I47])&gt;[.$I$3];[.J47]+[.K47]+[.L47];[.L47]-(SUM([.M43:.M46])))" office:value-type="float" office:value="-6.25287202363526" calcext:value-type="float">
            <text:p>-6,25</text:p>
          </table:table-cell>
          <table:table-cell table:style-name="ce8" table:formula="of:=[.M47]/[.H47]" office:value-type="float" office:value="-0.286218267904808" calcext:value-type="float">
            <text:p>-0,29</text:p>
          </table:table-cell>
          <table:table-cell table:style-name="ce8" table:formula="of:=[$Kalman.C46]" office:value-type="float" office:value="0.526208563994657" calcext:value-type="float">
            <text:p>0,53</text:p>
          </table:table-cell>
          <table:table-cell table:style-name="ce55" table:formula="of:=[.A47]/[.O47]" office:value-type="float" office:value="76.0154865142144" calcext:value-type="float">
            <text:p>76,0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8]/[.B4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47])/[.B48]*[.C48]" office:value-type="float" office:value="38.0077432571072" calcext:value-type="float">
            <text:p>38,01</text:p>
          </table:table-cell>
          <table:table-cell table:style-name="ce8" table:formula="of:=IF([.F48]&lt;ABS([.P47]-[.I47]);IF([.I47]&gt;[.P47];-[.F48];[.F48]);[.P47]-[.I47])" office:value-type="float" office:value="-7.86592390583266" calcext:value-type="float">
            <text:p>-7,87</text:p>
          </table:table-cell>
          <table:table-cell table:style-name="ce8" table:formula="of:=IF(ABS([.G48])&lt;ABS([.P47]*[.$H$3]);[.G48]+SIGN([.G48])*ABS([.P47]*[.$H$3]/2);[.G48])" office:value-type="float" office:value="-20.5351716582017" calcext:value-type="float">
            <text:p>-20,54</text:p>
          </table:table-cell>
          <table:table-cell table:style-name="ce8" table:formula="of:=[.I47]+[.H48]" office:value-type="float" office:value="63.3462387618454" calcext:value-type="float">
            <text:p>63,35</text:p>
          </table:table-cell>
          <table:table-cell table:style-name="ce73" table:formula="of:=[.E48]*[.H48]*[.$J$3]" office:value-type="float" office:value="-11.408428699001" calcext:value-type="float">
            <text:p>-11,41</text:p>
          </table:table-cell>
          <table:table-cell table:style-name="ce8" table:formula="of:=[$Data.A46]" office:value-type="float" office:value="2.24449314475622" calcext:value-type="float">
            <text:p>2,24</text:p>
          </table:table-cell>
          <table:table-cell table:style-name="ce8" table:formula="of:=[$Data.B46]" office:value-type="float" office:value="1.21544255256486" calcext:value-type="float">
            <text:p>1,22</text:p>
          </table:table-cell>
          <table:table-cell table:style-name="ce73" table:formula="of:=IF(ABS([.I48])&gt;[.$I$3];[.J48]+[.K48]+[.L48];[.L48]-(SUM([.M44:.M47])))" office:value-type="float" office:value="-7.94849300167989" calcext:value-type="float">
            <text:p>-7,95</text:p>
          </table:table-cell>
          <table:table-cell table:style-name="ce8" table:formula="of:=[.M48]/[.H48]" office:value-type="float" office:value="0.387067278227755" calcext:value-type="float">
            <text:p>0,39</text:p>
          </table:table-cell>
          <table:table-cell table:style-name="ce8" table:formula="of:=[$Kalman.C47]" office:value-type="float" office:value="0.521492838589192" calcext:value-type="float">
            <text:p>0,52</text:p>
          </table:table-cell>
          <table:table-cell table:style-name="ce55" table:formula="of:=[.A48]/[.O48]" office:value-type="float" office:value="76.7028749775606" calcext:value-type="float">
            <text:p>76,7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49]/[.B4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48])/[.B49]*[.C49]" office:value-type="float" office:value="38.3514374887803" calcext:value-type="float">
            <text:p>38,35</text:p>
          </table:table-cell>
          <table:table-cell table:style-name="ce8" table:formula="of:=IF([.F49]&lt;ABS([.P48]-[.I48]);IF([.I48]&gt;[.P48];-[.F49];[.F49]);[.P48]-[.I48])" office:value-type="float" office:value="13.3566362157152" calcext:value-type="float">
            <text:p>13,36</text:p>
          </table:table-cell>
          <table:table-cell table:style-name="ce8" table:formula="of:=IF(ABS([.G49])&lt;ABS([.P48]*[.$H$3]);[.G49]+SIGN([.G49])*ABS([.P48]*[.$H$3]/2);[.G49])" office:value-type="float" office:value="26.1404487119753" calcext:value-type="float">
            <text:p>26,14</text:p>
          </table:table-cell>
          <table:table-cell table:style-name="ce8" table:formula="of:=[.I48]+[.H49]" office:value-type="float" office:value="89.4866874738207" calcext:value-type="float">
            <text:p>89,49</text:p>
          </table:table-cell>
          <table:table-cell table:style-name="ce73" table:formula="of:=[.E49]*[.H49]*[.$J$3]" office:value-type="float" office:value="14.5224715066529" calcext:value-type="float">
            <text:p>14,52</text:p>
          </table:table-cell>
          <table:table-cell table:style-name="ce8" table:formula="of:=[$Data.A47]" office:value-type="float" office:value="-6.23742164947357" calcext:value-type="float">
            <text:p>-6,24</text:p>
          </table:table-cell>
          <table:table-cell table:style-name="ce8" table:formula="of:=[$Data.B47]" office:value-type="float" office:value="-3.85767423472113" calcext:value-type="float">
            <text:p>-3,86</text:p>
          </table:table-cell>
          <table:table-cell table:style-name="ce73" table:formula="of:=IF(ABS([.I49])&gt;[.$I$3];[.J49]+[.K49]+[.L49];[.L49]-(SUM([.M45:.M48])))" office:value-type="float" office:value="4.42737562245824" calcext:value-type="float">
            <text:p>4,43</text:p>
          </table:table-cell>
          <table:table-cell table:style-name="ce8" table:formula="of:=[.M49]/[.H49]" office:value-type="float" office:value="0.169368769114893" calcext:value-type="float">
            <text:p>0,17</text:p>
          </table:table-cell>
          <table:table-cell table:style-name="ce8" table:formula="of:=[$Kalman.C48]" office:value-type="float" office:value="0.509662135032818" calcext:value-type="float">
            <text:p>0,51</text:p>
          </table:table-cell>
          <table:table-cell table:style-name="ce55" table:formula="of:=[.A49]/[.O49]" office:value-type="float" office:value="78.4833662352105" calcext:value-type="float">
            <text:p>78,48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0]/[.B5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49])/[.B50]*[.C50]" office:value-type="float" office:value="39.2416831176053" calcext:value-type="float">
            <text:p>39,24</text:p>
          </table:table-cell>
          <table:table-cell table:style-name="ce8" table:formula="of:=IF([.F50]&lt;ABS([.P49]-[.I49]);IF([.I49]&gt;[.P49];-[.F50];[.F50]);[.P49]-[.I49])" office:value-type="float" office:value="-11.0033212386102" calcext:value-type="float">
            <text:p>-11,00</text:p>
          </table:table-cell>
          <table:table-cell table:style-name="ce8" table:formula="of:=IF(ABS([.G50])&lt;ABS([.P49]*[.$H$3]);[.G50]+SIGN([.G50])*ABS([.P49]*[.$H$3]/2);[.G50])" office:value-type="float" office:value="-24.0838822778119" calcext:value-type="float">
            <text:p>-24,08</text:p>
          </table:table-cell>
          <table:table-cell table:style-name="ce8" table:formula="of:=[.I49]+[.H50]" office:value-type="float" office:value="65.4028051960088" calcext:value-type="float">
            <text:p>65,40</text:p>
          </table:table-cell>
          <table:table-cell table:style-name="ce73" table:formula="of:=[.E50]*[.H50]*[.$J$3]" office:value-type="float" office:value="-13.3799345987844" calcext:value-type="float">
            <text:p>-13,38</text:p>
          </table:table-cell>
          <table:table-cell table:style-name="ce8" table:formula="of:=[$Data.A48]" office:value-type="float" office:value="-3.27974753479747" calcext:value-type="float">
            <text:p>-3,28</text:p>
          </table:table-cell>
          <table:table-cell table:style-name="ce8" table:formula="of:=[$Data.B48]" office:value-type="float" office:value="-4.69351732052479" calcext:value-type="float">
            <text:p>-4,69</text:p>
          </table:table-cell>
          <table:table-cell table:style-name="ce73" table:formula="of:=IF(ABS([.I50])&gt;[.$I$3];[.J50]+[.K50]+[.L50];[.L50]-(SUM([.M46:.M49])))" office:value-type="float" office:value="-21.3531994541066" calcext:value-type="float">
            <text:p>-21,35</text:p>
          </table:table-cell>
          <table:table-cell table:style-name="ce8" table:formula="of:=[.M50]/[.H50]" office:value-type="float" office:value="0.886617830455807" calcext:value-type="float">
            <text:p>0,89</text:p>
          </table:table-cell>
          <table:table-cell table:style-name="ce8" table:formula="of:=[$Kalman.C49]" office:value-type="float" office:value="0.522049254937133" calcext:value-type="float">
            <text:p>0,52</text:p>
          </table:table-cell>
          <table:table-cell table:style-name="ce55" table:formula="of:=[.A50]/[.O50]" office:value-type="float" office:value="76.6211226655556" calcext:value-type="float">
            <text:p>76,6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1]/[.B5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50])/[.B51]*[.C51]" office:value-type="float" office:value="38.3105613327778" calcext:value-type="float">
            <text:p>38,31</text:p>
          </table:table-cell>
          <table:table-cell table:style-name="ce8" table:formula="of:=IF([.F51]&lt;ABS([.P50]-[.I50]);IF([.I50]&gt;[.P50];-[.F51];[.F51]);[.P50]-[.I50])" office:value-type="float" office:value="11.2183174695469" calcext:value-type="float">
            <text:p>11,22</text:p>
          </table:table-cell>
          <table:table-cell table:style-name="ce8" table:formula="of:=IF(ABS([.G51])&lt;ABS([.P50]*[.$H$3]);[.G51]+SIGN([.G51])*ABS([.P50]*[.$H$3]/2);[.G51])" office:value-type="float" office:value="23.9885045804728" calcext:value-type="float">
            <text:p>23,99</text:p>
          </table:table-cell>
          <table:table-cell table:style-name="ce8" table:formula="of:=[.I50]+[.H51]" office:value-type="float" office:value="89.3913097764816" calcext:value-type="float">
            <text:p>89,39</text:p>
          </table:table-cell>
          <table:table-cell table:style-name="ce73" table:formula="of:=[.E51]*[.H51]*[.$J$3]" office:value-type="float" office:value="13.3269469891516" calcext:value-type="float">
            <text:p>13,33</text:p>
          </table:table-cell>
          <table:table-cell table:style-name="ce8" table:formula="of:=[$Data.A49]" office:value-type="float" office:value="-13.4420536346732" calcext:value-type="float">
            <text:p>-13,44</text:p>
          </table:table-cell>
          <table:table-cell table:style-name="ce8" table:formula="of:=[$Data.B49]" office:value-type="float" office:value="-2.77975179079362" calcext:value-type="float">
            <text:p>-2,78</text:p>
          </table:table-cell>
          <table:table-cell table:style-name="ce73" table:formula="of:=IF(ABS([.I51])&gt;[.$I$3];[.J51]+[.K51]+[.L51];[.L51]-(SUM([.M47:.M50])))" office:value-type="float" office:value="-2.89485843631522" calcext:value-type="float">
            <text:p>-2,89</text:p>
          </table:table-cell>
          <table:table-cell table:style-name="ce8" table:formula="of:=[.M51]/[.H51]" office:value-type="float" office:value="-0.120676902830854" calcext:value-type="float">
            <text:p>-0,12</text:p>
          </table:table-cell>
          <table:table-cell table:style-name="ce8" table:formula="of:=[$Kalman.C50]" office:value-type="float" office:value="0.500432604565749" calcext:value-type="float">
            <text:p>0,50</text:p>
          </table:table-cell>
          <table:table-cell table:style-name="ce55" table:formula="of:=[.A51]/[.O51]" office:value-type="float" office:value="79.9308431046576" calcext:value-type="float">
            <text:p>79,9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2]/[.B5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51])/[.B52]*[.C52]" office:value-type="float" office:value="39.9654215523288" calcext:value-type="float">
            <text:p>39,97</text:p>
          </table:table-cell>
          <table:table-cell table:style-name="ce8" table:formula="of:=IF([.F52]&lt;ABS([.P51]-[.I51]);IF([.I51]&gt;[.P51];-[.F52];[.F52]);[.P51]-[.I51])" office:value-type="float" office:value="-9.46046667182399" calcext:value-type="float">
            <text:p>-9,46</text:p>
          </table:table-cell>
          <table:table-cell table:style-name="ce8" table:formula="of:=IF(ABS([.G52])&lt;ABS([.P51]*[.$H$3]);[.G52]+SIGN([.G52])*ABS([.P51]*[.$H$3]/2);[.G52])" office:value-type="float" office:value="-22.7822738559336" calcext:value-type="float">
            <text:p>-22,78</text:p>
          </table:table-cell>
          <table:table-cell table:style-name="ce8" table:formula="of:=[.I51]+[.H52]" office:value-type="float" office:value="66.609035920548" calcext:value-type="float">
            <text:p>66,61</text:p>
          </table:table-cell>
          <table:table-cell table:style-name="ce73" table:formula="of:=[.E52]*[.H52]*[.$J$3]" office:value-type="float" office:value="-12.656818808852" calcext:value-type="float">
            <text:p>-12,66</text:p>
          </table:table-cell>
          <table:table-cell table:style-name="ce8" table:formula="of:=[$Data.A50]" office:value-type="float" office:value="-13.6916125307351" calcext:value-type="float">
            <text:p>-13,69</text:p>
          </table:table-cell>
          <table:table-cell table:style-name="ce8" table:formula="of:=[$Data.B50]" office:value-type="float" office:value="1.16891271479294" calcext:value-type="float">
            <text:p>1,17</text:p>
          </table:table-cell>
          <table:table-cell table:style-name="ce73" table:formula="of:=IF(ABS([.I52])&gt;[.$I$3];[.J52]+[.K52]+[.L52];[.L52]-(SUM([.M48:.M51])))" office:value-type="float" office:value="-25.1795186247941" calcext:value-type="float">
            <text:p>-25,18</text:p>
          </table:table-cell>
          <table:table-cell table:style-name="ce8" table:formula="of:=[.M52]/[.H52]" office:value-type="float" office:value="1.10522412222853" calcext:value-type="float">
            <text:p>1,11</text:p>
          </table:table-cell>
          <table:table-cell table:style-name="ce8" table:formula="of:=[$Kalman.C51]" office:value-type="float" office:value="0.51995834311282" calcext:value-type="float">
            <text:p>0,52</text:p>
          </table:table-cell>
          <table:table-cell table:style-name="ce55" table:formula="of:=[.A52]/[.O52]" office:value-type="float" office:value="76.9292396781886" calcext:value-type="float">
            <text:p>76,9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3]/[.B5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52])/[.B53]*[.C53]" office:value-type="float" office:value="38.4646198390943" calcext:value-type="float">
            <text:p>38,46</text:p>
          </table:table-cell>
          <table:table-cell table:style-name="ce8" table:formula="of:=IF([.F53]&lt;ABS([.P52]-[.I52]);IF([.I52]&gt;[.P52];-[.F53];[.F53]);[.P52]-[.I52])" office:value-type="float" office:value="10.3202037576407" calcext:value-type="float">
            <text:p>10,32</text:p>
          </table:table-cell>
          <table:table-cell table:style-name="ce8" table:formula="of:=IF(ABS([.G53])&lt;ABS([.P52]*[.$H$3]);[.G53]+SIGN([.G53])*ABS([.P52]*[.$H$3]/2);[.G53])" office:value-type="float" office:value="23.1417437040054" calcext:value-type="float">
            <text:p>23,14</text:p>
          </table:table-cell>
          <table:table-cell table:style-name="ce8" table:formula="of:=[.I52]+[.H53]" office:value-type="float" office:value="89.7507796245534" calcext:value-type="float">
            <text:p>89,75</text:p>
          </table:table-cell>
          <table:table-cell table:style-name="ce73" table:formula="of:=[.E53]*[.H53]*[.$J$3]" office:value-type="float" office:value="12.856524280003" calcext:value-type="float">
            <text:p>12,86</text:p>
          </table:table-cell>
          <table:table-cell table:style-name="ce8" table:formula="of:=[$Data.A51]" office:value-type="float" office:value="-10.5746925334962" calcext:value-type="float">
            <text:p>-10,57</text:p>
          </table:table-cell>
          <table:table-cell table:style-name="ce8" table:formula="of:=[$Data.B51]" office:value-type="float" office:value="-3.98690762485972" calcext:value-type="float">
            <text:p>-3,99</text:p>
          </table:table-cell>
          <table:table-cell table:style-name="ce73" table:formula="of:=IF(ABS([.I53])&gt;[.$I$3];[.J53]+[.K53]+[.L53];[.L53]-(SUM([.M49:.M52])))" office:value-type="float" office:value="-1.70507587835287" calcext:value-type="float">
            <text:p>-1,71</text:p>
          </table:table-cell>
          <table:table-cell table:style-name="ce8" table:formula="of:=[.M53]/[.H53]" office:value-type="float" office:value="-0.0736796630436172" calcext:value-type="float">
            <text:p>-0,07</text:p>
          </table:table-cell>
          <table:table-cell table:style-name="ce8" table:formula="of:=[$Kalman.C52]" office:value-type="float" office:value="0.500069949905446" calcext:value-type="float">
            <text:p>0,50</text:p>
          </table:table-cell>
          <table:table-cell table:style-name="ce55" table:formula="of:=[.A53]/[.O53]" office:value-type="float" office:value="79.9888095806662" calcext:value-type="float">
            <text:p>79,9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4]/[.B5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53])/[.B54]*[.C54]" office:value-type="float" office:value="39.9944047903331" calcext:value-type="float">
            <text:p>39,99</text:p>
          </table:table-cell>
          <table:table-cell table:style-name="ce8" table:formula="of:=IF([.F54]&lt;ABS([.P53]-[.I53]);IF([.I53]&gt;[.P53];-[.F54];[.F54]);[.P53]-[.I53])" office:value-type="float" office:value="-9.76197004388719" calcext:value-type="float">
            <text:p>-9,76</text:p>
          </table:table-cell>
          <table:table-cell table:style-name="ce8" table:formula="of:=IF(ABS([.G54])&lt;ABS([.P53]*[.$H$3]);[.G54]+SIGN([.G54])*ABS([.P53]*[.$H$3]/2);[.G54])" office:value-type="float" office:value="-23.0934383073316" calcext:value-type="float">
            <text:p>-23,09</text:p>
          </table:table-cell>
          <table:table-cell table:style-name="ce8" table:formula="of:=[.I53]+[.H54]" office:value-type="float" office:value="66.6573413172218" calcext:value-type="float">
            <text:p>66,66</text:p>
          </table:table-cell>
          <table:table-cell table:style-name="ce73" table:formula="of:=[.E54]*[.H54]*[.$J$3]" office:value-type="float" office:value="-12.8296879485175" calcext:value-type="float">
            <text:p>-12,83</text:p>
          </table:table-cell>
          <table:table-cell table:style-name="ce8" table:formula="of:=[$Data.A52]" office:value-type="float" office:value="-13.2096056389378" calcext:value-type="float">
            <text:p>-13,21</text:p>
          </table:table-cell>
          <table:table-cell table:style-name="ce8" table:formula="of:=[$Data.B52]" office:value-type="float" office:value="-4.13124807678572" calcext:value-type="float">
            <text:p>-4,13</text:p>
          </table:table-cell>
          <table:table-cell table:style-name="ce73" table:formula="of:=IF(ABS([.I54])&gt;[.$I$3];[.J54]+[.K54]+[.L54];[.L54]-(SUM([.M50:.M53])))" office:value-type="float" office:value="-30.170541664241" calcext:value-type="float">
            <text:p>-30,17</text:p>
          </table:table-cell>
          <table:table-cell table:style-name="ce8" table:formula="of:=[.M54]/[.H54]" office:value-type="float" office:value="1.3064551611036" calcext:value-type="float">
            <text:p>1,31</text:p>
          </table:table-cell>
          <table:table-cell table:style-name="ce8" table:formula="of:=[$Kalman.C53]" office:value-type="float" office:value="0.526085897799334" calcext:value-type="float">
            <text:p>0,53</text:p>
          </table:table-cell>
          <table:table-cell table:style-name="ce55" table:formula="of:=[.A54]/[.O54]" office:value-type="float" office:value="76.0332108640884" calcext:value-type="float">
            <text:p>76,0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5]/[.B5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54])/[.B55]*[.C55]" office:value-type="float" office:value="38.0166054320442" calcext:value-type="float">
            <text:p>38,02</text:p>
          </table:table-cell>
          <table:table-cell table:style-name="ce8" table:formula="of:=IF([.F55]&lt;ABS([.P54]-[.I54]);IF([.I54]&gt;[.P54];-[.F55];[.F55]);[.P54]-[.I54])" office:value-type="float" office:value="9.37586954686657" calcext:value-type="float">
            <text:p>9,38</text:p>
          </table:table-cell>
          <table:table-cell table:style-name="ce8" table:formula="of:=IF(ABS([.G55])&lt;ABS([.P54]*[.$H$3]);[.G55]+SIGN([.G55])*ABS([.P54]*[.$H$3]/2);[.G55])" office:value-type="float" office:value="22.048071357548" calcext:value-type="float">
            <text:p>22,05</text:p>
          </table:table-cell>
          <table:table-cell table:style-name="ce8" table:formula="of:=[.I54]+[.H55]" office:value-type="float" office:value="88.7054126747698" calcext:value-type="float">
            <text:p>88,71</text:p>
          </table:table-cell>
          <table:table-cell table:style-name="ce73" table:formula="of:=[.E55]*[.H55]*[.$J$3]" office:value-type="float" office:value="12.2489285319711" calcext:value-type="float">
            <text:p>12,25</text:p>
          </table:table-cell>
          <table:table-cell table:style-name="ce8" table:formula="of:=[$Data.A53]" office:value-type="float" office:value="9.81922756056711" calcext:value-type="float">
            <text:p>9,82</text:p>
          </table:table-cell>
          <table:table-cell table:style-name="ce8" table:formula="of:=[$Data.B53]" office:value-type="float" office:value="0.626130432711215" calcext:value-type="float">
            <text:p>0,63</text:p>
          </table:table-cell>
          <table:table-cell table:style-name="ce73" table:formula="of:=IF(ABS([.I55])&gt;[.$I$3];[.J55]+[.K55]+[.L55];[.L55]-(SUM([.M51:.M54])))" office:value-type="float" office:value="22.6942865252494" calcext:value-type="float">
            <text:p>22,69</text:p>
          </table:table-cell>
          <table:table-cell table:style-name="ce8" table:formula="of:=[.M55]/[.H55]" office:value-type="float" office:value="1.02930937392309" calcext:value-type="float">
            <text:p>1,03</text:p>
          </table:table-cell>
          <table:table-cell table:style-name="ce8" table:formula="of:=[$Kalman.C54]" office:value-type="float" office:value="0.543137122169269" calcext:value-type="float">
            <text:p>0,54</text:p>
          </table:table-cell>
          <table:table-cell table:style-name="ce55" table:formula="of:=[.A55]/[.O55]" office:value-type="float" office:value="73.6462273840563" calcext:value-type="float">
            <text:p>73,6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6]/[.B5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55])/[.B56]*[.C56]" office:value-type="float" office:value="36.8231136920282" calcext:value-type="float">
            <text:p>36,82</text:p>
          </table:table-cell>
          <table:table-cell table:style-name="ce8" table:formula="of:=IF([.F56]&lt;ABS([.P55]-[.I55]);IF([.I55]&gt;[.P55];-[.F56];[.F56]);[.P55]-[.I55])" office:value-type="float" office:value="-15.0591852907135" calcext:value-type="float">
            <text:p>-15,06</text:p>
          </table:table-cell>
          <table:table-cell table:style-name="ce8" table:formula="of:=IF(ABS([.G56])&lt;ABS([.P55]*[.$H$3]);[.G56]+SIGN([.G56])*ABS([.P55]*[.$H$3]/2);[.G56])" office:value-type="float" office:value="-27.3335565213895" calcext:value-type="float">
            <text:p>-27,33</text:p>
          </table:table-cell>
          <table:table-cell table:style-name="ce8" table:formula="of:=[.I55]+[.H56]" office:value-type="float" office:value="61.3718561533803" calcext:value-type="float">
            <text:p>61,37</text:p>
          </table:table-cell>
          <table:table-cell table:style-name="ce73" table:formula="of:=[.E56]*[.H56]*[.$J$3]" office:value-type="float" office:value="-15.1853091785497" calcext:value-type="float">
            <text:p>-15,19</text:p>
          </table:table-cell>
          <table:table-cell table:style-name="ce8" table:formula="of:=[$Data.A54]" office:value-type="float" office:value="4.70543123537163" calcext:value-type="float">
            <text:p>4,71</text:p>
          </table:table-cell>
          <table:table-cell table:style-name="ce8" table:formula="of:=[$Data.B54]" office:value-type="float" office:value="4.0265733270032" calcext:value-type="float">
            <text:p>4,03</text:p>
          </table:table-cell>
          <table:table-cell table:style-name="ce73" table:formula="of:=IF(ABS([.I56])&gt;[.$I$3];[.J56]+[.K56]+[.L56];[.L56]-(SUM([.M52:.M55])))" office:value-type="float" office:value="-6.4533046161749" calcext:value-type="float">
            <text:p>-6,45</text:p>
          </table:table-cell>
          <table:table-cell table:style-name="ce8" table:formula="of:=[.M56]/[.H56]" office:value-type="float" office:value="0.236094582537218" calcext:value-type="float">
            <text:p>0,24</text:p>
          </table:table-cell>
          <table:table-cell table:style-name="ce8" table:formula="of:=[$Kalman.C55]" office:value-type="float" office:value="0.532407872337108" calcext:value-type="float">
            <text:p>0,53</text:p>
          </table:table-cell>
          <table:table-cell table:style-name="ce55" table:formula="of:=[.A56]/[.O56]" office:value-type="float" office:value="75.1303691743178" calcext:value-type="float">
            <text:p>75,1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7]/[.B5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56])/[.B57]*[.C57]" office:value-type="float" office:value="37.5651845871589" calcext:value-type="float">
            <text:p>37,57</text:p>
          </table:table-cell>
          <table:table-cell table:style-name="ce8" table:formula="of:=IF([.F57]&lt;ABS([.P56]-[.I56]);IF([.I56]&gt;[.P56];-[.F57];[.F57]);[.P56]-[.I56])" office:value-type="float" office:value="13.7585130209375" calcext:value-type="float">
            <text:p>13,76</text:p>
          </table:table-cell>
          <table:table-cell table:style-name="ce8" table:formula="of:=IF(ABS([.G57])&lt;ABS([.P56]*[.$H$3]);[.G57]+SIGN([.G57])*ABS([.P56]*[.$H$3]/2);[.G57])" office:value-type="float" office:value="26.2802412166572" calcext:value-type="float">
            <text:p>26,28</text:p>
          </table:table-cell>
          <table:table-cell table:style-name="ce8" table:formula="of:=[.I56]+[.H57]" office:value-type="float" office:value="87.6520973700375" calcext:value-type="float">
            <text:p>87,65</text:p>
          </table:table-cell>
          <table:table-cell table:style-name="ce73" table:formula="of:=[.E57]*[.H57]*[.$J$3]" office:value-type="float" office:value="14.600134009254" calcext:value-type="float">
            <text:p>14,60</text:p>
          </table:table-cell>
          <table:table-cell table:style-name="ce8" table:formula="of:=[$Data.A55]" office:value-type="float" office:value="4.02856771160985" calcext:value-type="float">
            <text:p>4,03</text:p>
          </table:table-cell>
          <table:table-cell table:style-name="ce8" table:formula="of:=[$Data.B55]" office:value-type="float" office:value="-3.24403847527604" calcext:value-type="float">
            <text:p>-3,24</text:p>
          </table:table-cell>
          <table:table-cell table:style-name="ce73" table:formula="of:=IF(ABS([.I57])&gt;[.$I$3];[.J57]+[.K57]+[.L57];[.L57]-(SUM([.M53:.M56])))" office:value-type="float" office:value="15.3846632455878" calcext:value-type="float">
            <text:p>15,38</text:p>
          </table:table-cell>
          <table:table-cell table:style-name="ce8" table:formula="of:=[.M57]/[.H57]" office:value-type="float" office:value="0.585407992215709" calcext:value-type="float">
            <text:p>0,59</text:p>
          </table:table-cell>
          <table:table-cell table:style-name="ce8" table:formula="of:=[$Kalman.C56]" office:value-type="float" office:value="0.534224569483494" calcext:value-type="float">
            <text:p>0,53</text:p>
          </table:table-cell>
          <table:table-cell table:style-name="ce55" table:formula="of:=[.A57]/[.O57]" office:value-type="float" office:value="74.8748790020521" calcext:value-type="float">
            <text:p>74,8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8]/[.B5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57])/[.B58]*[.C58]" office:value-type="float" office:value="37.4374395010261" calcext:value-type="float">
            <text:p>37,44</text:p>
          </table:table-cell>
          <table:table-cell table:style-name="ce8" table:formula="of:=IF([.F58]&lt;ABS([.P57]-[.I57]);IF([.I57]&gt;[.P57];-[.F58];[.F58]);[.P57]-[.I57])" office:value-type="float" office:value="-12.7772183679853" calcext:value-type="float">
            <text:p>-12,78</text:p>
          </table:table-cell>
          <table:table-cell table:style-name="ce8" table:formula="of:=IF(ABS([.G58])&lt;ABS([.P57]*[.$H$3]);[.G58]+SIGN([.G58])*ABS([.P57]*[.$H$3]/2);[.G58])" office:value-type="float" office:value="-25.2563648683274" calcext:value-type="float">
            <text:p>-25,26</text:p>
          </table:table-cell>
          <table:table-cell table:style-name="ce8" table:formula="of:=[.I57]+[.H58]" office:value-type="float" office:value="62.3957325017101" calcext:value-type="float">
            <text:p>62,40</text:p>
          </table:table-cell>
          <table:table-cell table:style-name="ce73" table:formula="of:=[.E58]*[.H58]*[.$J$3]" office:value-type="float" office:value="-14.0313138157374" calcext:value-type="float">
            <text:p>-14,03</text:p>
          </table:table-cell>
          <table:table-cell table:style-name="ce8" table:formula="of:=[$Data.A56]" office:value-type="float" office:value="-6.67807732125869" calcext:value-type="float">
            <text:p>-6,68</text:p>
          </table:table-cell>
          <table:table-cell table:style-name="ce8" table:formula="of:=[$Data.B56]" office:value-type="float" office:value="0.399220986984001" calcext:value-type="float">
            <text:p>0,40</text:p>
          </table:table-cell>
          <table:table-cell table:style-name="ce73" table:formula="of:=IF(ABS([.I58])&gt;[.$I$3];[.J58]+[.K58]+[.L58];[.L58]-(SUM([.M54:.M57])))" office:value-type="float" office:value="-20.3101701500121" calcext:value-type="float">
            <text:p>-20,31</text:p>
          </table:table-cell>
          <table:table-cell table:style-name="ce8" table:formula="of:=[.M58]/[.H58]" office:value-type="float" office:value="0.804160466318017" calcext:value-type="float">
            <text:p>0,80</text:p>
          </table:table-cell>
          <table:table-cell table:style-name="ce8" table:formula="of:=[$Kalman.C57]" office:value-type="float" office:value="0.543507709921534" calcext:value-type="float">
            <text:p>0,54</text:p>
          </table:table-cell>
          <table:table-cell table:style-name="ce55" table:formula="of:=[.A58]/[.O58]" office:value-type="float" office:value="73.5960121076752" calcext:value-type="float">
            <text:p>73,6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59]/[.B5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58])/[.B59]*[.C59]" office:value-type="float" office:value="36.7980060538376" calcext:value-type="float">
            <text:p>36,80</text:p>
          </table:table-cell>
          <table:table-cell table:style-name="ce8" table:formula="of:=IF([.F59]&lt;ABS([.P58]-[.I58]);IF([.I58]&gt;[.P58];-[.F59];[.F59]);[.P58]-[.I58])" office:value-type="float" office:value="11.2002796059651" calcext:value-type="float">
            <text:p>11,20</text:p>
          </table:table-cell>
          <table:table-cell table:style-name="ce8" table:formula="of:=IF(ABS([.G59])&lt;ABS([.P58]*[.$H$3]);[.G59]+SIGN([.G59])*ABS([.P58]*[.$H$3]/2);[.G59])" office:value-type="float" office:value="23.4662816239109" calcext:value-type="float">
            <text:p>23,47</text:p>
          </table:table-cell>
          <table:table-cell table:style-name="ce8" table:formula="of:=[.I58]+[.H59]" office:value-type="float" office:value="85.862014125621" calcext:value-type="float">
            <text:p>85,86</text:p>
          </table:table-cell>
          <table:table-cell table:style-name="ce73" table:formula="of:=[.E59]*[.H59]*[.$J$3]" office:value-type="float" office:value="13.036823124395" calcext:value-type="float">
            <text:p>13,04</text:p>
          </table:table-cell>
          <table:table-cell table:style-name="ce8" table:formula="of:=[$Data.A57]" office:value-type="float" office:value="-11.0026472410986" calcext:value-type="float">
            <text:p>-11,00</text:p>
          </table:table-cell>
          <table:table-cell table:style-name="ce8" table:formula="of:=[$Data.B57]" office:value-type="float" office:value="-1.01761539926307" calcext:value-type="float">
            <text:p>-1,02</text:p>
          </table:table-cell>
          <table:table-cell table:style-name="ce73" table:formula="of:=IF(ABS([.I59])&gt;[.$I$3];[.J59]+[.K59]+[.L59];[.L59]-(SUM([.M55:.M58])))" office:value-type="float" office:value="1.01656048403333" calcext:value-type="float">
            <text:p>1,02</text:p>
          </table:table-cell>
          <table:table-cell table:style-name="ce8" table:formula="of:=[.M59]/[.H59]" office:value-type="float" office:value="0.0433200496067304" calcext:value-type="float">
            <text:p>0,04</text:p>
          </table:table-cell>
          <table:table-cell table:style-name="ce8" table:formula="of:=[$Kalman.C58]" office:value-type="float" office:value="0.526017716358808" calcext:value-type="float">
            <text:p>0,53</text:p>
          </table:table-cell>
          <table:table-cell table:style-name="ce55" table:formula="of:=[.A59]/[.O59]" office:value-type="float" office:value="76.0430661478237" calcext:value-type="float">
            <text:p>76,0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4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0]/[.B6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59])/[.B60]*[.C60]" office:value-type="float" office:value="38.0215330739119" calcext:value-type="float">
            <text:p>38,02</text:p>
          </table:table-cell>
          <table:table-cell table:style-name="ce8" table:formula="of:=IF([.F60]&lt;ABS([.P59]-[.I59]);IF([.I59]&gt;[.P59];-[.F60];[.F60]);[.P59]-[.I59])" office:value-type="float" office:value="-9.81894797779729" calcext:value-type="float">
            <text:p>-9,82</text:p>
          </table:table-cell>
          <table:table-cell table:style-name="ce8" table:formula="of:=IF(ABS([.G60])&lt;ABS([.P59]*[.$H$3]);[.G60]+SIGN([.G60])*ABS([.P59]*[.$H$3]/2);[.G60])" office:value-type="float" office:value="-22.4927923357679" calcext:value-type="float">
            <text:p>-22,49</text:p>
          </table:table-cell>
          <table:table-cell table:style-name="ce8" table:formula="of:=[.I59]+[.H60]" office:value-type="float" office:value="63.3692217898531" calcext:value-type="float">
            <text:p>63,37</text:p>
          </table:table-cell>
          <table:table-cell table:style-name="ce73" table:formula="of:=[.E60]*[.H60]*[.$J$3]" office:value-type="float" office:value="-12.4959957420933" calcext:value-type="float">
            <text:p>-12,50</text:p>
          </table:table-cell>
          <table:table-cell table:style-name="ce8" table:formula="of:=[$Data.A58]" office:value-type="float" office:value="-3.45784487693326" calcext:value-type="float">
            <text:p>-3,46</text:p>
          </table:table-cell>
          <table:table-cell table:style-name="ce8" table:formula="of:=[$Data.B58]" office:value-type="float" office:value="1.61831500969552" calcext:value-type="float">
            <text:p>1,62</text:p>
          </table:table-cell>
          <table:table-cell table:style-name="ce73" table:formula="of:=IF(ABS([.I60])&gt;[.$I$3];[.J60]+[.K60]+[.L60];[.L60]-(SUM([.M56:.M59])))" office:value-type="float" office:value="-14.335525609331" calcext:value-type="float">
            <text:p>-14,34</text:p>
          </table:table-cell>
          <table:table-cell table:style-name="ce8" table:formula="of:=[.M60]/[.H60]" office:value-type="float" office:value="0.637338636987936" calcext:value-type="float">
            <text:p>0,64</text:p>
          </table:table-cell>
          <table:table-cell table:style-name="ce8" table:formula="of:=[$Kalman.C59]" office:value-type="float" office:value="0.529789242162916" calcext:value-type="float">
            <text:p>0,53</text:p>
          </table:table-cell>
          <table:table-cell table:style-name="ce55" table:formula="of:=[.A60]/[.O60]" office:value-type="float" office:value="75.5017218482884" calcext:value-type="float">
            <text:p>75,5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1]/[.B6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60])/[.B61]*[.C61]" office:value-type="float" office:value="37.7508609241442" calcext:value-type="float">
            <text:p>37,75</text:p>
          </table:table-cell>
          <table:table-cell table:style-name="ce8" table:formula="of:=IF([.F61]&lt;ABS([.P60]-[.I60]);IF([.I60]&gt;[.P60];-[.F61];[.F61]);[.P60]-[.I60])" office:value-type="float" office:value="12.1325000584353" calcext:value-type="float">
            <text:p>12,13</text:p>
          </table:table-cell>
          <table:table-cell table:style-name="ce8" table:formula="of:=IF(ABS([.G61])&lt;ABS([.P60]*[.$H$3]);[.G61]+SIGN([.G61])*ABS([.P60]*[.$H$3]/2);[.G61])" office:value-type="float" office:value="24.7161203664833" calcext:value-type="float">
            <text:p>24,72</text:p>
          </table:table-cell>
          <table:table-cell table:style-name="ce8" table:formula="of:=[.I60]+[.H61]" office:value-type="float" office:value="88.0853421563364" calcext:value-type="float">
            <text:p>88,09</text:p>
          </table:table-cell>
          <table:table-cell table:style-name="ce73" table:formula="of:=[.E61]*[.H61]*[.$J$3]" office:value-type="float" office:value="13.7311779813796" calcext:value-type="float">
            <text:p>13,73</text:p>
          </table:table-cell>
          <table:table-cell table:style-name="ce8" table:formula="of:=[$Data.A59]" office:value-type="float" office:value="-5.92118958468375" calcext:value-type="float">
            <text:p>-5,92</text:p>
          </table:table-cell>
          <table:table-cell table:style-name="ce8" table:formula="of:=[$Data.B59]" office:value-type="float" office:value="-0.0787045520167529" calcext:value-type="float">
            <text:p>-0,08</text:p>
          </table:table-cell>
          <table:table-cell table:style-name="ce73" table:formula="of:=IF(ABS([.I61])&gt;[.$I$3];[.J61]+[.K61]+[.L61];[.L61]-(SUM([.M57:.M60])))" office:value-type="float" office:value="7.73128384467913" calcext:value-type="float">
            <text:p>7,73</text:p>
          </table:table-cell>
          <table:table-cell table:style-name="ce8" table:formula="of:=[.M61]/[.H61]" office:value-type="float" office:value="0.312803293156124" calcext:value-type="float">
            <text:p>0,31</text:p>
          </table:table-cell>
          <table:table-cell table:style-name="ce8" table:formula="of:=[$Kalman.C60]" office:value-type="float" office:value="0.522386899498007" calcext:value-type="float">
            <text:p>0,52</text:p>
          </table:table-cell>
          <table:table-cell table:style-name="ce55" table:formula="of:=[.A61]/[.O61]" office:value-type="float" office:value="76.5715986339596" calcext:value-type="float">
            <text:p>76,5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2]/[.B6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61])/[.B62]*[.C62]" office:value-type="float" office:value="38.2857993169798" calcext:value-type="float">
            <text:p>38,29</text:p>
          </table:table-cell>
          <table:table-cell table:style-name="ce8" table:formula="of:=IF([.F62]&lt;ABS([.P61]-[.I61]);IF([.I61]&gt;[.P61];-[.F62];[.F62]);[.P61]-[.I61])" office:value-type="float" office:value="-11.5137435223768" calcext:value-type="float">
            <text:p>-11,51</text:p>
          </table:table-cell>
          <table:table-cell table:style-name="ce8" table:formula="of:=IF(ABS([.G62])&lt;ABS([.P61]*[.$H$3]);[.G62]+SIGN([.G62])*ABS([.P61]*[.$H$3]/2);[.G62])" office:value-type="float" office:value="-24.2756766280368" calcext:value-type="float">
            <text:p>-24,28</text:p>
          </table:table-cell>
          <table:table-cell table:style-name="ce8" table:formula="of:=[.I61]+[.H62]" office:value-type="float" office:value="63.8096655282997" calcext:value-type="float">
            <text:p>63,81</text:p>
          </table:table-cell>
          <table:table-cell table:style-name="ce73" table:formula="of:=[.E62]*[.H62]*[.$J$3]" office:value-type="float" office:value="-13.486487015576" calcext:value-type="float">
            <text:p>-13,49</text:p>
          </table:table-cell>
          <table:table-cell table:style-name="ce8" table:formula="of:=[$Data.A60]" office:value-type="float" office:value="12.259367088988" calcext:value-type="float">
            <text:p>12,26</text:p>
          </table:table-cell>
          <table:table-cell table:style-name="ce8" table:formula="of:=[$Data.B60]" office:value-type="float" office:value="0.0979298584259314" calcext:value-type="float">
            <text:p>0,10</text:p>
          </table:table-cell>
          <table:table-cell table:style-name="ce73" table:formula="of:=IF(ABS([.I62])&gt;[.$I$3];[.J62]+[.K62]+[.L62];[.L62]-(SUM([.M58:.M61])))" office:value-type="float" office:value="-1.129190068162" calcext:value-type="float">
            <text:p>-1,13</text:p>
          </table:table-cell>
          <table:table-cell table:style-name="ce8" table:formula="of:=[.M62]/[.H62]" office:value-type="float" office:value="0.0465152871107973" calcext:value-type="float">
            <text:p>0,05</text:p>
          </table:table-cell>
          <table:table-cell table:style-name="ce8" table:formula="of:=[$Kalman.C61]" office:value-type="float" office:value="0.506372023837221" calcext:value-type="float">
            <text:p>0,51</text:p>
          </table:table-cell>
          <table:table-cell table:style-name="ce55" table:formula="of:=[.A62]/[.O62]" office:value-type="float" office:value="78.9933055481328" calcext:value-type="float">
            <text:p>78,9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3]/[.B6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62])/[.B63]*[.C63]" office:value-type="float" office:value="39.4966527740664" calcext:value-type="float">
            <text:p>39,50</text:p>
          </table:table-cell>
          <table:table-cell table:style-name="ce8" table:formula="of:=IF([.F63]&lt;ABS([.P62]-[.I62]);IF([.I62]&gt;[.P62];-[.F63];[.F63]);[.P62]-[.I62])" office:value-type="float" office:value="15.1836400198331" calcext:value-type="float">
            <text:p>15,18</text:p>
          </table:table-cell>
          <table:table-cell table:style-name="ce8" table:formula="of:=IF(ABS([.G63])&lt;ABS([.P62]*[.$H$3]);[.G63]+SIGN([.G63])*ABS([.P62]*[.$H$3]/2);[.G63])" office:value-type="float" office:value="28.3491909445219" calcext:value-type="float">
            <text:p>28,35</text:p>
          </table:table-cell>
          <table:table-cell table:style-name="ce8" table:formula="of:=[.I62]+[.H63]" office:value-type="float" office:value="92.1588564728216" calcext:value-type="float">
            <text:p>92,16</text:p>
          </table:table-cell>
          <table:table-cell table:style-name="ce73" table:formula="of:=[.E63]*[.H63]*[.$J$3]" office:value-type="float" office:value="15.7495505247344" calcext:value-type="float">
            <text:p>15,75</text:p>
          </table:table-cell>
          <table:table-cell table:style-name="ce8" table:formula="of:=[$Data.A61]" office:value-type="float" office:value="0.0917658834815882" calcext:value-type="float">
            <text:p>0,09</text:p>
          </table:table-cell>
          <table:table-cell table:style-name="ce8" table:formula="of:=[$Data.B61]" office:value-type="float" office:value="0.206761577663371" calcext:value-type="float">
            <text:p>0,21</text:p>
          </table:table-cell>
          <table:table-cell table:style-name="ce73" table:formula="of:=IF(ABS([.I63])&gt;[.$I$3];[.J63]+[.K63]+[.L63];[.L63]-(SUM([.M59:.M62])))" office:value-type="float" office:value="16.0480779858794" calcext:value-type="float">
            <text:p>16,05</text:p>
          </table:table-cell>
          <table:table-cell table:style-name="ce8" table:formula="of:=[.M63]/[.H63]" office:value-type="float" office:value="0.566085925248615" calcext:value-type="float">
            <text:p>0,57</text:p>
          </table:table-cell>
          <table:table-cell table:style-name="ce8" table:formula="of:=[$Kalman.C62]" office:value-type="float" office:value="0.508322025363202" calcext:value-type="float">
            <text:p>0,51</text:p>
          </table:table-cell>
          <table:table-cell table:style-name="ce55" table:formula="of:=[.A63]/[.O63]" office:value-type="float" office:value="78.6902750700593" calcext:value-type="float">
            <text:p>78,6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4]/[.B6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63])/[.B64]*[.C64]" office:value-type="float" office:value="39.3451375350296" calcext:value-type="float">
            <text:p>39,35</text:p>
          </table:table-cell>
          <table:table-cell table:style-name="ce8" table:formula="of:=IF([.F64]&lt;ABS([.P63]-[.I63]);IF([.I63]&gt;[.P63];-[.F64];[.F64]);[.P63]-[.I63])" office:value-type="float" office:value="-13.4685814027623" calcext:value-type="float">
            <text:p>-13,47</text:p>
          </table:table-cell>
          <table:table-cell table:style-name="ce8" table:formula="of:=IF(ABS([.G64])&lt;ABS([.P63]*[.$H$3]);[.G64]+SIGN([.G64])*ABS([.P63]*[.$H$3]/2);[.G64])" office:value-type="float" office:value="-26.5836272477722" calcext:value-type="float">
            <text:p>-26,58</text:p>
          </table:table-cell>
          <table:table-cell table:style-name="ce8" table:formula="of:=[.I63]+[.H64]" office:value-type="float" office:value="65.5752292250494" calcext:value-type="float">
            <text:p>65,58</text:p>
          </table:table-cell>
          <table:table-cell table:style-name="ce73" table:formula="of:=[.E64]*[.H64]*[.$J$3]" office:value-type="float" office:value="-14.7686818043179" calcext:value-type="float">
            <text:p>-14,77</text:p>
          </table:table-cell>
          <table:table-cell table:style-name="ce8" table:formula="of:=[$Data.A62]" office:value-type="float" office:value="-5.66357784130378" calcext:value-type="float">
            <text:p>-5,66</text:p>
          </table:table-cell>
          <table:table-cell table:style-name="ce8" table:formula="of:=[$Data.B62]" office:value-type="float" office:value="4.1976218462998" calcext:value-type="float">
            <text:p>4,20</text:p>
          </table:table-cell>
          <table:table-cell table:style-name="ce73" table:formula="of:=IF(ABS([.I64])&gt;[.$I$3];[.J64]+[.K64]+[.L64];[.L64]-(SUM([.M60:.M63])))" office:value-type="float" office:value="-16.2346377993219" calcext:value-type="float">
            <text:p>-16,23</text:p>
          </table:table-cell>
          <table:table-cell table:style-name="ce8" table:formula="of:=[.M64]/[.H64]" office:value-type="float" office:value="0.610700625915615" calcext:value-type="float">
            <text:p>0,61</text:p>
          </table:table-cell>
          <table:table-cell table:style-name="ce8" table:formula="of:=[$Kalman.C63]" office:value-type="float" office:value="0.511677726740923" calcext:value-type="float">
            <text:p>0,51</text:p>
          </table:table-cell>
          <table:table-cell table:style-name="ce55" table:formula="of:=[.A64]/[.O64]" office:value-type="float" office:value="78.1742059690106" calcext:value-type="float">
            <text:p>78,1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5]/[.B6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64])/[.B65]*[.C65]" office:value-type="float" office:value="39.0871029845053" calcext:value-type="float">
            <text:p>39,09</text:p>
          </table:table-cell>
          <table:table-cell table:style-name="ce8" table:formula="of:=IF([.F65]&lt;ABS([.P64]-[.I64]);IF([.I64]&gt;[.P64];-[.F65];[.F65]);[.P64]-[.I64])" office:value-type="float" office:value="12.5989767439612" calcext:value-type="float">
            <text:p>12,60</text:p>
          </table:table-cell>
          <table:table-cell table:style-name="ce8" table:formula="of:=IF(ABS([.G65])&lt;ABS([.P64]*[.$H$3]);[.G65]+SIGN([.G65])*ABS([.P64]*[.$H$3]/2);[.G65])" office:value-type="float" office:value="25.6280110721296" calcext:value-type="float">
            <text:p>25,63</text:p>
          </table:table-cell>
          <table:table-cell table:style-name="ce8" table:formula="of:=[.I64]+[.H65]" office:value-type="float" office:value="91.203240297179" calcext:value-type="float">
            <text:p>91,20</text:p>
          </table:table-cell>
          <table:table-cell table:style-name="ce73" table:formula="of:=[.E65]*[.H65]*[.$J$3]" office:value-type="float" office:value="14.2377839289609" calcext:value-type="float">
            <text:p>14,24</text:p>
          </table:table-cell>
          <table:table-cell table:style-name="ce8" table:formula="of:=[$Data.A63]" office:value-type="float" office:value="-0.487154729352995" calcext:value-type="float">
            <text:p>-0,49</text:p>
          </table:table-cell>
          <table:table-cell table:style-name="ce8" table:formula="of:=[$Data.B63]" office:value-type="float" office:value="4.36227794046328" calcext:value-type="float">
            <text:p>4,36</text:p>
          </table:table-cell>
          <table:table-cell table:style-name="ce73" table:formula="of:=IF(ABS([.I65])&gt;[.$I$3];[.J65]+[.K65]+[.L65];[.L65]-(SUM([.M61:.M64])))" office:value-type="float" office:value="18.1129071400712" calcext:value-type="float">
            <text:p>18,11</text:p>
          </table:table-cell>
          <table:table-cell table:style-name="ce8" table:formula="of:=[.M65]/[.H65]" office:value-type="float" office:value="0.706762108424751" calcext:value-type="float">
            <text:p>0,71</text:p>
          </table:table-cell>
          <table:table-cell table:style-name="ce8" table:formula="of:=[$Kalman.C64]" office:value-type="float" office:value="0.518112899950495" calcext:value-type="float">
            <text:p>0,52</text:p>
          </table:table-cell>
          <table:table-cell table:style-name="ce55" table:formula="of:=[.A65]/[.O65]" office:value-type="float" office:value="77.203250495832" calcext:value-type="float">
            <text:p>77,2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6]/[.B6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65])/[.B66]*[.C66]" office:value-type="float" office:value="38.601625247916" calcext:value-type="float">
            <text:p>38,60</text:p>
          </table:table-cell>
          <table:table-cell table:style-name="ce8" table:formula="of:=IF([.F66]&lt;ABS([.P65]-[.I65]);IF([.I65]&gt;[.P65];-[.F66];[.F66]);[.P65]-[.I65])" office:value-type="float" office:value="-13.999989801347" calcext:value-type="float">
            <text:p>-14,00</text:p>
          </table:table-cell>
          <table:table-cell table:style-name="ce8" table:formula="of:=IF(ABS([.G66])&lt;ABS([.P65]*[.$H$3]);[.G66]+SIGN([.G66])*ABS([.P65]*[.$H$3]/2);[.G66])" office:value-type="float" office:value="-26.867198217319" calcext:value-type="float">
            <text:p>-26,87</text:p>
          </table:table-cell>
          <table:table-cell table:style-name="ce8" table:formula="of:=[.I65]+[.H66]" office:value-type="float" office:value="64.33604207986" calcext:value-type="float">
            <text:p>64,34</text:p>
          </table:table-cell>
          <table:table-cell table:style-name="ce73" table:formula="of:=[.E66]*[.H66]*[.$J$3]" office:value-type="float" office:value="-14.9262212318439" calcext:value-type="float">
            <text:p>-14,93</text:p>
          </table:table-cell>
          <table:table-cell table:style-name="ce8" table:formula="of:=[$Data.A64]" office:value-type="float" office:value="14.2218069498946" calcext:value-type="float">
            <text:p>14,22</text:p>
          </table:table-cell>
          <table:table-cell table:style-name="ce8" table:formula="of:=[$Data.B64]" office:value-type="float" office:value="0.146878048092364" calcext:value-type="float">
            <text:p>0,15</text:p>
          </table:table-cell>
          <table:table-cell table:style-name="ce73" table:formula="of:=IF(ABS([.I66])&gt;[.$I$3];[.J66]+[.K66]+[.L66];[.L66]-(SUM([.M62:.M65])))" office:value-type="float" office:value="-0.557536233856891" calcext:value-type="float">
            <text:p>-0,56</text:p>
          </table:table-cell>
          <table:table-cell table:style-name="ce8" table:formula="of:=[.M66]/[.H66]" office:value-type="float" office:value="0.0207515584374367" calcext:value-type="float">
            <text:p>0,02</text:p>
          </table:table-cell>
          <table:table-cell table:style-name="ce8" table:formula="of:=[$Kalman.C65]" office:value-type="float" office:value="0.501507187088629" calcext:value-type="float">
            <text:p>0,50</text:p>
          </table:table-cell>
          <table:table-cell table:style-name="ce55" table:formula="of:=[.A66]/[.O66]" office:value-type="float" office:value="79.7595747973419" calcext:value-type="float">
            <text:p>79,7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7]/[.B6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66])/[.B67]*[.C67]" office:value-type="float" office:value="39.8797873986709" calcext:value-type="float">
            <text:p>39,88</text:p>
          </table:table-cell>
          <table:table-cell table:style-name="ce8" table:formula="of:=IF([.F67]&lt;ABS([.P66]-[.I66]);IF([.I66]&gt;[.P66];-[.F67];[.F67]);[.P66]-[.I66])" office:value-type="float" office:value="15.4235327174819" calcext:value-type="float">
            <text:p>15,42</text:p>
          </table:table-cell>
          <table:table-cell table:style-name="ce8" table:formula="of:=IF(ABS([.G67])&lt;ABS([.P66]*[.$H$3]);[.G67]+SIGN([.G67])*ABS([.P66]*[.$H$3]/2);[.G67])" office:value-type="float" office:value="28.7167951837055" calcext:value-type="float">
            <text:p>28,72</text:p>
          </table:table-cell>
          <table:table-cell table:style-name="ce8" table:formula="of:=[.I66]+[.H67]" office:value-type="float" office:value="93.0528372635655" calcext:value-type="float">
            <text:p>93,05</text:p>
          </table:table-cell>
          <table:table-cell table:style-name="ce73" table:formula="of:=[.E67]*[.H67]*[.$J$3]" office:value-type="float" office:value="15.9537751020586" calcext:value-type="float">
            <text:p>15,95</text:p>
          </table:table-cell>
          <table:table-cell table:style-name="ce8" table:formula="of:=[$Data.A65]" office:value-type="float" office:value="-5.54009803008466" calcext:value-type="float">
            <text:p>-5,54</text:p>
          </table:table-cell>
          <table:table-cell table:style-name="ce8" table:formula="of:=[$Data.B65]" office:value-type="float" office:value="-2.75705412188468" calcext:value-type="float">
            <text:p>-2,76</text:p>
          </table:table-cell>
          <table:table-cell table:style-name="ce73" table:formula="of:=IF(ABS([.I67])&gt;[.$I$3];[.J67]+[.K67]+[.L67];[.L67]-(SUM([.M63:.M66])))" office:value-type="float" office:value="7.65662295008928" calcext:value-type="float">
            <text:p>7,66</text:p>
          </table:table-cell>
          <table:table-cell table:style-name="ce8" table:formula="of:=[.M67]/[.H67]" office:value-type="float" office:value="0.26662525888104" calcext:value-type="float">
            <text:p>0,27</text:p>
          </table:table-cell>
          <table:table-cell table:style-name="ce8" table:formula="of:=[$Kalman.C66]" office:value-type="float" office:value="0.493908250179355" calcext:value-type="float">
            <text:p>0,49</text:p>
          </table:table-cell>
          <table:table-cell table:style-name="ce55" table:formula="of:=[.A67]/[.O67]" office:value-type="float" office:value="80.9867014480415" calcext:value-type="float">
            <text:p>80,9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8]/[.B6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67])/[.B68]*[.C68]" office:value-type="float" office:value="40.4933507240208" calcext:value-type="float">
            <text:p>40,49</text:p>
          </table:table-cell>
          <table:table-cell table:style-name="ce8" table:formula="of:=IF([.F68]&lt;ABS([.P67]-[.I67]);IF([.I67]&gt;[.P67];-[.F68];[.F68]);[.P67]-[.I67])" office:value-type="float" office:value="-12.066135815524" calcext:value-type="float">
            <text:p>-12,07</text:p>
          </table:table-cell>
          <table:table-cell table:style-name="ce8" table:formula="of:=IF(ABS([.G68])&lt;ABS([.P67]*[.$H$3]);[.G68]+SIGN([.G68])*ABS([.P67]*[.$H$3]/2);[.G68])" office:value-type="float" office:value="-25.5639193901976" calcext:value-type="float">
            <text:p>-25,56</text:p>
          </table:table-cell>
          <table:table-cell table:style-name="ce8" table:formula="of:=[.I67]+[.H68]" office:value-type="float" office:value="67.4889178733679" calcext:value-type="float">
            <text:p>67,49</text:p>
          </table:table-cell>
          <table:table-cell table:style-name="ce73" table:formula="of:=[.E68]*[.H68]*[.$J$3]" office:value-type="float" office:value="-14.2021774389987" calcext:value-type="float">
            <text:p>-14,20</text:p>
          </table:table-cell>
          <table:table-cell table:style-name="ce8" table:formula="of:=[$Data.A66]" office:value-type="float" office:value="-2.02653566310622" calcext:value-type="float">
            <text:p>-2,03</text:p>
          </table:table-cell>
          <table:table-cell table:style-name="ce8" table:formula="of:=[$Data.B66]" office:value-type="float" office:value="-0.170907930418723" calcext:value-type="float">
            <text:p>-0,17</text:p>
          </table:table-cell>
          <table:table-cell table:style-name="ce73" table:formula="of:=IF(ABS([.I68])&gt;[.$I$3];[.J68]+[.K68]+[.L68];[.L68]-(SUM([.M64:.M67])))" office:value-type="float" office:value="-16.3996210325236" calcext:value-type="float">
            <text:p>-16,40</text:p>
          </table:table-cell>
          <table:table-cell table:style-name="ce8" table:formula="of:=[.M68]/[.H68]" office:value-type="float" office:value="0.641514346145685" calcext:value-type="float">
            <text:p>0,64</text:p>
          </table:table-cell>
          <table:table-cell table:style-name="ce8" table:formula="of:=[$Kalman.C67]" office:value-type="float" office:value="0.49861357483969" calcext:value-type="float">
            <text:p>0,50</text:p>
          </table:table-cell>
          <table:table-cell table:style-name="ce55" table:formula="of:=[.A68]/[.O68]" office:value-type="float" office:value="80.222444831873" calcext:value-type="float">
            <text:p>80,2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69]/[.B6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68])/[.B69]*[.C69]" office:value-type="float" office:value="40.1112224159365" calcext:value-type="float">
            <text:p>40,11</text:p>
          </table:table-cell>
          <table:table-cell table:style-name="ce8" table:formula="of:=IF([.F69]&lt;ABS([.P68]-[.I68]);IF([.I68]&gt;[.P68];-[.F69];[.F69]);[.P68]-[.I68])" office:value-type="float" office:value="12.7335269585051" calcext:value-type="float">
            <text:p>12,73</text:p>
          </table:table-cell>
          <table:table-cell table:style-name="ce8" table:formula="of:=IF(ABS([.G69])&lt;ABS([.P68]*[.$H$3]);[.G69]+SIGN([.G69])*ABS([.P68]*[.$H$3]/2);[.G69])" office:value-type="float" office:value="26.1039344304839" calcext:value-type="float">
            <text:p>26,10</text:p>
          </table:table-cell>
          <table:table-cell table:style-name="ce8" table:formula="of:=[.I68]+[.H69]" office:value-type="float" office:value="93.5928523038518" calcext:value-type="float">
            <text:p>93,59</text:p>
          </table:table-cell>
          <table:table-cell table:style-name="ce73" table:formula="of:=[.E69]*[.H69]*[.$J$3]" office:value-type="float" office:value="14.5021857947133" calcext:value-type="float">
            <text:p>14,50</text:p>
          </table:table-cell>
          <table:table-cell table:style-name="ce8" table:formula="of:=[$Data.A67]" office:value-type="float" office:value="9.93708564324949" calcext:value-type="float">
            <text:p>9,94</text:p>
          </table:table-cell>
          <table:table-cell table:style-name="ce8" table:formula="of:=[$Data.B67]" office:value-type="float" office:value="-2.59962434698134" calcext:value-type="float">
            <text:p>-2,60</text:p>
          </table:table-cell>
          <table:table-cell table:style-name="ce73" table:formula="of:=IF(ABS([.I69])&gt;[.$I$3];[.J69]+[.K69]+[.L69];[.L69]-(SUM([.M65:.M68])))" office:value-type="float" office:value="21.8396470909814" calcext:value-type="float">
            <text:p>21,84</text:p>
          </table:table-cell>
          <table:table-cell table:style-name="ce8" table:formula="of:=[.M69]/[.H69]" office:value-type="float" office:value="0.836641968632794" calcext:value-type="float">
            <text:p>0,84</text:p>
          </table:table-cell>
          <table:table-cell table:style-name="ce8" table:formula="of:=[$Kalman.C68]" office:value-type="float" office:value="0.509488453744995" calcext:value-type="float">
            <text:p>0,51</text:p>
          </table:table-cell>
          <table:table-cell table:style-name="ce55" table:formula="of:=[.A69]/[.O69]" office:value-type="float" office:value="78.5101207024026" calcext:value-type="float">
            <text:p>78,5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0]/[.B7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69])/[.B70]*[.C70]" office:value-type="float" office:value="39.2550603512013" calcext:value-type="float">
            <text:p>39,26</text:p>
          </table:table-cell>
          <table:table-cell table:style-name="ce8" table:formula="of:=IF([.F70]&lt;ABS([.P69]-[.I69]);IF([.I69]&gt;[.P69];-[.F70];[.F70]);[.P69]-[.I69])" office:value-type="float" office:value="-15.0827316014493" calcext:value-type="float">
            <text:p>-15,08</text:p>
          </table:table-cell>
          <table:table-cell table:style-name="ce8" table:formula="of:=IF(ABS([.G70])&lt;ABS([.P69]*[.$H$3]);[.G70]+SIGN([.G70])*ABS([.P69]*[.$H$3]/2);[.G70])" office:value-type="float" office:value="-28.1677517185164" calcext:value-type="float">
            <text:p>-28,17</text:p>
          </table:table-cell>
          <table:table-cell table:style-name="ce8" table:formula="of:=[.I69]+[.H70]" office:value-type="float" office:value="65.4251005853355" calcext:value-type="float">
            <text:p>65,43</text:p>
          </table:table-cell>
          <table:table-cell table:style-name="ce73" table:formula="of:=[.E70]*[.H70]*[.$J$3]" office:value-type="float" office:value="-15.6487509547313" calcext:value-type="float">
            <text:p>-15,65</text:p>
          </table:table-cell>
          <table:table-cell table:style-name="ce8" table:formula="of:=[$Data.A68]" office:value-type="float" office:value="3.93006846917733" calcext:value-type="float">
            <text:p>3,93</text:p>
          </table:table-cell>
          <table:table-cell table:style-name="ce8" table:formula="of:=[$Data.B68]" office:value-type="float" office:value="3.88821511524262" calcext:value-type="float">
            <text:p>3,89</text:p>
          </table:table-cell>
          <table:table-cell table:style-name="ce73" table:formula="of:=IF(ABS([.I70])&gt;[.$I$3];[.J70]+[.K70]+[.L70];[.L70]-(SUM([.M66:.M69])))" office:value-type="float" office:value="-7.83046737031137" calcext:value-type="float">
            <text:p>-7,83</text:p>
          </table:table-cell>
          <table:table-cell table:style-name="ce8" table:formula="of:=[.M70]/[.H70]" office:value-type="float" office:value="0.277994049669357" calcext:value-type="float">
            <text:p>0,28</text:p>
          </table:table-cell>
          <table:table-cell table:style-name="ce8" table:formula="of:=[$Kalman.C69]" office:value-type="float" office:value="0.501883836330638" calcext:value-type="float">
            <text:p>0,50</text:p>
          </table:table-cell>
          <table:table-cell table:style-name="ce55" table:formula="of:=[.A70]/[.O70]" office:value-type="float" office:value="79.6997175530639" calcext:value-type="float">
            <text:p>79,7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1]/[.B7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70])/[.B71]*[.C71]" office:value-type="float" office:value="39.8498587765319" calcext:value-type="float">
            <text:p>39,85</text:p>
          </table:table-cell>
          <table:table-cell table:style-name="ce8" table:formula="of:=IF([.F71]&lt;ABS([.P70]-[.I70]);IF([.I70]&gt;[.P70];-[.F71];[.F71]);[.P70]-[.I70])" office:value-type="float" office:value="14.2746169677284" calcext:value-type="float">
            <text:p>14,27</text:p>
          </table:table-cell>
          <table:table-cell table:style-name="ce8" table:formula="of:=IF(ABS([.G71])&lt;ABS([.P70]*[.$H$3]);[.G71]+SIGN([.G71])*ABS([.P70]*[.$H$3]/2);[.G71])" office:value-type="float" office:value="27.5579032265724" calcext:value-type="float">
            <text:p>27,56</text:p>
          </table:table-cell>
          <table:table-cell table:style-name="ce8" table:formula="of:=[.I70]+[.H71]" office:value-type="float" office:value="92.9830038119079" calcext:value-type="float">
            <text:p>92,98</text:p>
          </table:table-cell>
          <table:table-cell table:style-name="ce73" table:formula="of:=[.E71]*[.H71]*[.$J$3]" office:value-type="float" office:value="15.3099462369847" calcext:value-type="float">
            <text:p>15,31</text:p>
          </table:table-cell>
          <table:table-cell table:style-name="ce8" table:formula="of:=[$Data.A69]" office:value-type="float" office:value="1.67633613500413" calcext:value-type="float">
            <text:p>1,68</text:p>
          </table:table-cell>
          <table:table-cell table:style-name="ce8" table:formula="of:=[$Data.B69]" office:value-type="float" office:value="2.61013273343458" calcext:value-type="float">
            <text:p>2,61</text:p>
          </table:table-cell>
          <table:table-cell table:style-name="ce73" table:formula="of:=IF(ABS([.I71])&gt;[.$I$3];[.J71]+[.K71]+[.L71];[.L71]-(SUM([.M67:.M70])))" office:value-type="float" office:value="19.5964151054234" calcext:value-type="float">
            <text:p>19,60</text:p>
          </table:table-cell>
          <table:table-cell table:style-name="ce8" table:formula="of:=[.M71]/[.H71]" office:value-type="float" office:value="0.711099641518726" calcext:value-type="float">
            <text:p>0,71</text:p>
          </table:table-cell>
          <table:table-cell table:style-name="ce8" table:formula="of:=[$Kalman.C70]" office:value-type="float" office:value="0.50865733767005" calcext:value-type="float">
            <text:p>0,51</text:p>
          </table:table-cell>
          <table:table-cell table:style-name="ce55" table:formula="of:=[.A71]/[.O71]" office:value-type="float" office:value="78.6384016069119" calcext:value-type="float">
            <text:p>78,6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2]/[.B7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71])/[.B72]*[.C72]" office:value-type="float" office:value="39.3192008034559" calcext:value-type="float">
            <text:p>39,32</text:p>
          </table:table-cell>
          <table:table-cell table:style-name="ce8" table:formula="of:=IF([.F72]&lt;ABS([.P71]-[.I71]);IF([.I71]&gt;[.P71];-[.F72];[.F72]);[.P71]-[.I71])" office:value-type="float" office:value="-14.344602204996" calcext:value-type="float">
            <text:p>-14,34</text:p>
          </table:table-cell>
          <table:table-cell table:style-name="ce8" table:formula="of:=IF(ABS([.G72])&lt;ABS([.P71]*[.$H$3]);[.G72]+SIGN([.G72])*ABS([.P71]*[.$H$3]/2);[.G72])" office:value-type="float" office:value="-27.4510024728147" calcext:value-type="float">
            <text:p>-27,45</text:p>
          </table:table-cell>
          <table:table-cell table:style-name="ce8" table:formula="of:=[.I71]+[.H72]" office:value-type="float" office:value="65.5320013390932" calcext:value-type="float">
            <text:p>65,53</text:p>
          </table:table-cell>
          <table:table-cell table:style-name="ce73" table:formula="of:=[.E72]*[.H72]*[.$J$3]" office:value-type="float" office:value="-15.2505569293415" calcext:value-type="float">
            <text:p>-15,25</text:p>
          </table:table-cell>
          <table:table-cell table:style-name="ce8" table:formula="of:=[$Data.A70]" office:value-type="float" office:value="-3.41490007005775" calcext:value-type="float">
            <text:p>-3,41</text:p>
          </table:table-cell>
          <table:table-cell table:style-name="ce8" table:formula="of:=[$Data.B70]" office:value-type="float" office:value="3.43921094721819" calcext:value-type="float">
            <text:p>3,44</text:p>
          </table:table-cell>
          <table:table-cell table:style-name="ce73" table:formula="of:=IF(ABS([.I72])&gt;[.$I$3];[.J72]+[.K72]+[.L72];[.L72]-(SUM([.M68:.M71])))" office:value-type="float" office:value="-15.226246052181" calcext:value-type="float">
            <text:p>-15,23</text:p>
          </table:table-cell>
          <table:table-cell table:style-name="ce8" table:formula="of:=[.M72]/[.H72]" office:value-type="float" office:value="0.554669945742781" calcext:value-type="float">
            <text:p>0,55</text:p>
          </table:table-cell>
          <table:table-cell table:style-name="ce8" table:formula="of:=[$Kalman.C71]" office:value-type="float" office:value="0.510166472227088" calcext:value-type="float">
            <text:p>0,51</text:p>
          </table:table-cell>
          <table:table-cell table:style-name="ce55" table:formula="of:=[.A72]/[.O72]" office:value-type="float" office:value="78.4057796377395" calcext:value-type="float">
            <text:p>78,4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3]/[.B7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72])/[.B73]*[.C73]" office:value-type="float" office:value="39.2028898188697" calcext:value-type="float">
            <text:p>39,20</text:p>
          </table:table-cell>
          <table:table-cell table:style-name="ce8" table:formula="of:=IF([.F73]&lt;ABS([.P72]-[.I72]);IF([.I72]&gt;[.P72];-[.F73];[.F73]);[.P72]-[.I72])" office:value-type="float" office:value="12.8737782986463" calcext:value-type="float">
            <text:p>12,87</text:p>
          </table:table-cell>
          <table:table-cell table:style-name="ce8" table:formula="of:=IF(ABS([.G73])&lt;ABS([.P72]*[.$H$3]);[.G73]+SIGN([.G73])*ABS([.P72]*[.$H$3]/2);[.G73])" office:value-type="float" office:value="25.9414082382695" calcext:value-type="float">
            <text:p>25,94</text:p>
          </table:table-cell>
          <table:table-cell table:style-name="ce8" table:formula="of:=[.I72]+[.H73]" office:value-type="float" office:value="91.4734095773627" calcext:value-type="float">
            <text:p>91,47</text:p>
          </table:table-cell>
          <table:table-cell table:style-name="ce73" table:formula="of:=[.E73]*[.H73]*[.$J$3]" office:value-type="float" office:value="14.4118934657053" calcext:value-type="float">
            <text:p>14,41</text:p>
          </table:table-cell>
          <table:table-cell table:style-name="ce8" table:formula="of:=[$Data.A71]" office:value-type="float" office:value="11.2312251773789" calcext:value-type="float">
            <text:p>11,23</text:p>
          </table:table-cell>
          <table:table-cell table:style-name="ce8" table:formula="of:=[$Data.B71]" office:value-type="float" office:value="4.18561252126778" calcext:value-type="float">
            <text:p>4,19</text:p>
          </table:table-cell>
          <table:table-cell table:style-name="ce73" table:formula="of:=IF(ABS([.I73])&gt;[.$I$3];[.J73]+[.K73]+[.L73];[.L73]-(SUM([.M69:.M72])))" office:value-type="float" office:value="29.8287311643519" calcext:value-type="float">
            <text:p>29,83</text:p>
          </table:table-cell>
          <table:table-cell table:style-name="ce8" table:formula="of:=[.M73]/[.H73]" office:value-type="float" office:value="1.1498501118512" calcext:value-type="float">
            <text:p>1,15</text:p>
          </table:table-cell>
          <table:table-cell table:style-name="ce8" table:formula="of:=[$Kalman.C72]" office:value-type="float" office:value="0.531207197118905" calcext:value-type="float">
            <text:p>0,53</text:p>
          </table:table-cell>
          <table:table-cell table:style-name="ce55" table:formula="of:=[.A73]/[.O73]" office:value-type="float" office:value="75.3001845926542" calcext:value-type="float">
            <text:p>75,3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4]/[.B7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73])/[.B74]*[.C74]" office:value-type="float" office:value="37.6500922963271" calcext:value-type="float">
            <text:p>37,65</text:p>
          </table:table-cell>
          <table:table-cell table:style-name="ce8" table:formula="of:=IF([.F74]&lt;ABS([.P73]-[.I73]);IF([.I73]&gt;[.P73];-[.F74];[.F74]);[.P73]-[.I73])" office:value-type="float" office:value="-16.1732249847086" calcext:value-type="float">
            <text:p>-16,17</text:p>
          </table:table-cell>
          <table:table-cell table:style-name="ce8" table:formula="of:=IF(ABS([.G74])&lt;ABS([.P73]*[.$H$3]);[.G74]+SIGN([.G74])*ABS([.P73]*[.$H$3]/2);[.G74])" office:value-type="float" office:value="-28.7232557501509" calcext:value-type="float">
            <text:p>-28,72</text:p>
          </table:table-cell>
          <table:table-cell table:style-name="ce8" table:formula="of:=[.I73]+[.H74]" office:value-type="float" office:value="62.7501538272118" calcext:value-type="float">
            <text:p>62,75</text:p>
          </table:table-cell>
          <table:table-cell table:style-name="ce73" table:formula="of:=[.E74]*[.H74]*[.$J$3]" office:value-type="float" office:value="-15.9573643056394" calcext:value-type="float">
            <text:p>-15,96</text:p>
          </table:table-cell>
          <table:table-cell table:style-name="ce8" table:formula="of:=[$Data.A72]" office:value-type="float" office:value="7.77721373394296" calcext:value-type="float">
            <text:p>7,78</text:p>
          </table:table-cell>
          <table:table-cell table:style-name="ce8" table:formula="of:=[$Data.B72]" office:value-type="float" office:value="-3.30000995882467" calcext:value-type="float">
            <text:p>-3,30</text:p>
          </table:table-cell>
          <table:table-cell table:style-name="ce73" table:formula="of:=IF(ABS([.I74])&gt;[.$I$3];[.J74]+[.K74]+[.L74];[.L74]-(SUM([.M70:.M73])))" office:value-type="float" office:value="-11.4801605305211" calcext:value-type="float">
            <text:p>-11,48</text:p>
          </table:table-cell>
          <table:table-cell table:style-name="ce8" table:formula="of:=[.M74]/[.H74]" office:value-type="float" office:value="0.399681729340894" calcext:value-type="float">
            <text:p>0,40</text:p>
          </table:table-cell>
          <table:table-cell table:style-name="ce8" table:formula="of:=[$Kalman.C73]" office:value-type="float" office:value="0.526708688136225" calcext:value-type="float">
            <text:p>0,53</text:p>
          </table:table-cell>
          <table:table-cell table:style-name="ce55" table:formula="of:=[.A74]/[.O74]" office:value-type="float" office:value="75.9433077543134" calcext:value-type="float">
            <text:p>75,9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5]/[.B7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74])/[.B75]*[.C75]" office:value-type="float" office:value="37.9716538771567" calcext:value-type="float">
            <text:p>37,97</text:p>
          </table:table-cell>
          <table:table-cell table:style-name="ce8" table:formula="of:=IF([.F75]&lt;ABS([.P74]-[.I74]);IF([.I74]&gt;[.P74];-[.F75];[.F75]);[.P74]-[.I74])" office:value-type="float" office:value="13.1931539271016" calcext:value-type="float">
            <text:p>13,19</text:p>
          </table:table-cell>
          <table:table-cell table:style-name="ce8" table:formula="of:=IF(ABS([.G75])&lt;ABS([.P74]*[.$H$3]);[.G75]+SIGN([.G75])*ABS([.P74]*[.$H$3]/2);[.G75])" office:value-type="float" office:value="25.8503718861538" calcext:value-type="float">
            <text:p>25,85</text:p>
          </table:table-cell>
          <table:table-cell table:style-name="ce8" table:formula="of:=[.I74]+[.H75]" office:value-type="float" office:value="88.6005257133656" calcext:value-type="float">
            <text:p>88,60</text:p>
          </table:table-cell>
          <table:table-cell table:style-name="ce73" table:formula="of:=[.E75]*[.H75]*[.$J$3]" office:value-type="float" office:value="14.3613177145299" calcext:value-type="float">
            <text:p>14,36</text:p>
          </table:table-cell>
          <table:table-cell table:style-name="ce8" table:formula="of:=[$Data.A73]" office:value-type="float" office:value="-2.45113154514911" calcext:value-type="float">
            <text:p>-2,45</text:p>
          </table:table-cell>
          <table:table-cell table:style-name="ce8" table:formula="of:=[$Data.B73]" office:value-type="float" office:value="-4.33567902745935" calcext:value-type="float">
            <text:p>-4,34</text:p>
          </table:table-cell>
          <table:table-cell table:style-name="ce73" table:formula="of:=IF(ABS([.I75])&gt;[.$I$3];[.J75]+[.K75]+[.L75];[.L75]-(SUM([.M71:.M74])))" office:value-type="float" office:value="7.57450714192143" calcext:value-type="float">
            <text:p>7,57</text:p>
          </table:table-cell>
          <table:table-cell table:style-name="ce8" table:formula="of:=[.M75]/[.H75]" office:value-type="float" office:value="0.293013469023962" calcext:value-type="float">
            <text:p>0,29</text:p>
          </table:table-cell>
          <table:table-cell table:style-name="ce8" table:formula="of:=[$Kalman.C74]" office:value-type="float" office:value="0.518781103175712" calcext:value-type="float">
            <text:p>0,52</text:p>
          </table:table-cell>
          <table:table-cell table:style-name="ce55" table:formula="of:=[.A75]/[.O75]" office:value-type="float" office:value="77.1038107501227" calcext:value-type="float">
            <text:p>77,1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6]/[.B7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75])/[.B76]*[.C76]" office:value-type="float" office:value="38.5519053750613" calcext:value-type="float">
            <text:p>38,55</text:p>
          </table:table-cell>
          <table:table-cell table:style-name="ce8" table:formula="of:=IF([.F76]&lt;ABS([.P75]-[.I75]);IF([.I75]&gt;[.P75];-[.F76];[.F76]);[.P75]-[.I75])" office:value-type="float" office:value="-11.4967149632429" calcext:value-type="float">
            <text:p>-11,50</text:p>
          </table:table-cell>
          <table:table-cell table:style-name="ce8" table:formula="of:=IF(ABS([.G76])&lt;ABS([.P75]*[.$H$3]);[.G76]+SIGN([.G76])*ABS([.P75]*[.$H$3]/2);[.G76])" office:value-type="float" office:value="-24.3473500882634" calcext:value-type="float">
            <text:p>-24,35</text:p>
          </table:table-cell>
          <table:table-cell table:style-name="ce8" table:formula="of:=[.I75]+[.H76]" office:value-type="float" office:value="64.2531756251023" calcext:value-type="float">
            <text:p>64,25</text:p>
          </table:table-cell>
          <table:table-cell table:style-name="ce73" table:formula="of:=[.E76]*[.H76]*[.$J$3]" office:value-type="float" office:value="-13.5263056045908" calcext:value-type="float">
            <text:p>-13,53</text:p>
          </table:table-cell>
          <table:table-cell table:style-name="ce8" table:formula="of:=[$Data.A74]" office:value-type="float" office:value="-14.8378845012691" calcext:value-type="float">
            <text:p>-14,84</text:p>
          </table:table-cell>
          <table:table-cell table:style-name="ce8" table:formula="of:=[$Data.B74]" office:value-type="float" office:value="-4.59734030277076" calcext:value-type="float">
            <text:p>-4,60</text:p>
          </table:table-cell>
          <table:table-cell table:style-name="ce73" table:formula="of:=IF(ABS([.I76])&gt;[.$I$3];[.J76]+[.K76]+[.L76];[.L76]-(SUM([.M72:.M75])))" office:value-type="float" office:value="-32.9615304086307" calcext:value-type="float">
            <text:p>-32,96</text:p>
          </table:table-cell>
          <table:table-cell table:style-name="ce8" table:formula="of:=[.M76]/[.H76]" office:value-type="float" office:value="1.35380360857093" calcext:value-type="float">
            <text:p>1,35</text:p>
          </table:table-cell>
          <table:table-cell table:style-name="ce8" table:formula="of:=[$Kalman.C75]" office:value-type="float" office:value="0.546695273344452" calcext:value-type="float">
            <text:p>0,55</text:p>
          </table:table-cell>
          <table:table-cell table:style-name="ce55" table:formula="of:=[.A76]/[.O76]" office:value-type="float" office:value="73.166902935335" calcext:value-type="float">
            <text:p>73,1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7]/[.B7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76])/[.B77]*[.C77]" office:value-type="float" office:value="36.5834514676675" calcext:value-type="float">
            <text:p>36,58</text:p>
          </table:table-cell>
          <table:table-cell table:style-name="ce8" table:formula="of:=IF([.F77]&lt;ABS([.P76]-[.I76]);IF([.I76]&gt;[.P76];-[.F77];[.F77]);[.P76]-[.I76])" office:value-type="float" office:value="8.91372731023276" calcext:value-type="float">
            <text:p>8,91</text:p>
          </table:table-cell>
          <table:table-cell table:style-name="ce8" table:formula="of:=IF(ABS([.G77])&lt;ABS([.P76]*[.$H$3]);[.G77]+SIGN([.G77])*ABS([.P76]*[.$H$3]/2);[.G77])" office:value-type="float" office:value="21.1082111327886" calcext:value-type="float">
            <text:p>21,11</text:p>
          </table:table-cell>
          <table:table-cell table:style-name="ce8" table:formula="of:=[.I76]+[.H77]" office:value-type="float" office:value="85.3613867578909" calcext:value-type="float">
            <text:p>85,36</text:p>
          </table:table-cell>
          <table:table-cell table:style-name="ce73" table:formula="of:=[.E77]*[.H77]*[.$J$3]" office:value-type="float" office:value="11.7267839626603" calcext:value-type="float">
            <text:p>11,73</text:p>
          </table:table-cell>
          <table:table-cell table:style-name="ce8" table:formula="of:=[$Data.A75]" office:value-type="float" office:value="9.78219040114659" calcext:value-type="float">
            <text:p>9,78</text:p>
          </table:table-cell>
          <table:table-cell table:style-name="ce8" table:formula="of:=[$Data.B75]" office:value-type="float" office:value="4.55816257373189" calcext:value-type="float">
            <text:p>4,56</text:p>
          </table:table-cell>
          <table:table-cell table:style-name="ce73" table:formula="of:=IF(ABS([.I77])&gt;[.$I$3];[.J77]+[.K77]+[.L77];[.L77]-(SUM([.M73:.M76])))" office:value-type="float" office:value="26.0671369375388" calcext:value-type="float">
            <text:p>26,07</text:p>
          </table:table-cell>
          <table:table-cell table:style-name="ce8" table:formula="of:=[.M77]/[.H77]" office:value-type="float" office:value="1.23492875703935" calcext:value-type="float">
            <text:p>1,23</text:p>
          </table:table-cell>
          <table:table-cell table:style-name="ce8" table:formula="of:=[$Kalman.C76]" office:value-type="float" office:value="0.570896814950436" calcext:value-type="float">
            <text:p>0,57</text:p>
          </table:table-cell>
          <table:table-cell table:style-name="ce55" table:formula="of:=[.A77]/[.O77]" office:value-type="float" office:value="70.0652008427701" calcext:value-type="float">
            <text:p>70,0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8]/[.B7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77])/[.B78]*[.C78]" office:value-type="float" office:value="35.032600421385" calcext:value-type="float">
            <text:p>35,03</text:p>
          </table:table-cell>
          <table:table-cell table:style-name="ce8" table:formula="of:=IF([.F78]&lt;ABS([.P77]-[.I77]);IF([.I77]&gt;[.P77];-[.F78];[.F78]);[.P77]-[.I77])" office:value-type="float" office:value="-15.2961859151208" calcext:value-type="float">
            <text:p>-15,30</text:p>
          </table:table-cell>
          <table:table-cell table:style-name="ce8" table:formula="of:=IF(ABS([.G78])&lt;ABS([.P77]*[.$H$3]);[.G78]+SIGN([.G78])*ABS([.P77]*[.$H$3]/2);[.G78])" office:value-type="float" office:value="-26.9737193889158" calcext:value-type="float">
            <text:p>-26,97</text:p>
          </table:table-cell>
          <table:table-cell table:style-name="ce8" table:formula="of:=[.I77]+[.H78]" office:value-type="float" office:value="58.3876673689751" calcext:value-type="float">
            <text:p>58,39</text:p>
          </table:table-cell>
          <table:table-cell table:style-name="ce73" table:formula="of:=[.E78]*[.H78]*[.$J$3]" office:value-type="float" office:value="-14.9853996605088" calcext:value-type="float">
            <text:p>-14,99</text:p>
          </table:table-cell>
          <table:table-cell table:style-name="ce8" table:formula="of:=[$Data.A76]" office:value-type="float" office:value="-13.7664799202386" calcext:value-type="float">
            <text:p>-13,77</text:p>
          </table:table-cell>
          <table:table-cell table:style-name="ce8" table:formula="of:=[$Data.B76]" office:value-type="float" office:value="2.76845602872355" calcext:value-type="float">
            <text:p>2,77</text:p>
          </table:table-cell>
          <table:table-cell table:style-name="ce73" table:formula="of:=IF(ABS([.I78])&gt;[.$I$3];[.J78]+[.K78]+[.L78];[.L78]-(SUM([.M74:.M77])))" office:value-type="float" office:value="13.5685028884151" calcext:value-type="float">
            <text:p>13,57</text:p>
          </table:table-cell>
          <table:table-cell table:style-name="ce8" table:formula="of:=[.M78]/[.H78]" office:value-type="float" office:value="-0.503026768121224" calcext:value-type="float">
            <text:p>-0,50</text:p>
          </table:table-cell>
          <table:table-cell table:style-name="ce8" table:formula="of:=[$Kalman.C77]" office:value-type="float" office:value="0.531522104529961" calcext:value-type="float">
            <text:p>0,53</text:p>
          </table:table-cell>
          <table:table-cell table:style-name="ce55" table:formula="of:=[.A78]/[.O78]" office:value-type="float" office:value="75.2555719867438" calcext:value-type="float">
            <text:p>75,2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79]/[.B7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78])/[.B79]*[.C79]" office:value-type="float" office:value="37.6277859933719" calcext:value-type="float">
            <text:p>37,63</text:p>
          </table:table-cell>
          <table:table-cell table:style-name="ce8" table:formula="of:=IF([.F79]&lt;ABS([.P78]-[.I78]);IF([.I78]&gt;[.P78];-[.F79];[.F79]);[.P78]-[.I78])" office:value-type="float" office:value="16.8679046177687" calcext:value-type="float">
            <text:p>16,87</text:p>
          </table:table-cell>
          <table:table-cell table:style-name="ce8" table:formula="of:=IF(ABS([.G79])&lt;ABS([.P78]*[.$H$3]);[.G79]+SIGN([.G79])*ABS([.P78]*[.$H$3]/2);[.G79])" office:value-type="float" office:value="29.4104999488927" calcext:value-type="float">
            <text:p>29,41</text:p>
          </table:table-cell>
          <table:table-cell table:style-name="ce8" table:formula="of:=[.I78]+[.H79]" office:value-type="float" office:value="87.7981673178678" calcext:value-type="float">
            <text:p>87,80</text:p>
          </table:table-cell>
          <table:table-cell table:style-name="ce73" table:formula="of:=[.E79]*[.H79]*[.$J$3]" office:value-type="float" office:value="16.3391666382737" calcext:value-type="float">
            <text:p>16,34</text:p>
          </table:table-cell>
          <table:table-cell table:style-name="ce8" table:formula="of:=[$Data.A77]" office:value-type="float" office:value="-11.0756156140984" calcext:value-type="float">
            <text:p>-11,08</text:p>
          </table:table-cell>
          <table:table-cell table:style-name="ce8" table:formula="of:=[$Data.B77]" office:value-type="float" office:value="-0.667152593748193" calcext:value-type="float">
            <text:p>-0,67</text:p>
          </table:table-cell>
          <table:table-cell table:style-name="ce73" table:formula="of:=IF(ABS([.I79])&gt;[.$I$3];[.J79]+[.K79]+[.L79];[.L79]-(SUM([.M75:.M78])))" office:value-type="float" office:value="4.59639843042716" calcext:value-type="float">
            <text:p>4,60</text:p>
          </table:table-cell>
          <table:table-cell table:style-name="ce8" table:formula="of:=[.M79]/[.H79]" office:value-type="float" office:value="0.156284267129577" calcext:value-type="float">
            <text:p>0,16</text:p>
          </table:table-cell>
          <table:table-cell table:style-name="ce8" table:formula="of:=[$Kalman.C78]" office:value-type="float" office:value="0.518680658360551" calcext:value-type="float">
            <text:p>0,52</text:p>
          </table:table-cell>
          <table:table-cell table:style-name="ce55" table:formula="of:=[.A79]/[.O79]" office:value-type="float" office:value="77.1187422458209" calcext:value-type="float">
            <text:p>77,1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0]/[.B8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79])/[.B80]*[.C80]" office:value-type="float" office:value="38.5593711229105" calcext:value-type="float">
            <text:p>38,56</text:p>
          </table:table-cell>
          <table:table-cell table:style-name="ce8" table:formula="of:=IF([.F80]&lt;ABS([.P79]-[.I79]);IF([.I79]&gt;[.P79];-[.F80];[.F80]);[.P79]-[.I79])" office:value-type="float" office:value="-10.6794250720468" calcext:value-type="float">
            <text:p>-10,68</text:p>
          </table:table-cell>
          <table:table-cell table:style-name="ce8" table:formula="of:=IF(ABS([.G80])&lt;ABS([.P79]*[.$H$3]);[.G80]+SIGN([.G80])*ABS([.P79]*[.$H$3]/2);[.G80])" office:value-type="float" office:value="-23.5325487796836" calcext:value-type="float">
            <text:p>-23,53</text:p>
          </table:table-cell>
          <table:table-cell table:style-name="ce8" table:formula="of:=[.I79]+[.H80]" office:value-type="float" office:value="64.2656185381841" calcext:value-type="float">
            <text:p>64,27</text:p>
          </table:table-cell>
          <table:table-cell table:style-name="ce73" table:formula="of:=[.E80]*[.H80]*[.$J$3]" office:value-type="float" office:value="-13.0736382109354" calcext:value-type="float">
            <text:p>-13,07</text:p>
          </table:table-cell>
          <table:table-cell table:style-name="ce8" table:formula="of:=[$Data.A78]" office:value-type="float" office:value="7.11055869171996" calcext:value-type="float">
            <text:p>7,11</text:p>
          </table:table-cell>
          <table:table-cell table:style-name="ce8" table:formula="of:=[$Data.B78]" office:value-type="float" office:value="-3.92870698972254" calcext:value-type="float">
            <text:p>-3,93</text:p>
          </table:table-cell>
          <table:table-cell table:style-name="ce73" table:formula="of:=IF(ABS([.I80])&gt;[.$I$3];[.J80]+[.K80]+[.L80];[.L80]-(SUM([.M76:.M79])))" office:value-type="float" office:value="-9.89178650893795" calcext:value-type="float">
            <text:p>-9,89</text:p>
          </table:table-cell>
          <table:table-cell table:style-name="ce8" table:formula="of:=[.M80]/[.H80]" office:value-type="float" office:value="0.420344884931369" calcext:value-type="float">
            <text:p>0,42</text:p>
          </table:table-cell>
          <table:table-cell table:style-name="ce8" table:formula="of:=[$Kalman.C79]" office:value-type="float" office:value="0.51539398310603" calcext:value-type="float">
            <text:p>0,52</text:p>
          </table:table-cell>
          <table:table-cell table:style-name="ce55" table:formula="of:=[.A80]/[.O80]" office:value-type="float" office:value="77.6105296358707" calcext:value-type="float">
            <text:p>77,6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1]/[.B8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80])/[.B81]*[.C81]" office:value-type="float" office:value="38.8052648179354" calcext:value-type="float">
            <text:p>38,81</text:p>
          </table:table-cell>
          <table:table-cell table:style-name="ce8" table:formula="of:=IF([.F81]&lt;ABS([.P80]-[.I80]);IF([.I80]&gt;[.P80];-[.F81];[.F81]);[.P80]-[.I80])" office:value-type="float" office:value="13.3449110976866" calcext:value-type="float">
            <text:p>13,34</text:p>
          </table:table-cell>
          <table:table-cell table:style-name="ce8" table:formula="of:=IF(ABS([.G81])&lt;ABS([.P80]*[.$H$3]);[.G81]+SIGN([.G81])*ABS([.P80]*[.$H$3]/2);[.G81])" office:value-type="float" office:value="26.2799993703318" calcext:value-type="float">
            <text:p>26,28</text:p>
          </table:table-cell>
          <table:table-cell table:style-name="ce8" table:formula="of:=[.I80]+[.H81]" office:value-type="float" office:value="90.5456179085159" calcext:value-type="float">
            <text:p>90,55</text:p>
          </table:table-cell>
          <table:table-cell table:style-name="ce73" table:formula="of:=[.E81]*[.H81]*[.$J$3]" office:value-type="float" office:value="14.5999996501843" calcext:value-type="float">
            <text:p>14,60</text:p>
          </table:table-cell>
          <table:table-cell table:style-name="ce8" table:formula="of:=[$Data.A79]" office:value-type="float" office:value="3.01525743929628" calcext:value-type="float">
            <text:p>3,02</text:p>
          </table:table-cell>
          <table:table-cell table:style-name="ce8" table:formula="of:=[$Data.B79]" office:value-type="float" office:value="4.70335836338322" calcext:value-type="float">
            <text:p>4,70</text:p>
          </table:table-cell>
          <table:table-cell table:style-name="ce73" table:formula="of:=IF(ABS([.I81])&gt;[.$I$3];[.J81]+[.K81]+[.L81];[.L81]-(SUM([.M77:.M80])))" office:value-type="float" office:value="22.3186154528638" calcext:value-type="float">
            <text:p>22,32</text:p>
          </table:table-cell>
          <table:table-cell table:style-name="ce8" table:formula="of:=[.M81]/[.H81]" office:value-type="float" office:value="0.849262404399443" calcext:value-type="float">
            <text:p>0,85</text:p>
          </table:table-cell>
          <table:table-cell table:style-name="ce8" table:formula="of:=[$Kalman.C80]" office:value-type="float" office:value="0.526484502345896" calcext:value-type="float">
            <text:p>0,53</text:p>
          </table:table-cell>
          <table:table-cell table:style-name="ce55" table:formula="of:=[.A81]/[.O81]" office:value-type="float" office:value="75.9756456681423" calcext:value-type="float">
            <text:p>75,98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2]/[.B8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81])/[.B82]*[.C82]" office:value-type="float" office:value="37.9878228340712" calcext:value-type="float">
            <text:p>37,99</text:p>
          </table:table-cell>
          <table:table-cell table:style-name="ce8" table:formula="of:=IF([.F82]&lt;ABS([.P81]-[.I81]);IF([.I81]&gt;[.P81];-[.F82];[.F82]);[.P81]-[.I81])" office:value-type="float" office:value="-14.5699722403736" calcext:value-type="float">
            <text:p>-14,57</text:p>
          </table:table-cell>
          <table:table-cell table:style-name="ce8" table:formula="of:=IF(ABS([.G82])&lt;ABS([.P81]*[.$H$3]);[.G82]+SIGN([.G82])*ABS([.P81]*[.$H$3]/2);[.G82])" office:value-type="float" office:value="-27.2325798517306" calcext:value-type="float">
            <text:p>-27,23</text:p>
          </table:table-cell>
          <table:table-cell table:style-name="ce8" table:formula="of:=[.I81]+[.H82]" office:value-type="float" office:value="63.3130380567853" calcext:value-type="float">
            <text:p>63,31</text:p>
          </table:table-cell>
          <table:table-cell table:style-name="ce73" table:formula="of:=[.E82]*[.H82]*[.$J$3]" office:value-type="float" office:value="-15.1292110287392" calcext:value-type="float">
            <text:p>-15,13</text:p>
          </table:table-cell>
          <table:table-cell table:style-name="ce8" table:formula="of:=[$Data.A80]" office:value-type="float" office:value="-6.79305794211694" calcext:value-type="float">
            <text:p>-6,79</text:p>
          </table:table-cell>
          <table:table-cell table:style-name="ce8" table:formula="of:=[$Data.B80]" office:value-type="float" office:value="-4.16922583941453" calcext:value-type="float">
            <text:p>-4,17</text:p>
          </table:table-cell>
          <table:table-cell table:style-name="ce73" table:formula="of:=IF(ABS([.I82])&gt;[.$I$3];[.J82]+[.K82]+[.L82];[.L82]-(SUM([.M78:.M81])))" office:value-type="float" office:value="-26.0914948102707" calcext:value-type="float">
            <text:p>-26,09</text:p>
          </table:table-cell>
          <table:table-cell table:style-name="ce8" table:formula="of:=[.M82]/[.H82]" office:value-type="float" office:value="0.95809853316606" calcext:value-type="float">
            <text:p>0,96</text:p>
          </table:table-cell>
          <table:table-cell table:style-name="ce8" table:formula="of:=[$Kalman.C81]" office:value-type="float" office:value="0.541120017435453" calcext:value-type="float">
            <text:p>0,54</text:p>
          </table:table-cell>
          <table:table-cell table:style-name="ce55" table:formula="of:=[.A82]/[.O82]" office:value-type="float" office:value="73.9207545667471" calcext:value-type="float">
            <text:p>73,9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3]/[.B8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82])/[.B83]*[.C83]" office:value-type="float" office:value="36.9603772833735" calcext:value-type="float">
            <text:p>36,96</text:p>
          </table:table-cell>
          <table:table-cell table:style-name="ce8" table:formula="of:=IF([.F83]&lt;ABS([.P82]-[.I82]);IF([.I82]&gt;[.P82];-[.F83];[.F83]);[.P82]-[.I82])" office:value-type="float" office:value="10.6077165099618" calcext:value-type="float">
            <text:p>10,61</text:p>
          </table:table-cell>
          <table:table-cell table:style-name="ce8" table:formula="of:=IF(ABS([.G83])&lt;ABS([.P82]*[.$H$3]);[.G83]+SIGN([.G83])*ABS([.P82]*[.$H$3]/2);[.G83])" office:value-type="float" office:value="22.9278422710863" calcext:value-type="float">
            <text:p>22,93</text:p>
          </table:table-cell>
          <table:table-cell table:style-name="ce8" table:formula="of:=[.I82]+[.H83]" office:value-type="float" office:value="86.2408803278716" calcext:value-type="float">
            <text:p>86,24</text:p>
          </table:table-cell>
          <table:table-cell table:style-name="ce73" table:formula="of:=[.E83]*[.H83]*[.$J$3]" office:value-type="float" office:value="12.7376901506035" calcext:value-type="float">
            <text:p>12,74</text:p>
          </table:table-cell>
          <table:table-cell table:style-name="ce8" table:formula="of:=[$Data.A81]" office:value-type="float" office:value="9.73895954699712" calcext:value-type="float">
            <text:p>9,74</text:p>
          </table:table-cell>
          <table:table-cell table:style-name="ce8" table:formula="of:=[$Data.B81]" office:value-type="float" office:value="-4.52071560088168" calcext:value-type="float">
            <text:p>-4,52</text:p>
          </table:table-cell>
          <table:table-cell table:style-name="ce73" table:formula="of:=IF(ABS([.I83])&gt;[.$I$3];[.J83]+[.K83]+[.L83];[.L83]-(SUM([.M79:.M82])))" office:value-type="float" office:value="17.9559340967189" calcext:value-type="float">
            <text:p>17,96</text:p>
          </table:table-cell>
          <table:table-cell table:style-name="ce8" table:formula="of:=[.M83]/[.H83]" office:value-type="float" office:value="0.783149756720138" calcext:value-type="float">
            <text:p>0,78</text:p>
          </table:table-cell>
          <table:table-cell table:style-name="ce8" table:formula="of:=[$Kalman.C82]" office:value-type="float" office:value="0.54954715374189" calcext:value-type="float">
            <text:p>0,55</text:p>
          </table:table-cell>
          <table:table-cell table:style-name="ce55" table:formula="of:=[.A83]/[.O83]" office:value-type="float" office:value="72.7872025678566" calcext:value-type="float">
            <text:p>72,7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4]/[.B8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83])/[.B84]*[.C84]" office:value-type="float" office:value="36.3936012839283" calcext:value-type="float">
            <text:p>36,39</text:p>
          </table:table-cell>
          <table:table-cell table:style-name="ce8" table:formula="of:=IF([.F84]&lt;ABS([.P83]-[.I83]);IF([.I83]&gt;[.P83];-[.F84];[.F84]);[.P83]-[.I83])" office:value-type="float" office:value="-13.4536777600149" calcext:value-type="float">
            <text:p>-13,45</text:p>
          </table:table-cell>
          <table:table-cell table:style-name="ce8" table:formula="of:=IF(ABS([.G84])&lt;ABS([.P83]*[.$H$3]);[.G84]+SIGN([.G84])*ABS([.P83]*[.$H$3]/2);[.G84])" office:value-type="float" office:value="-25.584878187991" calcext:value-type="float">
            <text:p>-25,58</text:p>
          </table:table-cell>
          <table:table-cell table:style-name="ce8" table:formula="of:=[.I83]+[.H84]" office:value-type="float" office:value="60.6560021398805" calcext:value-type="float">
            <text:p>60,66</text:p>
          </table:table-cell>
          <table:table-cell table:style-name="ce73" table:formula="of:=[.E84]*[.H84]*[.$J$3]" office:value-type="float" office:value="-14.2138212155506" calcext:value-type="float">
            <text:p>-14,21</text:p>
          </table:table-cell>
          <table:table-cell table:style-name="ce8" table:formula="of:=[$Data.A82]" office:value-type="float" office:value="0.979234489770899" calcext:value-type="float">
            <text:p>0,98</text:p>
          </table:table-cell>
          <table:table-cell table:style-name="ce8" table:formula="of:=[$Data.B82]" office:value-type="float" office:value="1.88500304013113" calcext:value-type="float">
            <text:p>1,89</text:p>
          </table:table-cell>
          <table:table-cell table:style-name="ce73" table:formula="of:=IF(ABS([.I84])&gt;[.$I$3];[.J84]+[.K84]+[.L84];[.L84]-(SUM([.M80:.M83])))" office:value-type="float" office:value="-11.3495836856485" calcext:value-type="float">
            <text:p>-11,35</text:p>
          </table:table-cell>
          <table:table-cell table:style-name="ce8" table:formula="of:=[.M84]/[.H84]" office:value-type="float" office:value="0.443605148410509" calcext:value-type="float">
            <text:p>0,44</text:p>
          </table:table-cell>
          <table:table-cell table:style-name="ce8" table:formula="of:=[$Kalman.C83]" office:value-type="float" office:value="0.545802985058652" calcext:value-type="float">
            <text:p>0,55</text:p>
          </table:table-cell>
          <table:table-cell table:style-name="ce55" table:formula="of:=[.A84]/[.O84]" office:value-type="float" office:value="73.286517470588" calcext:value-type="float">
            <text:p>73,2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5]/[.B8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84])/[.B85]*[.C85]" office:value-type="float" office:value="36.643258735294" calcext:value-type="float">
            <text:p>36,64</text:p>
          </table:table-cell>
          <table:table-cell table:style-name="ce8" table:formula="of:=IF([.F85]&lt;ABS([.P84]-[.I84]);IF([.I84]&gt;[.P84];-[.F85];[.F85]);[.P84]-[.I84])" office:value-type="float" office:value="12.6305153307075" calcext:value-type="float">
            <text:p>12,63</text:p>
          </table:table-cell>
          <table:table-cell table:style-name="ce8" table:formula="of:=IF(ABS([.G85])&lt;ABS([.P84]*[.$H$3]);[.G85]+SIGN([.G85])*ABS([.P84]*[.$H$3]/2);[.G85])" office:value-type="float" office:value="24.8449349091388" calcext:value-type="float">
            <text:p>24,84</text:p>
          </table:table-cell>
          <table:table-cell table:style-name="ce8" table:formula="of:=[.I84]+[.H85]" office:value-type="float" office:value="85.5009370490193" calcext:value-type="float">
            <text:p>85,50</text:p>
          </table:table-cell>
          <table:table-cell table:style-name="ce73" table:formula="of:=[.E85]*[.H85]*[.$J$3]" office:value-type="float" office:value="13.8027416161882" calcext:value-type="float">
            <text:p>13,80</text:p>
          </table:table-cell>
          <table:table-cell table:style-name="ce8" table:formula="of:=[$Data.A83]" office:value-type="float" office:value="-3.87446749158039" calcext:value-type="float">
            <text:p>-3,87</text:p>
          </table:table-cell>
          <table:table-cell table:style-name="ce8" table:formula="of:=[$Data.B83]" office:value-type="float" office:value="0.594037481405658" calcext:value-type="float">
            <text:p>0,59</text:p>
          </table:table-cell>
          <table:table-cell table:style-name="ce73" table:formula="of:=IF(ABS([.I85])&gt;[.$I$3];[.J85]+[.K85]+[.L85];[.L85]-(SUM([.M81:.M84])))" office:value-type="float" office:value="10.5223116060135" calcext:value-type="float">
            <text:p>10,52</text:p>
          </table:table-cell>
          <table:table-cell table:style-name="ce8" table:formula="of:=[.M85]/[.H85]" office:value-type="float" office:value="0.423519387130414" calcext:value-type="float">
            <text:p>0,42</text:p>
          </table:table-cell>
          <table:table-cell table:style-name="ce8" table:formula="of:=[$Kalman.C84]" office:value-type="float" office:value="0.541509687836432" calcext:value-type="float">
            <text:p>0,54</text:p>
          </table:table-cell>
          <table:table-cell table:style-name="ce55" table:formula="of:=[.A85]/[.O85]" office:value-type="float" office:value="73.8675611877186" calcext:value-type="float">
            <text:p>73,8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6]/[.B8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85])/[.B86]*[.C86]" office:value-type="float" office:value="36.9337805938593" calcext:value-type="float">
            <text:p>36,93</text:p>
          </table:table-cell>
          <table:table-cell table:style-name="ce8" table:formula="of:=IF([.F86]&lt;ABS([.P85]-[.I85]);IF([.I85]&gt;[.P85];-[.F86];[.F86]);[.P85]-[.I85])" office:value-type="float" office:value="-11.6333758613007" calcext:value-type="float">
            <text:p>-11,63</text:p>
          </table:table-cell>
          <table:table-cell table:style-name="ce8" table:formula="of:=IF(ABS([.G86])&lt;ABS([.P85]*[.$H$3]);[.G86]+SIGN([.G86])*ABS([.P85]*[.$H$3]/2);[.G86])" office:value-type="float" office:value="-23.9446360592538" calcext:value-type="float">
            <text:p>-23,94</text:p>
          </table:table-cell>
          <table:table-cell table:style-name="ce8" table:formula="of:=[.I85]+[.H86]" office:value-type="float" office:value="61.5563009897655" calcext:value-type="float">
            <text:p>61,56</text:p>
          </table:table-cell>
          <table:table-cell table:style-name="ce73" table:formula="of:=[.E86]*[.H86]*[.$J$3]" office:value-type="float" office:value="-13.3025755884744" calcext:value-type="float">
            <text:p>-13,30</text:p>
          </table:table-cell>
          <table:table-cell table:style-name="ce8" table:formula="of:=[$Data.A84]" office:value-type="float" office:value="7.51676309176538" calcext:value-type="float">
            <text:p>7,52</text:p>
          </table:table-cell>
          <table:table-cell table:style-name="ce8" table:formula="of:=[$Data.B84]" office:value-type="float" office:value="4.32815605114751" calcext:value-type="float">
            <text:p>4,33</text:p>
          </table:table-cell>
          <table:table-cell table:style-name="ce73" table:formula="of:=IF(ABS([.I86])&gt;[.$I$3];[.J86]+[.K86]+[.L86];[.L86]-(SUM([.M82:.M85])))" office:value-type="float" office:value="-1.45765644556146" calcext:value-type="float">
            <text:p>-1,46</text:p>
          </table:table-cell>
          <table:table-cell table:style-name="ce8" table:formula="of:=[.M86]/[.H86]" office:value-type="float" office:value="0.0608761161353348" calcext:value-type="float">
            <text:p>0,06</text:p>
          </table:table-cell>
          <table:table-cell table:style-name="ce8" table:formula="of:=[$Kalman.C85]" office:value-type="float" office:value="0.524763069225804" calcext:value-type="float">
            <text:p>0,52</text:p>
          </table:table-cell>
          <table:table-cell table:style-name="ce55" table:formula="of:=[.A86]/[.O86]" office:value-type="float" office:value="76.2248762265473" calcext:value-type="float">
            <text:p>76,2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7]/[.B8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86])/[.B87]*[.C87]" office:value-type="float" office:value="38.1124381132737" calcext:value-type="float">
            <text:p>38,11</text:p>
          </table:table-cell>
          <table:table-cell table:style-name="ce8" table:formula="of:=IF([.F87]&lt;ABS([.P86]-[.I86]);IF([.I86]&gt;[.P86];-[.F87];[.F87]);[.P86]-[.I86])" office:value-type="float" office:value="14.6685752367818" calcext:value-type="float">
            <text:p>14,67</text:p>
          </table:table-cell>
          <table:table-cell table:style-name="ce8" table:formula="of:=IF(ABS([.G87])&lt;ABS([.P86]*[.$H$3]);[.G87]+SIGN([.G87])*ABS([.P86]*[.$H$3]/2);[.G87])" office:value-type="float" office:value="27.3727212745397" calcext:value-type="float">
            <text:p>27,37</text:p>
          </table:table-cell>
          <table:table-cell table:style-name="ce8" table:formula="of:=[.I86]+[.H87]" office:value-type="float" office:value="88.9290222643052" calcext:value-type="float">
            <text:p>88,93</text:p>
          </table:table-cell>
          <table:table-cell table:style-name="ce73" table:formula="of:=[.E87]*[.H87]*[.$J$3]" office:value-type="float" office:value="15.2070673747443" calcext:value-type="float">
            <text:p>15,21</text:p>
          </table:table-cell>
          <table:table-cell table:style-name="ce8" table:formula="of:=[$Data.A85]" office:value-type="float" office:value="-8.47284412000817" calcext:value-type="float">
            <text:p>-8,47</text:p>
          </table:table-cell>
          <table:table-cell table:style-name="ce8" table:formula="of:=[$Data.B85]" office:value-type="float" office:value="-1.97821188421067" calcext:value-type="float">
            <text:p>-1,98</text:p>
          </table:table-cell>
          <table:table-cell table:style-name="ce73" table:formula="of:=IF(ABS([.I87])&gt;[.$I$3];[.J87]+[.K87]+[.L87];[.L87]-(SUM([.M83:.M86])))" office:value-type="float" office:value="4.75601137052546" calcext:value-type="float">
            <text:p>4,76</text:p>
          </table:table-cell>
          <table:table-cell table:style-name="ce8" table:formula="of:=[.M87]/[.H87]" office:value-type="float" office:value="0.173750038325535" calcext:value-type="float">
            <text:p>0,17</text:p>
          </table:table-cell>
          <table:table-cell table:style-name="ce8" table:formula="of:=[$Kalman.C86]" office:value-type="float" office:value="0.512898239172545" calcext:value-type="float">
            <text:p>0,51</text:p>
          </table:table-cell>
          <table:table-cell table:style-name="ce55" table:formula="of:=[.A87]/[.O87]" office:value-type="float" office:value="77.9881796134292" calcext:value-type="float">
            <text:p>77,9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8]/[.B8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87])/[.B88]*[.C88]" office:value-type="float" office:value="38.9940898067146" calcext:value-type="float">
            <text:p>38,99</text:p>
          </table:table-cell>
          <table:table-cell table:style-name="ce8" table:formula="of:=IF([.F88]&lt;ABS([.P87]-[.I87]);IF([.I87]&gt;[.P87];-[.F88];[.F88]);[.P87]-[.I87])" office:value-type="float" office:value="-10.940842650876" calcext:value-type="float">
            <text:p>-10,94</text:p>
          </table:table-cell>
          <table:table-cell table:style-name="ce8" table:formula="of:=IF(ABS([.G88])&lt;ABS([.P87]*[.$H$3]);[.G88]+SIGN([.G88])*ABS([.P87]*[.$H$3]/2);[.G88])" office:value-type="float" office:value="-23.9388725864475" calcext:value-type="float">
            <text:p>-23,94</text:p>
          </table:table-cell>
          <table:table-cell table:style-name="ce8" table:formula="of:=[.I87]+[.H88]" office:value-type="float" office:value="64.9901496778577" calcext:value-type="float">
            <text:p>64,99</text:p>
          </table:table-cell>
          <table:table-cell table:style-name="ce73" table:formula="of:=[.E88]*[.H88]*[.$J$3]" office:value-type="float" office:value="-13.2993736591375" calcext:value-type="float">
            <text:p>-13,30</text:p>
          </table:table-cell>
          <table:table-cell table:style-name="ce8" table:formula="of:=[$Data.A86]" office:value-type="float" office:value="1.43833146042066" calcext:value-type="float">
            <text:p>1,44</text:p>
          </table:table-cell>
          <table:table-cell table:style-name="ce8" table:formula="of:=[$Data.B86]" office:value-type="float" office:value="1.89866903193273" calcext:value-type="float">
            <text:p>1,90</text:p>
          </table:table-cell>
          <table:table-cell table:style-name="ce73" table:formula="of:=IF(ABS([.I88])&gt;[.$I$3];[.J88]+[.K88]+[.L88];[.L88]-(SUM([.M84:.M87])))" office:value-type="float" office:value="-9.96237316678414" calcext:value-type="float">
            <text:p>-9,96</text:p>
          </table:table-cell>
          <table:table-cell table:style-name="ce8" table:formula="of:=[.M88]/[.H88]" office:value-type="float" office:value="0.416158828316089" calcext:value-type="float">
            <text:p>0,42</text:p>
          </table:table-cell>
          <table:table-cell table:style-name="ce8" table:formula="of:=[$Kalman.C87]" office:value-type="float" office:value="0.509699773436363" calcext:value-type="float">
            <text:p>0,51</text:p>
          </table:table-cell>
          <table:table-cell table:style-name="ce55" table:formula="of:=[.A88]/[.O88]" office:value-type="float" office:value="78.4775706889618" calcext:value-type="float">
            <text:p>78,48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89]/[.B8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88])/[.B89]*[.C89]" office:value-type="float" office:value="39.2387853444809" calcext:value-type="float">
            <text:p>39,24</text:p>
          </table:table-cell>
          <table:table-cell table:style-name="ce8" table:formula="of:=IF([.F89]&lt;ABS([.P88]-[.I88]);IF([.I88]&gt;[.P88];-[.F89];[.F89]);[.P88]-[.I88])" office:value-type="float" office:value="13.4874210111041" calcext:value-type="float">
            <text:p>13,49</text:p>
          </table:table-cell>
          <table:table-cell table:style-name="ce8" table:formula="of:=IF(ABS([.G89])&lt;ABS([.P88]*[.$H$3]);[.G89]+SIGN([.G89])*ABS([.P88]*[.$H$3]/2);[.G89])" office:value-type="float" office:value="26.5670161259311" calcext:value-type="float">
            <text:p>26,57</text:p>
          </table:table-cell>
          <table:table-cell table:style-name="ce8" table:formula="of:=[.I88]+[.H89]" office:value-type="float" office:value="91.5571658037888" calcext:value-type="float">
            <text:p>91,56</text:p>
          </table:table-cell>
          <table:table-cell table:style-name="ce73" table:formula="of:=[.E89]*[.H89]*[.$J$3]" office:value-type="float" office:value="14.759453403295" calcext:value-type="float">
            <text:p>14,76</text:p>
          </table:table-cell>
          <table:table-cell table:style-name="ce8" table:formula="of:=[$Data.A87]" office:value-type="float" office:value="-6.66033451302497" calcext:value-type="float">
            <text:p>-6,66</text:p>
          </table:table-cell>
          <table:table-cell table:style-name="ce8" table:formula="of:=[$Data.B87]" office:value-type="float" office:value="-2.48131552924924" calcext:value-type="float">
            <text:p>-2,48</text:p>
          </table:table-cell>
          <table:table-cell table:style-name="ce73" table:formula="of:=IF(ABS([.I89])&gt;[.$I$3];[.J89]+[.K89]+[.L89];[.L89]-(SUM([.M85:.M88])))" office:value-type="float" office:value="5.61780336102083" calcext:value-type="float">
            <text:p>5,62</text:p>
          </table:table-cell>
          <table:table-cell table:style-name="ce8" table:formula="of:=[.M89]/[.H89]" office:value-type="float" office:value="0.211457821773876" calcext:value-type="float">
            <text:p>0,21</text:p>
          </table:table-cell>
          <table:table-cell table:style-name="ce8" table:formula="of:=[$Kalman.C88]" office:value-type="float" office:value="0.499898561458557" calcext:value-type="float">
            <text:p>0,50</text:p>
          </table:table-cell>
          <table:table-cell table:style-name="ce55" table:formula="of:=[.A89]/[.O89]" office:value-type="float" office:value="80.016233460028" calcext:value-type="float">
            <text:p>80,02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0]/[.B9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89])/[.B90]*[.C90]" office:value-type="float" office:value="40.008116730014" calcext:value-type="float">
            <text:p>40,01</text:p>
          </table:table-cell>
          <table:table-cell table:style-name="ce8" table:formula="of:=IF([.F90]&lt;ABS([.P89]-[.I89]);IF([.I89]&gt;[.P89];-[.F90];[.F90]);[.P89]-[.I89])" office:value-type="float" office:value="-11.5409323437608" calcext:value-type="float">
            <text:p>-11,54</text:p>
          </table:table-cell>
          <table:table-cell table:style-name="ce8" table:formula="of:=IF(ABS([.G90])&lt;ABS([.P89]*[.$H$3]);[.G90]+SIGN([.G90])*ABS([.P89]*[.$H$3]/2);[.G90])" office:value-type="float" office:value="-24.8769712537655" calcext:value-type="float">
            <text:p>-24,88</text:p>
          </table:table-cell>
          <table:table-cell table:style-name="ce8" table:formula="of:=[.I89]+[.H90]" office:value-type="float" office:value="66.6801945500233" calcext:value-type="float">
            <text:p>66,68</text:p>
          </table:table-cell>
          <table:table-cell table:style-name="ce73" table:formula="of:=[.E90]*[.H90]*[.$J$3]" office:value-type="float" office:value="-13.8205395854253" calcext:value-type="float">
            <text:p>-13,82</text:p>
          </table:table-cell>
          <table:table-cell table:style-name="ce8" table:formula="of:=[$Data.A88]" office:value-type="float" office:value="-5.12022848091215" calcext:value-type="float">
            <text:p>-5,12</text:p>
          </table:table-cell>
          <table:table-cell table:style-name="ce8" table:formula="of:=[$Data.B88]" office:value-type="float" office:value="-2.94868487310671" calcext:value-type="float">
            <text:p>-2,95</text:p>
          </table:table-cell>
          <table:table-cell table:style-name="ce73" table:formula="of:=IF(ABS([.I90])&gt;[.$I$3];[.J90]+[.K90]+[.L90];[.L90]-(SUM([.M86:.M89])))" office:value-type="float" office:value="-21.8894529394441" calcext:value-type="float">
            <text:p>-21,89</text:p>
          </table:table-cell>
          <table:table-cell table:style-name="ce8" table:formula="of:=[.M90]/[.H90]" office:value-type="float" office:value="0.879908278067848" calcext:value-type="float">
            <text:p>0,88</text:p>
          </table:table-cell>
          <table:table-cell table:style-name="ce8" table:formula="of:=[$Kalman.C89]" office:value-type="float" office:value="0.512154532677983" calcext:value-type="float">
            <text:p>0,51</text:p>
          </table:table-cell>
          <table:table-cell table:style-name="ce55" table:formula="of:=[.A90]/[.O90]" office:value-type="float" office:value="78.1014272993851" calcext:value-type="float">
            <text:p>78,1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1]/[.B9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90])/[.B91]*[.C91]" office:value-type="float" office:value="39.0507136496925" calcext:value-type="float">
            <text:p>39,05</text:p>
          </table:table-cell>
          <table:table-cell table:style-name="ce8" table:formula="of:=IF([.F91]&lt;ABS([.P90]-[.I90]);IF([.I90]&gt;[.P90];-[.F91];[.F91]);[.P90]-[.I90])" office:value-type="float" office:value="11.4212327493618" calcext:value-type="float">
            <text:p>11,42</text:p>
          </table:table-cell>
          <table:table-cell table:style-name="ce8" table:formula="of:=IF(ABS([.G91])&lt;ABS([.P90]*[.$H$3]);[.G91]+SIGN([.G91])*ABS([.P90]*[.$H$3]/2);[.G91])" office:value-type="float" office:value="24.4381372992593" calcext:value-type="float">
            <text:p>24,44</text:p>
          </table:table-cell>
          <table:table-cell table:style-name="ce8" table:formula="of:=[.I90]+[.H91]" office:value-type="float" office:value="91.1183318492826" calcext:value-type="float">
            <text:p>91,12</text:p>
          </table:table-cell>
          <table:table-cell table:style-name="ce73" table:formula="of:=[.E91]*[.H91]*[.$J$3]" office:value-type="float" office:value="13.5767429440329" calcext:value-type="float">
            <text:p>13,58</text:p>
          </table:table-cell>
          <table:table-cell table:style-name="ce8" table:formula="of:=[$Data.A89]" office:value-type="float" office:value="-12.9144999273098" calcext:value-type="float">
            <text:p>-12,91</text:p>
          </table:table-cell>
          <table:table-cell table:style-name="ce8" table:formula="of:=[$Data.B89]" office:value-type="float" office:value="4.22306812294952" calcext:value-type="float">
            <text:p>4,22</text:p>
          </table:table-cell>
          <table:table-cell table:style-name="ce73" table:formula="of:=IF(ABS([.I91])&gt;[.$I$3];[.J91]+[.K91]+[.L91];[.L91]-(SUM([.M87:.M90])))" office:value-type="float" office:value="4.88531113967265" calcext:value-type="float">
            <text:p>4,89</text:p>
          </table:table-cell>
          <table:table-cell table:style-name="ce8" table:formula="of:=[.M91]/[.H91]" office:value-type="float" office:value="0.199905216991342" calcext:value-type="float">
            <text:p>0,20</text:p>
          </table:table-cell>
          <table:table-cell table:style-name="ce8" table:formula="of:=[$Kalman.C90]" office:value-type="float" office:value="0.501845203821206" calcext:value-type="float">
            <text:p>0,50</text:p>
          </table:table-cell>
          <table:table-cell table:style-name="ce55" table:formula="of:=[.A91]/[.O91]" office:value-type="float" office:value="79.7058529112712" calcext:value-type="float">
            <text:p>79,71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2]/[.B92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91])/[.B92]*[.C92]" office:value-type="float" office:value="39.8529264556356" calcext:value-type="float">
            <text:p>39,85</text:p>
          </table:table-cell>
          <table:table-cell table:style-name="ce8" table:formula="of:=IF([.F92]&lt;ABS([.P91]-[.I91]);IF([.I91]&gt;[.P91];-[.F92];[.F92]);[.P91]-[.I91])" office:value-type="float" office:value="-11.4124789380113" calcext:value-type="float">
            <text:p>-11,41</text:p>
          </table:table-cell>
          <table:table-cell table:style-name="ce8" table:formula="of:=IF(ABS([.G92])&lt;ABS([.P91]*[.$H$3]);[.G92]+SIGN([.G92])*ABS([.P91]*[.$H$3]/2);[.G92])" office:value-type="float" office:value="-24.6967877565566" calcext:value-type="float">
            <text:p>-24,70</text:p>
          </table:table-cell>
          <table:table-cell table:style-name="ce8" table:formula="of:=[.I91]+[.H92]" office:value-type="float" office:value="66.421544092726" calcext:value-type="float">
            <text:p>66,42</text:p>
          </table:table-cell>
          <table:table-cell table:style-name="ce73" table:formula="of:=[.E92]*[.H92]*[.$J$3]" office:value-type="float" office:value="-13.7204376425314" calcext:value-type="float">
            <text:p>-13,72</text:p>
          </table:table-cell>
          <table:table-cell table:style-name="ce8" table:formula="of:=[$Data.A90]" office:value-type="float" office:value="-14.0492533339351" calcext:value-type="float">
            <text:p>-14,05</text:p>
          </table:table-cell>
          <table:table-cell table:style-name="ce8" table:formula="of:=[$Data.B90]" office:value-type="float" office:value="-4.47859506987257" calcext:value-type="float">
            <text:p>-4,48</text:p>
          </table:table-cell>
          <table:table-cell table:style-name="ce73" table:formula="of:=IF(ABS([.I92])&gt;[.$I$3];[.J92]+[.K92]+[.L92];[.L92]-(SUM([.M88:.M91])))" office:value-type="float" office:value="-32.2482860463391" calcext:value-type="float">
            <text:p>-32,25</text:p>
          </table:table-cell>
          <table:table-cell table:style-name="ce8" table:formula="of:=[.M92]/[.H92]" office:value-type="float" office:value="1.30576844098997" calcext:value-type="float">
            <text:p>1,31</text:p>
          </table:table-cell>
          <table:table-cell table:style-name="ce8" table:formula="of:=[$Kalman.C91]" office:value-type="float" office:value="0.527870816611748" calcext:value-type="float">
            <text:p>0,53</text:p>
          </table:table-cell>
          <table:table-cell table:style-name="ce55" table:formula="of:=[.A92]/[.O92]" office:value-type="float" office:value="75.7761155593874" calcext:value-type="float">
            <text:p>75,78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3]/[.B93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92])/[.B93]*[.C93]" office:value-type="float" office:value="37.8880577796937" calcext:value-type="float">
            <text:p>37,89</text:p>
          </table:table-cell>
          <table:table-cell table:style-name="ce8" table:formula="of:=IF([.F93]&lt;ABS([.P92]-[.I92]);IF([.I92]&gt;[.P92];-[.F93];[.F93]);[.P92]-[.I92])" office:value-type="float" office:value="9.35457146666138" calcext:value-type="float">
            <text:p>9,35</text:p>
          </table:table-cell>
          <table:table-cell table:style-name="ce8" table:formula="of:=IF(ABS([.G93])&lt;ABS([.P92]*[.$H$3]);[.G93]+SIGN([.G93])*ABS([.P92]*[.$H$3]/2);[.G93])" office:value-type="float" office:value="21.9839240598926" calcext:value-type="float">
            <text:p>21,98</text:p>
          </table:table-cell>
          <table:table-cell table:style-name="ce8" table:formula="of:=[.I92]+[.H93]" office:value-type="float" office:value="88.4054681526187" calcext:value-type="float">
            <text:p>88,41</text:p>
          </table:table-cell>
          <table:table-cell table:style-name="ce73" table:formula="of:=[.E93]*[.H93]*[.$J$3]" office:value-type="float" office:value="12.2132911443848" calcext:value-type="float">
            <text:p>12,21</text:p>
          </table:table-cell>
          <table:table-cell table:style-name="ce8" table:formula="of:=[$Data.A91]" office:value-type="float" office:value="10.9534715125445" calcext:value-type="float">
            <text:p>10,95</text:p>
          </table:table-cell>
          <table:table-cell table:style-name="ce8" table:formula="of:=[$Data.B91]" office:value-type="float" office:value="-2.66537885333799" calcext:value-type="float">
            <text:p>-2,67</text:p>
          </table:table-cell>
          <table:table-cell table:style-name="ce73" table:formula="of:=IF(ABS([.I93])&gt;[.$I$3];[.J93]+[.K93]+[.L93];[.L93]-(SUM([.M89:.M92])))" office:value-type="float" office:value="20.5013838035913" calcext:value-type="float">
            <text:p>20,50</text:p>
          </table:table-cell>
          <table:table-cell table:style-name="ce8" table:formula="of:=[.M93]/[.H93]" office:value-type="float" office:value="0.932562528315585" calcext:value-type="float">
            <text:p>0,93</text:p>
          </table:table-cell>
          <table:table-cell table:style-name="ce8" table:formula="of:=[$Kalman.C92]" office:value-type="float" office:value="0.541628333457172" calcext:value-type="float">
            <text:p>0,54</text:p>
          </table:table-cell>
          <table:table-cell table:style-name="ce55" table:formula="of:=[.A93]/[.O93]" office:value-type="float" office:value="73.85138023464" calcext:value-type="float">
            <text:p>73,8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4]/[.B94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93])/[.B94]*[.C94]" office:value-type="float" office:value="36.92569011732" calcext:value-type="float">
            <text:p>36,93</text:p>
          </table:table-cell>
          <table:table-cell table:style-name="ce8" table:formula="of:=IF([.F94]&lt;ABS([.P93]-[.I93]);IF([.I93]&gt;[.P93];-[.F94];[.F94]);[.P93]-[.I93])" office:value-type="float" office:value="-14.5540879179787" calcext:value-type="float">
            <text:p>-14,55</text:p>
          </table:table-cell>
          <table:table-cell table:style-name="ce8" table:formula="of:=IF(ABS([.G94])&lt;ABS([.P93]*[.$H$3]);[.G94]+SIGN([.G94])*ABS([.P93]*[.$H$3]/2);[.G94])" office:value-type="float" office:value="-26.8626512904187" calcext:value-type="float">
            <text:p>-26,86</text:p>
          </table:table-cell>
          <table:table-cell table:style-name="ce8" table:formula="of:=[.I93]+[.H94]" office:value-type="float" office:value="61.5428168622" calcext:value-type="float">
            <text:p>61,54</text:p>
          </table:table-cell>
          <table:table-cell table:style-name="ce73" table:formula="of:=[.E94]*[.H94]*[.$J$3]" office:value-type="float" office:value="-14.9236951613437" calcext:value-type="float">
            <text:p>-14,92</text:p>
          </table:table-cell>
          <table:table-cell table:style-name="ce8" table:formula="of:=[$Data.A92]" office:value-type="float" office:value="3.61055282046834" calcext:value-type="float">
            <text:p>3,61</text:p>
          </table:table-cell>
          <table:table-cell table:style-name="ce8" table:formula="of:=[$Data.B92]" office:value-type="float" office:value="1.09330700852181" calcext:value-type="float">
            <text:p>1,09</text:p>
          </table:table-cell>
          <table:table-cell table:style-name="ce73" table:formula="of:=IF(ABS([.I94])&gt;[.$I$3];[.J94]+[.K94]+[.L94];[.L94]-(SUM([.M90:.M93])))" office:value-type="float" office:value="-10.2198353323536" calcext:value-type="float">
            <text:p>-10,22</text:p>
          </table:table-cell>
          <table:table-cell table:style-name="ce8" table:formula="of:=[.M94]/[.H94]" office:value-type="float" office:value="0.380447753345879" calcext:value-type="float">
            <text:p>0,38</text:p>
          </table:table-cell>
          <table:table-cell table:style-name="ce8" table:formula="of:=[$Kalman.C93]" office:value-type="float" office:value="0.536011163420786" calcext:value-type="float">
            <text:p>0,54</text:p>
          </table:table-cell>
          <table:table-cell table:style-name="ce55" table:formula="of:=[.A94]/[.O94]" office:value-type="float" office:value="74.6253114295657" calcext:value-type="float">
            <text:p>74,63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5]/[.B95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94])/[.B95]*[.C95]" office:value-type="float" office:value="37.3126557147828" calcext:value-type="float">
            <text:p>37,31</text:p>
          </table:table-cell>
          <table:table-cell table:style-name="ce8" table:formula="of:=IF([.F95]&lt;ABS([.P94]-[.I94]);IF([.I94]&gt;[.P94];-[.F95];[.F95]);[.P94]-[.I94])" office:value-type="float" office:value="13.0824945673657" calcext:value-type="float">
            <text:p>13,08</text:p>
          </table:table-cell>
          <table:table-cell table:style-name="ce8" table:formula="of:=IF(ABS([.G95])&lt;ABS([.P94]*[.$H$3]);[.G95]+SIGN([.G95])*ABS([.P94]*[.$H$3]/2);[.G95])" office:value-type="float" office:value="25.5200464722933" calcext:value-type="float">
            <text:p>25,52</text:p>
          </table:table-cell>
          <table:table-cell table:style-name="ce8" table:formula="of:=[.I94]+[.H95]" office:value-type="float" office:value="87.0628633344933" calcext:value-type="float">
            <text:p>87,06</text:p>
          </table:table-cell>
          <table:table-cell table:style-name="ce73" table:formula="of:=[.E95]*[.H95]*[.$J$3]" office:value-type="float" office:value="14.1778035957185" calcext:value-type="float">
            <text:p>14,18</text:p>
          </table:table-cell>
          <table:table-cell table:style-name="ce8" table:formula="of:=[$Data.A93]" office:value-type="float" office:value="5.99254458499409" calcext:value-type="float">
            <text:p>5,99</text:p>
          </table:table-cell>
          <table:table-cell table:style-name="ce8" table:formula="of:=[$Data.B93]" office:value-type="float" office:value="4.7877615125935" calcext:value-type="float">
            <text:p>4,79</text:p>
          </table:table-cell>
          <table:table-cell table:style-name="ce73" table:formula="of:=IF(ABS([.I95])&gt;[.$I$3];[.J95]+[.K95]+[.L95];[.L95]-(SUM([.M91:.M94])))" office:value-type="float" office:value="24.9581096933061" calcext:value-type="float">
            <text:p>24,96</text:p>
          </table:table-cell>
          <table:table-cell table:style-name="ce8" table:formula="of:=[.M95]/[.H95]" office:value-type="float" office:value="0.977980573836443" calcext:value-type="float">
            <text:p>0,98</text:p>
          </table:table-cell>
          <table:table-cell table:style-name="ce8" table:formula="of:=[$Kalman.C94]" office:value-type="float" office:value="0.551259642285881" calcext:value-type="float">
            <text:p>0,55</text:p>
          </table:table-cell>
          <table:table-cell table:style-name="ce55" table:formula="of:=[.A95]/[.O95]" office:value-type="float" office:value="72.5610890616516" calcext:value-type="float">
            <text:p>72,56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6]/[.B96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95])/[.B96]*[.C96]" office:value-type="float" office:value="36.2805445308258" calcext:value-type="float">
            <text:p>36,28</text:p>
          </table:table-cell>
          <table:table-cell table:style-name="ce8" table:formula="of:=IF([.F96]&lt;ABS([.P95]-[.I95]);IF([.I95]&gt;[.P95];-[.F96];[.F96]);[.P95]-[.I95])" office:value-type="float" office:value="-14.5017742728417" calcext:value-type="float">
            <text:p>-14,50</text:p>
          </table:table-cell>
          <table:table-cell table:style-name="ce8" table:formula="of:=IF(ABS([.G96])&lt;ABS([.P95]*[.$H$3]);[.G96]+SIGN([.G96])*ABS([.P95]*[.$H$3]/2);[.G96])" office:value-type="float" office:value="-26.5952891164503" calcext:value-type="float">
            <text:p>-26,60</text:p>
          </table:table-cell>
          <table:table-cell table:style-name="ce8" table:formula="of:=[.I95]+[.H96]" office:value-type="float" office:value="60.467574218043" calcext:value-type="float">
            <text:p>60,47</text:p>
          </table:table-cell>
          <table:table-cell table:style-name="ce73" table:formula="of:=[.E96]*[.H96]*[.$J$3]" office:value-type="float" office:value="-14.7751606202502" calcext:value-type="float">
            <text:p>-14,78</text:p>
          </table:table-cell>
          <table:table-cell table:style-name="ce8" table:formula="of:=[$Data.A94]" office:value-type="float" office:value="13.5487944648965" calcext:value-type="float">
            <text:p>13,55</text:p>
          </table:table-cell>
          <table:table-cell table:style-name="ce8" table:formula="of:=[$Data.B94]" office:value-type="float" office:value="-1.9109077100808" calcext:value-type="float">
            <text:p>-1,91</text:p>
          </table:table-cell>
          <table:table-cell table:style-name="ce73" table:formula="of:=IF(ABS([.I96])&gt;[.$I$3];[.J96]+[.K96]+[.L96];[.L96]-(SUM([.M92:.M95])))" office:value-type="float" office:value="-3.13727386543446" calcext:value-type="float">
            <text:p>-3,14</text:p>
          </table:table-cell>
          <table:table-cell table:style-name="ce8" table:formula="of:=[.M96]/[.H96]" office:value-type="float" office:value="0.11796351796356" calcext:value-type="float">
            <text:p>0,12</text:p>
          </table:table-cell>
          <table:table-cell table:style-name="ce8" table:formula="of:=[$Kalman.C95]" office:value-type="float" office:value="0.535900200543406" calcext:value-type="float">
            <text:p>0,54</text:p>
          </table:table-cell>
          <table:table-cell table:style-name="ce55" table:formula="of:=[.A96]/[.O96]" office:value-type="float" office:value="74.6407632604722" calcext:value-type="float">
            <text:p>74,64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7]/[.B97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96])/[.B97]*[.C97]" office:value-type="float" office:value="37.3203816302361" calcext:value-type="float">
            <text:p>37,32</text:p>
          </table:table-cell>
          <table:table-cell table:style-name="ce8" table:formula="of:=IF([.F97]&lt;ABS([.P96]-[.I96]);IF([.I96]&gt;[.P96];-[.F97];[.F97]);[.P96]-[.I96])" office:value-type="float" office:value="14.1731890424292" calcext:value-type="float">
            <text:p>14,17</text:p>
          </table:table-cell>
          <table:table-cell table:style-name="ce8" table:formula="of:=IF(ABS([.G97])&lt;ABS([.P96]*[.$H$3]);[.G97]+SIGN([.G97])*ABS([.P96]*[.$H$3]/2);[.G97])" office:value-type="float" office:value="26.6133162525079" calcext:value-type="float">
            <text:p>26,61</text:p>
          </table:table-cell>
          <table:table-cell table:style-name="ce8" table:formula="of:=[.I96]+[.H97]" office:value-type="float" office:value="87.0808904705509" calcext:value-type="float">
            <text:p>87,08</text:p>
          </table:table-cell>
          <table:table-cell table:style-name="ce73" table:formula="of:=[.E97]*[.H97]*[.$J$3]" office:value-type="float" office:value="14.7851756958378" calcext:value-type="float">
            <text:p>14,79</text:p>
          </table:table-cell>
          <table:table-cell table:style-name="ce8" table:formula="of:=[$Data.A95]" office:value-type="float" office:value="5.07972105180937" calcext:value-type="float">
            <text:p>5,08</text:p>
          </table:table-cell>
          <table:table-cell table:style-name="ce8" table:formula="of:=[$Data.B95]" office:value-type="float" office:value="-2.03112023090331" calcext:value-type="float">
            <text:p>-2,03</text:p>
          </table:table-cell>
          <table:table-cell table:style-name="ce73" table:formula="of:=IF(ABS([.I97])&gt;[.$I$3];[.J97]+[.K97]+[.L97];[.L97]-(SUM([.M93:.M96])))" office:value-type="float" office:value="17.8337765167438" calcext:value-type="float">
            <text:p>17,83</text:p>
          </table:table-cell>
          <table:table-cell table:style-name="ce8" table:formula="of:=[.M97]/[.H97]" office:value-type="float" office:value="0.670107263128593" calcext:value-type="float">
            <text:p>0,67</text:p>
          </table:table-cell>
          <table:table-cell table:style-name="ce8" table:formula="of:=[$Kalman.C96]" office:value-type="float" office:value="0.540529580934974" calcext:value-type="float">
            <text:p>0,54</text:p>
          </table:table-cell>
          <table:table-cell table:style-name="ce55" table:formula="of:=[.A97]/[.O97]" office:value-type="float" office:value="74.0015004004231" calcext:value-type="float">
            <text:p>74,00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8]/[.B98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97])/[.B98]*[.C98]" office:value-type="float" office:value="37.0007502002116" calcext:value-type="float">
            <text:p>37,00</text:p>
          </table:table-cell>
          <table:table-cell table:style-name="ce8" table:formula="of:=IF([.F98]&lt;ABS([.P97]-[.I97]);IF([.I97]&gt;[.P97];-[.F98];[.F98]);[.P97]-[.I97])" office:value-type="float" office:value="-13.0793900701278" calcext:value-type="float">
            <text:p>-13,08</text:p>
          </table:table-cell>
          <table:table-cell table:style-name="ce8" table:formula="of:=IF(ABS([.G98])&lt;ABS([.P97]*[.$H$3]);[.G98]+SIGN([.G98])*ABS([.P97]*[.$H$3]/2);[.G98])" office:value-type="float" office:value="-25.4129734701983" calcext:value-type="float">
            <text:p>-25,41</text:p>
          </table:table-cell>
          <table:table-cell table:style-name="ce8" table:formula="of:=[.I97]+[.H98]" office:value-type="float" office:value="61.6679170003526" calcext:value-type="float">
            <text:p>61,67</text:p>
          </table:table-cell>
          <table:table-cell table:style-name="ce73" table:formula="of:=[.E98]*[.H98]*[.$J$3]" office:value-type="float" office:value="-14.1183185945546" calcext:value-type="float">
            <text:p>-14,12</text:p>
          </table:table-cell>
          <table:table-cell table:style-name="ce8" table:formula="of:=[$Data.A96]" office:value-type="float" office:value="-4.1821205202916" calcext:value-type="float">
            <text:p>-4,18</text:p>
          </table:table-cell>
          <table:table-cell table:style-name="ce8" table:formula="of:=[$Data.B96]" office:value-type="float" office:value="1.69465673904643" calcext:value-type="float">
            <text:p>1,69</text:p>
          </table:table-cell>
          <table:table-cell table:style-name="ce73" table:formula="of:=IF(ABS([.I98])&gt;[.$I$3];[.J98]+[.K98]+[.L98];[.L98]-(SUM([.M94:.M97])))" office:value-type="float" office:value="-16.6057823757998" calcext:value-type="float">
            <text:p>-16,61</text:p>
          </table:table-cell>
          <table:table-cell table:style-name="ce8" table:formula="of:=[.M98]/[.H98]" office:value-type="float" office:value="0.653437205814318" calcext:value-type="float">
            <text:p>0,65</text:p>
          </table:table-cell>
          <table:table-cell table:style-name="ce8" table:formula="of:=[$Kalman.C97]" office:value-type="float" office:value="0.544456725813953" calcext:value-type="float">
            <text:p>0,54</text:p>
          </table:table-cell>
          <table:table-cell table:style-name="ce55" table:formula="of:=[.A98]/[.O98]" office:value-type="float" office:value="73.4677304981414" calcext:value-type="float">
            <text:p>73,47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99]/[.B99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98])/[.B99]*[.C99]" office:value-type="float" office:value="36.7338652490707" calcext:value-type="float">
            <text:p>36,73</text:p>
          </table:table-cell>
          <table:table-cell table:style-name="ce8" table:formula="of:=IF([.F99]&lt;ABS([.P98]-[.I98]);IF([.I98]&gt;[.P98];-[.F99];[.F99]);[.P98]-[.I98])" office:value-type="float" office:value="11.7998134977889" calcext:value-type="float">
            <text:p>11,80</text:p>
          </table:table-cell>
          <table:table-cell table:style-name="ce8" table:formula="of:=IF(ABS([.G99])&lt;ABS([.P98]*[.$H$3]);[.G99]+SIGN([.G99])*ABS([.P98]*[.$H$3]/2);[.G99])" office:value-type="float" office:value="24.0444352474791" calcext:value-type="float">
            <text:p>24,04</text:p>
          </table:table-cell>
          <table:table-cell table:style-name="ce8" table:formula="of:=[.I98]+[.H99]" office:value-type="float" office:value="85.7123522478317" calcext:value-type="float">
            <text:p>85,71</text:p>
          </table:table-cell>
          <table:table-cell table:style-name="ce73" table:formula="of:=[.E99]*[.H99]*[.$J$3]" office:value-type="float" office:value="13.3580195819328" calcext:value-type="float">
            <text:p>13,36</text:p>
          </table:table-cell>
          <table:table-cell table:style-name="ce8" table:formula="of:=[$Data.A97]" office:value-type="float" office:value="-5.45383723846454" calcext:value-type="float">
            <text:p>-5,45</text:p>
          </table:table-cell>
          <table:table-cell table:style-name="ce8" table:formula="of:=[$Data.B97]" office:value-type="float" office:value="-3.83817805567441" calcext:value-type="float">
            <text:p>-3,84</text:p>
          </table:table-cell>
          <table:table-cell table:style-name="ce73" table:formula="of:=IF(ABS([.I99])&gt;[.$I$3];[.J99]+[.K99]+[.L99];[.L99]-(SUM([.M95:.M98])))" office:value-type="float" office:value="4.06600428779388" calcext:value-type="float">
            <text:p>4,07</text:p>
          </table:table-cell>
          <table:table-cell table:style-name="ce8" table:formula="of:=[.M99]/[.H99]" office:value-type="float" office:value="0.169103755024572" calcext:value-type="float">
            <text:p>0,17</text:p>
          </table:table-cell>
          <table:table-cell table:style-name="ce8" table:formula="of:=[$Kalman.C98]" office:value-type="float" office:value="0.531309695132517" calcext:value-type="float">
            <text:p>0,53</text:p>
          </table:table-cell>
          <table:table-cell table:style-name="ce55" table:formula="of:=[.A99]/[.O99]" office:value-type="float" office:value="75.2856580003182" calcext:value-type="float">
            <text:p>75,29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00]/[.B100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99])/[.B100]*[.C100]" office:value-type="float" office:value="37.6428290001591" calcext:value-type="float">
            <text:p>37,64</text:p>
          </table:table-cell>
          <table:table-cell table:style-name="ce8" table:formula="of:=IF([.F100]&lt;ABS([.P99]-[.I99]);IF([.I99]&gt;[.P99];-[.F100];[.F100]);[.P99]-[.I99])" office:value-type="float" office:value="-10.4266942475135" calcext:value-type="float">
            <text:p>-10,43</text:p>
          </table:table-cell>
          <table:table-cell table:style-name="ce8" table:formula="of:=IF(ABS([.G100])&lt;ABS([.P99]*[.$H$3]);[.G100]+SIGN([.G100])*ABS([.P99]*[.$H$3]/2);[.G100])" office:value-type="float" office:value="-22.9743039142332" calcext:value-type="float">
            <text:p>-22,97</text:p>
          </table:table-cell>
          <table:table-cell table:style-name="ce8" table:formula="of:=[.I99]+[.H100]" office:value-type="float" office:value="62.7380483335985" calcext:value-type="float">
            <text:p>62,74</text:p>
          </table:table-cell>
          <table:table-cell table:style-name="ce73" table:formula="of:=[.E100]*[.H100]*[.$J$3]" office:value-type="float" office:value="-12.763502174574" calcext:value-type="float">
            <text:p>-12,76</text:p>
          </table:table-cell>
          <table:table-cell table:style-name="ce8" table:formula="of:=[$Data.A98]" office:value-type="float" office:value="-4.40716291561958" calcext:value-type="float">
            <text:p>-4,41</text:p>
          </table:table-cell>
          <table:table-cell table:style-name="ce8" table:formula="of:=[$Data.B98]" office:value-type="float" office:value="-4.43552051609986" calcext:value-type="float">
            <text:p>-4,44</text:p>
          </table:table-cell>
          <table:table-cell table:style-name="ce73" table:formula="of:=IF(ABS([.I100])&gt;[.$I$3];[.J100]+[.K100]+[.L100];[.L100]-(SUM([.M96:.M99])))" office:value-type="float" office:value="-21.6061856062935" calcext:value-type="float">
            <text:p>-21,61</text:p>
          </table:table-cell>
          <table:table-cell table:style-name="ce8" table:formula="of:=[.M100]/[.H100]" office:value-type="float" office:value="0.940450064861718" calcext:value-type="float">
            <text:p>0,94</text:p>
          </table:table-cell>
          <table:table-cell table:style-name="ce8" table:formula="of:=[$Kalman.C99]" office:value-type="float" office:value="0.545305954905468" calcext:value-type="float">
            <text:p>0,55</text:p>
          </table:table-cell>
          <table:table-cell table:style-name="ce55" table:formula="of:=[.A100]/[.O100]" office:value-type="float" office:value="73.3533159507386" calcext:value-type="float">
            <text:p>73,3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3" table:formula="of:=[.$A$3]" office:value-type="float" office:value="40" calcext:value-type="float">
            <text:p>40,00</text:p>
          </table:table-cell>
          <table:table-cell table:style-name="ce3" table:formula="of:=[.$B$3]" office:value-type="float" office:value="200" calcext:value-type="float">
            <text:p>200,00</text:p>
          </table:table-cell>
          <table:table-cell table:style-name="ce5" table:formula="of:=[.$C$3]" office:value-type="float" office:value="100" calcext:value-type="float">
            <text:p>100,00</text:p>
          </table:table-cell>
          <table:table-cell table:style-name="ce5" table:formula="of:=[.C101]/[.B101]" office:value-type="float" office:value="0.5" calcext:value-type="float">
            <text:p>0,50</text:p>
          </table:table-cell>
          <table:table-cell table:style-name="ce5" table:formula="of:=[.$E$3]" office:value-type="float" office:value="0.555555555555556" calcext:value-type="float">
            <text:p>0,56</text:p>
          </table:table-cell>
          <table:table-cell table:style-name="ce8" table:formula="of:=ABS([.P100])/[.B101]*[.C101]" office:value-type="float" office:value="36.6766579753693" calcext:value-type="float">
            <text:p>36,68</text:p>
          </table:table-cell>
          <table:table-cell table:style-name="ce8" table:formula="of:=IF([.F101]&lt;ABS([.P100]-[.I100]);IF([.I100]&gt;[.P100];-[.F101];[.F101]);[.P100]-[.I100])" office:value-type="float" office:value="10.6152676171401" calcext:value-type="float">
            <text:p>10,62</text:p>
          </table:table-cell>
          <table:table-cell table:style-name="ce8" table:formula="of:=IF(ABS([.G101])&lt;ABS([.P100]*[.$H$3]);[.G101]+SIGN([.G101])*ABS([.P100]*[.$H$3]/2);[.G101])" office:value-type="float" office:value="22.8408202755965" calcext:value-type="float">
            <text:p>22,84</text:p>
          </table:table-cell>
          <table:table-cell table:style-name="ce8" table:formula="of:=[.I100]+[.H101]" office:value-type="float" office:value="85.578868609195" calcext:value-type="float">
            <text:p>85,58</text:p>
          </table:table-cell>
          <table:table-cell table:style-name="ce73" table:formula="of:=[.E101]*[.H101]*[.$J$3]" office:value-type="float" office:value="12.6893445975536" calcext:value-type="float">
            <text:p>12,69</text:p>
          </table:table-cell>
          <table:table-cell table:style-name="ce8" table:formula="of:=[$Data.A99]" office:value-type="float" office:value="5.85793849342934" calcext:value-type="float">
            <text:p>5,86</text:p>
          </table:table-cell>
          <table:table-cell table:style-name="ce8" table:formula="of:=[$Data.B99]" office:value-type="float" office:value="-0.15314357611632" calcext:value-type="float">
            <text:p>-0,15</text:p>
          </table:table-cell>
          <table:table-cell table:style-name="ce73" table:formula="of:=IF(ABS([.I101])&gt;[.$I$3];[.J101]+[.K101]+[.L101];[.L101]-(SUM([.M97:.M100])))" office:value-type="float" office:value="18.3941395148666" calcext:value-type="float">
            <text:p>18,39</text:p>
          </table:table-cell>
          <table:table-cell table:style-name="ce8" table:formula="of:=[.M101]/[.H101]" office:value-type="float" office:value="0.80531869227653" calcext:value-type="float">
            <text:p>0,81</text:p>
          </table:table-cell>
          <table:table-cell table:style-name="ce8" table:formula="of:=[$Kalman.C100]" office:value-type="float" office:value="0.554426810709208" calcext:value-type="float">
            <text:p>0,55</text:p>
          </table:table-cell>
          <table:table-cell table:style-name="ce55" table:formula="of:=[.A101]/[.O101]" office:value-type="float" office:value="72.146583151044" calcext:value-type="float">
            <text:p>72,15</text:p>
          </table:table-cell>
          <table:table-cell table:style-name="ce8"/>
          <table:table-cell table:number-columns-repeated="978"/>
        </table:table-row>
        <table:table-row table:style-name="ro3">
          <table:table-cell table:style-name="ce71" table:number-columns-repeated="7"/>
          <table:table-cell table:style-name="ce71" office:value-type="string" calcext:value-type="string">
            <text:p>min:</text:p>
          </table:table-cell>
          <table:table-cell table:formula="of:=MIN([.I6:.I101])" office:value-type="float" office:value="0" calcext:value-type="float">
            <text:p>0,00</text:p>
          </table:table-cell>
          <table:table-cell table:style-name="ce71"/>
          <table:table-cell table:number-columns-repeated="985"/>
        </table:table-row>
        <table:table-row table:style-name="ro5">
          <table:table-cell table:style-name="ce71" table:number-columns-repeated="7"/>
          <table:table-cell table:style-name="ce71" office:value-type="string" calcext:value-type="string">
            <text:p>max:</text:p>
          </table:table-cell>
          <table:table-cell table:style-name="ce72" table:formula="of:=MAX([.I7:.I102])" office:value-type="float" office:value="93.5928523038518" calcext:value-type="float">
            <text:p>94</text:p>
          </table:table-cell>
          <table:table-cell table:style-name="ce71"/>
          <table:table-cell table:number-columns-repeated="2"/>
          <table:table-cell table:style-name="ce78"/>
          <table:table-cell/>
          <table:table-cell table:style-name="ce36"/>
          <table:table-cell table:number-columns-repeated="980"/>
        </table:table-row>
        <table:table-row table:style-name="ro3">
          <table:table-cell table:style-name="ce71" table:number-columns-repeated="10"/>
          <table:table-cell table:number-columns-repeated="3"/>
          <table:table-cell table:style-name="ce71"/>
          <table:table-cell/>
          <table:table-cell table:style-name="ce71" table:number-columns-repeated="2"/>
          <table:table-cell table:number-columns-repeated="978"/>
        </table:table-row>
        <table:table-row table:style-name="ro3">
          <table:table-cell table:style-name="ce71" table:number-columns-repeated="10"/>
          <table:table-cell table:number-columns-repeated="985"/>
        </table:table-row>
        <table:table-row table:style-name="ro3" table:number-rows-repeated="1048470">
          <table:table-cell table:number-columns-repeated="995"/>
        </table:table-row>
        <table:table-row table:style-name="ro3">
          <table:table-cell table:number-columns-repeated="995"/>
        </table:table-row>
      </table:table>
      <table:table table:name="Kalman" table:style-name="ta1">
        <office:forms form:automatic-focus="false" form:apply-design-mode="false"/>
        <table:table-column table:style-name="co2" table:default-cell-style-name="ce79"/>
        <table:table-column table:style-name="co2" table:default-cell-style-name="ce80"/>
        <table:table-column table:style-name="co16" table:default-cell-style-name="ce80"/>
        <table:table-column table:style-name="co2" table:default-cell-style-name="ce80"/>
        <table:table-column table:style-name="co2" table:default-cell-style-name="ce79"/>
        <table:table-column table:style-name="co2" table:number-columns-repeated="1019" table:default-cell-style-name="ce80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Output Sum_v</text:p>
          </table:table-cell>
          <table:table-cell table:number-columns-repeated="1021"/>
        </table:table-row>
        <table:table-row table:style-name="ro3">
          <table:table-cell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/>
          <table:table-cell table:style-name="ce79" table:number-columns-repeated="1019"/>
        </table:table-row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st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MEA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office:value-type="float" office:value="15" calcext:value-type="float">
            <text:p>15</text:p>
          </table:table-cell>
          <table:table-cell table:formula="of:=[$'2 Data and calculations'.N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C5]/([.C5]+[.E5])" office:value-type="float" office:value="0.0625" calcext:value-type="float">
            <text:p>0,06</text:p>
          </table:table-cell>
          <table:table-cell table:formula="of:=[.C5]+[.B6]*([.F6]-[.C5])" office:value-type="float" office:value="0.9375" calcext:value-type="float">
            <text:p>0,94</text:p>
          </table:table-cell>
          <table:table-cell table:formula="of:=[.E6]*[.D5]/([.E6]+[.D5])" office:value-type="float" office:value="2.5" calcext:value-type="float">
            <text:p>2,5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C6]/([.C6]+[.E6])" office:value-type="float" office:value="0.0588235294117647" calcext:value-type="float">
            <text:p>0,06</text:p>
          </table:table-cell>
          <table:table-cell table:formula="of:=[.C6]+[.B7]*([.F7]-[.C6])" office:value-type="float" office:value="0.882352941176471" calcext:value-type="float">
            <text:p>0,88</text:p>
          </table:table-cell>
          <table:table-cell table:formula="of:=[.E7]*[.D6]/([.E7]+[.D6])" office:value-type="float" office:value="2.14285714285714" calcext:value-type="float">
            <text:p>2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C7]/([.C7]+[.E7])" office:value-type="float" office:value="0.0555555555555556" calcext:value-type="float">
            <text:p>0,06</text:p>
          </table:table-cell>
          <table:table-cell table:formula="of:=[.C7]+[.B8]*([.F8]-[.C7])" office:value-type="float" office:value="0.833333333333333" calcext:value-type="float">
            <text:p>0,83</text:p>
          </table:table-cell>
          <table:table-cell table:formula="of:=[.E8]*[.D7]/([.E8]+[.D7])" office:value-type="float" office:value="1.875" calcext:value-type="float">
            <text:p>1,8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C8]/([.C8]+[.E8])" office:value-type="float" office:value="0.0526315789473684" calcext:value-type="float">
            <text:p>0,05</text:p>
          </table:table-cell>
          <table:table-cell table:formula="of:=[.C8]+[.B9]*([.F9]-[.C8])" office:value-type="float" office:value="0.794361990958933" calcext:value-type="float">
            <text:p>0,79</text:p>
          </table:table-cell>
          <table:table-cell table:formula="of:=[.E9]*[.D8]/([.E9]+[.D8])" office:value-type="float" office:value="1.66666666666667" calcext:value-type="float">
            <text:p>1,6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]" office:value-type="float" office:value="0.0928778282197334" calcext:value-type="float">
            <text:p>0,09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C9]/([.C9]+[.E9])" office:value-type="float" office:value="0.0502940220955835" calcext:value-type="float">
            <text:p>0,05</text:p>
          </table:table-cell>
          <table:table-cell table:formula="of:=[.C9]+[.B10]*([.F10]-[.C9])" office:value-type="float" office:value="0.759744439420786" calcext:value-type="float">
            <text:p>0,76</text:p>
          </table:table-cell>
          <table:table-cell table:formula="of:=[.E10]*[.D9]/([.E10]+[.D9])" office:value-type="float" office:value="1.5" calcext:value-type="float">
            <text:p>1,5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]" office:value-type="float" office:value="0.106058488957099" calcext:value-type="float">
            <text:p>0,11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C10]/([.C10]+[.E10])" office:value-type="float" office:value="0.0482079162096304" calcext:value-type="float">
            <text:p>0,05</text:p>
          </table:table-cell>
          <table:table-cell table:formula="of:=[.C10]+[.B11]*([.F11]-[.C10])" office:value-type="float" office:value="0.722042561031553" calcext:value-type="float">
            <text:p>0,72</text:p>
          </table:table-cell>
          <table:table-cell table:formula="of:=[.E11]*[.D10]/([.E11]+[.D10])" office:value-type="float" office:value="1.36363636363636" calcext:value-type="float">
            <text:p>1,3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]" office:value-type="float" office:value="-0.022323763346737" calcext:value-type="float">
            <text:p>-0,02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C11]/([.C11]+[.E11])" office:value-type="float" office:value="0.0459254933465959" calcext:value-type="float">
            <text:p>0,05</text:p>
          </table:table-cell>
          <table:table-cell table:formula="of:=[.C11]+[.B12]*([.F12]-[.C11])" office:value-type="float" office:value="0.722409877518134" calcext:value-type="float">
            <text:p>0,72</text:p>
          </table:table-cell>
          <table:table-cell table:formula="of:=[.E12]*[.D11]/([.E12]+[.D11])" office:value-type="float" office:value="1.25" calcext:value-type="float">
            <text:p>1,2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]" office:value-type="float" office:value="0.73004065663847" calcext:value-type="float">
            <text:p>0,73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.C12]/([.C12]+[.E12])" office:value-type="float" office:value="0.0459477830145572" calcext:value-type="float">
            <text:p>0,05</text:p>
          </table:table-cell>
          <table:table-cell table:formula="of:=[.C12]+[.B13]*([.F13]-[.C12])" office:value-type="float" office:value="0.729701084809527" calcext:value-type="float">
            <text:p>0,73</text:p>
          </table:table-cell>
          <table:table-cell table:formula="of:=[.E13]*[.D12]/([.E13]+[.D12])" office:value-type="float" office:value="1.15384615384615" calcext:value-type="float">
            <text:p>1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]" office:value-type="float" office:value="0.88109451501378" calcext:value-type="float">
            <text:p>0,88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C13]/([.C13]+[.E13])" office:value-type="float" office:value="0.0463900159879207" calcext:value-type="float">
            <text:p>0,05</text:p>
          </table:table-cell>
          <table:table-cell table:formula="of:=[.C13]+[.B14]*([.F14]-[.C13])" office:value-type="float" office:value="0.696883559336524" calcext:value-type="float">
            <text:p>0,70</text:p>
          </table:table-cell>
          <table:table-cell table:formula="of:=[.E14]*[.D13]/([.E14]+[.D13])" office:value-type="float" office:value="1.07142857142857" calcext:value-type="float">
            <text:p>1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]" office:value-type="float" office:value="0.022274610079515" calcext:value-type="float">
            <text:p>0,0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C14]/([.C14]+[.E14])" office:value-type="float" office:value="0.0443963004950761" calcext:value-type="float">
            <text:p>0,04</text:p>
          </table:table-cell>
          <table:table-cell table:formula="of:=[.C14]+[.B15]*([.F15]-[.C14])" office:value-type="float" office:value="0.654534757896294" calcext:value-type="float">
            <text:p>0,65</text:p>
          </table:table-cell>
          <table:table-cell table:formula="of:=[.E15]*[.D14]/([.E15]+[.D14])" office:value-type="float" office:value="1" calcext:value-type="float">
            <text:p>1,0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]" office:value-type="float" office:value="-0.256997754376237" calcext:value-type="float">
            <text:p>-0,26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.C15]/([.C15]+[.E15])" office:value-type="float" office:value="0.0418111919657108" calcext:value-type="float">
            <text:p>0,04</text:p>
          </table:table-cell>
          <table:table-cell table:formula="of:=[.C15]+[.B16]*([.F16]-[.C15])" office:value-type="float" office:value="0.680967014017491" calcext:value-type="float">
            <text:p>0,68</text:p>
          </table:table-cell>
          <table:table-cell table:formula="of:=[.E16]*[.D15]/([.E16]+[.D15])" office:value-type="float" office:value="0.9375" calcext:value-type="float">
            <text:p>0,9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]" office:value-type="float" office:value="1.28671611600908" calcext:value-type="float">
            <text:p>1,29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C16]/([.C16]+[.E16])" office:value-type="float" office:value="0.0434263405699893" calcext:value-type="float">
            <text:p>0,04</text:p>
          </table:table-cell>
          <table:table-cell table:formula="of:=[.C16]+[.B17]*([.F17]-[.C16])" office:value-type="float" office:value="0.683866956644943" calcext:value-type="float">
            <text:p>0,68</text:p>
          </table:table-cell>
          <table:table-cell table:formula="of:=[.E17]*[.D16]/([.E17]+[.D16])" office:value-type="float" office:value="0.882352941176471" calcext:value-type="float">
            <text:p>0,8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]" office:value-type="float" office:value="0.747745439033021" calcext:value-type="float">
            <text:p>0,75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C17]/([.C17]+[.E17])" office:value-type="float" office:value="0.0436032107729148" calcext:value-type="float">
            <text:p>0,04</text:p>
          </table:table-cell>
          <table:table-cell table:formula="of:=[.C17]+[.B18]*([.F18]-[.C17])" office:value-type="float" office:value="0.697297123988073" calcext:value-type="float">
            <text:p>0,70</text:p>
          </table:table-cell>
          <table:table-cell table:formula="of:=[.E18]*[.D17]/([.E18]+[.D17])" office:value-type="float" office:value="0.833333333333333" calcext:value-type="float">
            <text:p>0,8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]" office:value-type="float" office:value="0.991875635479937" calcext:value-type="float">
            <text:p>0,99</text:p>
          </table:table-cell>
          <table:table-cell table:number-columns-repeated="101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.C18]/([.C18]+[.E18])" office:value-type="float" office:value="0.0444214770530455" calcext:value-type="float">
            <text:p>0,04</text:p>
          </table:table-cell>
          <table:table-cell table:formula="of:=[.C18]+[.B19]*([.F19]-[.C18])" office:value-type="float" office:value="0.750690029454828" calcext:value-type="float">
            <text:p>0,75</text:p>
          </table:table-cell>
          <table:table-cell table:formula="of:=[.E19]*[.D18]/([.E19]+[.D18])" office:value-type="float" office:value="0.789473684210526" calcext:value-type="float">
            <text:p>0,7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]" office:value-type="float" office:value="1.89925863019817" calcext:value-type="float">
            <text:p>1,90</text:p>
          </table:table-cell>
          <table:table-cell table:number-columns-repeated="101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.C19]/([.C19]+[.E19])" office:value-type="float" office:value="0.0476607709281935" calcext:value-type="float">
            <text:p>0,05</text:p>
          </table:table-cell>
          <table:table-cell table:formula="of:=[.C19]+[.B20]*([.F20]-[.C19])" office:value-type="float" office:value="0.747639173468466" calcext:value-type="float">
            <text:p>0,75</text:p>
          </table:table-cell>
          <table:table-cell table:formula="of:=[.E20]*[.D19]/([.E20]+[.D19])" office:value-type="float" office:value="0.75" calcext:value-type="float">
            <text:p>0,7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]" office:value-type="float" office:value="0.686678140285886" calcext:value-type="float">
            <text:p>0,69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.C20]/([.C20]+[.E20])" office:value-type="float" office:value="0.0474762702671068" calcext:value-type="float">
            <text:p>0,05</text:p>
          </table:table-cell>
          <table:table-cell table:formula="of:=[.C20]+[.B21]*([.F21]-[.C20])" office:value-type="float" office:value="0.653897378292966" calcext:value-type="float">
            <text:p>0,65</text:p>
          </table:table-cell>
          <table:table-cell table:formula="of:=[.E21]*[.D20]/([.E21]+[.D20])" office:value-type="float" office:value="0.714285714285714" calcext:value-type="float">
            <text:p>0,7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]" office:value-type="float" office:value="-1.2268587103817" calcext:value-type="float">
            <text:p>-1,23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.C21]/([.C21]+[.E21])" office:value-type="float" office:value="0.0417721774003524" calcext:value-type="float">
            <text:p>0,04</text:p>
          </table:table-cell>
          <table:table-cell table:formula="of:=[.C21]+[.B22]*([.F22]-[.C21])" office:value-type="float" office:value="0.636391472499045" calcext:value-type="float">
            <text:p>0,64</text:p>
          </table:table-cell>
          <table:table-cell table:formula="of:=[.E22]*[.D21]/([.E22]+[.D21])" office:value-type="float" office:value="0.681818181818182" calcext:value-type="float">
            <text:p>0,6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]" office:value-type="float" office:value="0.234816859072227" calcext:value-type="float">
            <text:p>0,23</text:p>
          </table:table-cell>
          <table:table-cell table:number-columns-repeated="101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.C22]/([.C22]+[.E22])" office:value-type="float" office:value="0.0406993821827956" calcext:value-type="float">
            <text:p>0,04</text:p>
          </table:table-cell>
          <table:table-cell table:formula="of:=[.C22]+[.B23]*([.F23]-[.C22])" office:value-type="float" office:value="0.613460929515116" calcext:value-type="float">
            <text:p>0,61</text:p>
          </table:table-cell>
          <table:table-cell table:formula="of:=[.E23]*[.D22]/([.E23]+[.D22])" office:value-type="float" office:value="0.652173913043478" calcext:value-type="float">
            <text:p>0,6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]" office:value-type="float" office:value="0.0729789154990374" calcext:value-type="float">
            <text:p>0,07</text:p>
          </table:table-cell>
          <table:table-cell table:number-columns-repeated="1018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.C23]/([.C23]+[.E23])" office:value-type="float" office:value="0.0392905155547833" calcext:value-type="float">
            <text:p>0,04</text:p>
          </table:table-cell>
          <table:table-cell table:formula="of:=[.C23]+[.B24]*([.F24]-[.C23])" office:value-type="float" office:value="0.62468528990843" calcext:value-type="float">
            <text:p>0,62</text:p>
          </table:table-cell>
          <table:table-cell table:formula="of:=[.E24]*[.D23]/([.E24]+[.D23])" office:value-type="float" office:value="0.625" calcext:value-type="float">
            <text:p>0,6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]" office:value-type="float" office:value="0.899137007693926" calcext:value-type="float">
            <text:p>0,90</text:p>
          </table:table-cell>
          <table:table-cell table:number-columns-repeated="101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C24]/([.C24]+[.E24])" office:value-type="float" office:value="0.0399806638225154" calcext:value-type="float">
            <text:p>0,04</text:p>
          </table:table-cell>
          <table:table-cell table:formula="of:=[.C24]+[.B25]*([.F25]-[.C24])" office:value-type="float" office:value="0.689229841024179" calcext:value-type="float">
            <text:p>0,69</text:p>
          </table:table-cell>
          <table:table-cell table:formula="of:=[.E25]*[.D24]/([.E25]+[.D24])" office:value-type="float" office:value="0.6" calcext:value-type="float">
            <text:p>0,6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]" office:value-type="float" office:value="2.23907947311357" calcext:value-type="float">
            <text:p>2,24</text:p>
          </table:table-cell>
          <table:table-cell table:number-columns-repeated="101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.C25]/([.C25]+[.E25])" office:value-type="float" office:value="0.0439301258256783" calcext:value-type="float">
            <text:p>0,04</text:p>
          </table:table-cell>
          <table:table-cell table:formula="of:=[.C25]+[.B26]*([.F26]-[.C25])" office:value-type="float" office:value="0.658481981075233" calcext:value-type="float">
            <text:p>0,66</text:p>
          </table:table-cell>
          <table:table-cell table:formula="of:=[.E26]*[.D25]/([.E26]+[.D25])" office:value-type="float" office:value="0.576923076923077" calcext:value-type="float">
            <text:p>0,5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]" office:value-type="float" office:value="-0.0106966757119316" calcext:value-type="float">
            <text:p>-0,01</text:p>
          </table:table-cell>
          <table:table-cell table:number-columns-repeated="1018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C26]/([.C26]+[.E26])" office:value-type="float" office:value="0.0420527342223257" calcext:value-type="float">
            <text:p>0,04</text:p>
          </table:table-cell>
          <table:table-cell table:formula="of:=[.C26]+[.B27]*([.F27]-[.C26])" office:value-type="float" office:value="0.5631638843242" calcext:value-type="float">
            <text:p>0,56</text:p>
          </table:table-cell>
          <table:table-cell table:formula="of:=[.E27]*[.D26]/([.E27]+[.D26])" office:value-type="float" office:value="0.555555555555556" calcext:value-type="float">
            <text:p>0,5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]" office:value-type="float" office:value="-1.60815058191348" calcext:value-type="float">
            <text:p>-1,61</text:p>
          </table:table-cell>
          <table:table-cell table:number-columns-repeated="1018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.C27]/([.C27]+[.E27])" office:value-type="float" office:value="0.0361856938929647" calcext:value-type="float">
            <text:p>0,04</text:p>
          </table:table-cell>
          <table:table-cell table:formula="of:=[.C27]+[.B28]*([.F28]-[.C27])" office:value-type="float" office:value="0.566328481055636" calcext:value-type="float">
            <text:p>0,57</text:p>
          </table:table-cell>
          <table:table-cell table:formula="of:=[.E28]*[.D27]/([.E28]+[.D27])" office:value-type="float" office:value="0.535714285714286" calcext:value-type="float">
            <text:p>0,5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]" office:value-type="float" office:value="0.650618245177335" calcext:value-type="float">
            <text:p>0,65</text:p>
          </table:table-cell>
          <table:table-cell table:number-columns-repeated="101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.C28]/([.C28]+[.E28])" office:value-type="float" office:value="0.0363816349979292" calcext:value-type="float">
            <text:p>0,04</text:p>
          </table:table-cell>
          <table:table-cell table:formula="of:=[.C28]+[.B29]*([.F29]-[.C28])" office:value-type="float" office:value="0.545990523285487" calcext:value-type="float">
            <text:p>0,55</text:p>
          </table:table-cell>
          <table:table-cell table:formula="of:=[.E29]*[.D28]/([.E29]+[.D28])" office:value-type="float" office:value="0.517241379310345" calcext:value-type="float">
            <text:p>0,5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]" office:value-type="float" office:value="0.00731133486891265" calcext:value-type="float">
            <text:p>0,01</text:p>
          </table:table-cell>
          <table:table-cell table:number-columns-repeated="1018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.C29]/([.C29]+[.E29])" office:value-type="float" office:value="0.0351209864992313" calcext:value-type="float">
            <text:p>0,04</text:p>
          </table:table-cell>
          <table:table-cell table:formula="of:=[.C29]+[.B30]*([.F30]-[.C29])" office:value-type="float" office:value="0.53115157751292" calcext:value-type="float">
            <text:p>0,53</text:p>
          </table:table-cell>
          <table:table-cell table:formula="of:=[.E30]*[.D29]/([.E30]+[.D29])" office:value-type="float" office:value="0.5" calcext:value-type="float">
            <text:p>0,5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]" office:value-type="float" office:value="0.123481156332168" calcext:value-type="float">
            <text:p>0,12</text:p>
          </table:table-cell>
          <table:table-cell table:number-columns-repeated="1018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.C30]/([.C30]+[.E30])" office:value-type="float" office:value="0.034199111048659" calcext:value-type="float">
            <text:p>0,03</text:p>
          </table:table-cell>
          <table:table-cell table:formula="of:=[.C30]+[.B31]*([.F31]-[.C30])" office:value-type="float" office:value="0.526409913615797" calcext:value-type="float">
            <text:p>0,53</text:p>
          </table:table-cell>
          <table:table-cell table:formula="of:=[.E31]*[.D30]/([.E31]+[.D30])" office:value-type="float" office:value="0.483870967741936" calcext:value-type="float">
            <text:p>0,4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]" office:value-type="float" office:value="0.392502830462843" calcext:value-type="float">
            <text:p>0,39</text:p>
          </table:table-cell>
          <table:table-cell table:number-columns-repeated="101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.C31]/([.C31]+[.E31])" office:value-type="float" office:value="0.0339041617827032" calcext:value-type="float">
            <text:p>0,03</text:p>
          </table:table-cell>
          <table:table-cell table:formula="of:=[.C31]+[.B32]*([.F32]-[.C31])" office:value-type="float" office:value="0.539050111748111" calcext:value-type="float">
            <text:p>0,54</text:p>
          </table:table-cell>
          <table:table-cell table:formula="of:=[.E32]*[.D31]/([.E32]+[.D31])" office:value-type="float" office:value="0.46875" calcext:value-type="float">
            <text:p>0,4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]" office:value-type="float" office:value="0.899231345194811" calcext:value-type="float">
            <text:p>0,90</text:p>
          </table:table-cell>
          <table:table-cell table:number-columns-repeated="1018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.C32]/([.C32]+[.E32])" office:value-type="float" office:value="0.034690029819813" calcext:value-type="float">
            <text:p>0,03</text:p>
          </table:table-cell>
          <table:table-cell table:formula="of:=[.C32]+[.B33]*([.F33]-[.C32])" office:value-type="float" office:value="0.559765753958003" calcext:value-type="float">
            <text:p>0,56</text:p>
          </table:table-cell>
          <table:table-cell table:formula="of:=[.E33]*[.D32]/([.E33]+[.D32])" office:value-type="float" office:value="0.454545454545455" calcext:value-type="float">
            <text:p>0,4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]" office:value-type="float" office:value="1.13621426287433" calcext:value-type="float">
            <text:p>1,14</text:p>
          </table:table-cell>
          <table:table-cell table:number-columns-repeated="1018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.C33]/([.C33]+[.E33])" office:value-type="float" office:value="0.0359752044349133" calcext:value-type="float">
            <text:p>0,04</text:p>
          </table:table-cell>
          <table:table-cell table:formula="of:=[.C33]+[.B34]*([.F34]-[.C33])" office:value-type="float" office:value="0.545175261205924" calcext:value-type="float">
            <text:p>0,55</text:p>
          </table:table-cell>
          <table:table-cell table:formula="of:=[.E34]*[.D33]/([.E34]+[.D33])" office:value-type="float" office:value="0.441176470588235" calcext:value-type="float">
            <text:p>0,4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]" office:value-type="float" office:value="0.154194945361885" calcext:value-type="float">
            <text:p>0,15</text:p>
          </table:table-cell>
          <table:table-cell table:number-columns-repeated="1018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.C34]/([.C34]+[.E34])" office:value-type="float" office:value="0.0350703837071845" calcext:value-type="float">
            <text:p>0,04</text:p>
          </table:table-cell>
          <table:table-cell table:formula="of:=[.C34]+[.B35]*([.F35]-[.C34])" office:value-type="float" office:value="0.55139663433257" calcext:value-type="float">
            <text:p>0,55</text:p>
          </table:table-cell>
          <table:table-cell table:formula="of:=[.E35]*[.D34]/([.E35]+[.D34])" office:value-type="float" office:value="0.428571428571429" calcext:value-type="float">
            <text:p>0,4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]" office:value-type="float" office:value="0.722572040739045" calcext:value-type="float">
            <text:p>0,72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.C35]/([.C35]+[.E35])" office:value-type="float" office:value="0.0354564060899367" calcext:value-type="float">
            <text:p>0,04</text:p>
          </table:table-cell>
          <table:table-cell table:formula="of:=[.C35]+[.B36]*([.F36]-[.C35])" office:value-type="float" office:value="0.534727480964818" calcext:value-type="float">
            <text:p>0,53</text:p>
          </table:table-cell>
          <table:table-cell table:formula="of:=[.E36]*[.D35]/([.E36]+[.D35])" office:value-type="float" office:value="0.416666666666667" calcext:value-type="float">
            <text:p>0,4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]" office:value-type="float" office:value="0.0812656987417052" calcext:value-type="float">
            <text:p>0,08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.C36]/([.C36]+[.E36])" office:value-type="float" office:value="0.034421426550291" calcext:value-type="float">
            <text:p>0,03</text:p>
          </table:table-cell>
          <table:table-cell table:formula="of:=[.C36]+[.B37]*([.F37]-[.C36])" office:value-type="float" office:value="0.554040377892096" calcext:value-type="float">
            <text:p>0,55</text:p>
          </table:table-cell>
          <table:table-cell table:formula="of:=[.E37]*[.D36]/([.E37]+[.D36])" office:value-type="float" office:value="0.405405405405406" calcext:value-type="float">
            <text:p>0,4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]" office:value-type="float" office:value="1.09579943128218" calcext:value-type="float">
            <text:p>1,10</text:p>
          </table:table-cell>
          <table:table-cell table:number-columns-repeated="101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.C37]/([.C37]+[.E37])" office:value-type="float" office:value="0.0356203510105057" calcext:value-type="float">
            <text:p>0,04</text:p>
          </table:table-cell>
          <table:table-cell table:formula="of:=[.C37]+[.B38]*([.F38]-[.C37])" office:value-type="float" office:value="0.545152559589675" calcext:value-type="float">
            <text:p>0,55</text:p>
          </table:table-cell>
          <table:table-cell table:formula="of:=[.E38]*[.D37]/([.E38]+[.D37])" office:value-type="float" office:value="0.394736842105263" calcext:value-type="float">
            <text:p>0,3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]" office:value-type="float" office:value="0.30452519765709" calcext:value-type="float">
            <text:p>0,30</text:p>
          </table:table-cell>
          <table:table-cell table:number-columns-repeated="1018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.C38]/([.C38]+[.E38])" office:value-type="float" office:value="0.0350689745565331" calcext:value-type="float">
            <text:p>0,04</text:p>
          </table:table-cell>
          <table:table-cell table:formula="of:=[.C38]+[.B39]*([.F39]-[.C38])" office:value-type="float" office:value="0.557960558584962" calcext:value-type="float">
            <text:p>0,56</text:p>
          </table:table-cell>
          <table:table-cell table:formula="of:=[.E39]*[.D38]/([.E39]+[.D38])" office:value-type="float" office:value="0.384615384615385" calcext:value-type="float">
            <text:p>0,3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]" office:value-type="float" office:value="0.910375642307401" calcext:value-type="float">
            <text:p>0,91</text:p>
          </table:table-cell>
          <table:table-cell table:number-columns-repeated="101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.C39]/([.C39]+[.E39])" office:value-type="float" office:value="0.0358633483150898" calcext:value-type="float">
            <text:p>0,04</text:p>
          </table:table-cell>
          <table:table-cell table:formula="of:=[.C39]+[.B40]*([.F40]-[.C39])" office:value-type="float" office:value="0.554447668212739" calcext:value-type="float">
            <text:p>0,55</text:p>
          </table:table-cell>
          <table:table-cell table:formula="of:=[.E40]*[.D39]/([.E40]+[.D39])" office:value-type="float" office:value="0.375" calcext:value-type="float">
            <text:p>0,3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]" office:value-type="float" office:value="0.460008456027253" calcext:value-type="float">
            <text:p>0,46</text:p>
          </table:table-cell>
          <table:table-cell table:number-columns-repeated="101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.C40]/([.C40]+[.E40])" office:value-type="float" office:value="0.0356456031123378" calcext:value-type="float">
            <text:p>0,04</text:p>
          </table:table-cell>
          <table:table-cell table:formula="of:=[.C40]+[.B41]*([.F41]-[.C40])" office:value-type="float" office:value="0.541720504366426" calcext:value-type="float">
            <text:p>0,54</text:p>
          </table:table-cell>
          <table:table-cell table:formula="of:=[.E41]*[.D40]/([.E41]+[.D40])" office:value-type="float" office:value="0.365853658536585" calcext:value-type="float">
            <text:p>0,3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]" office:value-type="float" office:value="0.197400438398641" calcext:value-type="float">
            <text:p>0,20</text:p>
          </table:table-cell>
          <table:table-cell table:number-columns-repeated="1018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.C41]/([.C41]+[.E41])" office:value-type="float" office:value="0.0348558902609419" calcext:value-type="float">
            <text:p>0,03</text:p>
          </table:table-cell>
          <table:table-cell table:formula="of:=[.C41]+[.B42]*([.F42]-[.C41])" office:value-type="float" office:value="0.522891352396478" calcext:value-type="float">
            <text:p>0,52</text:p>
          </table:table-cell>
          <table:table-cell table:formula="of:=[.E42]*[.D41]/([.E42]+[.D41])" office:value-type="float" office:value="0.357142857142857" calcext:value-type="float">
            <text:p>0,3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]" office:value-type="float" office:value="0.00152050290360317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.C42]/([.C42]+[.E42])" office:value-type="float" office:value="0.0336851776209689" calcext:value-type="float">
            <text:p>0,03</text:p>
          </table:table-cell>
          <table:table-cell table:formula="of:=[.C42]+[.B43]*([.F43]-[.C42])" office:value-type="float" office:value="0.536295799193687" calcext:value-type="float">
            <text:p>0,54</text:p>
          </table:table-cell>
          <table:table-cell table:formula="of:=[.E43]*[.D42]/([.E43]+[.D42])" office:value-type="float" office:value="0.348837209302326" calcext:value-type="float">
            <text:p>0,3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]" office:value-type="float" office:value="0.920824441781911" calcext:value-type="float">
            <text:p>0,92</text:p>
          </table:table-cell>
          <table:table-cell table:number-columns-repeated="1018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.C43]/([.C43]+[.E43])" office:value-type="float" office:value="0.0345188973050783" calcext:value-type="float">
            <text:p>0,03</text:p>
          </table:table-cell>
          <table:table-cell table:formula="of:=[.C43]+[.B44]*([.F44]-[.C43])" office:value-type="float" office:value="0.537331992695634" calcext:value-type="float">
            <text:p>0,54</text:p>
          </table:table-cell>
          <table:table-cell table:formula="of:=[.E44]*[.D43]/([.E44]+[.D43])" office:value-type="float" office:value="0.340909090909091" calcext:value-type="float">
            <text:p>0,3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]" office:value-type="float" office:value="0.566313951071186" calcext:value-type="float">
            <text:p>0,57</text:p>
          </table:table-cell>
          <table:table-cell table:number-columns-repeated="1018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.C44]/([.C44]+[.E44])" office:value-type="float" office:value="0.0345832857885925" calcext:value-type="float">
            <text:p>0,03</text:p>
          </table:table-cell>
          <table:table-cell table:formula="of:=[.C44]+[.B45]*([.F45]-[.C44])" office:value-type="float" office:value="0.556340987031301" calcext:value-type="float">
            <text:p>0,56</text:p>
          </table:table-cell>
          <table:table-cell table:formula="of:=[.E45]*[.D44]/([.E45]+[.D44])" office:value-type="float" office:value="0.333333333333333" calcext:value-type="float">
            <text:p>0,3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]" office:value-type="float" office:value="1.08699041589662" calcext:value-type="float">
            <text:p>1,09</text:p>
          </table:table-cell>
          <table:table-cell table:number-columns-repeated="101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[.C45]/([.C45]+[.E45])" office:value-type="float" office:value="0.0357629719929063" calcext:value-type="float">
            <text:p>0,04</text:p>
          </table:table-cell>
          <table:table-cell table:formula="of:=[.C45]+[.B46]*([.F46]-[.C45])" office:value-type="float" office:value="0.526208563994657" calcext:value-type="float">
            <text:p>0,53</text:p>
          </table:table-cell>
          <table:table-cell table:formula="of:=[.E46]*[.D45]/([.E46]+[.D45])" office:value-type="float" office:value="0.326086956521739" calcext:value-type="float">
            <text:p>0,3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7]" office:value-type="float" office:value="-0.286218267904808" calcext:value-type="float">
            <text:p>-0,29</text:p>
          </table:table-cell>
          <table:table-cell table:number-columns-repeated="101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[.C46]/([.C46]+[.E46])" office:value-type="float" office:value="0.0338916330941822" calcext:value-type="float">
            <text:p>0,03</text:p>
          </table:table-cell>
          <table:table-cell table:formula="of:=[.C46]+[.B47]*([.F47]-[.C46])" office:value-type="float" office:value="0.521492838589192" calcext:value-type="float">
            <text:p>0,52</text:p>
          </table:table-cell>
          <table:table-cell table:formula="of:=[.E47]*[.D46]/([.E47]+[.D46])" office:value-type="float" office:value="0.319148936170213" calcext:value-type="float">
            <text:p>0,3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8]" office:value-type="float" office:value="0.387067278227755" calcext:value-type="float">
            <text:p>0,39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[.C47]/([.C47]+[.E47])" office:value-type="float" office:value="0.0335981109557109" calcext:value-type="float">
            <text:p>0,03</text:p>
          </table:table-cell>
          <table:table-cell table:formula="of:=[.C47]+[.B48]*([.F48]-[.C47])" office:value-type="float" office:value="0.509662135032818" calcext:value-type="float">
            <text:p>0,51</text:p>
          </table:table-cell>
          <table:table-cell table:formula="of:=[.E48]*[.D47]/([.E48]+[.D47])" office:value-type="float" office:value="0.3125" calcext:value-type="float">
            <text:p>0,3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9]" office:value-type="float" office:value="0.169368769114893" calcext:value-type="float">
            <text:p>0,17</text:p>
          </table:table-cell>
          <table:table-cell table:number-columns-repeated="101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[.C48]/([.C48]+[.E48])" office:value-type="float" office:value="0.0328609437520632" calcext:value-type="float">
            <text:p>0,03</text:p>
          </table:table-cell>
          <table:table-cell table:formula="of:=[.C48]+[.B49]*([.F49]-[.C48])" office:value-type="float" office:value="0.522049254937133" calcext:value-type="float">
            <text:p>0,52</text:p>
          </table:table-cell>
          <table:table-cell table:formula="of:=[.E49]*[.D48]/([.E49]+[.D48])" office:value-type="float" office:value="0.306122448979592" calcext:value-type="float">
            <text:p>0,3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0]" office:value-type="float" office:value="0.886617830455807" calcext:value-type="float">
            <text:p>0,89</text:p>
          </table:table-cell>
          <table:table-cell table:number-columns-repeated="101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[.C49]/([.C49]+[.E49])" office:value-type="float" office:value="0.0336327534053588" calcext:value-type="float">
            <text:p>0,03</text:p>
          </table:table-cell>
          <table:table-cell table:formula="of:=[.C49]+[.B50]*([.F50]-[.C49])" office:value-type="float" office:value="0.500432604565749" calcext:value-type="float">
            <text:p>0,50</text:p>
          </table:table-cell>
          <table:table-cell table:formula="of:=[.E50]*[.D49]/([.E50]+[.D49])" office:value-type="float" office:value="0.3" calcext:value-type="float">
            <text:p>0,3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1]" office:value-type="float" office:value="-0.120676902830854" calcext:value-type="float">
            <text:p>-0,12</text:p>
          </table:table-cell>
          <table:table-cell table:number-columns-repeated="101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[.C50]/([.C50]+[.E50])" office:value-type="float" office:value="0.0322850734126184" calcext:value-type="float">
            <text:p>0,03</text:p>
          </table:table-cell>
          <table:table-cell table:formula="of:=[.C50]+[.B51]*([.F51]-[.C50])" office:value-type="float" office:value="0.51995834311282" calcext:value-type="float">
            <text:p>0,52</text:p>
          </table:table-cell>
          <table:table-cell table:formula="of:=[.E51]*[.D50]/([.E51]+[.D50])" office:value-type="float" office:value="0.294117647058824" calcext:value-type="float">
            <text:p>0,2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2]" office:value-type="float" office:value="1.10522412222853" calcext:value-type="float">
            <text:p>1,11</text:p>
          </table:table-cell>
          <table:table-cell table:number-columns-repeated="101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[.C51]/([.C51]+[.E51])" office:value-type="float" office:value="0.0335025604848713" calcext:value-type="float">
            <text:p>0,03</text:p>
          </table:table-cell>
          <table:table-cell table:formula="of:=[.C51]+[.B52]*([.F52]-[.C51])" office:value-type="float" office:value="0.500069949905446" calcext:value-type="float">
            <text:p>0,50</text:p>
          </table:table-cell>
          <table:table-cell table:formula="of:=[.E52]*[.D51]/([.E52]+[.D51])" office:value-type="float" office:value="0.288461538461539" calcext:value-type="float">
            <text:p>0,2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3]" office:value-type="float" office:value="-0.0736796630436172" calcext:value-type="float">
            <text:p>-0,07</text:p>
          </table:table-cell>
          <table:table-cell table:number-columns-repeated="101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[.C52]/([.C52]+[.E52])" office:value-type="float" office:value="0.0322624318162188" calcext:value-type="float">
            <text:p>0,03</text:p>
          </table:table-cell>
          <table:table-cell table:formula="of:=[.C52]+[.B53]*([.F53]-[.C52])" office:value-type="float" office:value="0.526085897799334" calcext:value-type="float">
            <text:p>0,53</text:p>
          </table:table-cell>
          <table:table-cell table:formula="of:=[.E53]*[.D52]/([.E53]+[.D52])" office:value-type="float" office:value="0.283018867924528" calcext:value-type="float">
            <text:p>0,2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4]" office:value-type="float" office:value="1.3064551611036" calcext:value-type="float">
            <text:p>1,31</text:p>
          </table:table-cell>
          <table:table-cell table:number-columns-repeated="101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[.C53]/([.C53]+[.E53])" office:value-type="float" office:value="0.0338840002085716" calcext:value-type="float">
            <text:p>0,03</text:p>
          </table:table-cell>
          <table:table-cell table:formula="of:=[.C53]+[.B54]*([.F54]-[.C53])" office:value-type="float" office:value="0.543137122169269" calcext:value-type="float">
            <text:p>0,54</text:p>
          </table:table-cell>
          <table:table-cell table:formula="of:=[.E54]*[.D53]/([.E54]+[.D53])" office:value-type="float" office:value="0.277777777777778" calcext:value-type="float">
            <text:p>0,2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5]" office:value-type="float" office:value="1.02930937392309" calcext:value-type="float">
            <text:p>1,03</text:p>
          </table:table-cell>
          <table:table-cell table:number-columns-repeated="101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C54]/([.C54]+[.E54])" office:value-type="float" office:value="0.0349438545063461" calcext:value-type="float">
            <text:p>0,03</text:p>
          </table:table-cell>
          <table:table-cell table:formula="of:=[.C54]+[.B55]*([.F55]-[.C54])" office:value-type="float" office:value="0.532407872337108" calcext:value-type="float">
            <text:p>0,53</text:p>
          </table:table-cell>
          <table:table-cell table:formula="of:=[.E55]*[.D54]/([.E55]+[.D54])" office:value-type="float" office:value="0.272727272727273" calcext:value-type="float">
            <text:p>0,2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6]" office:value-type="float" office:value="0.236094582537218" calcext:value-type="float">
            <text:p>0,24</text:p>
          </table:table-cell>
          <table:table-cell table:number-columns-repeated="101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[.C55]/([.C55]+[.E55])" office:value-type="float" office:value="0.0342772271184892" calcext:value-type="float">
            <text:p>0,03</text:p>
          </table:table-cell>
          <table:table-cell table:formula="of:=[.C55]+[.B56]*([.F56]-[.C55])" office:value-type="float" office:value="0.534224569483494" calcext:value-type="float">
            <text:p>0,53</text:p>
          </table:table-cell>
          <table:table-cell table:formula="of:=[.E56]*[.D55]/([.E56]+[.D55])" office:value-type="float" office:value="0.267857142857143" calcext:value-type="float">
            <text:p>0,2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7]" office:value-type="float" office:value="0.585407992215709" calcext:value-type="float">
            <text:p>0,59</text:p>
          </table:table-cell>
          <table:table-cell table:number-columns-repeated="101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[.C56]/([.C56]+[.E56])" office:value-type="float" office:value="0.0343901665058301" calcext:value-type="float">
            <text:p>0,03</text:p>
          </table:table-cell>
          <table:table-cell table:formula="of:=[.C56]+[.B57]*([.F57]-[.C56])" office:value-type="float" office:value="0.543507709921534" calcext:value-type="float">
            <text:p>0,54</text:p>
          </table:table-cell>
          <table:table-cell table:formula="of:=[.E57]*[.D56]/([.E57]+[.D56])" office:value-type="float" office:value="0.263157894736842" calcext:value-type="float">
            <text:p>0,2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8]" office:value-type="float" office:value="0.804160466318017" calcext:value-type="float">
            <text:p>0,80</text:p>
          </table:table-cell>
          <table:table-cell table:number-columns-repeated="101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[.C57]/([.C57]+[.E57])" office:value-type="float" office:value="0.0349668633402876" calcext:value-type="float">
            <text:p>0,03</text:p>
          </table:table-cell>
          <table:table-cell table:formula="of:=[.C57]+[.B58]*([.F58]-[.C57])" office:value-type="float" office:value="0.526017716358808" calcext:value-type="float">
            <text:p>0,53</text:p>
          </table:table-cell>
          <table:table-cell table:formula="of:=[.E58]*[.D57]/([.E58]+[.D57])" office:value-type="float" office:value="0.258620689655172" calcext:value-type="float">
            <text:p>0,2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59]" office:value-type="float" office:value="0.0433200496067304" calcext:value-type="float">
            <text:p>0,04</text:p>
          </table:table-cell>
          <table:table-cell table:number-columns-repeated="101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[.C58]/([.C58]+[.E58])" office:value-type="float" office:value="0.0338797575765082" calcext:value-type="float">
            <text:p>0,03</text:p>
          </table:table-cell>
          <table:table-cell table:formula="of:=[.C58]+[.B59]*([.F59]-[.C58])" office:value-type="float" office:value="0.529789242162916" calcext:value-type="float">
            <text:p>0,53</text:p>
          </table:table-cell>
          <table:table-cell table:formula="of:=[.E59]*[.D58]/([.E59]+[.D58])" office:value-type="float" office:value="0.254237288135593" calcext:value-type="float">
            <text:p>0,2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0]" office:value-type="float" office:value="0.637338636987936" calcext:value-type="float">
            <text:p>0,64</text:p>
          </table:table-cell>
          <table:table-cell table:number-columns-repeated="101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[.C59]/([.C59]+[.E59])" office:value-type="float" office:value="0.0341143871241056" calcext:value-type="float">
            <text:p>0,03</text:p>
          </table:table-cell>
          <table:table-cell table:formula="of:=[.C59]+[.B60]*([.F60]-[.C59])" office:value-type="float" office:value="0.522386899498007" calcext:value-type="float">
            <text:p>0,52</text:p>
          </table:table-cell>
          <table:table-cell table:formula="of:=[.E60]*[.D59]/([.E60]+[.D59])" office:value-type="float" office:value="0.25" calcext:value-type="float">
            <text:p>0,2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1]" office:value-type="float" office:value="0.312803293156124" calcext:value-type="float">
            <text:p>0,31</text:p>
          </table:table-cell>
          <table:table-cell table:number-columns-repeated="101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[.C60]/([.C60]+[.E60])" office:value-type="float" office:value="0.0336537739253814" calcext:value-type="float">
            <text:p>0,03</text:p>
          </table:table-cell>
          <table:table-cell table:formula="of:=[.C60]+[.B61]*([.F61]-[.C60])" office:value-type="float" office:value="0.506372023837221" calcext:value-type="float">
            <text:p>0,51</text:p>
          </table:table-cell>
          <table:table-cell table:formula="of:=[.E61]*[.D60]/([.E61]+[.D60])" office:value-type="float" office:value="0.245901639344262" calcext:value-type="float">
            <text:p>0,2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2]" office:value-type="float" office:value="0.0465152871107973" calcext:value-type="float">
            <text:p>0,05</text:p>
          </table:table-cell>
          <table:table-cell table:number-columns-repeated="101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[.C61]/([.C61]+[.E61])" office:value-type="float" office:value="0.0326557381093914" calcext:value-type="float">
            <text:p>0,03</text:p>
          </table:table-cell>
          <table:table-cell table:formula="of:=[.C61]+[.B62]*([.F62]-[.C61])" office:value-type="float" office:value="0.508322025363202" calcext:value-type="float">
            <text:p>0,51</text:p>
          </table:table-cell>
          <table:table-cell table:formula="of:=[.E62]*[.D61]/([.E62]+[.D61])" office:value-type="float" office:value="0.241935483870968" calcext:value-type="float">
            <text:p>0,2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3]" office:value-type="float" office:value="0.566085925248615" calcext:value-type="float">
            <text:p>0,57</text:p>
          </table:table-cell>
          <table:table-cell table:number-columns-repeated="101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[.C62]/([.C62]+[.E62])" office:value-type="float" office:value="0.032777371048387" calcext:value-type="float">
            <text:p>0,03</text:p>
          </table:table-cell>
          <table:table-cell table:formula="of:=[.C62]+[.B63]*([.F63]-[.C62])" office:value-type="float" office:value="0.511677726740923" calcext:value-type="float">
            <text:p>0,51</text:p>
          </table:table-cell>
          <table:table-cell table:formula="of:=[.E63]*[.D62]/([.E63]+[.D62])" office:value-type="float" office:value="0.238095238095238" calcext:value-type="float">
            <text:p>0,2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4]" office:value-type="float" office:value="0.610700625915615" calcext:value-type="float">
            <text:p>0,61</text:p>
          </table:table-cell>
          <table:table-cell table:number-columns-repeated="101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[.C63]/([.C63]+[.E63])" office:value-type="float" office:value="0.0329866140694008" calcext:value-type="float">
            <text:p>0,03</text:p>
          </table:table-cell>
          <table:table-cell table:formula="of:=[.C63]+[.B64]*([.F64]-[.C63])" office:value-type="float" office:value="0.518112899950495" calcext:value-type="float">
            <text:p>0,52</text:p>
          </table:table-cell>
          <table:table-cell table:formula="of:=[.E64]*[.D63]/([.E64]+[.D63])" office:value-type="float" office:value="0.234375" calcext:value-type="float">
            <text:p>0,2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5]" office:value-type="float" office:value="0.706762108424751" calcext:value-type="float">
            <text:p>0,71</text:p>
          </table:table-cell>
          <table:table-cell table:number-columns-repeated="101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[.C64]/([.C64]+[.E64])" office:value-type="float" office:value="0.0333876227922113" calcext:value-type="float">
            <text:p>0,03</text:p>
          </table:table-cell>
          <table:table-cell table:formula="of:=[.C64]+[.B65]*([.F65]-[.C64])" office:value-type="float" office:value="0.501507187088629" calcext:value-type="float">
            <text:p>0,50</text:p>
          </table:table-cell>
          <table:table-cell table:formula="of:=[.E65]*[.D64]/([.E65]+[.D64])" office:value-type="float" office:value="0.230769230769231" calcext:value-type="float">
            <text:p>0,2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6]" office:value-type="float" office:value="0.0207515584374367" calcext:value-type="float">
            <text:p>0,02</text:p>
          </table:table-cell>
          <table:table-cell table:number-columns-repeated="101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[.C65]/([.C65]+[.E65])" office:value-type="float" office:value="0.0323521565378068" calcext:value-type="float">
            <text:p>0,03</text:p>
          </table:table-cell>
          <table:table-cell table:formula="of:=[.C65]+[.B66]*([.F66]-[.C65])" office:value-type="float" office:value="0.493908250179355" calcext:value-type="float">
            <text:p>0,49</text:p>
          </table:table-cell>
          <table:table-cell table:formula="of:=[.E66]*[.D65]/([.E66]+[.D65])" office:value-type="float" office:value="0.227272727272727" calcext:value-type="float">
            <text:p>0,2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7]" office:value-type="float" office:value="0.26662525888104" calcext:value-type="float">
            <text:p>0,27</text:p>
          </table:table-cell>
          <table:table-cell table:number-columns-repeated="101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[.C66]/([.C66]+[.E66])" office:value-type="float" office:value="0.0318775768001361" calcext:value-type="float">
            <text:p>0,03</text:p>
          </table:table-cell>
          <table:table-cell table:formula="of:=[.C66]+[.B67]*([.F67]-[.C66])" office:value-type="float" office:value="0.49861357483969" calcext:value-type="float">
            <text:p>0,50</text:p>
          </table:table-cell>
          <table:table-cell table:formula="of:=[.E67]*[.D66]/([.E67]+[.D66])" office:value-type="float" office:value="0.223880597014925" calcext:value-type="float">
            <text:p>0,2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8]" office:value-type="float" office:value="0.641514346145685" calcext:value-type="float">
            <text:p>0,64</text:p>
          </table:table-cell>
          <table:table-cell table:number-columns-repeated="101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[.C67]/([.C67]+[.E67])" office:value-type="float" office:value="0.0321714953684073" calcext:value-type="float">
            <text:p>0,03</text:p>
          </table:table-cell>
          <table:table-cell table:formula="of:=[.C67]+[.B68]*([.F68]-[.C67])" office:value-type="float" office:value="0.509488453744995" calcext:value-type="float">
            <text:p>0,51</text:p>
          </table:table-cell>
          <table:table-cell table:formula="of:=[.E68]*[.D67]/([.E68]+[.D67])" office:value-type="float" office:value="0.220588235294118" calcext:value-type="float">
            <text:p>0,2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69]" office:value-type="float" office:value="0.836641968632794" calcext:value-type="float">
            <text:p>0,84</text:p>
          </table:table-cell>
          <table:table-cell table:number-columns-repeated="101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[.C68]/([.C68]+[.E68])" office:value-type="float" office:value="0.0328501133525117" calcext:value-type="float">
            <text:p>0,03</text:p>
          </table:table-cell>
          <table:table-cell table:formula="of:=[.C68]+[.B69]*([.F69]-[.C68])" office:value-type="float" office:value="0.501883836330638" calcext:value-type="float">
            <text:p>0,50</text:p>
          </table:table-cell>
          <table:table-cell table:formula="of:=[.E69]*[.D68]/([.E69]+[.D68])" office:value-type="float" office:value="0.217391304347826" calcext:value-type="float">
            <text:p>0,2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0]" office:value-type="float" office:value="0.277994049669357" calcext:value-type="float">
            <text:p>0,28</text:p>
          </table:table-cell>
          <table:table-cell table:number-columns-repeated="101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[.C69]/([.C69]+[.E69])" office:value-type="float" office:value="0.0323756674756141" calcext:value-type="float">
            <text:p>0,03</text:p>
          </table:table-cell>
          <table:table-cell table:formula="of:=[.C69]+[.B70]*([.F70]-[.C69])" office:value-type="float" office:value="0.50865733767005" calcext:value-type="float">
            <text:p>0,51</text:p>
          </table:table-cell>
          <table:table-cell table:formula="of:=[.E70]*[.D69]/([.E70]+[.D69])" office:value-type="float" office:value="0.214285714285714" calcext:value-type="float">
            <text:p>0,2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1]" office:value-type="float" office:value="0.711099641518726" calcext:value-type="float">
            <text:p>0,71</text:p>
          </table:table-cell>
          <table:table-cell table:number-columns-repeated="101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[.C70]/([.C70]+[.E70])" office:value-type="float" office:value="0.0327982833455568" calcext:value-type="float">
            <text:p>0,03</text:p>
          </table:table-cell>
          <table:table-cell table:formula="of:=[.C70]+[.B71]*([.F71]-[.C70])" office:value-type="float" office:value="0.510166472227088" calcext:value-type="float">
            <text:p>0,51</text:p>
          </table:table-cell>
          <table:table-cell table:formula="of:=[.E71]*[.D70]/([.E71]+[.D70])" office:value-type="float" office:value="0.211267605633803" calcext:value-type="float">
            <text:p>0,2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2]" office:value-type="float" office:value="0.554669945742781" calcext:value-type="float">
            <text:p>0,55</text:p>
          </table:table-cell>
          <table:table-cell table:number-columns-repeated="101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[.C71]/([.C71]+[.E71])" office:value-type="float" office:value="0.0328923917831962" calcext:value-type="float">
            <text:p>0,03</text:p>
          </table:table-cell>
          <table:table-cell table:formula="of:=[.C71]+[.B72]*([.F72]-[.C71])" office:value-type="float" office:value="0.531207197118905" calcext:value-type="float">
            <text:p>0,53</text:p>
          </table:table-cell>
          <table:table-cell table:formula="of:=[.E72]*[.D71]/([.E72]+[.D71])" office:value-type="float" office:value="0.208333333333333" calcext:value-type="float">
            <text:p>0,2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3]" office:value-type="float" office:value="1.1498501118512" calcext:value-type="float">
            <text:p>1,15</text:p>
          </table:table-cell>
          <table:table-cell table:number-columns-repeated="101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[.C72]/([.C72]+[.E72])" office:value-type="float" office:value="0.0342025697279633" calcext:value-type="float">
            <text:p>0,03</text:p>
          </table:table-cell>
          <table:table-cell table:formula="of:=[.C72]+[.B73]*([.F73]-[.C72])" office:value-type="float" office:value="0.526708688136225" calcext:value-type="float">
            <text:p>0,53</text:p>
          </table:table-cell>
          <table:table-cell table:formula="of:=[.E73]*[.D72]/([.E73]+[.D72])" office:value-type="float" office:value="0.205479452054795" calcext:value-type="float">
            <text:p>0,2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4]" office:value-type="float" office:value="0.399681729340894" calcext:value-type="float">
            <text:p>0,40</text:p>
          </table:table-cell>
          <table:table-cell table:number-columns-repeated="101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[.C73]/([.C73]+[.E73])" office:value-type="float" office:value="0.033922751995642" calcext:value-type="float">
            <text:p>0,03</text:p>
          </table:table-cell>
          <table:table-cell table:formula="of:=[.C73]+[.B74]*([.F74]-[.C73])" office:value-type="float" office:value="0.518781103175712" calcext:value-type="float">
            <text:p>0,52</text:p>
          </table:table-cell>
          <table:table-cell table:formula="of:=[.E74]*[.D73]/([.E74]+[.D73])" office:value-type="float" office:value="0.202702702702703" calcext:value-type="float">
            <text:p>0,2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5]" office:value-type="float" office:value="0.293013469023962" calcext:value-type="float">
            <text:p>0,29</text:p>
          </table:table-cell>
          <table:table-cell table:number-columns-repeated="101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[.C74]/([.C74]+[.E74])" office:value-type="float" office:value="0.0334292429106788" calcext:value-type="float">
            <text:p>0,03</text:p>
          </table:table-cell>
          <table:table-cell table:formula="of:=[.C74]+[.B75]*([.F75]-[.C74])" office:value-type="float" office:value="0.546695273344452" calcext:value-type="float">
            <text:p>0,55</text:p>
          </table:table-cell>
          <table:table-cell table:formula="of:=[.E75]*[.D74]/([.E75]+[.D74])" office:value-type="float" office:value="0.2" calcext:value-type="float">
            <text:p>0,2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6]" office:value-type="float" office:value="1.35380360857093" calcext:value-type="float">
            <text:p>1,35</text:p>
          </table:table-cell>
          <table:table-cell table:number-columns-repeated="101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[.C75]/([.C75]+[.E75])" office:value-type="float" office:value="0.0351647256045333" calcext:value-type="float">
            <text:p>0,04</text:p>
          </table:table-cell>
          <table:table-cell table:formula="of:=[.C75]+[.B76]*([.F76]-[.C75])" office:value-type="float" office:value="0.570896814950436" calcext:value-type="float">
            <text:p>0,57</text:p>
          </table:table-cell>
          <table:table-cell table:formula="of:=[.E76]*[.D75]/([.E76]+[.D75])" office:value-type="float" office:value="0.197368421052632" calcext:value-type="float">
            <text:p>0,2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7]" office:value-type="float" office:value="1.23492875703935" calcext:value-type="float">
            <text:p>1,23</text:p>
          </table:table-cell>
          <table:table-cell table:number-columns-repeated="101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[.C76]/([.C76]+[.E76])" office:value-type="float" office:value="0.0366643502770044" calcext:value-type="float">
            <text:p>0,04</text:p>
          </table:table-cell>
          <table:table-cell table:formula="of:=[.C76]+[.B77]*([.F77]-[.C76])" office:value-type="float" office:value="0.531522104529961" calcext:value-type="float">
            <text:p>0,53</text:p>
          </table:table-cell>
          <table:table-cell table:formula="of:=[.E77]*[.D76]/([.E77]+[.D76])" office:value-type="float" office:value="0.194805194805195" calcext:value-type="float">
            <text:p>0,1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8]" office:value-type="float" office:value="-0.503026768121224" calcext:value-type="float">
            <text:p>-0,50</text:p>
          </table:table-cell>
          <table:table-cell table:number-columns-repeated="101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[.C77]/([.C77]+[.E77])" office:value-type="float" office:value="0.0342221516315478" calcext:value-type="float">
            <text:p>0,03</text:p>
          </table:table-cell>
          <table:table-cell table:formula="of:=[.C77]+[.B78]*([.F78]-[.C77])" office:value-type="float" office:value="0.518680658360551" calcext:value-type="float">
            <text:p>0,52</text:p>
          </table:table-cell>
          <table:table-cell table:formula="of:=[.E78]*[.D77]/([.E78]+[.D77])" office:value-type="float" office:value="0.192307692307692" calcext:value-type="float">
            <text:p>0,1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79]" office:value-type="float" office:value="0.156284267129577" calcext:value-type="float">
            <text:p>0,16</text:p>
          </table:table-cell>
          <table:table-cell table:number-columns-repeated="101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[.C78]/([.C78]+[.E78])" office:value-type="float" office:value="0.0334229867718243" calcext:value-type="float">
            <text:p>0,03</text:p>
          </table:table-cell>
          <table:table-cell table:formula="of:=[.C78]+[.B79]*([.F79]-[.C78])" office:value-type="float" office:value="0.51539398310603" calcext:value-type="float">
            <text:p>0,52</text:p>
          </table:table-cell>
          <table:table-cell table:formula="of:=[.E79]*[.D78]/([.E79]+[.D78])" office:value-type="float" office:value="0.189873417721519" calcext:value-type="float">
            <text:p>0,1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0]" office:value-type="float" office:value="0.420344884931369" calcext:value-type="float">
            <text:p>0,42</text:p>
          </table:table-cell>
          <table:table-cell table:number-columns-repeated="1018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[.C79]/([.C79]+[.E79])" office:value-type="float" office:value="0.033218233688891" calcext:value-type="float">
            <text:p>0,03</text:p>
          </table:table-cell>
          <table:table-cell table:formula="of:=[.C79]+[.B80]*([.F80]-[.C79])" office:value-type="float" office:value="0.526484502345896" calcext:value-type="float">
            <text:p>0,53</text:p>
          </table:table-cell>
          <table:table-cell table:formula="of:=[.E80]*[.D79]/([.E80]+[.D79])" office:value-type="float" office:value="0.1875" calcext:value-type="float">
            <text:p>0,1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1]" office:value-type="float" office:value="0.849262404399443" calcext:value-type="float">
            <text:p>0,85</text:p>
          </table:table-cell>
          <table:table-cell table:number-columns-repeated="101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[.C80]/([.C80]+[.E80])" office:value-type="float" office:value="0.0339088028759085" calcext:value-type="float">
            <text:p>0,03</text:p>
          </table:table-cell>
          <table:table-cell table:formula="of:=[.C80]+[.B81]*([.F81]-[.C80])" office:value-type="float" office:value="0.541120017435453" calcext:value-type="float">
            <text:p>0,54</text:p>
          </table:table-cell>
          <table:table-cell table:formula="of:=[.E81]*[.D80]/([.E81]+[.D80])" office:value-type="float" office:value="0.185185185185185" calcext:value-type="float">
            <text:p>0,1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2]" office:value-type="float" office:value="0.95809853316606" calcext:value-type="float">
            <text:p>0,96</text:p>
          </table:table-cell>
          <table:table-cell table:number-columns-repeated="101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[.C81]/([.C81]+[.E81])" office:value-type="float" office:value="0.0348185984554765" calcext:value-type="float">
            <text:p>0,03</text:p>
          </table:table-cell>
          <table:table-cell table:formula="of:=[.C81]+[.B82]*([.F82]-[.C81])" office:value-type="float" office:value="0.54954715374189" calcext:value-type="float">
            <text:p>0,55</text:p>
          </table:table-cell>
          <table:table-cell table:formula="of:=[.E82]*[.D81]/([.E82]+[.D81])" office:value-type="float" office:value="0.182926829268293" calcext:value-type="float">
            <text:p>0,1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3]" office:value-type="float" office:value="0.783149756720138" calcext:value-type="float">
            <text:p>0,78</text:p>
          </table:table-cell>
          <table:table-cell table:number-columns-repeated="101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[.C82]/([.C82]+[.E82])" office:value-type="float" office:value="0.0353416821923104" calcext:value-type="float">
            <text:p>0,04</text:p>
          </table:table-cell>
          <table:table-cell table:formula="of:=[.C82]+[.B83]*([.F83]-[.C82])" office:value-type="float" office:value="0.545802985058652" calcext:value-type="float">
            <text:p>0,55</text:p>
          </table:table-cell>
          <table:table-cell table:formula="of:=[.E83]*[.D82]/([.E83]+[.D82])" office:value-type="float" office:value="0.180722891566265" calcext:value-type="float">
            <text:p>0,1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4]" office:value-type="float" office:value="0.443605148410509" calcext:value-type="float">
            <text:p>0,44</text:p>
          </table:table-cell>
          <table:table-cell table:number-columns-repeated="101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[.C83]/([.C83]+[.E83])" office:value-type="float" office:value="0.0351093465923396" calcext:value-type="float">
            <text:p>0,04</text:p>
          </table:table-cell>
          <table:table-cell table:formula="of:=[.C83]+[.B84]*([.F84]-[.C83])" office:value-type="float" office:value="0.541509687836432" calcext:value-type="float">
            <text:p>0,54</text:p>
          </table:table-cell>
          <table:table-cell table:formula="of:=[.E84]*[.D83]/([.E84]+[.D83])" office:value-type="float" office:value="0.178571428571429" calcext:value-type="float">
            <text:p>0,1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5]" office:value-type="float" office:value="0.423519387130414" calcext:value-type="float">
            <text:p>0,42</text:p>
          </table:table-cell>
          <table:table-cell table:number-columns-repeated="101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[.C84]/([.C84]+[.E84])" office:value-type="float" office:value="0.0348427983325355" calcext:value-type="float">
            <text:p>0,03</text:p>
          </table:table-cell>
          <table:table-cell table:formula="of:=[.C84]+[.B85]*([.F85]-[.C84])" office:value-type="float" office:value="0.524763069225804" calcext:value-type="float">
            <text:p>0,52</text:p>
          </table:table-cell>
          <table:table-cell table:formula="of:=[.E85]*[.D84]/([.E85]+[.D84])" office:value-type="float" office:value="0.176470588235294" calcext:value-type="float">
            <text:p>0,1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6]" office:value-type="float" office:value="0.0608761161353348" calcext:value-type="float">
            <text:p>0,06</text:p>
          </table:table-cell>
          <table:table-cell table:number-columns-repeated="101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[.C85]/([.C85]+[.E85])" office:value-type="float" office:value="0.0338016797348762" calcext:value-type="float">
            <text:p>0,03</text:p>
          </table:table-cell>
          <table:table-cell table:formula="of:=[.C85]+[.B86]*([.F86]-[.C85])" office:value-type="float" office:value="0.512898239172545" calcext:value-type="float">
            <text:p>0,51</text:p>
          </table:table-cell>
          <table:table-cell table:formula="of:=[.E86]*[.D85]/([.E86]+[.D85])" office:value-type="float" office:value="0.174418604651163" calcext:value-type="float">
            <text:p>0,1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7]" office:value-type="float" office:value="0.173750038325535" calcext:value-type="float">
            <text:p>0,17</text:p>
          </table:table-cell>
          <table:table-cell table:number-columns-repeated="101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[.C86]/([.C86]+[.E86])" office:value-type="float" office:value="0.0330626960394412" calcext:value-type="float">
            <text:p>0,03</text:p>
          </table:table-cell>
          <table:table-cell table:formula="of:=[.C86]+[.B87]*([.F87]-[.C86])" office:value-type="float" office:value="0.509699773436363" calcext:value-type="float">
            <text:p>0,51</text:p>
          </table:table-cell>
          <table:table-cell table:formula="of:=[.E87]*[.D86]/([.E87]+[.D86])" office:value-type="float" office:value="0.172413793103448" calcext:value-type="float">
            <text:p>0,1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8]" office:value-type="float" office:value="0.416158828316089" calcext:value-type="float">
            <text:p>0,42</text:p>
          </table:table-cell>
          <table:table-cell table:number-columns-repeated="101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[.C87]/([.C87]+[.E87])" office:value-type="float" office:value="0.03286329077171" calcext:value-type="float">
            <text:p>0,03</text:p>
          </table:table-cell>
          <table:table-cell table:formula="of:=[.C87]+[.B88]*([.F88]-[.C87])" office:value-type="float" office:value="0.499898561458557" calcext:value-type="float">
            <text:p>0,50</text:p>
          </table:table-cell>
          <table:table-cell table:formula="of:=[.E88]*[.D87]/([.E88]+[.D87])" office:value-type="float" office:value="0.170454545454545" calcext:value-type="float">
            <text:p>0,1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89]" office:value-type="float" office:value="0.211457821773876" calcext:value-type="float">
            <text:p>0,21</text:p>
          </table:table-cell>
          <table:table-cell table:number-columns-repeated="101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[.C88]/([.C88]+[.E88])" office:value-type="float" office:value="0.0322517311630403" calcext:value-type="float">
            <text:p>0,03</text:p>
          </table:table-cell>
          <table:table-cell table:formula="of:=[.C88]+[.B89]*([.F89]-[.C88])" office:value-type="float" office:value="0.512154532677983" calcext:value-type="float">
            <text:p>0,51</text:p>
          </table:table-cell>
          <table:table-cell table:formula="of:=[.E89]*[.D88]/([.E89]+[.D88])" office:value-type="float" office:value="0.168539325842697" calcext:value-type="float">
            <text:p>0,1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0]" office:value-type="float" office:value="0.879908278067848" calcext:value-type="float">
            <text:p>0,88</text:p>
          </table:table-cell>
          <table:table-cell table:number-columns-repeated="101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[.C89]/([.C89]+[.E89])" office:value-type="float" office:value="0.0330163377111204" calcext:value-type="float">
            <text:p>0,03</text:p>
          </table:table-cell>
          <table:table-cell table:formula="of:=[.C89]+[.B90]*([.F90]-[.C89])" office:value-type="float" office:value="0.501845203821206" calcext:value-type="float">
            <text:p>0,50</text:p>
          </table:table-cell>
          <table:table-cell table:formula="of:=[.E90]*[.D89]/([.E90]+[.D89])" office:value-type="float" office:value="0.166666666666667" calcext:value-type="float">
            <text:p>0,1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1]" office:value-type="float" office:value="0.199905216991342" calcext:value-type="float">
            <text:p>0,20</text:p>
          </table:table-cell>
          <table:table-cell table:number-columns-repeated="101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[.C90]/([.C90]+[.E90])" office:value-type="float" office:value="0.0323732560364815" calcext:value-type="float">
            <text:p>0,03</text:p>
          </table:table-cell>
          <table:table-cell table:formula="of:=[.C90]+[.B91]*([.F91]-[.C90])" office:value-type="float" office:value="0.527870816611748" calcext:value-type="float">
            <text:p>0,53</text:p>
          </table:table-cell>
          <table:table-cell table:formula="of:=[.E91]*[.D90]/([.E91]+[.D90])" office:value-type="float" office:value="0.164835164835165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2]" office:value-type="float" office:value="1.30576844098997" calcext:value-type="float">
            <text:p>1,31</text:p>
          </table:table-cell>
          <table:table-cell table:number-columns-repeated="101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[.C91]/([.C91]+[.E91])" office:value-type="float" office:value="0.0339950546244261" calcext:value-type="float">
            <text:p>0,03</text:p>
          </table:table-cell>
          <table:table-cell table:formula="of:=[.C91]+[.B92]*([.F92]-[.C91])" office:value-type="float" office:value="0.541628333457172" calcext:value-type="float">
            <text:p>0,54</text:p>
          </table:table-cell>
          <table:table-cell table:formula="of:=[.E92]*[.D91]/([.E92]+[.D91])" office:value-type="float" office:value="0.16304347826087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3]" office:value-type="float" office:value="0.932562528315585" calcext:value-type="float">
            <text:p>0,93</text:p>
          </table:table-cell>
          <table:table-cell table:number-columns-repeated="101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[.C92]/([.C92]+[.E92])" office:value-type="float" office:value="0.0348501663941599" calcext:value-type="float">
            <text:p>0,03</text:p>
          </table:table-cell>
          <table:table-cell table:formula="of:=[.C92]+[.B93]*([.F93]-[.C92])" office:value-type="float" office:value="0.536011163420786" calcext:value-type="float">
            <text:p>0,54</text:p>
          </table:table-cell>
          <table:table-cell table:formula="of:=[.E93]*[.D92]/([.E93]+[.D92])" office:value-type="float" office:value="0.161290322580645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4]" office:value-type="float" office:value="0.380447753345879" calcext:value-type="float">
            <text:p>0,38</text:p>
          </table:table-cell>
          <table:table-cell table:number-columns-repeated="101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[.C93]/([.C93]+[.E93])" office:value-type="float" office:value="0.0345012086939544" calcext:value-type="float">
            <text:p>0,03</text:p>
          </table:table-cell>
          <table:table-cell table:formula="of:=[.C93]+[.B94]*([.F94]-[.C93])" office:value-type="float" office:value="0.551259642285881" calcext:value-type="float">
            <text:p>0,55</text:p>
          </table:table-cell>
          <table:table-cell table:formula="of:=[.E94]*[.D93]/([.E94]+[.D93])" office:value-type="float" office:value="0.159574468085106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5]" office:value-type="float" office:value="0.977980573836443" calcext:value-type="float">
            <text:p>0,98</text:p>
          </table:table-cell>
          <table:table-cell table:number-columns-repeated="101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[.C94]/([.C94]+[.E94])" office:value-type="float" office:value="0.0354479093633634" calcext:value-type="float">
            <text:p>0,04</text:p>
          </table:table-cell>
          <table:table-cell table:formula="of:=[.C94]+[.B95]*([.F95]-[.C94])" office:value-type="float" office:value="0.535900200543406" calcext:value-type="float">
            <text:p>0,54</text:p>
          </table:table-cell>
          <table:table-cell table:formula="of:=[.E95]*[.D94]/([.E95]+[.D94])" office:value-type="float" office:value="0.157894736842105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6]" office:value-type="float" office:value="0.11796351796356" calcext:value-type="float">
            <text:p>0,12</text:p>
          </table:table-cell>
          <table:table-cell table:number-columns-repeated="101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[.C95]/([.C95]+[.E95])" office:value-type="float" office:value="0.0344943127611403" calcext:value-type="float">
            <text:p>0,03</text:p>
          </table:table-cell>
          <table:table-cell table:formula="of:=[.C95]+[.B96]*([.F96]-[.C95])" office:value-type="float" office:value="0.540529580934974" calcext:value-type="float">
            <text:p>0,54</text:p>
          </table:table-cell>
          <table:table-cell table:formula="of:=[.E96]*[.D95]/([.E96]+[.D95])" office:value-type="float" office:value="0.15625" calcext:value-type="float">
            <text:p>0,1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7]" office:value-type="float" office:value="0.670107263128593" calcext:value-type="float">
            <text:p>0,67</text:p>
          </table:table-cell>
          <table:table-cell table:number-columns-repeated="101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[.C96]/([.C96]+[.E96])" office:value-type="float" office:value="0.0347819279980067" calcext:value-type="float">
            <text:p>0,03</text:p>
          </table:table-cell>
          <table:table-cell table:formula="of:=[.C96]+[.B97]*([.F97]-[.C96])" office:value-type="float" office:value="0.544456725813953" calcext:value-type="float">
            <text:p>0,54</text:p>
          </table:table-cell>
          <table:table-cell table:formula="of:=[.E97]*[.D96]/([.E97]+[.D96])" office:value-type="float" office:value="0.154639175257732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8]" office:value-type="float" office:value="0.653437205814318" calcext:value-type="float">
            <text:p>0,65</text:p>
          </table:table-cell>
          <table:table-cell table:number-columns-repeated="101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[.C97]/([.C97]+[.E97])" office:value-type="float" office:value="0.03502578027766" calcext:value-type="float">
            <text:p>0,04</text:p>
          </table:table-cell>
          <table:table-cell table:formula="of:=[.C97]+[.B98]*([.F98]-[.C97])" office:value-type="float" office:value="0.531309695132517" calcext:value-type="float">
            <text:p>0,53</text:p>
          </table:table-cell>
          <table:table-cell table:formula="of:=[.E98]*[.D97]/([.E98]+[.D97])" office:value-type="float" office:value="0.153061224489796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99]" office:value-type="float" office:value="0.169103755024572" calcext:value-type="float">
            <text:p>0,17</text:p>
          </table:table-cell>
          <table:table-cell table:number-columns-repeated="101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[.C98]/([.C98]+[.E98])" office:value-type="float" office:value="0.0342089434543327" calcext:value-type="float">
            <text:p>0,03</text:p>
          </table:table-cell>
          <table:table-cell table:formula="of:=[.C98]+[.B99]*([.F99]-[.C98])" office:value-type="float" office:value="0.545305954905468" calcext:value-type="float">
            <text:p>0,55</text:p>
          </table:table-cell>
          <table:table-cell table:formula="of:=[.E99]*[.D98]/([.E99]+[.D98])" office:value-type="float" office:value="0.151515151515152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0]" office:value-type="float" office:value="0.940450064861718" calcext:value-type="float">
            <text:p>0,94</text:p>
          </table:table-cell>
          <table:table-cell table:number-columns-repeated="101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[.C99]/([.C99]+[.E99])" office:value-type="float" office:value="0.0350784961381472" calcext:value-type="float">
            <text:p>0,04</text:p>
          </table:table-cell>
          <table:table-cell table:formula="of:=[.C99]+[.B100]*([.F100]-[.C99])" office:value-type="float" office:value="0.554426810709208" calcext:value-type="float">
            <text:p>0,55</text:p>
          </table:table-cell>
          <table:table-cell table:formula="of:=[.E100]*[.D99]/([.E100]+[.D99])" office:value-type="float" office:value="0.15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1]" office:value-type="float" office:value="0.80531869227653" calcext:value-type="float">
            <text:p>0,81</text:p>
          </table:table-cell>
          <table:table-cell table:number-columns-repeated="101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[.C100]/([.C100]+[.E100])" office:value-type="float" office:value="0.0356443099740253" calcext:value-type="float">
            <text:p>0,04</text:p>
          </table:table-cell>
          <table:table-cell table:formula="of:=[.C100]+[.B101]*([.F101]-[.C100])" office:value-type="float" office:value="0.534664649610379" calcext:value-type="float">
            <text:p>0,53</text:p>
          </table:table-cell>
          <table:table-cell table:formula="of:=[.E101]*[.D100]/([.E101]+[.D100])" office:value-type="float" office:value="0.148514851485149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[.C101]/([.C101]+[.E101])" office:value-type="float" office:value="0.0344175211805289" calcext:value-type="float">
            <text:p>0,03</text:p>
          </table:table-cell>
          <table:table-cell table:formula="of:=[.C101]+[.B102]*([.F102]-[.C101])" office:value-type="float" office:value="0.516262817707934" calcext:value-type="float">
            <text:p>0,52</text:p>
          </table:table-cell>
          <table:table-cell table:formula="of:=[.E102]*[.D101]/([.E102]+[.D101])" office:value-type="float" office:value="0.147058823529412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[.C102]/([.C102]+[.E102])" office:value-type="float" office:value="0.0332723687252029" calcext:value-type="float">
            <text:p>0,03</text:p>
          </table:table-cell>
          <table:table-cell table:formula="of:=[.C102]+[.B103]*([.F103]-[.C102])" office:value-type="float" office:value="0.499085530878043" calcext:value-type="float">
            <text:p>0,50</text:p>
          </table:table-cell>
          <table:table-cell table:formula="of:=[.E103]*[.D102]/([.E103]+[.D102])" office:value-type="float" office:value="0.145631067961165" calcext:value-type="float">
            <text:p>0,1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[.C103]/([.C103]+[.E103])" office:value-type="float" office:value="0.032200966301124" calcext:value-type="float">
            <text:p>0,03</text:p>
          </table:table-cell>
          <table:table-cell table:formula="of:=[.C103]+[.B104]*([.F104]-[.C103])" office:value-type="float" office:value="0.483014494516861" calcext:value-type="float">
            <text:p>0,48</text:p>
          </table:table-cell>
          <table:table-cell table:formula="of:=[.E104]*[.D103]/([.E104]+[.D103])" office:value-type="float" office:value="0.144230769230769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C104]/([.C104]+[.E104])" office:value-type="float" office:value="0.0311964116992796" calcext:value-type="float">
            <text:p>0,03</text:p>
          </table:table-cell>
          <table:table-cell table:formula="of:=[.C104]+[.B105]*([.F105]-[.C104])" office:value-type="float" office:value="0.467946175489193" calcext:value-type="float">
            <text:p>0,47</text:p>
          </table:table-cell>
          <table:table-cell table:formula="of:=[.E105]*[.D104]/([.E105]+[.D104])" office:value-type="float" office:value="0.142857142857143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0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[.C105]/([.C105]+[.E105])" office:value-type="float" office:value="0.0302526379507778" calcext:value-type="float">
            <text:p>0,03</text:p>
          </table:table-cell>
          <table:table-cell table:formula="of:=[.C105]+[.B106]*([.F106]-[.C105])" office:value-type="float" office:value="0.453789569261668" calcext:value-type="float">
            <text:p>0,45</text:p>
          </table:table-cell>
          <table:table-cell table:formula="of:=[.E106]*[.D105]/([.E106]+[.D105])" office:value-type="float" office:value="0.141509433962264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0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[.C106]/([.C106]+[.E106])" office:value-type="float" office:value="0.02936429069568" calcext:value-type="float">
            <text:p>0,03</text:p>
          </table:table-cell>
          <table:table-cell table:formula="of:=[.C106]+[.B107]*([.F107]-[.C106])" office:value-type="float" office:value="0.440464360435201" calcext:value-type="float">
            <text:p>0,44</text:p>
          </table:table-cell>
          <table:table-cell table:formula="of:=[.E107]*[.D106]/([.E107]+[.D106])" office:value-type="float" office:value="0.140186915887851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0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107]/([.C107]+[.E107])" office:value-type="float" office:value="0.0285266265413526" calcext:value-type="float">
            <text:p>0,03</text:p>
          </table:table-cell>
          <table:table-cell table:formula="of:=[.C107]+[.B108]*([.F108]-[.C107])" office:value-type="float" office:value="0.42789939812029" calcext:value-type="float">
            <text:p>0,43</text:p>
          </table:table-cell>
          <table:table-cell table:formula="of:=[.E108]*[.D107]/([.E108]+[.D107])" office:value-type="float" office:value="0.138888888888889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0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108]/([.C108]+[.E108])" office:value-type="float" office:value="0.027735428335268" calcext:value-type="float">
            <text:p>0,03</text:p>
          </table:table-cell>
          <table:table-cell table:formula="of:=[.C108]+[.B109]*([.F109]-[.C108])" office:value-type="float" office:value="0.41603142502902" calcext:value-type="float">
            <text:p>0,42</text:p>
          </table:table-cell>
          <table:table-cell table:formula="of:=[.E109]*[.D108]/([.E109]+[.D108])" office:value-type="float" office:value="0.137614678899083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0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109]/([.C109]+[.E109])" office:value-type="float" office:value="0.0269869341569688" calcext:value-type="float">
            <text:p>0,03</text:p>
          </table:table-cell>
          <table:table-cell table:formula="of:=[.C109]+[.B110]*([.F110]-[.C109])" office:value-type="float" office:value="0.404804012354532" calcext:value-type="float">
            <text:p>0,40</text:p>
          </table:table-cell>
          <table:table-cell table:formula="of:=[.E110]*[.D109]/([.E110]+[.D109])" office:value-type="float" office:value="0.136363636363636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10]/([.C110]+[.E110])" office:value-type="float" office:value="0.0262777775056328" calcext:value-type="float">
            <text:p>0,03</text:p>
          </table:table-cell>
          <table:table-cell table:formula="of:=[.C110]+[.B111]*([.F111]-[.C110])" office:value-type="float" office:value="0.394166662584492" calcext:value-type="float">
            <text:p>0,39</text:p>
          </table:table-cell>
          <table:table-cell table:formula="of:=[.E111]*[.D110]/([.E111]+[.D110])" office:value-type="float" office:value="0.135135135135135" calcext:value-type="float">
            <text:p>0,1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[.C111]/([.C111]+[.E111])" office:value-type="float" office:value="0.0256049366765993" calcext:value-type="float">
            <text:p>0,03</text:p>
          </table:table-cell>
          <table:table-cell table:formula="of:=[.C111]+[.B112]*([.F112]-[.C111])" office:value-type="float" office:value="0.38407405014899" calcext:value-type="float">
            <text:p>0,38</text:p>
          </table:table-cell>
          <table:table-cell table:formula="of:=[.E112]*[.D111]/([.E112]+[.D111])" office:value-type="float" office:value="0.133928571428572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[.C112]/([.C112]+[.E112])" office:value-type="float" office:value="0.0249656917209957" calcext:value-type="float">
            <text:p>0,02</text:p>
          </table:table-cell>
          <table:table-cell table:formula="of:=[.C112]+[.B113]*([.F113]-[.C112])" office:value-type="float" office:value="0.374485375814936" calcext:value-type="float">
            <text:p>0,37</text:p>
          </table:table-cell>
          <table:table-cell table:formula="of:=[.E113]*[.D112]/([.E113]+[.D112])" office:value-type="float" office:value="0.132743362831859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[.C113]/([.C113]+[.E113])" office:value-type="float" office:value="0.0243575876955222" calcext:value-type="float">
            <text:p>0,02</text:p>
          </table:table-cell>
          <table:table-cell table:formula="of:=[.C113]+[.B114]*([.F114]-[.C113])" office:value-type="float" office:value="0.365363815432833" calcext:value-type="float">
            <text:p>0,37</text:p>
          </table:table-cell>
          <table:table-cell table:formula="of:=[.E114]*[.D113]/([.E114]+[.D113])" office:value-type="float" office:value="0.131578947368421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[.C114]/([.C114]+[.E114])" office:value-type="float" office:value="0.0237784031554049" calcext:value-type="float">
            <text:p>0,02</text:p>
          </table:table-cell>
          <table:table-cell table:formula="of:=[.C114]+[.B115]*([.F115]-[.C114])" office:value-type="float" office:value="0.356676047331074" calcext:value-type="float">
            <text:p>0,36</text:p>
          </table:table-cell>
          <table:table-cell table:formula="of:=[.E115]*[.D114]/([.E115]+[.D114])" office:value-type="float" office:value="0.130434782608696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[.C115]/([.C115]+[.E115])" office:value-type="float" office:value="0.0232261230380687" calcext:value-type="float">
            <text:p>0,02</text:p>
          </table:table-cell>
          <table:table-cell table:formula="of:=[.C115]+[.B116]*([.F116]-[.C115])" office:value-type="float" office:value="0.348391845571031" calcext:value-type="float">
            <text:p>0,35</text:p>
          </table:table-cell>
          <table:table-cell table:formula="of:=[.E116]*[.D115]/([.E116]+[.D115])" office:value-type="float" office:value="0.129310344827586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[.C116]/([.C116]+[.E116])" office:value-type="float" office:value="0.0226989152398766" calcext:value-type="float">
            <text:p>0,02</text:p>
          </table:table-cell>
          <table:table-cell table:formula="of:=[.C116]+[.B117]*([.F117]-[.C116])" office:value-type="float" office:value="0.34048372859815" calcext:value-type="float">
            <text:p>0,34</text:p>
          </table:table-cell>
          <table:table-cell table:formula="of:=[.E117]*[.D116]/([.E117]+[.D116])" office:value-type="float" office:value="0.128205128205128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[.C117]/([.C117]+[.E117])" office:value-type="float" office:value="0.0221951103121612" calcext:value-type="float">
            <text:p>0,02</text:p>
          </table:table-cell>
          <table:table-cell table:formula="of:=[.C117]+[.B118]*([.F118]-[.C117])" office:value-type="float" office:value="0.332926654682418" calcext:value-type="float">
            <text:p>0,33</text:p>
          </table:table-cell>
          <table:table-cell table:formula="of:=[.E118]*[.D117]/([.E118]+[.D117])" office:value-type="float" office:value="0.127118644067797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[.C118]/([.C118]+[.E118])" office:value-type="float" office:value="0.0217131838024378" calcext:value-type="float">
            <text:p>0,02</text:p>
          </table:table-cell>
          <table:table-cell table:formula="of:=[.C118]+[.B119]*([.F119]-[.C118])" office:value-type="float" office:value="0.325697757036568" calcext:value-type="float">
            <text:p>0,33</text:p>
          </table:table-cell>
          <table:table-cell table:formula="of:=[.E119]*[.D118]/([.E119]+[.D118])" office:value-type="float" office:value="0.126050420168067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1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[.C119]/([.C119]+[.E119])" office:value-type="float" office:value="0.0212517408472987" calcext:value-type="float">
            <text:p>0,02</text:p>
          </table:table-cell>
          <table:table-cell table:formula="of:=[.C119]+[.B120]*([.F120]-[.C119])" office:value-type="float" office:value="0.31877611270948" calcext:value-type="float">
            <text:p>0,32</text:p>
          </table:table-cell>
          <table:table-cell table:formula="of:=[.E120]*[.D119]/([.E120]+[.D119])" office:value-type="float" office:value="0.125" calcext:value-type="float">
            <text:p>0,1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[.C120]/([.C120]+[.E120])" office:value-type="float" office:value="0.0208095026889911" calcext:value-type="float">
            <text:p>0,02</text:p>
          </table:table-cell>
          <table:table-cell table:formula="of:=[.C120]+[.B121]*([.F121]-[.C120])" office:value-type="float" office:value="0.312142540334866" calcext:value-type="float">
            <text:p>0,31</text:p>
          </table:table-cell>
          <table:table-cell table:formula="of:=[.E121]*[.D120]/([.E121]+[.D120])" office:value-type="float" office:value="0.12396694214876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[.C121]/([.C121]+[.E121])" office:value-type="float" office:value="0.0203852948411777" calcext:value-type="float">
            <text:p>0,02</text:p>
          </table:table-cell>
          <table:table-cell table:formula="of:=[.C121]+[.B122]*([.F122]-[.C121])" office:value-type="float" office:value="0.305779422617666" calcext:value-type="float">
            <text:p>0,31</text:p>
          </table:table-cell>
          <table:table-cell table:formula="of:=[.E122]*[.D121]/([.E122]+[.D121])" office:value-type="float" office:value="0.122950819672131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[.C122]/([.C122]+[.E122])" office:value-type="float" office:value="0.0199780366732457" calcext:value-type="float">
            <text:p>0,02</text:p>
          </table:table-cell>
          <table:table-cell table:formula="of:=[.C122]+[.B123]*([.F123]-[.C122])" office:value-type="float" office:value="0.299670550098686" calcext:value-type="float">
            <text:p>0,30</text:p>
          </table:table-cell>
          <table:table-cell table:formula="of:=[.E123]*[.D122]/([.E123]+[.D122])" office:value-type="float" office:value="0.121951219512195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[.C123]/([.C123]+[.E123])" office:value-type="float" office:value="0.0195867322186721" calcext:value-type="float">
            <text:p>0,02</text:p>
          </table:table-cell>
          <table:table-cell table:formula="of:=[.C123]+[.B124]*([.F124]-[.C123])" office:value-type="float" office:value="0.293800983280081" calcext:value-type="float">
            <text:p>0,29</text:p>
          </table:table-cell>
          <table:table-cell table:formula="of:=[.E124]*[.D123]/([.E124]+[.D123])" office:value-type="float" office:value="0.120967741935484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C124]/([.C124]+[.E124])" office:value-type="float" office:value="0.0192104620428419" calcext:value-type="float">
            <text:p>0,02</text:p>
          </table:table-cell>
          <table:table-cell table:formula="of:=[.C124]+[.B125]*([.F125]-[.C124])" office:value-type="float" office:value="0.288156930642629" calcext:value-type="float">
            <text:p>0,29</text:p>
          </table:table-cell>
          <table:table-cell table:formula="of:=[.E125]*[.D124]/([.E125]+[.D124])" office:value-type="float" office:value="0.12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[.C125]/([.C125]+[.E125])" office:value-type="float" office:value="0.0188483760305381" calcext:value-type="float">
            <text:p>0,02</text:p>
          </table:table-cell>
          <table:table-cell table:formula="of:=[.C125]+[.B126]*([.F126]-[.C125])" office:value-type="float" office:value="0.282725640458071" calcext:value-type="float">
            <text:p>0,28</text:p>
          </table:table-cell>
          <table:table-cell table:formula="of:=[.E126]*[.D125]/([.E126]+[.D125])" office:value-type="float" office:value="0.119047619047619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[.C126]/([.C126]+[.E126])" office:value-type="float" office:value="0.0184996869740048" calcext:value-type="float">
            <text:p>0,02</text:p>
          </table:table-cell>
          <table:table-cell table:formula="of:=[.C126]+[.B127]*([.F127]-[.C126])" office:value-type="float" office:value="0.277495304610072" calcext:value-type="float">
            <text:p>0,28</text:p>
          </table:table-cell>
          <table:table-cell table:formula="of:=[.E127]*[.D126]/([.E127]+[.D126])" office:value-type="float" office:value="0.118110236220473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[.C127]/([.C127]+[.E127])" office:value-type="float" office:value="0.0181636648597978" calcext:value-type="float">
            <text:p>0,02</text:p>
          </table:table-cell>
          <table:table-cell table:formula="of:=[.C127]+[.B128]*([.F128]-[.C127])" office:value-type="float" office:value="0.272454972896967" calcext:value-type="float">
            <text:p>0,27</text:p>
          </table:table-cell>
          <table:table-cell table:formula="of:=[.E128]*[.D127]/([.E128]+[.D127])" office:value-type="float" office:value="0.1171875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[.C128]/([.C128]+[.E128])" office:value-type="float" office:value="0.017839631767157" calcext:value-type="float">
            <text:p>0,02</text:p>
          </table:table-cell>
          <table:table-cell table:formula="of:=[.C128]+[.B129]*([.F129]-[.C128])" office:value-type="float" office:value="0.267594476507354" calcext:value-type="float">
            <text:p>0,27</text:p>
          </table:table-cell>
          <table:table-cell table:formula="of:=[.E129]*[.D128]/([.E129]+[.D128])" office:value-type="float" office:value="0.116279069767442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2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[.C129]/([.C129]+[.E129])" office:value-type="float" office:value="0.017526957302875" calcext:value-type="float">
            <text:p>0,02</text:p>
          </table:table-cell>
          <table:table-cell table:formula="of:=[.C129]+[.B130]*([.F130]-[.C129])" office:value-type="float" office:value="0.262904359543125" calcext:value-type="float">
            <text:p>0,26</text:p>
          </table:table-cell>
          <table:table-cell table:formula="of:=[.E130]*[.D129]/([.E130]+[.D129])" office:value-type="float" office:value="0.115384615384615" calcext:value-type="float">
            <text:p>0,12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[.C130]/([.C130]+[.E130])" office:value-type="float" office:value="0.017225054507974" calcext:value-type="float">
            <text:p>0,02</text:p>
          </table:table-cell>
          <table:table-cell table:formula="of:=[.C130]+[.B131]*([.F131]-[.C130])" office:value-type="float" office:value="0.25837581761961" calcext:value-type="float">
            <text:p>0,26</text:p>
          </table:table-cell>
          <table:table-cell table:formula="of:=[.E131]*[.D130]/([.E131]+[.D130])" office:value-type="float" office:value="0.114503816793893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[.C131]/([.C131]+[.E131])" office:value-type="float" office:value="0.0169333761802649" calcext:value-type="float">
            <text:p>0,02</text:p>
          </table:table-cell>
          <table:table-cell table:formula="of:=[.C131]+[.B132]*([.F132]-[.C131])" office:value-type="float" office:value="0.254000642703974" calcext:value-type="float">
            <text:p>0,25</text:p>
          </table:table-cell>
          <table:table-cell table:formula="of:=[.E132]*[.D131]/([.E132]+[.D131])" office:value-type="float" office:value="0.113636363636364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[.C132]/([.C132]+[.E132])" office:value-type="float" office:value="0.016651411564314" calcext:value-type="float">
            <text:p>0,02</text:p>
          </table:table-cell>
          <table:table-cell table:formula="of:=[.C132]+[.B133]*([.F133]-[.C132])" office:value-type="float" office:value="0.24977117346471" calcext:value-type="float">
            <text:p>0,25</text:p>
          </table:table-cell>
          <table:table-cell table:formula="of:=[.E133]*[.D132]/([.E133]+[.D132])" office:value-type="float" office:value="0.112781954887218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[.C133]/([.C133]+[.E133])" office:value-type="float" office:value="0.0163786833666936" calcext:value-type="float">
            <text:p>0,02</text:p>
          </table:table-cell>
          <table:table-cell table:formula="of:=[.C133]+[.B134]*([.F134]-[.C133])" office:value-type="float" office:value="0.245680250500404" calcext:value-type="float">
            <text:p>0,25</text:p>
          </table:table-cell>
          <table:table-cell table:formula="of:=[.E134]*[.D133]/([.E134]+[.D133])" office:value-type="float" office:value="0.111940298507463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[.C134]/([.C134]+[.E134])" office:value-type="float" office:value="0.0161147450598238" calcext:value-type="float">
            <text:p>0,02</text:p>
          </table:table-cell>
          <table:table-cell table:formula="of:=[.C134]+[.B135]*([.F135]-[.C134])" office:value-type="float" office:value="0.241721175897356" calcext:value-type="float">
            <text:p>0,24</text:p>
          </table:table-cell>
          <table:table-cell table:formula="of:=[.E135]*[.D134]/([.E135]+[.D134])" office:value-type="float" office:value="0.111111111111111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[.C135]/([.C135]+[.E135])" office:value-type="float" office:value="0.0158591784423668" calcext:value-type="float">
            <text:p>0,02</text:p>
          </table:table-cell>
          <table:table-cell table:formula="of:=[.C135]+[.B136]*([.F136]-[.C135])" office:value-type="float" office:value="0.237887676635501" calcext:value-type="float">
            <text:p>0,24</text:p>
          </table:table-cell>
          <table:table-cell table:formula="of:=[.E136]*[.D135]/([.E136]+[.D135])" office:value-type="float" office:value="0.110294117647059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[.C136]/([.C136]+[.E136])" office:value-type="float" office:value="0.0156115914281386" calcext:value-type="float">
            <text:p>0,02</text:p>
          </table:table-cell>
          <table:table-cell table:formula="of:=[.C136]+[.B137]*([.F137]-[.C136])" office:value-type="float" office:value="0.234173871422079" calcext:value-type="float">
            <text:p>0,23</text:p>
          </table:table-cell>
          <table:table-cell table:formula="of:=[.E137]*[.D136]/([.E137]+[.D136])" office:value-type="float" office:value="0.109489051094891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[.C137]/([.C137]+[.E137])" office:value-type="float" office:value="0.0153716160389483" calcext:value-type="float">
            <text:p>0,02</text:p>
          </table:table-cell>
          <table:table-cell table:formula="of:=[.C137]+[.B138]*([.F138]-[.C137])" office:value-type="float" office:value="0.230574240584224" calcext:value-type="float">
            <text:p>0,23</text:p>
          </table:table-cell>
          <table:table-cell table:formula="of:=[.E138]*[.D137]/([.E138]+[.D137])" office:value-type="float" office:value="0.108695652173913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[.C138]/([.C138]+[.E138])" office:value-type="float" office:value="0.0151389065797548" calcext:value-type="float">
            <text:p>0,02</text:p>
          </table:table-cell>
          <table:table-cell table:formula="of:=[.C138]+[.B139]*([.F139]-[.C138])" office:value-type="float" office:value="0.227083598696322" calcext:value-type="float">
            <text:p>0,23</text:p>
          </table:table-cell>
          <table:table-cell table:formula="of:=[.E139]*[.D138]/([.E139]+[.D138])" office:value-type="float" office:value="0.107913669064748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3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[.C139]/([.C139]+[.E139])" office:value-type="float" office:value="0.0149131379771084" calcext:value-type="float">
            <text:p>0,01</text:p>
          </table:table-cell>
          <table:table-cell table:formula="of:=[.C139]+[.B140]*([.F140]-[.C139])" office:value-type="float" office:value="0.223697069656625" calcext:value-type="float">
            <text:p>0,22</text:p>
          </table:table-cell>
          <table:table-cell table:formula="of:=[.E140]*[.D139]/([.E140]+[.D139])" office:value-type="float" office:value="0.107142857142857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4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[.C140]/([.C140]+[.E140])" office:value-type="float" office:value="0.0146940042640819" calcext:value-type="float">
            <text:p>0,01</text:p>
          </table:table-cell>
          <table:table-cell table:formula="of:=[.C140]+[.B141]*([.F141]-[.C140])" office:value-type="float" office:value="0.220410063961228" calcext:value-type="float">
            <text:p>0,22</text:p>
          </table:table-cell>
          <table:table-cell table:formula="of:=[.E141]*[.D140]/([.E141]+[.D140])" office:value-type="float" office:value="0.106382978723404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4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[.C141]/([.C141]+[.E141])" office:value-type="float" office:value="0.0144812171968424" calcext:value-type="float">
            <text:p>0,01</text:p>
          </table:table-cell>
          <table:table-cell table:formula="of:=[.C141]+[.B142]*([.F142]-[.C141])" office:value-type="float" office:value="0.217218257952636" calcext:value-type="float">
            <text:p>0,22</text:p>
          </table:table-cell>
          <table:table-cell table:formula="of:=[.E142]*[.D141]/([.E142]+[.D141])" office:value-type="float" office:value="0.105633802816902" calcext:value-type="float">
            <text:p>0,11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J14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[.C142]/([.C142]+[.E142])" office:value-type="float" office:value="0.014274504989709" calcext:value-type="float">
            <text:p>0,01</text:p>
          </table:table-cell>
          <table:table-cell table:formula="of:=[.C142]+[.B143]*([.F143]-[.C142])" office:value-type="float" office:value="0.214117574845635" calcext:value-type="float">
            <text:p>0,21</text:p>
          </table:table-cell>
          <table:table-cell table:formula="of:=[.E143]*[.D142]/([.E143]+[.D142])" office:value-type="float" office:value="0.104895104895105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[.C143]/([.C143]+[.E143])" office:value-type="float" office:value="0.0140736111570248" calcext:value-type="float">
            <text:p>0,01</text:p>
          </table:table-cell>
          <table:table-cell table:formula="of:=[.C143]+[.B144]*([.F144]-[.C143])" office:value-type="float" office:value="0.211104167355372" calcext:value-type="float">
            <text:p>0,21</text:p>
          </table:table-cell>
          <table:table-cell table:formula="of:=[.E144]*[.D143]/([.E144]+[.D143])" office:value-type="float" office:value="0.104166666666667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[.C144]/([.C144]+[.E144])" office:value-type="float" office:value="0.0138782934514658" calcext:value-type="float">
            <text:p>0,01</text:p>
          </table:table-cell>
          <table:table-cell table:formula="of:=[.C144]+[.B145]*([.F145]-[.C144])" office:value-type="float" office:value="0.208174401771987" calcext:value-type="float">
            <text:p>0,21</text:p>
          </table:table-cell>
          <table:table-cell table:formula="of:=[.E145]*[.D144]/([.E145]+[.D144])" office:value-type="float" office:value="0.103448275862069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[.C145]/([.C145]+[.E145])" office:value-type="float" office:value="0.0136883228895463" calcext:value-type="float">
            <text:p>0,01</text:p>
          </table:table-cell>
          <table:table-cell table:formula="of:=[.C145]+[.B146]*([.F146]-[.C145])" office:value-type="float" office:value="0.205324843343194" calcext:value-type="float">
            <text:p>0,21</text:p>
          </table:table-cell>
          <table:table-cell table:formula="of:=[.E146]*[.D145]/([.E146]+[.D145])" office:value-type="float" office:value="0.102739726027397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0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[.C146]/([.C146]+[.E146])" office:value-type="float" office:value="0.0135034828560788" calcext:value-type="float">
            <text:p>0,01</text:p>
          </table:table-cell>
          <table:table-cell table:formula="of:=[.C146]+[.B147]*([.F147]-[.C146])" office:value-type="float" office:value="0.202552242841182" calcext:value-type="float">
            <text:p>0,20</text:p>
          </table:table-cell>
          <table:table-cell table:formula="of:=[.E147]*[.D146]/([.E147]+[.D146])" office:value-type="float" office:value="0.102040816326531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[.C147]/([.C147]+[.E147])" office:value-type="float" office:value="0.013323568280225" calcext:value-type="float">
            <text:p>0,01</text:p>
          </table:table-cell>
          <table:table-cell table:formula="of:=[.C147]+[.B148]*([.F148]-[.C147])" office:value-type="float" office:value="0.199853524203375" calcext:value-type="float">
            <text:p>0,20</text:p>
          </table:table-cell>
          <table:table-cell table:formula="of:=[.E148]*[.D147]/([.E148]+[.D147])" office:value-type="float" office:value="0.101351351351351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[.C148]/([.C148]+[.E148])" office:value-type="float" office:value="0.0131483848765476" calcext:value-type="float">
            <text:p>0,01</text:p>
          </table:table-cell>
          <table:table-cell table:formula="of:=[.C148]+[.B149]*([.F149]-[.C148])" office:value-type="float" office:value="0.197225773148215" calcext:value-type="float">
            <text:p>0,20</text:p>
          </table:table-cell>
          <table:table-cell table:formula="of:=[.E149]*[.D148]/([.E149]+[.D148])" office:value-type="float" office:value="0.100671140939597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[.C149]/([.C149]+[.E149])" office:value-type="float" office:value="0.0129777484451597" calcext:value-type="float">
            <text:p>0,01</text:p>
          </table:table-cell>
          <table:table-cell table:formula="of:=[.C149]+[.B150]*([.F150]-[.C149])" office:value-type="float" office:value="0.194666226677395" calcext:value-type="float">
            <text:p>0,19</text:p>
          </table:table-cell>
          <table:table-cell table:formula="of:=[.E150]*[.D149]/([.E150]+[.D149])" office:value-type="float" office:value="0.1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[.C150]/([.C150]+[.E150])" office:value-type="float" office:value="0.0128114842256698" calcext:value-type="float">
            <text:p>0,01</text:p>
          </table:table-cell>
          <table:table-cell table:formula="of:=[.C150]+[.B151]*([.F151]-[.C150])" office:value-type="float" office:value="0.192172263385047" calcext:value-type="float">
            <text:p>0,19</text:p>
          </table:table-cell>
          <table:table-cell table:formula="of:=[.E151]*[.D150]/([.E151]+[.D150])" office:value-type="float" office:value="0.0993377483443709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[.C151]/([.C151]+[.E151])" office:value-type="float" office:value="0.0126494263001615" calcext:value-type="float">
            <text:p>0,01</text:p>
          </table:table-cell>
          <table:table-cell table:formula="of:=[.C151]+[.B152]*([.F152]-[.C151])" office:value-type="float" office:value="0.189741394502423" calcext:value-type="float">
            <text:p>0,19</text:p>
          </table:table-cell>
          <table:table-cell table:formula="of:=[.E152]*[.D151]/([.E152]+[.D151])" office:value-type="float" office:value="0.0986842105263159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[.C152]/([.C152]+[.E152])" office:value-type="float" office:value="0.0124914170409178" calcext:value-type="float">
            <text:p>0,01</text:p>
          </table:table-cell>
          <table:table-cell table:formula="of:=[.C152]+[.B153]*([.F153]-[.C152])" office:value-type="float" office:value="0.187371255613767" calcext:value-type="float">
            <text:p>0,19</text:p>
          </table:table-cell>
          <table:table-cell table:formula="of:=[.E153]*[.D152]/([.E153]+[.D152])" office:value-type="float" office:value="0.0980392156862746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[.C153]/([.C153]+[.E153])" office:value-type="float" office:value="0.0123373065990277" calcext:value-type="float">
            <text:p>0,01</text:p>
          </table:table-cell>
          <table:table-cell table:formula="of:=[.C153]+[.B154]*([.F154]-[.C153])" office:value-type="float" office:value="0.185059598985416" calcext:value-type="float">
            <text:p>0,19</text:p>
          </table:table-cell>
          <table:table-cell table:formula="of:=[.E154]*[.D153]/([.E154]+[.D153])" office:value-type="float" office:value="0.0974025974025975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[.C154]/([.C154]+[.E154])" office:value-type="float" office:value="0.0121869524303863" calcext:value-type="float">
            <text:p>0,01</text:p>
          </table:table-cell>
          <table:table-cell table:formula="of:=[.C154]+[.B155]*([.F155]-[.C154])" office:value-type="float" office:value="0.182804286455794" calcext:value-type="float">
            <text:p>0,18</text:p>
          </table:table-cell>
          <table:table-cell table:formula="of:=[.E155]*[.D154]/([.E155]+[.D154])" office:value-type="float" office:value="0.0967741935483872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[.C155]/([.C155]+[.E155])" office:value-type="float" office:value="0.0120402188559375" calcext:value-type="float">
            <text:p>0,01</text:p>
          </table:table-cell>
          <table:table-cell table:formula="of:=[.C155]+[.B156]*([.F156]-[.C155])" office:value-type="float" office:value="0.180603282839063" calcext:value-type="float">
            <text:p>0,18</text:p>
          </table:table-cell>
          <table:table-cell table:formula="of:=[.E156]*[.D155]/([.E156]+[.D155])" office:value-type="float" office:value="0.0961538461538462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1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[.C156]/([.C156]+[.E156])" office:value-type="float" office:value="0.0118969766533077" calcext:value-type="float">
            <text:p>0,01</text:p>
          </table:table-cell>
          <table:table-cell table:formula="of:=[.C156]+[.B157]*([.F157]-[.C156])" office:value-type="float" office:value="0.178454649799616" calcext:value-type="float">
            <text:p>0,18</text:p>
          </table:table-cell>
          <table:table-cell table:formula="of:=[.E157]*[.D156]/([.E157]+[.D156])" office:value-type="float" office:value="0.0955414012738854" calcext:value-type="float">
            <text:p>0,10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[.C157]/([.C157]+[.E157])" office:value-type="float" office:value="0.011757102677246" calcext:value-type="float">
            <text:p>0,01</text:p>
          </table:table-cell>
          <table:table-cell table:formula="of:=[.C157]+[.B158]*([.F158]-[.C157])" office:value-type="float" office:value="0.17635654015869" calcext:value-type="float">
            <text:p>0,18</text:p>
          </table:table-cell>
          <table:table-cell table:formula="of:=[.E158]*[.D157]/([.E158]+[.D157])" office:value-type="float" office:value="0.0949367088607596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[.C158]/([.C158]+[.E158])" office:value-type="float" office:value="0.0116204795065289" calcext:value-type="float">
            <text:p>0,01</text:p>
          </table:table-cell>
          <table:table-cell table:formula="of:=[.C158]+[.B159]*([.F159]-[.C158])" office:value-type="float" office:value="0.174307192597933" calcext:value-type="float">
            <text:p>0,17</text:p>
          </table:table-cell>
          <table:table-cell table:formula="of:=[.E159]*[.D158]/([.E159]+[.D158])" office:value-type="float" office:value="0.0943396226415095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[.C159]/([.C159]+[.E159])" office:value-type="float" office:value="0.0114869951152011" calcext:value-type="float">
            <text:p>0,01</text:p>
          </table:table-cell>
          <table:table-cell table:formula="of:=[.C159]+[.B160]*([.F160]-[.C159])" office:value-type="float" office:value="0.172304926728016" calcext:value-type="float">
            <text:p>0,17</text:p>
          </table:table-cell>
          <table:table-cell table:formula="of:=[.E160]*[.D159]/([.E160]+[.D159])" office:value-type="float" office:value="0.0937500000000001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[.C160]/([.C160]+[.E160])" office:value-type="float" office:value="0.0113565425662174" calcext:value-type="float">
            <text:p>0,01</text:p>
          </table:table-cell>
          <table:table-cell table:formula="of:=[.C160]+[.B161]*([.F161]-[.C160])" office:value-type="float" office:value="0.170348138493261" calcext:value-type="float">
            <text:p>0,17</text:p>
          </table:table-cell>
          <table:table-cell table:formula="of:=[.E161]*[.D160]/([.E161]+[.D160])" office:value-type="float" office:value="0.0931677018633541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[.C161]/([.C161]+[.E161])" office:value-type="float" office:value="0.0112290197257253" calcext:value-type="float">
            <text:p>0,01</text:p>
          </table:table-cell>
          <table:table-cell table:formula="of:=[.C161]+[.B162]*([.F162]-[.C161])" office:value-type="float" office:value="0.168435295885879" calcext:value-type="float">
            <text:p>0,17</text:p>
          </table:table-cell>
          <table:table-cell table:formula="of:=[.E162]*[.D161]/([.E162]+[.D161])" office:value-type="float" office:value="0.0925925925925927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[.C162]/([.C162]+[.E162])" office:value-type="float" office:value="0.011104328996384" calcext:value-type="float">
            <text:p>0,01</text:p>
          </table:table-cell>
          <table:table-cell table:formula="of:=[.C162]+[.B163]*([.F163]-[.C162])" office:value-type="float" office:value="0.166564934945759" calcext:value-type="float">
            <text:p>0,17</text:p>
          </table:table-cell>
          <table:table-cell table:formula="of:=[.E163]*[.D162]/([.E163]+[.D162])" office:value-type="float" office:value="0.0920245398773007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[.C163]/([.C163]+[.E163])" office:value-type="float" office:value="0.0109823770682557" calcext:value-type="float">
            <text:p>0,01</text:p>
          </table:table-cell>
          <table:table-cell table:formula="of:=[.C163]+[.B164]*([.F164]-[.C163])" office:value-type="float" office:value="0.164735656023835" calcext:value-type="float">
            <text:p>0,16</text:p>
          </table:table-cell>
          <table:table-cell table:formula="of:=[.E164]*[.D163]/([.E164]+[.D163])" office:value-type="float" office:value="0.0914634146341464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[.C164]/([.C164]+[.E164])" office:value-type="float" office:value="0.0108630746859341" calcext:value-type="float">
            <text:p>0,01</text:p>
          </table:table-cell>
          <table:table-cell table:formula="of:=[.C164]+[.B165]*([.F165]-[.C164])" office:value-type="float" office:value="0.162946120289012" calcext:value-type="float">
            <text:p>0,16</text:p>
          </table:table-cell>
          <table:table-cell table:formula="of:=[.E165]*[.D164]/([.E165]+[.D164])" office:value-type="float" office:value="0.090909090909091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[.C165]/([.C165]+[.E165])" office:value-type="float" office:value="0.0107463364306874" calcext:value-type="float">
            <text:p>0,01</text:p>
          </table:table-cell>
          <table:table-cell table:formula="of:=[.C165]+[.B166]*([.F166]-[.C165])" office:value-type="float" office:value="0.161195046460311" calcext:value-type="float">
            <text:p>0,16</text:p>
          </table:table-cell>
          <table:table-cell table:formula="of:=[.E166]*[.D165]/([.E166]+[.D165])" office:value-type="float" office:value="0.0903614457831326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2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[.C166]/([.C166]+[.E166])" office:value-type="float" office:value="0.010632080516499" calcext:value-type="float">
            <text:p>0,01</text:p>
          </table:table-cell>
          <table:table-cell table:formula="of:=[.C166]+[.B167]*([.F167]-[.C166])" office:value-type="float" office:value="0.159481207747484" calcext:value-type="float">
            <text:p>0,16</text:p>
          </table:table-cell>
          <table:table-cell table:formula="of:=[.E167]*[.D166]/([.E167]+[.D166])" office:value-type="float" office:value="0.0898203592814372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[.C167]/([.C167]+[.E167])" office:value-type="float" office:value="0.0105202285989826" calcext:value-type="float">
            <text:p>0,01</text:p>
          </table:table-cell>
          <table:table-cell table:formula="of:=[.C167]+[.B168]*([.F168]-[.C167])" office:value-type="float" office:value="0.157803428984739" calcext:value-type="float">
            <text:p>0,16</text:p>
          </table:table-cell>
          <table:table-cell table:formula="of:=[.E168]*[.D167]/([.E168]+[.D167])" office:value-type="float" office:value="0.0892857142857144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[.C168]/([.C168]+[.E168])" office:value-type="float" office:value="0.0104107055962335" calcext:value-type="float">
            <text:p>0,01</text:p>
          </table:table-cell>
          <table:table-cell table:formula="of:=[.C168]+[.B169]*([.F169]-[.C168])" office:value-type="float" office:value="0.156160583943503" calcext:value-type="float">
            <text:p>0,16</text:p>
          </table:table-cell>
          <table:table-cell table:formula="of:=[.E169]*[.D168]/([.E169]+[.D168])" office:value-type="float" office:value="0.0887573964497042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[.C169]/([.C169]+[.E169])" office:value-type="float" office:value="0.0103034395207543" calcext:value-type="float">
            <text:p>0,01</text:p>
          </table:table-cell>
          <table:table-cell table:formula="of:=[.C169]+[.B170]*([.F170]-[.C169])" office:value-type="float" office:value="0.154551592811315" calcext:value-type="float">
            <text:p>0,15</text:p>
          </table:table-cell>
          <table:table-cell table:formula="of:=[.E170]*[.D169]/([.E170]+[.D169])" office:value-type="float" office:value="0.0882352941176471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[.C170]/([.C170]+[.E170])" office:value-type="float" office:value="0.0101983613216658" calcext:value-type="float">
            <text:p>0,01</text:p>
          </table:table-cell>
          <table:table-cell table:formula="of:=[.C170]+[.B171]*([.F171]-[.C170])" office:value-type="float" office:value="0.152975419824986" calcext:value-type="float">
            <text:p>0,15</text:p>
          </table:table-cell>
          <table:table-cell table:formula="of:=[.E171]*[.D170]/([.E171]+[.D170])" office:value-type="float" office:value="0.0877192982456141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[.C171]/([.C171]+[.E171])" office:value-type="float" office:value="0.0100954047364747" calcext:value-type="float">
            <text:p>0,01</text:p>
          </table:table-cell>
          <table:table-cell table:formula="of:=[.C171]+[.B172]*([.F172]-[.C171])" office:value-type="float" office:value="0.151431071047121" calcext:value-type="float">
            <text:p>0,15</text:p>
          </table:table-cell>
          <table:table-cell table:formula="of:=[.E172]*[.D171]/([.E172]+[.D171])" office:value-type="float" office:value="0.0872093023255815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[.C172]/([.C172]+[.E172])" office:value-type="float" office:value="0.00999450615173181" calcext:value-type="float">
            <text:p>0,01</text:p>
          </table:table-cell>
          <table:table-cell table:formula="of:=[.C172]+[.B173]*([.F173]-[.C172])" office:value-type="float" office:value="0.149917592275977" calcext:value-type="float">
            <text:p>0,15</text:p>
          </table:table-cell>
          <table:table-cell table:formula="of:=[.E173]*[.D172]/([.E173]+[.D172])" office:value-type="float" office:value="0.0867052023121388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[.C173]/([.C173]+[.E173])" office:value-type="float" office:value="0.00989560447196169" calcext:value-type="float">
            <text:p>0,01</text:p>
          </table:table-cell>
          <table:table-cell table:formula="of:=[.C173]+[.B174]*([.F174]-[.C173])" office:value-type="float" office:value="0.148434067079425" calcext:value-type="float">
            <text:p>0,15</text:p>
          </table:table-cell>
          <table:table-cell table:formula="of:=[.E174]*[.D173]/([.E174]+[.D173])" office:value-type="float" office:value="0.0862068965517242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[.C174]/([.C174]+[.E174])" office:value-type="float" office:value="0.00979864099629956" calcext:value-type="float">
            <text:p>0,01</text:p>
          </table:table-cell>
          <table:table-cell table:formula="of:=[.C174]+[.B175]*([.F175]-[.C174])" office:value-type="float" office:value="0.146979614944493" calcext:value-type="float">
            <text:p>0,15</text:p>
          </table:table-cell>
          <table:table-cell table:formula="of:=[.E175]*[.D174]/([.E175]+[.D174])" office:value-type="float" office:value="0.0857142857142858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[.C175]/([.C175]+[.E175])" office:value-type="float" office:value="0.00970355930230992" calcext:value-type="float">
            <text:p>0,01</text:p>
          </table:table-cell>
          <table:table-cell table:formula="of:=[.C175]+[.B176]*([.F176]-[.C175])" office:value-type="float" office:value="0.145553389534649" calcext:value-type="float">
            <text:p>0,15</text:p>
          </table:table-cell>
          <table:table-cell table:formula="of:=[.E176]*[.D175]/([.E176]+[.D175])" office:value-type="float" office:value="0.0852272727272728" calcext:value-type="float">
            <text:p>0,09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3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[.C176]/([.C176]+[.E176])" office:value-type="float" office:value="0.00961030513650455" calcext:value-type="float">
            <text:p>0,01</text:p>
          </table:table-cell>
          <table:table-cell table:formula="of:=[.C176]+[.B177]*([.F177]-[.C176])" office:value-type="float" office:value="0.144154577047568" calcext:value-type="float">
            <text:p>0,14</text:p>
          </table:table-cell>
          <table:table-cell table:formula="of:=[.E177]*[.D176]/([.E177]+[.D176])" office:value-type="float" office:value="0.0847457627118645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[.C177]/([.C177]+[.E177])" office:value-type="float" office:value="0.00951882631111337" calcext:value-type="float">
            <text:p>0,01</text:p>
          </table:table-cell>
          <table:table-cell table:formula="of:=[.C177]+[.B178]*([.F178]-[.C177])" office:value-type="float" office:value="0.142782394666701" calcext:value-type="float">
            <text:p>0,14</text:p>
          </table:table-cell>
          <table:table-cell table:formula="of:=[.E178]*[.D177]/([.E178]+[.D177])" office:value-type="float" office:value="0.0842696629213484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[.C178]/([.C178]+[.E178])" office:value-type="float" office:value="0.00942907260669536" calcext:value-type="float">
            <text:p>0,01</text:p>
          </table:table-cell>
          <table:table-cell table:formula="of:=[.C178]+[.B179]*([.F179]-[.C178])" office:value-type="float" office:value="0.14143608910043" calcext:value-type="float">
            <text:p>0,14</text:p>
          </table:table-cell>
          <table:table-cell table:formula="of:=[.E179]*[.D178]/([.E179]+[.D178])" office:value-type="float" office:value="0.0837988826815643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[.C179]/([.C179]+[.E179])" office:value-type="float" office:value="0.00934099568020785" calcext:value-type="float">
            <text:p>0,01</text:p>
          </table:table-cell>
          <table:table-cell table:formula="of:=[.C179]+[.B180]*([.F180]-[.C179])" office:value-type="float" office:value="0.140114935203118" calcext:value-type="float">
            <text:p>0,14</text:p>
          </table:table-cell>
          <table:table-cell table:formula="of:=[.E180]*[.D179]/([.E180]+[.D179])" office:value-type="float" office:value="0.0833333333333334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[.C180]/([.C180]+[.E180])" office:value-type="float" office:value="0.00925454897818039" calcext:value-type="float">
            <text:p>0,01</text:p>
          </table:table-cell>
          <table:table-cell table:formula="of:=[.C180]+[.B181]*([.F181]-[.C180])" office:value-type="float" office:value="0.138818234672706" calcext:value-type="float">
            <text:p>0,14</text:p>
          </table:table-cell>
          <table:table-cell table:formula="of:=[.E181]*[.D180]/([.E181]+[.D180])" office:value-type="float" office:value="0.082872928176795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[.C181]/([.C181]+[.E181])" office:value-type="float" office:value="0.00916968765466567" calcext:value-type="float">
            <text:p>0,01</text:p>
          </table:table-cell>
          <table:table-cell table:formula="of:=[.C181]+[.B182]*([.F182]-[.C181])" office:value-type="float" office:value="0.137545314819985" calcext:value-type="float">
            <text:p>0,14</text:p>
          </table:table-cell>
          <table:table-cell table:formula="of:=[.E182]*[.D181]/([.E182]+[.D181])" office:value-type="float" office:value="0.0824175824175824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[.C182]/([.C182]+[.E182])" office:value-type="float" office:value="0.00908636849366359" calcext:value-type="float">
            <text:p>0,01</text:p>
          </table:table-cell>
          <table:table-cell table:formula="of:=[.C182]+[.B183]*([.F183]-[.C182])" office:value-type="float" office:value="0.136295527404954" calcext:value-type="float">
            <text:p>0,14</text:p>
          </table:table-cell>
          <table:table-cell table:formula="of:=[.E183]*[.D182]/([.E183]+[.D182])" office:value-type="float" office:value="0.0819672131147541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[.C183]/([.C183]+[.E183])" office:value-type="float" office:value="0.00900454983573652" calcext:value-type="float">
            <text:p>0,01</text:p>
          </table:table-cell>
          <table:table-cell table:formula="of:=[.C183]+[.B184]*([.F184]-[.C183])" office:value-type="float" office:value="0.135068247536048" calcext:value-type="float">
            <text:p>0,14</text:p>
          </table:table-cell>
          <table:table-cell table:formula="of:=[.E184]*[.D183]/([.E184]+[.D183])" office:value-type="float" office:value="0.0815217391304348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[.C184]/([.C184]+[.E184])" office:value-type="float" office:value="0.00892419150855409" calcext:value-type="float">
            <text:p>0,01</text:p>
          </table:table-cell>
          <table:table-cell table:formula="of:=[.C184]+[.B185]*([.F185]-[.C184])" office:value-type="float" office:value="0.133862872628311" calcext:value-type="float">
            <text:p>0,13</text:p>
          </table:table-cell>
          <table:table-cell table:formula="of:=[.E185]*[.D184]/([.E185]+[.D184])" office:value-type="float" office:value="0.0810810810810811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[.C185]/([.C185]+[.E185])" office:value-type="float" office:value="0.00884525476112387" calcext:value-type="float">
            <text:p>0,01</text:p>
          </table:table-cell>
          <table:table-cell table:formula="of:=[.C185]+[.B186]*([.F186]-[.C185])" office:value-type="float" office:value="0.132678821416858" calcext:value-type="float">
            <text:p>0,13</text:p>
          </table:table-cell>
          <table:table-cell table:formula="of:=[.E186]*[.D185]/([.E186]+[.D185])" office:value-type="float" office:value="0.080645161290322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4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[.C186]/([.C186]+[.E186])" office:value-type="float" office:value="0.0087677022014821" calcext:value-type="float">
            <text:p>0,01</text:p>
          </table:table-cell>
          <table:table-cell table:formula="of:=[.C186]+[.B187]*([.F187]-[.C186])" office:value-type="float" office:value="0.131515533022231" calcext:value-type="float">
            <text:p>0,13</text:p>
          </table:table-cell>
          <table:table-cell table:formula="of:=[.E187]*[.D186]/([.E187]+[.D186])" office:value-type="float" office:value="0.0802139037433155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[.C187]/([.C187]+[.E187])" office:value-type="float" office:value="0.00869149773763367" calcext:value-type="float">
            <text:p>0,01</text:p>
          </table:table-cell>
          <table:table-cell table:formula="of:=[.C187]+[.B188]*([.F188]-[.C187])" office:value-type="float" office:value="0.130372466064505" calcext:value-type="float">
            <text:p>0,13</text:p>
          </table:table-cell>
          <table:table-cell table:formula="of:=[.E188]*[.D187]/([.E188]+[.D187])" office:value-type="float" office:value="0.0797872340425532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[.C188]/([.C188]+[.E188])" office:value-type="float" office:value="0.00861660652154558" calcext:value-type="float">
            <text:p>0,01</text:p>
          </table:table-cell>
          <table:table-cell table:formula="of:=[.C188]+[.B189]*([.F189]-[.C188])" office:value-type="float" office:value="0.129249097823184" calcext:value-type="float">
            <text:p>0,13</text:p>
          </table:table-cell>
          <table:table-cell table:formula="of:=[.E189]*[.D188]/([.E189]+[.D188])" office:value-type="float" office:value="0.0793650793650794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[.C189]/([.C189]+[.E189])" office:value-type="float" office:value="0.00854299489601108" calcext:value-type="float">
            <text:p>0,01</text:p>
          </table:table-cell>
          <table:table-cell table:formula="of:=[.C189]+[.B190]*([.F190]-[.C189])" office:value-type="float" office:value="0.128144923440166" calcext:value-type="float">
            <text:p>0,13</text:p>
          </table:table-cell>
          <table:table-cell table:formula="of:=[.E190]*[.D189]/([.E190]+[.D189])" office:value-type="float" office:value="0.078947368421052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[.C190]/([.C190]+[.E190])" office:value-type="float" office:value="0.00847063034421446" calcext:value-type="float">
            <text:p>0,01</text:p>
          </table:table-cell>
          <table:table-cell table:formula="of:=[.C190]+[.B191]*([.F191]-[.C190])" office:value-type="float" office:value="0.127059455163217" calcext:value-type="float">
            <text:p>0,13</text:p>
          </table:table-cell>
          <table:table-cell table:formula="of:=[.E191]*[.D190]/([.E191]+[.D190])" office:value-type="float" office:value="0.078534031413612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[.C191]/([.C191]+[.E191])" office:value-type="float" office:value="0.00839948144183756" calcext:value-type="float">
            <text:p>0,01</text:p>
          </table:table-cell>
          <table:table-cell table:formula="of:=[.C191]+[.B192]*([.F192]-[.C191])" office:value-type="float" office:value="0.125992221627563" calcext:value-type="float">
            <text:p>0,13</text:p>
          </table:table-cell>
          <table:table-cell table:formula="of:=[.E192]*[.D191]/([.E192]+[.D191])" office:value-type="float" office:value="0.078125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[.C192]/([.C192]+[.E192])" office:value-type="float" office:value="0.00832951781155991" calcext:value-type="float">
            <text:p>0,01</text:p>
          </table:table-cell>
          <table:table-cell table:formula="of:=[.C192]+[.B193]*([.F193]-[.C192])" office:value-type="float" office:value="0.124942767173399" calcext:value-type="float">
            <text:p>0,12</text:p>
          </table:table-cell>
          <table:table-cell table:formula="of:=[.E193]*[.D192]/([.E193]+[.D192])" office:value-type="float" office:value="0.07772020725388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[.C193]/([.C193]+[.E193])" office:value-type="float" office:value="0.00826071007981396" calcext:value-type="float">
            <text:p>0,01</text:p>
          </table:table-cell>
          <table:table-cell table:formula="of:=[.C193]+[.B194]*([.F194]-[.C193])" office:value-type="float" office:value="0.123910651197209" calcext:value-type="float">
            <text:p>0,12</text:p>
          </table:table-cell>
          <table:table-cell table:formula="of:=[.E194]*[.D193]/([.E194]+[.D193])" office:value-type="float" office:value="0.07731958762886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[.C194]/([.C194]+[.E194])" office:value-type="float" office:value="0.00819302983566626" calcext:value-type="float">
            <text:p>0,01</text:p>
          </table:table-cell>
          <table:table-cell table:formula="of:=[.C194]+[.B195]*([.F195]-[.C194])" office:value-type="float" office:value="0.122895447534994" calcext:value-type="float">
            <text:p>0,12</text:p>
          </table:table-cell>
          <table:table-cell table:formula="of:=[.E195]*[.D194]/([.E195]+[.D194])" office:value-type="float" office:value="0.0769230769230769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[.C195]/([.C195]+[.E195])" office:value-type="float" office:value="0.0081264495917034" calcext:value-type="float">
            <text:p>0,01</text:p>
          </table:table-cell>
          <table:table-cell table:formula="of:=[.C195]+[.B196]*([.F196]-[.C195])" office:value-type="float" office:value="0.121896743875551" calcext:value-type="float">
            <text:p>0,12</text:p>
          </table:table-cell>
          <table:table-cell table:formula="of:=[.E196]*[.D195]/([.E196]+[.D195])" office:value-type="float" office:value="0.076530612244898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5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[.C196]/([.C196]+[.E196])" office:value-type="float" office:value="0.00806094274680984" calcext:value-type="float">
            <text:p>0,01</text:p>
          </table:table-cell>
          <table:table-cell table:formula="of:=[.C196]+[.B197]*([.F197]-[.C196])" office:value-type="float" office:value="0.120914141202148" calcext:value-type="float">
            <text:p>0,12</text:p>
          </table:table-cell>
          <table:table-cell table:formula="of:=[.E197]*[.D196]/([.E197]+[.D196])" office:value-type="float" office:value="0.0761421319796954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[.C197]/([.C197]+[.E197])" office:value-type="float" office:value="0.00799648355073158" calcext:value-type="float">
            <text:p>0,01</text:p>
          </table:table-cell>
          <table:table-cell table:formula="of:=[.C197]+[.B198]*([.F198]-[.C197])" office:value-type="float" office:value="0.119947253260974" calcext:value-type="float">
            <text:p>0,12</text:p>
          </table:table-cell>
          <table:table-cell table:formula="of:=[.E198]*[.D197]/([.E198]+[.D197])" office:value-type="float" office:value="0.0757575757575758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[.C198]/([.C198]+[.E198])" office:value-type="float" office:value="0.00793304707032654" calcext:value-type="float">
            <text:p>0,01</text:p>
          </table:table-cell>
          <table:table-cell table:formula="of:=[.C198]+[.B199]*([.F199]-[.C198])" office:value-type="float" office:value="0.118995706054898" calcext:value-type="float">
            <text:p>0,12</text:p>
          </table:table-cell>
          <table:table-cell table:formula="of:=[.E199]*[.D198]/([.E199]+[.D198])" office:value-type="float" office:value="0.0753768844221106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[.C199]/([.C199]+[.E199])" office:value-type="float" office:value="0.00787060915740867" calcext:value-type="float">
            <text:p>0,01</text:p>
          </table:table-cell>
          <table:table-cell table:formula="of:=[.C199]+[.B200]*([.F200]-[.C199])" office:value-type="float" office:value="0.11805913736113" calcext:value-type="float">
            <text:p>0,12</text:p>
          </table:table-cell>
          <table:table-cell table:formula="of:=[.E200]*[.D199]/([.E200]+[.D199])" office:value-type="float" office:value="0.075" calcext:value-type="float">
            <text:p>0,08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[.C200]/([.C200]+[.E200])" office:value-type="float" office:value="0.00780914641809884" calcext:value-type="float">
            <text:p>0,01</text:p>
          </table:table-cell>
          <table:table-cell table:formula="of:=[.C200]+[.B201]*([.F201]-[.C200])" office:value-type="float" office:value="0.117137196271483" calcext:value-type="float">
            <text:p>0,12</text:p>
          </table:table-cell>
          <table:table-cell table:formula="of:=[.E201]*[.D200]/([.E201]+[.D200])" office:value-type="float" office:value="0.0746268656716418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[.C201]/([.C201]+[.E201])" office:value-type="float" office:value="0.00774863618360053" calcext:value-type="float">
            <text:p>0,01</text:p>
          </table:table-cell>
          <table:table-cell table:formula="of:=[.C201]+[.B202]*([.F202]-[.C201])" office:value-type="float" office:value="0.116229542754008" calcext:value-type="float">
            <text:p>0,12</text:p>
          </table:table-cell>
          <table:table-cell table:formula="of:=[.E202]*[.D201]/([.E202]+[.D201])" office:value-type="float" office:value="0.0742574257425743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[.C202]/([.C202]+[.E202])" office:value-type="float" office:value="0.00768905648232384" calcext:value-type="float">
            <text:p>0,01</text:p>
          </table:table-cell>
          <table:table-cell table:formula="of:=[.C202]+[.B203]*([.F203]-[.C202])" office:value-type="float" office:value="0.115335847234858" calcext:value-type="float">
            <text:p>0,12</text:p>
          </table:table-cell>
          <table:table-cell table:formula="of:=[.E203]*[.D202]/([.E203]+[.D202])" office:value-type="float" office:value="0.0738916256157636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[.C203]/([.C203]+[.E203])" office:value-type="float" office:value="0.00763038601328575" calcext:value-type="float">
            <text:p>0,01</text:p>
          </table:table-cell>
          <table:table-cell table:formula="of:=[.C203]+[.B204]*([.F204]-[.C203])" office:value-type="float" office:value="0.114455790199286" calcext:value-type="float">
            <text:p>0,11</text:p>
          </table:table-cell>
          <table:table-cell table:formula="of:=[.E204]*[.D203]/([.E204]+[.D203])" office:value-type="float" office:value="0.0735294117647059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C204]/([.C204]+[.E204])" office:value-type="float" office:value="0.00757260412071887" calcext:value-type="float">
            <text:p>0,01</text:p>
          </table:table-cell>
          <table:table-cell table:formula="of:=[.C204]+[.B205]*([.F205]-[.C204])" office:value-type="float" office:value="0.113589061810783" calcext:value-type="float">
            <text:p>0,11</text:p>
          </table:table-cell>
          <table:table-cell table:formula="of:=[.E205]*[.D204]/([.E205]+[.D204])" office:value-type="float" office:value="0.0731707317073171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[.C205]/([.C205]+[.E205])" office:value-type="float" office:value="0.00751569076982524" calcext:value-type="float">
            <text:p>0,01</text:p>
          </table:table-cell>
          <table:table-cell table:formula="of:=[.C205]+[.B206]*([.F206]-[.C205])" office:value-type="float" office:value="0.112735361547379" calcext:value-type="float">
            <text:p>0,11</text:p>
          </table:table-cell>
          <table:table-cell table:formula="of:=[.E206]*[.D205]/([.E206]+[.D205])" office:value-type="float" office:value="0.072815533980582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6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[.C206]/([.C206]+[.E206])" office:value-type="float" office:value="0.00745962652361536" calcext:value-type="float">
            <text:p>0,01</text:p>
          </table:table-cell>
          <table:table-cell table:formula="of:=[.C206]+[.B207]*([.F207]-[.C206])" office:value-type="float" office:value="0.11189439785423" calcext:value-type="float">
            <text:p>0,11</text:p>
          </table:table-cell>
          <table:table-cell table:formula="of:=[.E207]*[.D206]/([.E207]+[.D206])" office:value-type="float" office:value="0.0724637681159421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[.C207]/([.C207]+[.E207])" office:value-type="float" office:value="0.00740439252077612" calcext:value-type="float">
            <text:p>0,01</text:p>
          </table:table-cell>
          <table:table-cell table:formula="of:=[.C207]+[.B208]*([.F208]-[.C207])" office:value-type="float" office:value="0.111065887811642" calcext:value-type="float">
            <text:p>0,11</text:p>
          </table:table-cell>
          <table:table-cell table:formula="of:=[.E208]*[.D207]/([.E208]+[.D207])" office:value-type="float" office:value="0.0721153846153847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[.C208]/([.C208]+[.E208])" office:value-type="float" office:value="0.00734997045451479" calcext:value-type="float">
            <text:p>0,01</text:p>
          </table:table-cell>
          <table:table-cell table:formula="of:=[.C208]+[.B209]*([.F209]-[.C208])" office:value-type="float" office:value="0.110249556817722" calcext:value-type="float">
            <text:p>0,11</text:p>
          </table:table-cell>
          <table:table-cell table:formula="of:=[.E209]*[.D208]/([.E209]+[.D208])" office:value-type="float" office:value="0.0717703349282297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[.C209]/([.C209]+[.E209])" office:value-type="float" office:value="0.00729634255232915" calcext:value-type="float">
            <text:p>0,01</text:p>
          </table:table-cell>
          <table:table-cell table:formula="of:=[.C209]+[.B210]*([.F210]-[.C209])" office:value-type="float" office:value="0.109445138284937" calcext:value-type="float">
            <text:p>0,11</text:p>
          </table:table-cell>
          <table:table-cell table:formula="of:=[.E210]*[.D209]/([.E210]+[.D209])" office:value-type="float" office:value="0.071428571428571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[.C210]/([.C210]+[.E210])" office:value-type="float" office:value="0.00724349155665688" calcext:value-type="float">
            <text:p>0,01</text:p>
          </table:table-cell>
          <table:table-cell table:formula="of:=[.C210]+[.B211]*([.F211]-[.C210])" office:value-type="float" office:value="0.108652373349853" calcext:value-type="float">
            <text:p>0,11</text:p>
          </table:table-cell>
          <table:table-cell table:formula="of:=[.E211]*[.D210]/([.E211]+[.D210])" office:value-type="float" office:value="0.07109004739336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[.C211]/([.C211]+[.E211])" office:value-type="float" office:value="0.00719140070635983" calcext:value-type="float">
            <text:p>0,01</text:p>
          </table:table-cell>
          <table:table-cell table:formula="of:=[.C211]+[.B212]*([.F212]-[.C211])" office:value-type="float" office:value="0.107871010595397" calcext:value-type="float">
            <text:p>0,11</text:p>
          </table:table-cell>
          <table:table-cell table:formula="of:=[.E212]*[.D211]/([.E212]+[.D211])" office:value-type="float" office:value="0.0707547169811321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[.C212]/([.C212]+[.E212])" office:value-type="float" office:value="0.00714005371900155" calcext:value-type="float">
            <text:p>0,01</text:p>
          </table:table-cell>
          <table:table-cell table:formula="of:=[.C212]+[.B213]*([.F213]-[.C212])" office:value-type="float" office:value="0.107100805785023" calcext:value-type="float">
            <text:p>0,11</text:p>
          </table:table-cell>
          <table:table-cell table:formula="of:=[.E213]*[.D212]/([.E213]+[.D212])" office:value-type="float" office:value="0.0704225352112676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[.C213]/([.C213]+[.E213])" office:value-type="float" office:value="0.0070894347738787" calcext:value-type="float">
            <text:p>0,01</text:p>
          </table:table-cell>
          <table:table-cell table:formula="of:=[.C213]+[.B214]*([.F214]-[.C213])" office:value-type="float" office:value="0.10634152160818" calcext:value-type="float">
            <text:p>0,11</text:p>
          </table:table-cell>
          <table:table-cell table:formula="of:=[.E214]*[.D213]/([.E214]+[.D213])" office:value-type="float" office:value="0.0700934579439253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[.C214]/([.C214]+[.E214])" office:value-type="float" office:value="0.00703952849576908" calcext:value-type="float">
            <text:p>0,01</text:p>
          </table:table-cell>
          <table:table-cell table:formula="of:=[.C214]+[.B215]*([.F215]-[.C214])" office:value-type="float" office:value="0.105592927436536" calcext:value-type="float">
            <text:p>0,11</text:p>
          </table:table-cell>
          <table:table-cell table:formula="of:=[.E215]*[.D214]/([.E215]+[.D214])" office:value-type="float" office:value="0.0697674418604651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[.C215]/([.C215]+[.E215])" office:value-type="float" office:value="0.00699031993936141" calcext:value-type="float">
            <text:p>0,01</text:p>
          </table:table-cell>
          <table:table-cell table:formula="of:=[.C215]+[.B216]*([.F216]-[.C215])" office:value-type="float" office:value="0.104854799090421" calcext:value-type="float">
            <text:p>0,10</text:p>
          </table:table-cell>
          <table:table-cell table:formula="of:=[.E216]*[.D215]/([.E216]+[.D215])" office:value-type="float" office:value="0.069444444444444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7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[.C216]/([.C216]+[.E216])" office:value-type="float" office:value="0.00694179457433349" calcext:value-type="float">
            <text:p>0,01</text:p>
          </table:table-cell>
          <table:table-cell table:formula="of:=[.C216]+[.B217]*([.F217]-[.C216])" office:value-type="float" office:value="0.104126918615002" calcext:value-type="float">
            <text:p>0,10</text:p>
          </table:table-cell>
          <table:table-cell table:formula="of:=[.E217]*[.D216]/([.E217]+[.D216])" office:value-type="float" office:value="0.0691244239631337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[.C217]/([.C217]+[.E217])" office:value-type="float" office:value="0.00689393827104774" calcext:value-type="float">
            <text:p>0,01</text:p>
          </table:table-cell>
          <table:table-cell table:formula="of:=[.C217]+[.B218]*([.F218]-[.C217])" office:value-type="float" office:value="0.103409074065716" calcext:value-type="float">
            <text:p>0,10</text:p>
          </table:table-cell>
          <table:table-cell table:formula="of:=[.E218]*[.D217]/([.E218]+[.D217])" office:value-type="float" office:value="0.0688073394495413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[.C218]/([.C218]+[.E218])" office:value-type="float" office:value="0.00684673728683423" calcext:value-type="float">
            <text:p>0,01</text:p>
          </table:table-cell>
          <table:table-cell table:formula="of:=[.C218]+[.B219]*([.F219]-[.C218])" office:value-type="float" office:value="0.102701059302513" calcext:value-type="float">
            <text:p>0,10</text:p>
          </table:table-cell>
          <table:table-cell table:formula="of:=[.E219]*[.D218]/([.E219]+[.D218])" office:value-type="float" office:value="0.068493150684931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[.C219]/([.C219]+[.E219])" office:value-type="float" office:value="0.00680017825283343" calcext:value-type="float">
            <text:p>0,01</text:p>
          </table:table-cell>
          <table:table-cell table:formula="of:=[.C219]+[.B220]*([.F220]-[.C219])" office:value-type="float" office:value="0.102002673792501" calcext:value-type="float">
            <text:p>0,10</text:p>
          </table:table-cell>
          <table:table-cell table:formula="of:=[.E220]*[.D219]/([.E220]+[.D219])" office:value-type="float" office:value="0.0681818181818182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[.C220]/([.C220]+[.E220])" office:value-type="float" office:value="0.00675424816137223" calcext:value-type="float">
            <text:p>0,01</text:p>
          </table:table-cell>
          <table:table-cell table:formula="of:=[.C220]+[.B221]*([.F221]-[.C220])" office:value-type="float" office:value="0.101313722420583" calcext:value-type="float">
            <text:p>0,10</text:p>
          </table:table-cell>
          <table:table-cell table:formula="of:=[.E221]*[.D220]/([.E221]+[.D220])" office:value-type="float" office:value="0.0678733031674208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[.C221]/([.C221]+[.E221])" office:value-type="float" office:value="0.00670893435384798" calcext:value-type="float">
            <text:p>0,01</text:p>
          </table:table-cell>
          <table:table-cell table:formula="of:=[.C221]+[.B222]*([.F222]-[.C221])" office:value-type="float" office:value="0.10063401530772" calcext:value-type="float">
            <text:p>0,10</text:p>
          </table:table-cell>
          <table:table-cell table:formula="of:=[.E222]*[.D221]/([.E222]+[.D221])" office:value-type="float" office:value="0.0675675675675676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[.C222]/([.C222]+[.E222])" office:value-type="float" office:value="0.00666422450909715" calcext:value-type="float">
            <text:p>0,01</text:p>
          </table:table-cell>
          <table:table-cell table:formula="of:=[.C222]+[.B223]*([.F223]-[.C222])" office:value-type="float" office:value="0.0999633676364572" calcext:value-type="float">
            <text:p>0,10</text:p>
          </table:table-cell>
          <table:table-cell table:formula="of:=[.E223]*[.D222]/([.E223]+[.D222])" office:value-type="float" office:value="0.0672645739910314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[.C223]/([.C223]+[.E223])" office:value-type="float" office:value="0.00662010663222583" calcext:value-type="float">
            <text:p>0,01</text:p>
          </table:table-cell>
          <table:table-cell table:formula="of:=[.C223]+[.B224]*([.F224]-[.C223])" office:value-type="float" office:value="0.0993015994833874" calcext:value-type="float">
            <text:p>0,10</text:p>
          </table:table-cell>
          <table:table-cell table:formula="of:=[.E224]*[.D223]/([.E224]+[.D223])" office:value-type="float" office:value="0.0669642857142857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[.C224]/([.C224]+[.E224])" office:value-type="float" office:value="0.00657656904388114" calcext:value-type="float">
            <text:p>0,01</text:p>
          </table:table-cell>
          <table:table-cell table:formula="of:=[.C224]+[.B225]*([.F225]-[.C224])" office:value-type="float" office:value="0.0986485356582171" calcext:value-type="float">
            <text:p>0,10</text:p>
          </table:table-cell>
          <table:table-cell table:formula="of:=[.E225]*[.D224]/([.E225]+[.D224])" office:value-type="float" office:value="0.0666666666666667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[.C225]/([.C225]+[.E225])" office:value-type="float" office:value="0.00653360036994308" calcext:value-type="float">
            <text:p>0,01</text:p>
          </table:table-cell>
          <table:table-cell table:formula="of:=[.C225]+[.B226]*([.F226]-[.C225])" office:value-type="float" office:value="0.0980040055491462" calcext:value-type="float">
            <text:p>0,10</text:p>
          </table:table-cell>
          <table:table-cell table:formula="of:=[.E226]*[.D225]/([.E226]+[.D225])" office:value-type="float" office:value="0.0663716814159292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8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[.C226]/([.C226]+[.E226])" office:value-type="float" office:value="0.00649118953161793" calcext:value-type="float">
            <text:p>0,01</text:p>
          </table:table-cell>
          <table:table-cell table:formula="of:=[.C226]+[.B227]*([.F227]-[.C226])" office:value-type="float" office:value="0.097367842974269" calcext:value-type="float">
            <text:p>0,10</text:p>
          </table:table-cell>
          <table:table-cell table:formula="of:=[.E227]*[.D226]/([.E227]+[.D226])" office:value-type="float" office:value="0.06607929515418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[.C227]/([.C227]+[.E227])" office:value-type="float" office:value="0.00644932573591497" calcext:value-type="float">
            <text:p>0,01</text:p>
          </table:table-cell>
          <table:table-cell table:formula="of:=[.C227]+[.B228]*([.F228]-[.C227])" office:value-type="float" office:value="0.0967398860387245" calcext:value-type="float">
            <text:p>0,10</text:p>
          </table:table-cell>
          <table:table-cell table:formula="of:=[.E228]*[.D227]/([.E228]+[.D227])" office:value-type="float" office:value="0.0657894736842105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[.C228]/([.C228]+[.E228])" office:value-type="float" office:value="0.00640799846648934" calcext:value-type="float">
            <text:p>0,01</text:p>
          </table:table-cell>
          <table:table-cell table:formula="of:=[.C228]+[.B229]*([.F229]-[.C228])" office:value-type="float" office:value="0.09611997699734" calcext:value-type="float">
            <text:p>0,10</text:p>
          </table:table-cell>
          <table:table-cell table:formula="of:=[.E229]*[.D228]/([.E229]+[.D228])" office:value-type="float" office:value="0.0655021834061136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[.C229]/([.C229]+[.E229])" office:value-type="float" office:value="0.00636719747483476" calcext:value-type="float">
            <text:p>0,01</text:p>
          </table:table-cell>
          <table:table-cell table:formula="of:=[.C229]+[.B230]*([.F230]-[.C229])" office:value-type="float" office:value="0.0955079621225214" calcext:value-type="float">
            <text:p>0,10</text:p>
          </table:table-cell>
          <table:table-cell table:formula="of:=[.E230]*[.D229]/([.E230]+[.D229])" office:value-type="float" office:value="0.0652173913043478" calcext:value-type="float">
            <text:p>0,07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[.C230]/([.C230]+[.E230])" office:value-type="float" office:value="0.00632691277181059" calcext:value-type="float">
            <text:p>0,01</text:p>
          </table:table-cell>
          <table:table-cell table:formula="of:=[.C230]+[.B231]*([.F231]-[.C230])" office:value-type="float" office:value="0.0949036915771588" calcext:value-type="float">
            <text:p>0,09</text:p>
          </table:table-cell>
          <table:table-cell table:formula="of:=[.E231]*[.D230]/([.E231]+[.D230])" office:value-type="float" office:value="0.064935064935064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[.C231]/([.C231]+[.E231])" office:value-type="float" office:value="0.00628713461948845" calcext:value-type="float">
            <text:p>0,01</text:p>
          </table:table-cell>
          <table:table-cell table:formula="of:=[.C231]+[.B232]*([.F232]-[.C231])" office:value-type="float" office:value="0.0943070192923268" calcext:value-type="float">
            <text:p>0,09</text:p>
          </table:table-cell>
          <table:table-cell table:formula="of:=[.E232]*[.D231]/([.E232]+[.D231])" office:value-type="float" office:value="0.0646551724137931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[.C232]/([.C232]+[.E232])" office:value-type="float" office:value="0.00624785352330459" calcext:value-type="float">
            <text:p>0,01</text:p>
          </table:table-cell>
          <table:table-cell table:formula="of:=[.C232]+[.B233]*([.F233]-[.C232])" office:value-type="float" office:value="0.0937178028495689" calcext:value-type="float">
            <text:p>0,09</text:p>
          </table:table-cell>
          <table:table-cell table:formula="of:=[.E233]*[.D232]/([.E233]+[.D232])" office:value-type="float" office:value="0.064377682403433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[.C233]/([.C233]+[.E233])" office:value-type="float" office:value="0.00620906022450451" calcext:value-type="float">
            <text:p>0,01</text:p>
          </table:table-cell>
          <table:table-cell table:formula="of:=[.C233]+[.B234]*([.F234]-[.C233])" office:value-type="float" office:value="0.0931359033675677" calcext:value-type="float">
            <text:p>0,09</text:p>
          </table:table-cell>
          <table:table-cell table:formula="of:=[.E234]*[.D233]/([.E234]+[.D233])" office:value-type="float" office:value="0.0641025641025641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[.C234]/([.C234]+[.E234])" office:value-type="float" office:value="0.0061707456928674" calcext:value-type="float">
            <text:p>0,01</text:p>
          </table:table-cell>
          <table:table-cell table:formula="of:=[.C234]+[.B235]*([.F235]-[.C234])" office:value-type="float" office:value="0.092561185393011" calcext:value-type="float">
            <text:p>0,09</text:p>
          </table:table-cell>
          <table:table-cell table:formula="of:=[.E235]*[.D234]/([.E235]+[.D234])" office:value-type="float" office:value="0.063829787234042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[.C235]/([.C235]+[.E235])" office:value-type="float" office:value="0.00613290111969824" calcext:value-type="float">
            <text:p>0,01</text:p>
          </table:table-cell>
          <table:table-cell table:formula="of:=[.C235]+[.B236]*([.F236]-[.C235])" office:value-type="float" office:value="0.0919935167954736" calcext:value-type="float">
            <text:p>0,09</text:p>
          </table:table-cell>
          <table:table-cell table:formula="of:=[.E236]*[.D235]/([.E236]+[.D235])" office:value-type="float" office:value="0.0635593220338983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19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[.C236]/([.C236]+[.E236])" office:value-type="float" office:value="0.00609551791107626" calcext:value-type="float">
            <text:p>0,01</text:p>
          </table:table-cell>
          <table:table-cell table:formula="of:=[.C236]+[.B237]*([.F237]-[.C236])" office:value-type="float" office:value="0.0914327686661439" calcext:value-type="float">
            <text:p>0,09</text:p>
          </table:table-cell>
          <table:table-cell table:formula="of:=[.E237]*[.D236]/([.E237]+[.D236])" office:value-type="float" office:value="0.0632911392405063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[.C237]/([.C237]+[.E237])" office:value-type="float" office:value="0.00605858768134877" calcext:value-type="float">
            <text:p>0,01</text:p>
          </table:table-cell>
          <table:table-cell table:formula="of:=[.C237]+[.B238]*([.F238]-[.C237])" office:value-type="float" office:value="0.0908788152202316" calcext:value-type="float">
            <text:p>0,09</text:p>
          </table:table-cell>
          <table:table-cell table:formula="of:=[.E238]*[.D237]/([.E238]+[.D237])" office:value-type="float" office:value="0.063025210084033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[.C238]/([.C238]+[.E238])" office:value-type="float" office:value="0.00602210224686012" calcext:value-type="float">
            <text:p>0,01</text:p>
          </table:table-cell>
          <table:table-cell table:formula="of:=[.C238]+[.B239]*([.F239]-[.C238])" office:value-type="float" office:value="0.0903315337029018" calcext:value-type="float">
            <text:p>0,09</text:p>
          </table:table-cell>
          <table:table-cell table:formula="of:=[.E239]*[.D238]/([.E239]+[.D238])" office:value-type="float" office:value="0.062761506276150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[.C239]/([.C239]+[.E239])" office:value-type="float" office:value="0.00598605361990586" calcext:value-type="float">
            <text:p>0,01</text:p>
          </table:table-cell>
          <table:table-cell table:formula="of:=[.C239]+[.B240]*([.F240]-[.C239])" office:value-type="float" office:value="0.0897908042985879" calcext:value-type="float">
            <text:p>0,09</text:p>
          </table:table-cell>
          <table:table-cell table:formula="of:=[.E240]*[.D239]/([.E240]+[.D239])" office:value-type="float" office:value="0.062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[.C240]/([.C240]+[.E240])" office:value-type="float" office:value="0.00595043400290277" calcext:value-type="float">
            <text:p>0,01</text:p>
          </table:table-cell>
          <table:table-cell table:formula="of:=[.C240]+[.B241]*([.F241]-[.C240])" office:value-type="float" office:value="0.0892565100435416" calcext:value-type="float">
            <text:p>0,09</text:p>
          </table:table-cell>
          <table:table-cell table:formula="of:=[.E241]*[.D240]/([.E241]+[.D240])" office:value-type="float" office:value="0.062240663900414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[.C241]/([.C241]+[.E241])" office:value-type="float" office:value="0.00591523578276582" calcext:value-type="float">
            <text:p>0,01</text:p>
          </table:table-cell>
          <table:table-cell table:formula="of:=[.C241]+[.B242]*([.F242]-[.C241])" office:value-type="float" office:value="0.0887285367414872" calcext:value-type="float">
            <text:p>0,09</text:p>
          </table:table-cell>
          <table:table-cell table:formula="of:=[.E242]*[.D241]/([.E242]+[.D241])" office:value-type="float" office:value="0.0619834710743802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[.C242]/([.C242]+[.E242])" office:value-type="float" office:value="0.00588045152548346" calcext:value-type="float">
            <text:p>0,01</text:p>
          </table:table-cell>
          <table:table-cell table:formula="of:=[.C242]+[.B243]*([.F243]-[.C242])" office:value-type="float" office:value="0.0882067728822518" calcext:value-type="float">
            <text:p>0,09</text:p>
          </table:table-cell>
          <table:table-cell table:formula="of:=[.E243]*[.D242]/([.E243]+[.D242])" office:value-type="float" office:value="0.0617283950617284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[.C243]/([.C243]+[.E243])" office:value-type="float" office:value="0.00584607397088329" calcext:value-type="float">
            <text:p>0,01</text:p>
          </table:table-cell>
          <table:table-cell table:formula="of:=[.C243]+[.B244]*([.F244]-[.C243])" office:value-type="float" office:value="0.0876911095632493" calcext:value-type="float">
            <text:p>0,09</text:p>
          </table:table-cell>
          <table:table-cell table:formula="of:=[.E244]*[.D243]/([.E244]+[.D243])" office:value-type="float" office:value="0.061475409836065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[.C244]/([.C244]+[.E244])" office:value-type="float" office:value="0.00581209602758018" calcext:value-type="float">
            <text:p>0,01</text:p>
          </table:table-cell>
          <table:table-cell table:formula="of:=[.C244]+[.B245]*([.F245]-[.C244])" office:value-type="float" office:value="0.0871814404137026" calcext:value-type="float">
            <text:p>0,09</text:p>
          </table:table-cell>
          <table:table-cell table:formula="of:=[.E245]*[.D244]/([.E245]+[.D244])" office:value-type="float" office:value="0.0612244897959183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[.C245]/([.C245]+[.E245])" office:value-type="float" office:value="0.00577851076809957" calcext:value-type="float">
            <text:p>0,01</text:p>
          </table:table-cell>
          <table:table-cell table:formula="of:=[.C245]+[.B246]*([.F246]-[.C245])" office:value-type="float" office:value="0.0866776615214936" calcext:value-type="float">
            <text:p>0,09</text:p>
          </table:table-cell>
          <table:table-cell table:formula="of:=[.E246]*[.D245]/([.E246]+[.D245])" office:value-type="float" office:value="0.060975609756097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0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[.C246]/([.C246]+[.E246])" office:value-type="float" office:value="0.00574531142416893" calcext:value-type="float">
            <text:p>0,01</text:p>
          </table:table-cell>
          <table:table-cell table:formula="of:=[.C246]+[.B247]*([.F247]-[.C246])" office:value-type="float" office:value="0.0861796713625339" calcext:value-type="float">
            <text:p>0,09</text:p>
          </table:table-cell>
          <table:table-cell table:formula="of:=[.E247]*[.D246]/([.E247]+[.D246])" office:value-type="float" office:value="0.0607287449392712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[.C247]/([.C247]+[.E247])" office:value-type="float" office:value="0.00571249138217048" calcext:value-type="float">
            <text:p>0,01</text:p>
          </table:table-cell>
          <table:table-cell table:formula="of:=[.C247]+[.B248]*([.F248]-[.C247])" office:value-type="float" office:value="0.0856873707325572" calcext:value-type="float">
            <text:p>0,09</text:p>
          </table:table-cell>
          <table:table-cell table:formula="of:=[.E248]*[.D247]/([.E248]+[.D247])" office:value-type="float" office:value="0.060483870967741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[.C248]/([.C248]+[.E248])" office:value-type="float" office:value="0.00568004417874903" calcext:value-type="float">
            <text:p>0,01</text:p>
          </table:table-cell>
          <table:table-cell table:formula="of:=[.C248]+[.B249]*([.F249]-[.C248])" office:value-type="float" office:value="0.0852006626812354" calcext:value-type="float">
            <text:p>0,09</text:p>
          </table:table-cell>
          <table:table-cell table:formula="of:=[.E249]*[.D248]/([.E249]+[.D248])" office:value-type="float" office:value="0.0602409638554217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[.C249]/([.C249]+[.E249])" office:value-type="float" office:value="0.00564796349656856" calcext:value-type="float">
            <text:p>0,01</text:p>
          </table:table-cell>
          <table:table-cell table:formula="of:=[.C249]+[.B250]*([.F250]-[.C249])" office:value-type="float" office:value="0.0847194524485283" calcext:value-type="float">
            <text:p>0,08</text:p>
          </table:table-cell>
          <table:table-cell table:formula="of:=[.E250]*[.D249]/([.E250]+[.D249])" office:value-type="float" office:value="0.0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[.C250]/([.C250]+[.E250])" office:value-type="float" office:value="0.00561624316021183" calcext:value-type="float">
            <text:p>0,01</text:p>
          </table:table-cell>
          <table:table-cell table:formula="of:=[.C250]+[.B251]*([.F251]-[.C250])" office:value-type="float" office:value="0.0842436474031774" calcext:value-type="float">
            <text:p>0,08</text:p>
          </table:table-cell>
          <table:table-cell table:formula="of:=[.E251]*[.D250]/([.E251]+[.D250])" office:value-type="float" office:value="0.0597609561752988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[.C251]/([.C251]+[.E251])" office:value-type="float" office:value="0.00558487713221739" calcext:value-type="float">
            <text:p>0,01</text:p>
          </table:table-cell>
          <table:table-cell table:formula="of:=[.C251]+[.B252]*([.F252]-[.C251])" office:value-type="float" office:value="0.0837731569832608" calcext:value-type="float">
            <text:p>0,08</text:p>
          </table:table-cell>
          <table:table-cell table:formula="of:=[.E252]*[.D251]/([.E252]+[.D251])" office:value-type="float" office:value="0.059523809523809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[.C252]/([.C252]+[.E252])" office:value-type="float" office:value="0.00555385950924864" calcext:value-type="float">
            <text:p>0,01</text:p>
          </table:table-cell>
          <table:table-cell table:formula="of:=[.C252]+[.B253]*([.F253]-[.C252])" office:value-type="float" office:value="0.0833078926387296" calcext:value-type="float">
            <text:p>0,08</text:p>
          </table:table-cell>
          <table:table-cell table:formula="of:=[.E253]*[.D252]/([.E253]+[.D252])" office:value-type="float" office:value="0.0592885375494071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[.C253]/([.C253]+[.E253])" office:value-type="float" office:value="0.00552318451838984" calcext:value-type="float">
            <text:p>0,01</text:p>
          </table:table-cell>
          <table:table-cell table:formula="of:=[.C253]+[.B254]*([.F254]-[.C253])" office:value-type="float" office:value="0.0828477677758476" calcext:value-type="float">
            <text:p>0,08</text:p>
          </table:table-cell>
          <table:table-cell table:formula="of:=[.E254]*[.D253]/([.E254]+[.D253])" office:value-type="float" office:value="0.0590551181102362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[.C254]/([.C254]+[.E254])" office:value-type="float" office:value="0.00549284651356423" calcext:value-type="float">
            <text:p>0,01</text:p>
          </table:table-cell>
          <table:table-cell table:formula="of:=[.C254]+[.B255]*([.F255]-[.C254])" office:value-type="float" office:value="0.0823926977034635" calcext:value-type="float">
            <text:p>0,08</text:p>
          </table:table-cell>
          <table:table-cell table:formula="of:=[.E255]*[.D254]/([.E255]+[.D254])" office:value-type="float" office:value="0.0588235294117647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[.C255]/([.C255]+[.E255])" office:value-type="float" office:value="0.00546283997206949" calcext:value-type="float">
            <text:p>0,01</text:p>
          </table:table-cell>
          <table:table-cell table:formula="of:=[.C255]+[.B256]*([.F256]-[.C255])" office:value-type="float" office:value="0.0819425995810424" calcext:value-type="float">
            <text:p>0,08</text:p>
          </table:table-cell>
          <table:table-cell table:formula="of:=[.E256]*[.D255]/([.E256]+[.D255])" office:value-type="float" office:value="0.0585937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1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[.C256]/([.C256]+[.E256])" office:value-type="float" office:value="0.00543315949122619" calcext:value-type="float">
            <text:p>0,01</text:p>
          </table:table-cell>
          <table:table-cell table:formula="of:=[.C256]+[.B257]*([.F257]-[.C256])" office:value-type="float" office:value="0.0814973923683929" calcext:value-type="float">
            <text:p>0,08</text:p>
          </table:table-cell>
          <table:table-cell table:formula="of:=[.E257]*[.D256]/([.E257]+[.D256])" office:value-type="float" office:value="0.0583657587548638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[.C257]/([.C257]+[.E257])" office:value-type="float" office:value="0.0054037997851349" calcext:value-type="float">
            <text:p>0,01</text:p>
          </table:table-cell>
          <table:table-cell table:formula="of:=[.C257]+[.B258]*([.F258]-[.C257])" office:value-type="float" office:value="0.0810569967770235" calcext:value-type="float">
            <text:p>0,08</text:p>
          </table:table-cell>
          <table:table-cell table:formula="of:=[.E258]*[.D257]/([.E258]+[.D257])" office:value-type="float" office:value="0.058139534883720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[.C258]/([.C258]+[.E258])" office:value-type="float" office:value="0.00537475568153785" calcext:value-type="float">
            <text:p>0,01</text:p>
          </table:table-cell>
          <table:table-cell table:formula="of:=[.C258]+[.B259]*([.F259]-[.C258])" office:value-type="float" office:value="0.0806213352230678" calcext:value-type="float">
            <text:p>0,08</text:p>
          </table:table-cell>
          <table:table-cell table:formula="of:=[.E259]*[.D258]/([.E259]+[.D258])" office:value-type="float" office:value="0.057915057915057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[.C259]/([.C259]+[.E259])" office:value-type="float" office:value="0.00534602211878131" calcext:value-type="float">
            <text:p>0,01</text:p>
          </table:table-cell>
          <table:table-cell table:formula="of:=[.C259]+[.B260]*([.F260]-[.C259])" office:value-type="float" office:value="0.0801903317817196" calcext:value-type="float">
            <text:p>0,08</text:p>
          </table:table-cell>
          <table:table-cell table:formula="of:=[.E260]*[.D259]/([.E260]+[.D259])" office:value-type="float" office:value="0.0576923076923077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[.C260]/([.C260]+[.E260])" office:value-type="float" office:value="0.0053175941428748" calcext:value-type="float">
            <text:p>0,01</text:p>
          </table:table-cell>
          <table:table-cell table:formula="of:=[.C260]+[.B261]*([.F261]-[.C260])" office:value-type="float" office:value="0.0797639121431219" calcext:value-type="float">
            <text:p>0,08</text:p>
          </table:table-cell>
          <table:table-cell table:formula="of:=[.E261]*[.D260]/([.E261]+[.D260])" office:value-type="float" office:value="0.0574712643678161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[.C261]/([.C261]+[.E261])" office:value-type="float" office:value="0.00528946690464373" calcext:value-type="float">
            <text:p>0,01</text:p>
          </table:table-cell>
          <table:table-cell table:formula="of:=[.C261]+[.B262]*([.F262]-[.C261])" office:value-type="float" office:value="0.079342003569656" calcext:value-type="float">
            <text:p>0,08</text:p>
          </table:table-cell>
          <table:table-cell table:formula="of:=[.E262]*[.D261]/([.E262]+[.D261])" office:value-type="float" office:value="0.057251908396946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[.C262]/([.C262]+[.E262])" office:value-type="float" office:value="0.00526163565697189" calcext:value-type="float">
            <text:p>0,01</text:p>
          </table:table-cell>
          <table:table-cell table:formula="of:=[.C262]+[.B263]*([.F263]-[.C262])" office:value-type="float" office:value="0.0789245348545783" calcext:value-type="float">
            <text:p>0,08</text:p>
          </table:table-cell>
          <table:table-cell table:formula="of:=[.E263]*[.D262]/([.E263]+[.D262])" office:value-type="float" office:value="0.0570342205323194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[.C263]/([.C263]+[.E263])" office:value-type="float" office:value="0.00523409575213047" calcext:value-type="float">
            <text:p>0,01</text:p>
          </table:table-cell>
          <table:table-cell table:formula="of:=[.C263]+[.B264]*([.F264]-[.C263])" office:value-type="float" office:value="0.0785114362819571" calcext:value-type="float">
            <text:p>0,08</text:p>
          </table:table-cell>
          <table:table-cell table:formula="of:=[.E264]*[.D263]/([.E264]+[.D263])" office:value-type="float" office:value="0.0568181818181818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[.C264]/([.C264]+[.E264])" office:value-type="float" office:value="0.00520684263919067" calcext:value-type="float">
            <text:p>0,01</text:p>
          </table:table-cell>
          <table:table-cell table:formula="of:=[.C264]+[.B265]*([.F265]-[.C264])" office:value-type="float" office:value="0.0781026395878601" calcext:value-type="float">
            <text:p>0,08</text:p>
          </table:table-cell>
          <table:table-cell table:formula="of:=[.E265]*[.D264]/([.E265]+[.D264])" office:value-type="float" office:value="0.0566037735849057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[.C265]/([.C265]+[.E265])" office:value-type="float" office:value="0.00517987186151658" calcext:value-type="float">
            <text:p>0,01</text:p>
          </table:table-cell>
          <table:table-cell table:formula="of:=[.C265]+[.B266]*([.F266]-[.C265])" office:value-type="float" office:value="0.0776980779227488" calcext:value-type="float">
            <text:p>0,08</text:p>
          </table:table-cell>
          <table:table-cell table:formula="of:=[.E266]*[.D265]/([.E266]+[.D265])" office:value-type="float" office:value="0.05639097744360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2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[.C266]/([.C266]+[.E266])" office:value-type="float" office:value="0.00515317905433567" calcext:value-type="float">
            <text:p>0,01</text:p>
          </table:table-cell>
          <table:table-cell table:formula="of:=[.C266]+[.B267]*([.F267]-[.C266])" office:value-type="float" office:value="0.0772976858150351" calcext:value-type="float">
            <text:p>0,08</text:p>
          </table:table-cell>
          <table:table-cell table:formula="of:=[.E267]*[.D266]/([.E267]+[.D266])" office:value-type="float" office:value="0.0561797752808989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[.C267]/([.C267]+[.E267])" office:value-type="float" office:value="0.00512675994238397" calcext:value-type="float">
            <text:p>0,01</text:p>
          </table:table-cell>
          <table:table-cell table:formula="of:=[.C267]+[.B268]*([.F268]-[.C267])" office:value-type="float" office:value="0.0769013991357596" calcext:value-type="float">
            <text:p>0,08</text:p>
          </table:table-cell>
          <table:table-cell table:formula="of:=[.E268]*[.D267]/([.E268]+[.D267])" office:value-type="float" office:value="0.0559701492537313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[.C268]/([.C268]+[.E268])" office:value-type="float" office:value="0.00510061033762334" calcext:value-type="float">
            <text:p>0,01</text:p>
          </table:table-cell>
          <table:table-cell table:formula="of:=[.C268]+[.B269]*([.F269]-[.C268])" office:value-type="float" office:value="0.07650915506435" calcext:value-type="float">
            <text:p>0,08</text:p>
          </table:table-cell>
          <table:table-cell table:formula="of:=[.E269]*[.D268]/([.E269]+[.D268])" office:value-type="float" office:value="0.0557620817843866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[.C269]/([.C269]+[.E269])" office:value-type="float" office:value="0.0050747261370282" calcext:value-type="float">
            <text:p>0,01</text:p>
          </table:table-cell>
          <table:table-cell table:formula="of:=[.C269]+[.B270]*([.F270]-[.C269])" office:value-type="float" office:value="0.076120892055423" calcext:value-type="float">
            <text:p>0,08</text:p>
          </table:table-cell>
          <table:table-cell table:formula="of:=[.E270]*[.D269]/([.E270]+[.D269])" office:value-type="float" office:value="0.055555555555555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[.C270]/([.C270]+[.E270])" office:value-type="float" office:value="0.00504910332043941" calcext:value-type="float">
            <text:p>0,01</text:p>
          </table:table-cell>
          <table:table-cell table:formula="of:=[.C270]+[.B271]*([.F271]-[.C270])" office:value-type="float" office:value="0.0757365498065912" calcext:value-type="float">
            <text:p>0,08</text:p>
          </table:table-cell>
          <table:table-cell table:formula="of:=[.E271]*[.D270]/([.E271]+[.D270])" office:value-type="float" office:value="0.055350553505535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[.C271]/([.C271]+[.E271])" office:value-type="float" office:value="0.00502373794848271" calcext:value-type="float">
            <text:p>0,01</text:p>
          </table:table-cell>
          <table:table-cell table:formula="of:=[.C271]+[.B272]*([.F272]-[.C271])" office:value-type="float" office:value="0.0753560692272407" calcext:value-type="float">
            <text:p>0,08</text:p>
          </table:table-cell>
          <table:table-cell table:formula="of:=[.E272]*[.D271]/([.E272]+[.D271])" office:value-type="float" office:value="0.0551470588235294" calcext:value-type="float">
            <text:p>0,06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[.C272]/([.C272]+[.E272])" office:value-type="float" office:value="0.00499862616054968" calcext:value-type="float">
            <text:p>0,00</text:p>
          </table:table-cell>
          <table:table-cell table:formula="of:=[.C272]+[.B273]*([.F273]-[.C272])" office:value-type="float" office:value="0.0749793924082452" calcext:value-type="float">
            <text:p>0,07</text:p>
          </table:table-cell>
          <table:table-cell table:formula="of:=[.E273]*[.D272]/([.E273]+[.D272])" office:value-type="float" office:value="0.0549450549450549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[.C273]/([.C273]+[.E273])" office:value-type="float" office:value="0.00497376417283892" calcext:value-type="float">
            <text:p>0,00</text:p>
          </table:table-cell>
          <table:table-cell table:formula="of:=[.C273]+[.B274]*([.F274]-[.C273])" office:value-type="float" office:value="0.0746064625925838" calcext:value-type="float">
            <text:p>0,07</text:p>
          </table:table-cell>
          <table:table-cell table:formula="of:=[.E274]*[.D273]/([.E274]+[.D273])" office:value-type="float" office:value="0.0547445255474452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[.C274]/([.C274]+[.E274])" office:value-type="float" office:value="0.00494914827645542" calcext:value-type="float">
            <text:p>0,00</text:p>
          </table:table-cell>
          <table:table-cell table:formula="of:=[.C274]+[.B275]*([.F275]-[.C274])" office:value-type="float" office:value="0.0742372241468313" calcext:value-type="float">
            <text:p>0,07</text:p>
          </table:table-cell>
          <table:table-cell table:formula="of:=[.E275]*[.D274]/([.E275]+[.D274])" office:value-type="float" office:value="0.054545454545454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[.C275]/([.C275]+[.E275])" office:value-type="float" office:value="0.00492477483556605" calcext:value-type="float">
            <text:p>0,00</text:p>
          </table:table-cell>
          <table:table-cell table:formula="of:=[.C275]+[.B276]*([.F276]-[.C275])" office:value-type="float" office:value="0.0738716225334907" calcext:value-type="float">
            <text:p>0,07</text:p>
          </table:table-cell>
          <table:table-cell table:formula="of:=[.E276]*[.D275]/([.E276]+[.D275])" office:value-type="float" office:value="0.054347826086956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3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[.C276]/([.C276]+[.E276])" office:value-type="float" office:value="0.00490064028560932" calcext:value-type="float">
            <text:p>0,00</text:p>
          </table:table-cell>
          <table:table-cell table:formula="of:=[.C276]+[.B277]*([.F277]-[.C276])" office:value-type="float" office:value="0.0735096042841398" calcext:value-type="float">
            <text:p>0,07</text:p>
          </table:table-cell>
          <table:table-cell table:formula="of:=[.E277]*[.D276]/([.E277]+[.D276])" office:value-type="float" office:value="0.054151624548736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[.C277]/([.C277]+[.E277])" office:value-type="float" office:value="0.00487674113155752" calcext:value-type="float">
            <text:p>0,00</text:p>
          </table:table-cell>
          <table:table-cell table:formula="of:=[.C277]+[.B278]*([.F278]-[.C277])" office:value-type="float" office:value="0.0731511169733628" calcext:value-type="float">
            <text:p>0,07</text:p>
          </table:table-cell>
          <table:table-cell table:formula="of:=[.E278]*[.D277]/([.E278]+[.D277])" office:value-type="float" office:value="0.053956834532374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[.C278]/([.C278]+[.E278])" office:value-type="float" office:value="0.00485307394622945" calcext:value-type="float">
            <text:p>0,00</text:p>
          </table:table-cell>
          <table:table-cell table:formula="of:=[.C278]+[.B279]*([.F279]-[.C278])" office:value-type="float" office:value="0.0727961091934418" calcext:value-type="float">
            <text:p>0,07</text:p>
          </table:table-cell>
          <table:table-cell table:formula="of:=[.E279]*[.D278]/([.E279]+[.D278])" office:value-type="float" office:value="0.05376344086021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[.C279]/([.C279]+[.E279])" office:value-type="float" office:value="0.00482963536865206" calcext:value-type="float">
            <text:p>0,00</text:p>
          </table:table-cell>
          <table:table-cell table:formula="of:=[.C279]+[.B280]*([.F280]-[.C279])" office:value-type="float" office:value="0.0724445305297809" calcext:value-type="float">
            <text:p>0,07</text:p>
          </table:table-cell>
          <table:table-cell table:formula="of:=[.E280]*[.D279]/([.E280]+[.D279])" office:value-type="float" office:value="0.053571428571428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[.C280]/([.C280]+[.E280])" office:value-type="float" office:value="0.0048064221024693" calcext:value-type="float">
            <text:p>0,00</text:p>
          </table:table-cell>
          <table:table-cell table:formula="of:=[.C280]+[.B281]*([.F281]-[.C280])" office:value-type="float" office:value="0.0720963315370395" calcext:value-type="float">
            <text:p>0,07</text:p>
          </table:table-cell>
          <table:table-cell table:formula="of:=[.E281]*[.D280]/([.E281]+[.D280])" office:value-type="float" office:value="0.053380782918149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[.C281]/([.C281]+[.E281])" office:value-type="float" office:value="0.00478343091439671" calcext:value-type="float">
            <text:p>0,00</text:p>
          </table:table-cell>
          <table:table-cell table:formula="of:=[.C281]+[.B282]*([.F282]-[.C281])" office:value-type="float" office:value="0.0717514637159507" calcext:value-type="float">
            <text:p>0,07</text:p>
          </table:table-cell>
          <table:table-cell table:formula="of:=[.E282]*[.D281]/([.E282]+[.D281])" office:value-type="float" office:value="0.053191489361702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[.C282]/([.C282]+[.E282])" office:value-type="float" office:value="0.00476065863272007" calcext:value-type="float">
            <text:p>0,00</text:p>
          </table:table-cell>
          <table:table-cell table:formula="of:=[.C282]+[.B283]*([.F283]-[.C282])" office:value-type="float" office:value="0.071409879490801" calcext:value-type="float">
            <text:p>0,07</text:p>
          </table:table-cell>
          <table:table-cell table:formula="of:=[.E283]*[.D282]/([.E283]+[.D282])" office:value-type="float" office:value="0.053003533568904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[.C283]/([.C283]+[.E283])" office:value-type="float" office:value="0.00473810214583678" calcext:value-type="float">
            <text:p>0,00</text:p>
          </table:table-cell>
          <table:table-cell table:formula="of:=[.C283]+[.B284]*([.F284]-[.C283])" office:value-type="float" office:value="0.0710715321875517" calcext:value-type="float">
            <text:p>0,07</text:p>
          </table:table-cell>
          <table:table-cell table:formula="of:=[.E284]*[.D283]/([.E284]+[.D283])" office:value-type="float" office:value="0.052816901408450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[.C284]/([.C284]+[.E284])" office:value-type="float" office:value="0.00471575840083852" calcext:value-type="float">
            <text:p>0,00</text:p>
          </table:table-cell>
          <table:table-cell table:formula="of:=[.C284]+[.B285]*([.F285]-[.C284])" office:value-type="float" office:value="0.0707363760125778" calcext:value-type="float">
            <text:p>0,07</text:p>
          </table:table-cell>
          <table:table-cell table:formula="of:=[.E285]*[.D284]/([.E285]+[.D284])" office:value-type="float" office:value="0.052631578947368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[.C285]/([.C285]+[.E285])" office:value-type="float" office:value="0.00469362440213378" calcext:value-type="float">
            <text:p>0,00</text:p>
          </table:table-cell>
          <table:table-cell table:formula="of:=[.C285]+[.B286]*([.F286]-[.C285])" office:value-type="float" office:value="0.0704043660320066" calcext:value-type="float">
            <text:p>0,07</text:p>
          </table:table-cell>
          <table:table-cell table:formula="of:=[.E286]*[.D285]/([.E286]+[.D285])" office:value-type="float" office:value="0.052447552447552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4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[.C286]/([.C286]+[.E286])" office:value-type="float" office:value="0.00467169721010903" calcext:value-type="float">
            <text:p>0,00</text:p>
          </table:table-cell>
          <table:table-cell table:formula="of:=[.C286]+[.B287]*([.F287]-[.C286])" office:value-type="float" office:value="0.0700754581516354" calcext:value-type="float">
            <text:p>0,07</text:p>
          </table:table-cell>
          <table:table-cell table:formula="of:=[.E287]*[.D286]/([.E287]+[.D286])" office:value-type="float" office:value="0.052264808362369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[.C287]/([.C287]+[.E287])" office:value-type="float" office:value="0.00464997393982726" calcext:value-type="float">
            <text:p>0,00</text:p>
          </table:table-cell>
          <table:table-cell table:formula="of:=[.C287]+[.B288]*([.F288]-[.C287])" office:value-type="float" office:value="0.0697496090974089" calcext:value-type="float">
            <text:p>0,07</text:p>
          </table:table-cell>
          <table:table-cell table:formula="of:=[.E288]*[.D287]/([.E288]+[.D287])" office:value-type="float" office:value="0.052083333333333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[.C288]/([.C288]+[.E288])" office:value-type="float" office:value="0.00462845175976261" calcext:value-type="float">
            <text:p>0,00</text:p>
          </table:table-cell>
          <table:table-cell table:formula="of:=[.C288]+[.B289]*([.F289]-[.C288])" office:value-type="float" office:value="0.0694267763964392" calcext:value-type="float">
            <text:p>0,07</text:p>
          </table:table-cell>
          <table:table-cell table:formula="of:=[.E289]*[.D288]/([.E289]+[.D288])" office:value-type="float" office:value="0.0519031141868512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[.C289]/([.C289]+[.E289])" office:value-type="float" office:value="0.00460712789057005" calcext:value-type="float">
            <text:p>0,00</text:p>
          </table:table-cell>
          <table:table-cell table:formula="of:=[.C289]+[.B290]*([.F290]-[.C289])" office:value-type="float" office:value="0.0691069183585508" calcext:value-type="float">
            <text:p>0,07</text:p>
          </table:table-cell>
          <table:table-cell table:formula="of:=[.E290]*[.D289]/([.E290]+[.D289])" office:value-type="float" office:value="0.051724137931034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[.C290]/([.C290]+[.E290])" office:value-type="float" office:value="0.00458599960388883" calcext:value-type="float">
            <text:p>0,00</text:p>
          </table:table-cell>
          <table:table-cell table:formula="of:=[.C290]+[.B291]*([.F291]-[.C290])" office:value-type="float" office:value="0.0687899940583325" calcext:value-type="float">
            <text:p>0,07</text:p>
          </table:table-cell>
          <table:table-cell table:formula="of:=[.E291]*[.D290]/([.E291]+[.D290])" office:value-type="float" office:value="0.051546391752577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[.C291]/([.C291]+[.E291])" office:value-type="float" office:value="0.00456506422117878" calcext:value-type="float">
            <text:p>0,00</text:p>
          </table:table-cell>
          <table:table-cell table:formula="of:=[.C291]+[.B292]*([.F292]-[.C291])" office:value-type="float" office:value="0.0684759633176817" calcext:value-type="float">
            <text:p>0,07</text:p>
          </table:table-cell>
          <table:table-cell table:formula="of:=[.E292]*[.D291]/([.E292]+[.D291])" office:value-type="float" office:value="0.051369863013698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[.C292]/([.C292]+[.E292])" office:value-type="float" office:value="0.00454431911258829" calcext:value-type="float">
            <text:p>0,00</text:p>
          </table:table-cell>
          <table:table-cell table:formula="of:=[.C292]+[.B293]*([.F293]-[.C292])" office:value-type="float" office:value="0.0681647866888243" calcext:value-type="float">
            <text:p>0,07</text:p>
          </table:table-cell>
          <table:table-cell table:formula="of:=[.E293]*[.D292]/([.E293]+[.D292])" office:value-type="float" office:value="0.051194539249146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[.C293]/([.C293]+[.E293])" office:value-type="float" office:value="0.00452376169585303" calcext:value-type="float">
            <text:p>0,00</text:p>
          </table:table-cell>
          <table:table-cell table:formula="of:=[.C293]+[.B294]*([.F294]-[.C293])" office:value-type="float" office:value="0.0678564254377954" calcext:value-type="float">
            <text:p>0,07</text:p>
          </table:table-cell>
          <table:table-cell table:formula="of:=[.E294]*[.D293]/([.E294]+[.D293])" office:value-type="float" office:value="0.051020408163265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[.C294]/([.C294]+[.E294])" office:value-type="float" office:value="0.00450338943522445" calcext:value-type="float">
            <text:p>0,00</text:p>
          </table:table-cell>
          <table:table-cell table:formula="of:=[.C294]+[.B295]*([.F295]-[.C294])" office:value-type="float" office:value="0.0675508415283667" calcext:value-type="float">
            <text:p>0,07</text:p>
          </table:table-cell>
          <table:table-cell table:formula="of:=[.E295]*[.D294]/([.E295]+[.D294])" office:value-type="float" office:value="0.050847457627118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[.C295]/([.C295]+[.E295])" office:value-type="float" office:value="0.00448319984042707" calcext:value-type="float">
            <text:p>0,00</text:p>
          </table:table-cell>
          <table:table-cell table:formula="of:=[.C295]+[.B296]*([.F296]-[.C295])" office:value-type="float" office:value="0.067247997606406" calcext:value-type="float">
            <text:p>0,07</text:p>
          </table:table-cell>
          <table:table-cell table:formula="of:=[.E296]*[.D295]/([.E296]+[.D295])" office:value-type="float" office:value="0.050675675675675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5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[.C296]/([.C296]+[.E296])" office:value-type="float" office:value="0.0044631904656437" calcext:value-type="float">
            <text:p>0,00</text:p>
          </table:table-cell>
          <table:table-cell table:formula="of:=[.C296]+[.B297]*([.F297]-[.C296])" office:value-type="float" office:value="0.0669478569846555" calcext:value-type="float">
            <text:p>0,07</text:p>
          </table:table-cell>
          <table:table-cell table:formula="of:=[.E297]*[.D296]/([.E297]+[.D296])" office:value-type="float" office:value="0.050505050505050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[.C297]/([.C297]+[.E297])" office:value-type="float" office:value="0.00444335890852773" calcext:value-type="float">
            <text:p>0,00</text:p>
          </table:table-cell>
          <table:table-cell table:formula="of:=[.C297]+[.B298]*([.F298]-[.C297])" office:value-type="float" office:value="0.0666503836279159" calcext:value-type="float">
            <text:p>0,07</text:p>
          </table:table-cell>
          <table:table-cell table:formula="of:=[.E298]*[.D297]/([.E298]+[.D297])" office:value-type="float" office:value="0.050335570469798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[.C298]/([.C298]+[.E298])" office:value-type="float" office:value="0.0044237028092416" calcext:value-type="float">
            <text:p>0,00</text:p>
          </table:table-cell>
          <table:table-cell table:formula="of:=[.C298]+[.B299]*([.F299]-[.C298])" office:value-type="float" office:value="0.066355542138624" calcext:value-type="float">
            <text:p>0,07</text:p>
          </table:table-cell>
          <table:table-cell table:formula="of:=[.E299]*[.D298]/([.E299]+[.D298])" office:value-type="float" office:value="0.050167224080267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[.C299]/([.C299]+[.E299])" office:value-type="float" office:value="0.00440421984952076" calcext:value-type="float">
            <text:p>0,00</text:p>
          </table:table-cell>
          <table:table-cell table:formula="of:=[.C299]+[.B300]*([.F300]-[.C299])" office:value-type="float" office:value="0.0660632977428114" calcext:value-type="float">
            <text:p>0,07</text:p>
          </table:table-cell>
          <table:table-cell table:formula="of:=[.E300]*[.D299]/([.E300]+[.D299])" office:value-type="float" office:value="0.0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[.C300]/([.C300]+[.E300])" office:value-type="float" office:value="0.00438490775176213" calcext:value-type="float">
            <text:p>0,00</text:p>
          </table:table-cell>
          <table:table-cell table:formula="of:=[.C300]+[.B301]*([.F301]-[.C300])" office:value-type="float" office:value="0.065773616276432" calcext:value-type="float">
            <text:p>0,07</text:p>
          </table:table-cell>
          <table:table-cell table:formula="of:=[.E301]*[.D300]/([.E301]+[.D300])" office:value-type="float" office:value="0.049833887043189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[.C301]/([.C301]+[.E301])" office:value-type="float" office:value="0.00436576427813656" calcext:value-type="float">
            <text:p>0,00</text:p>
          </table:table-cell>
          <table:table-cell table:formula="of:=[.C301]+[.B302]*([.F302]-[.C301])" office:value-type="float" office:value="0.0654864641720485" calcext:value-type="float">
            <text:p>0,07</text:p>
          </table:table-cell>
          <table:table-cell table:formula="of:=[.E302]*[.D301]/([.E302]+[.D301])" office:value-type="float" office:value="0.049668874172185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[.C302]/([.C302]+[.E302])" office:value-type="float" office:value="0.00434678722972437" calcext:value-type="float">
            <text:p>0,00</text:p>
          </table:table-cell>
          <table:table-cell table:formula="of:=[.C302]+[.B303]*([.F303]-[.C302])" office:value-type="float" office:value="0.0652018084458656" calcext:value-type="float">
            <text:p>0,07</text:p>
          </table:table-cell>
          <table:table-cell table:formula="of:=[.E303]*[.D302]/([.E303]+[.D302])" office:value-type="float" office:value="0.049504950495049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[.C303]/([.C303]+[.E303])" office:value-type="float" office:value="0.00432797444567335" calcext:value-type="float">
            <text:p>0,00</text:p>
          </table:table-cell>
          <table:table-cell table:formula="of:=[.C303]+[.B304]*([.F304]-[.C303])" office:value-type="float" office:value="0.0649196166851002" calcext:value-type="float">
            <text:p>0,06</text:p>
          </table:table-cell>
          <table:table-cell table:formula="of:=[.E304]*[.D303]/([.E304]+[.D303])" office:value-type="float" office:value="0.0493421052631579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[.C304]/([.C304]+[.E304])" office:value-type="float" office:value="0.00430932380237852" calcext:value-type="float">
            <text:p>0,00</text:p>
          </table:table-cell>
          <table:table-cell table:formula="of:=[.C304]+[.B305]*([.F305]-[.C304])" office:value-type="float" office:value="0.0646398570356778" calcext:value-type="float">
            <text:p>0,06</text:p>
          </table:table-cell>
          <table:table-cell table:formula="of:=[.E305]*[.D304]/([.E305]+[.D304])" office:value-type="float" office:value="0.049180327868852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[.C305]/([.C305]+[.E305])" office:value-type="float" office:value="0.00429083321268307" calcext:value-type="float">
            <text:p>0,00</text:p>
          </table:table-cell>
          <table:table-cell table:formula="of:=[.C305]+[.B306]*([.F306]-[.C305])" office:value-type="float" office:value="0.064362498190246" calcext:value-type="float">
            <text:p>0,06</text:p>
          </table:table-cell>
          <table:table-cell table:formula="of:=[.E306]*[.D305]/([.E306]+[.D305])" office:value-type="float" office:value="0.049019607843137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6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[.C306]/([.C306]+[.E306])" office:value-type="float" office:value="0.00427250062509968" calcext:value-type="float">
            <text:p>0,00</text:p>
          </table:table-cell>
          <table:table-cell table:formula="of:=[.C306]+[.B307]*([.F307]-[.C306])" office:value-type="float" office:value="0.0640875093764952" calcext:value-type="float">
            <text:p>0,06</text:p>
          </table:table-cell>
          <table:table-cell table:formula="of:=[.E307]*[.D306]/([.E307]+[.D306])" office:value-type="float" office:value="0.0488599348534202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[.C307]/([.C307]+[.E307])" office:value-type="float" office:value="0.00425432402305182" calcext:value-type="float">
            <text:p>0,00</text:p>
          </table:table-cell>
          <table:table-cell table:formula="of:=[.C307]+[.B308]*([.F308]-[.C307])" office:value-type="float" office:value="0.0638148603457772" calcext:value-type="float">
            <text:p>0,06</text:p>
          </table:table-cell>
          <table:table-cell table:formula="of:=[.E308]*[.D307]/([.E308]+[.D307])" office:value-type="float" office:value="0.048701298701298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[.C308]/([.C308]+[.E308])" office:value-type="float" office:value="0.00423630142413423" calcext:value-type="float">
            <text:p>0,00</text:p>
          </table:table-cell>
          <table:table-cell table:formula="of:=[.C308]+[.B309]*([.F309]-[.C308])" office:value-type="float" office:value="0.0635445213620135" calcext:value-type="float">
            <text:p>0,06</text:p>
          </table:table-cell>
          <table:table-cell table:formula="of:=[.E309]*[.D308]/([.E309]+[.D308])" office:value-type="float" office:value="0.048543689320388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[.C309]/([.C309]+[.E309])" office:value-type="float" office:value="0.00421843087939225" calcext:value-type="float">
            <text:p>0,00</text:p>
          </table:table-cell>
          <table:table-cell table:formula="of:=[.C309]+[.B310]*([.F310]-[.C309])" office:value-type="float" office:value="0.0632764631908838" calcext:value-type="float">
            <text:p>0,06</text:p>
          </table:table-cell>
          <table:table-cell table:formula="of:=[.E310]*[.D309]/([.E310]+[.D309])" office:value-type="float" office:value="0.048387096774193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[.C310]/([.C310]+[.E310])" office:value-type="float" office:value="0.00420071047261917" calcext:value-type="float">
            <text:p>0,00</text:p>
          </table:table-cell>
          <table:table-cell table:formula="of:=[.C310]+[.B311]*([.F311]-[.C310])" office:value-type="float" office:value="0.0630106570892875" calcext:value-type="float">
            <text:p>0,06</text:p>
          </table:table-cell>
          <table:table-cell table:formula="of:=[.E311]*[.D310]/([.E311]+[.D310])" office:value-type="float" office:value="0.048231511254019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[.C311]/([.C311]+[.E311])" office:value-type="float" office:value="0.00418313831967131" calcext:value-type="float">
            <text:p>0,00</text:p>
          </table:table-cell>
          <table:table-cell table:formula="of:=[.C311]+[.B312]*([.F312]-[.C311])" office:value-type="float" office:value="0.0627470747950697" calcext:value-type="float">
            <text:p>0,06</text:p>
          </table:table-cell>
          <table:table-cell table:formula="of:=[.E312]*[.D311]/([.E312]+[.D311])" office:value-type="float" office:value="0.048076923076923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[.C312]/([.C312]+[.E312])" office:value-type="float" office:value="0.00416571256780021" calcext:value-type="float">
            <text:p>0,00</text:p>
          </table:table-cell>
          <table:table-cell table:formula="of:=[.C312]+[.B313]*([.F313]-[.C312])" office:value-type="float" office:value="0.0624856885170031" calcext:value-type="float">
            <text:p>0,06</text:p>
          </table:table-cell>
          <table:table-cell table:formula="of:=[.E313]*[.D312]/([.E313]+[.D312])" office:value-type="float" office:value="0.047923322683706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[.C313]/([.C313]+[.E313])" office:value-type="float" office:value="0.00414843139500139" calcext:value-type="float">
            <text:p>0,00</text:p>
          </table:table-cell>
          <table:table-cell table:formula="of:=[.C313]+[.B314]*([.F314]-[.C313])" office:value-type="float" office:value="0.0622264709250209" calcext:value-type="float">
            <text:p>0,06</text:p>
          </table:table-cell>
          <table:table-cell table:formula="of:=[.E314]*[.D313]/([.E314]+[.D313])" office:value-type="float" office:value="0.047770700636942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[.C314]/([.C314]+[.E314])" office:value-type="float" office:value="0.00413129300937934" calcext:value-type="float">
            <text:p>0,00</text:p>
          </table:table-cell>
          <table:table-cell table:formula="of:=[.C314]+[.B315]*([.F315]-[.C314])" office:value-type="float" office:value="0.06196939514069" calcext:value-type="float">
            <text:p>0,06</text:p>
          </table:table-cell>
          <table:table-cell table:formula="of:=[.E315]*[.D314]/([.E315]+[.D314])" office:value-type="float" office:value="0.047619047619047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[.C315]/([.C315]+[.E315])" office:value-type="float" office:value="0.00411429564852805" calcext:value-type="float">
            <text:p>0,00</text:p>
          </table:table-cell>
          <table:table-cell table:formula="of:=[.C315]+[.B316]*([.F316]-[.C315])" office:value-type="float" office:value="0.0617144347279208" calcext:value-type="float">
            <text:p>0,06</text:p>
          </table:table-cell>
          <table:table-cell table:formula="of:=[.E316]*[.D315]/([.E316]+[.D315])" office:value-type="float" office:value="0.047468354430379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7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[.C316]/([.C316]+[.E316])" office:value-type="float" office:value="0.00409743757892696" calcext:value-type="float">
            <text:p>0,00</text:p>
          </table:table-cell>
          <table:table-cell table:formula="of:=[.C316]+[.B317]*([.F317]-[.C316])" office:value-type="float" office:value="0.0614615636839044" calcext:value-type="float">
            <text:p>0,06</text:p>
          </table:table-cell>
          <table:table-cell table:formula="of:=[.E317]*[.D316]/([.E317]+[.D316])" office:value-type="float" office:value="0.047318611987381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[.C317]/([.C317]+[.E317])" office:value-type="float" office:value="0.00408071709535149" calcext:value-type="float">
            <text:p>0,00</text:p>
          </table:table-cell>
          <table:table-cell table:formula="of:=[.C317]+[.B318]*([.F318]-[.C317])" office:value-type="float" office:value="0.0612107564302724" calcext:value-type="float">
            <text:p>0,06</text:p>
          </table:table-cell>
          <table:table-cell table:formula="of:=[.E318]*[.D317]/([.E318]+[.D317])" office:value-type="float" office:value="0.047169811320754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[.C318]/([.C318]+[.E318])" office:value-type="float" office:value="0.00406413252029814" calcext:value-type="float">
            <text:p>0,00</text:p>
          </table:table-cell>
          <table:table-cell table:formula="of:=[.C318]+[.B319]*([.F319]-[.C318])" office:value-type="float" office:value="0.0609619878044721" calcext:value-type="float">
            <text:p>0,06</text:p>
          </table:table-cell>
          <table:table-cell table:formula="of:=[.E319]*[.D318]/([.E319]+[.D318])" office:value-type="float" office:value="0.047021943573667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[.C319]/([.C319]+[.E319])" office:value-type="float" office:value="0.00404768220342338" calcext:value-type="float">
            <text:p>0,00</text:p>
          </table:table-cell>
          <table:table-cell table:formula="of:=[.C319]+[.B320]*([.F320]-[.C319])" office:value-type="float" office:value="0.0607152330513506" calcext:value-type="float">
            <text:p>0,06</text:p>
          </table:table-cell>
          <table:table-cell table:formula="of:=[.E320]*[.D319]/([.E320]+[.D319])" office:value-type="float" office:value="0.04687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[.C320]/([.C320]+[.E320])" office:value-type="float" office:value="0.00403136452099623" calcext:value-type="float">
            <text:p>0,00</text:p>
          </table:table-cell>
          <table:table-cell table:formula="of:=[.C320]+[.B321]*([.F321]-[.C320])" office:value-type="float" office:value="0.0604704678149434" calcext:value-type="float">
            <text:p>0,06</text:p>
          </table:table-cell>
          <table:table-cell table:formula="of:=[.E321]*[.D320]/([.E321]+[.D320])" office:value-type="float" office:value="0.0467289719626168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[.C321]/([.C321]+[.E321])" office:value-type="float" office:value="0.00401517787536399" calcext:value-type="float">
            <text:p>0,00</text:p>
          </table:table-cell>
          <table:table-cell table:formula="of:=[.C321]+[.B322]*([.F322]-[.C321])" office:value-type="float" office:value="0.0602276681304599" calcext:value-type="float">
            <text:p>0,06</text:p>
          </table:table-cell>
          <table:table-cell table:formula="of:=[.E322]*[.D321]/([.E322]+[.D321])" office:value-type="float" office:value="0.046583850931677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[.C322]/([.C322]+[.E322])" office:value-type="float" office:value="0.00399912069443081" calcext:value-type="float">
            <text:p>0,00</text:p>
          </table:table-cell>
          <table:table-cell table:formula="of:=[.C322]+[.B323]*([.F323]-[.C322])" office:value-type="float" office:value="0.0599868104164621" calcext:value-type="float">
            <text:p>0,06</text:p>
          </table:table-cell>
          <table:table-cell table:formula="of:=[.E323]*[.D322]/([.E323]+[.D322])" office:value-type="float" office:value="0.046439628482972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[.C323]/([.C323]+[.E323])" office:value-type="float" office:value="0.00398319143114862" calcext:value-type="float">
            <text:p>0,00</text:p>
          </table:table-cell>
          <table:table-cell table:formula="of:=[.C323]+[.B324]*([.F324]-[.C323])" office:value-type="float" office:value="0.0597478714672293" calcext:value-type="float">
            <text:p>0,06</text:p>
          </table:table-cell>
          <table:table-cell table:formula="of:=[.E324]*[.D323]/([.E324]+[.D323])" office:value-type="float" office:value="0.046296296296296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[.C324]/([.C324]+[.E324])" office:value-type="float" office:value="0.00396738856302036" calcext:value-type="float">
            <text:p>0,00</text:p>
          </table:table-cell>
          <table:table-cell table:formula="of:=[.C324]+[.B325]*([.F325]-[.C324])" office:value-type="float" office:value="0.0595108284453054" calcext:value-type="float">
            <text:p>0,06</text:p>
          </table:table-cell>
          <table:table-cell table:formula="of:=[.E325]*[.D324]/([.E325]+[.D324])" office:value-type="float" office:value="0.0461538461538461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[.C325]/([.C325]+[.E325])" office:value-type="float" office:value="0.00395171059161482" calcext:value-type="float">
            <text:p>0,00</text:p>
          </table:table-cell>
          <table:table-cell table:formula="of:=[.C325]+[.B326]*([.F326]-[.C325])" office:value-type="float" office:value="0.0592756588742223" calcext:value-type="float">
            <text:p>0,06</text:p>
          </table:table-cell>
          <table:table-cell table:formula="of:=[.E326]*[.D325]/([.E326]+[.D325])" office:value-type="float" office:value="0.046012269938650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8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[.C326]/([.C326]+[.E326])" office:value-type="float" office:value="0.00393615604209303" calcext:value-type="float">
            <text:p>0,00</text:p>
          </table:table-cell>
          <table:table-cell table:formula="of:=[.C326]+[.B327]*([.F327]-[.C326])" office:value-type="float" office:value="0.0590423406313955" calcext:value-type="float">
            <text:p>0,06</text:p>
          </table:table-cell>
          <table:table-cell table:formula="of:=[.E327]*[.D326]/([.E327]+[.D326])" office:value-type="float" office:value="0.045871559633027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[.C327]/([.C327]+[.E327])" office:value-type="float" office:value="0.00392072346274577" calcext:value-type="float">
            <text:p>0,00</text:p>
          </table:table-cell>
          <table:table-cell table:formula="of:=[.C327]+[.B328]*([.F328]-[.C327])" office:value-type="float" office:value="0.0588108519411866" calcext:value-type="float">
            <text:p>0,06</text:p>
          </table:table-cell>
          <table:table-cell table:formula="of:=[.E328]*[.D327]/([.E328]+[.D327])" office:value-type="float" office:value="0.0457317073170732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[.C328]/([.C328]+[.E328])" office:value-type="float" office:value="0.00390541142454189" calcext:value-type="float">
            <text:p>0,00</text:p>
          </table:table-cell>
          <table:table-cell table:formula="of:=[.C328]+[.B329]*([.F329]-[.C328])" office:value-type="float" office:value="0.0585811713681284" calcext:value-type="float">
            <text:p>0,06</text:p>
          </table:table-cell>
          <table:table-cell table:formula="of:=[.E329]*[.D328]/([.E329]+[.D328])" office:value-type="float" office:value="0.0455927051671732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[.C329]/([.C329]+[.E329])" office:value-type="float" office:value="0.00389021852068724" calcext:value-type="float">
            <text:p>0,00</text:p>
          </table:table-cell>
          <table:table-cell table:formula="of:=[.C329]+[.B330]*([.F330]-[.C329])" office:value-type="float" office:value="0.0583532778103086" calcext:value-type="float">
            <text:p>0,06</text:p>
          </table:table-cell>
          <table:table-cell table:formula="of:=[.E330]*[.D329]/([.E330]+[.D329])" office:value-type="float" office:value="0.0454545454545454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[.C330]/([.C330]+[.E330])" office:value-type="float" office:value="0.00387514336619375" calcext:value-type="float">
            <text:p>0,00</text:p>
          </table:table-cell>
          <table:table-cell table:formula="of:=[.C330]+[.B331]*([.F331]-[.C330])" office:value-type="float" office:value="0.0581271504929063" calcext:value-type="float">
            <text:p>0,06</text:p>
          </table:table-cell>
          <table:table-cell table:formula="of:=[.E331]*[.D330]/([.E331]+[.D330])" office:value-type="float" office:value="0.0453172205438066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[.C331]/([.C331]+[.E331])" office:value-type="float" office:value="0.00386018459745863" calcext:value-type="float">
            <text:p>0,00</text:p>
          </table:table-cell>
          <table:table-cell table:formula="of:=[.C331]+[.B332]*([.F332]-[.C331])" office:value-type="float" office:value="0.0579027689618794" calcext:value-type="float">
            <text:p>0,06</text:p>
          </table:table-cell>
          <table:table-cell table:formula="of:=[.E332]*[.D331]/([.E332]+[.D331])" office:value-type="float" office:value="0.0451807228915663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[.C332]/([.C332]+[.E332])" office:value-type="float" office:value="0.00384534087185312" calcext:value-type="float">
            <text:p>0,00</text:p>
          </table:table-cell>
          <table:table-cell table:formula="of:=[.C332]+[.B333]*([.F333]-[.C332])" office:value-type="float" office:value="0.0576801130777968" calcext:value-type="float">
            <text:p>0,06</text:p>
          </table:table-cell>
          <table:table-cell table:formula="of:=[.E333]*[.D332]/([.E333]+[.D332])" office:value-type="float" office:value="0.045045045045045" calcext:value-type="float">
            <text:p>0,05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[.C333]/([.C333]+[.E333])" office:value-type="float" office:value="0.00383061086732085" calcext:value-type="float">
            <text:p>0,00</text:p>
          </table:table-cell>
          <table:table-cell table:formula="of:=[.C333]+[.B334]*([.F334]-[.C333])" office:value-type="float" office:value="0.0574591630098127" calcext:value-type="float">
            <text:p>0,06</text:p>
          </table:table-cell>
          <table:table-cell table:formula="of:=[.E334]*[.D333]/([.E334]+[.D333])" office:value-type="float" office:value="0.044910179640718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[.C334]/([.C334]+[.E334])" office:value-type="float" office:value="0.00381599328198525" calcext:value-type="float">
            <text:p>0,00</text:p>
          </table:table-cell>
          <table:table-cell table:formula="of:=[.C334]+[.B335]*([.F335]-[.C334])" office:value-type="float" office:value="0.0572398992297788" calcext:value-type="float">
            <text:p>0,06</text:p>
          </table:table-cell>
          <table:table-cell table:formula="of:=[.E335]*[.D334]/([.E335]+[.D334])" office:value-type="float" office:value="0.044776119402985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[.C335]/([.C335]+[.E335])" office:value-type="float" office:value="0.00380148683376605" calcext:value-type="float">
            <text:p>0,00</text:p>
          </table:table-cell>
          <table:table-cell table:formula="of:=[.C335]+[.B336]*([.F336]-[.C335])" office:value-type="float" office:value="0.0570223025064907" calcext:value-type="float">
            <text:p>0,06</text:p>
          </table:table-cell>
          <table:table-cell table:formula="of:=[.E336]*[.D335]/([.E336]+[.D335])" office:value-type="float" office:value="0.044642857142857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29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[.C336]/([.C336]+[.E336])" office:value-type="float" office:value="0.00378709026000436" calcext:value-type="float">
            <text:p>0,00</text:p>
          </table:table-cell>
          <table:table-cell table:formula="of:=[.C336]+[.B337]*([.F337]-[.C336])" office:value-type="float" office:value="0.0568063539000653" calcext:value-type="float">
            <text:p>0,06</text:p>
          </table:table-cell>
          <table:table-cell table:formula="of:=[.E337]*[.D336]/([.E337]+[.D336])" office:value-type="float" office:value="0.044510385756676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[.C337]/([.C337]+[.E337])" office:value-type="float" office:value="0.00377280231709636" calcext:value-type="float">
            <text:p>0,00</text:p>
          </table:table-cell>
          <table:table-cell table:formula="of:=[.C337]+[.B338]*([.F338]-[.C337])" office:value-type="float" office:value="0.0565920347564454" calcext:value-type="float">
            <text:p>0,06</text:p>
          </table:table-cell>
          <table:table-cell table:formula="of:=[.E338]*[.D337]/([.E338]+[.D337])" office:value-type="float" office:value="0.044378698224852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[.C338]/([.C338]+[.E338])" office:value-type="float" office:value="0.00375862178013518" calcext:value-type="float">
            <text:p>0,00</text:p>
          </table:table-cell>
          <table:table-cell table:formula="of:=[.C338]+[.B339]*([.F339]-[.C338])" office:value-type="float" office:value="0.0563793267020276" calcext:value-type="float">
            <text:p>0,06</text:p>
          </table:table-cell>
          <table:table-cell table:formula="of:=[.E339]*[.D338]/([.E339]+[.D338])" office:value-type="float" office:value="0.044247787610619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[.C339]/([.C339]+[.E339])" office:value-type="float" office:value="0.00374454744256082" calcext:value-type="float">
            <text:p>0,00</text:p>
          </table:table-cell>
          <table:table-cell table:formula="of:=[.C339]+[.B340]*([.F340]-[.C339])" office:value-type="float" office:value="0.0561682116384123" calcext:value-type="float">
            <text:p>0,06</text:p>
          </table:table-cell>
          <table:table-cell table:formula="of:=[.E340]*[.D339]/([.E340]+[.D339])" office:value-type="float" office:value="0.044117647058823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[.C340]/([.C340]+[.E340])" office:value-type="float" office:value="0.00373057811581796" calcext:value-type="float">
            <text:p>0,00</text:p>
          </table:table-cell>
          <table:table-cell table:formula="of:=[.C340]+[.B341]*([.F341]-[.C340])" office:value-type="float" office:value="0.0559586717372694" calcext:value-type="float">
            <text:p>0,06</text:p>
          </table:table-cell>
          <table:table-cell table:formula="of:=[.E341]*[.D340]/([.E341]+[.D340])" office:value-type="float" office:value="0.043988269794721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[.C341]/([.C341]+[.E341])" office:value-type="float" office:value="0.00371671262902135" calcext:value-type="float">
            <text:p>0,00</text:p>
          </table:table-cell>
          <table:table-cell table:formula="of:=[.C341]+[.B342]*([.F342]-[.C341])" office:value-type="float" office:value="0.0557506894353202" calcext:value-type="float">
            <text:p>0,06</text:p>
          </table:table-cell>
          <table:table-cell table:formula="of:=[.E342]*[.D341]/([.E342]+[.D341])" office:value-type="float" office:value="0.04385964912280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[.C342]/([.C342]+[.E342])" office:value-type="float" office:value="0.00370294982862865" calcext:value-type="float">
            <text:p>0,00</text:p>
          </table:table-cell>
          <table:table-cell table:formula="of:=[.C342]+[.B343]*([.F343]-[.C342])" office:value-type="float" office:value="0.0555442474294297" calcext:value-type="float">
            <text:p>0,06</text:p>
          </table:table-cell>
          <table:table-cell table:formula="of:=[.E343]*[.D342]/([.E343]+[.D342])" office:value-type="float" office:value="0.04373177842565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[.C343]/([.C343]+[.E343])" office:value-type="float" office:value="0.00368928857812054" calcext:value-type="float">
            <text:p>0,00</text:p>
          </table:table-cell>
          <table:table-cell table:formula="of:=[.C343]+[.B344]*([.F344]-[.C343])" office:value-type="float" office:value="0.055339328671808" calcext:value-type="float">
            <text:p>0,06</text:p>
          </table:table-cell>
          <table:table-cell table:formula="of:=[.E344]*[.D343]/([.E344]+[.D343])" office:value-type="float" office:value="0.043604651162790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[.C344]/([.C344]+[.E344])" office:value-type="float" office:value="0.00367572775768782" calcext:value-type="float">
            <text:p>0,00</text:p>
          </table:table-cell>
          <table:table-cell table:formula="of:=[.C344]+[.B345]*([.F345]-[.C344])" office:value-type="float" office:value="0.0551359163653173" calcext:value-type="float">
            <text:p>0,06</text:p>
          </table:table-cell>
          <table:table-cell table:formula="of:=[.E345]*[.D344]/([.E345]+[.D344])" office:value-type="float" office:value="0.043478260869565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[.C345]/([.C345]+[.E345])" office:value-type="float" office:value="0.00366226626392546" calcext:value-type="float">
            <text:p>0,00</text:p>
          </table:table-cell>
          <table:table-cell table:formula="of:=[.C345]+[.B346]*([.F346]-[.C345])" office:value-type="float" office:value="0.054933993958882" calcext:value-type="float">
            <text:p>0,05</text:p>
          </table:table-cell>
          <table:table-cell table:formula="of:=[.E346]*[.D345]/([.E346]+[.D345])" office:value-type="float" office:value="0.043352601156069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0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[.C346]/([.C346]+[.E346])" office:value-type="float" office:value="0.00364890300953331" calcext:value-type="float">
            <text:p>0,00</text:p>
          </table:table-cell>
          <table:table-cell table:formula="of:=[.C346]+[.B347]*([.F347]-[.C346])" office:value-type="float" office:value="0.0547335451429997" calcext:value-type="float">
            <text:p>0,05</text:p>
          </table:table-cell>
          <table:table-cell table:formula="of:=[.E347]*[.D346]/([.E347]+[.D346])" office:value-type="float" office:value="0.043227665706051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[.C347]/([.C347]+[.E347])" office:value-type="float" office:value="0.00363563692302332" calcext:value-type="float">
            <text:p>0,00</text:p>
          </table:table-cell>
          <table:table-cell table:formula="of:=[.C347]+[.B348]*([.F348]-[.C347])" office:value-type="float" office:value="0.0545345538453499" calcext:value-type="float">
            <text:p>0,05</text:p>
          </table:table-cell>
          <table:table-cell table:formula="of:=[.E348]*[.D347]/([.E348]+[.D347])" office:value-type="float" office:value="0.043103448275862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[.C348]/([.C348]+[.E348])" office:value-type="float" office:value="0.00362246694843317" calcext:value-type="float">
            <text:p>0,00</text:p>
          </table:table-cell>
          <table:table-cell table:formula="of:=[.C348]+[.B349]*([.F349]-[.C348])" office:value-type="float" office:value="0.0543370042264975" calcext:value-type="float">
            <text:p>0,05</text:p>
          </table:table-cell>
          <table:table-cell table:formula="of:=[.E349]*[.D348]/([.E349]+[.D348])" office:value-type="float" office:value="0.042979942693409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[.C349]/([.C349]+[.E349])" office:value-type="float" office:value="0.00360939204504605" calcext:value-type="float">
            <text:p>0,00</text:p>
          </table:table-cell>
          <table:table-cell table:formula="of:=[.C349]+[.B350]*([.F350]-[.C349])" office:value-type="float" office:value="0.0541408806756908" calcext:value-type="float">
            <text:p>0,05</text:p>
          </table:table-cell>
          <table:table-cell table:formula="of:=[.E350]*[.D349]/([.E350]+[.D349])" office:value-type="float" office:value="0.042857142857142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[.C350]/([.C350]+[.E350])" office:value-type="float" office:value="0.00359641118711656" calcext:value-type="float">
            <text:p>0,00</text:p>
          </table:table-cell>
          <table:table-cell table:formula="of:=[.C350]+[.B351]*([.F351]-[.C350])" office:value-type="float" office:value="0.0539461678067484" calcext:value-type="float">
            <text:p>0,05</text:p>
          </table:table-cell>
          <table:table-cell table:formula="of:=[.E351]*[.D350]/([.E351]+[.D350])" office:value-type="float" office:value="0.042735042735042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[.C351]/([.C351]+[.E351])" office:value-type="float" office:value="0.0035835233636024" calcext:value-type="float">
            <text:p>0,00</text:p>
          </table:table-cell>
          <table:table-cell table:formula="of:=[.C351]+[.B352]*([.F352]-[.C351])" office:value-type="float" office:value="0.0537528504540361" calcext:value-type="float">
            <text:p>0,05</text:p>
          </table:table-cell>
          <table:table-cell table:formula="of:=[.E352]*[.D351]/([.E352]+[.D351])" office:value-type="float" office:value="0.042613636363636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[.C352]/([.C352]+[.E352])" office:value-type="float" office:value="0.00357072757790193" calcext:value-type="float">
            <text:p>0,00</text:p>
          </table:table-cell>
          <table:table-cell table:formula="of:=[.C352]+[.B353]*([.F353]-[.C352])" office:value-type="float" office:value="0.053560913668529" calcext:value-type="float">
            <text:p>0,05</text:p>
          </table:table-cell>
          <table:table-cell table:formula="of:=[.E353]*[.D352]/([.E353]+[.D352])" office:value-type="float" office:value="0.042492917847025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[.C353]/([.C353]+[.E353])" office:value-type="float" office:value="0.00355802284759721" calcext:value-type="float">
            <text:p>0,00</text:p>
          </table:table-cell>
          <table:table-cell table:formula="of:=[.C353]+[.B354]*([.F354]-[.C353])" office:value-type="float" office:value="0.0533703427139582" calcext:value-type="float">
            <text:p>0,05</text:p>
          </table:table-cell>
          <table:table-cell table:formula="of:=[.E354]*[.D353]/([.E354]+[.D353])" office:value-type="float" office:value="0.042372881355932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[.C354]/([.C354]+[.E354])" office:value-type="float" office:value="0.0035454082042026" calcext:value-type="float">
            <text:p>0,00</text:p>
          </table:table-cell>
          <table:table-cell table:formula="of:=[.C354]+[.B355]*([.F355]-[.C354])" office:value-type="float" office:value="0.053181123063039" calcext:value-type="float">
            <text:p>0,05</text:p>
          </table:table-cell>
          <table:table-cell table:formula="of:=[.E355]*[.D354]/([.E355]+[.D354])" office:value-type="float" office:value="0.042253521126760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[.C355]/([.C355]+[.E355])" office:value-type="float" office:value="0.00353288269291864" calcext:value-type="float">
            <text:p>0,00</text:p>
          </table:table-cell>
          <table:table-cell table:formula="of:=[.C355]+[.B356]*([.F356]-[.C355])" office:value-type="float" office:value="0.0529932403937797" calcext:value-type="float">
            <text:p>0,05</text:p>
          </table:table-cell>
          <table:table-cell table:formula="of:=[.E356]*[.D355]/([.E356]+[.D355])" office:value-type="float" office:value="0.042134831460674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1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[.C356]/([.C356]+[.E356])" office:value-type="float" office:value="0.00352044537239116" calcext:value-type="float">
            <text:p>0,00</text:p>
          </table:table-cell>
          <table:table-cell table:formula="of:=[.C356]+[.B357]*([.F357]-[.C356])" office:value-type="float" office:value="0.0528066805858674" calcext:value-type="float">
            <text:p>0,05</text:p>
          </table:table-cell>
          <table:table-cell table:formula="of:=[.E357]*[.D356]/([.E357]+[.D356])" office:value-type="float" office:value="0.042016806722689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[.C357]/([.C357]+[.E357])" office:value-type="float" office:value="0.0035080953144754" calcext:value-type="float">
            <text:p>0,00</text:p>
          </table:table-cell>
          <table:table-cell table:formula="of:=[.C357]+[.B358]*([.F358]-[.C357])" office:value-type="float" office:value="0.0526214297171311" calcext:value-type="float">
            <text:p>0,05</text:p>
          </table:table-cell>
          <table:table-cell table:formula="of:=[.E358]*[.D357]/([.E358]+[.D357])" office:value-type="float" office:value="0.041899441340782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[.C358]/([.C358]+[.E358])" office:value-type="float" office:value="0.0034958316040052" calcext:value-type="float">
            <text:p>0,00</text:p>
          </table:table-cell>
          <table:table-cell table:formula="of:=[.C358]+[.B359]*([.F359]-[.C358])" office:value-type="float" office:value="0.052437474060078" calcext:value-type="float">
            <text:p>0,05</text:p>
          </table:table-cell>
          <table:table-cell table:formula="of:=[.E359]*[.D358]/([.E359]+[.D358])" office:value-type="float" office:value="0.041782729805013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[.C359]/([.C359]+[.E359])" office:value-type="float" office:value="0.00348365333856684" calcext:value-type="float">
            <text:p>0,00</text:p>
          </table:table-cell>
          <table:table-cell table:formula="of:=[.C359]+[.B360]*([.F360]-[.C359])" office:value-type="float" office:value="0.0522548000785026" calcext:value-type="float">
            <text:p>0,05</text:p>
          </table:table-cell>
          <table:table-cell table:formula="of:=[.E360]*[.D359]/([.E360]+[.D359])" office:value-type="float" office:value="0.041666666666666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[.C360]/([.C360]+[.E360])" office:value-type="float" office:value="0.00347155962827776" calcext:value-type="float">
            <text:p>0,00</text:p>
          </table:table-cell>
          <table:table-cell table:formula="of:=[.C360]+[.B361]*([.F361]-[.C360])" office:value-type="float" office:value="0.0520733944241663" calcext:value-type="float">
            <text:p>0,05</text:p>
          </table:table-cell>
          <table:table-cell table:formula="of:=[.E361]*[.D360]/([.E361]+[.D360])" office:value-type="float" office:value="0.041551246537396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[.C361]/([.C361]+[.E361])" office:value-type="float" office:value="0.00345954959556975" calcext:value-type="float">
            <text:p>0,00</text:p>
          </table:table-cell>
          <table:table-cell table:formula="of:=[.C361]+[.B362]*([.F362]-[.C361])" office:value-type="float" office:value="0.0518932439335463" calcext:value-type="float">
            <text:p>0,05</text:p>
          </table:table-cell>
          <table:table-cell table:formula="of:=[.E362]*[.D361]/([.E362]+[.D361])" office:value-type="float" office:value="0.041436464088397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[.C362]/([.C362]+[.E362])" office:value-type="float" office:value="0.00344762237497672" calcext:value-type="float">
            <text:p>0,00</text:p>
          </table:table-cell>
          <table:table-cell table:formula="of:=[.C362]+[.B363]*([.F363]-[.C362])" office:value-type="float" office:value="0.0517143356246508" calcext:value-type="float">
            <text:p>0,05</text:p>
          </table:table-cell>
          <table:table-cell table:formula="of:=[.E363]*[.D362]/([.E363]+[.D362])" office:value-type="float" office:value="0.041322314049586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[.C363]/([.C363]+[.E363])" office:value-type="float" office:value="0.00343577711292676" calcext:value-type="float">
            <text:p>0,00</text:p>
          </table:table-cell>
          <table:table-cell table:formula="of:=[.C363]+[.B364]*([.F364]-[.C363])" office:value-type="float" office:value="0.0515366566939015" calcext:value-type="float">
            <text:p>0,05</text:p>
          </table:table-cell>
          <table:table-cell table:formula="of:=[.E364]*[.D363]/([.E364]+[.D363])" office:value-type="float" office:value="0.041208791208791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[.C364]/([.C364]+[.E364])" office:value-type="float" office:value="0.00342401296753853" calcext:value-type="float">
            <text:p>0,00</text:p>
          </table:table-cell>
          <table:table-cell table:formula="of:=[.C364]+[.B365]*([.F365]-[.C364])" office:value-type="float" office:value="0.051360194513078" calcext:value-type="float">
            <text:p>0,05</text:p>
          </table:table-cell>
          <table:table-cell table:formula="of:=[.E365]*[.D364]/([.E365]+[.D364])" office:value-type="float" office:value="0.041095890410958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[.C365]/([.C365]+[.E365])" office:value-type="float" office:value="0.00341232910842178" calcext:value-type="float">
            <text:p>0,00</text:p>
          </table:table-cell>
          <table:table-cell table:formula="of:=[.C365]+[.B366]*([.F366]-[.C365])" office:value-type="float" office:value="0.0511849366263268" calcext:value-type="float">
            <text:p>0,05</text:p>
          </table:table-cell>
          <table:table-cell table:formula="of:=[.E366]*[.D365]/([.E366]+[.D365])" office:value-type="float" office:value="0.04098360655737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2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[.C366]/([.C366]+[.E366])" office:value-type="float" office:value="0.003400724716482" calcext:value-type="float">
            <text:p>0,00</text:p>
          </table:table-cell>
          <table:table-cell table:formula="of:=[.C366]+[.B367]*([.F367]-[.C366])" office:value-type="float" office:value="0.0510108707472301" calcext:value-type="float">
            <text:p>0,05</text:p>
          </table:table-cell>
          <table:table-cell table:formula="of:=[.E367]*[.D366]/([.E367]+[.D366])" office:value-type="float" office:value="0.040871934604904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[.C367]/([.C367]+[.E367])" office:value-type="float" office:value="0.00338919898372896" calcext:value-type="float">
            <text:p>0,00</text:p>
          </table:table-cell>
          <table:table-cell table:formula="of:=[.C367]+[.B368]*([.F368]-[.C367])" office:value-type="float" office:value="0.0508379847559344" calcext:value-type="float">
            <text:p>0,05</text:p>
          </table:table-cell>
          <table:table-cell table:formula="of:=[.E368]*[.D367]/([.E368]+[.D367])" office:value-type="float" office:value="0.040760869565217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[.C368]/([.C368]+[.E368])" office:value-type="float" office:value="0.00337775111308919" calcext:value-type="float">
            <text:p>0,00</text:p>
          </table:table-cell>
          <table:table-cell table:formula="of:=[.C368]+[.B369]*([.F369]-[.C368])" office:value-type="float" office:value="0.0506662666963379" calcext:value-type="float">
            <text:p>0,05</text:p>
          </table:table-cell>
          <table:table-cell table:formula="of:=[.E369]*[.D368]/([.E369]+[.D368])" office:value-type="float" office:value="0.04065040650406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[.C369]/([.C369]+[.E369])" office:value-type="float" office:value="0.00336638031822223" calcext:value-type="float">
            <text:p>0,00</text:p>
          </table:table-cell>
          <table:table-cell table:formula="of:=[.C369]+[.B370]*([.F370]-[.C369])" office:value-type="float" office:value="0.0504957047733335" calcext:value-type="float">
            <text:p>0,05</text:p>
          </table:table-cell>
          <table:table-cell table:formula="of:=[.E370]*[.D369]/([.E370]+[.D369])" office:value-type="float" office:value="0.040540540540540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[.C370]/([.C370]+[.E370])" office:value-type="float" office:value="0.00335508582334059" calcext:value-type="float">
            <text:p>0,00</text:p>
          </table:table-cell>
          <table:table-cell table:formula="of:=[.C370]+[.B371]*([.F371]-[.C370])" office:value-type="float" office:value="0.0503262873501089" calcext:value-type="float">
            <text:p>0,05</text:p>
          </table:table-cell>
          <table:table-cell table:formula="of:=[.E371]*[.D370]/([.E371]+[.D370])" office:value-type="float" office:value="0.040431266846361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[.C371]/([.C371]+[.E371])" office:value-type="float" office:value="0.00334386686303329" calcext:value-type="float">
            <text:p>0,00</text:p>
          </table:table-cell>
          <table:table-cell table:formula="of:=[.C371]+[.B372]*([.F372]-[.C371])" office:value-type="float" office:value="0.0501580029454994" calcext:value-type="float">
            <text:p>0,05</text:p>
          </table:table-cell>
          <table:table-cell table:formula="of:=[.E372]*[.D371]/([.E372]+[.D371])" office:value-type="float" office:value="0.040322580645161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[.C372]/([.C372]+[.E372])" office:value-type="float" office:value="0.00333272268209296" calcext:value-type="float">
            <text:p>0,00</text:p>
          </table:table-cell>
          <table:table-cell table:formula="of:=[.C372]+[.B373]*([.F373]-[.C372])" office:value-type="float" office:value="0.0499908402313944" calcext:value-type="float">
            <text:p>0,05</text:p>
          </table:table-cell>
          <table:table-cell table:formula="of:=[.E373]*[.D372]/([.E373]+[.D372])" office:value-type="float" office:value="0.040214477211796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[.C373]/([.C373]+[.E373])" office:value-type="float" office:value="0.00332165253534638" calcext:value-type="float">
            <text:p>0,00</text:p>
          </table:table-cell>
          <table:table-cell table:formula="of:=[.C373]+[.B374]*([.F374]-[.C373])" office:value-type="float" office:value="0.0498247880301957" calcext:value-type="float">
            <text:p>0,05</text:p>
          </table:table-cell>
          <table:table-cell table:formula="of:=[.E374]*[.D373]/([.E374]+[.D373])" office:value-type="float" office:value="0.040106951871657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[.C374]/([.C374]+[.E374])" office:value-type="float" office:value="0.00331065568748838" calcext:value-type="float">
            <text:p>0,00</text:p>
          </table:table-cell>
          <table:table-cell table:formula="of:=[.C374]+[.B375]*([.F375]-[.C374])" office:value-type="float" office:value="0.0496598353123256" calcext:value-type="float">
            <text:p>0,05</text:p>
          </table:table-cell>
          <table:table-cell table:formula="of:=[.E375]*[.D374]/([.E375]+[.D374])" office:value-type="float" office:value="0.0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[.C375]/([.C375]+[.E375])" office:value-type="float" office:value="0.00329973141291901" calcext:value-type="float">
            <text:p>0,00</text:p>
          </table:table-cell>
          <table:table-cell table:formula="of:=[.C375]+[.B376]*([.F376]-[.C375])" office:value-type="float" office:value="0.0494959711937852" calcext:value-type="float">
            <text:p>0,05</text:p>
          </table:table-cell>
          <table:table-cell table:formula="of:=[.E376]*[.D375]/([.E376]+[.D375])" office:value-type="float" office:value="0.039893617021276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3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[.C376]/([.C376]+[.E376])" office:value-type="float" office:value="0.00328887899558399" calcext:value-type="float">
            <text:p>0,00</text:p>
          </table:table-cell>
          <table:table-cell table:formula="of:=[.C376]+[.B377]*([.F377]-[.C376])" office:value-type="float" office:value="0.0493331849337599" calcext:value-type="float">
            <text:p>0,05</text:p>
          </table:table-cell>
          <table:table-cell table:formula="of:=[.E377]*[.D376]/([.E377]+[.D376])" office:value-type="float" office:value="0.03978779840848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[.C377]/([.C377]+[.E377])" office:value-type="float" office:value="0.00327809772881821" calcext:value-type="float">
            <text:p>0,00</text:p>
          </table:table-cell>
          <table:table-cell table:formula="of:=[.C377]+[.B378]*([.F378]-[.C377])" office:value-type="float" office:value="0.0491714659322732" calcext:value-type="float">
            <text:p>0,05</text:p>
          </table:table-cell>
          <table:table-cell table:formula="of:=[.E378]*[.D377]/([.E378]+[.D377])" office:value-type="float" office:value="0.039682539682539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[.C378]/([.C378]+[.E378])" office:value-type="float" office:value="0.00326738691519235" calcext:value-type="float">
            <text:p>0,00</text:p>
          </table:table-cell>
          <table:table-cell table:formula="of:=[.C378]+[.B379]*([.F379]-[.C378])" office:value-type="float" office:value="0.0490108037278852" calcext:value-type="float">
            <text:p>0,05</text:p>
          </table:table-cell>
          <table:table-cell table:formula="of:=[.E379]*[.D378]/([.E379]+[.D378])" office:value-type="float" office:value="0.039577836411609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[.C379]/([.C379]+[.E379])" office:value-type="float" office:value="0.00325674586636249" calcext:value-type="float">
            <text:p>0,00</text:p>
          </table:table-cell>
          <table:table-cell table:formula="of:=[.C379]+[.B380]*([.F380]-[.C379])" office:value-type="float" office:value="0.0488511879954373" calcext:value-type="float">
            <text:p>0,05</text:p>
          </table:table-cell>
          <table:table-cell table:formula="of:=[.E380]*[.D379]/([.E380]+[.D379])" office:value-type="float" office:value="0.039473684210526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[.C380]/([.C380]+[.E380])" office:value-type="float" office:value="0.00324617390292265" calcext:value-type="float">
            <text:p>0,00</text:p>
          </table:table-cell>
          <table:table-cell table:formula="of:=[.C380]+[.B381]*([.F381]-[.C380])" office:value-type="float" office:value="0.0486926085438398" calcext:value-type="float">
            <text:p>0,05</text:p>
          </table:table-cell>
          <table:table-cell table:formula="of:=[.E381]*[.D380]/([.E381]+[.D380])" office:value-type="float" office:value="0.039370078740157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[.C381]/([.C381]+[.E381])" office:value-type="float" office:value="0.00323567035426019" calcext:value-type="float">
            <text:p>0,00</text:p>
          </table:table-cell>
          <table:table-cell table:formula="of:=[.C381]+[.B382]*([.F382]-[.C381])" office:value-type="float" office:value="0.0485350553139029" calcext:value-type="float">
            <text:p>0,05</text:p>
          </table:table-cell>
          <table:table-cell table:formula="of:=[.E382]*[.D381]/([.E382]+[.D381])" office:value-type="float" office:value="0.039267015706806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[.C382]/([.C382]+[.E382])" office:value-type="float" office:value="0.003225234558414" calcext:value-type="float">
            <text:p>0,00</text:p>
          </table:table-cell>
          <table:table-cell table:formula="of:=[.C382]+[.B383]*([.F383]-[.C382])" office:value-type="float" office:value="0.0483785183762099" calcext:value-type="float">
            <text:p>0,05</text:p>
          </table:table-cell>
          <table:table-cell table:formula="of:=[.E383]*[.D382]/([.E383]+[.D382])" office:value-type="float" office:value="0.039164490861618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[.C383]/([.C383]+[.E383])" office:value-type="float" office:value="0.00321486586193542" calcext:value-type="float">
            <text:p>0,00</text:p>
          </table:table-cell>
          <table:table-cell table:formula="of:=[.C383]+[.B384]*([.F384]-[.C383])" office:value-type="float" office:value="0.0482229879290313" calcext:value-type="float">
            <text:p>0,05</text:p>
          </table:table-cell>
          <table:table-cell table:formula="of:=[.E384]*[.D383]/([.E384]+[.D383])" office:value-type="float" office:value="0.039062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[.C384]/([.C384]+[.E384])" office:value-type="float" office:value="0.00320456361975188" calcext:value-type="float">
            <text:p>0,00</text:p>
          </table:table-cell>
          <table:table-cell table:formula="of:=[.C384]+[.B385]*([.F385]-[.C384])" office:value-type="float" office:value="0.0480684542962782" calcext:value-type="float">
            <text:p>0,05</text:p>
          </table:table-cell>
          <table:table-cell table:formula="of:=[.E385]*[.D384]/([.E385]+[.D384])" office:value-type="float" office:value="0.038961038961038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[.C385]/([.C385]+[.E385])" office:value-type="float" office:value="0.00319432719503309" calcext:value-type="float">
            <text:p>0,00</text:p>
          </table:table-cell>
          <table:table-cell table:formula="of:=[.C385]+[.B386]*([.F386]-[.C385])" office:value-type="float" office:value="0.0479149079254963" calcext:value-type="float">
            <text:p>0,05</text:p>
          </table:table-cell>
          <table:table-cell table:formula="of:=[.E386]*[.D385]/([.E386]+[.D385])" office:value-type="float" office:value="0.03886010362694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4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[.C386]/([.C386]+[.E386])" office:value-type="float" office:value="0.00318415595905984" calcext:value-type="float">
            <text:p>0,00</text:p>
          </table:table-cell>
          <table:table-cell table:formula="of:=[.C386]+[.B387]*([.F387]-[.C386])" office:value-type="float" office:value="0.0477623393858976" calcext:value-type="float">
            <text:p>0,05</text:p>
          </table:table-cell>
          <table:table-cell table:formula="of:=[.E387]*[.D386]/([.E387]+[.D386])" office:value-type="float" office:value="0.038759689922480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[.C387]/([.C387]+[.E387])" office:value-type="float" office:value="0.00317404929109525" calcext:value-type="float">
            <text:p>0,00</text:p>
          </table:table-cell>
          <table:table-cell table:formula="of:=[.C387]+[.B388]*([.F388]-[.C387])" office:value-type="float" office:value="0.0476107393664287" calcext:value-type="float">
            <text:p>0,05</text:p>
          </table:table-cell>
          <table:table-cell table:formula="of:=[.E388]*[.D387]/([.E388]+[.D387])" office:value-type="float" office:value="0.03865979381443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[.C388]/([.C388]+[.E388])" office:value-type="float" office:value="0.00316400657825851" calcext:value-type="float">
            <text:p>0,00</text:p>
          </table:table-cell>
          <table:table-cell table:formula="of:=[.C388]+[.B389]*([.F389]-[.C388])" office:value-type="float" office:value="0.0474600986738776" calcext:value-type="float">
            <text:p>0,05</text:p>
          </table:table-cell>
          <table:table-cell table:formula="of:=[.E389]*[.D388]/([.E389]+[.D388])" office:value-type="float" office:value="0.03856041131105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[.C389]/([.C389]+[.E389])" office:value-type="float" office:value="0.00315402721540097" calcext:value-type="float">
            <text:p>0,00</text:p>
          </table:table-cell>
          <table:table-cell table:formula="of:=[.C389]+[.B390]*([.F390]-[.C389])" office:value-type="float" office:value="0.0473104082310146" calcext:value-type="float">
            <text:p>0,05</text:p>
          </table:table-cell>
          <table:table-cell table:formula="of:=[.E390]*[.D389]/([.E390]+[.D389])" office:value-type="float" office:value="0.038461538461538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[.C390]/([.C390]+[.E390])" office:value-type="float" office:value="0.00314411060498462" calcext:value-type="float">
            <text:p>0,00</text:p>
          </table:table-cell>
          <table:table-cell table:formula="of:=[.C390]+[.B391]*([.F391]-[.C390])" office:value-type="float" office:value="0.0471616590747693" calcext:value-type="float">
            <text:p>0,05</text:p>
          </table:table-cell>
          <table:table-cell table:formula="of:=[.E391]*[.D390]/([.E391]+[.D390])" office:value-type="float" office:value="0.038363171355498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[.C391]/([.C391]+[.E391])" office:value-type="float" office:value="0.00313425615696277" calcext:value-type="float">
            <text:p>0,00</text:p>
          </table:table-cell>
          <table:table-cell table:formula="of:=[.C391]+[.B392]*([.F392]-[.C391])" office:value-type="float" office:value="0.0470138423544416" calcext:value-type="float">
            <text:p>0,05</text:p>
          </table:table-cell>
          <table:table-cell table:formula="of:=[.E392]*[.D391]/([.E392]+[.D391])" office:value-type="float" office:value="0.03826530612244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[.C392]/([.C392]+[.E392])" office:value-type="float" office:value="0.00312446328866308" calcext:value-type="float">
            <text:p>0,00</text:p>
          </table:table-cell>
          <table:table-cell table:formula="of:=[.C392]+[.B393]*([.F393]-[.C392])" office:value-type="float" office:value="0.0468669493299461" calcext:value-type="float">
            <text:p>0,05</text:p>
          </table:table-cell>
          <table:table-cell table:formula="of:=[.E393]*[.D392]/([.E393]+[.D392])" office:value-type="float" office:value="0.038167938931297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[.C393]/([.C393]+[.E393])" office:value-type="float" office:value="0.00311473142467264" calcext:value-type="float">
            <text:p>0,00</text:p>
          </table:table-cell>
          <table:table-cell table:formula="of:=[.C393]+[.B394]*([.F394]-[.C393])" office:value-type="float" office:value="0.0467209713700896" calcext:value-type="float">
            <text:p>0,05</text:p>
          </table:table-cell>
          <table:table-cell table:formula="of:=[.E394]*[.D393]/([.E394]+[.D393])" office:value-type="float" office:value="0.038071065989847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[.C394]/([.C394]+[.E394])" office:value-type="float" office:value="0.00310505999672535" calcext:value-type="float">
            <text:p>0,00</text:p>
          </table:table-cell>
          <table:table-cell table:formula="of:=[.C394]+[.B395]*([.F395]-[.C394])" office:value-type="float" office:value="0.0465758999508802" calcext:value-type="float">
            <text:p>0,05</text:p>
          </table:table-cell>
          <table:table-cell table:formula="of:=[.E395]*[.D394]/([.E395]+[.D394])" office:value-type="float" office:value="0.037974683544303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[.C395]/([.C395]+[.E395])" office:value-type="float" office:value="0.00309544844359123" calcext:value-type="float">
            <text:p>0,00</text:p>
          </table:table-cell>
          <table:table-cell table:formula="of:=[.C395]+[.B396]*([.F396]-[.C395])" office:value-type="float" office:value="0.0464317266538684" calcext:value-type="float">
            <text:p>0,05</text:p>
          </table:table-cell>
          <table:table-cell table:formula="of:=[.E396]*[.D395]/([.E396]+[.D395])" office:value-type="float" office:value="0.037878787878787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5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[.C396]/([.C396]+[.E396])" office:value-type="float" office:value="0.0030858962109679" calcext:value-type="float">
            <text:p>0,00</text:p>
          </table:table-cell>
          <table:table-cell table:formula="of:=[.C396]+[.B397]*([.F397]-[.C396])" office:value-type="float" office:value="0.0462884431645185" calcext:value-type="float">
            <text:p>0,05</text:p>
          </table:table-cell>
          <table:table-cell table:formula="of:=[.E397]*[.D396]/([.E397]+[.D396])" office:value-type="float" office:value="0.037783375314861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[.C397]/([.C397]+[.E397])" office:value-type="float" office:value="0.00307640275137402" calcext:value-type="float">
            <text:p>0,00</text:p>
          </table:table-cell>
          <table:table-cell table:formula="of:=[.C397]+[.B398]*([.F398]-[.C397])" office:value-type="float" office:value="0.0461460412706104" calcext:value-type="float">
            <text:p>0,05</text:p>
          </table:table-cell>
          <table:table-cell table:formula="of:=[.E398]*[.D397]/([.E398]+[.D397])" office:value-type="float" office:value="0.037688442211055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[.C398]/([.C398]+[.E398])" office:value-type="float" office:value="0.00306696752404468" calcext:value-type="float">
            <text:p>0,00</text:p>
          </table:table-cell>
          <table:table-cell table:formula="of:=[.C398]+[.B399]*([.F399]-[.C398])" office:value-type="float" office:value="0.0460045128606702" calcext:value-type="float">
            <text:p>0,05</text:p>
          </table:table-cell>
          <table:table-cell table:formula="of:=[.E399]*[.D398]/([.E399]+[.D398])" office:value-type="float" office:value="0.03759398496240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[.C399]/([.C399]+[.E399])" office:value-type="float" office:value="0.0030575899948287" calcext:value-type="float">
            <text:p>0,00</text:p>
          </table:table-cell>
          <table:table-cell table:formula="of:=[.C399]+[.B400]*([.F400]-[.C399])" office:value-type="float" office:value="0.0458638499224304" calcext:value-type="float">
            <text:p>0,05</text:p>
          </table:table-cell>
          <table:table-cell table:formula="of:=[.E400]*[.D399]/([.E400]+[.D399])" office:value-type="float" office:value="0.037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[.C400]/([.C400]+[.E400])" office:value-type="float" office:value="0.00304826963608785" calcext:value-type="float">
            <text:p>0,00</text:p>
          </table:table-cell>
          <table:table-cell table:formula="of:=[.C400]+[.B401]*([.F401]-[.C400])" office:value-type="float" office:value="0.0457240445413178" calcext:value-type="float">
            <text:p>0,05</text:p>
          </table:table-cell>
          <table:table-cell table:formula="of:=[.E401]*[.D400]/([.E401]+[.D400])" office:value-type="float" office:value="0.037406483790523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[.C401]/([.C401]+[.E401])" office:value-type="float" office:value="0.00303900592659791" calcext:value-type="float">
            <text:p>0,00</text:p>
          </table:table-cell>
          <table:table-cell table:formula="of:=[.C401]+[.B402]*([.F402]-[.C401])" office:value-type="float" office:value="0.0455850888989687" calcext:value-type="float">
            <text:p>0,05</text:p>
          </table:table-cell>
          <table:table-cell table:formula="of:=[.E402]*[.D401]/([.E402]+[.D401])" office:value-type="float" office:value="0.037313432835820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[.C402]/([.C402]+[.E402])" office:value-type="float" office:value="0.00302979835145146" calcext:value-type="float">
            <text:p>0,00</text:p>
          </table:table-cell>
          <table:table-cell table:formula="of:=[.C402]+[.B403]*([.F403]-[.C402])" office:value-type="float" office:value="0.0454469752717718" calcext:value-type="float">
            <text:p>0,05</text:p>
          </table:table-cell>
          <table:table-cell table:formula="of:=[.E403]*[.D402]/([.E403]+[.D402])" office:value-type="float" office:value="0.037220843672456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[.C403]/([.C403]+[.E403])" office:value-type="float" office:value="0.00302064640196247" calcext:value-type="float">
            <text:p>0,00</text:p>
          </table:table-cell>
          <table:table-cell table:formula="of:=[.C403]+[.B404]*([.F404]-[.C403])" office:value-type="float" office:value="0.0453096960294371" calcext:value-type="float">
            <text:p>0,05</text:p>
          </table:table-cell>
          <table:table-cell table:formula="of:=[.E404]*[.D403]/([.E404]+[.D403])" office:value-type="float" office:value="0.037128712871287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C404]/([.C404]+[.E404])" office:value-type="float" office:value="0.00301154957557269" calcext:value-type="float">
            <text:p>0,00</text:p>
          </table:table-cell>
          <table:table-cell table:formula="of:=[.C404]+[.B405]*([.F405]-[.C404])" office:value-type="float" office:value="0.0451732436335903" calcext:value-type="float">
            <text:p>0,05</text:p>
          </table:table-cell>
          <table:table-cell table:formula="of:=[.E405]*[.D404]/([.E405]+[.D404])" office:value-type="float" office:value="0.03703703703703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[.C405]/([.C405]+[.E405])" office:value-type="float" office:value="0.00300250737575956" calcext:value-type="float">
            <text:p>0,00</text:p>
          </table:table-cell>
          <table:table-cell table:formula="of:=[.C405]+[.B406]*([.F406]-[.C405])" office:value-type="float" office:value="0.0450376106363935" calcext:value-type="float">
            <text:p>0,05</text:p>
          </table:table-cell>
          <table:table-cell table:formula="of:=[.E406]*[.D405]/([.E406]+[.D405])" office:value-type="float" office:value="0.036945812807881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6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[.C406]/([.C406]+[.E406])" office:value-type="float" office:value="0.00299351931194597" calcext:value-type="float">
            <text:p>0,00</text:p>
          </table:table-cell>
          <table:table-cell table:formula="of:=[.C406]+[.B407]*([.F407]-[.C406])" office:value-type="float" office:value="0.0449027896791895" calcext:value-type="float">
            <text:p>0,04</text:p>
          </table:table-cell>
          <table:table-cell table:formula="of:=[.E407]*[.D406]/([.E407]+[.D406])" office:value-type="float" office:value="0.036855036855036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[.C407]/([.C407]+[.E407])" office:value-type="float" office:value="0.00298458489941144" calcext:value-type="float">
            <text:p>0,00</text:p>
          </table:table-cell>
          <table:table-cell table:formula="of:=[.C407]+[.B408]*([.F408]-[.C407])" office:value-type="float" office:value="0.0447687734911716" calcext:value-type="float">
            <text:p>0,04</text:p>
          </table:table-cell>
          <table:table-cell table:formula="of:=[.E408]*[.D407]/([.E408]+[.D407])" office:value-type="float" office:value="0.036764705882352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[.C408]/([.C408]+[.E408])" office:value-type="float" office:value="0.00297570365920505" calcext:value-type="float">
            <text:p>0,00</text:p>
          </table:table-cell>
          <table:table-cell table:formula="of:=[.C408]+[.B409]*([.F409]-[.C408])" office:value-type="float" office:value="0.0446355548880758" calcext:value-type="float">
            <text:p>0,04</text:p>
          </table:table-cell>
          <table:table-cell table:formula="of:=[.E409]*[.D408]/([.E409]+[.D408])" office:value-type="float" office:value="0.036674816625916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[.C409]/([.C409]+[.E409])" office:value-type="float" office:value="0.00296687511805984" calcext:value-type="float">
            <text:p>0,00</text:p>
          </table:table-cell>
          <table:table-cell table:formula="of:=[.C409]+[.B410]*([.F410]-[.C409])" office:value-type="float" office:value="0.0445031267708975" calcext:value-type="float">
            <text:p>0,04</text:p>
          </table:table-cell>
          <table:table-cell table:formula="of:=[.E410]*[.D409]/([.E410]+[.D409])" office:value-type="float" office:value="0.036585365853658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[.C410]/([.C410]+[.E410])" office:value-type="float" office:value="0.0029580988083087" calcext:value-type="float">
            <text:p>0,00</text:p>
          </table:table-cell>
          <table:table-cell table:formula="of:=[.C410]+[.B411]*([.F411]-[.C410])" office:value-type="float" office:value="0.0443714821246305" calcext:value-type="float">
            <text:p>0,04</text:p>
          </table:table-cell>
          <table:table-cell table:formula="of:=[.E411]*[.D410]/([.E411]+[.D410])" office:value-type="float" office:value="0.036496350364963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[.C411]/([.C411]+[.E411])" office:value-type="float" office:value="0.00294937426780186" calcext:value-type="float">
            <text:p>0,00</text:p>
          </table:table-cell>
          <table:table-cell table:formula="of:=[.C411]+[.B412]*([.F412]-[.C411])" office:value-type="float" office:value="0.0442406140170279" calcext:value-type="float">
            <text:p>0,04</text:p>
          </table:table-cell>
          <table:table-cell table:formula="of:=[.E412]*[.D411]/([.E412]+[.D411])" office:value-type="float" office:value="0.036407766990291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[.C412]/([.C412]+[.E412])" office:value-type="float" office:value="0.0029407010398257" calcext:value-type="float">
            <text:p>0,00</text:p>
          </table:table-cell>
          <table:table-cell table:formula="of:=[.C412]+[.B413]*([.F413]-[.C412])" office:value-type="float" office:value="0.0441105155973855" calcext:value-type="float">
            <text:p>0,04</text:p>
          </table:table-cell>
          <table:table-cell table:formula="of:=[.E413]*[.D412]/([.E413]+[.D412])" office:value-type="float" office:value="0.03631961259079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[.C413]/([.C413]+[.E413])" office:value-type="float" office:value="0.00293207867302309" calcext:value-type="float">
            <text:p>0,00</text:p>
          </table:table-cell>
          <table:table-cell table:formula="of:=[.C413]+[.B414]*([.F414]-[.C413])" office:value-type="float" office:value="0.0439811800953464" calcext:value-type="float">
            <text:p>0,04</text:p>
          </table:table-cell>
          <table:table-cell table:formula="of:=[.E414]*[.D413]/([.E414]+[.D413])" office:value-type="float" office:value="0.03623188405797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[.C414]/([.C414]+[.E414])" office:value-type="float" office:value="0.00292350672131508" calcext:value-type="float">
            <text:p>0,00</text:p>
          </table:table-cell>
          <table:table-cell table:formula="of:=[.C414]+[.B415]*([.F415]-[.C414])" office:value-type="float" office:value="0.0438526008197263" calcext:value-type="float">
            <text:p>0,04</text:p>
          </table:table-cell>
          <table:table-cell table:formula="of:=[.E415]*[.D414]/([.E415]+[.D414])" office:value-type="float" office:value="0.03614457831325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[.C415]/([.C415]+[.E415])" office:value-type="float" office:value="0.00291498474382398" calcext:value-type="float">
            <text:p>0,00</text:p>
          </table:table-cell>
          <table:table-cell table:formula="of:=[.C415]+[.B416]*([.F416]-[.C415])" office:value-type="float" office:value="0.0437247711573598" calcext:value-type="float">
            <text:p>0,04</text:p>
          </table:table-cell>
          <table:table-cell table:formula="of:=[.E416]*[.D415]/([.E416]+[.D415])" office:value-type="float" office:value="0.0360576923076923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7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[.C416]/([.C416]+[.E416])" office:value-type="float" office:value="0.00290651230479776" calcext:value-type="float">
            <text:p>0,00</text:p>
          </table:table-cell>
          <table:table-cell table:formula="of:=[.C416]+[.B417]*([.F417]-[.C416])" office:value-type="float" office:value="0.0435976845719664" calcext:value-type="float">
            <text:p>0,04</text:p>
          </table:table-cell>
          <table:table-cell table:formula="of:=[.E417]*[.D416]/([.E417]+[.D416])" office:value-type="float" office:value="0.035971223021582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[.C417]/([.C417]+[.E417])" office:value-type="float" office:value="0.00289808897353578" calcext:value-type="float">
            <text:p>0,00</text:p>
          </table:table-cell>
          <table:table-cell table:formula="of:=[.C417]+[.B418]*([.F418]-[.C417])" office:value-type="float" office:value="0.0434713346030367" calcext:value-type="float">
            <text:p>0,04</text:p>
          </table:table-cell>
          <table:table-cell table:formula="of:=[.E418]*[.D417]/([.E418]+[.D417])" office:value-type="float" office:value="0.035885167464114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[.C418]/([.C418]+[.E418])" office:value-type="float" office:value="0.00288971432431581" calcext:value-type="float">
            <text:p>0,00</text:p>
          </table:table-cell>
          <table:table-cell table:formula="of:=[.C418]+[.B419]*([.F419]-[.C418])" office:value-type="float" office:value="0.0433457148647372" calcext:value-type="float">
            <text:p>0,04</text:p>
          </table:table-cell>
          <table:table-cell table:formula="of:=[.E419]*[.D418]/([.E419]+[.D418])" office:value-type="float" office:value="0.035799522673031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[.C419]/([.C419]+[.E419])" office:value-type="float" office:value="0.00288138793632231" calcext:value-type="float">
            <text:p>0,00</text:p>
          </table:table-cell>
          <table:table-cell table:formula="of:=[.C419]+[.B420]*([.F420]-[.C419])" office:value-type="float" office:value="0.0432208190448347" calcext:value-type="float">
            <text:p>0,04</text:p>
          </table:table-cell>
          <table:table-cell table:formula="of:=[.E420]*[.D419]/([.E420]+[.D419])" office:value-type="float" office:value="0.0357142857142857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[.C420]/([.C420]+[.E420])" office:value-type="float" office:value="0.00287310939357593" calcext:value-type="float">
            <text:p>0,00</text:p>
          </table:table-cell>
          <table:table-cell table:formula="of:=[.C420]+[.B421]*([.F421]-[.C420])" office:value-type="float" office:value="0.0430966409036389" calcext:value-type="float">
            <text:p>0,04</text:p>
          </table:table-cell>
          <table:table-cell table:formula="of:=[.E421]*[.D420]/([.E421]+[.D420])" office:value-type="float" office:value="0.0356294536817102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[.C421]/([.C421]+[.E421])" office:value-type="float" office:value="0.00286487828486423" calcext:value-type="float">
            <text:p>0,00</text:p>
          </table:table-cell>
          <table:table-cell table:formula="of:=[.C421]+[.B422]*([.F422]-[.C421])" office:value-type="float" office:value="0.0429731742729635" calcext:value-type="float">
            <text:p>0,04</text:p>
          </table:table-cell>
          <table:table-cell table:formula="of:=[.E422]*[.D421]/([.E422]+[.D421])" office:value-type="float" office:value="0.0355450236966825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[.C422]/([.C422]+[.E422])" office:value-type="float" office:value="0.00285669420367363" calcext:value-type="float">
            <text:p>0,00</text:p>
          </table:table-cell>
          <table:table-cell table:formula="of:=[.C422]+[.B423]*([.F423]-[.C422])" office:value-type="float" office:value="0.0428504130551045" calcext:value-type="float">
            <text:p>0,04</text:p>
          </table:table-cell>
          <table:table-cell table:formula="of:=[.E423]*[.D422]/([.E423]+[.D422])" office:value-type="float" office:value="0.0354609929078014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[.C423]/([.C423]+[.E423])" office:value-type="float" office:value="0.00284855674812243" calcext:value-type="float">
            <text:p>0,00</text:p>
          </table:table-cell>
          <table:table-cell table:formula="of:=[.C423]+[.B424]*([.F424]-[.C423])" office:value-type="float" office:value="0.0427283512218365" calcext:value-type="float">
            <text:p>0,04</text:p>
          </table:table-cell>
          <table:table-cell table:formula="of:=[.E424]*[.D423]/([.E424]+[.D423])" office:value-type="float" office:value="0.03537735849056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[.C424]/([.C424]+[.E424])" office:value-type="float" office:value="0.00284046552089508" calcext:value-type="float">
            <text:p>0,00</text:p>
          </table:table-cell>
          <table:table-cell table:formula="of:=[.C424]+[.B425]*([.F425]-[.C424])" office:value-type="float" office:value="0.0426069828134262" calcext:value-type="float">
            <text:p>0,04</text:p>
          </table:table-cell>
          <table:table-cell table:formula="of:=[.E425]*[.D424]/([.E425]+[.D424])" office:value-type="float" office:value="0.035294117647058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[.C425]/([.C425]+[.E425])" office:value-type="float" office:value="0.00283242012917746" calcext:value-type="float">
            <text:p>0,00</text:p>
          </table:table-cell>
          <table:table-cell table:formula="of:=[.C425]+[.B426]*([.F426]-[.C425])" office:value-type="float" office:value="0.0424863019376619" calcext:value-type="float">
            <text:p>0,04</text:p>
          </table:table-cell>
          <table:table-cell table:formula="of:=[.E426]*[.D425]/([.E426]+[.D425])" office:value-type="float" office:value="0.0352112676056338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8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[.C426]/([.C426]+[.E426])" office:value-type="float" office:value="0.00282442018459336" calcext:value-type="float">
            <text:p>0,00</text:p>
          </table:table-cell>
          <table:table-cell table:formula="of:=[.C426]+[.B427]*([.F427]-[.C426])" office:value-type="float" office:value="0.0423663027689005" calcext:value-type="float">
            <text:p>0,04</text:p>
          </table:table-cell>
          <table:table-cell table:formula="of:=[.E427]*[.D426]/([.E427]+[.D426])" office:value-type="float" office:value="0.0351288056206089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[.C427]/([.C427]+[.E427])" office:value-type="float" office:value="0.00281646530314196" calcext:value-type="float">
            <text:p>0,00</text:p>
          </table:table-cell>
          <table:table-cell table:formula="of:=[.C427]+[.B428]*([.F428]-[.C427])" office:value-type="float" office:value="0.0422469795471295" calcext:value-type="float">
            <text:p>0,04</text:p>
          </table:table-cell>
          <table:table-cell table:formula="of:=[.E428]*[.D427]/([.E428]+[.D427])" office:value-type="float" office:value="0.0350467289719626" calcext:value-type="float">
            <text:p>0,04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[.C428]/([.C428]+[.E428])" office:value-type="float" office:value="0.00280855510513638" calcext:value-type="float">
            <text:p>0,00</text:p>
          </table:table-cell>
          <table:table-cell table:formula="of:=[.C428]+[.B429]*([.F429]-[.C428])" office:value-type="float" office:value="0.0421283265770458" calcext:value-type="float">
            <text:p>0,04</text:p>
          </table:table-cell>
          <table:table-cell table:formula="of:=[.E429]*[.D428]/([.E429]+[.D428])" office:value-type="float" office:value="0.03496503496503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[.C429]/([.C429]+[.E429])" office:value-type="float" office:value="0.00280068921514329" calcext:value-type="float">
            <text:p>0,00</text:p>
          </table:table-cell>
          <table:table-cell table:formula="of:=[.C429]+[.B430]*([.F430]-[.C429])" office:value-type="float" office:value="0.0420103382271494" calcext:value-type="float">
            <text:p>0,04</text:p>
          </table:table-cell>
          <table:table-cell table:formula="of:=[.E430]*[.D429]/([.E430]+[.D429])" office:value-type="float" office:value="0.0348837209302326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[.C430]/([.C430]+[.E430])" office:value-type="float" office:value="0.0027928672619235" calcext:value-type="float">
            <text:p>0,00</text:p>
          </table:table-cell>
          <table:table-cell table:formula="of:=[.C430]+[.B431]*([.F431]-[.C430])" office:value-type="float" office:value="0.0418930089288525" calcext:value-type="float">
            <text:p>0,04</text:p>
          </table:table-cell>
          <table:table-cell table:formula="of:=[.E431]*[.D430]/([.E431]+[.D430])" office:value-type="float" office:value="0.034802784222737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[.C431]/([.C431]+[.E431])" office:value-type="float" office:value="0.00278508887837354" calcext:value-type="float">
            <text:p>0,00</text:p>
          </table:table-cell>
          <table:table-cell table:formula="of:=[.C431]+[.B432]*([.F432]-[.C431])" office:value-type="float" office:value="0.0417763331756031" calcext:value-type="float">
            <text:p>0,04</text:p>
          </table:table-cell>
          <table:table-cell table:formula="of:=[.E432]*[.D431]/([.E432]+[.D431])" office:value-type="float" office:value="0.034722222222222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[.C432]/([.C432]+[.E432])" office:value-type="float" office:value="0.00277735370146827" calcext:value-type="float">
            <text:p>0,00</text:p>
          </table:table-cell>
          <table:table-cell table:formula="of:=[.C432]+[.B433]*([.F433]-[.C432])" office:value-type="float" office:value="0.0416603055220241" calcext:value-type="float">
            <text:p>0,04</text:p>
          </table:table-cell>
          <table:table-cell table:formula="of:=[.E433]*[.D432]/([.E433]+[.D432])" office:value-type="float" office:value="0.034642032332563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[.C433]/([.C433]+[.E433])" office:value-type="float" office:value="0.00276966137220437" calcext:value-type="float">
            <text:p>0,00</text:p>
          </table:table-cell>
          <table:table-cell table:formula="of:=[.C433]+[.B434]*([.F434]-[.C433])" office:value-type="float" office:value="0.0415449205830655" calcext:value-type="float">
            <text:p>0,04</text:p>
          </table:table-cell>
          <table:table-cell table:formula="of:=[.E434]*[.D433]/([.E434]+[.D433])" office:value-type="float" office:value="0.034562211981566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[.C434]/([.C434]+[.E434])" office:value-type="float" office:value="0.00276201153554478" calcext:value-type="float">
            <text:p>0,00</text:p>
          </table:table-cell>
          <table:table-cell table:formula="of:=[.C434]+[.B435]*([.F435]-[.C434])" office:value-type="float" office:value="0.0414301730331718" calcext:value-type="float">
            <text:p>0,04</text:p>
          </table:table-cell>
          <table:table-cell table:formula="of:=[.E435]*[.D434]/([.E435]+[.D434])" office:value-type="float" office:value="0.034482758620689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[.C435]/([.C435]+[.E435])" office:value-type="float" office:value="0.00275440384036415" calcext:value-type="float">
            <text:p>0,00</text:p>
          </table:table-cell>
          <table:table-cell table:formula="of:=[.C435]+[.B436]*([.F436]-[.C435])" office:value-type="float" office:value="0.0413160576054623" calcext:value-type="float">
            <text:p>0,04</text:p>
          </table:table-cell>
          <table:table-cell table:formula="of:=[.E436]*[.D435]/([.E436]+[.D435])" office:value-type="float" office:value="0.034403669724770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39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[.C436]/([.C436]+[.E436])" office:value-type="float" office:value="0.00274683793939502" calcext:value-type="float">
            <text:p>0,00</text:p>
          </table:table-cell>
          <table:table-cell table:formula="of:=[.C436]+[.B437]*([.F437]-[.C436])" office:value-type="float" office:value="0.0412025690909253" calcext:value-type="float">
            <text:p>0,04</text:p>
          </table:table-cell>
          <table:table-cell table:formula="of:=[.E437]*[.D436]/([.E437]+[.D436])" office:value-type="float" office:value="0.03432494279176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[.C437]/([.C437]+[.E437])" office:value-type="float" office:value="0.00273931348917506" calcext:value-type="float">
            <text:p>0,00</text:p>
          </table:table-cell>
          <table:table-cell table:formula="of:=[.C437]+[.B438]*([.F438]-[.C437])" office:value-type="float" office:value="0.0410897023376259" calcext:value-type="float">
            <text:p>0,04</text:p>
          </table:table-cell>
          <table:table-cell table:formula="of:=[.E438]*[.D437]/([.E438]+[.D437])" office:value-type="float" office:value="0.034246575342465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[.C438]/([.C438]+[.E438])" office:value-type="float" office:value="0.00273183014999504" calcext:value-type="float">
            <text:p>0,00</text:p>
          </table:table-cell>
          <table:table-cell table:formula="of:=[.C438]+[.B439]*([.F439]-[.C438])" office:value-type="float" office:value="0.0409774522499257" calcext:value-type="float">
            <text:p>0,04</text:p>
          </table:table-cell>
          <table:table-cell table:formula="of:=[.E439]*[.D438]/([.E439]+[.D438])" office:value-type="float" office:value="0.0341685649202734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[.C439]/([.C439]+[.E439])" office:value-type="float" office:value="0.00272438758584775" calcext:value-type="float">
            <text:p>0,00</text:p>
          </table:table-cell>
          <table:table-cell table:formula="of:=[.C439]+[.B440]*([.F440]-[.C439])" office:value-type="float" office:value="0.0408658137877163" calcext:value-type="float">
            <text:p>0,04</text:p>
          </table:table-cell>
          <table:table-cell table:formula="of:=[.E440]*[.D439]/([.E440]+[.D439])" office:value-type="float" office:value="0.034090909090909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[.C440]/([.C440]+[.E440])" office:value-type="float" office:value="0.00271698546437767" calcext:value-type="float">
            <text:p>0,00</text:p>
          </table:table-cell>
          <table:table-cell table:formula="of:=[.C440]+[.B441]*([.F441]-[.C440])" office:value-type="float" office:value="0.0407547819656651" calcext:value-type="float">
            <text:p>0,04</text:p>
          </table:table-cell>
          <table:table-cell table:formula="of:=[.E441]*[.D440]/([.E441]+[.D440])" office:value-type="float" office:value="0.034013605442176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[.C441]/([.C441]+[.E441])" office:value-type="float" office:value="0.00270962345683152" calcext:value-type="float">
            <text:p>0,00</text:p>
          </table:table-cell>
          <table:table-cell table:formula="of:=[.C441]+[.B442]*([.F442]-[.C441])" office:value-type="float" office:value="0.0406443518524729" calcext:value-type="float">
            <text:p>0,04</text:p>
          </table:table-cell>
          <table:table-cell table:formula="of:=[.E442]*[.D441]/([.E442]+[.D441])" office:value-type="float" office:value="0.0339366515837104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[.C442]/([.C442]+[.E442])" office:value-type="float" office:value="0.00270230123800959" calcext:value-type="float">
            <text:p>0,00</text:p>
          </table:table-cell>
          <table:table-cell table:formula="of:=[.C442]+[.B443]*([.F443]-[.C442])" office:value-type="float" office:value="0.0405345185701438" calcext:value-type="float">
            <text:p>0,04</text:p>
          </table:table-cell>
          <table:table-cell table:formula="of:=[.E443]*[.D442]/([.E443]+[.D442])" office:value-type="float" office:value="0.033860045146726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[.C443]/([.C443]+[.E443])" office:value-type="float" office:value="0.00269501848621782" calcext:value-type="float">
            <text:p>0,00</text:p>
          </table:table-cell>
          <table:table-cell table:formula="of:=[.C443]+[.B444]*([.F444]-[.C443])" office:value-type="float" office:value="0.0404252772932674" calcext:value-type="float">
            <text:p>0,04</text:p>
          </table:table-cell>
          <table:table-cell table:formula="of:=[.E444]*[.D443]/([.E444]+[.D443])" office:value-type="float" office:value="0.033783783783783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[.C444]/([.C444]+[.E444])" office:value-type="float" office:value="0.00268777488322075" calcext:value-type="float">
            <text:p>0,00</text:p>
          </table:table-cell>
          <table:table-cell table:formula="of:=[.C444]+[.B445]*([.F445]-[.C444])" office:value-type="float" office:value="0.0403166232483113" calcext:value-type="float">
            <text:p>0,04</text:p>
          </table:table-cell>
          <table:table-cell table:formula="of:=[.E445]*[.D444]/([.E445]+[.D444])" office:value-type="float" office:value="0.033707865168539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[.C445]/([.C445]+[.E445])" office:value-type="float" office:value="0.00268057011419511" calcext:value-type="float">
            <text:p>0,00</text:p>
          </table:table-cell>
          <table:table-cell table:formula="of:=[.C445]+[.B446]*([.F446]-[.C445])" office:value-type="float" office:value="0.0402085517129266" calcext:value-type="float">
            <text:p>0,04</text:p>
          </table:table-cell>
          <table:table-cell table:formula="of:=[.E446]*[.D445]/([.E446]+[.D445])" office:value-type="float" office:value="0.033632286995515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0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[.C446]/([.C446]+[.E446])" office:value-type="float" office:value="0.00267340386768422" calcext:value-type="float">
            <text:p>0,00</text:p>
          </table:table-cell>
          <table:table-cell table:formula="of:=[.C446]+[.B447]*([.F447]-[.C446])" office:value-type="float" office:value="0.0401010580152633" calcext:value-type="float">
            <text:p>0,04</text:p>
          </table:table-cell>
          <table:table-cell table:formula="of:=[.E447]*[.D446]/([.E447]+[.D446])" office:value-type="float" office:value="0.033557046979865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[.C447]/([.C447]+[.E447])" office:value-type="float" office:value="0.00266627583555314" calcext:value-type="float">
            <text:p>0,00</text:p>
          </table:table-cell>
          <table:table-cell table:formula="of:=[.C447]+[.B448]*([.F448]-[.C447])" office:value-type="float" office:value="0.0399941375332971" calcext:value-type="float">
            <text:p>0,04</text:p>
          </table:table-cell>
          <table:table-cell table:formula="of:=[.E448]*[.D447]/([.E448]+[.D447])" office:value-type="float" office:value="0.033482142857142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[.C448]/([.C448]+[.E448])" office:value-type="float" office:value="0.00265918571294447" calcext:value-type="float">
            <text:p>0,00</text:p>
          </table:table-cell>
          <table:table-cell table:formula="of:=[.C448]+[.B449]*([.F449]-[.C448])" office:value-type="float" office:value="0.039887785694167" calcext:value-type="float">
            <text:p>0,04</text:p>
          </table:table-cell>
          <table:table-cell table:formula="of:=[.E449]*[.D448]/([.E449]+[.D448])" office:value-type="float" office:value="0.033407572383073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[.C449]/([.C449]+[.E449])" office:value-type="float" office:value="0.00265213319823489" calcext:value-type="float">
            <text:p>0,00</text:p>
          </table:table-cell>
          <table:table-cell table:formula="of:=[.C449]+[.B450]*([.F450]-[.C449])" office:value-type="float" office:value="0.0397819979735234" calcext:value-type="float">
            <text:p>0,04</text:p>
          </table:table-cell>
          <table:table-cell table:formula="of:=[.E450]*[.D449]/([.E450]+[.D449])" office:value-type="float" office:value="0.033333333333333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[.C450]/([.C450]+[.E450])" office:value-type="float" office:value="0.00264511799299243" calcext:value-type="float">
            <text:p>0,00</text:p>
          </table:table-cell>
          <table:table-cell table:formula="of:=[.C450]+[.B451]*([.F451]-[.C450])" office:value-type="float" office:value="0.0396767698948864" calcext:value-type="float">
            <text:p>0,04</text:p>
          </table:table-cell>
          <table:table-cell table:formula="of:=[.E451]*[.D450]/([.E451]+[.D450])" office:value-type="float" office:value="0.033259423503326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[.C451]/([.C451]+[.E451])" office:value-type="float" office:value="0.0026381398019343" calcext:value-type="float">
            <text:p>0,00</text:p>
          </table:table-cell>
          <table:table-cell table:formula="of:=[.C451]+[.B452]*([.F452]-[.C451])" office:value-type="float" office:value="0.0395720970290146" calcext:value-type="float">
            <text:p>0,04</text:p>
          </table:table-cell>
          <table:table-cell table:formula="of:=[.E452]*[.D451]/([.E452]+[.D451])" office:value-type="float" office:value="0.0331858407079646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[.C452]/([.C452]+[.E452])" office:value-type="float" office:value="0.00263119833288553" calcext:value-type="float">
            <text:p>0,00</text:p>
          </table:table-cell>
          <table:table-cell table:formula="of:=[.C452]+[.B453]*([.F453]-[.C452])" office:value-type="float" office:value="0.039467974993283" calcext:value-type="float">
            <text:p>0,04</text:p>
          </table:table-cell>
          <table:table-cell table:formula="of:=[.E453]*[.D452]/([.E453]+[.D452])" office:value-type="float" office:value="0.03311258278145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[.C453]/([.C453]+[.E453])" office:value-type="float" office:value="0.00262429329673816" calcext:value-type="float">
            <text:p>0,00</text:p>
          </table:table-cell>
          <table:table-cell table:formula="of:=[.C453]+[.B454]*([.F454]-[.C453])" office:value-type="float" office:value="0.0393643994510723" calcext:value-type="float">
            <text:p>0,04</text:p>
          </table:table-cell>
          <table:table-cell table:formula="of:=[.E454]*[.D453]/([.E454]+[.D453])" office:value-type="float" office:value="0.033039647577092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[.C454]/([.C454]+[.E454])" office:value-type="float" office:value="0.00261742440741107" calcext:value-type="float">
            <text:p>0,00</text:p>
          </table:table-cell>
          <table:table-cell table:formula="of:=[.C454]+[.B455]*([.F455]-[.C454])" office:value-type="float" office:value="0.039261366111166" calcext:value-type="float">
            <text:p>0,04</text:p>
          </table:table-cell>
          <table:table-cell table:formula="of:=[.E455]*[.D454]/([.E455]+[.D454])" office:value-type="float" office:value="0.03296703296703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[.C455]/([.C455]+[.E455])" office:value-type="float" office:value="0.00261059138181054" calcext:value-type="float">
            <text:p>0,00</text:p>
          </table:table-cell>
          <table:table-cell table:formula="of:=[.C455]+[.B456]*([.F456]-[.C455])" office:value-type="float" office:value="0.0391588707271581" calcext:value-type="float">
            <text:p>0,04</text:p>
          </table:table-cell>
          <table:table-cell table:formula="of:=[.E456]*[.D455]/([.E456]+[.D455])" office:value-type="float" office:value="0.032894736842105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1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[.C456]/([.C456]+[.E456])" office:value-type="float" office:value="0.00260379393979131" calcext:value-type="float">
            <text:p>0,00</text:p>
          </table:table-cell>
          <table:table-cell table:formula="of:=[.C456]+[.B457]*([.F457]-[.C456])" office:value-type="float" office:value="0.0390569090968697" calcext:value-type="float">
            <text:p>0,04</text:p>
          </table:table-cell>
          <table:table-cell table:formula="of:=[.E457]*[.D456]/([.E457]+[.D456])" office:value-type="float" office:value="0.0328227571115974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[.C457]/([.C457]+[.E457])" office:value-type="float" office:value="0.0025970318041183" calcext:value-type="float">
            <text:p>0,00</text:p>
          </table:table-cell>
          <table:table-cell table:formula="of:=[.C457]+[.B458]*([.F458]-[.C457])" office:value-type="float" office:value="0.0389554770617745" calcext:value-type="float">
            <text:p>0,04</text:p>
          </table:table-cell>
          <table:table-cell table:formula="of:=[.E458]*[.D457]/([.E458]+[.D457])" office:value-type="float" office:value="0.032751091703056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[.C458]/([.C458]+[.E458])" office:value-type="float" office:value="0.00259030470042893" calcext:value-type="float">
            <text:p>0,00</text:p>
          </table:table-cell>
          <table:table-cell table:formula="of:=[.C458]+[.B459]*([.F459]-[.C458])" office:value-type="float" office:value="0.038854570506434" calcext:value-type="float">
            <text:p>0,04</text:p>
          </table:table-cell>
          <table:table-cell table:formula="of:=[.E459]*[.D458]/([.E459]+[.D458])" office:value-type="float" office:value="0.032679738562091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[.C459]/([.C459]+[.E459])" office:value-type="float" office:value="0.002583612357196" calcext:value-type="float">
            <text:p>0,00</text:p>
          </table:table-cell>
          <table:table-cell table:formula="of:=[.C459]+[.B460]*([.F460]-[.C459])" office:value-type="float" office:value="0.03875418535794" calcext:value-type="float">
            <text:p>0,04</text:p>
          </table:table-cell>
          <table:table-cell table:formula="of:=[.E460]*[.D459]/([.E460]+[.D459])" office:value-type="float" office:value="0.032608695652173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[.C460]/([.C460]+[.E460])" office:value-type="float" office:value="0.00257695450569116" calcext:value-type="float">
            <text:p>0,00</text:p>
          </table:table-cell>
          <table:table-cell table:formula="of:=[.C460]+[.B461]*([.F461]-[.C460])" office:value-type="float" office:value="0.0386543175853675" calcext:value-type="float">
            <text:p>0,04</text:p>
          </table:table-cell>
          <table:table-cell table:formula="of:=[.E461]*[.D460]/([.E461]+[.D460])" office:value-type="float" office:value="0.032537960954446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[.C461]/([.C461]+[.E461])" office:value-type="float" office:value="0.00257033087994896" calcext:value-type="float">
            <text:p>0,00</text:p>
          </table:table-cell>
          <table:table-cell table:formula="of:=[.C461]+[.B462]*([.F462]-[.C461])" office:value-type="float" office:value="0.0385549631992344" calcext:value-type="float">
            <text:p>0,04</text:p>
          </table:table-cell>
          <table:table-cell table:formula="of:=[.E462]*[.D461]/([.E462]+[.D461])" office:value-type="float" office:value="0.032467532467532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[.C462]/([.C462]+[.E462])" office:value-type="float" office:value="0.0025637412167314" calcext:value-type="float">
            <text:p>0,00</text:p>
          </table:table-cell>
          <table:table-cell table:formula="of:=[.C462]+[.B463]*([.F463]-[.C462])" office:value-type="float" office:value="0.038456118250971" calcext:value-type="float">
            <text:p>0,04</text:p>
          </table:table-cell>
          <table:table-cell table:formula="of:=[.E463]*[.D462]/([.E463]+[.D462])" office:value-type="float" office:value="0.0323974082073434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[.C463]/([.C463]+[.E463])" office:value-type="float" office:value="0.00255718525549307" calcext:value-type="float">
            <text:p>0,00</text:p>
          </table:table-cell>
          <table:table-cell table:formula="of:=[.C463]+[.B464]*([.F464]-[.C463])" office:value-type="float" office:value="0.0383577788323961" calcext:value-type="float">
            <text:p>0,04</text:p>
          </table:table-cell>
          <table:table-cell table:formula="of:=[.E464]*[.D463]/([.E464]+[.D463])" office:value-type="float" office:value="0.0323275862068966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[.C464]/([.C464]+[.E464])" office:value-type="float" office:value="0.00255066273834684" calcext:value-type="float">
            <text:p>0,00</text:p>
          </table:table-cell>
          <table:table-cell table:formula="of:=[.C464]+[.B465]*([.F465]-[.C464])" office:value-type="float" office:value="0.0382599410752026" calcext:value-type="float">
            <text:p>0,04</text:p>
          </table:table-cell>
          <table:table-cell table:formula="of:=[.E465]*[.D464]/([.E465]+[.D464])" office:value-type="float" office:value="0.032258064516129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[.C465]/([.C465]+[.E465])" office:value-type="float" office:value="0.00254417341002998" calcext:value-type="float">
            <text:p>0,00</text:p>
          </table:table-cell>
          <table:table-cell table:formula="of:=[.C465]+[.B466]*([.F466]-[.C465])" office:value-type="float" office:value="0.0381626011504497" calcext:value-type="float">
            <text:p>0,04</text:p>
          </table:table-cell>
          <table:table-cell table:formula="of:=[.E466]*[.D465]/([.E466]+[.D465])" office:value-type="float" office:value="0.032188841201716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2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[.C466]/([.C466]+[.E466])" office:value-type="float" office:value="0.00253771701787093" calcext:value-type="float">
            <text:p>0,00</text:p>
          </table:table-cell>
          <table:table-cell table:formula="of:=[.C466]+[.B467]*([.F467]-[.C466])" office:value-type="float" office:value="0.038065755268064" calcext:value-type="float">
            <text:p>0,04</text:p>
          </table:table-cell>
          <table:table-cell table:formula="of:=[.E467]*[.D466]/([.E467]+[.D466])" office:value-type="float" office:value="0.032119914346895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[.C467]/([.C467]+[.E467])" office:value-type="float" office:value="0.00253129331175647" calcext:value-type="float">
            <text:p>0,00</text:p>
          </table:table-cell>
          <table:table-cell table:formula="of:=[.C467]+[.B468]*([.F468]-[.C467])" office:value-type="float" office:value="0.037969399676347" calcext:value-type="float">
            <text:p>0,04</text:p>
          </table:table-cell>
          <table:table-cell table:formula="of:=[.E468]*[.D467]/([.E468]+[.D467])" office:value-type="float" office:value="0.032051282051282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[.C468]/([.C468]+[.E468])" office:value-type="float" office:value="0.0025249020440994" calcext:value-type="float">
            <text:p>0,00</text:p>
          </table:table-cell>
          <table:table-cell table:formula="of:=[.C468]+[.B469]*([.F469]-[.C468])" office:value-type="float" office:value="0.037873530661491" calcext:value-type="float">
            <text:p>0,04</text:p>
          </table:table-cell>
          <table:table-cell table:formula="of:=[.E469]*[.D468]/([.E469]+[.D468])" office:value-type="float" office:value="0.0319829424307036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[.C469]/([.C469]+[.E469])" office:value-type="float" office:value="0.00251854296980678" calcext:value-type="float">
            <text:p>0,00</text:p>
          </table:table-cell>
          <table:table-cell table:formula="of:=[.C469]+[.B470]*([.F470]-[.C469])" office:value-type="float" office:value="0.0377781445471017" calcext:value-type="float">
            <text:p>0,04</text:p>
          </table:table-cell>
          <table:table-cell table:formula="of:=[.E470]*[.D469]/([.E470]+[.D469])" office:value-type="float" office:value="0.031914893617021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[.C470]/([.C470]+[.E470])" office:value-type="float" office:value="0.00251221584624857" calcext:value-type="float">
            <text:p>0,00</text:p>
          </table:table-cell>
          <table:table-cell table:formula="of:=[.C470]+[.B471]*([.F471]-[.C470])" office:value-type="float" office:value="0.0376832376937286" calcext:value-type="float">
            <text:p>0,04</text:p>
          </table:table-cell>
          <table:table-cell table:formula="of:=[.E471]*[.D470]/([.E471]+[.D470])" office:value-type="float" office:value="0.031847133757961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[.C471]/([.C471]+[.E471])" office:value-type="float" office:value="0.00250592043322678" calcext:value-type="float">
            <text:p>0,00</text:p>
          </table:table-cell>
          <table:table-cell table:formula="of:=[.C471]+[.B472]*([.F472]-[.C471])" office:value-type="float" office:value="0.0375888064984017" calcext:value-type="float">
            <text:p>0,04</text:p>
          </table:table-cell>
          <table:table-cell table:formula="of:=[.E472]*[.D471]/([.E472]+[.D471])" office:value-type="float" office:value="0.031779661016949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[.C472]/([.C472]+[.E472])" office:value-type="float" office:value="0.00249965649294506" calcext:value-type="float">
            <text:p>0,00</text:p>
          </table:table-cell>
          <table:table-cell table:formula="of:=[.C472]+[.B473]*([.F473]-[.C472])" office:value-type="float" office:value="0.037494847394176" calcext:value-type="float">
            <text:p>0,04</text:p>
          </table:table-cell>
          <table:table-cell table:formula="of:=[.E473]*[.D472]/([.E473]+[.D472])" office:value-type="float" office:value="0.031712473572938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[.C473]/([.C473]+[.E473])" office:value-type="float" office:value="0.00249342378997878" calcext:value-type="float">
            <text:p>0,00</text:p>
          </table:table-cell>
          <table:table-cell table:formula="of:=[.C473]+[.B474]*([.F474]-[.C473])" office:value-type="float" office:value="0.0374013568496817" calcext:value-type="float">
            <text:p>0,04</text:p>
          </table:table-cell>
          <table:table-cell table:formula="of:=[.E474]*[.D473]/([.E474]+[.D473])" office:value-type="float" office:value="0.031645569620253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[.C474]/([.C474]+[.E474])" office:value-type="float" office:value="0.00248722209124551" calcext:value-type="float">
            <text:p>0,00</text:p>
          </table:table-cell>
          <table:table-cell table:formula="of:=[.C474]+[.B475]*([.F475]-[.C474])" office:value-type="float" office:value="0.0373083313686826" calcext:value-type="float">
            <text:p>0,04</text:p>
          </table:table-cell>
          <table:table-cell table:formula="of:=[.E475]*[.D474]/([.E475]+[.D474])" office:value-type="float" office:value="0.031578947368421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[.C475]/([.C475]+[.E475])" office:value-type="float" office:value="0.00248105116597598" calcext:value-type="float">
            <text:p>0,00</text:p>
          </table:table-cell>
          <table:table-cell table:formula="of:=[.C475]+[.B476]*([.F476]-[.C475])" office:value-type="float" office:value="0.0372157674896397" calcext:value-type="float">
            <text:p>0,04</text:p>
          </table:table-cell>
          <table:table-cell table:formula="of:=[.E476]*[.D475]/([.E476]+[.D475])" office:value-type="float" office:value="0.031512605042016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3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[.C476]/([.C476]+[.E476])" office:value-type="float" office:value="0.00247491078568547" calcext:value-type="float">
            <text:p>0,00</text:p>
          </table:table-cell>
          <table:table-cell table:formula="of:=[.C476]+[.B477]*([.F477]-[.C476])" office:value-type="float" office:value="0.037123661785282" calcext:value-type="float">
            <text:p>0,04</text:p>
          </table:table-cell>
          <table:table-cell table:formula="of:=[.E477]*[.D476]/([.E477]+[.D476])" office:value-type="float" office:value="0.031446540880503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[.C477]/([.C477]+[.E477])" office:value-type="float" office:value="0.00246880072414557" calcext:value-type="float">
            <text:p>0,00</text:p>
          </table:table-cell>
          <table:table-cell table:formula="of:=[.C477]+[.B478]*([.F478]-[.C477])" office:value-type="float" office:value="0.0370320108621836" calcext:value-type="float">
            <text:p>0,04</text:p>
          </table:table-cell>
          <table:table-cell table:formula="of:=[.E478]*[.D477]/([.E478]+[.D477])" office:value-type="float" office:value="0.031380753138075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[.C478]/([.C478]+[.E478])" office:value-type="float" office:value="0.00246272075735644" calcext:value-type="float">
            <text:p>0,00</text:p>
          </table:table-cell>
          <table:table-cell table:formula="of:=[.C478]+[.B479]*([.F479]-[.C478])" office:value-type="float" office:value="0.0369408113603467" calcext:value-type="float">
            <text:p>0,04</text:p>
          </table:table-cell>
          <table:table-cell table:formula="of:=[.E479]*[.D478]/([.E479]+[.D478])" office:value-type="float" office:value="0.031315240083507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[.C479]/([.C479]+[.E479])" office:value-type="float" office:value="0.00245667066351941" calcext:value-type="float">
            <text:p>0,00</text:p>
          </table:table-cell>
          <table:table-cell table:formula="of:=[.C479]+[.B480]*([.F480]-[.C479])" office:value-type="float" office:value="0.0368500599527911" calcext:value-type="float">
            <text:p>0,04</text:p>
          </table:table-cell>
          <table:table-cell table:formula="of:=[.E480]*[.D479]/([.E480]+[.D479])" office:value-type="float" office:value="0.0312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[.C480]/([.C480]+[.E480])" office:value-type="float" office:value="0.00245065022300999" calcext:value-type="float">
            <text:p>0,00</text:p>
          </table:table-cell>
          <table:table-cell table:formula="of:=[.C480]+[.B481]*([.F481]-[.C480])" office:value-type="float" office:value="0.0367597533451499" calcext:value-type="float">
            <text:p>0,04</text:p>
          </table:table-cell>
          <table:table-cell table:formula="of:=[.E481]*[.D480]/([.E481]+[.D480])" office:value-type="float" office:value="0.031185031185031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[.C481]/([.C481]+[.E481])" office:value-type="float" office:value="0.00244465921835135" calcext:value-type="float">
            <text:p>0,00</text:p>
          </table:table-cell>
          <table:table-cell table:formula="of:=[.C481]+[.B482]*([.F482]-[.C481])" office:value-type="float" office:value="0.0366698882752703" calcext:value-type="float">
            <text:p>0,04</text:p>
          </table:table-cell>
          <table:table-cell table:formula="of:=[.E482]*[.D481]/([.E482]+[.D481])" office:value-type="float" office:value="0.0311203319502075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8" calcext:value-type="float">
            <text:p>478</text:p>
          </table:table-cell>
          <table:table-cell table:formula="of:=[.C482]/([.C482]+[.E482])" office:value-type="float" office:value="0.0024386974341881" calcext:value-type="float">
            <text:p>0,00</text:p>
          </table:table-cell>
          <table:table-cell table:formula="of:=[.C482]+[.B483]*([.F483]-[.C482])" office:value-type="float" office:value="0.0365804615128215" calcext:value-type="float">
            <text:p>0,04</text:p>
          </table:table-cell>
          <table:table-cell table:formula="of:=[.E483]*[.D482]/([.E483]+[.D482])" office:value-type="float" office:value="0.03105590062111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79" calcext:value-type="float">
            <text:p>479</text:p>
          </table:table-cell>
          <table:table-cell table:formula="of:=[.C483]/([.C483]+[.E483])" office:value-type="float" office:value="0.00243276465726045" calcext:value-type="float">
            <text:p>0,00</text:p>
          </table:table-cell>
          <table:table-cell table:formula="of:=[.C483]+[.B484]*([.F484]-[.C483])" office:value-type="float" office:value="0.0364914698589068" calcext:value-type="float">
            <text:p>0,04</text:p>
          </table:table-cell>
          <table:table-cell table:formula="of:=[.E484]*[.D483]/([.E484]+[.D483])" office:value-type="float" office:value="0.030991735537190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0" calcext:value-type="float">
            <text:p>480</text:p>
          </table:table-cell>
          <table:table-cell table:formula="of:=[.C484]/([.C484]+[.E484])" office:value-type="float" office:value="0.00242686067637886" calcext:value-type="float">
            <text:p>0,00</text:p>
          </table:table-cell>
          <table:table-cell table:formula="of:=[.C484]+[.B485]*([.F485]-[.C484])" office:value-type="float" office:value="0.0364029101456829" calcext:value-type="float">
            <text:p>0,04</text:p>
          </table:table-cell>
          <table:table-cell table:formula="of:=[.E485]*[.D484]/([.E485]+[.D484])" office:value-type="float" office:value="0.0309278350515464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1" calcext:value-type="float">
            <text:p>481</text:p>
          </table:table-cell>
          <table:table-cell table:formula="of:=[.C485]/([.C485]+[.E485])" office:value-type="float" office:value="0.00242098528239892" calcext:value-type="float">
            <text:p>0,00</text:p>
          </table:table-cell>
          <table:table-cell table:formula="of:=[.C485]+[.B486]*([.F486]-[.C485])" office:value-type="float" office:value="0.0363147792359837" calcext:value-type="float">
            <text:p>0,04</text:p>
          </table:table-cell>
          <table:table-cell table:formula="of:=[.E486]*[.D485]/([.E486]+[.D485])" office:value-type="float" office:value="0.030864197530864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4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2" calcext:value-type="float">
            <text:p>482</text:p>
          </table:table-cell>
          <table:table-cell table:formula="of:=[.C486]/([.C486]+[.E486])" office:value-type="float" office:value="0.00241513826819665" calcext:value-type="float">
            <text:p>0,00</text:p>
          </table:table-cell>
          <table:table-cell table:formula="of:=[.C486]+[.B487]*([.F487]-[.C486])" office:value-type="float" office:value="0.0362270740229498" calcext:value-type="float">
            <text:p>0,04</text:p>
          </table:table-cell>
          <table:table-cell table:formula="of:=[.E487]*[.D486]/([.E487]+[.D486])" office:value-type="float" office:value="0.030800821355236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3" calcext:value-type="float">
            <text:p>483</text:p>
          </table:table-cell>
          <table:table-cell table:formula="of:=[.C487]/([.C487]+[.E487])" office:value-type="float" office:value="0.00240931942864423" calcext:value-type="float">
            <text:p>0,00</text:p>
          </table:table-cell>
          <table:table-cell table:formula="of:=[.C487]+[.B488]*([.F488]-[.C487])" office:value-type="float" office:value="0.0361397914296634" calcext:value-type="float">
            <text:p>0,04</text:p>
          </table:table-cell>
          <table:table-cell table:formula="of:=[.E488]*[.D487]/([.E488]+[.D487])" office:value-type="float" office:value="0.030737704918032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4" calcext:value-type="float">
            <text:p>484</text:p>
          </table:table-cell>
          <table:table-cell table:formula="of:=[.C488]/([.C488]+[.E488])" office:value-type="float" office:value="0.0024035285605859" calcext:value-type="float">
            <text:p>0,00</text:p>
          </table:table-cell>
          <table:table-cell table:formula="of:=[.C488]+[.B489]*([.F489]-[.C488])" office:value-type="float" office:value="0.0360529284087886" calcext:value-type="float">
            <text:p>0,04</text:p>
          </table:table-cell>
          <table:table-cell table:formula="of:=[.E489]*[.D488]/([.E489]+[.D488])" office:value-type="float" office:value="0.030674846625766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5" calcext:value-type="float">
            <text:p>485</text:p>
          </table:table-cell>
          <table:table-cell table:formula="of:=[.C489]/([.C489]+[.E489])" office:value-type="float" office:value="0.00239776546281444" calcext:value-type="float">
            <text:p>0,00</text:p>
          </table:table-cell>
          <table:table-cell table:formula="of:=[.C489]+[.B490]*([.F490]-[.C489])" office:value-type="float" office:value="0.0359664819422167" calcext:value-type="float">
            <text:p>0,04</text:p>
          </table:table-cell>
          <table:table-cell table:formula="of:=[.E490]*[.D489]/([.E490]+[.D489])" office:value-type="float" office:value="0.0306122448979592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6" calcext:value-type="float">
            <text:p>486</text:p>
          </table:table-cell>
          <table:table-cell table:formula="of:=[.C490]/([.C490]+[.E490])" office:value-type="float" office:value="0.00239202993604777" calcext:value-type="float">
            <text:p>0,00</text:p>
          </table:table-cell>
          <table:table-cell table:formula="of:=[.C490]+[.B491]*([.F491]-[.C490])" office:value-type="float" office:value="0.0358804490407165" calcext:value-type="float">
            <text:p>0,04</text:p>
          </table:table-cell>
          <table:table-cell table:formula="of:=[.E491]*[.D490]/([.E491]+[.D490])" office:value-type="float" office:value="0.030549898167006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7" calcext:value-type="float">
            <text:p>487</text:p>
          </table:table-cell>
          <table:table-cell table:formula="of:=[.C491]/([.C491]+[.E491])" office:value-type="float" office:value="0.00238632178290602" calcext:value-type="float">
            <text:p>0,00</text:p>
          </table:table-cell>
          <table:table-cell table:formula="of:=[.C491]+[.B492]*([.F492]-[.C491])" office:value-type="float" office:value="0.0357948267435902" calcext:value-type="float">
            <text:p>0,04</text:p>
          </table:table-cell>
          <table:table-cell table:formula="of:=[.E492]*[.D491]/([.E492]+[.D491])" office:value-type="float" office:value="0.030487804878048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5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8" calcext:value-type="float">
            <text:p>488</text:p>
          </table:table-cell>
          <table:table-cell table:formula="of:=[.C492]/([.C492]+[.E492])" office:value-type="float" office:value="0.00238064080788888" calcext:value-type="float">
            <text:p>0,00</text:p>
          </table:table-cell>
          <table:table-cell table:formula="of:=[.C492]+[.B493]*([.F493]-[.C492])" office:value-type="float" office:value="0.0357096121183331" calcext:value-type="float">
            <text:p>0,04</text:p>
          </table:table-cell>
          <table:table-cell table:formula="of:=[.E493]*[.D492]/([.E493]+[.D492])" office:value-type="float" office:value="0.0304259634888438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89" calcext:value-type="float">
            <text:p>489</text:p>
          </table:table-cell>
          <table:table-cell table:formula="of:=[.C493]/([.C493]+[.E493])" office:value-type="float" office:value="0.00237498681735329" calcext:value-type="float">
            <text:p>0,00</text:p>
          </table:table-cell>
          <table:table-cell table:formula="of:=[.C493]+[.B494]*([.F494]-[.C493])" office:value-type="float" office:value="0.0356248022602993" calcext:value-type="float">
            <text:p>0,04</text:p>
          </table:table-cell>
          <table:table-cell table:formula="of:=[.E494]*[.D493]/([.E494]+[.D493])" office:value-type="float" office:value="0.030364372469635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7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0" calcext:value-type="float">
            <text:p>490</text:p>
          </table:table-cell>
          <table:table-cell table:formula="of:=[.C494]/([.C494]+[.E494])" office:value-type="float" office:value="0.00236935961949142" calcext:value-type="float">
            <text:p>0,00</text:p>
          </table:table-cell>
          <table:table-cell table:formula="of:=[.C494]+[.B495]*([.F495]-[.C494])" office:value-type="float" office:value="0.0355403942923714" calcext:value-type="float">
            <text:p>0,04</text:p>
          </table:table-cell>
          <table:table-cell table:formula="of:=[.E495]*[.D494]/([.E495]+[.D494])" office:value-type="float" office:value="0.030303030303030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8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1" calcext:value-type="float">
            <text:p>491</text:p>
          </table:table-cell>
          <table:table-cell table:formula="of:=[.C495]/([.C495]+[.E495])" office:value-type="float" office:value="0.00236375902430902" calcext:value-type="float">
            <text:p>0,00</text:p>
          </table:table-cell>
          <table:table-cell table:formula="of:=[.C495]+[.B496]*([.F496]-[.C495])" office:value-type="float" office:value="0.0354563853646353" calcext:value-type="float">
            <text:p>0,04</text:p>
          </table:table-cell>
          <table:table-cell table:formula="of:=[.E496]*[.D495]/([.E496]+[.D495])" office:value-type="float" office:value="0.03024193548387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59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2" calcext:value-type="float">
            <text:p>492</text:p>
          </table:table-cell>
          <table:table-cell table:formula="of:=[.C496]/([.C496]+[.E496])" office:value-type="float" office:value="0.00235818484360396" calcext:value-type="float">
            <text:p>0,00</text:p>
          </table:table-cell>
          <table:table-cell table:formula="of:=[.C496]+[.B497]*([.F497]-[.C496])" office:value-type="float" office:value="0.0353727726540594" calcext:value-type="float">
            <text:p>0,04</text:p>
          </table:table-cell>
          <table:table-cell table:formula="of:=[.E497]*[.D496]/([.E497]+[.D496])" office:value-type="float" office:value="0.0301810865191147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0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3" calcext:value-type="float">
            <text:p>493</text:p>
          </table:table-cell>
          <table:table-cell table:formula="of:=[.C497]/([.C497]+[.E497])" office:value-type="float" office:value="0.00235263689094523" calcext:value-type="float">
            <text:p>0,00</text:p>
          </table:table-cell>
          <table:table-cell table:formula="of:=[.C497]+[.B498]*([.F498]-[.C497])" office:value-type="float" office:value="0.0352895533641784" calcext:value-type="float">
            <text:p>0,04</text:p>
          </table:table-cell>
          <table:table-cell table:formula="of:=[.E498]*[.D497]/([.E498]+[.D497])" office:value-type="float" office:value="0.0301204819277109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1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4" calcext:value-type="float">
            <text:p>494</text:p>
          </table:table-cell>
          <table:table-cell table:formula="of:=[.C498]/([.C498]+[.E498])" office:value-type="float" office:value="0.0023471149816521" calcext:value-type="float">
            <text:p>0,00</text:p>
          </table:table-cell>
          <table:table-cell table:formula="of:=[.C498]+[.B499]*([.F499]-[.C498])" office:value-type="float" office:value="0.0352067247247816" calcext:value-type="float">
            <text:p>0,04</text:p>
          </table:table-cell>
          <table:table-cell table:formula="of:=[.E499]*[.D498]/([.E499]+[.D498])" office:value-type="float" office:value="0.03006012024048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2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5" calcext:value-type="float">
            <text:p>495</text:p>
          </table:table-cell>
          <table:table-cell table:formula="of:=[.C499]/([.C499]+[.E499])" office:value-type="float" office:value="0.00234161893277367" calcext:value-type="float">
            <text:p>0,00</text:p>
          </table:table-cell>
          <table:table-cell table:formula="of:=[.C499]+[.B500]*([.F500]-[.C499])" office:value-type="float" office:value="0.0351242839916051" calcext:value-type="float">
            <text:p>0,04</text:p>
          </table:table-cell>
          <table:table-cell table:formula="of:=[.E500]*[.D499]/([.E500]+[.D499])" office:value-type="float" office:value="0.03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3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office:value-type="float" office:value="496" calcext:value-type="float">
            <text:p>496</text:p>
          </table:table-cell>
          <table:table-cell table:formula="of:=[.C500]/([.C500]+[.E500])" office:value-type="float" office:value="0.00233614856306862" calcext:value-type="float">
            <text:p>0,00</text:p>
          </table:table-cell>
          <table:table-cell table:formula="of:=[.C500]+[.B501]*([.F501]-[.C500])" office:value-type="float" office:value="0.0350422284460293" calcext:value-type="float">
            <text:p>0,04</text:p>
          </table:table-cell>
          <table:table-cell table:formula="of:=[.E501]*[.D500]/([.E501]+[.D500])" office:value-type="float" office:value="0.0299401197604791" calcext:value-type="float">
            <text:p>0,03</text:p>
          </table:table-cell>
          <table:table-cell table:formula="of:=[.$E$5]" office:value-type="float" office:value="15" calcext:value-type="float">
            <text:p>15</text:p>
          </table:table-cell>
          <table:table-cell table:formula="of:=[$'2 Data and calculations'.N464]" office:value-type="float" office:value="0" calcext:value-type="float">
            <text:p>0,00</text:p>
          </table:table-cell>
          <table:table-cell table:number-columns-repeated="1018"/>
        </table:table-row>
        <table:table-row table:style-name="ro3" table:number-rows-repeated="10480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1">
        <office:forms form:automatic-focus="false" form:apply-design-mode="false"/>
        <table:table-column table:style-name="co2" table:number-columns-repeated="2" table:default-cell-style-name="ce8"/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от до</text:p>
          </table:table-cell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 колебаний</text:p>
          </table:table-cell>
          <table:table-cell office:value-type="string" calcext:value-type="string">
            <text:p>v погрешность набранная за 100 мс</text:p>
          </table:table-cell>
        </table:table-row>
        <table:table-row table:style-name="ro3">
          <table:table-cell office:value-type="float" office:value="0" calcext:value-type="float">
            <text:p>0,00</text:p>
          </table:table-cell>
          <table:table-cell/>
        </table:table-row>
        <table:table-row table:style-name="ro5">
          <table:table-cell table:formula="of:=[.$A$1]*(RAND()-0.5)*2*[.$A$2]" office:value-type="float" office:value="-6.91139312159645" calcext:value-type="float">
            <text:p>-6,91</text:p>
          </table:table-cell>
          <table:table-cell table:formula="of:=(RAND()-0.5)*2*[.$B$2]" office:value-type="float" office:value="2.70810881450357" calcext:value-type="float">
            <text:p>2,71</text:p>
          </table:table-cell>
        </table:table-row>
        <table:table-row table:style-name="ro5">
          <table:table-cell table:formula="of:=[.$A$1]*(RAND()-0.5)*2*[.$A$2]" office:value-type="float" office:value="-3.05737968419227" calcext:value-type="float">
            <text:p>-3,06</text:p>
          </table:table-cell>
          <table:table-cell table:formula="of:=(RAND()-0.5)*2*[.$B$2]" office:value-type="float" office:value="-3.29165333853462" calcext:value-type="float">
            <text:p>-3,29</text:p>
          </table:table-cell>
        </table:table-row>
        <table:table-row table:style-name="ro5">
          <table:table-cell table:formula="of:=[.$A$1]*(RAND()-0.5)*2*[.$A$2]" office:value-type="float" office:value="-3.9699180648917" calcext:value-type="float">
            <text:p>-3,97</text:p>
          </table:table-cell>
          <table:table-cell table:formula="of:=(RAND()-0.5)*2*[.$B$2]" office:value-type="float" office:value="0.295003066232398" calcext:value-type="float">
            <text:p>0,30</text:p>
          </table:table-cell>
        </table:table-row>
        <table:table-row table:style-name="ro5">
          <table:table-cell table:formula="of:=[.$A$1]*(RAND()-0.5)*2*[.$A$2]" office:value-type="float" office:value="-13.1848953305832" calcext:value-type="float">
            <text:p>-13,18</text:p>
          </table:table-cell>
          <table:table-cell table:formula="of:=(RAND()-0.5)*2*[.$B$2]" office:value-type="float" office:value="-1.19709200816545" calcext:value-type="float">
            <text:p>-1,20</text:p>
          </table:table-cell>
        </table:table-row>
        <table:table-row table:style-name="ro5">
          <table:table-cell table:formula="of:=[.$A$1]*(RAND()-0.5)*2*[.$A$2]" office:value-type="float" office:value="14.1171809359682" calcext:value-type="float">
            <text:p>14,12</text:p>
          </table:table-cell>
          <table:table-cell table:formula="of:=(RAND()-0.5)*2*[.$B$2]" office:value-type="float" office:value="0.791224239924843" calcext:value-type="float">
            <text:p>0,79</text:p>
          </table:table-cell>
        </table:table-row>
        <table:table-row table:style-name="ro5">
          <table:table-cell table:formula="of:=[.$A$1]*(RAND()-0.5)*2*[.$A$2]" office:value-type="float" office:value="-13.3765800656874" calcext:value-type="float">
            <text:p>-13,38</text:p>
          </table:table-cell>
          <table:table-cell table:formula="of:=(RAND()-0.5)*2*[.$B$2]" office:value-type="float" office:value="1.12324453384025" calcext:value-type="float">
            <text:p>1,12</text:p>
          </table:table-cell>
        </table:table-row>
        <table:table-row table:style-name="ro5">
          <table:table-cell table:formula="of:=[.$A$1]*(RAND()-0.5)*2*[.$A$2]" office:value-type="float" office:value="8.0935189902247" calcext:value-type="float">
            <text:p>8,09</text:p>
          </table:table-cell>
          <table:table-cell table:formula="of:=(RAND()-0.5)*2*[.$B$2]" office:value-type="float" office:value="-4.47172128785928" calcext:value-type="float">
            <text:p>-4,47</text:p>
          </table:table-cell>
        </table:table-row>
        <table:table-row table:style-name="ro5">
          <table:table-cell table:formula="of:=[.$A$1]*(RAND()-0.5)*2*[.$A$2]" office:value-type="float" office:value="-8.7157520297692" calcext:value-type="float">
            <text:p>-8,72</text:p>
          </table:table-cell>
          <table:table-cell table:formula="of:=(RAND()-0.5)*2*[.$B$2]" office:value-type="float" office:value="-0.0143476525525643" calcext:value-type="float">
            <text:p>-0,01</text:p>
          </table:table-cell>
        </table:table-row>
        <table:table-row table:style-name="ro5">
          <table:table-cell table:formula="of:=[.$A$1]*(RAND()-0.5)*2*[.$A$2]" office:value-type="float" office:value="-14.3005094334475" calcext:value-type="float">
            <text:p>-14,30</text:p>
          </table:table-cell>
          <table:table-cell table:formula="of:=(RAND()-0.5)*2*[.$B$2]" office:value-type="float" office:value="4.80209820060328" calcext:value-type="float">
            <text:p>4,80</text:p>
          </table:table-cell>
        </table:table-row>
        <table:table-row table:style-name="ro5">
          <table:table-cell table:formula="of:=[.$A$1]*(RAND()-0.5)*2*[.$A$2]" office:value-type="float" office:value="2.49075422476488" calcext:value-type="float">
            <text:p>2,49</text:p>
          </table:table-cell>
          <table:table-cell table:formula="of:=(RAND()-0.5)*2*[.$B$2]" office:value-type="float" office:value="3.73426123196265" calcext:value-type="float">
            <text:p>3,73</text:p>
          </table:table-cell>
        </table:table-row>
        <table:table-row table:style-name="ro5">
          <table:table-cell table:formula="of:=[.$A$1]*(RAND()-0.5)*2*[.$A$2]" office:value-type="float" office:value="14.1416310715513" calcext:value-type="float">
            <text:p>14,14</text:p>
          </table:table-cell>
          <table:table-cell table:formula="of:=(RAND()-0.5)*2*[.$B$2]" office:value-type="float" office:value="3.01539000097002" calcext:value-type="float">
            <text:p>3,02</text:p>
          </table:table-cell>
        </table:table-row>
        <table:table-row table:style-name="ro5">
          <table:table-cell table:formula="of:=[.$A$1]*(RAND()-0.5)*2*[.$A$2]" office:value-type="float" office:value="-10.0463816097517" calcext:value-type="float">
            <text:p>-10,05</text:p>
          </table:table-cell>
          <table:table-cell table:formula="of:=(RAND()-0.5)*2*[.$B$2]" office:value-type="float" office:value="1.7319180986656" calcext:value-type="float">
            <text:p>1,73</text:p>
          </table:table-cell>
        </table:table-row>
        <table:table-row table:style-name="ro5">
          <table:table-cell table:formula="of:=[.$A$1]*(RAND()-0.5)*2*[.$A$2]" office:value-type="float" office:value="12.6536256681448" calcext:value-type="float">
            <text:p>12,65</text:p>
          </table:table-cell>
          <table:table-cell table:formula="of:=(RAND()-0.5)*2*[.$B$2]" office:value-type="float" office:value="-4.23727447313041" calcext:value-type="float">
            <text:p>-4,24</text:p>
          </table:table-cell>
        </table:table-row>
        <table:table-row table:style-name="ro5">
          <table:table-cell table:formula="of:=[.$A$1]*(RAND()-0.5)*2*[.$A$2]" office:value-type="float" office:value="-10.7869183329648" calcext:value-type="float">
            <text:p>-10,79</text:p>
          </table:table-cell>
          <table:table-cell table:formula="of:=(RAND()-0.5)*2*[.$B$2]" office:value-type="float" office:value="-2.05385044316653" calcext:value-type="float">
            <text:p>-2,05</text:p>
          </table:table-cell>
        </table:table-row>
        <table:table-row table:style-name="ro5">
          <table:table-cell table:formula="of:=[.$A$1]*(RAND()-0.5)*2*[.$A$2]" office:value-type="float" office:value="-0.490583703957744" calcext:value-type="float">
            <text:p>-0,49</text:p>
          </table:table-cell>
          <table:table-cell table:formula="of:=(RAND()-0.5)*2*[.$B$2]" office:value-type="float" office:value="2.37368739597589" calcext:value-type="float">
            <text:p>2,37</text:p>
          </table:table-cell>
        </table:table-row>
        <table:table-row table:style-name="ro5">
          <table:table-cell table:formula="of:=[.$A$1]*(RAND()-0.5)*2*[.$A$2]" office:value-type="float" office:value="-6.15033435866811" calcext:value-type="float">
            <text:p>-6,15</text:p>
          </table:table-cell>
          <table:table-cell table:formula="of:=(RAND()-0.5)*2*[.$B$2]" office:value-type="float" office:value="-4.96020375046826" calcext:value-type="float">
            <text:p>-4,96</text:p>
          </table:table-cell>
        </table:table-row>
        <table:table-row table:style-name="ro5">
          <table:table-cell table:formula="of:=[.$A$1]*(RAND()-0.5)*2*[.$A$2]" office:value-type="float" office:value="-10.9519504132606" calcext:value-type="float">
            <text:p>-10,95</text:p>
          </table:table-cell>
          <table:table-cell table:formula="of:=(RAND()-0.5)*2*[.$B$2]" office:value-type="float" office:value="2.36187184370087" calcext:value-type="float">
            <text:p>2,36</text:p>
          </table:table-cell>
        </table:table-row>
        <table:table-row table:style-name="ro5">
          <table:table-cell table:formula="of:=[.$A$1]*(RAND()-0.5)*2*[.$A$2]" office:value-type="float" office:value="4.56424680757654" calcext:value-type="float">
            <text:p>4,56</text:p>
          </table:table-cell>
          <table:table-cell table:formula="of:=(RAND()-0.5)*2*[.$B$2]" office:value-type="float" office:value="-2.47951204393814" calcext:value-type="float">
            <text:p>-2,48</text:p>
          </table:table-cell>
        </table:table-row>
        <table:table-row table:style-name="ro5">
          <table:table-cell table:formula="of:=[.$A$1]*(RAND()-0.5)*2*[.$A$2]" office:value-type="float" office:value="9.08782406308964" calcext:value-type="float">
            <text:p>9,09</text:p>
          </table:table-cell>
          <table:table-cell table:formula="of:=(RAND()-0.5)*2*[.$B$2]" office:value-type="float" office:value="-0.947530923904417" calcext:value-type="float">
            <text:p>-0,95</text:p>
          </table:table-cell>
        </table:table-row>
        <table:table-row table:style-name="ro5">
          <table:table-cell table:formula="of:=[.$A$1]*(RAND()-0.5)*2*[.$A$2]" office:value-type="float" office:value="6.50775996833689" calcext:value-type="float">
            <text:p>6,51</text:p>
          </table:table-cell>
          <table:table-cell table:formula="of:=(RAND()-0.5)*2*[.$B$2]" office:value-type="float" office:value="-3.07716648897644" calcext:value-type="float">
            <text:p>-3,08</text:p>
          </table:table-cell>
        </table:table-row>
        <table:table-row table:style-name="ro5">
          <table:table-cell table:formula="of:=[.$A$1]*(RAND()-0.5)*2*[.$A$2]" office:value-type="float" office:value="-10.2612103829397" calcext:value-type="float">
            <text:p>-10,26</text:p>
          </table:table-cell>
          <table:table-cell table:formula="of:=(RAND()-0.5)*2*[.$B$2]" office:value-type="float" office:value="2.13649743744651" calcext:value-type="float">
            <text:p>2,14</text:p>
          </table:table-cell>
        </table:table-row>
        <table:table-row table:style-name="ro5">
          <table:table-cell table:formula="of:=[.$A$1]*(RAND()-0.5)*2*[.$A$2]" office:value-type="float" office:value="-8.6876551453155" calcext:value-type="float">
            <text:p>-8,69</text:p>
          </table:table-cell>
          <table:table-cell table:formula="of:=(RAND()-0.5)*2*[.$B$2]" office:value-type="float" office:value="-3.60964412852046" calcext:value-type="float">
            <text:p>-3,61</text:p>
          </table:table-cell>
        </table:table-row>
        <table:table-row table:style-name="ro5">
          <table:table-cell table:formula="of:=[.$A$1]*(RAND()-0.5)*2*[.$A$2]" office:value-type="float" office:value="0.146116835178965" calcext:value-type="float">
            <text:p>0,15</text:p>
          </table:table-cell>
          <table:table-cell table:formula="of:=(RAND()-0.5)*2*[.$B$2]" office:value-type="float" office:value="2.91905419635263" calcext:value-type="float">
            <text:p>2,92</text:p>
          </table:table-cell>
        </table:table-row>
        <table:table-row table:style-name="ro5">
          <table:table-cell table:formula="of:=[.$A$1]*(RAND()-0.5)*2*[.$A$2]" office:value-type="float" office:value="11.1158033959154" calcext:value-type="float">
            <text:p>11,12</text:p>
          </table:table-cell>
          <table:table-cell table:formula="of:=(RAND()-0.5)*2*[.$B$2]" office:value-type="float" office:value="-2.72386763381722" calcext:value-type="float">
            <text:p>-2,72</text:p>
          </table:table-cell>
        </table:table-row>
        <table:table-row table:style-name="ro5">
          <table:table-cell table:formula="of:=[.$A$1]*(RAND()-0.5)*2*[.$A$2]" office:value-type="float" office:value="-13.9829038938112" calcext:value-type="float">
            <text:p>-13,98</text:p>
          </table:table-cell>
          <table:table-cell table:formula="of:=(RAND()-0.5)*2*[.$B$2]" office:value-type="float" office:value="2.48414557573229" calcext:value-type="float">
            <text:p>2,48</text:p>
          </table:table-cell>
        </table:table-row>
        <table:table-row table:style-name="ro5">
          <table:table-cell table:formula="of:=[.$A$1]*(RAND()-0.5)*2*[.$A$2]" office:value-type="float" office:value="8.4290675988139" calcext:value-type="float">
            <text:p>8,43</text:p>
          </table:table-cell>
          <table:table-cell table:formula="of:=(RAND()-0.5)*2*[.$B$2]" office:value-type="float" office:value="-4.72535034380139" calcext:value-type="float">
            <text:p>-4,73</text:p>
          </table:table-cell>
        </table:table-row>
        <table:table-row table:style-name="ro5">
          <table:table-cell table:formula="of:=[.$A$1]*(RAND()-0.5)*2*[.$A$2]" office:value-type="float" office:value="8.23172453666139" calcext:value-type="float">
            <text:p>8,23</text:p>
          </table:table-cell>
          <table:table-cell table:formula="of:=(RAND()-0.5)*2*[.$B$2]" office:value-type="float" office:value="0.667446605025475" calcext:value-type="float">
            <text:p>0,67</text:p>
          </table:table-cell>
        </table:table-row>
        <table:table-row table:style-name="ro5">
          <table:table-cell table:formula="of:=[.$A$1]*(RAND()-0.5)*2*[.$A$2]" office:value-type="float" office:value="-13.0364587707887" calcext:value-type="float">
            <text:p>-13,04</text:p>
          </table:table-cell>
          <table:table-cell table:formula="of:=(RAND()-0.5)*2*[.$B$2]" office:value-type="float" office:value="-2.53311642075179" calcext:value-type="float">
            <text:p>-2,53</text:p>
          </table:table-cell>
        </table:table-row>
        <table:table-row table:style-name="ro5">
          <table:table-cell table:formula="of:=[.$A$1]*(RAND()-0.5)*2*[.$A$2]" office:value-type="float" office:value="-5.50514642653401" calcext:value-type="float">
            <text:p>-5,51</text:p>
          </table:table-cell>
          <table:table-cell table:formula="of:=(RAND()-0.5)*2*[.$B$2]" office:value-type="float" office:value="-3.13656335409546" calcext:value-type="float">
            <text:p>-3,14</text:p>
          </table:table-cell>
        </table:table-row>
        <table:table-row table:style-name="ro5">
          <table:table-cell table:formula="of:=[.$A$1]*(RAND()-0.5)*2*[.$A$2]" office:value-type="float" office:value="-8.04746952779662" calcext:value-type="float">
            <text:p>-8,05</text:p>
          </table:table-cell>
          <table:table-cell table:formula="of:=(RAND()-0.5)*2*[.$B$2]" office:value-type="float" office:value="4.33539642835563" calcext:value-type="float">
            <text:p>4,34</text:p>
          </table:table-cell>
        </table:table-row>
        <table:table-row table:style-name="ro5">
          <table:table-cell table:formula="of:=[.$A$1]*(RAND()-0.5)*2*[.$A$2]" office:value-type="float" office:value="-11.5940311580694" calcext:value-type="float">
            <text:p>-11,59</text:p>
          </table:table-cell>
          <table:table-cell table:formula="of:=(RAND()-0.5)*2*[.$B$2]" office:value-type="float" office:value="0.452414842318198" calcext:value-type="float">
            <text:p>0,45</text:p>
          </table:table-cell>
        </table:table-row>
        <table:table-row table:style-name="ro5">
          <table:table-cell table:formula="of:=[.$A$1]*(RAND()-0.5)*2*[.$A$2]" office:value-type="float" office:value="-12.7777617873725" calcext:value-type="float">
            <text:p>-12,78</text:p>
          </table:table-cell>
          <table:table-cell table:formula="of:=(RAND()-0.5)*2*[.$B$2]" office:value-type="float" office:value="0.732202022906722" calcext:value-type="float">
            <text:p>0,73</text:p>
          </table:table-cell>
        </table:table-row>
        <table:table-row table:style-name="ro5">
          <table:table-cell table:formula="of:=[.$A$1]*(RAND()-0.5)*2*[.$A$2]" office:value-type="float" office:value="-8.09842295088574" calcext:value-type="float">
            <text:p>-8,10</text:p>
          </table:table-cell>
          <table:table-cell table:formula="of:=(RAND()-0.5)*2*[.$B$2]" office:value-type="float" office:value="2.60269763715979" calcext:value-type="float">
            <text:p>2,60</text:p>
          </table:table-cell>
        </table:table-row>
        <table:table-row table:style-name="ro5">
          <table:table-cell table:formula="of:=[.$A$1]*(RAND()-0.5)*2*[.$A$2]" office:value-type="float" office:value="-10.0676961612714" calcext:value-type="float">
            <text:p>-10,07</text:p>
          </table:table-cell>
          <table:table-cell table:formula="of:=(RAND()-0.5)*2*[.$B$2]" office:value-type="float" office:value="1.87676034929163" calcext:value-type="float">
            <text:p>1,88</text:p>
          </table:table-cell>
        </table:table-row>
        <table:table-row table:style-name="ro5">
          <table:table-cell table:formula="of:=[.$A$1]*(RAND()-0.5)*2*[.$A$2]" office:value-type="float" office:value="0.300424771118789" calcext:value-type="float">
            <text:p>0,30</text:p>
          </table:table-cell>
          <table:table-cell table:formula="of:=(RAND()-0.5)*2*[.$B$2]" office:value-type="float" office:value="-2.44956257421054" calcext:value-type="float">
            <text:p>-2,45</text:p>
          </table:table-cell>
        </table:table-row>
        <table:table-row table:style-name="ro5">
          <table:table-cell table:formula="of:=[.$A$1]*(RAND()-0.5)*2*[.$A$2]" office:value-type="float" office:value="11.1985248858602" calcext:value-type="float">
            <text:p>11,20</text:p>
          </table:table-cell>
          <table:table-cell table:formula="of:=(RAND()-0.5)*2*[.$B$2]" office:value-type="float" office:value="-2.77541850657884" calcext:value-type="float">
            <text:p>-2,78</text:p>
          </table:table-cell>
        </table:table-row>
        <table:table-row table:style-name="ro5">
          <table:table-cell table:formula="of:=[.$A$1]*(RAND()-0.5)*2*[.$A$2]" office:value-type="float" office:value="-12.0938988030092" calcext:value-type="float">
            <text:p>-12,09</text:p>
          </table:table-cell>
          <table:table-cell table:formula="of:=(RAND()-0.5)*2*[.$B$2]" office:value-type="float" office:value="-2.32508119152283" calcext:value-type="float">
            <text:p>-2,33</text:p>
          </table:table-cell>
        </table:table-row>
        <table:table-row table:style-name="ro5">
          <table:table-cell table:formula="of:=[.$A$1]*(RAND()-0.5)*2*[.$A$2]" office:value-type="float" office:value="-4.20055158272777" calcext:value-type="float">
            <text:p>-4,20</text:p>
          </table:table-cell>
          <table:table-cell table:formula="of:=(RAND()-0.5)*2*[.$B$2]" office:value-type="float" office:value="-3.98044067727855" calcext:value-type="float">
            <text:p>-3,98</text:p>
          </table:table-cell>
        </table:table-row>
        <table:table-row table:style-name="ro5">
          <table:table-cell table:formula="of:=[.$A$1]*(RAND()-0.5)*2*[.$A$2]" office:value-type="float" office:value="3.9574847251379" calcext:value-type="float">
            <text:p>3,96</text:p>
          </table:table-cell>
          <table:table-cell table:formula="of:=(RAND()-0.5)*2*[.$B$2]" office:value-type="float" office:value="-3.70715246877837" calcext:value-type="float">
            <text:p>-3,71</text:p>
          </table:table-cell>
        </table:table-row>
        <table:table-row table:style-name="ro5">
          <table:table-cell table:formula="of:=[.$A$1]*(RAND()-0.5)*2*[.$A$2]" office:value-type="float" office:value="-12.4946745154859" calcext:value-type="float">
            <text:p>-12,49</text:p>
          </table:table-cell>
          <table:table-cell table:formula="of:=(RAND()-0.5)*2*[.$B$2]" office:value-type="float" office:value="-0.781504159428513" calcext:value-type="float">
            <text:p>-0,78</text:p>
          </table:table-cell>
        </table:table-row>
        <table:table-row table:style-name="ro5">
          <table:table-cell table:formula="of:=[.$A$1]*(RAND()-0.5)*2*[.$A$2]" office:value-type="float" office:value="-14.5235848937994" calcext:value-type="float">
            <text:p>-14,52</text:p>
          </table:table-cell>
          <table:table-cell table:formula="of:=(RAND()-0.5)*2*[.$B$2]" office:value-type="float" office:value="-3.86624056868424" calcext:value-type="float">
            <text:p>-3,87</text:p>
          </table:table-cell>
        </table:table-row>
        <table:table-row table:style-name="ro5">
          <table:table-cell table:formula="of:=[.$A$1]*(RAND()-0.5)*2*[.$A$2]" office:value-type="float" office:value="2.24449314475622" calcext:value-type="float">
            <text:p>2,24</text:p>
          </table:table-cell>
          <table:table-cell table:formula="of:=(RAND()-0.5)*2*[.$B$2]" office:value-type="float" office:value="1.21544255256486" calcext:value-type="float">
            <text:p>1,22</text:p>
          </table:table-cell>
        </table:table-row>
        <table:table-row table:style-name="ro5">
          <table:table-cell table:formula="of:=[.$A$1]*(RAND()-0.5)*2*[.$A$2]" office:value-type="float" office:value="-6.23742164947357" calcext:value-type="float">
            <text:p>-6,24</text:p>
          </table:table-cell>
          <table:table-cell table:formula="of:=(RAND()-0.5)*2*[.$B$2]" office:value-type="float" office:value="-3.85767423472113" calcext:value-type="float">
            <text:p>-3,86</text:p>
          </table:table-cell>
        </table:table-row>
        <table:table-row table:style-name="ro5">
          <table:table-cell table:formula="of:=[.$A$1]*(RAND()-0.5)*2*[.$A$2]" office:value-type="float" office:value="-3.27974753479747" calcext:value-type="float">
            <text:p>-3,28</text:p>
          </table:table-cell>
          <table:table-cell table:formula="of:=(RAND()-0.5)*2*[.$B$2]" office:value-type="float" office:value="-4.69351732052479" calcext:value-type="float">
            <text:p>-4,69</text:p>
          </table:table-cell>
        </table:table-row>
        <table:table-row table:style-name="ro5">
          <table:table-cell table:formula="of:=[.$A$1]*(RAND()-0.5)*2*[.$A$2]" office:value-type="float" office:value="-13.4420536346732" calcext:value-type="float">
            <text:p>-13,44</text:p>
          </table:table-cell>
          <table:table-cell table:formula="of:=(RAND()-0.5)*2*[.$B$2]" office:value-type="float" office:value="-2.77975179079362" calcext:value-type="float">
            <text:p>-2,78</text:p>
          </table:table-cell>
        </table:table-row>
        <table:table-row table:style-name="ro5">
          <table:table-cell table:formula="of:=[.$A$1]*(RAND()-0.5)*2*[.$A$2]" office:value-type="float" office:value="-13.6916125307351" calcext:value-type="float">
            <text:p>-13,69</text:p>
          </table:table-cell>
          <table:table-cell table:formula="of:=(RAND()-0.5)*2*[.$B$2]" office:value-type="float" office:value="1.16891271479294" calcext:value-type="float">
            <text:p>1,17</text:p>
          </table:table-cell>
        </table:table-row>
        <table:table-row table:style-name="ro5">
          <table:table-cell table:formula="of:=[.$A$1]*(RAND()-0.5)*2*[.$A$2]" office:value-type="float" office:value="-10.5746925334962" calcext:value-type="float">
            <text:p>-10,57</text:p>
          </table:table-cell>
          <table:table-cell table:formula="of:=(RAND()-0.5)*2*[.$B$2]" office:value-type="float" office:value="-3.98690762485972" calcext:value-type="float">
            <text:p>-3,99</text:p>
          </table:table-cell>
        </table:table-row>
        <table:table-row table:style-name="ro5">
          <table:table-cell table:formula="of:=[.$A$1]*(RAND()-0.5)*2*[.$A$2]" office:value-type="float" office:value="-13.2096056389378" calcext:value-type="float">
            <text:p>-13,21</text:p>
          </table:table-cell>
          <table:table-cell table:formula="of:=(RAND()-0.5)*2*[.$B$2]" office:value-type="float" office:value="-4.13124807678572" calcext:value-type="float">
            <text:p>-4,13</text:p>
          </table:table-cell>
        </table:table-row>
        <table:table-row table:style-name="ro5">
          <table:table-cell table:formula="of:=[.$A$1]*(RAND()-0.5)*2*[.$A$2]" office:value-type="float" office:value="9.81922756056711" calcext:value-type="float">
            <text:p>9,82</text:p>
          </table:table-cell>
          <table:table-cell table:formula="of:=(RAND()-0.5)*2*[.$B$2]" office:value-type="float" office:value="0.626130432711215" calcext:value-type="float">
            <text:p>0,63</text:p>
          </table:table-cell>
        </table:table-row>
        <table:table-row table:style-name="ro5">
          <table:table-cell table:formula="of:=[.$A$1]*(RAND()-0.5)*2*[.$A$2]" office:value-type="float" office:value="4.70543123537163" calcext:value-type="float">
            <text:p>4,71</text:p>
          </table:table-cell>
          <table:table-cell table:formula="of:=(RAND()-0.5)*2*[.$B$2]" office:value-type="float" office:value="4.0265733270032" calcext:value-type="float">
            <text:p>4,03</text:p>
          </table:table-cell>
        </table:table-row>
        <table:table-row table:style-name="ro5">
          <table:table-cell table:formula="of:=[.$A$1]*(RAND()-0.5)*2*[.$A$2]" office:value-type="float" office:value="4.02856771160985" calcext:value-type="float">
            <text:p>4,03</text:p>
          </table:table-cell>
          <table:table-cell table:formula="of:=(RAND()-0.5)*2*[.$B$2]" office:value-type="float" office:value="-3.24403847527604" calcext:value-type="float">
            <text:p>-3,24</text:p>
          </table:table-cell>
        </table:table-row>
        <table:table-row table:style-name="ro5">
          <table:table-cell table:formula="of:=[.$A$1]*(RAND()-0.5)*2*[.$A$2]" office:value-type="float" office:value="-6.67807732125869" calcext:value-type="float">
            <text:p>-6,68</text:p>
          </table:table-cell>
          <table:table-cell table:formula="of:=(RAND()-0.5)*2*[.$B$2]" office:value-type="float" office:value="0.399220986984001" calcext:value-type="float">
            <text:p>0,40</text:p>
          </table:table-cell>
        </table:table-row>
        <table:table-row table:style-name="ro5">
          <table:table-cell table:formula="of:=[.$A$1]*(RAND()-0.5)*2*[.$A$2]" office:value-type="float" office:value="-11.0026472410986" calcext:value-type="float">
            <text:p>-11,00</text:p>
          </table:table-cell>
          <table:table-cell table:formula="of:=(RAND()-0.5)*2*[.$B$2]" office:value-type="float" office:value="-1.01761539926307" calcext:value-type="float">
            <text:p>-1,02</text:p>
          </table:table-cell>
        </table:table-row>
        <table:table-row table:style-name="ro5">
          <table:table-cell table:formula="of:=[.$A$1]*(RAND()-0.5)*2*[.$A$2]" office:value-type="float" office:value="-3.45784487693326" calcext:value-type="float">
            <text:p>-3,46</text:p>
          </table:table-cell>
          <table:table-cell table:formula="of:=(RAND()-0.5)*2*[.$B$2]" office:value-type="float" office:value="1.61831500969552" calcext:value-type="float">
            <text:p>1,62</text:p>
          </table:table-cell>
        </table:table-row>
        <table:table-row table:style-name="ro5">
          <table:table-cell table:formula="of:=[.$A$1]*(RAND()-0.5)*2*[.$A$2]" office:value-type="float" office:value="-5.92118958468375" calcext:value-type="float">
            <text:p>-5,92</text:p>
          </table:table-cell>
          <table:table-cell table:formula="of:=(RAND()-0.5)*2*[.$B$2]" office:value-type="float" office:value="-0.0787045520167529" calcext:value-type="float">
            <text:p>-0,08</text:p>
          </table:table-cell>
        </table:table-row>
        <table:table-row table:style-name="ro5">
          <table:table-cell table:formula="of:=[.$A$1]*(RAND()-0.5)*2*[.$A$2]" office:value-type="float" office:value="12.259367088988" calcext:value-type="float">
            <text:p>12,26</text:p>
          </table:table-cell>
          <table:table-cell table:formula="of:=(RAND()-0.5)*2*[.$B$2]" office:value-type="float" office:value="0.0979298584259314" calcext:value-type="float">
            <text:p>0,10</text:p>
          </table:table-cell>
        </table:table-row>
        <table:table-row table:style-name="ro5">
          <table:table-cell table:formula="of:=[.$A$1]*(RAND()-0.5)*2*[.$A$2]" office:value-type="float" office:value="0.0917658834815882" calcext:value-type="float">
            <text:p>0,09</text:p>
          </table:table-cell>
          <table:table-cell table:formula="of:=(RAND()-0.5)*2*[.$B$2]" office:value-type="float" office:value="0.206761577663371" calcext:value-type="float">
            <text:p>0,21</text:p>
          </table:table-cell>
        </table:table-row>
        <table:table-row table:style-name="ro5">
          <table:table-cell table:formula="of:=[.$A$1]*(RAND()-0.5)*2*[.$A$2]" office:value-type="float" office:value="-5.66357784130378" calcext:value-type="float">
            <text:p>-5,66</text:p>
          </table:table-cell>
          <table:table-cell table:formula="of:=(RAND()-0.5)*2*[.$B$2]" office:value-type="float" office:value="4.1976218462998" calcext:value-type="float">
            <text:p>4,20</text:p>
          </table:table-cell>
        </table:table-row>
        <table:table-row table:style-name="ro5">
          <table:table-cell table:formula="of:=[.$A$1]*(RAND()-0.5)*2*[.$A$2]" office:value-type="float" office:value="-0.487154729352995" calcext:value-type="float">
            <text:p>-0,49</text:p>
          </table:table-cell>
          <table:table-cell table:formula="of:=(RAND()-0.5)*2*[.$B$2]" office:value-type="float" office:value="4.36227794046328" calcext:value-type="float">
            <text:p>4,36</text:p>
          </table:table-cell>
        </table:table-row>
        <table:table-row table:style-name="ro5">
          <table:table-cell table:formula="of:=[.$A$1]*(RAND()-0.5)*2*[.$A$2]" office:value-type="float" office:value="14.2218069498946" calcext:value-type="float">
            <text:p>14,22</text:p>
          </table:table-cell>
          <table:table-cell table:formula="of:=(RAND()-0.5)*2*[.$B$2]" office:value-type="float" office:value="0.146878048092364" calcext:value-type="float">
            <text:p>0,15</text:p>
          </table:table-cell>
        </table:table-row>
        <table:table-row table:style-name="ro5">
          <table:table-cell table:formula="of:=[.$A$1]*(RAND()-0.5)*2*[.$A$2]" office:value-type="float" office:value="-5.54009803008466" calcext:value-type="float">
            <text:p>-5,54</text:p>
          </table:table-cell>
          <table:table-cell table:formula="of:=(RAND()-0.5)*2*[.$B$2]" office:value-type="float" office:value="-2.75705412188468" calcext:value-type="float">
            <text:p>-2,76</text:p>
          </table:table-cell>
        </table:table-row>
        <table:table-row table:style-name="ro5">
          <table:table-cell table:formula="of:=[.$A$1]*(RAND()-0.5)*2*[.$A$2]" office:value-type="float" office:value="-2.02653566310622" calcext:value-type="float">
            <text:p>-2,03</text:p>
          </table:table-cell>
          <table:table-cell table:formula="of:=(RAND()-0.5)*2*[.$B$2]" office:value-type="float" office:value="-0.170907930418723" calcext:value-type="float">
            <text:p>-0,17</text:p>
          </table:table-cell>
        </table:table-row>
        <table:table-row table:style-name="ro5">
          <table:table-cell table:formula="of:=[.$A$1]*(RAND()-0.5)*2*[.$A$2]" office:value-type="float" office:value="9.93708564324949" calcext:value-type="float">
            <text:p>9,94</text:p>
          </table:table-cell>
          <table:table-cell table:formula="of:=(RAND()-0.5)*2*[.$B$2]" office:value-type="float" office:value="-2.59962434698134" calcext:value-type="float">
            <text:p>-2,60</text:p>
          </table:table-cell>
        </table:table-row>
        <table:table-row table:style-name="ro5">
          <table:table-cell table:formula="of:=[.$A$1]*(RAND()-0.5)*2*[.$A$2]" office:value-type="float" office:value="3.93006846917733" calcext:value-type="float">
            <text:p>3,93</text:p>
          </table:table-cell>
          <table:table-cell table:formula="of:=(RAND()-0.5)*2*[.$B$2]" office:value-type="float" office:value="3.88821511524262" calcext:value-type="float">
            <text:p>3,89</text:p>
          </table:table-cell>
        </table:table-row>
        <table:table-row table:style-name="ro5">
          <table:table-cell table:formula="of:=[.$A$1]*(RAND()-0.5)*2*[.$A$2]" office:value-type="float" office:value="1.67633613500413" calcext:value-type="float">
            <text:p>1,68</text:p>
          </table:table-cell>
          <table:table-cell table:formula="of:=(RAND()-0.5)*2*[.$B$2]" office:value-type="float" office:value="2.61013273343458" calcext:value-type="float">
            <text:p>2,61</text:p>
          </table:table-cell>
        </table:table-row>
        <table:table-row table:style-name="ro5">
          <table:table-cell table:formula="of:=[.$A$1]*(RAND()-0.5)*2*[.$A$2]" office:value-type="float" office:value="-3.41490007005775" calcext:value-type="float">
            <text:p>-3,41</text:p>
          </table:table-cell>
          <table:table-cell table:formula="of:=(RAND()-0.5)*2*[.$B$2]" office:value-type="float" office:value="3.43921094721819" calcext:value-type="float">
            <text:p>3,44</text:p>
          </table:table-cell>
        </table:table-row>
        <table:table-row table:style-name="ro5">
          <table:table-cell table:formula="of:=[.$A$1]*(RAND()-0.5)*2*[.$A$2]" office:value-type="float" office:value="11.2312251773789" calcext:value-type="float">
            <text:p>11,23</text:p>
          </table:table-cell>
          <table:table-cell table:formula="of:=(RAND()-0.5)*2*[.$B$2]" office:value-type="float" office:value="4.18561252126778" calcext:value-type="float">
            <text:p>4,19</text:p>
          </table:table-cell>
        </table:table-row>
        <table:table-row table:style-name="ro5">
          <table:table-cell table:formula="of:=[.$A$1]*(RAND()-0.5)*2*[.$A$2]" office:value-type="float" office:value="7.77721373394296" calcext:value-type="float">
            <text:p>7,78</text:p>
          </table:table-cell>
          <table:table-cell table:formula="of:=(RAND()-0.5)*2*[.$B$2]" office:value-type="float" office:value="-3.30000995882467" calcext:value-type="float">
            <text:p>-3,30</text:p>
          </table:table-cell>
        </table:table-row>
        <table:table-row table:style-name="ro5">
          <table:table-cell table:formula="of:=[.$A$1]*(RAND()-0.5)*2*[.$A$2]" office:value-type="float" office:value="-2.45113154514911" calcext:value-type="float">
            <text:p>-2,45</text:p>
          </table:table-cell>
          <table:table-cell table:formula="of:=(RAND()-0.5)*2*[.$B$2]" office:value-type="float" office:value="-4.33567902745935" calcext:value-type="float">
            <text:p>-4,34</text:p>
          </table:table-cell>
        </table:table-row>
        <table:table-row table:style-name="ro5">
          <table:table-cell table:formula="of:=[.$A$1]*(RAND()-0.5)*2*[.$A$2]" office:value-type="float" office:value="-14.8378845012691" calcext:value-type="float">
            <text:p>-14,84</text:p>
          </table:table-cell>
          <table:table-cell table:formula="of:=(RAND()-0.5)*2*[.$B$2]" office:value-type="float" office:value="-4.59734030277076" calcext:value-type="float">
            <text:p>-4,60</text:p>
          </table:table-cell>
        </table:table-row>
        <table:table-row table:style-name="ro5">
          <table:table-cell table:formula="of:=[.$A$1]*(RAND()-0.5)*2*[.$A$2]" office:value-type="float" office:value="9.78219040114659" calcext:value-type="float">
            <text:p>9,78</text:p>
          </table:table-cell>
          <table:table-cell table:formula="of:=(RAND()-0.5)*2*[.$B$2]" office:value-type="float" office:value="4.55816257373189" calcext:value-type="float">
            <text:p>4,56</text:p>
          </table:table-cell>
        </table:table-row>
        <table:table-row table:style-name="ro5">
          <table:table-cell table:formula="of:=[.$A$1]*(RAND()-0.5)*2*[.$A$2]" office:value-type="float" office:value="-13.7664799202386" calcext:value-type="float">
            <text:p>-13,77</text:p>
          </table:table-cell>
          <table:table-cell table:formula="of:=(RAND()-0.5)*2*[.$B$2]" office:value-type="float" office:value="2.76845602872355" calcext:value-type="float">
            <text:p>2,77</text:p>
          </table:table-cell>
        </table:table-row>
        <table:table-row table:style-name="ro5">
          <table:table-cell table:formula="of:=[.$A$1]*(RAND()-0.5)*2*[.$A$2]" office:value-type="float" office:value="-11.0756156140984" calcext:value-type="float">
            <text:p>-11,08</text:p>
          </table:table-cell>
          <table:table-cell table:formula="of:=(RAND()-0.5)*2*[.$B$2]" office:value-type="float" office:value="-0.667152593748193" calcext:value-type="float">
            <text:p>-0,67</text:p>
          </table:table-cell>
        </table:table-row>
        <table:table-row table:style-name="ro5">
          <table:table-cell table:formula="of:=[.$A$1]*(RAND()-0.5)*2*[.$A$2]" office:value-type="float" office:value="7.11055869171996" calcext:value-type="float">
            <text:p>7,11</text:p>
          </table:table-cell>
          <table:table-cell table:formula="of:=(RAND()-0.5)*2*[.$B$2]" office:value-type="float" office:value="-3.92870698972254" calcext:value-type="float">
            <text:p>-3,93</text:p>
          </table:table-cell>
        </table:table-row>
        <table:table-row table:style-name="ro5">
          <table:table-cell table:formula="of:=[.$A$1]*(RAND()-0.5)*2*[.$A$2]" office:value-type="float" office:value="3.01525743929628" calcext:value-type="float">
            <text:p>3,02</text:p>
          </table:table-cell>
          <table:table-cell table:formula="of:=(RAND()-0.5)*2*[.$B$2]" office:value-type="float" office:value="4.70335836338322" calcext:value-type="float">
            <text:p>4,70</text:p>
          </table:table-cell>
        </table:table-row>
        <table:table-row table:style-name="ro5">
          <table:table-cell table:formula="of:=[.$A$1]*(RAND()-0.5)*2*[.$A$2]" office:value-type="float" office:value="-6.79305794211694" calcext:value-type="float">
            <text:p>-6,79</text:p>
          </table:table-cell>
          <table:table-cell table:formula="of:=(RAND()-0.5)*2*[.$B$2]" office:value-type="float" office:value="-4.16922583941453" calcext:value-type="float">
            <text:p>-4,17</text:p>
          </table:table-cell>
        </table:table-row>
        <table:table-row table:style-name="ro5">
          <table:table-cell table:formula="of:=[.$A$1]*(RAND()-0.5)*2*[.$A$2]" office:value-type="float" office:value="9.73895954699712" calcext:value-type="float">
            <text:p>9,74</text:p>
          </table:table-cell>
          <table:table-cell table:formula="of:=(RAND()-0.5)*2*[.$B$2]" office:value-type="float" office:value="-4.52071560088168" calcext:value-type="float">
            <text:p>-4,52</text:p>
          </table:table-cell>
        </table:table-row>
        <table:table-row table:style-name="ro5">
          <table:table-cell table:formula="of:=[.$A$1]*(RAND()-0.5)*2*[.$A$2]" office:value-type="float" office:value="0.979234489770899" calcext:value-type="float">
            <text:p>0,98</text:p>
          </table:table-cell>
          <table:table-cell table:formula="of:=(RAND()-0.5)*2*[.$B$2]" office:value-type="float" office:value="1.88500304013113" calcext:value-type="float">
            <text:p>1,89</text:p>
          </table:table-cell>
        </table:table-row>
        <table:table-row table:style-name="ro5">
          <table:table-cell table:formula="of:=[.$A$1]*(RAND()-0.5)*2*[.$A$2]" office:value-type="float" office:value="-3.87446749158039" calcext:value-type="float">
            <text:p>-3,87</text:p>
          </table:table-cell>
          <table:table-cell table:formula="of:=(RAND()-0.5)*2*[.$B$2]" office:value-type="float" office:value="0.594037481405658" calcext:value-type="float">
            <text:p>0,59</text:p>
          </table:table-cell>
        </table:table-row>
        <table:table-row table:style-name="ro5">
          <table:table-cell table:formula="of:=[.$A$1]*(RAND()-0.5)*2*[.$A$2]" office:value-type="float" office:value="7.51676309176538" calcext:value-type="float">
            <text:p>7,52</text:p>
          </table:table-cell>
          <table:table-cell table:formula="of:=(RAND()-0.5)*2*[.$B$2]" office:value-type="float" office:value="4.32815605114751" calcext:value-type="float">
            <text:p>4,33</text:p>
          </table:table-cell>
        </table:table-row>
        <table:table-row table:style-name="ro5">
          <table:table-cell table:formula="of:=[.$A$1]*(RAND()-0.5)*2*[.$A$2]" office:value-type="float" office:value="-8.47284412000817" calcext:value-type="float">
            <text:p>-8,47</text:p>
          </table:table-cell>
          <table:table-cell table:formula="of:=(RAND()-0.5)*2*[.$B$2]" office:value-type="float" office:value="-1.97821188421067" calcext:value-type="float">
            <text:p>-1,98</text:p>
          </table:table-cell>
        </table:table-row>
        <table:table-row table:style-name="ro5">
          <table:table-cell table:formula="of:=[.$A$1]*(RAND()-0.5)*2*[.$A$2]" office:value-type="float" office:value="1.43833146042066" calcext:value-type="float">
            <text:p>1,44</text:p>
          </table:table-cell>
          <table:table-cell table:formula="of:=(RAND()-0.5)*2*[.$B$2]" office:value-type="float" office:value="1.89866903193273" calcext:value-type="float">
            <text:p>1,90</text:p>
          </table:table-cell>
        </table:table-row>
        <table:table-row table:style-name="ro5">
          <table:table-cell table:formula="of:=[.$A$1]*(RAND()-0.5)*2*[.$A$2]" office:value-type="float" office:value="-6.66033451302497" calcext:value-type="float">
            <text:p>-6,66</text:p>
          </table:table-cell>
          <table:table-cell table:formula="of:=(RAND()-0.5)*2*[.$B$2]" office:value-type="float" office:value="-2.48131552924924" calcext:value-type="float">
            <text:p>-2,48</text:p>
          </table:table-cell>
        </table:table-row>
        <table:table-row table:style-name="ro5">
          <table:table-cell table:formula="of:=[.$A$1]*(RAND()-0.5)*2*[.$A$2]" office:value-type="float" office:value="-5.12022848091215" calcext:value-type="float">
            <text:p>-5,12</text:p>
          </table:table-cell>
          <table:table-cell table:formula="of:=(RAND()-0.5)*2*[.$B$2]" office:value-type="float" office:value="-2.94868487310671" calcext:value-type="float">
            <text:p>-2,95</text:p>
          </table:table-cell>
        </table:table-row>
        <table:table-row table:style-name="ro5">
          <table:table-cell table:formula="of:=[.$A$1]*(RAND()-0.5)*2*[.$A$2]" office:value-type="float" office:value="-12.9144999273098" calcext:value-type="float">
            <text:p>-12,91</text:p>
          </table:table-cell>
          <table:table-cell table:formula="of:=(RAND()-0.5)*2*[.$B$2]" office:value-type="float" office:value="4.22306812294952" calcext:value-type="float">
            <text:p>4,22</text:p>
          </table:table-cell>
        </table:table-row>
        <table:table-row table:style-name="ro5">
          <table:table-cell table:formula="of:=[.$A$1]*(RAND()-0.5)*2*[.$A$2]" office:value-type="float" office:value="-14.0492533339351" calcext:value-type="float">
            <text:p>-14,05</text:p>
          </table:table-cell>
          <table:table-cell table:formula="of:=(RAND()-0.5)*2*[.$B$2]" office:value-type="float" office:value="-4.47859506987257" calcext:value-type="float">
            <text:p>-4,48</text:p>
          </table:table-cell>
        </table:table-row>
        <table:table-row table:style-name="ro5">
          <table:table-cell table:formula="of:=[.$A$1]*(RAND()-0.5)*2*[.$A$2]" office:value-type="float" office:value="10.9534715125445" calcext:value-type="float">
            <text:p>10,95</text:p>
          </table:table-cell>
          <table:table-cell table:formula="of:=(RAND()-0.5)*2*[.$B$2]" office:value-type="float" office:value="-2.66537885333799" calcext:value-type="float">
            <text:p>-2,67</text:p>
          </table:table-cell>
        </table:table-row>
        <table:table-row table:style-name="ro5">
          <table:table-cell table:formula="of:=[.$A$1]*(RAND()-0.5)*2*[.$A$2]" office:value-type="float" office:value="3.61055282046834" calcext:value-type="float">
            <text:p>3,61</text:p>
          </table:table-cell>
          <table:table-cell table:formula="of:=(RAND()-0.5)*2*[.$B$2]" office:value-type="float" office:value="1.09330700852181" calcext:value-type="float">
            <text:p>1,09</text:p>
          </table:table-cell>
        </table:table-row>
        <table:table-row table:style-name="ro5">
          <table:table-cell table:formula="of:=[.$A$1]*(RAND()-0.5)*2*[.$A$2]" office:value-type="float" office:value="5.99254458499409" calcext:value-type="float">
            <text:p>5,99</text:p>
          </table:table-cell>
          <table:table-cell table:formula="of:=(RAND()-0.5)*2*[.$B$2]" office:value-type="float" office:value="4.7877615125935" calcext:value-type="float">
            <text:p>4,79</text:p>
          </table:table-cell>
        </table:table-row>
        <table:table-row table:style-name="ro5">
          <table:table-cell table:formula="of:=[.$A$1]*(RAND()-0.5)*2*[.$A$2]" office:value-type="float" office:value="13.5487944648965" calcext:value-type="float">
            <text:p>13,55</text:p>
          </table:table-cell>
          <table:table-cell table:formula="of:=(RAND()-0.5)*2*[.$B$2]" office:value-type="float" office:value="-1.9109077100808" calcext:value-type="float">
            <text:p>-1,91</text:p>
          </table:table-cell>
        </table:table-row>
        <table:table-row table:style-name="ro5">
          <table:table-cell table:formula="of:=[.$A$1]*(RAND()-0.5)*2*[.$A$2]" office:value-type="float" office:value="5.07972105180937" calcext:value-type="float">
            <text:p>5,08</text:p>
          </table:table-cell>
          <table:table-cell table:formula="of:=(RAND()-0.5)*2*[.$B$2]" office:value-type="float" office:value="-2.03112023090331" calcext:value-type="float">
            <text:p>-2,03</text:p>
          </table:table-cell>
        </table:table-row>
        <table:table-row table:style-name="ro5">
          <table:table-cell table:formula="of:=[.$A$1]*(RAND()-0.5)*2*[.$A$2]" office:value-type="float" office:value="-4.1821205202916" calcext:value-type="float">
            <text:p>-4,18</text:p>
          </table:table-cell>
          <table:table-cell table:formula="of:=(RAND()-0.5)*2*[.$B$2]" office:value-type="float" office:value="1.69465673904643" calcext:value-type="float">
            <text:p>1,69</text:p>
          </table:table-cell>
        </table:table-row>
        <table:table-row table:style-name="ro5">
          <table:table-cell table:formula="of:=[.$A$1]*(RAND()-0.5)*2*[.$A$2]" office:value-type="float" office:value="-5.45383723846454" calcext:value-type="float">
            <text:p>-5,45</text:p>
          </table:table-cell>
          <table:table-cell table:formula="of:=(RAND()-0.5)*2*[.$B$2]" office:value-type="float" office:value="-3.83817805567441" calcext:value-type="float">
            <text:p>-3,84</text:p>
          </table:table-cell>
        </table:table-row>
        <table:table-row table:style-name="ro5">
          <table:table-cell table:formula="of:=[.$A$1]*(RAND()-0.5)*2*[.$A$2]" office:value-type="float" office:value="-4.40716291561958" calcext:value-type="float">
            <text:p>-4,41</text:p>
          </table:table-cell>
          <table:table-cell table:formula="of:=(RAND()-0.5)*2*[.$B$2]" office:value-type="float" office:value="-4.43552051609986" calcext:value-type="float">
            <text:p>-4,44</text:p>
          </table:table-cell>
        </table:table-row>
        <table:table-row table:style-name="ro5">
          <table:table-cell table:formula="of:=[.$A$1]*(RAND()-0.5)*2*[.$A$2]" office:value-type="float" office:value="5.85793849342934" calcext:value-type="float">
            <text:p>5,86</text:p>
          </table:table-cell>
          <table:table-cell table:formula="of:=(RAND()-0.5)*2*[.$B$2]" office:value-type="float" office:value="-0.15314357611632" calcext:value-type="float">
            <text:p>-0,15</text:p>
          </table:table-cell>
        </table:table-row>
        <table:table-row table:style-name="ro5">
          <table:table-cell table:formula="of:=[.$A$1]*(RAND()-0.5)*2*[.$A$2]" office:value-type="float" office:value="4.60689734997983" calcext:value-type="float">
            <text:p>4,61</text:p>
          </table:table-cell>
          <table:table-cell table:formula="of:=(RAND()-0.5)*2*[.$B$2]" office:value-type="float" office:value="-4.17610876567002" calcext:value-type="float">
            <text:p>-4,18</text:p>
          </table:table-cell>
        </table:table-row>
        <table:table-row table:style-name="ro5">
          <table:table-cell table:formula="of:=[.$A$1]*(RAND()-0.5)*2*[.$A$2]" office:value-type="float" office:value="-4.37875044407983" calcext:value-type="float">
            <text:p>-4,38</text:p>
          </table:table-cell>
          <table:table-cell table:formula="of:=(RAND()-0.5)*2*[.$B$2]" office:value-type="float" office:value="-2.33401710250487" calcext:value-type="float">
            <text:p>-2,33</text:p>
          </table:table-cell>
        </table:table-row>
        <table:table-row table:style-name="ro5">
          <table:table-cell table:formula="of:=[.$A$1]*(RAND()-0.5)*2*[.$A$2]" office:value-type="float" office:value="-2.99018311589585" calcext:value-type="float">
            <text:p>-2,99</text:p>
          </table:table-cell>
          <table:table-cell table:formula="of:=(RAND()-0.5)*2*[.$B$2]" office:value-type="float" office:value="-1.5449815207992" calcext:value-type="float">
            <text:p>-1,54</text:p>
          </table:table-cell>
        </table:table-row>
        <table:table-row table:style-name="ro5">
          <table:table-cell table:formula="of:=[.$A$1]*(RAND()-0.5)*2*[.$A$2]" office:value-type="float" office:value="0.596757515567191" calcext:value-type="float">
            <text:p>0,60</text:p>
          </table:table-cell>
          <table:table-cell table:formula="of:=(RAND()-0.5)*2*[.$B$2]" office:value-type="float" office:value="-0.484107998767017" calcext:value-type="float">
            <text:p>-0,48</text:p>
          </table:table-cell>
        </table:table-row>
        <table:table-row table:style-name="ro5">
          <table:table-cell table:formula="of:=[.$A$1]*(RAND()-0.5)*2*[.$A$2]" office:value-type="float" office:value="-12.2459636481049" calcext:value-type="float">
            <text:p>-12,25</text:p>
          </table:table-cell>
          <table:table-cell table:formula="of:=(RAND()-0.5)*2*[.$B$2]" office:value-type="float" office:value="0.332580309970797" calcext:value-type="float">
            <text:p>0,33</text:p>
          </table:table-cell>
        </table:table-row>
        <table:table-row table:style-name="ro5">
          <table:table-cell table:formula="of:=[.$A$1]*(RAND()-0.5)*2*[.$A$2]" office:value-type="float" office:value="-3.26391688361709" calcext:value-type="float">
            <text:p>-3,26</text:p>
          </table:table-cell>
          <table:table-cell table:formula="of:=(RAND()-0.5)*2*[.$B$2]" office:value-type="float" office:value="0.293951763162944" calcext:value-type="float">
            <text:p>0,29</text:p>
          </table:table-cell>
        </table:table-row>
        <table:table-row table:style-name="ro5">
          <table:table-cell table:formula="of:=[.$A$1]*(RAND()-0.5)*2*[.$A$2]" office:value-type="float" office:value="-2.97445636070093" calcext:value-type="float">
            <text:p>-2,97</text:p>
          </table:table-cell>
          <table:table-cell table:formula="of:=(RAND()-0.5)*2*[.$B$2]" office:value-type="float" office:value="1.6384309523226" calcext:value-type="float">
            <text:p>1,64</text:p>
          </table:table-cell>
        </table:table-row>
        <table:table-row table:style-name="ro5">
          <table:table-cell table:formula="of:=[.$A$1]*(RAND()-0.5)*2*[.$A$2]" office:value-type="float" office:value="14.1636148937177" calcext:value-type="float">
            <text:p>14,16</text:p>
          </table:table-cell>
          <table:table-cell table:formula="of:=(RAND()-0.5)*2*[.$B$2]" office:value-type="float" office:value="-0.102058464457102" calcext:value-type="float">
            <text:p>-0,10</text:p>
          </table:table-cell>
        </table:table-row>
        <table:table-row table:style-name="ro5">
          <table:table-cell table:formula="of:=[.$A$1]*(RAND()-0.5)*2*[.$A$2]" office:value-type="float" office:value="10.8835753423342" calcext:value-type="float">
            <text:p>10,88</text:p>
          </table:table-cell>
          <table:table-cell table:formula="of:=(RAND()-0.5)*2*[.$B$2]" office:value-type="float" office:value="-0.682028145265511" calcext:value-type="float">
            <text:p>-0,68</text:p>
          </table:table-cell>
        </table:table-row>
        <table:table-row table:style-name="ro5">
          <table:table-cell table:formula="of:=[.$A$1]*(RAND()-0.5)*2*[.$A$2]" office:value-type="float" office:value="-9.85158612848921" calcext:value-type="float">
            <text:p>-9,85</text:p>
          </table:table-cell>
          <table:table-cell table:formula="of:=(RAND()-0.5)*2*[.$B$2]" office:value-type="float" office:value="-0.0033810378813115" calcext:value-type="float">
            <text:p>0,00</text:p>
          </table:table-cell>
        </table:table-row>
        <table:table-row table:style-name="ro5">
          <table:table-cell table:formula="of:=[.$A$1]*(RAND()-0.5)*2*[.$A$2]" office:value-type="float" office:value="6.02886933303401" calcext:value-type="float">
            <text:p>6,03</text:p>
          </table:table-cell>
          <table:table-cell table:formula="of:=(RAND()-0.5)*2*[.$B$2]" office:value-type="float" office:value="-1.92366343349948" calcext:value-type="float">
            <text:p>-1,92</text:p>
          </table:table-cell>
        </table:table-row>
        <table:table-row table:style-name="ro5">
          <table:table-cell table:formula="of:=[.$A$1]*(RAND()-0.5)*2*[.$A$2]" office:value-type="float" office:value="14.0548004401366" calcext:value-type="float">
            <text:p>14,05</text:p>
          </table:table-cell>
          <table:table-cell table:formula="of:=(RAND()-0.5)*2*[.$B$2]" office:value-type="float" office:value="4.35420111818975" calcext:value-type="float">
            <text:p>4,35</text:p>
          </table:table-cell>
        </table:table-row>
        <table:table-row table:style-name="ro5">
          <table:table-cell table:formula="of:=[.$A$1]*(RAND()-0.5)*2*[.$A$2]" office:value-type="float" office:value="2.70944139637875" calcext:value-type="float">
            <text:p>2,71</text:p>
          </table:table-cell>
          <table:table-cell table:formula="of:=(RAND()-0.5)*2*[.$B$2]" office:value-type="float" office:value="3.77950486991652" calcext:value-type="float">
            <text:p>3,78</text:p>
          </table:table-cell>
        </table:table-row>
        <table:table-row table:style-name="ro5">
          <table:table-cell table:formula="of:=[.$A$1]*(RAND()-0.5)*2*[.$A$2]" office:value-type="float" office:value="-11.6896725753304" calcext:value-type="float">
            <text:p>-11,69</text:p>
          </table:table-cell>
          <table:table-cell table:formula="of:=(RAND()-0.5)*2*[.$B$2]" office:value-type="float" office:value="-1.88578365492775" calcext:value-type="float">
            <text:p>-1,89</text:p>
          </table:table-cell>
        </table:table-row>
        <table:table-row table:style-name="ro5">
          <table:table-cell table:formula="of:=[.$A$1]*(RAND()-0.5)*2*[.$A$2]" office:value-type="float" office:value="13.3488377311538" calcext:value-type="float">
            <text:p>13,35</text:p>
          </table:table-cell>
          <table:table-cell table:formula="of:=(RAND()-0.5)*2*[.$B$2]" office:value-type="float" office:value="-3.87280339531998" calcext:value-type="float">
            <text:p>-3,87</text:p>
          </table:table-cell>
        </table:table-row>
        <table:table-row table:style-name="ro5">
          <table:table-cell table:formula="of:=[.$A$1]*(RAND()-0.5)*2*[.$A$2]" office:value-type="float" office:value="-12.2820391055885" calcext:value-type="float">
            <text:p>-12,28</text:p>
          </table:table-cell>
          <table:table-cell table:formula="of:=(RAND()-0.5)*2*[.$B$2]" office:value-type="float" office:value="1.82092151743309" calcext:value-type="float">
            <text:p>1,82</text:p>
          </table:table-cell>
        </table:table-row>
        <table:table-row table:style-name="ro5">
          <table:table-cell table:formula="of:=[.$A$1]*(RAND()-0.5)*2*[.$A$2]" office:value-type="float" office:value="3.28294831325349" calcext:value-type="float">
            <text:p>3,28</text:p>
          </table:table-cell>
          <table:table-cell table:formula="of:=(RAND()-0.5)*2*[.$B$2]" office:value-type="float" office:value="1.24529256058534" calcext:value-type="float">
            <text:p>1,25</text:p>
          </table:table-cell>
        </table:table-row>
        <table:table-row table:style-name="ro5">
          <table:table-cell table:formula="of:=[.$A$1]*(RAND()-0.5)*2*[.$A$2]" office:value-type="float" office:value="4.9571905065632" calcext:value-type="float">
            <text:p>4,96</text:p>
          </table:table-cell>
          <table:table-cell table:formula="of:=(RAND()-0.5)*2*[.$B$2]" office:value-type="float" office:value="-2.01648814618235" calcext:value-type="float">
            <text:p>-2,02</text:p>
          </table:table-cell>
        </table:table-row>
        <table:table-row table:style-name="ro5">
          <table:table-cell table:formula="of:=[.$A$1]*(RAND()-0.5)*2*[.$A$2]" office:value-type="float" office:value="-5.98232443319195" calcext:value-type="float">
            <text:p>-5,98</text:p>
          </table:table-cell>
          <table:table-cell table:formula="of:=(RAND()-0.5)*2*[.$B$2]" office:value-type="float" office:value="-2.03929890554953" calcext:value-type="float">
            <text:p>-2,04</text:p>
          </table:table-cell>
        </table:table-row>
        <table:table-row table:style-name="ro5">
          <table:table-cell table:formula="of:=[.$A$1]*(RAND()-0.5)*2*[.$A$2]" office:value-type="float" office:value="5.89826725663592" calcext:value-type="float">
            <text:p>5,90</text:p>
          </table:table-cell>
          <table:table-cell table:formula="of:=(RAND()-0.5)*2*[.$B$2]" office:value-type="float" office:value="2.97551264682503" calcext:value-type="float">
            <text:p>2,98</text:p>
          </table:table-cell>
        </table:table-row>
        <table:table-row table:style-name="ro5">
          <table:table-cell table:formula="of:=[.$A$1]*(RAND()-0.5)*2*[.$A$2]" office:value-type="float" office:value="-12.2324807328251" calcext:value-type="float">
            <text:p>-12,23</text:p>
          </table:table-cell>
          <table:table-cell table:formula="of:=(RAND()-0.5)*2*[.$B$2]" office:value-type="float" office:value="-3.08844732160739" calcext:value-type="float">
            <text:p>-3,09</text:p>
          </table:table-cell>
        </table:table-row>
        <table:table-row table:style-name="ro5">
          <table:table-cell table:formula="of:=[.$A$1]*(RAND()-0.5)*2*[.$A$2]" office:value-type="float" office:value="5.99657288798707" calcext:value-type="float">
            <text:p>6,00</text:p>
          </table:table-cell>
          <table:table-cell table:formula="of:=(RAND()-0.5)*2*[.$B$2]" office:value-type="float" office:value="-0.88317967076274" calcext:value-type="float">
            <text:p>-0,88</text:p>
          </table:table-cell>
        </table:table-row>
        <table:table-row table:style-name="ro5">
          <table:table-cell table:formula="of:=[.$A$1]*(RAND()-0.5)*2*[.$A$2]" office:value-type="float" office:value="5.86842420336576" calcext:value-type="float">
            <text:p>5,87</text:p>
          </table:table-cell>
          <table:table-cell table:formula="of:=(RAND()-0.5)*2*[.$B$2]" office:value-type="float" office:value="-3.27756306603779" calcext:value-type="float">
            <text:p>-3,28</text:p>
          </table:table-cell>
        </table:table-row>
        <table:table-row table:style-name="ro5">
          <table:table-cell table:formula="of:=[.$A$1]*(RAND()-0.5)*2*[.$A$2]" office:value-type="float" office:value="-11.5469756592656" calcext:value-type="float">
            <text:p>-11,55</text:p>
          </table:table-cell>
          <table:table-cell table:formula="of:=(RAND()-0.5)*2*[.$B$2]" office:value-type="float" office:value="-2.27094456035027" calcext:value-type="float">
            <text:p>-2,27</text:p>
          </table:table-cell>
        </table:table-row>
        <table:table-row table:style-name="ro5">
          <table:table-cell table:formula="of:=[.$A$1]*(RAND()-0.5)*2*[.$A$2]" office:value-type="float" office:value="5.48341861188441" calcext:value-type="float">
            <text:p>5,48</text:p>
          </table:table-cell>
          <table:table-cell table:formula="of:=(RAND()-0.5)*2*[.$B$2]" office:value-type="float" office:value="2.26517159954572" calcext:value-type="float">
            <text:p>2,27</text:p>
          </table:table-cell>
        </table:table-row>
        <table:table-row table:style-name="ro5">
          <table:table-cell table:formula="of:=[.$A$1]*(RAND()-0.5)*2*[.$A$2]" office:value-type="float" office:value="7.66943215505411" calcext:value-type="float">
            <text:p>7,67</text:p>
          </table:table-cell>
          <table:table-cell table:formula="of:=(RAND()-0.5)*2*[.$B$2]" office:value-type="float" office:value="2.58306945993253" calcext:value-type="float">
            <text:p>2,58</text:p>
          </table:table-cell>
        </table:table-row>
        <table:table-row table:style-name="ro5">
          <table:table-cell table:formula="of:=[.$A$1]*(RAND()-0.5)*2*[.$A$2]" office:value-type="float" office:value="-3.42062552220486" calcext:value-type="float">
            <text:p>-3,42</text:p>
          </table:table-cell>
          <table:table-cell table:formula="of:=(RAND()-0.5)*2*[.$B$2]" office:value-type="float" office:value="4.19474058604169" calcext:value-type="float">
            <text:p>4,19</text:p>
          </table:table-cell>
        </table:table-row>
        <table:table-row table:style-name="ro5">
          <table:table-cell table:formula="of:=[.$A$1]*(RAND()-0.5)*2*[.$A$2]" office:value-type="float" office:value="4.93611575569736" calcext:value-type="float">
            <text:p>4,94</text:p>
          </table:table-cell>
          <table:table-cell table:formula="of:=(RAND()-0.5)*2*[.$B$2]" office:value-type="float" office:value="-3.96861183934331" calcext:value-type="float">
            <text:p>-3,97</text:p>
          </table:table-cell>
        </table:table-row>
        <table:table-row table:style-name="ro5">
          <table:table-cell table:formula="of:=[.$A$1]*(RAND()-0.5)*2*[.$A$2]" office:value-type="float" office:value="-0.668217724723765" calcext:value-type="float">
            <text:p>-0,67</text:p>
          </table:table-cell>
          <table:table-cell table:formula="of:=(RAND()-0.5)*2*[.$B$2]" office:value-type="float" office:value="-3.89245074162759" calcext:value-type="float">
            <text:p>-3,89</text:p>
          </table:table-cell>
        </table:table-row>
        <table:table-row table:style-name="ro5">
          <table:table-cell table:formula="of:=[.$A$1]*(RAND()-0.5)*2*[.$A$2]" office:value-type="float" office:value="2.68043248296987" calcext:value-type="float">
            <text:p>2,68</text:p>
          </table:table-cell>
          <table:table-cell table:formula="of:=(RAND()-0.5)*2*[.$B$2]" office:value-type="float" office:value="3.53922972031675" calcext:value-type="float">
            <text:p>3,54</text:p>
          </table:table-cell>
        </table:table-row>
        <table:table-row table:style-name="ro5">
          <table:table-cell table:formula="of:=[.$A$1]*(RAND()-0.5)*2*[.$A$2]" office:value-type="float" office:value="-9.29483413313347" calcext:value-type="float">
            <text:p>-9,29</text:p>
          </table:table-cell>
          <table:table-cell table:formula="of:=(RAND()-0.5)*2*[.$B$2]" office:value-type="float" office:value="3.41570549725885" calcext:value-type="float">
            <text:p>3,42</text:p>
          </table:table-cell>
        </table:table-row>
        <table:table-row table:style-name="ro5">
          <table:table-cell table:formula="of:=[.$A$1]*(RAND()-0.5)*2*[.$A$2]" office:value-type="float" office:value="-5.06582562065034" calcext:value-type="float">
            <text:p>-5,07</text:p>
          </table:table-cell>
          <table:table-cell table:formula="of:=(RAND()-0.5)*2*[.$B$2]" office:value-type="float" office:value="0.822267674887156" calcext:value-type="float">
            <text:p>0,82</text:p>
          </table:table-cell>
        </table:table-row>
        <table:table-row table:style-name="ro5">
          <table:table-cell table:formula="of:=[.$A$1]*(RAND()-0.5)*2*[.$A$2]" office:value-type="float" office:value="-11.6402649745553" calcext:value-type="float">
            <text:p>-11,64</text:p>
          </table:table-cell>
          <table:table-cell table:formula="of:=(RAND()-0.5)*2*[.$B$2]" office:value-type="float" office:value="-1.94170395546784" calcext:value-type="float">
            <text:p>-1,94</text:p>
          </table:table-cell>
        </table:table-row>
        <table:table-row table:style-name="ro5">
          <table:table-cell table:formula="of:=[.$A$1]*(RAND()-0.5)*2*[.$A$2]" office:value-type="float" office:value="-0.4573560927976" calcext:value-type="float">
            <text:p>-0,46</text:p>
          </table:table-cell>
          <table:table-cell table:formula="of:=(RAND()-0.5)*2*[.$B$2]" office:value-type="float" office:value="-4.85341211224306" calcext:value-type="float">
            <text:p>-4,85</text:p>
          </table:table-cell>
        </table:table-row>
        <table:table-row table:style-name="ro5">
          <table:table-cell table:formula="of:=[.$A$1]*(RAND()-0.5)*2*[.$A$2]" office:value-type="float" office:value="-10.6465667183101" calcext:value-type="float">
            <text:p>-10,65</text:p>
          </table:table-cell>
          <table:table-cell table:formula="of:=(RAND()-0.5)*2*[.$B$2]" office:value-type="float" office:value="-1.08518101495575" calcext:value-type="float">
            <text:p>-1,09</text:p>
          </table:table-cell>
        </table:table-row>
        <table:table-row table:style-name="ro5">
          <table:table-cell table:formula="of:=[.$A$1]*(RAND()-0.5)*2*[.$A$2]" office:value-type="float" office:value="3.08216846284618" calcext:value-type="float">
            <text:p>3,08</text:p>
          </table:table-cell>
          <table:table-cell table:formula="of:=(RAND()-0.5)*2*[.$B$2]" office:value-type="float" office:value="2.44596025969255" calcext:value-type="float">
            <text:p>2,45</text:p>
          </table:table-cell>
        </table:table-row>
        <table:table-row table:style-name="ro5">
          <table:table-cell table:formula="of:=[.$A$1]*(RAND()-0.5)*2*[.$A$2]" office:value-type="float" office:value="8.13377176668686" calcext:value-type="float">
            <text:p>8,13</text:p>
          </table:table-cell>
          <table:table-cell table:formula="of:=(RAND()-0.5)*2*[.$B$2]" office:value-type="float" office:value="4.93014381876467" calcext:value-type="float">
            <text:p>4,93</text:p>
          </table:table-cell>
        </table:table-row>
        <table:table-row table:style-name="ro5">
          <table:table-cell table:formula="of:=[.$A$1]*(RAND()-0.5)*2*[.$A$2]" office:value-type="float" office:value="4.68160832470489" calcext:value-type="float">
            <text:p>4,68</text:p>
          </table:table-cell>
          <table:table-cell table:formula="of:=(RAND()-0.5)*2*[.$B$2]" office:value-type="float" office:value="4.61000657976622" calcext:value-type="float">
            <text:p>4,61</text:p>
          </table:table-cell>
        </table:table-row>
        <table:table-row table:style-name="ro5">
          <table:table-cell table:formula="of:=[.$A$1]*(RAND()-0.5)*2*[.$A$2]" office:value-type="float" office:value="6.92474719901627" calcext:value-type="float">
            <text:p>6,92</text:p>
          </table:table-cell>
          <table:table-cell table:formula="of:=(RAND()-0.5)*2*[.$B$2]" office:value-type="float" office:value="-3.4876217990413" calcext:value-type="float">
            <text:p>-3,49</text:p>
          </table:table-cell>
        </table:table-row>
        <table:table-row table:style-name="ro5">
          <table:table-cell table:formula="of:=[.$A$1]*(RAND()-0.5)*2*[.$A$2]" office:value-type="float" office:value="1.1151342926329" calcext:value-type="float">
            <text:p>1,12</text:p>
          </table:table-cell>
          <table:table-cell table:formula="of:=(RAND()-0.5)*2*[.$B$2]" office:value-type="float" office:value="1.97306951032701" calcext:value-type="float">
            <text:p>1,97</text:p>
          </table:table-cell>
        </table:table-row>
        <table:table-row table:style-name="ro5">
          <table:table-cell table:formula="of:=[.$A$1]*(RAND()-0.5)*2*[.$A$2]" office:value-type="float" office:value="-8.81028657129473" calcext:value-type="float">
            <text:p>-8,81</text:p>
          </table:table-cell>
          <table:table-cell table:formula="of:=(RAND()-0.5)*2*[.$B$2]" office:value-type="float" office:value="-1.39660688436464" calcext:value-type="float">
            <text:p>-1,40</text:p>
          </table:table-cell>
        </table:table-row>
        <table:table-row table:style-name="ro5">
          <table:table-cell table:formula="of:=[.$A$1]*(RAND()-0.5)*2*[.$A$2]" office:value-type="float" office:value="4.60116630079571" calcext:value-type="float">
            <text:p>4,60</text:p>
          </table:table-cell>
          <table:table-cell table:formula="of:=(RAND()-0.5)*2*[.$B$2]" office:value-type="float" office:value="0.911971533582194" calcext:value-type="float">
            <text:p>0,91</text:p>
          </table:table-cell>
        </table:table-row>
        <table:table-row table:style-name="ro5">
          <table:table-cell table:formula="of:=[.$A$1]*(RAND()-0.5)*2*[.$A$2]" office:value-type="float" office:value="-3.13996050036811" calcext:value-type="float">
            <text:p>-3,14</text:p>
          </table:table-cell>
          <table:table-cell table:formula="of:=(RAND()-0.5)*2*[.$B$2]" office:value-type="float" office:value="-4.14150055214943" calcext:value-type="float">
            <text:p>-4,14</text:p>
          </table:table-cell>
        </table:table-row>
        <table:table-row table:style-name="ro5">
          <table:table-cell table:formula="of:=[.$A$1]*(RAND()-0.5)*2*[.$A$2]" office:value-type="float" office:value="-0.343864409976933" calcext:value-type="float">
            <text:p>-0,34</text:p>
          </table:table-cell>
          <table:table-cell table:formula="of:=(RAND()-0.5)*2*[.$B$2]" office:value-type="float" office:value="-0.443450097590818" calcext:value-type="float">
            <text:p>-0,44</text:p>
          </table:table-cell>
        </table:table-row>
        <table:table-row table:style-name="ro5">
          <table:table-cell table:formula="of:=[.$A$1]*(RAND()-0.5)*2*[.$A$2]" office:value-type="float" office:value="8.49847178928683" calcext:value-type="float">
            <text:p>8,50</text:p>
          </table:table-cell>
          <table:table-cell table:formula="of:=(RAND()-0.5)*2*[.$B$2]" office:value-type="float" office:value="-1.76459064135472" calcext:value-type="float">
            <text:p>-1,76</text:p>
          </table:table-cell>
        </table:table-row>
        <table:table-row table:style-name="ro5">
          <table:table-cell table:formula="of:=[.$A$1]*(RAND()-0.5)*2*[.$A$2]" office:value-type="float" office:value="13.891305516026" calcext:value-type="float">
            <text:p>13,89</text:p>
          </table:table-cell>
          <table:table-cell table:formula="of:=(RAND()-0.5)*2*[.$B$2]" office:value-type="float" office:value="0.801764776114818" calcext:value-type="float">
            <text:p>0,80</text:p>
          </table:table-cell>
        </table:table-row>
        <table:table-row table:style-name="ro5">
          <table:table-cell table:formula="of:=[.$A$1]*(RAND()-0.5)*2*[.$A$2]" office:value-type="float" office:value="-4.19132742604727" calcext:value-type="float">
            <text:p>-4,19</text:p>
          </table:table-cell>
          <table:table-cell table:formula="of:=(RAND()-0.5)*2*[.$B$2]" office:value-type="float" office:value="-4.72391861590118" calcext:value-type="float">
            <text:p>-4,72</text:p>
          </table:table-cell>
        </table:table-row>
        <table:table-row table:style-name="ro5">
          <table:table-cell table:formula="of:=[.$A$1]*(RAND()-0.5)*2*[.$A$2]" office:value-type="float" office:value="-11.0868047148226" calcext:value-type="float">
            <text:p>-11,09</text:p>
          </table:table-cell>
          <table:table-cell table:formula="of:=(RAND()-0.5)*2*[.$B$2]" office:value-type="float" office:value="2.32705024378613" calcext:value-type="float">
            <text:p>2,33</text:p>
          </table:table-cell>
        </table:table-row>
        <table:table-row table:style-name="ro5">
          <table:table-cell table:formula="of:=[.$A$1]*(RAND()-0.5)*2*[.$A$2]" office:value-type="float" office:value="12.9320798907012" calcext:value-type="float">
            <text:p>12,93</text:p>
          </table:table-cell>
          <table:table-cell table:formula="of:=(RAND()-0.5)*2*[.$B$2]" office:value-type="float" office:value="-2.67369907310719" calcext:value-type="float">
            <text:p>-2,67</text:p>
          </table:table-cell>
        </table:table-row>
        <table:table-row table:style-name="ro5">
          <table:table-cell table:formula="of:=[.$A$1]*(RAND()-0.5)*2*[.$A$2]" office:value-type="float" office:value="5.67687903162618" calcext:value-type="float">
            <text:p>5,68</text:p>
          </table:table-cell>
          <table:table-cell table:formula="of:=(RAND()-0.5)*2*[.$B$2]" office:value-type="float" office:value="-2.2804215971639" calcext:value-type="float">
            <text:p>-2,28</text:p>
          </table:table-cell>
        </table:table-row>
        <table:table-row table:style-name="ro5">
          <table:table-cell table:formula="of:=[.$A$1]*(RAND()-0.5)*2*[.$A$2]" office:value-type="float" office:value="13.9329804143007" calcext:value-type="float">
            <text:p>13,93</text:p>
          </table:table-cell>
          <table:table-cell table:formula="of:=(RAND()-0.5)*2*[.$B$2]" office:value-type="float" office:value="-2.94501521605787" calcext:value-type="float">
            <text:p>-2,95</text:p>
          </table:table-cell>
        </table:table-row>
        <table:table-row table:style-name="ro5">
          <table:table-cell table:formula="of:=[.$A$1]*(RAND()-0.5)*2*[.$A$2]" office:value-type="float" office:value="9.11475715398748" calcext:value-type="float">
            <text:p>9,11</text:p>
          </table:table-cell>
          <table:table-cell table:formula="of:=(RAND()-0.5)*2*[.$B$2]" office:value-type="float" office:value="3.41781498302783" calcext:value-type="float">
            <text:p>3,42</text:p>
          </table:table-cell>
        </table:table-row>
        <table:table-row table:style-name="ro5">
          <table:table-cell table:formula="of:=[.$A$1]*(RAND()-0.5)*2*[.$A$2]" office:value-type="float" office:value="5.99087985193355" calcext:value-type="float">
            <text:p>5,99</text:p>
          </table:table-cell>
          <table:table-cell table:formula="of:=(RAND()-0.5)*2*[.$B$2]" office:value-type="float" office:value="0.194406008224336" calcext:value-type="float">
            <text:p>0,19</text:p>
          </table:table-cell>
        </table:table-row>
        <table:table-row table:style-name="ro5">
          <table:table-cell table:formula="of:=[.$A$1]*(RAND()-0.5)*2*[.$A$2]" office:value-type="float" office:value="10.672166675187" calcext:value-type="float">
            <text:p>10,67</text:p>
          </table:table-cell>
          <table:table-cell table:formula="of:=(RAND()-0.5)*2*[.$B$2]" office:value-type="float" office:value="-3.15304986800366" calcext:value-type="float">
            <text:p>-3,15</text:p>
          </table:table-cell>
        </table:table-row>
        <table:table-row table:style-name="ro5">
          <table:table-cell table:formula="of:=[.$A$1]*(RAND()-0.5)*2*[.$A$2]" office:value-type="float" office:value="-13.1709292099778" calcext:value-type="float">
            <text:p>-13,17</text:p>
          </table:table-cell>
          <table:table-cell table:formula="of:=(RAND()-0.5)*2*[.$B$2]" office:value-type="float" office:value="-0.943237727973338" calcext:value-type="float">
            <text:p>-0,94</text:p>
          </table:table-cell>
        </table:table-row>
        <table:table-row table:style-name="ro5">
          <table:table-cell table:formula="of:=[.$A$1]*(RAND()-0.5)*2*[.$A$2]" office:value-type="float" office:value="0.89158641981818" calcext:value-type="float">
            <text:p>0,89</text:p>
          </table:table-cell>
          <table:table-cell table:formula="of:=(RAND()-0.5)*2*[.$B$2]" office:value-type="float" office:value="-1.24854708433175" calcext:value-type="float">
            <text:p>-1,25</text:p>
          </table:table-cell>
        </table:table-row>
        <table:table-row table:style-name="ro5">
          <table:table-cell table:formula="of:=[.$A$1]*(RAND()-0.5)*2*[.$A$2]" office:value-type="float" office:value="-12.5563162049913" calcext:value-type="float">
            <text:p>-12,56</text:p>
          </table:table-cell>
          <table:table-cell table:formula="of:=(RAND()-0.5)*2*[.$B$2]" office:value-type="float" office:value="-2.99047269402013" calcext:value-type="float">
            <text:p>-2,99</text:p>
          </table:table-cell>
        </table:table-row>
        <table:table-row table:style-name="ro5">
          <table:table-cell table:formula="of:=[.$A$1]*(RAND()-0.5)*2*[.$A$2]" office:value-type="float" office:value="-1.51128096250798" calcext:value-type="float">
            <text:p>-1,51</text:p>
          </table:table-cell>
          <table:table-cell table:formula="of:=(RAND()-0.5)*2*[.$B$2]" office:value-type="float" office:value="-4.70256474630961" calcext:value-type="float">
            <text:p>-4,70</text:p>
          </table:table-cell>
        </table:table-row>
        <table:table-row table:style-name="ro5">
          <table:table-cell table:formula="of:=[.$A$1]*(RAND()-0.5)*2*[.$A$2]" office:value-type="float" office:value="5.58211980697977" calcext:value-type="float">
            <text:p>5,58</text:p>
          </table:table-cell>
          <table:table-cell table:formula="of:=(RAND()-0.5)*2*[.$B$2]" office:value-type="float" office:value="-3.38211260284619" calcext:value-type="float">
            <text:p>-3,38</text:p>
          </table:table-cell>
        </table:table-row>
        <table:table-row table:style-name="ro5">
          <table:table-cell table:formula="of:=[.$A$1]*(RAND()-0.5)*2*[.$A$2]" office:value-type="float" office:value="-6.15443089668103" calcext:value-type="float">
            <text:p>-6,15</text:p>
          </table:table-cell>
          <table:table-cell table:formula="of:=(RAND()-0.5)*2*[.$B$2]" office:value-type="float" office:value="-4.58368849194348" calcext:value-type="float">
            <text:p>-4,58</text:p>
          </table:table-cell>
        </table:table-row>
        <table:table-row table:style-name="ro5">
          <table:table-cell table:formula="of:=[.$A$1]*(RAND()-0.5)*2*[.$A$2]" office:value-type="float" office:value="-14.4265106270503" calcext:value-type="float">
            <text:p>-14,43</text:p>
          </table:table-cell>
          <table:table-cell table:formula="of:=(RAND()-0.5)*2*[.$B$2]" office:value-type="float" office:value="2.26053011933762" calcext:value-type="float">
            <text:p>2,26</text:p>
          </table:table-cell>
        </table:table-row>
        <table:table-row table:style-name="ro5">
          <table:table-cell table:formula="of:=[.$A$1]*(RAND()-0.5)*2*[.$A$2]" office:value-type="float" office:value="4.31766886491912" calcext:value-type="float">
            <text:p>4,32</text:p>
          </table:table-cell>
          <table:table-cell table:formula="of:=(RAND()-0.5)*2*[.$B$2]" office:value-type="float" office:value="2.15576238772712" calcext:value-type="float">
            <text:p>2,16</text:p>
          </table:table-cell>
        </table:table-row>
        <table:table-row table:style-name="ro5">
          <table:table-cell table:formula="of:=[.$A$1]*(RAND()-0.5)*2*[.$A$2]" office:value-type="float" office:value="14.1005711713059" calcext:value-type="float">
            <text:p>14,10</text:p>
          </table:table-cell>
          <table:table-cell table:formula="of:=(RAND()-0.5)*2*[.$B$2]" office:value-type="float" office:value="-4.66532132653736" calcext:value-type="float">
            <text:p>-4,67</text:p>
          </table:table-cell>
        </table:table-row>
        <table:table-row table:style-name="ro5">
          <table:table-cell table:formula="of:=[.$A$1]*(RAND()-0.5)*2*[.$A$2]" office:value-type="float" office:value="-9.32473223064577" calcext:value-type="float">
            <text:p>-9,32</text:p>
          </table:table-cell>
          <table:table-cell table:formula="of:=(RAND()-0.5)*2*[.$B$2]" office:value-type="float" office:value="0.521729897367083" calcext:value-type="float">
            <text:p>0,52</text:p>
          </table:table-cell>
        </table:table-row>
        <table:table-row table:style-name="ro5">
          <table:table-cell table:formula="of:=[.$A$1]*(RAND()-0.5)*2*[.$A$2]" office:value-type="float" office:value="-12.9724170803509" calcext:value-type="float">
            <text:p>-12,97</text:p>
          </table:table-cell>
          <table:table-cell table:formula="of:=(RAND()-0.5)*2*[.$B$2]" office:value-type="float" office:value="3.42132421393519" calcext:value-type="float">
            <text:p>3,42</text:p>
          </table:table-cell>
        </table:table-row>
        <table:table-row table:style-name="ro5">
          <table:table-cell table:formula="of:=[.$A$1]*(RAND()-0.5)*2*[.$A$2]" office:value-type="float" office:value="-13.8304103487726" calcext:value-type="float">
            <text:p>-13,83</text:p>
          </table:table-cell>
          <table:table-cell table:formula="of:=(RAND()-0.5)*2*[.$B$2]" office:value-type="float" office:value="4.22333450441916" calcext:value-type="float">
            <text:p>4,22</text:p>
          </table:table-cell>
        </table:table-row>
        <table:table-row table:style-name="ro5">
          <table:table-cell table:formula="of:=[.$A$1]*(RAND()-0.5)*2*[.$A$2]" office:value-type="float" office:value="9.70625640191438" calcext:value-type="float">
            <text:p>9,71</text:p>
          </table:table-cell>
          <table:table-cell table:formula="of:=(RAND()-0.5)*2*[.$B$2]" office:value-type="float" office:value="-1.63520048617523" calcext:value-type="float">
            <text:p>-1,64</text:p>
          </table:table-cell>
        </table:table-row>
        <table:table-row table:style-name="ro5">
          <table:table-cell table:formula="of:=[.$A$1]*(RAND()-0.5)*2*[.$A$2]" office:value-type="float" office:value="1.27422634726086" calcext:value-type="float">
            <text:p>1,27</text:p>
          </table:table-cell>
          <table:table-cell table:formula="of:=(RAND()-0.5)*2*[.$B$2]" office:value-type="float" office:value="2.09785772601994" calcext:value-type="float">
            <text:p>2,10</text:p>
          </table:table-cell>
        </table:table-row>
        <table:table-row table:style-name="ro5">
          <table:table-cell table:formula="of:=[.$A$1]*(RAND()-0.5)*2*[.$A$2]" office:value-type="float" office:value="2.52996949303322" calcext:value-type="float">
            <text:p>2,53</text:p>
          </table:table-cell>
          <table:table-cell table:formula="of:=(RAND()-0.5)*2*[.$B$2]" office:value-type="float" office:value="-3.14752145382415" calcext:value-type="float">
            <text:p>-3,15</text:p>
          </table:table-cell>
        </table:table-row>
        <table:table-row table:style-name="ro5">
          <table:table-cell table:formula="of:=[.$A$1]*(RAND()-0.5)*2*[.$A$2]" office:value-type="float" office:value="-8.84211382766406" calcext:value-type="float">
            <text:p>-8,84</text:p>
          </table:table-cell>
          <table:table-cell table:formula="of:=(RAND()-0.5)*2*[.$B$2]" office:value-type="float" office:value="-2.05554611483707" calcext:value-type="float">
            <text:p>-2,06</text:p>
          </table:table-cell>
        </table:table-row>
        <table:table-row table:style-name="ro5">
          <table:table-cell table:formula="of:=[.$A$1]*(RAND()-0.5)*2*[.$A$2]" office:value-type="float" office:value="-4.66245508608748" calcext:value-type="float">
            <text:p>-4,66</text:p>
          </table:table-cell>
          <table:table-cell table:formula="of:=(RAND()-0.5)*2*[.$B$2]" office:value-type="float" office:value="-0.23691108406912" calcext:value-type="float">
            <text:p>-0,24</text:p>
          </table:table-cell>
        </table:table-row>
        <table:table-row table:style-name="ro5">
          <table:table-cell table:formula="of:=[.$A$1]*(RAND()-0.5)*2*[.$A$2]" office:value-type="float" office:value="-0.138738947471909" calcext:value-type="float">
            <text:p>-0,14</text:p>
          </table:table-cell>
          <table:table-cell table:formula="of:=(RAND()-0.5)*2*[.$B$2]" office:value-type="float" office:value="4.93304945842846" calcext:value-type="float">
            <text:p>4,93</text:p>
          </table:table-cell>
        </table:table-row>
        <table:table-row table:style-name="ro5">
          <table:table-cell table:formula="of:=[.$A$1]*(RAND()-0.5)*2*[.$A$2]" office:value-type="float" office:value="13.8731335853315" calcext:value-type="float">
            <text:p>13,87</text:p>
          </table:table-cell>
          <table:table-cell table:formula="of:=(RAND()-0.5)*2*[.$B$2]" office:value-type="float" office:value="-3.70429696157471" calcext:value-type="float">
            <text:p>-3,70</text:p>
          </table:table-cell>
        </table:table-row>
        <table:table-row table:style-name="ro5">
          <table:table-cell table:formula="of:=[.$A$1]*(RAND()-0.5)*2*[.$A$2]" office:value-type="float" office:value="3.08476129473238" calcext:value-type="float">
            <text:p>3,08</text:p>
          </table:table-cell>
          <table:table-cell table:formula="of:=(RAND()-0.5)*2*[.$B$2]" office:value-type="float" office:value="2.45637398980597" calcext:value-type="float">
            <text:p>2,46</text:p>
          </table:table-cell>
        </table:table-row>
        <table:table-row table:style-name="ro5">
          <table:table-cell table:formula="of:=[.$A$1]*(RAND()-0.5)*2*[.$A$2]" office:value-type="float" office:value="-3.32749153527524" calcext:value-type="float">
            <text:p>-3,33</text:p>
          </table:table-cell>
          <table:table-cell table:formula="of:=(RAND()-0.5)*2*[.$B$2]" office:value-type="float" office:value="-3.48048482971774" calcext:value-type="float">
            <text:p>-3,48</text:p>
          </table:table-cell>
        </table:table-row>
        <table:table-row table:style-name="ro5">
          <table:table-cell table:formula="of:=[.$A$1]*(RAND()-0.5)*2*[.$A$2]" office:value-type="float" office:value="-6.40271899577966" calcext:value-type="float">
            <text:p>-6,40</text:p>
          </table:table-cell>
          <table:table-cell table:formula="of:=(RAND()-0.5)*2*[.$B$2]" office:value-type="float" office:value="1.92270880863973" calcext:value-type="float">
            <text:p>1,92</text:p>
          </table:table-cell>
        </table:table-row>
        <table:table-row table:style-name="ro5">
          <table:table-cell table:formula="of:=[.$A$1]*(RAND()-0.5)*2*[.$A$2]" office:value-type="float" office:value="-13.3573739952484" calcext:value-type="float">
            <text:p>-13,36</text:p>
          </table:table-cell>
          <table:table-cell table:formula="of:=(RAND()-0.5)*2*[.$B$2]" office:value-type="float" office:value="0.99814070204634" calcext:value-type="float">
            <text:p>1,00</text:p>
          </table:table-cell>
        </table:table-row>
        <table:table-row table:style-name="ro5">
          <table:table-cell table:formula="of:=[.$A$1]*(RAND()-0.5)*2*[.$A$2]" office:value-type="float" office:value="-4.88363824112715" calcext:value-type="float">
            <text:p>-4,88</text:p>
          </table:table-cell>
          <table:table-cell table:formula="of:=(RAND()-0.5)*2*[.$B$2]" office:value-type="float" office:value="4.81040795890168" calcext:value-type="float">
            <text:p>4,81</text:p>
          </table:table-cell>
        </table:table-row>
        <table:table-row table:style-name="ro5">
          <table:table-cell table:formula="of:=[.$A$1]*(RAND()-0.5)*2*[.$A$2]" office:value-type="float" office:value="-8.54045471442516" calcext:value-type="float">
            <text:p>-8,54</text:p>
          </table:table-cell>
          <table:table-cell table:formula="of:=(RAND()-0.5)*2*[.$B$2]" office:value-type="float" office:value="0.305998425770376" calcext:value-type="float">
            <text:p>0,31</text:p>
          </table:table-cell>
        </table:table-row>
        <table:table-row table:style-name="ro5">
          <table:table-cell table:formula="of:=[.$A$1]*(RAND()-0.5)*2*[.$A$2]" office:value-type="float" office:value="-6.67966760905598" calcext:value-type="float">
            <text:p>-6,68</text:p>
          </table:table-cell>
          <table:table-cell table:formula="of:=(RAND()-0.5)*2*[.$B$2]" office:value-type="float" office:value="-3.85139948614169" calcext:value-type="float">
            <text:p>-3,85</text:p>
          </table:table-cell>
        </table:table-row>
        <table:table-row table:style-name="ro5">
          <table:table-cell table:formula="of:=[.$A$1]*(RAND()-0.5)*2*[.$A$2]" office:value-type="float" office:value="-8.5313029537584" calcext:value-type="float">
            <text:p>-8,53</text:p>
          </table:table-cell>
          <table:table-cell table:formula="of:=(RAND()-0.5)*2*[.$B$2]" office:value-type="float" office:value="4.81350165361263" calcext:value-type="float">
            <text:p>4,81</text:p>
          </table:table-cell>
        </table:table-row>
        <table:table-row table:style-name="ro5">
          <table:table-cell table:formula="of:=[.$A$1]*(RAND()-0.5)*2*[.$A$2]" office:value-type="float" office:value="13.1542572555007" calcext:value-type="float">
            <text:p>13,15</text:p>
          </table:table-cell>
          <table:table-cell table:formula="of:=(RAND()-0.5)*2*[.$B$2]" office:value-type="float" office:value="1.68257328567249" calcext:value-type="float">
            <text:p>1,68</text:p>
          </table:table-cell>
        </table:table-row>
        <table:table-row table:style-name="ro5">
          <table:table-cell table:formula="of:=[.$A$1]*(RAND()-0.5)*2*[.$A$2]" office:value-type="float" office:value="5.86092605004317" calcext:value-type="float">
            <text:p>5,86</text:p>
          </table:table-cell>
          <table:table-cell table:formula="of:=(RAND()-0.5)*2*[.$B$2]" office:value-type="float" office:value="-2.20915972496904" calcext:value-type="float">
            <text:p>-2,21</text:p>
          </table:table-cell>
        </table:table-row>
        <table:table-row table:style-name="ro5">
          <table:table-cell table:formula="of:=[.$A$1]*(RAND()-0.5)*2*[.$A$2]" office:value-type="float" office:value="9.0951883297339" calcext:value-type="float">
            <text:p>9,10</text:p>
          </table:table-cell>
          <table:table-cell table:formula="of:=(RAND()-0.5)*2*[.$B$2]" office:value-type="float" office:value="4.46562009258856" calcext:value-type="float">
            <text:p>4,47</text:p>
          </table:table-cell>
        </table:table-row>
        <table:table-row table:style-name="ro5">
          <table:table-cell table:formula="of:=[.$A$1]*(RAND()-0.5)*2*[.$A$2]" office:value-type="float" office:value="14.0085335946206" calcext:value-type="float">
            <text:p>14,01</text:p>
          </table:table-cell>
          <table:table-cell table:formula="of:=(RAND()-0.5)*2*[.$B$2]" office:value-type="float" office:value="-0.815218104719333" calcext:value-type="float">
            <text:p>-0,82</text:p>
          </table:table-cell>
        </table:table-row>
        <table:table-row table:style-name="ro5">
          <table:table-cell table:formula="of:=[.$A$1]*(RAND()-0.5)*2*[.$A$2]" office:value-type="float" office:value="-10.4580886363801" calcext:value-type="float">
            <text:p>-10,46</text:p>
          </table:table-cell>
          <table:table-cell table:formula="of:=(RAND()-0.5)*2*[.$B$2]" office:value-type="float" office:value="1.92449825845614" calcext:value-type="float">
            <text:p>1,92</text:p>
          </table:table-cell>
        </table:table-row>
        <table:table-row table:style-name="ro5">
          <table:table-cell table:formula="of:=[.$A$1]*(RAND()-0.5)*2*[.$A$2]" office:value-type="float" office:value="-5.33897545310811" calcext:value-type="float">
            <text:p>-5,34</text:p>
          </table:table-cell>
          <table:table-cell table:formula="of:=(RAND()-0.5)*2*[.$B$2]" office:value-type="float" office:value="3.13998392457466" calcext:value-type="float">
            <text:p>3,14</text:p>
          </table:table-cell>
        </table:table-row>
        <table:table-row table:style-name="ro5">
          <table:table-cell table:formula="of:=[.$A$1]*(RAND()-0.5)*2*[.$A$2]" office:value-type="float" office:value="2.01951823584706" calcext:value-type="float">
            <text:p>2,02</text:p>
          </table:table-cell>
          <table:table-cell table:formula="of:=(RAND()-0.5)*2*[.$B$2]" office:value-type="float" office:value="2.00605089794886" calcext:value-type="float">
            <text:p>2,01</text:p>
          </table:table-cell>
        </table:table-row>
        <table:table-row table:style-name="ro5">
          <table:table-cell table:formula="of:=[.$A$1]*(RAND()-0.5)*2*[.$A$2]" office:value-type="float" office:value="-2.19479916900022" calcext:value-type="float">
            <text:p>-2,19</text:p>
          </table:table-cell>
          <table:table-cell table:formula="of:=(RAND()-0.5)*2*[.$B$2]" office:value-type="float" office:value="3.40685586377628" calcext:value-type="float">
            <text:p>3,41</text:p>
          </table:table-cell>
        </table:table-row>
        <table:table-row table:style-name="ro5">
          <table:table-cell table:formula="of:=[.$A$1]*(RAND()-0.5)*2*[.$A$2]" office:value-type="float" office:value="-5.10237525745346" calcext:value-type="float">
            <text:p>-5,10</text:p>
          </table:table-cell>
          <table:table-cell table:formula="of:=(RAND()-0.5)*2*[.$B$2]" office:value-type="float" office:value="-4.8638517865135" calcext:value-type="float">
            <text:p>-4,86</text:p>
          </table:table-cell>
        </table:table-row>
        <table:table-row table:style-name="ro5">
          <table:table-cell table:formula="of:=[.$A$1]*(RAND()-0.5)*2*[.$A$2]" office:value-type="float" office:value="-7.13573395337777" calcext:value-type="float">
            <text:p>-7,14</text:p>
          </table:table-cell>
          <table:table-cell table:formula="of:=(RAND()-0.5)*2*[.$B$2]" office:value-type="float" office:value="-3.24985199600228" calcext:value-type="float">
            <text:p>-3,25</text:p>
          </table:table-cell>
        </table:table-row>
        <table:table-row table:style-name="ro5">
          <table:table-cell table:formula="of:=[.$A$1]*(RAND()-0.5)*2*[.$A$2]" office:value-type="float" office:value="-1.12478381066475" calcext:value-type="float">
            <text:p>-1,12</text:p>
          </table:table-cell>
          <table:table-cell table:formula="of:=(RAND()-0.5)*2*[.$B$2]" office:value-type="float" office:value="0.665118330474193" calcext:value-type="float">
            <text:p>0,67</text:p>
          </table:table-cell>
        </table:table-row>
        <table:table-row table:style-name="ro5">
          <table:table-cell table:formula="of:=[.$A$1]*(RAND()-0.5)*2*[.$A$2]" office:value-type="float" office:value="-6.8718800249662" calcext:value-type="float">
            <text:p>-6,87</text:p>
          </table:table-cell>
          <table:table-cell table:formula="of:=(RAND()-0.5)*2*[.$B$2]" office:value-type="float" office:value="3.11190209175465" calcext:value-type="float">
            <text:p>3,11</text:p>
          </table:table-cell>
        </table:table-row>
        <table:table-row table:style-name="ro5">
          <table:table-cell table:formula="of:=[.$A$1]*(RAND()-0.5)*2*[.$A$2]" office:value-type="float" office:value="2.5927324751687" calcext:value-type="float">
            <text:p>2,59</text:p>
          </table:table-cell>
          <table:table-cell table:formula="of:=(RAND()-0.5)*2*[.$B$2]" office:value-type="float" office:value="4.99467470095121" calcext:value-type="float">
            <text:p>4,99</text:p>
          </table:table-cell>
        </table:table-row>
        <table:table-row table:style-name="ro5">
          <table:table-cell table:formula="of:=[.$A$1]*(RAND()-0.5)*2*[.$A$2]" office:value-type="float" office:value="-14.0032012312478" calcext:value-type="float">
            <text:p>-14,00</text:p>
          </table:table-cell>
          <table:table-cell table:formula="of:=(RAND()-0.5)*2*[.$B$2]" office:value-type="float" office:value="4.73623961309367" calcext:value-type="float">
            <text:p>4,74</text:p>
          </table:table-cell>
        </table:table-row>
        <table:table-row table:style-name="ro5">
          <table:table-cell table:formula="of:=[.$A$1]*(RAND()-0.5)*2*[.$A$2]" office:value-type="float" office:value="14.4832989847059" calcext:value-type="float">
            <text:p>14,48</text:p>
          </table:table-cell>
          <table:table-cell table:formula="of:=(RAND()-0.5)*2*[.$B$2]" office:value-type="float" office:value="1.80611568070774" calcext:value-type="float">
            <text:p>1,81</text:p>
          </table:table-cell>
        </table:table-row>
        <table:table-row table:style-name="ro5">
          <table:table-cell table:formula="of:=[.$A$1]*(RAND()-0.5)*2*[.$A$2]" office:value-type="float" office:value="-13.8557010035604" calcext:value-type="float">
            <text:p>-13,86</text:p>
          </table:table-cell>
          <table:table-cell table:formula="of:=(RAND()-0.5)*2*[.$B$2]" office:value-type="float" office:value="1.28428582734489" calcext:value-type="float">
            <text:p>1,28</text:p>
          </table:table-cell>
        </table:table-row>
        <table:table-row table:style-name="ro5">
          <table:table-cell table:formula="of:=[.$A$1]*(RAND()-0.5)*2*[.$A$2]" office:value-type="float" office:value="-6.91759798873823" calcext:value-type="float">
            <text:p>-6,92</text:p>
          </table:table-cell>
          <table:table-cell table:formula="of:=(RAND()-0.5)*2*[.$B$2]" office:value-type="float" office:value="-3.4879462283996" calcext:value-type="float">
            <text:p>-3,49</text:p>
          </table:table-cell>
        </table:table-row>
        <table:table-row table:style-name="ro5">
          <table:table-cell table:formula="of:=[.$A$1]*(RAND()-0.5)*2*[.$A$2]" office:value-type="float" office:value="4.94111269758662" calcext:value-type="float">
            <text:p>4,94</text:p>
          </table:table-cell>
          <table:table-cell table:formula="of:=(RAND()-0.5)*2*[.$B$2]" office:value-type="float" office:value="-1.19749259726382" calcext:value-type="float">
            <text:p>-1,20</text:p>
          </table:table-cell>
        </table:table-row>
        <table:table-row table:style-name="ro5">
          <table:table-cell table:formula="of:=[.$A$1]*(RAND()-0.5)*2*[.$A$2]" office:value-type="float" office:value="-13.3302381450474" calcext:value-type="float">
            <text:p>-13,33</text:p>
          </table:table-cell>
          <table:table-cell table:formula="of:=(RAND()-0.5)*2*[.$B$2]" office:value-type="float" office:value="0.331221910434784" calcext:value-type="float">
            <text:p>0,33</text:p>
          </table:table-cell>
        </table:table-row>
        <table:table-row table:style-name="ro5">
          <table:table-cell table:formula="of:=[.$A$1]*(RAND()-0.5)*2*[.$A$2]" office:value-type="float" office:value="11.4763373848873" calcext:value-type="float">
            <text:p>11,48</text:p>
          </table:table-cell>
          <table:table-cell table:formula="of:=(RAND()-0.5)*2*[.$B$2]" office:value-type="float" office:value="3.49587056724905" calcext:value-type="float">
            <text:p>3,50</text:p>
          </table:table-cell>
        </table:table-row>
        <table:table-row table:style-name="ro5">
          <table:table-cell table:formula="of:=[.$A$1]*(RAND()-0.5)*2*[.$A$2]" office:value-type="float" office:value="-14.1257797483025" calcext:value-type="float">
            <text:p>-14,13</text:p>
          </table:table-cell>
          <table:table-cell table:formula="of:=(RAND()-0.5)*2*[.$B$2]" office:value-type="float" office:value="-0.457301910413462" calcext:value-type="float">
            <text:p>-0,46</text:p>
          </table:table-cell>
        </table:table-row>
        <table:table-row table:style-name="ro5">
          <table:table-cell table:formula="of:=[.$A$1]*(RAND()-0.5)*2*[.$A$2]" office:value-type="float" office:value="9.76942870253142" calcext:value-type="float">
            <text:p>9,77</text:p>
          </table:table-cell>
          <table:table-cell table:formula="of:=(RAND()-0.5)*2*[.$B$2]" office:value-type="float" office:value="4.57120885366293" calcext:value-type="float">
            <text:p>4,57</text:p>
          </table:table-cell>
        </table:table-row>
        <table:table-row table:style-name="ro5">
          <table:table-cell table:formula="of:=[.$A$1]*(RAND()-0.5)*2*[.$A$2]" office:value-type="float" office:value="-13.5573164568184" calcext:value-type="float">
            <text:p>-13,56</text:p>
          </table:table-cell>
          <table:table-cell table:formula="of:=(RAND()-0.5)*2*[.$B$2]" office:value-type="float" office:value="3.81606472998432" calcext:value-type="float">
            <text:p>3,82</text:p>
          </table:table-cell>
        </table:table-row>
        <table:table-row table:style-name="ro5">
          <table:table-cell table:formula="of:=[.$A$1]*(RAND()-0.5)*2*[.$A$2]" office:value-type="float" office:value="-9.41407013918193" calcext:value-type="float">
            <text:p>-9,41</text:p>
          </table:table-cell>
          <table:table-cell table:formula="of:=(RAND()-0.5)*2*[.$B$2]" office:value-type="float" office:value="2.69933858308105" calcext:value-type="float">
            <text:p>2,70</text:p>
          </table:table-cell>
        </table:table-row>
        <table:table-row table:style-name="ro5">
          <table:table-cell table:formula="of:=[.$A$1]*(RAND()-0.5)*2*[.$A$2]" office:value-type="float" office:value="-3.34666161932428" calcext:value-type="float">
            <text:p>-3,35</text:p>
          </table:table-cell>
          <table:table-cell table:formula="of:=(RAND()-0.5)*2*[.$B$2]" office:value-type="float" office:value="2.98389476940735" calcext:value-type="float">
            <text:p>2,98</text:p>
          </table:table-cell>
        </table:table-row>
        <table:table-row table:style-name="ro5">
          <table:table-cell table:formula="of:=[.$A$1]*(RAND()-0.5)*2*[.$A$2]" office:value-type="float" office:value="-0.884081617224828" calcext:value-type="float">
            <text:p>-0,88</text:p>
          </table:table-cell>
          <table:table-cell table:formula="of:=(RAND()-0.5)*2*[.$B$2]" office:value-type="float" office:value="4.32961740064482" calcext:value-type="float">
            <text:p>4,33</text:p>
          </table:table-cell>
        </table:table-row>
        <table:table-row table:style-name="ro5">
          <table:table-cell table:formula="of:=[.$A$1]*(RAND()-0.5)*2*[.$A$2]" office:value-type="float" office:value="-6.36224125496192" calcext:value-type="float">
            <text:p>-6,36</text:p>
          </table:table-cell>
          <table:table-cell table:formula="of:=(RAND()-0.5)*2*[.$B$2]" office:value-type="float" office:value="3.68421533408191" calcext:value-type="float">
            <text:p>3,68</text:p>
          </table:table-cell>
        </table:table-row>
        <table:table-row table:style-name="ro5">
          <table:table-cell table:formula="of:=[.$A$1]*(RAND()-0.5)*2*[.$A$2]" office:value-type="float" office:value="4.32024465754698" calcext:value-type="float">
            <text:p>4,32</text:p>
          </table:table-cell>
          <table:table-cell table:formula="of:=(RAND()-0.5)*2*[.$B$2]" office:value-type="float" office:value="1.97200763288123" calcext:value-type="float">
            <text:p>1,97</text:p>
          </table:table-cell>
        </table:table-row>
        <table:table-row table:style-name="ro5">
          <table:table-cell table:formula="of:=[.$A$1]*(RAND()-0.5)*2*[.$A$2]" office:value-type="float" office:value="-12.2098546539507" calcext:value-type="float">
            <text:p>-12,21</text:p>
          </table:table-cell>
          <table:table-cell table:formula="of:=(RAND()-0.5)*2*[.$B$2]" office:value-type="float" office:value="2.96772840336185" calcext:value-type="float">
            <text:p>2,97</text:p>
          </table:table-cell>
        </table:table-row>
        <table:table-row table:style-name="ro5">
          <table:table-cell table:formula="of:=[.$A$1]*(RAND()-0.5)*2*[.$A$2]" office:value-type="float" office:value="-3.34459296487802" calcext:value-type="float">
            <text:p>-3,34</text:p>
          </table:table-cell>
          <table:table-cell table:formula="of:=(RAND()-0.5)*2*[.$B$2]" office:value-type="float" office:value="4.70352085212651" calcext:value-type="float">
            <text:p>4,70</text:p>
          </table:table-cell>
        </table:table-row>
        <table:table-row table:style-name="ro5">
          <table:table-cell table:formula="of:=[.$A$1]*(RAND()-0.5)*2*[.$A$2]" office:value-type="float" office:value="6.13149911646122" calcext:value-type="float">
            <text:p>6,13</text:p>
          </table:table-cell>
          <table:table-cell table:formula="of:=(RAND()-0.5)*2*[.$B$2]" office:value-type="float" office:value="3.68999352288614" calcext:value-type="float">
            <text:p>3,69</text:p>
          </table:table-cell>
        </table:table-row>
        <table:table-row table:style-name="ro5">
          <table:table-cell table:formula="of:=[.$A$1]*(RAND()-0.5)*2*[.$A$2]" office:value-type="float" office:value="-7.32098353885432" calcext:value-type="float">
            <text:p>-7,32</text:p>
          </table:table-cell>
          <table:table-cell table:formula="of:=(RAND()-0.5)*2*[.$B$2]" office:value-type="float" office:value="-4.42569670066764" calcext:value-type="float">
            <text:p>-4,43</text:p>
          </table:table-cell>
        </table:table-row>
        <table:table-row table:style-name="ro5">
          <table:table-cell table:formula="of:=[.$A$1]*(RAND()-0.5)*2*[.$A$2]" office:value-type="float" office:value="-13.4539467549015" calcext:value-type="float">
            <text:p>-13,45</text:p>
          </table:table-cell>
          <table:table-cell table:formula="of:=(RAND()-0.5)*2*[.$B$2]" office:value-type="float" office:value="-1.17784543902677" calcext:value-type="float">
            <text:p>-1,18</text:p>
          </table:table-cell>
        </table:table-row>
        <table:table-row table:style-name="ro5">
          <table:table-cell table:formula="of:=[.$A$1]*(RAND()-0.5)*2*[.$A$2]" office:value-type="float" office:value="12.9925341127056" calcext:value-type="float">
            <text:p>12,99</text:p>
          </table:table-cell>
          <table:table-cell table:formula="of:=(RAND()-0.5)*2*[.$B$2]" office:value-type="float" office:value="-0.689126964205278" calcext:value-type="float">
            <text:p>-0,69</text:p>
          </table:table-cell>
        </table:table-row>
        <table:table-row table:style-name="ro5">
          <table:table-cell table:formula="of:=[.$A$1]*(RAND()-0.5)*2*[.$A$2]" office:value-type="float" office:value="-5.79419009749852" calcext:value-type="float">
            <text:p>-5,79</text:p>
          </table:table-cell>
          <table:table-cell table:formula="of:=(RAND()-0.5)*2*[.$B$2]" office:value-type="float" office:value="-1.08484096105052" calcext:value-type="float">
            <text:p>-1,08</text:p>
          </table:table-cell>
        </table:table-row>
        <table:table-row table:style-name="ro5">
          <table:table-cell table:formula="of:=[.$A$1]*(RAND()-0.5)*2*[.$A$2]" office:value-type="float" office:value="2.5800968689876" calcext:value-type="float">
            <text:p>2,58</text:p>
          </table:table-cell>
          <table:table-cell table:formula="of:=(RAND()-0.5)*2*[.$B$2]" office:value-type="float" office:value="4.11074635507055" calcext:value-type="float">
            <text:p>4,11</text:p>
          </table:table-cell>
        </table:table-row>
        <table:table-row table:style-name="ro5">
          <table:table-cell table:formula="of:=[.$A$1]*(RAND()-0.5)*2*[.$A$2]" office:value-type="float" office:value="-12.0311298660206" calcext:value-type="float">
            <text:p>-12,03</text:p>
          </table:table-cell>
          <table:table-cell table:formula="of:=(RAND()-0.5)*2*[.$B$2]" office:value-type="float" office:value="-2.03689657706185" calcext:value-type="float">
            <text:p>-2,04</text:p>
          </table:table-cell>
        </table:table-row>
        <table:table-row table:style-name="ro5">
          <table:table-cell table:formula="of:=[.$A$1]*(RAND()-0.5)*2*[.$A$2]" office:value-type="float" office:value="-7.17795459896282" calcext:value-type="float">
            <text:p>-7,18</text:p>
          </table:table-cell>
          <table:table-cell table:formula="of:=(RAND()-0.5)*2*[.$B$2]" office:value-type="float" office:value="4.70895072365717" calcext:value-type="float">
            <text:p>4,71</text:p>
          </table:table-cell>
        </table:table-row>
        <table:table-row table:style-name="ro5">
          <table:table-cell table:formula="of:=[.$A$1]*(RAND()-0.5)*2*[.$A$2]" office:value-type="float" office:value="12.9461232191258" calcext:value-type="float">
            <text:p>12,95</text:p>
          </table:table-cell>
          <table:table-cell table:formula="of:=(RAND()-0.5)*2*[.$B$2]" office:value-type="float" office:value="-1.46773601710535" calcext:value-type="float">
            <text:p>-1,47</text:p>
          </table:table-cell>
        </table:table-row>
        <table:table-row table:style-name="ro5">
          <table:table-cell table:formula="of:=[.$A$1]*(RAND()-0.5)*2*[.$A$2]" office:value-type="float" office:value="-8.82898186226034" calcext:value-type="float">
            <text:p>-8,83</text:p>
          </table:table-cell>
          <table:table-cell table:formula="of:=(RAND()-0.5)*2*[.$B$2]" office:value-type="float" office:value="0.0313554953192863" calcext:value-type="float">
            <text:p>0,03</text:p>
          </table:table-cell>
        </table:table-row>
        <table:table-row table:style-name="ro5">
          <table:table-cell table:formula="of:=[.$A$1]*(RAND()-0.5)*2*[.$A$2]" office:value-type="float" office:value="10.4129962719626" calcext:value-type="float">
            <text:p>10,41</text:p>
          </table:table-cell>
          <table:table-cell table:formula="of:=(RAND()-0.5)*2*[.$B$2]" office:value-type="float" office:value="-4.91024416206523" calcext:value-type="float">
            <text:p>-4,91</text:p>
          </table:table-cell>
        </table:table-row>
        <table:table-row table:style-name="ro5">
          <table:table-cell table:formula="of:=[.$A$1]*(RAND()-0.5)*2*[.$A$2]" office:value-type="float" office:value="-14.9774674672952" calcext:value-type="float">
            <text:p>-14,98</text:p>
          </table:table-cell>
          <table:table-cell table:formula="of:=(RAND()-0.5)*2*[.$B$2]" office:value-type="float" office:value="-1.96918868362722" calcext:value-type="float">
            <text:p>-1,97</text:p>
          </table:table-cell>
        </table:table-row>
        <table:table-row table:style-name="ro5">
          <table:table-cell table:formula="of:=[.$A$1]*(RAND()-0.5)*2*[.$A$2]" office:value-type="float" office:value="12.1250354942657" calcext:value-type="float">
            <text:p>12,13</text:p>
          </table:table-cell>
          <table:table-cell table:formula="of:=(RAND()-0.5)*2*[.$B$2]" office:value-type="float" office:value="2.82815385876607" calcext:value-type="float">
            <text:p>2,83</text:p>
          </table:table-cell>
        </table:table-row>
        <table:table-row table:style-name="ro5">
          <table:table-cell table:formula="of:=[.$A$1]*(RAND()-0.5)*2*[.$A$2]" office:value-type="float" office:value="-12.8743977796449" calcext:value-type="float">
            <text:p>-12,87</text:p>
          </table:table-cell>
          <table:table-cell table:formula="of:=(RAND()-0.5)*2*[.$B$2]" office:value-type="float" office:value="-3.5474957834751" calcext:value-type="float">
            <text:p>-3,55</text:p>
          </table:table-cell>
        </table:table-row>
        <table:table-row table:style-name="ro5">
          <table:table-cell table:formula="of:=[.$A$1]*(RAND()-0.5)*2*[.$A$2]" office:value-type="float" office:value="4.52955460753993" calcext:value-type="float">
            <text:p>4,53</text:p>
          </table:table-cell>
          <table:table-cell table:formula="of:=(RAND()-0.5)*2*[.$B$2]" office:value-type="float" office:value="-4.42329200224481" calcext:value-type="float">
            <text:p>-4,42</text:p>
          </table:table-cell>
        </table:table-row>
        <table:table-row table:style-name="ro5">
          <table:table-cell table:formula="of:=[.$A$1]*(RAND()-0.5)*2*[.$A$2]" office:value-type="float" office:value="6.99861197756359" calcext:value-type="float">
            <text:p>7,00</text:p>
          </table:table-cell>
          <table:table-cell table:formula="of:=(RAND()-0.5)*2*[.$B$2]" office:value-type="float" office:value="-3.73369725854949" calcext:value-type="float">
            <text:p>-3,73</text:p>
          </table:table-cell>
        </table:table-row>
        <table:table-row table:style-name="ro5">
          <table:table-cell table:formula="of:=[.$A$1]*(RAND()-0.5)*2*[.$A$2]" office:value-type="float" office:value="11.3695137639146" calcext:value-type="float">
            <text:p>11,37</text:p>
          </table:table-cell>
          <table:table-cell table:formula="of:=(RAND()-0.5)*2*[.$B$2]" office:value-type="float" office:value="-3.29543808447927" calcext:value-type="float">
            <text:p>-3,30</text:p>
          </table:table-cell>
        </table:table-row>
        <table:table-row table:style-name="ro5">
          <table:table-cell table:formula="of:=[.$A$1]*(RAND()-0.5)*2*[.$A$2]" office:value-type="float" office:value="-12.5278899133993" calcext:value-type="float">
            <text:p>-12,53</text:p>
          </table:table-cell>
          <table:table-cell table:formula="of:=(RAND()-0.5)*2*[.$B$2]" office:value-type="float" office:value="-2.08996673840115" calcext:value-type="float">
            <text:p>-2,09</text:p>
          </table:table-cell>
        </table:table-row>
        <table:table-row table:style-name="ro5">
          <table:table-cell table:formula="of:=[.$A$1]*(RAND()-0.5)*2*[.$A$2]" office:value-type="float" office:value="-9.3898516167306" calcext:value-type="float">
            <text:p>-9,39</text:p>
          </table:table-cell>
          <table:table-cell table:formula="of:=(RAND()-0.5)*2*[.$B$2]" office:value-type="float" office:value="-0.833986424789854" calcext:value-type="float">
            <text:p>-0,83</text:p>
          </table:table-cell>
        </table:table-row>
        <table:table-row table:style-name="ro5">
          <table:table-cell table:formula="of:=[.$A$1]*(RAND()-0.5)*2*[.$A$2]" office:value-type="float" office:value="7.74275471240445" calcext:value-type="float">
            <text:p>7,74</text:p>
          </table:table-cell>
          <table:table-cell table:formula="of:=(RAND()-0.5)*2*[.$B$2]" office:value-type="float" office:value="-1.67700964665619" calcext:value-type="float">
            <text:p>-1,68</text:p>
          </table:table-cell>
        </table:table-row>
        <table:table-row table:style-name="ro5">
          <table:table-cell table:formula="of:=[.$A$1]*(RAND()-0.5)*2*[.$A$2]" office:value-type="float" office:value="9.69183886925924" calcext:value-type="float">
            <text:p>9,69</text:p>
          </table:table-cell>
          <table:table-cell table:formula="of:=(RAND()-0.5)*2*[.$B$2]" office:value-type="float" office:value="3.54905118913314" calcext:value-type="float">
            <text:p>3,55</text:p>
          </table:table-cell>
        </table:table-row>
        <table:table-row table:style-name="ro5">
          <table:table-cell table:formula="of:=[.$A$1]*(RAND()-0.5)*2*[.$A$2]" office:value-type="float" office:value="-10.5359545766894" calcext:value-type="float">
            <text:p>-10,54</text:p>
          </table:table-cell>
          <table:table-cell table:formula="of:=(RAND()-0.5)*2*[.$B$2]" office:value-type="float" office:value="-3.50317935715312" calcext:value-type="float">
            <text:p>-3,50</text:p>
          </table:table-cell>
        </table:table-row>
        <table:table-row table:style-name="ro5">
          <table:table-cell table:formula="of:=[.$A$1]*(RAND()-0.5)*2*[.$A$2]" office:value-type="float" office:value="7.8402653194819" calcext:value-type="float">
            <text:p>7,84</text:p>
          </table:table-cell>
          <table:table-cell table:formula="of:=(RAND()-0.5)*2*[.$B$2]" office:value-type="float" office:value="-1.94526403687391" calcext:value-type="float">
            <text:p>-1,95</text:p>
          </table:table-cell>
        </table:table-row>
        <table:table-row table:style-name="ro5">
          <table:table-cell table:formula="of:=[.$A$1]*(RAND()-0.5)*2*[.$A$2]" office:value-type="float" office:value="13.3901479689094" calcext:value-type="float">
            <text:p>13,39</text:p>
          </table:table-cell>
          <table:table-cell table:formula="of:=(RAND()-0.5)*2*[.$B$2]" office:value-type="float" office:value="2.32678028460989" calcext:value-type="float">
            <text:p>2,33</text:p>
          </table:table-cell>
        </table:table-row>
        <table:table-row table:style-name="ro5">
          <table:table-cell table:formula="of:=[.$A$1]*(RAND()-0.5)*2*[.$A$2]" office:value-type="float" office:value="4.68414016385879" calcext:value-type="float">
            <text:p>4,68</text:p>
          </table:table-cell>
          <table:table-cell table:formula="of:=(RAND()-0.5)*2*[.$B$2]" office:value-type="float" office:value="-1.64742593186191" calcext:value-type="float">
            <text:p>-1,65</text:p>
          </table:table-cell>
        </table:table-row>
        <table:table-row table:style-name="ro5">
          <table:table-cell table:formula="of:=[.$A$1]*(RAND()-0.5)*2*[.$A$2]" office:value-type="float" office:value="-7.90886952380682" calcext:value-type="float">
            <text:p>-7,91</text:p>
          </table:table-cell>
          <table:table-cell table:formula="of:=(RAND()-0.5)*2*[.$B$2]" office:value-type="float" office:value="0.85166687430373" calcext:value-type="float">
            <text:p>0,85</text:p>
          </table:table-cell>
        </table:table-row>
        <table:table-row table:style-name="ro5">
          <table:table-cell table:formula="of:=[.$A$1]*(RAND()-0.5)*2*[.$A$2]" office:value-type="float" office:value="-14.7025694443276" calcext:value-type="float">
            <text:p>-14,70</text:p>
          </table:table-cell>
          <table:table-cell table:formula="of:=(RAND()-0.5)*2*[.$B$2]" office:value-type="float" office:value="2.33685875957018" calcext:value-type="float">
            <text:p>2,34</text:p>
          </table:table-cell>
        </table:table-row>
        <table:table-row table:style-name="ro5">
          <table:table-cell table:formula="of:=[.$A$1]*(RAND()-0.5)*2*[.$A$2]" office:value-type="float" office:value="11.3214196920303" calcext:value-type="float">
            <text:p>11,32</text:p>
          </table:table-cell>
          <table:table-cell table:formula="of:=(RAND()-0.5)*2*[.$B$2]" office:value-type="float" office:value="-3.78325521900911" calcext:value-type="float">
            <text:p>-3,78</text:p>
          </table:table-cell>
        </table:table-row>
        <table:table-row table:style-name="ro5">
          <table:table-cell table:formula="of:=[.$A$1]*(RAND()-0.5)*2*[.$A$2]" office:value-type="float" office:value="-14.2915734630177" calcext:value-type="float">
            <text:p>-14,29</text:p>
          </table:table-cell>
          <table:table-cell table:formula="of:=(RAND()-0.5)*2*[.$B$2]" office:value-type="float" office:value="-0.0820280671420148" calcext:value-type="float">
            <text:p>-0,08</text:p>
          </table:table-cell>
        </table:table-row>
        <table:table-row table:style-name="ro5">
          <table:table-cell table:formula="of:=[.$A$1]*(RAND()-0.5)*2*[.$A$2]" office:value-type="float" office:value="-11.0811584422429" calcext:value-type="float">
            <text:p>-11,08</text:p>
          </table:table-cell>
          <table:table-cell table:formula="of:=(RAND()-0.5)*2*[.$B$2]" office:value-type="float" office:value="-1.18757377108016" calcext:value-type="float">
            <text:p>-1,19</text:p>
          </table:table-cell>
        </table:table-row>
        <table:table-row table:style-name="ro5">
          <table:table-cell table:formula="of:=[.$A$1]*(RAND()-0.5)*2*[.$A$2]" office:value-type="float" office:value="3.3256170603992" calcext:value-type="float">
            <text:p>3,33</text:p>
          </table:table-cell>
          <table:table-cell table:formula="of:=(RAND()-0.5)*2*[.$B$2]" office:value-type="float" office:value="2.20346403930725" calcext:value-type="float">
            <text:p>2,20</text:p>
          </table:table-cell>
        </table:table-row>
        <table:table-row table:style-name="ro5">
          <table:table-cell table:formula="of:=[.$A$1]*(RAND()-0.5)*2*[.$A$2]" office:value-type="float" office:value="-4.52036432517062" calcext:value-type="float">
            <text:p>-4,52</text:p>
          </table:table-cell>
          <table:table-cell table:formula="of:=(RAND()-0.5)*2*[.$B$2]" office:value-type="float" office:value="2.41960134473023" calcext:value-type="float">
            <text:p>2,42</text:p>
          </table:table-cell>
        </table:table-row>
        <table:table-row table:style-name="ro5">
          <table:table-cell table:formula="of:=[.$A$1]*(RAND()-0.5)*2*[.$A$2]" office:value-type="float" office:value="1.96687416804925" calcext:value-type="float">
            <text:p>1,97</text:p>
          </table:table-cell>
          <table:table-cell table:formula="of:=(RAND()-0.5)*2*[.$B$2]" office:value-type="float" office:value="3.48088168855322" calcext:value-type="float">
            <text:p>3,48</text:p>
          </table:table-cell>
        </table:table-row>
        <table:table-row table:style-name="ro5">
          <table:table-cell table:formula="of:=[.$A$1]*(RAND()-0.5)*2*[.$A$2]" office:value-type="float" office:value="5.9857862539171" calcext:value-type="float">
            <text:p>5,99</text:p>
          </table:table-cell>
          <table:table-cell table:formula="of:=(RAND()-0.5)*2*[.$B$2]" office:value-type="float" office:value="-0.30255759602932" calcext:value-type="float">
            <text:p>-0,30</text:p>
          </table:table-cell>
        </table:table-row>
        <table:table-row table:style-name="ro5">
          <table:table-cell table:formula="of:=[.$A$1]*(RAND()-0.5)*2*[.$A$2]" office:value-type="float" office:value="-6.79809723473398" calcext:value-type="float">
            <text:p>-6,80</text:p>
          </table:table-cell>
          <table:table-cell table:formula="of:=(RAND()-0.5)*2*[.$B$2]" office:value-type="float" office:value="1.39197364821987" calcext:value-type="float">
            <text:p>1,39</text:p>
          </table:table-cell>
        </table:table-row>
        <table:table-row table:style-name="ro5">
          <table:table-cell table:formula="of:=[.$A$1]*(RAND()-0.5)*2*[.$A$2]" office:value-type="float" office:value="14.8214003746493" calcext:value-type="float">
            <text:p>14,82</text:p>
          </table:table-cell>
          <table:table-cell table:formula="of:=(RAND()-0.5)*2*[.$B$2]" office:value-type="float" office:value="-1.63642840583502" calcext:value-type="float">
            <text:p>-1,64</text:p>
          </table:table-cell>
        </table:table-row>
        <table:table-row table:style-name="ro5">
          <table:table-cell table:formula="of:=[.$A$1]*(RAND()-0.5)*2*[.$A$2]" office:value-type="float" office:value="-3.29628480775435" calcext:value-type="float">
            <text:p>-3,30</text:p>
          </table:table-cell>
          <table:table-cell table:formula="of:=(RAND()-0.5)*2*[.$B$2]" office:value-type="float" office:value="1.75707182431035" calcext:value-type="float">
            <text:p>1,76</text:p>
          </table:table-cell>
        </table:table-row>
        <table:table-row table:style-name="ro5">
          <table:table-cell table:formula="of:=[.$A$1]*(RAND()-0.5)*2*[.$A$2]" office:value-type="float" office:value="8.97836718718696" calcext:value-type="float">
            <text:p>8,98</text:p>
          </table:table-cell>
          <table:table-cell table:formula="of:=(RAND()-0.5)*2*[.$B$2]" office:value-type="float" office:value="-1.82249679965361" calcext:value-type="float">
            <text:p>-1,82</text:p>
          </table:table-cell>
        </table:table-row>
        <table:table-row table:style-name="ro5">
          <table:table-cell table:formula="of:=[.$A$1]*(RAND()-0.5)*2*[.$A$2]" office:value-type="float" office:value="14.1924681405522" calcext:value-type="float">
            <text:p>14,19</text:p>
          </table:table-cell>
          <table:table-cell table:formula="of:=(RAND()-0.5)*2*[.$B$2]" office:value-type="float" office:value="2.89056797728534" calcext:value-type="float">
            <text:p>2,89</text:p>
          </table:table-cell>
        </table:table-row>
        <table:table-row table:style-name="ro5">
          <table:table-cell table:formula="of:=[.$A$1]*(RAND()-0.5)*2*[.$A$2]" office:value-type="float" office:value="-14.306051906323" calcext:value-type="float">
            <text:p>-14,31</text:p>
          </table:table-cell>
          <table:table-cell table:formula="of:=(RAND()-0.5)*2*[.$B$2]" office:value-type="float" office:value="0.14935586975907" calcext:value-type="float">
            <text:p>0,15</text:p>
          </table:table-cell>
        </table:table-row>
        <table:table-row table:style-name="ro5">
          <table:table-cell table:formula="of:=[.$A$1]*(RAND()-0.5)*2*[.$A$2]" office:value-type="float" office:value="-8.51687311695853" calcext:value-type="float">
            <text:p>-8,52</text:p>
          </table:table-cell>
          <table:table-cell table:formula="of:=(RAND()-0.5)*2*[.$B$2]" office:value-type="float" office:value="4.01584068859534" calcext:value-type="float">
            <text:p>4,02</text:p>
          </table:table-cell>
        </table:table-row>
        <table:table-row table:style-name="ro5">
          <table:table-cell table:formula="of:=[.$A$1]*(RAND()-0.5)*2*[.$A$2]" office:value-type="float" office:value="3.13209036251745" calcext:value-type="float">
            <text:p>3,13</text:p>
          </table:table-cell>
          <table:table-cell table:formula="of:=(RAND()-0.5)*2*[.$B$2]" office:value-type="float" office:value="1.1488051760159" calcext:value-type="float">
            <text:p>1,15</text:p>
          </table:table-cell>
        </table:table-row>
        <table:table-row table:style-name="ro5">
          <table:table-cell table:formula="of:=[.$A$1]*(RAND()-0.5)*2*[.$A$2]" office:value-type="float" office:value="2.52378612659501" calcext:value-type="float">
            <text:p>2,52</text:p>
          </table:table-cell>
          <table:table-cell table:formula="of:=(RAND()-0.5)*2*[.$B$2]" office:value-type="float" office:value="4.60128759246916" calcext:value-type="float">
            <text:p>4,60</text:p>
          </table:table-cell>
        </table:table-row>
        <table:table-row table:style-name="ro5">
          <table:table-cell table:formula="of:=[.$A$1]*(RAND()-0.5)*2*[.$A$2]" office:value-type="float" office:value="-6.63788790186062" calcext:value-type="float">
            <text:p>-6,64</text:p>
          </table:table-cell>
          <table:table-cell table:formula="of:=(RAND()-0.5)*2*[.$B$2]" office:value-type="float" office:value="0.986857119387114" calcext:value-type="float">
            <text:p>0,99</text:p>
          </table:table-cell>
        </table:table-row>
        <table:table-row table:style-name="ro5">
          <table:table-cell table:formula="of:=[.$A$1]*(RAND()-0.5)*2*[.$A$2]" office:value-type="float" office:value="-2.87435738190612" calcext:value-type="float">
            <text:p>-2,87</text:p>
          </table:table-cell>
          <table:table-cell table:formula="of:=(RAND()-0.5)*2*[.$B$2]" office:value-type="float" office:value="-0.718751158660767" calcext:value-type="float">
            <text:p>-0,72</text:p>
          </table:table-cell>
        </table:table-row>
        <table:table-row table:style-name="ro5">
          <table:table-cell table:formula="of:=[.$A$1]*(RAND()-0.5)*2*[.$A$2]" office:value-type="float" office:value="-13.1182457022146" calcext:value-type="float">
            <text:p>-13,12</text:p>
          </table:table-cell>
          <table:table-cell table:formula="of:=(RAND()-0.5)*2*[.$B$2]" office:value-type="float" office:value="4.3017772038787" calcext:value-type="float">
            <text:p>4,30</text:p>
          </table:table-cell>
        </table:table-row>
        <table:table-row table:style-name="ro5">
          <table:table-cell table:formula="of:=[.$A$1]*(RAND()-0.5)*2*[.$A$2]" office:value-type="float" office:value="-9.64389458347495" calcext:value-type="float">
            <text:p>-9,64</text:p>
          </table:table-cell>
          <table:table-cell table:formula="of:=(RAND()-0.5)*2*[.$B$2]" office:value-type="float" office:value="-3.28800012628332" calcext:value-type="float">
            <text:p>-3,29</text:p>
          </table:table-cell>
        </table:table-row>
        <table:table-row table:style-name="ro5">
          <table:table-cell table:formula="of:=[.$A$1]*(RAND()-0.5)*2*[.$A$2]" office:value-type="float" office:value="13.5845303486294" calcext:value-type="float">
            <text:p>13,58</text:p>
          </table:table-cell>
          <table:table-cell table:formula="of:=(RAND()-0.5)*2*[.$B$2]" office:value-type="float" office:value="-1.14410082398269" calcext:value-type="float">
            <text:p>-1,14</text:p>
          </table:table-cell>
        </table:table-row>
        <table:table-row table:style-name="ro5">
          <table:table-cell table:formula="of:=[.$A$1]*(RAND()-0.5)*2*[.$A$2]" office:value-type="float" office:value="-2.12576340273154" calcext:value-type="float">
            <text:p>-2,13</text:p>
          </table:table-cell>
          <table:table-cell table:formula="of:=(RAND()-0.5)*2*[.$B$2]" office:value-type="float" office:value="-0.310219413225929" calcext:value-type="float">
            <text:p>-0,31</text:p>
          </table:table-cell>
        </table:table-row>
        <table:table-row table:style-name="ro5">
          <table:table-cell table:formula="of:=[.$A$1]*(RAND()-0.5)*2*[.$A$2]" office:value-type="float" office:value="10.9348571595444" calcext:value-type="float">
            <text:p>10,93</text:p>
          </table:table-cell>
          <table:table-cell table:formula="of:=(RAND()-0.5)*2*[.$B$2]" office:value-type="float" office:value="-3.3509934855188" calcext:value-type="float">
            <text:p>-3,35</text:p>
          </table:table-cell>
        </table:table-row>
        <table:table-row table:style-name="ro5">
          <table:table-cell table:formula="of:=[.$A$1]*(RAND()-0.5)*2*[.$A$2]" office:value-type="float" office:value="7.81057272185085" calcext:value-type="float">
            <text:p>7,81</text:p>
          </table:table-cell>
          <table:table-cell table:formula="of:=(RAND()-0.5)*2*[.$B$2]" office:value-type="float" office:value="-0.554596232737859" calcext:value-type="float">
            <text:p>-0,55</text:p>
          </table:table-cell>
        </table:table-row>
        <table:table-row table:style-name="ro5">
          <table:table-cell table:formula="of:=[.$A$1]*(RAND()-0.5)*2*[.$A$2]" office:value-type="float" office:value="-9.17161160036967" calcext:value-type="float">
            <text:p>-9,17</text:p>
          </table:table-cell>
          <table:table-cell table:formula="of:=(RAND()-0.5)*2*[.$B$2]" office:value-type="float" office:value="-0.043699956329265" calcext:value-type="float">
            <text:p>-0,04</text:p>
          </table:table-cell>
        </table:table-row>
        <table:table-row table:style-name="ro5">
          <table:table-cell table:formula="of:=[.$A$1]*(RAND()-0.5)*2*[.$A$2]" office:value-type="float" office:value="8.55177589011781" calcext:value-type="float">
            <text:p>8,55</text:p>
          </table:table-cell>
          <table:table-cell table:formula="of:=(RAND()-0.5)*2*[.$B$2]" office:value-type="float" office:value="-4.32697831402807" calcext:value-type="float">
            <text:p>-4,33</text:p>
          </table:table-cell>
        </table:table-row>
        <table:table-row table:style-name="ro5">
          <table:table-cell table:formula="of:=[.$A$1]*(RAND()-0.5)*2*[.$A$2]" office:value-type="float" office:value="5.96887379530821" calcext:value-type="float">
            <text:p>5,97</text:p>
          </table:table-cell>
          <table:table-cell table:formula="of:=(RAND()-0.5)*2*[.$B$2]" office:value-type="float" office:value="3.32165264264494" calcext:value-type="float">
            <text:p>3,32</text:p>
          </table:table-cell>
        </table:table-row>
        <table:table-row table:style-name="ro5">
          <table:table-cell table:formula="of:=[.$A$1]*(RAND()-0.5)*2*[.$A$2]" office:value-type="float" office:value="1.78313657928918" calcext:value-type="float">
            <text:p>1,78</text:p>
          </table:table-cell>
          <table:table-cell table:formula="of:=(RAND()-0.5)*2*[.$B$2]" office:value-type="float" office:value="1.0098779020356" calcext:value-type="float">
            <text:p>1,01</text:p>
          </table:table-cell>
        </table:table-row>
        <table:table-row table:style-name="ro5">
          <table:table-cell table:formula="of:=[.$A$1]*(RAND()-0.5)*2*[.$A$2]" office:value-type="float" office:value="-14.1231608277357" calcext:value-type="float">
            <text:p>-14,12</text:p>
          </table:table-cell>
          <table:table-cell table:formula="of:=(RAND()-0.5)*2*[.$B$2]" office:value-type="float" office:value="-3.11724241064508" calcext:value-type="float">
            <text:p>-3,12</text:p>
          </table:table-cell>
        </table:table-row>
        <table:table-row table:style-name="ro5">
          <table:table-cell table:formula="of:=[.$A$1]*(RAND()-0.5)*2*[.$A$2]" office:value-type="float" office:value="-6.08913010075522" calcext:value-type="float">
            <text:p>-6,09</text:p>
          </table:table-cell>
          <table:table-cell table:formula="of:=(RAND()-0.5)*2*[.$B$2]" office:value-type="float" office:value="4.37518038212478" calcext:value-type="float">
            <text:p>4,38</text:p>
          </table:table-cell>
        </table:table-row>
        <table:table-row table:style-name="ro5">
          <table:table-cell table:formula="of:=[.$A$1]*(RAND()-0.5)*2*[.$A$2]" office:value-type="float" office:value="0.789397096723913" calcext:value-type="float">
            <text:p>0,79</text:p>
          </table:table-cell>
          <table:table-cell table:formula="of:=(RAND()-0.5)*2*[.$B$2]" office:value-type="float" office:value="-1.95007025263546" calcext:value-type="float">
            <text:p>-1,95</text:p>
          </table:table-cell>
        </table:table-row>
        <table:table-row table:style-name="ro5">
          <table:table-cell table:formula="of:=[.$A$1]*(RAND()-0.5)*2*[.$A$2]" office:value-type="float" office:value="9.82241366639889" calcext:value-type="float">
            <text:p>9,82</text:p>
          </table:table-cell>
          <table:table-cell table:formula="of:=(RAND()-0.5)*2*[.$B$2]" office:value-type="float" office:value="-0.931988146581971" calcext:value-type="float">
            <text:p>-0,93</text:p>
          </table:table-cell>
        </table:table-row>
        <table:table-row table:style-name="ro5">
          <table:table-cell table:formula="of:=[.$A$1]*(RAND()-0.5)*2*[.$A$2]" office:value-type="float" office:value="-5.6536455531942" calcext:value-type="float">
            <text:p>-5,65</text:p>
          </table:table-cell>
          <table:table-cell table:formula="of:=(RAND()-0.5)*2*[.$B$2]" office:value-type="float" office:value="-2.25295455645049" calcext:value-type="float">
            <text:p>-2,25</text:p>
          </table:table-cell>
        </table:table-row>
        <table:table-row table:style-name="ro5">
          <table:table-cell table:formula="of:=[.$A$1]*(RAND()-0.5)*2*[.$A$2]" office:value-type="float" office:value="7.48311339188644" calcext:value-type="float">
            <text:p>7,48</text:p>
          </table:table-cell>
          <table:table-cell table:formula="of:=(RAND()-0.5)*2*[.$B$2]" office:value-type="float" office:value="-3.18908546215636" calcext:value-type="float">
            <text:p>-3,19</text:p>
          </table:table-cell>
        </table:table-row>
        <table:table-row table:style-name="ro5">
          <table:table-cell table:formula="of:=[.$A$1]*(RAND()-0.5)*2*[.$A$2]" office:value-type="float" office:value="-1.83983191706976" calcext:value-type="float">
            <text:p>-1,84</text:p>
          </table:table-cell>
          <table:table-cell table:formula="of:=(RAND()-0.5)*2*[.$B$2]" office:value-type="float" office:value="-3.17454080672453" calcext:value-type="float">
            <text:p>-3,17</text:p>
          </table:table-cell>
        </table:table-row>
        <table:table-row table:style-name="ro5">
          <table:table-cell table:formula="of:=[.$A$1]*(RAND()-0.5)*2*[.$A$2]" office:value-type="float" office:value="-8.4238602230771" calcext:value-type="float">
            <text:p>-8,42</text:p>
          </table:table-cell>
          <table:table-cell table:formula="of:=(RAND()-0.5)*2*[.$B$2]" office:value-type="float" office:value="1.67911206666662" calcext:value-type="float">
            <text:p>1,68</text:p>
          </table:table-cell>
        </table:table-row>
        <table:table-row table:style-name="ro5">
          <table:table-cell table:formula="of:=[.$A$1]*(RAND()-0.5)*2*[.$A$2]" office:value-type="float" office:value="9.21053304894363" calcext:value-type="float">
            <text:p>9,21</text:p>
          </table:table-cell>
          <table:table-cell table:formula="of:=(RAND()-0.5)*2*[.$B$2]" office:value-type="float" office:value="-4.41237555340772" calcext:value-type="float">
            <text:p>-4,41</text:p>
          </table:table-cell>
        </table:table-row>
        <table:table-row table:style-name="ro5">
          <table:table-cell table:formula="of:=[.$A$1]*(RAND()-0.5)*2*[.$A$2]" office:value-type="float" office:value="-13.692601798424" calcext:value-type="float">
            <text:p>-13,69</text:p>
          </table:table-cell>
          <table:table-cell table:formula="of:=(RAND()-0.5)*2*[.$B$2]" office:value-type="float" office:value="4.0358172220172" calcext:value-type="float">
            <text:p>4,04</text:p>
          </table:table-cell>
        </table:table-row>
        <table:table-row table:style-name="ro5">
          <table:table-cell table:formula="of:=[.$A$1]*(RAND()-0.5)*2*[.$A$2]" office:value-type="float" office:value="2.89610055361742" calcext:value-type="float">
            <text:p>2,90</text:p>
          </table:table-cell>
          <table:table-cell table:formula="of:=(RAND()-0.5)*2*[.$B$2]" office:value-type="float" office:value="-3.72023348978344" calcext:value-type="float">
            <text:p>-3,72</text:p>
          </table:table-cell>
        </table:table-row>
        <table:table-row table:style-name="ro5">
          <table:table-cell table:formula="of:=[.$A$1]*(RAND()-0.5)*2*[.$A$2]" office:value-type="float" office:value="13.6735214253" calcext:value-type="float">
            <text:p>13,67</text:p>
          </table:table-cell>
          <table:table-cell table:formula="of:=(RAND()-0.5)*2*[.$B$2]" office:value-type="float" office:value="3.12411694723383" calcext:value-type="float">
            <text:p>3,12</text:p>
          </table:table-cell>
        </table:table-row>
        <table:table-row table:style-name="ro5">
          <table:table-cell table:formula="of:=[.$A$1]*(RAND()-0.5)*2*[.$A$2]" office:value-type="float" office:value="-1.16950474354557" calcext:value-type="float">
            <text:p>-1,17</text:p>
          </table:table-cell>
          <table:table-cell table:formula="of:=(RAND()-0.5)*2*[.$B$2]" office:value-type="float" office:value="-1.25764070378011" calcext:value-type="float">
            <text:p>-1,26</text:p>
          </table:table-cell>
        </table:table-row>
        <table:table-row table:style-name="ro5">
          <table:table-cell table:formula="of:=[.$A$1]*(RAND()-0.5)*2*[.$A$2]" office:value-type="float" office:value="14.7212333329984" calcext:value-type="float">
            <text:p>14,72</text:p>
          </table:table-cell>
          <table:table-cell table:formula="of:=(RAND()-0.5)*2*[.$B$2]" office:value-type="float" office:value="0.80664173163673" calcext:value-type="float">
            <text:p>0,81</text:p>
          </table:table-cell>
        </table:table-row>
        <table:table-row table:style-name="ro5">
          <table:table-cell table:formula="of:=[.$A$1]*(RAND()-0.5)*2*[.$A$2]" office:value-type="float" office:value="-5.7920717878999" calcext:value-type="float">
            <text:p>-5,79</text:p>
          </table:table-cell>
          <table:table-cell table:formula="of:=(RAND()-0.5)*2*[.$B$2]" office:value-type="float" office:value="4.57120654909728" calcext:value-type="float">
            <text:p>4,57</text:p>
          </table:table-cell>
        </table:table-row>
        <table:table-row table:style-name="ro5">
          <table:table-cell table:formula="of:=[.$A$1]*(RAND()-0.5)*2*[.$A$2]" office:value-type="float" office:value="-9.03744570504693" calcext:value-type="float">
            <text:p>-9,04</text:p>
          </table:table-cell>
          <table:table-cell table:formula="of:=(RAND()-0.5)*2*[.$B$2]" office:value-type="float" office:value="-2.37735020073137" calcext:value-type="float">
            <text:p>-2,38</text:p>
          </table:table-cell>
        </table:table-row>
        <table:table-row table:style-name="ro5">
          <table:table-cell table:formula="of:=[.$A$1]*(RAND()-0.5)*2*[.$A$2]" office:value-type="float" office:value="-9.33518116210325" calcext:value-type="float">
            <text:p>-9,34</text:p>
          </table:table-cell>
          <table:table-cell table:formula="of:=(RAND()-0.5)*2*[.$B$2]" office:value-type="float" office:value="1.25325520834946" calcext:value-type="float">
            <text:p>1,25</text:p>
          </table:table-cell>
        </table:table-row>
        <table:table-row table:style-name="ro5">
          <table:table-cell table:formula="of:=[.$A$1]*(RAND()-0.5)*2*[.$A$2]" office:value-type="float" office:value="5.49494722895779" calcext:value-type="float">
            <text:p>5,49</text:p>
          </table:table-cell>
          <table:table-cell table:formula="of:=(RAND()-0.5)*2*[.$B$2]" office:value-type="float" office:value="-1.97884034190435" calcext:value-type="float">
            <text:p>-1,98</text:p>
          </table:table-cell>
        </table:table-row>
        <table:table-row table:style-name="ro5">
          <table:table-cell table:formula="of:=[.$A$1]*(RAND()-0.5)*2*[.$A$2]" office:value-type="float" office:value="9.84878182593903" calcext:value-type="float">
            <text:p>9,85</text:p>
          </table:table-cell>
          <table:table-cell table:formula="of:=(RAND()-0.5)*2*[.$B$2]" office:value-type="float" office:value="2.31004160630921" calcext:value-type="float">
            <text:p>2,31</text:p>
          </table:table-cell>
        </table:table-row>
        <table:table-row table:style-name="ro5">
          <table:table-cell table:formula="of:=[.$A$1]*(RAND()-0.5)*2*[.$A$2]" office:value-type="float" office:value="-1.70543790657465" calcext:value-type="float">
            <text:p>-1,71</text:p>
          </table:table-cell>
          <table:table-cell table:formula="of:=(RAND()-0.5)*2*[.$B$2]" office:value-type="float" office:value="-1.20492054543101" calcext:value-type="float">
            <text:p>-1,20</text:p>
          </table:table-cell>
        </table:table-row>
        <table:table-row table:style-name="ro5">
          <table:table-cell table:formula="of:=[.$A$1]*(RAND()-0.5)*2*[.$A$2]" office:value-type="float" office:value="-4.14836678553036" calcext:value-type="float">
            <text:p>-4,15</text:p>
          </table:table-cell>
          <table:table-cell table:formula="of:=(RAND()-0.5)*2*[.$B$2]" office:value-type="float" office:value="-3.16947903899657" calcext:value-type="float">
            <text:p>-3,17</text:p>
          </table:table-cell>
        </table:table-row>
        <table:table-row table:style-name="ro5">
          <table:table-cell table:formula="of:=[.$A$1]*(RAND()-0.5)*2*[.$A$2]" office:value-type="float" office:value="13.9123213851934" calcext:value-type="float">
            <text:p>13,91</text:p>
          </table:table-cell>
          <table:table-cell table:formula="of:=(RAND()-0.5)*2*[.$B$2]" office:value-type="float" office:value="-2.8820207122782" calcext:value-type="float">
            <text:p>-2,88</text:p>
          </table:table-cell>
        </table:table-row>
        <table:table-row table:style-name="ro5">
          <table:table-cell table:formula="of:=[.$A$1]*(RAND()-0.5)*2*[.$A$2]" office:value-type="float" office:value="7.36583197686949" calcext:value-type="float">
            <text:p>7,37</text:p>
          </table:table-cell>
          <table:table-cell table:formula="of:=(RAND()-0.5)*2*[.$B$2]" office:value-type="float" office:value="-1.86266191447298" calcext:value-type="float">
            <text:p>-1,86</text:p>
          </table:table-cell>
        </table:table-row>
        <table:table-row table:style-name="ro5">
          <table:table-cell table:formula="of:=[.$A$1]*(RAND()-0.5)*2*[.$A$2]" office:value-type="float" office:value="-11.9827310125597" calcext:value-type="float">
            <text:p>-11,98</text:p>
          </table:table-cell>
          <table:table-cell table:formula="of:=(RAND()-0.5)*2*[.$B$2]" office:value-type="float" office:value="4.15132157055125" calcext:value-type="float">
            <text:p>4,15</text:p>
          </table:table-cell>
        </table:table-row>
        <table:table-row table:style-name="ro5">
          <table:table-cell table:formula="of:=[.$A$1]*(RAND()-0.5)*2*[.$A$2]" office:value-type="float" office:value="12.9559030137708" calcext:value-type="float">
            <text:p>12,96</text:p>
          </table:table-cell>
          <table:table-cell table:formula="of:=(RAND()-0.5)*2*[.$B$2]" office:value-type="float" office:value="-1.38278690486331" calcext:value-type="float">
            <text:p>-1,38</text:p>
          </table:table-cell>
        </table:table-row>
        <table:table-row table:style-name="ro5">
          <table:table-cell table:formula="of:=[.$A$1]*(RAND()-0.5)*2*[.$A$2]" office:value-type="float" office:value="2.49700099109691" calcext:value-type="float">
            <text:p>2,50</text:p>
          </table:table-cell>
          <table:table-cell table:formula="of:=(RAND()-0.5)*2*[.$B$2]" office:value-type="float" office:value="-0.656528513022379" calcext:value-type="float">
            <text:p>-0,66</text:p>
          </table:table-cell>
        </table:table-row>
        <table:table-row table:style-name="ro5">
          <table:table-cell table:formula="of:=[.$A$1]*(RAND()-0.5)*2*[.$A$2]" office:value-type="float" office:value="4.76342265761617" calcext:value-type="float">
            <text:p>4,76</text:p>
          </table:table-cell>
          <table:table-cell table:formula="of:=(RAND()-0.5)*2*[.$B$2]" office:value-type="float" office:value="1.72056488346336" calcext:value-type="float">
            <text:p>1,72</text:p>
          </table:table-cell>
        </table:table-row>
        <table:table-row table:style-name="ro5">
          <table:table-cell table:formula="of:=[.$A$1]*(RAND()-0.5)*2*[.$A$2]" office:value-type="float" office:value="-4.47796868610272" calcext:value-type="float">
            <text:p>-4,48</text:p>
          </table:table-cell>
          <table:table-cell table:formula="of:=(RAND()-0.5)*2*[.$B$2]" office:value-type="float" office:value="0.612080713193551" calcext:value-type="float">
            <text:p>0,61</text:p>
          </table:table-cell>
        </table:table-row>
        <table:table-row table:style-name="ro5">
          <table:table-cell table:formula="of:=[.$A$1]*(RAND()-0.5)*2*[.$A$2]" office:value-type="float" office:value="2.55794544041265" calcext:value-type="float">
            <text:p>2,56</text:p>
          </table:table-cell>
          <table:table-cell table:formula="of:=(RAND()-0.5)*2*[.$B$2]" office:value-type="float" office:value="-1.54599913552396" calcext:value-type="float">
            <text:p>-1,55</text:p>
          </table:table-cell>
        </table:table-row>
        <table:table-row table:style-name="ro5">
          <table:table-cell table:formula="of:=[.$A$1]*(RAND()-0.5)*2*[.$A$2]" office:value-type="float" office:value="1.8308407242925" calcext:value-type="float">
            <text:p>1,83</text:p>
          </table:table-cell>
          <table:table-cell table:formula="of:=(RAND()-0.5)*2*[.$B$2]" office:value-type="float" office:value="2.98862700823036" calcext:value-type="float">
            <text:p>2,99</text:p>
          </table:table-cell>
        </table:table-row>
        <table:table-row table:style-name="ro5">
          <table:table-cell table:formula="of:=[.$A$1]*(RAND()-0.5)*2*[.$A$2]" office:value-type="float" office:value="6.95581246248751" calcext:value-type="float">
            <text:p>6,96</text:p>
          </table:table-cell>
          <table:table-cell table:formula="of:=(RAND()-0.5)*2*[.$B$2]" office:value-type="float" office:value="-3.31437047851116" calcext:value-type="float">
            <text:p>-3,31</text:p>
          </table:table-cell>
        </table:table-row>
        <table:table-row table:style-name="ro5">
          <table:table-cell table:formula="of:=[.$A$1]*(RAND()-0.5)*2*[.$A$2]" office:value-type="float" office:value="-1.90559690389786" calcext:value-type="float">
            <text:p>-1,91</text:p>
          </table:table-cell>
          <table:table-cell table:formula="of:=(RAND()-0.5)*2*[.$B$2]" office:value-type="float" office:value="-4.41931105058149" calcext:value-type="float">
            <text:p>-4,42</text:p>
          </table:table-cell>
        </table:table-row>
        <table:table-row table:style-name="ro5">
          <table:table-cell table:formula="of:=[.$A$1]*(RAND()-0.5)*2*[.$A$2]" office:value-type="float" office:value="8.39104004269978" calcext:value-type="float">
            <text:p>8,39</text:p>
          </table:table-cell>
          <table:table-cell table:formula="of:=(RAND()-0.5)*2*[.$B$2]" office:value-type="float" office:value="2.84712095569676" calcext:value-type="float">
            <text:p>2,85</text:p>
          </table:table-cell>
        </table:table-row>
        <table:table-row table:style-name="ro5">
          <table:table-cell table:formula="of:=[.$A$1]*(RAND()-0.5)*2*[.$A$2]" office:value-type="float" office:value="7.66083009299373" calcext:value-type="float">
            <text:p>7,66</text:p>
          </table:table-cell>
          <table:table-cell table:formula="of:=(RAND()-0.5)*2*[.$B$2]" office:value-type="float" office:value="-2.87029440988051" calcext:value-type="float">
            <text:p>-2,87</text:p>
          </table:table-cell>
        </table:table-row>
        <table:table-row table:style-name="ro5">
          <table:table-cell table:formula="of:=[.$A$1]*(RAND()-0.5)*2*[.$A$2]" office:value-type="float" office:value="3.10380248143268" calcext:value-type="float">
            <text:p>3,10</text:p>
          </table:table-cell>
          <table:table-cell table:formula="of:=(RAND()-0.5)*2*[.$B$2]" office:value-type="float" office:value="1.89320200460886" calcext:value-type="float">
            <text:p>1,89</text:p>
          </table:table-cell>
        </table:table-row>
        <table:table-row table:style-name="ro5">
          <table:table-cell table:formula="of:=[.$A$1]*(RAND()-0.5)*2*[.$A$2]" office:value-type="float" office:value="6.07875166984039" calcext:value-type="float">
            <text:p>6,08</text:p>
          </table:table-cell>
          <table:table-cell table:formula="of:=(RAND()-0.5)*2*[.$B$2]" office:value-type="float" office:value="-4.20530994708687" calcext:value-type="float">
            <text:p>-4,21</text:p>
          </table:table-cell>
        </table:table-row>
        <table:table-row table:style-name="ro5">
          <table:table-cell table:formula="of:=[.$A$1]*(RAND()-0.5)*2*[.$A$2]" office:value-type="float" office:value="6.17869411937218" calcext:value-type="float">
            <text:p>6,18</text:p>
          </table:table-cell>
          <table:table-cell table:formula="of:=(RAND()-0.5)*2*[.$B$2]" office:value-type="float" office:value="2.99549546559291" calcext:value-type="float">
            <text:p>3,00</text:p>
          </table:table-cell>
        </table:table-row>
        <table:table-row table:style-name="ro5">
          <table:table-cell table:formula="of:=[.$A$1]*(RAND()-0.5)*2*[.$A$2]" office:value-type="float" office:value="-6.18760934423387" calcext:value-type="float">
            <text:p>-6,19</text:p>
          </table:table-cell>
          <table:table-cell table:formula="of:=(RAND()-0.5)*2*[.$B$2]" office:value-type="float" office:value="-0.696867811335595" calcext:value-type="float">
            <text:p>-0,70</text:p>
          </table:table-cell>
        </table:table-row>
        <table:table-row table:style-name="ro5">
          <table:table-cell table:formula="of:=[.$A$1]*(RAND()-0.5)*2*[.$A$2]" office:value-type="float" office:value="9.2875445977004" calcext:value-type="float">
            <text:p>9,29</text:p>
          </table:table-cell>
          <table:table-cell table:formula="of:=(RAND()-0.5)*2*[.$B$2]" office:value-type="float" office:value="-2.13973012532831" calcext:value-type="float">
            <text:p>-2,14</text:p>
          </table:table-cell>
        </table:table-row>
        <table:table-row table:style-name="ro5">
          <table:table-cell table:formula="of:=[.$A$1]*(RAND()-0.5)*2*[.$A$2]" office:value-type="float" office:value="11.8999140892229" calcext:value-type="float">
            <text:p>11,90</text:p>
          </table:table-cell>
          <table:table-cell table:formula="of:=(RAND()-0.5)*2*[.$B$2]" office:value-type="float" office:value="-4.73461055553914" calcext:value-type="float">
            <text:p>-4,73</text:p>
          </table:table-cell>
        </table:table-row>
        <table:table-row table:style-name="ro5">
          <table:table-cell table:formula="of:=[.$A$1]*(RAND()-0.5)*2*[.$A$2]" office:value-type="float" office:value="-13.1863227404484" calcext:value-type="float">
            <text:p>-13,19</text:p>
          </table:table-cell>
          <table:table-cell table:formula="of:=(RAND()-0.5)*2*[.$B$2]" office:value-type="float" office:value="-2.05736416337153" calcext:value-type="float">
            <text:p>-2,06</text:p>
          </table:table-cell>
        </table:table-row>
        <table:table-row table:style-name="ro5">
          <table:table-cell table:formula="of:=[.$A$1]*(RAND()-0.5)*2*[.$A$2]" office:value-type="float" office:value="-0.924780456753982" calcext:value-type="float">
            <text:p>-0,92</text:p>
          </table:table-cell>
          <table:table-cell table:formula="of:=(RAND()-0.5)*2*[.$B$2]" office:value-type="float" office:value="-4.62522231406879" calcext:value-type="float">
            <text:p>-4,63</text:p>
          </table:table-cell>
        </table:table-row>
        <table:table-row table:style-name="ro5">
          <table:table-cell table:formula="of:=[.$A$1]*(RAND()-0.5)*2*[.$A$2]" office:value-type="float" office:value="-0.266806512713691" calcext:value-type="float">
            <text:p>-0,27</text:p>
          </table:table-cell>
          <table:table-cell table:formula="of:=(RAND()-0.5)*2*[.$B$2]" office:value-type="float" office:value="4.89364077156509" calcext:value-type="float">
            <text:p>4,89</text:p>
          </table:table-cell>
        </table:table-row>
        <table:table-row table:style-name="ro5">
          <table:table-cell table:formula="of:=[.$A$1]*(RAND()-0.5)*2*[.$A$2]" office:value-type="float" office:value="-10.9242658538918" calcext:value-type="float">
            <text:p>-10,92</text:p>
          </table:table-cell>
          <table:table-cell table:formula="of:=(RAND()-0.5)*2*[.$B$2]" office:value-type="float" office:value="-3.89919087969021" calcext:value-type="float">
            <text:p>-3,90</text:p>
          </table:table-cell>
        </table:table-row>
        <table:table-row table:style-name="ro5">
          <table:table-cell table:formula="of:=[.$A$1]*(RAND()-0.5)*2*[.$A$2]" office:value-type="float" office:value="-10.0584662795124" calcext:value-type="float">
            <text:p>-10,06</text:p>
          </table:table-cell>
          <table:table-cell table:formula="of:=(RAND()-0.5)*2*[.$B$2]" office:value-type="float" office:value="1.27349044785649" calcext:value-type="float">
            <text:p>1,27</text:p>
          </table:table-cell>
        </table:table-row>
        <table:table-row table:style-name="ro5">
          <table:table-cell table:formula="of:=[.$A$1]*(RAND()-0.5)*2*[.$A$2]" office:value-type="float" office:value="3.59518869712954" calcext:value-type="float">
            <text:p>3,60</text:p>
          </table:table-cell>
          <table:table-cell table:formula="of:=(RAND()-0.5)*2*[.$B$2]" office:value-type="float" office:value="2.93840864638983" calcext:value-type="float">
            <text:p>2,94</text:p>
          </table:table-cell>
        </table:table-row>
        <table:table-row table:style-name="ro5">
          <table:table-cell table:formula="of:=[.$A$1]*(RAND()-0.5)*2*[.$A$2]" office:value-type="float" office:value="-2.13847093928008" calcext:value-type="float">
            <text:p>-2,14</text:p>
          </table:table-cell>
          <table:table-cell table:formula="of:=(RAND()-0.5)*2*[.$B$2]" office:value-type="float" office:value="-4.20095066455207" calcext:value-type="float">
            <text:p>-4,20</text:p>
          </table:table-cell>
        </table:table-row>
        <table:table-row table:style-name="ro5">
          <table:table-cell table:formula="of:=[.$A$1]*(RAND()-0.5)*2*[.$A$2]" office:value-type="float" office:value="1.71539503028536" calcext:value-type="float">
            <text:p>1,72</text:p>
          </table:table-cell>
          <table:table-cell table:formula="of:=(RAND()-0.5)*2*[.$B$2]" office:value-type="float" office:value="4.44587439075979" calcext:value-type="float">
            <text:p>4,45</text:p>
          </table:table-cell>
        </table:table-row>
        <table:table-row table:style-name="ro5">
          <table:table-cell table:formula="of:=[.$A$1]*(RAND()-0.5)*2*[.$A$2]" office:value-type="float" office:value="6.31104858073942" calcext:value-type="float">
            <text:p>6,31</text:p>
          </table:table-cell>
          <table:table-cell table:formula="of:=(RAND()-0.5)*2*[.$B$2]" office:value-type="float" office:value="3.7621751027486" calcext:value-type="float">
            <text:p>3,76</text:p>
          </table:table-cell>
        </table:table-row>
        <table:table-row table:style-name="ro5">
          <table:table-cell table:formula="of:=[.$A$1]*(RAND()-0.5)*2*[.$A$2]" office:value-type="float" office:value="-7.62826568756061" calcext:value-type="float">
            <text:p>-7,63</text:p>
          </table:table-cell>
          <table:table-cell table:formula="of:=(RAND()-0.5)*2*[.$B$2]" office:value-type="float" office:value="-1.21305508474092" calcext:value-type="float">
            <text:p>-1,21</text:p>
          </table:table-cell>
        </table:table-row>
        <table:table-row table:style-name="ro5">
          <table:table-cell table:formula="of:=[.$A$1]*(RAND()-0.5)*2*[.$A$2]" office:value-type="float" office:value="-3.72532239973166" calcext:value-type="float">
            <text:p>-3,73</text:p>
          </table:table-cell>
          <table:table-cell table:formula="of:=(RAND()-0.5)*2*[.$B$2]" office:value-type="float" office:value="-1.54515820948666" calcext:value-type="float">
            <text:p>-1,55</text:p>
          </table:table-cell>
        </table:table-row>
        <table:table-row table:style-name="ro5">
          <table:table-cell table:formula="of:=[.$A$1]*(RAND()-0.5)*2*[.$A$2]" office:value-type="float" office:value="-11.859965246266" calcext:value-type="float">
            <text:p>-11,86</text:p>
          </table:table-cell>
          <table:table-cell table:formula="of:=(RAND()-0.5)*2*[.$B$2]" office:value-type="float" office:value="4.86023463043548" calcext:value-type="float">
            <text:p>4,86</text:p>
          </table:table-cell>
        </table:table-row>
        <table:table-row table:style-name="ro5">
          <table:table-cell table:formula="of:=[.$A$1]*(RAND()-0.5)*2*[.$A$2]" office:value-type="float" office:value="-13.8208029498303" calcext:value-type="float">
            <text:p>-13,82</text:p>
          </table:table-cell>
          <table:table-cell table:formula="of:=(RAND()-0.5)*2*[.$B$2]" office:value-type="float" office:value="-3.02466690503588" calcext:value-type="float">
            <text:p>-3,02</text:p>
          </table:table-cell>
        </table:table-row>
        <table:table-row table:style-name="ro5">
          <table:table-cell table:formula="of:=[.$A$1]*(RAND()-0.5)*2*[.$A$2]" office:value-type="float" office:value="-12.0000022940712" calcext:value-type="float">
            <text:p>-12,00</text:p>
          </table:table-cell>
          <table:table-cell table:formula="of:=(RAND()-0.5)*2*[.$B$2]" office:value-type="float" office:value="4.9164999170418" calcext:value-type="float">
            <text:p>4,92</text:p>
          </table:table-cell>
        </table:table-row>
        <table:table-row table:style-name="ro5">
          <table:table-cell table:formula="of:=[.$A$1]*(RAND()-0.5)*2*[.$A$2]" office:value-type="float" office:value="12.0488342354164" calcext:value-type="float">
            <text:p>12,05</text:p>
          </table:table-cell>
          <table:table-cell table:formula="of:=(RAND()-0.5)*2*[.$B$2]" office:value-type="float" office:value="3.23454494153209" calcext:value-type="float">
            <text:p>3,23</text:p>
          </table:table-cell>
        </table:table-row>
        <table:table-row table:style-name="ro5">
          <table:table-cell table:formula="of:=[.$A$1]*(RAND()-0.5)*2*[.$A$2]" office:value-type="float" office:value="-8.89463794310574" calcext:value-type="float">
            <text:p>-8,89</text:p>
          </table:table-cell>
          <table:table-cell table:formula="of:=(RAND()-0.5)*2*[.$B$2]" office:value-type="float" office:value="-3.63449155698248" calcext:value-type="float">
            <text:p>-3,63</text:p>
          </table:table-cell>
        </table:table-row>
        <table:table-row table:style-name="ro5">
          <table:table-cell table:formula="of:=[.$A$1]*(RAND()-0.5)*2*[.$A$2]" office:value-type="float" office:value="4.67925232335705" calcext:value-type="float">
            <text:p>4,68</text:p>
          </table:table-cell>
          <table:table-cell table:formula="of:=(RAND()-0.5)*2*[.$B$2]" office:value-type="float" office:value="-3.96371111007531" calcext:value-type="float">
            <text:p>-3,96</text:p>
          </table:table-cell>
        </table:table-row>
        <table:table-row table:style-name="ro5">
          <table:table-cell table:formula="of:=[.$A$1]*(RAND()-0.5)*2*[.$A$2]" office:value-type="float" office:value="1.02398681468325" calcext:value-type="float">
            <text:p>1,02</text:p>
          </table:table-cell>
          <table:table-cell table:formula="of:=(RAND()-0.5)*2*[.$B$2]" office:value-type="float" office:value="4.27974674131148" calcext:value-type="float">
            <text:p>4,28</text:p>
          </table:table-cell>
        </table:table-row>
        <table:table-row table:style-name="ro5">
          <table:table-cell table:formula="of:=[.$A$1]*(RAND()-0.5)*2*[.$A$2]" office:value-type="float" office:value="10.0952708911402" calcext:value-type="float">
            <text:p>10,10</text:p>
          </table:table-cell>
          <table:table-cell table:formula="of:=(RAND()-0.5)*2*[.$B$2]" office:value-type="float" office:value="-4.96340617591813" calcext:value-type="float">
            <text:p>-4,96</text:p>
          </table:table-cell>
        </table:table-row>
        <table:table-row table:style-name="ro5">
          <table:table-cell table:formula="of:=[.$A$1]*(RAND()-0.5)*2*[.$A$2]" office:value-type="float" office:value="-3.14280601586027" calcext:value-type="float">
            <text:p>-3,14</text:p>
          </table:table-cell>
          <table:table-cell table:formula="of:=(RAND()-0.5)*2*[.$B$2]" office:value-type="float" office:value="1.19181416159591" calcext:value-type="float">
            <text:p>1,19</text:p>
          </table:table-cell>
        </table:table-row>
        <table:table-row table:style-name="ro5">
          <table:table-cell table:formula="of:=[.$A$1]*(RAND()-0.5)*2*[.$A$2]" office:value-type="float" office:value="-8.05655539541329" calcext:value-type="float">
            <text:p>-8,06</text:p>
          </table:table-cell>
          <table:table-cell table:formula="of:=(RAND()-0.5)*2*[.$B$2]" office:value-type="float" office:value="-2.73961598336846" calcext:value-type="float">
            <text:p>-2,74</text:p>
          </table:table-cell>
        </table:table-row>
        <table:table-row table:style-name="ro5">
          <table:table-cell table:formula="of:=[.$A$1]*(RAND()-0.5)*2*[.$A$2]" office:value-type="float" office:value="-8.16721112580322" calcext:value-type="float">
            <text:p>-8,17</text:p>
          </table:table-cell>
          <table:table-cell table:formula="of:=(RAND()-0.5)*2*[.$B$2]" office:value-type="float" office:value="1.84700815570223" calcext:value-type="float">
            <text:p>1,85</text:p>
          </table:table-cell>
        </table:table-row>
        <table:table-row table:style-name="ro5">
          <table:table-cell table:formula="of:=[.$A$1]*(RAND()-0.5)*2*[.$A$2]" office:value-type="float" office:value="-6.17992754438586" calcext:value-type="float">
            <text:p>-6,18</text:p>
          </table:table-cell>
          <table:table-cell table:formula="of:=(RAND()-0.5)*2*[.$B$2]" office:value-type="float" office:value="-2.48421635344527" calcext:value-type="float">
            <text:p>-2,48</text:p>
          </table:table-cell>
        </table:table-row>
        <table:table-row table:style-name="ro5">
          <table:table-cell table:formula="of:=[.$A$1]*(RAND()-0.5)*2*[.$A$2]" office:value-type="float" office:value="-12.4628191452542" calcext:value-type="float">
            <text:p>-12,46</text:p>
          </table:table-cell>
          <table:table-cell table:formula="of:=(RAND()-0.5)*2*[.$B$2]" office:value-type="float" office:value="-2.89763214167069" calcext:value-type="float">
            <text:p>-2,90</text:p>
          </table:table-cell>
        </table:table-row>
        <table:table-row table:style-name="ro5">
          <table:table-cell table:formula="of:=[.$A$1]*(RAND()-0.5)*2*[.$A$2]" office:value-type="float" office:value="1.81602566469104" calcext:value-type="float">
            <text:p>1,82</text:p>
          </table:table-cell>
          <table:table-cell table:formula="of:=(RAND()-0.5)*2*[.$B$2]" office:value-type="float" office:value="2.90408749330388" calcext:value-type="float">
            <text:p>2,90</text:p>
          </table:table-cell>
        </table:table-row>
        <table:table-row table:style-name="ro5">
          <table:table-cell table:formula="of:=[.$A$1]*(RAND()-0.5)*2*[.$A$2]" office:value-type="float" office:value="5.39229354323351" calcext:value-type="float">
            <text:p>5,39</text:p>
          </table:table-cell>
          <table:table-cell table:formula="of:=(RAND()-0.5)*2*[.$B$2]" office:value-type="float" office:value="-1.71022330260266" calcext:value-type="float">
            <text:p>-1,71</text:p>
          </table:table-cell>
        </table:table-row>
        <table:table-row table:style-name="ro5">
          <table:table-cell table:formula="of:=[.$A$1]*(RAND()-0.5)*2*[.$A$2]" office:value-type="float" office:value="-5.15524751079797" calcext:value-type="float">
            <text:p>-5,16</text:p>
          </table:table-cell>
          <table:table-cell table:formula="of:=(RAND()-0.5)*2*[.$B$2]" office:value-type="float" office:value="0.467045947526668" calcext:value-type="float">
            <text:p>0,47</text:p>
          </table:table-cell>
        </table:table-row>
        <table:table-row table:style-name="ro5">
          <table:table-cell table:formula="of:=[.$A$1]*(RAND()-0.5)*2*[.$A$2]" office:value-type="float" office:value="5.54159363301776" calcext:value-type="float">
            <text:p>5,54</text:p>
          </table:table-cell>
          <table:table-cell table:formula="of:=(RAND()-0.5)*2*[.$B$2]" office:value-type="float" office:value="-2.66126914358079" calcext:value-type="float">
            <text:p>-2,66</text:p>
          </table:table-cell>
        </table:table-row>
        <table:table-row table:style-name="ro5">
          <table:table-cell table:formula="of:=[.$A$1]*(RAND()-0.5)*2*[.$A$2]" office:value-type="float" office:value="-10.7210055693135" calcext:value-type="float">
            <text:p>-10,72</text:p>
          </table:table-cell>
          <table:table-cell table:formula="of:=(RAND()-0.5)*2*[.$B$2]" office:value-type="float" office:value="-1.34488531804472" calcext:value-type="float">
            <text:p>-1,34</text:p>
          </table:table-cell>
        </table:table-row>
        <table:table-row table:style-name="ro5">
          <table:table-cell table:formula="of:=[.$A$1]*(RAND()-0.5)*2*[.$A$2]" office:value-type="float" office:value="-0.77281702042024" calcext:value-type="float">
            <text:p>-0,77</text:p>
          </table:table-cell>
          <table:table-cell table:formula="of:=(RAND()-0.5)*2*[.$B$2]" office:value-type="float" office:value="-4.68100348500838" calcext:value-type="float">
            <text:p>-4,68</text:p>
          </table:table-cell>
        </table:table-row>
        <table:table-row table:style-name="ro5">
          <table:table-cell table:formula="of:=[.$A$1]*(RAND()-0.5)*2*[.$A$2]" office:value-type="float" office:value="8.8184032216406" calcext:value-type="float">
            <text:p>8,82</text:p>
          </table:table-cell>
          <table:table-cell table:formula="of:=(RAND()-0.5)*2*[.$B$2]" office:value-type="float" office:value="3.44166496047912" calcext:value-type="float">
            <text:p>3,44</text:p>
          </table:table-cell>
        </table:table-row>
        <table:table-row table:style-name="ro5">
          <table:table-cell table:formula="of:=[.$A$1]*(RAND()-0.5)*2*[.$A$2]" office:value-type="float" office:value="-6.23088921023942" calcext:value-type="float">
            <text:p>-6,23</text:p>
          </table:table-cell>
          <table:table-cell table:formula="of:=(RAND()-0.5)*2*[.$B$2]" office:value-type="float" office:value="4.82678251319136" calcext:value-type="float">
            <text:p>4,83</text:p>
          </table:table-cell>
        </table:table-row>
        <table:table-row table:style-name="ro5">
          <table:table-cell table:formula="of:=[.$A$1]*(RAND()-0.5)*2*[.$A$2]" office:value-type="float" office:value="8.93541300741872" calcext:value-type="float">
            <text:p>8,94</text:p>
          </table:table-cell>
          <table:table-cell table:formula="of:=(RAND()-0.5)*2*[.$B$2]" office:value-type="float" office:value="3.61630590067712" calcext:value-type="float">
            <text:p>3,62</text:p>
          </table:table-cell>
        </table:table-row>
        <table:table-row table:style-name="ro5">
          <table:table-cell table:formula="of:=[.$A$1]*(RAND()-0.5)*2*[.$A$2]" office:value-type="float" office:value="12.6471489486699" calcext:value-type="float">
            <text:p>12,65</text:p>
          </table:table-cell>
          <table:table-cell table:formula="of:=(RAND()-0.5)*2*[.$B$2]" office:value-type="float" office:value="2.86184065597961" calcext:value-type="float">
            <text:p>2,86</text:p>
          </table:table-cell>
        </table:table-row>
        <table:table-row table:style-name="ro5">
          <table:table-cell table:formula="of:=[.$A$1]*(RAND()-0.5)*2*[.$A$2]" office:value-type="float" office:value="-12.713193900793" calcext:value-type="float">
            <text:p>-12,71</text:p>
          </table:table-cell>
          <table:table-cell table:formula="of:=(RAND()-0.5)*2*[.$B$2]" office:value-type="float" office:value="-2.96492444324919" calcext:value-type="float">
            <text:p>-2,96</text:p>
          </table:table-cell>
        </table:table-row>
        <table:table-row table:style-name="ro5">
          <table:table-cell table:formula="of:=[.$A$1]*(RAND()-0.5)*2*[.$A$2]" office:value-type="float" office:value="3.45157739976771" calcext:value-type="float">
            <text:p>3,45</text:p>
          </table:table-cell>
          <table:table-cell table:formula="of:=(RAND()-0.5)*2*[.$B$2]" office:value-type="float" office:value="-4.27254576968971" calcext:value-type="float">
            <text:p>-4,27</text:p>
          </table:table-cell>
        </table:table-row>
        <table:table-row table:style-name="ro5">
          <table:table-cell table:formula="of:=[.$A$1]*(RAND()-0.5)*2*[.$A$2]" office:value-type="float" office:value="7.2748562404221" calcext:value-type="float">
            <text:p>7,27</text:p>
          </table:table-cell>
          <table:table-cell table:formula="of:=(RAND()-0.5)*2*[.$B$2]" office:value-type="float" office:value="-4.43019986787539" calcext:value-type="float">
            <text:p>-4,43</text:p>
          </table:table-cell>
        </table:table-row>
        <table:table-row table:style-name="ro5">
          <table:table-cell table:formula="of:=[.$A$1]*(RAND()-0.5)*2*[.$A$2]" office:value-type="float" office:value="7.66576381798248" calcext:value-type="float">
            <text:p>7,67</text:p>
          </table:table-cell>
          <table:table-cell table:formula="of:=(RAND()-0.5)*2*[.$B$2]" office:value-type="float" office:value="-2.43356011047488" calcext:value-type="float">
            <text:p>-2,43</text:p>
          </table:table-cell>
        </table:table-row>
        <table:table-row table:style-name="ro5">
          <table:table-cell table:formula="of:=[.$A$1]*(RAND()-0.5)*2*[.$A$2]" office:value-type="float" office:value="-5.14890659328716" calcext:value-type="float">
            <text:p>-5,15</text:p>
          </table:table-cell>
          <table:table-cell table:formula="of:=(RAND()-0.5)*2*[.$B$2]" office:value-type="float" office:value="-0.677499633930015" calcext:value-type="float">
            <text:p>-0,68</text:p>
          </table:table-cell>
        </table:table-row>
        <table:table-row table:style-name="ro5">
          <table:table-cell table:formula="of:=[.$A$1]*(RAND()-0.5)*2*[.$A$2]" office:value-type="float" office:value="-2.00716183952424" calcext:value-type="float">
            <text:p>-2,01</text:p>
          </table:table-cell>
          <table:table-cell table:formula="of:=(RAND()-0.5)*2*[.$B$2]" office:value-type="float" office:value="1.82562009854035" calcext:value-type="float">
            <text:p>1,83</text:p>
          </table:table-cell>
        </table:table-row>
        <table:table-row table:style-name="ro5">
          <table:table-cell table:formula="of:=[.$A$1]*(RAND()-0.5)*2*[.$A$2]" office:value-type="float" office:value="-6.64584202807886" calcext:value-type="float">
            <text:p>-6,65</text:p>
          </table:table-cell>
          <table:table-cell table:formula="of:=(RAND()-0.5)*2*[.$B$2]" office:value-type="float" office:value="4.12409412914557" calcext:value-type="float">
            <text:p>4,12</text:p>
          </table:table-cell>
        </table:table-row>
        <table:table-row table:style-name="ro5">
          <table:table-cell table:formula="of:=[.$A$1]*(RAND()-0.5)*2*[.$A$2]" office:value-type="float" office:value="4.30193728107649" calcext:value-type="float">
            <text:p>4,30</text:p>
          </table:table-cell>
          <table:table-cell table:formula="of:=(RAND()-0.5)*2*[.$B$2]" office:value-type="float" office:value="-4.91166764495123" calcext:value-type="float">
            <text:p>-4,91</text:p>
          </table:table-cell>
        </table:table-row>
        <table:table-row table:style-name="ro5">
          <table:table-cell table:formula="of:=[.$A$1]*(RAND()-0.5)*2*[.$A$2]" office:value-type="float" office:value="-7.60955753728049" calcext:value-type="float">
            <text:p>-7,61</text:p>
          </table:table-cell>
          <table:table-cell table:formula="of:=(RAND()-0.5)*2*[.$B$2]" office:value-type="float" office:value="-3.43562689693649" calcext:value-type="float">
            <text:p>-3,44</text:p>
          </table:table-cell>
        </table:table-row>
        <table:table-row table:style-name="ro5">
          <table:table-cell table:formula="of:=[.$A$1]*(RAND()-0.5)*2*[.$A$2]" office:value-type="float" office:value="-4.20118683853145" calcext:value-type="float">
            <text:p>-4,20</text:p>
          </table:table-cell>
          <table:table-cell table:formula="of:=(RAND()-0.5)*2*[.$B$2]" office:value-type="float" office:value="0.537815675417892" calcext:value-type="float">
            <text:p>0,54</text:p>
          </table:table-cell>
        </table:table-row>
        <table:table-row table:style-name="ro5">
          <table:table-cell table:formula="of:=[.$A$1]*(RAND()-0.5)*2*[.$A$2]" office:value-type="float" office:value="-6.08275889123003" calcext:value-type="float">
            <text:p>-6,08</text:p>
          </table:table-cell>
          <table:table-cell table:formula="of:=(RAND()-0.5)*2*[.$B$2]" office:value-type="float" office:value="4.21585614414474" calcext:value-type="float">
            <text:p>4,22</text:p>
          </table:table-cell>
        </table:table-row>
        <table:table-row table:style-name="ro5">
          <table:table-cell table:formula="of:=[.$A$1]*(RAND()-0.5)*2*[.$A$2]" office:value-type="float" office:value="7.66226196859631" calcext:value-type="float">
            <text:p>7,66</text:p>
          </table:table-cell>
          <table:table-cell table:formula="of:=(RAND()-0.5)*2*[.$B$2]" office:value-type="float" office:value="4.29207950798156" calcext:value-type="float">
            <text:p>4,29</text:p>
          </table:table-cell>
        </table:table-row>
        <table:table-row table:style-name="ro5">
          <table:table-cell table:formula="of:=[.$A$1]*(RAND()-0.5)*2*[.$A$2]" office:value-type="float" office:value="-8.19425498854374" calcext:value-type="float">
            <text:p>-8,19</text:p>
          </table:table-cell>
          <table:table-cell table:formula="of:=(RAND()-0.5)*2*[.$B$2]" office:value-type="float" office:value="-3.45647902332899" calcext:value-type="float">
            <text:p>-3,46</text:p>
          </table:table-cell>
        </table:table-row>
        <table:table-row table:style-name="ro5">
          <table:table-cell table:formula="of:=[.$A$1]*(RAND()-0.5)*2*[.$A$2]" office:value-type="float" office:value="-7.92193842674672" calcext:value-type="float">
            <text:p>-7,92</text:p>
          </table:table-cell>
          <table:table-cell table:formula="of:=(RAND()-0.5)*2*[.$B$2]" office:value-type="float" office:value="-3.32705154902788" calcext:value-type="float">
            <text:p>-3,33</text:p>
          </table:table-cell>
        </table:table-row>
        <table:table-row table:style-name="ro5">
          <table:table-cell table:formula="of:=[.$A$1]*(RAND()-0.5)*2*[.$A$2]" office:value-type="float" office:value="13.5164456422797" calcext:value-type="float">
            <text:p>13,52</text:p>
          </table:table-cell>
          <table:table-cell table:formula="of:=(RAND()-0.5)*2*[.$B$2]" office:value-type="float" office:value="-3.77727418670921" calcext:value-type="float">
            <text:p>-3,78</text:p>
          </table:table-cell>
        </table:table-row>
        <table:table-row table:style-name="ro5">
          <table:table-cell table:formula="of:=[.$A$1]*(RAND()-0.5)*2*[.$A$2]" office:value-type="float" office:value="14.8588103760086" calcext:value-type="float">
            <text:p>14,86</text:p>
          </table:table-cell>
          <table:table-cell table:formula="of:=(RAND()-0.5)*2*[.$B$2]" office:value-type="float" office:value="1.16922583512333" calcext:value-type="float">
            <text:p>1,17</text:p>
          </table:table-cell>
        </table:table-row>
        <table:table-row table:style-name="ro5">
          <table:table-cell table:formula="of:=[.$A$1]*(RAND()-0.5)*2*[.$A$2]" office:value-type="float" office:value="13.7439420671324" calcext:value-type="float">
            <text:p>13,74</text:p>
          </table:table-cell>
          <table:table-cell table:formula="of:=(RAND()-0.5)*2*[.$B$2]" office:value-type="float" office:value="-2.6306408602413" calcext:value-type="float">
            <text:p>-2,63</text:p>
          </table:table-cell>
        </table:table-row>
        <table:table-row table:style-name="ro5">
          <table:table-cell table:formula="of:=[.$A$1]*(RAND()-0.5)*2*[.$A$2]" office:value-type="float" office:value="0.175316137838895" calcext:value-type="float">
            <text:p>0,18</text:p>
          </table:table-cell>
          <table:table-cell table:formula="of:=(RAND()-0.5)*2*[.$B$2]" office:value-type="float" office:value="-1.93421638587375" calcext:value-type="float">
            <text:p>-1,93</text:p>
          </table:table-cell>
        </table:table-row>
        <table:table-row table:style-name="ro5">
          <table:table-cell table:formula="of:=[.$A$1]*(RAND()-0.5)*2*[.$A$2]" office:value-type="float" office:value="-6.84044207210655" calcext:value-type="float">
            <text:p>-6,84</text:p>
          </table:table-cell>
          <table:table-cell table:formula="of:=(RAND()-0.5)*2*[.$B$2]" office:value-type="float" office:value="-0.992590552470465" calcext:value-type="float">
            <text:p>-0,99</text:p>
          </table:table-cell>
        </table:table-row>
        <table:table-row table:style-name="ro5">
          <table:table-cell table:formula="of:=[.$A$1]*(RAND()-0.5)*2*[.$A$2]" office:value-type="float" office:value="-1.52339166777318" calcext:value-type="float">
            <text:p>-1,52</text:p>
          </table:table-cell>
          <table:table-cell table:formula="of:=(RAND()-0.5)*2*[.$B$2]" office:value-type="float" office:value="2.30108215916801" calcext:value-type="float">
            <text:p>2,30</text:p>
          </table:table-cell>
        </table:table-row>
        <table:table-row table:style-name="ro5">
          <table:table-cell table:formula="of:=[.$A$1]*(RAND()-0.5)*2*[.$A$2]" office:value-type="float" office:value="-11.9881711035249" calcext:value-type="float">
            <text:p>-11,99</text:p>
          </table:table-cell>
          <table:table-cell table:formula="of:=(RAND()-0.5)*2*[.$B$2]" office:value-type="float" office:value="4.41628180882917" calcext:value-type="float">
            <text:p>4,42</text:p>
          </table:table-cell>
        </table:table-row>
        <table:table-row table:style-name="ro5">
          <table:table-cell table:formula="of:=[.$A$1]*(RAND()-0.5)*2*[.$A$2]" office:value-type="float" office:value="-7.34186892754194" calcext:value-type="float">
            <text:p>-7,34</text:p>
          </table:table-cell>
          <table:table-cell table:formula="of:=(RAND()-0.5)*2*[.$B$2]" office:value-type="float" office:value="2.24963618983231" calcext:value-type="float">
            <text:p>2,25</text:p>
          </table:table-cell>
        </table:table-row>
        <table:table-row table:style-name="ro5">
          <table:table-cell table:formula="of:=[.$A$1]*(RAND()-0.5)*2*[.$A$2]" office:value-type="float" office:value="3.42598879502216" calcext:value-type="float">
            <text:p>3,43</text:p>
          </table:table-cell>
          <table:table-cell table:formula="of:=(RAND()-0.5)*2*[.$B$2]" office:value-type="float" office:value="-1.56742254029214" calcext:value-type="float">
            <text:p>-1,57</text:p>
          </table:table-cell>
        </table:table-row>
        <table:table-row table:style-name="ro5">
          <table:table-cell table:formula="of:=[.$A$1]*(RAND()-0.5)*2*[.$A$2]" office:value-type="float" office:value="-5.60936620093429" calcext:value-type="float">
            <text:p>-5,61</text:p>
          </table:table-cell>
          <table:table-cell table:formula="of:=(RAND()-0.5)*2*[.$B$2]" office:value-type="float" office:value="4.50810368951143" calcext:value-type="float">
            <text:p>4,51</text:p>
          </table:table-cell>
        </table:table-row>
        <table:table-row table:style-name="ro5">
          <table:table-cell table:formula="of:=[.$A$1]*(RAND()-0.5)*2*[.$A$2]" office:value-type="float" office:value="-6.85883589071442" calcext:value-type="float">
            <text:p>-6,86</text:p>
          </table:table-cell>
          <table:table-cell table:formula="of:=(RAND()-0.5)*2*[.$B$2]" office:value-type="float" office:value="3.94878771896719" calcext:value-type="float">
            <text:p>3,95</text:p>
          </table:table-cell>
        </table:table-row>
        <table:table-row table:style-name="ro5">
          <table:table-cell table:formula="of:=[.$A$1]*(RAND()-0.5)*2*[.$A$2]" office:value-type="float" office:value="-4.0134532285416" calcext:value-type="float">
            <text:p>-4,01</text:p>
          </table:table-cell>
          <table:table-cell table:formula="of:=(RAND()-0.5)*2*[.$B$2]" office:value-type="float" office:value="-4.47697106449093" calcext:value-type="float">
            <text:p>-4,48</text:p>
          </table:table-cell>
        </table:table-row>
        <table:table-row table:style-name="ro5">
          <table:table-cell table:formula="of:=[.$A$1]*(RAND()-0.5)*2*[.$A$2]" office:value-type="float" office:value="-3.42631519356357" calcext:value-type="float">
            <text:p>-3,43</text:p>
          </table:table-cell>
          <table:table-cell table:formula="of:=(RAND()-0.5)*2*[.$B$2]" office:value-type="float" office:value="0.77103164817888" calcext:value-type="float">
            <text:p>0,77</text:p>
          </table:table-cell>
        </table:table-row>
        <table:table-row table:style-name="ro5">
          <table:table-cell table:formula="of:=[.$A$1]*(RAND()-0.5)*2*[.$A$2]" office:value-type="float" office:value="5.46068239568269" calcext:value-type="float">
            <text:p>5,46</text:p>
          </table:table-cell>
          <table:table-cell table:formula="of:=(RAND()-0.5)*2*[.$B$2]" office:value-type="float" office:value="-2.84296349057686" calcext:value-type="float">
            <text:p>-2,84</text:p>
          </table:table-cell>
        </table:table-row>
        <table:table-row table:style-name="ro5">
          <table:table-cell table:formula="of:=[.$A$1]*(RAND()-0.5)*2*[.$A$2]" office:value-type="float" office:value="-2.30663994860614" calcext:value-type="float">
            <text:p>-2,31</text:p>
          </table:table-cell>
          <table:table-cell table:formula="of:=(RAND()-0.5)*2*[.$B$2]" office:value-type="float" office:value="2.17969170120764" calcext:value-type="float">
            <text:p>2,18</text:p>
          </table:table-cell>
        </table:table-row>
        <table:table-row table:style-name="ro5">
          <table:table-cell table:formula="of:=[.$A$1]*(RAND()-0.5)*2*[.$A$2]" office:value-type="float" office:value="0.843936037205899" calcext:value-type="float">
            <text:p>0,84</text:p>
          </table:table-cell>
          <table:table-cell table:formula="of:=(RAND()-0.5)*2*[.$B$2]" office:value-type="float" office:value="2.02389290329583" calcext:value-type="float">
            <text:p>2,02</text:p>
          </table:table-cell>
        </table:table-row>
        <table:table-row table:style-name="ro5">
          <table:table-cell table:formula="of:=[.$A$1]*(RAND()-0.5)*2*[.$A$2]" office:value-type="float" office:value="-3.65866040066335" calcext:value-type="float">
            <text:p>-3,66</text:p>
          </table:table-cell>
          <table:table-cell table:formula="of:=(RAND()-0.5)*2*[.$B$2]" office:value-type="float" office:value="3.43513100998984" calcext:value-type="float">
            <text:p>3,44</text:p>
          </table:table-cell>
        </table:table-row>
        <table:table-row table:style-name="ro5">
          <table:table-cell table:formula="of:=[.$A$1]*(RAND()-0.5)*2*[.$A$2]" office:value-type="float" office:value="10.6094777180309" calcext:value-type="float">
            <text:p>10,61</text:p>
          </table:table-cell>
          <table:table-cell table:formula="of:=(RAND()-0.5)*2*[.$B$2]" office:value-type="float" office:value="-0.685061844319594" calcext:value-type="float">
            <text:p>-0,69</text:p>
          </table:table-cell>
        </table:table-row>
        <table:table-row table:style-name="ro5">
          <table:table-cell table:formula="of:=[.$A$1]*(RAND()-0.5)*2*[.$A$2]" office:value-type="float" office:value="12.5268443793405" calcext:value-type="float">
            <text:p>12,53</text:p>
          </table:table-cell>
          <table:table-cell table:formula="of:=(RAND()-0.5)*2*[.$B$2]" office:value-type="float" office:value="-0.519612059299045" calcext:value-type="float">
            <text:p>-0,52</text:p>
          </table:table-cell>
        </table:table-row>
        <table:table-row table:style-name="ro5">
          <table:table-cell table:formula="of:=[.$A$1]*(RAND()-0.5)*2*[.$A$2]" office:value-type="float" office:value="-9.23116534277415" calcext:value-type="float">
            <text:p>-9,23</text:p>
          </table:table-cell>
          <table:table-cell table:formula="of:=(RAND()-0.5)*2*[.$B$2]" office:value-type="float" office:value="2.7918944182591" calcext:value-type="float">
            <text:p>2,79</text:p>
          </table:table-cell>
        </table:table-row>
        <table:table-row table:style-name="ro5">
          <table:table-cell table:formula="of:=[.$A$1]*(RAND()-0.5)*2*[.$A$2]" office:value-type="float" office:value="10.7567124531994" calcext:value-type="float">
            <text:p>10,76</text:p>
          </table:table-cell>
          <table:table-cell table:formula="of:=(RAND()-0.5)*2*[.$B$2]" office:value-type="float" office:value="-0.468229146276166" calcext:value-type="float">
            <text:p>-0,47</text:p>
          </table:table-cell>
        </table:table-row>
        <table:table-row table:style-name="ro5">
          <table:table-cell table:formula="of:=[.$A$1]*(RAND()-0.5)*2*[.$A$2]" office:value-type="float" office:value="8.31371063709446" calcext:value-type="float">
            <text:p>8,31</text:p>
          </table:table-cell>
          <table:table-cell table:formula="of:=(RAND()-0.5)*2*[.$B$2]" office:value-type="float" office:value="4.8922540993989" calcext:value-type="float">
            <text:p>4,89</text:p>
          </table:table-cell>
        </table:table-row>
        <table:table-row table:style-name="ro5">
          <table:table-cell table:formula="of:=[.$A$1]*(RAND()-0.5)*2*[.$A$2]" office:value-type="float" office:value="12.2345460728659" calcext:value-type="float">
            <text:p>12,23</text:p>
          </table:table-cell>
          <table:table-cell table:formula="of:=(RAND()-0.5)*2*[.$B$2]" office:value-type="float" office:value="2.25035941290585" calcext:value-type="float">
            <text:p>2,25</text:p>
          </table:table-cell>
        </table:table-row>
        <table:table-row table:style-name="ro5">
          <table:table-cell table:formula="of:=[.$A$1]*(RAND()-0.5)*2*[.$A$2]" office:value-type="float" office:value="2.07467881281517" calcext:value-type="float">
            <text:p>2,07</text:p>
          </table:table-cell>
          <table:table-cell table:formula="of:=(RAND()-0.5)*2*[.$B$2]" office:value-type="float" office:value="0.231718136827107" calcext:value-type="float">
            <text:p>0,23</text:p>
          </table:table-cell>
        </table:table-row>
        <table:table-row table:style-name="ro5">
          <table:table-cell table:formula="of:=[.$A$1]*(RAND()-0.5)*2*[.$A$2]" office:value-type="float" office:value="-12.2089102263634" calcext:value-type="float">
            <text:p>-12,21</text:p>
          </table:table-cell>
          <table:table-cell table:formula="of:=(RAND()-0.5)*2*[.$B$2]" office:value-type="float" office:value="4.8474248316702" calcext:value-type="float">
            <text:p>4,85</text:p>
          </table:table-cell>
        </table:table-row>
        <table:table-row table:style-name="ro5">
          <table:table-cell table:formula="of:=[.$A$1]*(RAND()-0.5)*2*[.$A$2]" office:value-type="float" office:value="14.0788606393874" calcext:value-type="float">
            <text:p>14,08</text:p>
          </table:table-cell>
          <table:table-cell table:formula="of:=(RAND()-0.5)*2*[.$B$2]" office:value-type="float" office:value="2.0332153082758" calcext:value-type="float">
            <text:p>2,03</text:p>
          </table:table-cell>
        </table:table-row>
        <table:table-row table:style-name="ro5">
          <table:table-cell table:formula="of:=[.$A$1]*(RAND()-0.5)*2*[.$A$2]" office:value-type="float" office:value="-13.477683106758" calcext:value-type="float">
            <text:p>-13,48</text:p>
          </table:table-cell>
          <table:table-cell table:formula="of:=(RAND()-0.5)*2*[.$B$2]" office:value-type="float" office:value="-4.18644341449032" calcext:value-type="float">
            <text:p>-4,19</text:p>
          </table:table-cell>
        </table:table-row>
        <table:table-row table:style-name="ro5">
          <table:table-cell table:formula="of:=[.$A$1]*(RAND()-0.5)*2*[.$A$2]" office:value-type="float" office:value="-12.6348967492087" calcext:value-type="float">
            <text:p>-12,63</text:p>
          </table:table-cell>
          <table:table-cell table:formula="of:=(RAND()-0.5)*2*[.$B$2]" office:value-type="float" office:value="-0.23559572921531" calcext:value-type="float">
            <text:p>-0,24</text:p>
          </table:table-cell>
        </table:table-row>
        <table:table-row table:style-name="ro5">
          <table:table-cell table:formula="of:=[.$A$1]*(RAND()-0.5)*2*[.$A$2]" office:value-type="float" office:value="5.68583409509006" calcext:value-type="float">
            <text:p>5,69</text:p>
          </table:table-cell>
          <table:table-cell table:formula="of:=(RAND()-0.5)*2*[.$B$2]" office:value-type="float" office:value="2.37966007640369" calcext:value-type="float">
            <text:p>2,38</text:p>
          </table:table-cell>
        </table:table-row>
        <table:table-row table:style-name="ro5">
          <table:table-cell table:formula="of:=[.$A$1]*(RAND()-0.5)*2*[.$A$2]" office:value-type="float" office:value="-11.1776425614112" calcext:value-type="float">
            <text:p>-11,18</text:p>
          </table:table-cell>
          <table:table-cell table:formula="of:=(RAND()-0.5)*2*[.$B$2]" office:value-type="float" office:value="4.45648987073334" calcext:value-type="float">
            <text:p>4,46</text:p>
          </table:table-cell>
        </table:table-row>
        <table:table-row table:style-name="ro5">
          <table:table-cell table:formula="of:=[.$A$1]*(RAND()-0.5)*2*[.$A$2]" office:value-type="float" office:value="6.03260584817248" calcext:value-type="float">
            <text:p>6,03</text:p>
          </table:table-cell>
          <table:table-cell table:formula="of:=(RAND()-0.5)*2*[.$B$2]" office:value-type="float" office:value="1.87182482144303" calcext:value-type="float">
            <text:p>1,87</text:p>
          </table:table-cell>
        </table:table-row>
        <table:table-row table:style-name="ro5">
          <table:table-cell table:formula="of:=[.$A$1]*(RAND()-0.5)*2*[.$A$2]" office:value-type="float" office:value="-4.87151133616221" calcext:value-type="float">
            <text:p>-4,87</text:p>
          </table:table-cell>
          <table:table-cell table:formula="of:=(RAND()-0.5)*2*[.$B$2]" office:value-type="float" office:value="-4.16472989391894" calcext:value-type="float">
            <text:p>-4,16</text:p>
          </table:table-cell>
        </table:table-row>
        <table:table-row table:style-name="ro5">
          <table:table-cell table:formula="of:=[.$A$1]*(RAND()-0.5)*2*[.$A$2]" office:value-type="float" office:value="4.17531735054499" calcext:value-type="float">
            <text:p>4,18</text:p>
          </table:table-cell>
          <table:table-cell table:formula="of:=(RAND()-0.5)*2*[.$B$2]" office:value-type="float" office:value="-3.32412510853138" calcext:value-type="float">
            <text:p>-3,32</text:p>
          </table:table-cell>
        </table:table-row>
        <table:table-row table:style-name="ro5">
          <table:table-cell table:formula="of:=[.$A$1]*(RAND()-0.5)*2*[.$A$2]" office:value-type="float" office:value="-0.438242237430193" calcext:value-type="float">
            <text:p>-0,44</text:p>
          </table:table-cell>
          <table:table-cell table:formula="of:=(RAND()-0.5)*2*[.$B$2]" office:value-type="float" office:value="-2.19105478473722" calcext:value-type="float">
            <text:p>-2,19</text:p>
          </table:table-cell>
        </table:table-row>
        <table:table-row table:style-name="ro5">
          <table:table-cell table:formula="of:=[.$A$1]*(RAND()-0.5)*2*[.$A$2]" office:value-type="float" office:value="-7.52513235444266" calcext:value-type="float">
            <text:p>-7,53</text:p>
          </table:table-cell>
          <table:table-cell table:formula="of:=(RAND()-0.5)*2*[.$B$2]" office:value-type="float" office:value="4.38612432876524" calcext:value-type="float">
            <text:p>4,39</text:p>
          </table:table-cell>
        </table:table-row>
        <table:table-row table:style-name="ro5">
          <table:table-cell table:formula="of:=[.$A$1]*(RAND()-0.5)*2*[.$A$2]" office:value-type="float" office:value="14.5924742048097" calcext:value-type="float">
            <text:p>14,59</text:p>
          </table:table-cell>
          <table:table-cell table:formula="of:=(RAND()-0.5)*2*[.$B$2]" office:value-type="float" office:value="-4.65415451335717" calcext:value-type="float">
            <text:p>-4,65</text:p>
          </table:table-cell>
        </table:table-row>
        <table:table-row table:style-name="ro5">
          <table:table-cell table:formula="of:=[.$A$1]*(RAND()-0.5)*2*[.$A$2]" office:value-type="float" office:value="12.5671527443602" calcext:value-type="float">
            <text:p>12,57</text:p>
          </table:table-cell>
          <table:table-cell table:formula="of:=(RAND()-0.5)*2*[.$B$2]" office:value-type="float" office:value="-1.05020327765125" calcext:value-type="float">
            <text:p>-1,05</text:p>
          </table:table-cell>
        </table:table-row>
        <table:table-row table:style-name="ro5">
          <table:table-cell table:formula="of:=[.$A$1]*(RAND()-0.5)*2*[.$A$2]" office:value-type="float" office:value="10.3948169355115" calcext:value-type="float">
            <text:p>10,39</text:p>
          </table:table-cell>
          <table:table-cell table:formula="of:=(RAND()-0.5)*2*[.$B$2]" office:value-type="float" office:value="4.12290283090479" calcext:value-type="float">
            <text:p>4,12</text:p>
          </table:table-cell>
        </table:table-row>
        <table:table-row table:style-name="ro5">
          <table:table-cell table:formula="of:=[.$A$1]*(RAND()-0.5)*2*[.$A$2]" office:value-type="float" office:value="-2.4125210665046" calcext:value-type="float">
            <text:p>-2,41</text:p>
          </table:table-cell>
          <table:table-cell table:formula="of:=(RAND()-0.5)*2*[.$B$2]" office:value-type="float" office:value="3.96184889697188" calcext:value-type="float">
            <text:p>3,96</text:p>
          </table:table-cell>
        </table:table-row>
        <table:table-row table:style-name="ro5">
          <table:table-cell table:formula="of:=[.$A$1]*(RAND()-0.5)*2*[.$A$2]" office:value-type="float" office:value="13.4349704884613" calcext:value-type="float">
            <text:p>13,43</text:p>
          </table:table-cell>
          <table:table-cell table:formula="of:=(RAND()-0.5)*2*[.$B$2]" office:value-type="float" office:value="0.425974325368473" calcext:value-type="float">
            <text:p>0,43</text:p>
          </table:table-cell>
        </table:table-row>
        <table:table-row table:style-name="ro5">
          <table:table-cell table:formula="of:=[.$A$1]*(RAND()-0.5)*2*[.$A$2]" office:value-type="float" office:value="14.6022387558854" calcext:value-type="float">
            <text:p>14,60</text:p>
          </table:table-cell>
          <table:table-cell table:formula="of:=(RAND()-0.5)*2*[.$B$2]" office:value-type="float" office:value="-0.466619915466774" calcext:value-type="float">
            <text:p>-0,47</text:p>
          </table:table-cell>
        </table:table-row>
        <table:table-row table:style-name="ro5">
          <table:table-cell table:formula="of:=[.$A$1]*(RAND()-0.5)*2*[.$A$2]" office:value-type="float" office:value="-5.05763274542876" calcext:value-type="float">
            <text:p>-5,06</text:p>
          </table:table-cell>
          <table:table-cell table:formula="of:=(RAND()-0.5)*2*[.$B$2]" office:value-type="float" office:value="-2.78019584902915" calcext:value-type="float">
            <text:p>-2,78</text:p>
          </table:table-cell>
        </table:table-row>
        <table:table-row table:style-name="ro5">
          <table:table-cell table:formula="of:=[.$A$1]*(RAND()-0.5)*2*[.$A$2]" office:value-type="float" office:value="-14.2751312197424" calcext:value-type="float">
            <text:p>-14,28</text:p>
          </table:table-cell>
          <table:table-cell table:formula="of:=(RAND()-0.5)*2*[.$B$2]" office:value-type="float" office:value="-3.94012545453806" calcext:value-type="float">
            <text:p>-3,94</text:p>
          </table:table-cell>
        </table:table-row>
        <table:table-row table:style-name="ro5">
          <table:table-cell table:formula="of:=[.$A$1]*(RAND()-0.5)*2*[.$A$2]" office:value-type="float" office:value="-8.54389427343686" calcext:value-type="float">
            <text:p>-8,54</text:p>
          </table:table-cell>
          <table:table-cell table:formula="of:=(RAND()-0.5)*2*[.$B$2]" office:value-type="float" office:value="2.70126665751021" calcext:value-type="float">
            <text:p>2,70</text:p>
          </table:table-cell>
        </table:table-row>
        <table:table-row table:style-name="ro5">
          <table:table-cell table:formula="of:=[.$A$1]*(RAND()-0.5)*2*[.$A$2]" office:value-type="float" office:value="11.8177716634573" calcext:value-type="float">
            <text:p>11,82</text:p>
          </table:table-cell>
          <table:table-cell table:formula="of:=(RAND()-0.5)*2*[.$B$2]" office:value-type="float" office:value="-1.45252888576604" calcext:value-type="float">
            <text:p>-1,45</text:p>
          </table:table-cell>
        </table:table-row>
        <table:table-row table:style-name="ro5">
          <table:table-cell table:formula="of:=[.$A$1]*(RAND()-0.5)*2*[.$A$2]" office:value-type="float" office:value="-0.58773202098321" calcext:value-type="float">
            <text:p>-0,59</text:p>
          </table:table-cell>
          <table:table-cell table:formula="of:=(RAND()-0.5)*2*[.$B$2]" office:value-type="float" office:value="-3.7051237362278" calcext:value-type="float">
            <text:p>-3,71</text:p>
          </table:table-cell>
        </table:table-row>
        <table:table-row table:style-name="ro5">
          <table:table-cell table:formula="of:=[.$A$1]*(RAND()-0.5)*2*[.$A$2]" office:value-type="float" office:value="-11.2301458229731" calcext:value-type="float">
            <text:p>-11,23</text:p>
          </table:table-cell>
          <table:table-cell table:formula="of:=(RAND()-0.5)*2*[.$B$2]" office:value-type="float" office:value="-1.98664039885312" calcext:value-type="float">
            <text:p>-1,99</text:p>
          </table:table-cell>
        </table:table-row>
        <table:table-row table:style-name="ro5">
          <table:table-cell table:formula="of:=[.$A$1]*(RAND()-0.5)*2*[.$A$2]" office:value-type="float" office:value="11.6316545945821" calcext:value-type="float">
            <text:p>11,63</text:p>
          </table:table-cell>
          <table:table-cell table:formula="of:=(RAND()-0.5)*2*[.$B$2]" office:value-type="float" office:value="-1.92264033829491" calcext:value-type="float">
            <text:p>-1,92</text:p>
          </table:table-cell>
        </table:table-row>
        <table:table-row table:style-name="ro5">
          <table:table-cell table:formula="of:=[.$A$1]*(RAND()-0.5)*2*[.$A$2]" office:value-type="float" office:value="-8.96667504981201" calcext:value-type="float">
            <text:p>-8,97</text:p>
          </table:table-cell>
          <table:table-cell table:formula="of:=(RAND()-0.5)*2*[.$B$2]" office:value-type="float" office:value="0.670984498825435" calcext:value-type="float">
            <text:p>0,67</text:p>
          </table:table-cell>
        </table:table-row>
        <table:table-row table:style-name="ro5">
          <table:table-cell table:formula="of:=[.$A$1]*(RAND()-0.5)*2*[.$A$2]" office:value-type="float" office:value="-5.74771084040434" calcext:value-type="float">
            <text:p>-5,75</text:p>
          </table:table-cell>
          <table:table-cell table:formula="of:=(RAND()-0.5)*2*[.$B$2]" office:value-type="float" office:value="-0.650702512008187" calcext:value-type="float">
            <text:p>-0,65</text:p>
          </table:table-cell>
        </table:table-row>
        <table:table-row table:style-name="ro5">
          <table:table-cell table:formula="of:=[.$A$1]*(RAND()-0.5)*2*[.$A$2]" office:value-type="float" office:value="-5.9379384541883" calcext:value-type="float">
            <text:p>-5,94</text:p>
          </table:table-cell>
          <table:table-cell table:formula="of:=(RAND()-0.5)*2*[.$B$2]" office:value-type="float" office:value="-0.904325045315927" calcext:value-type="float">
            <text:p>-0,90</text:p>
          </table:table-cell>
        </table:table-row>
        <table:table-row table:style-name="ro5">
          <table:table-cell table:formula="of:=[.$A$1]*(RAND()-0.5)*2*[.$A$2]" office:value-type="float" office:value="-14.9851875981315" calcext:value-type="float">
            <text:p>-14,99</text:p>
          </table:table-cell>
          <table:table-cell table:formula="of:=(RAND()-0.5)*2*[.$B$2]" office:value-type="float" office:value="-2.70086213744393" calcext:value-type="float">
            <text:p>-2,70</text:p>
          </table:table-cell>
        </table:table-row>
        <table:table-row table:style-name="ro5">
          <table:table-cell table:formula="of:=[.$A$1]*(RAND()-0.5)*2*[.$A$2]" office:value-type="float" office:value="-3.06813601167947" calcext:value-type="float">
            <text:p>-3,07</text:p>
          </table:table-cell>
          <table:table-cell table:formula="of:=(RAND()-0.5)*2*[.$B$2]" office:value-type="float" office:value="-1.94032655697311" calcext:value-type="float">
            <text:p>-1,94</text:p>
          </table:table-cell>
        </table:table-row>
        <table:table-row table:style-name="ro5">
          <table:table-cell table:formula="of:=[.$A$1]*(RAND()-0.5)*2*[.$A$2]" office:value-type="float" office:value="-0.190241037498298" calcext:value-type="float">
            <text:p>-0,19</text:p>
          </table:table-cell>
          <table:table-cell table:formula="of:=(RAND()-0.5)*2*[.$B$2]" office:value-type="float" office:value="-2.34153414181905" calcext:value-type="float">
            <text:p>-2,34</text:p>
          </table:table-cell>
        </table:table-row>
        <table:table-row table:style-name="ro5">
          <table:table-cell table:formula="of:=[.$A$1]*(RAND()-0.5)*2*[.$A$2]" office:value-type="float" office:value="13.8619801452581" calcext:value-type="float">
            <text:p>13,86</text:p>
          </table:table-cell>
          <table:table-cell table:formula="of:=(RAND()-0.5)*2*[.$B$2]" office:value-type="float" office:value="-2.77897190143097" calcext:value-type="float">
            <text:p>-2,78</text:p>
          </table:table-cell>
        </table:table-row>
        <table:table-row table:style-name="ro5">
          <table:table-cell table:formula="of:=[.$A$1]*(RAND()-0.5)*2*[.$A$2]" office:value-type="float" office:value="-12.9892685020373" calcext:value-type="float">
            <text:p>-12,99</text:p>
          </table:table-cell>
          <table:table-cell table:formula="of:=(RAND()-0.5)*2*[.$B$2]" office:value-type="float" office:value="-0.45131484274237" calcext:value-type="float">
            <text:p>-0,45</text:p>
          </table:table-cell>
        </table:table-row>
        <table:table-row table:style-name="ro5">
          <table:table-cell table:formula="of:=[.$A$1]*(RAND()-0.5)*2*[.$A$2]" office:value-type="float" office:value="2.79027367139609" calcext:value-type="float">
            <text:p>2,79</text:p>
          </table:table-cell>
          <table:table-cell table:formula="of:=(RAND()-0.5)*2*[.$B$2]" office:value-type="float" office:value="-4.66329798072984" calcext:value-type="float">
            <text:p>-4,66</text:p>
          </table:table-cell>
        </table:table-row>
        <table:table-row table:style-name="ro5">
          <table:table-cell table:formula="of:=[.$A$1]*(RAND()-0.5)*2*[.$A$2]" office:value-type="float" office:value="11.0737899778912" calcext:value-type="float">
            <text:p>11,07</text:p>
          </table:table-cell>
          <table:table-cell table:formula="of:=(RAND()-0.5)*2*[.$B$2]" office:value-type="float" office:value="2.00282572834213" calcext:value-type="float">
            <text:p>2,00</text:p>
          </table:table-cell>
        </table:table-row>
        <table:table-row table:style-name="ro5">
          <table:table-cell table:formula="of:=[.$A$1]*(RAND()-0.5)*2*[.$A$2]" office:value-type="float" office:value="-0.524802631444501" calcext:value-type="float">
            <text:p>-0,52</text:p>
          </table:table-cell>
          <table:table-cell table:formula="of:=(RAND()-0.5)*2*[.$B$2]" office:value-type="float" office:value="-1.17695739795283" calcext:value-type="float">
            <text:p>-1,18</text:p>
          </table:table-cell>
        </table:table-row>
        <table:table-row table:style-name="ro5">
          <table:table-cell table:formula="of:=[.$A$1]*(RAND()-0.5)*2*[.$A$2]" office:value-type="float" office:value="-5.44862652080913" calcext:value-type="float">
            <text:p>-5,45</text:p>
          </table:table-cell>
          <table:table-cell table:formula="of:=(RAND()-0.5)*2*[.$B$2]" office:value-type="float" office:value="1.41595887348638" calcext:value-type="float">
            <text:p>1,42</text:p>
          </table:table-cell>
        </table:table-row>
        <table:table-row table:style-name="ro5">
          <table:table-cell table:formula="of:=[.$A$1]*(RAND()-0.5)*2*[.$A$2]" office:value-type="float" office:value="12.675793424155" calcext:value-type="float">
            <text:p>12,68</text:p>
          </table:table-cell>
          <table:table-cell table:formula="of:=(RAND()-0.5)*2*[.$B$2]" office:value-type="float" office:value="2.74411046994454" calcext:value-type="float">
            <text:p>2,74</text:p>
          </table:table-cell>
        </table:table-row>
        <table:table-row table:style-name="ro5">
          <table:table-cell table:formula="of:=[.$A$1]*(RAND()-0.5)*2*[.$A$2]" office:value-type="float" office:value="13.7172087899984" calcext:value-type="float">
            <text:p>13,72</text:p>
          </table:table-cell>
          <table:table-cell table:formula="of:=(RAND()-0.5)*2*[.$B$2]" office:value-type="float" office:value="4.14106099459302" calcext:value-type="float">
            <text:p>4,14</text:p>
          </table:table-cell>
        </table:table-row>
        <table:table-row table:style-name="ro5">
          <table:table-cell table:formula="of:=[.$A$1]*(RAND()-0.5)*2*[.$A$2]" office:value-type="float" office:value="3.08074443729232" calcext:value-type="float">
            <text:p>3,08</text:p>
          </table:table-cell>
          <table:table-cell table:formula="of:=(RAND()-0.5)*2*[.$B$2]" office:value-type="float" office:value="3.43863938607933" calcext:value-type="float">
            <text:p>3,44</text:p>
          </table:table-cell>
        </table:table-row>
        <table:table-row table:style-name="ro5">
          <table:table-cell table:formula="of:=[.$A$1]*(RAND()-0.5)*2*[.$A$2]" office:value-type="float" office:value="-8.65836956684507" calcext:value-type="float">
            <text:p>-8,66</text:p>
          </table:table-cell>
          <table:table-cell table:formula="of:=(RAND()-0.5)*2*[.$B$2]" office:value-type="float" office:value="-4.27543450310333" calcext:value-type="float">
            <text:p>-4,28</text:p>
          </table:table-cell>
        </table:table-row>
        <table:table-row table:style-name="ro5">
          <table:table-cell table:formula="of:=[.$A$1]*(RAND()-0.5)*2*[.$A$2]" office:value-type="float" office:value="-14.4648957067829" calcext:value-type="float">
            <text:p>-14,46</text:p>
          </table:table-cell>
          <table:table-cell table:formula="of:=(RAND()-0.5)*2*[.$B$2]" office:value-type="float" office:value="4.47588357566573" calcext:value-type="float">
            <text:p>4,48</text:p>
          </table:table-cell>
        </table:table-row>
        <table:table-row table:style-name="ro5">
          <table:table-cell table:formula="of:=[.$A$1]*(RAND()-0.5)*2*[.$A$2]" office:value-type="float" office:value="11.8880938725831" calcext:value-type="float">
            <text:p>11,89</text:p>
          </table:table-cell>
          <table:table-cell table:formula="of:=(RAND()-0.5)*2*[.$B$2]" office:value-type="float" office:value="-2.22031603276103" calcext:value-type="float">
            <text:p>-2,22</text:p>
          </table:table-cell>
        </table:table-row>
        <table:table-row table:style-name="ro5">
          <table:table-cell table:formula="of:=[.$A$1]*(RAND()-0.5)*2*[.$A$2]" office:value-type="float" office:value="-12.9849215778818" calcext:value-type="float">
            <text:p>-12,98</text:p>
          </table:table-cell>
          <table:table-cell table:formula="of:=(RAND()-0.5)*2*[.$B$2]" office:value-type="float" office:value="3.10097009547696" calcext:value-type="float">
            <text:p>3,10</text:p>
          </table:table-cell>
        </table:table-row>
        <table:table-row table:style-name="ro5">
          <table:table-cell table:formula="of:=[.$A$1]*(RAND()-0.5)*2*[.$A$2]" office:value-type="float" office:value="11.3048770302427" calcext:value-type="float">
            <text:p>11,30</text:p>
          </table:table-cell>
          <table:table-cell table:formula="of:=(RAND()-0.5)*2*[.$B$2]" office:value-type="float" office:value="-1.58440211656787" calcext:value-type="float">
            <text:p>-1,58</text:p>
          </table:table-cell>
        </table:table-row>
        <table:table-row table:style-name="ro5">
          <table:table-cell table:formula="of:=[.$A$1]*(RAND()-0.5)*2*[.$A$2]" office:value-type="float" office:value="-2.44122198264791" calcext:value-type="float">
            <text:p>-2,44</text:p>
          </table:table-cell>
          <table:table-cell table:formula="of:=(RAND()-0.5)*2*[.$B$2]" office:value-type="float" office:value="-3.80683745459842" calcext:value-type="float">
            <text:p>-3,81</text:p>
          </table:table-cell>
        </table:table-row>
        <table:table-row table:style-name="ro5">
          <table:table-cell table:formula="of:=[.$A$1]*(RAND()-0.5)*2*[.$A$2]" office:value-type="float" office:value="1.88129729359153" calcext:value-type="float">
            <text:p>1,88</text:p>
          </table:table-cell>
          <table:table-cell table:formula="of:=(RAND()-0.5)*2*[.$B$2]" office:value-type="float" office:value="4.56828739490069" calcext:value-type="float">
            <text:p>4,57</text:p>
          </table:table-cell>
        </table:table-row>
        <table:table-row table:style-name="ro5">
          <table:table-cell table:formula="of:=[.$A$1]*(RAND()-0.5)*2*[.$A$2]" office:value-type="float" office:value="-6.42022858829476" calcext:value-type="float">
            <text:p>-6,42</text:p>
          </table:table-cell>
          <table:table-cell table:formula="of:=(RAND()-0.5)*2*[.$B$2]" office:value-type="float" office:value="4.53906746121996" calcext:value-type="float">
            <text:p>4,54</text:p>
          </table:table-cell>
        </table:table-row>
        <table:table-row table:style-name="ro5">
          <table:table-cell table:formula="of:=[.$A$1]*(RAND()-0.5)*2*[.$A$2]" office:value-type="float" office:value="-13.4949520627668" calcext:value-type="float">
            <text:p>-13,49</text:p>
          </table:table-cell>
          <table:table-cell table:formula="of:=(RAND()-0.5)*2*[.$B$2]" office:value-type="float" office:value="0.881181479022171" calcext:value-type="float">
            <text:p>0,88</text:p>
          </table:table-cell>
        </table:table-row>
        <table:table-row table:style-name="ro5">
          <table:table-cell table:formula="of:=[.$A$1]*(RAND()-0.5)*2*[.$A$2]" office:value-type="float" office:value="-0.350444230675228" calcext:value-type="float">
            <text:p>-0,35</text:p>
          </table:table-cell>
          <table:table-cell table:formula="of:=(RAND()-0.5)*2*[.$B$2]" office:value-type="float" office:value="-2.02504984362794" calcext:value-type="float">
            <text:p>-2,03</text:p>
          </table:table-cell>
        </table:table-row>
        <table:table-row table:style-name="ro5">
          <table:table-cell table:formula="of:=[.$A$1]*(RAND()-0.5)*2*[.$A$2]" office:value-type="float" office:value="1.72726945370719" calcext:value-type="float">
            <text:p>1,73</text:p>
          </table:table-cell>
          <table:table-cell table:formula="of:=(RAND()-0.5)*2*[.$B$2]" office:value-type="float" office:value="2.91687570877456" calcext:value-type="float">
            <text:p>2,92</text:p>
          </table:table-cell>
        </table:table-row>
        <table:table-row table:style-name="ro5">
          <table:table-cell table:formula="of:=[.$A$1]*(RAND()-0.5)*2*[.$A$2]" office:value-type="float" office:value="6.70362181460736" calcext:value-type="float">
            <text:p>6,70</text:p>
          </table:table-cell>
          <table:table-cell table:formula="of:=(RAND()-0.5)*2*[.$B$2]" office:value-type="float" office:value="2.17901450974081" calcext:value-type="float">
            <text:p>2,18</text:p>
          </table:table-cell>
        </table:table-row>
        <table:table-row table:style-name="ro5">
          <table:table-cell table:formula="of:=[.$A$1]*(RAND()-0.5)*2*[.$A$2]" office:value-type="float" office:value="-6.86247477350716" calcext:value-type="float">
            <text:p>-6,86</text:p>
          </table:table-cell>
          <table:table-cell table:formula="of:=(RAND()-0.5)*2*[.$B$2]" office:value-type="float" office:value="1.3164563943708" calcext:value-type="float">
            <text:p>1,32</text:p>
          </table:table-cell>
        </table:table-row>
        <table:table-row table:style-name="ro5">
          <table:table-cell table:formula="of:=[.$A$1]*(RAND()-0.5)*2*[.$A$2]" office:value-type="float" office:value="-11.8572317164952" calcext:value-type="float">
            <text:p>-11,86</text:p>
          </table:table-cell>
          <table:table-cell table:formula="of:=(RAND()-0.5)*2*[.$B$2]" office:value-type="float" office:value="0.039835449991128" calcext:value-type="float">
            <text:p>0,04</text:p>
          </table:table-cell>
        </table:table-row>
        <table:table-row table:style-name="ro5">
          <table:table-cell table:formula="of:=[.$A$1]*(RAND()-0.5)*2*[.$A$2]" office:value-type="float" office:value="0.315193074547678" calcext:value-type="float">
            <text:p>0,32</text:p>
          </table:table-cell>
          <table:table-cell table:formula="of:=(RAND()-0.5)*2*[.$B$2]" office:value-type="float" office:value="3.64303453679785" calcext:value-type="float">
            <text:p>3,64</text:p>
          </table:table-cell>
        </table:table-row>
        <table:table-row table:style-name="ro5">
          <table:table-cell table:formula="of:=[.$A$1]*(RAND()-0.5)*2*[.$A$2]" office:value-type="float" office:value="2.97171434101872" calcext:value-type="float">
            <text:p>2,97</text:p>
          </table:table-cell>
          <table:table-cell table:formula="of:=(RAND()-0.5)*2*[.$B$2]" office:value-type="float" office:value="3.96749087313985" calcext:value-type="float">
            <text:p>3,97</text:p>
          </table:table-cell>
        </table:table-row>
        <table:table-row table:style-name="ro5">
          <table:table-cell table:formula="of:=[.$A$1]*(RAND()-0.5)*2*[.$A$2]" office:value-type="float" office:value="6.84319113224871" calcext:value-type="float">
            <text:p>6,84</text:p>
          </table:table-cell>
          <table:table-cell table:formula="of:=(RAND()-0.5)*2*[.$B$2]" office:value-type="float" office:value="0.14705276177041" calcext:value-type="float">
            <text:p>0,15</text:p>
          </table:table-cell>
        </table:table-row>
        <table:table-row table:style-name="ro5">
          <table:table-cell table:formula="of:=[.$A$1]*(RAND()-0.5)*2*[.$A$2]" office:value-type="float" office:value="9.6323697534079" calcext:value-type="float">
            <text:p>9,63</text:p>
          </table:table-cell>
          <table:table-cell table:formula="of:=(RAND()-0.5)*2*[.$B$2]" office:value-type="float" office:value="-4.71255142243452" calcext:value-type="float">
            <text:p>-4,71</text:p>
          </table:table-cell>
        </table:table-row>
        <table:table-row table:style-name="ro5">
          <table:table-cell table:formula="of:=[.$A$1]*(RAND()-0.5)*2*[.$A$2]" office:value-type="float" office:value="-9.08620695352716" calcext:value-type="float">
            <text:p>-9,09</text:p>
          </table:table-cell>
          <table:table-cell table:formula="of:=(RAND()-0.5)*2*[.$B$2]" office:value-type="float" office:value="-1.08945072523715" calcext:value-type="float">
            <text:p>-1,09</text:p>
          </table:table-cell>
        </table:table-row>
        <table:table-row table:style-name="ro5">
          <table:table-cell table:formula="of:=[.$A$1]*(RAND()-0.5)*2*[.$A$2]" office:value-type="float" office:value="-11.4610752666473" calcext:value-type="float">
            <text:p>-11,46</text:p>
          </table:table-cell>
          <table:table-cell table:formula="of:=(RAND()-0.5)*2*[.$B$2]" office:value-type="float" office:value="0.995960499216039" calcext:value-type="float">
            <text:p>1,00</text:p>
          </table:table-cell>
        </table:table-row>
        <table:table-row table:style-name="ro5">
          <table:table-cell table:formula="of:=[.$A$1]*(RAND()-0.5)*2*[.$A$2]" office:value-type="float" office:value="-4.23302197979094" calcext:value-type="float">
            <text:p>-4,23</text:p>
          </table:table-cell>
          <table:table-cell table:formula="of:=(RAND()-0.5)*2*[.$B$2]" office:value-type="float" office:value="-0.349087603962819" calcext:value-type="float">
            <text:p>-0,35</text:p>
          </table:table-cell>
        </table:table-row>
        <table:table-row table:style-name="ro5">
          <table:table-cell table:formula="of:=[.$A$1]*(RAND()-0.5)*2*[.$A$2]" office:value-type="float" office:value="-6.78268917509976" calcext:value-type="float">
            <text:p>-6,78</text:p>
          </table:table-cell>
          <table:table-cell table:formula="of:=(RAND()-0.5)*2*[.$B$2]" office:value-type="float" office:value="4.95838850830711" calcext:value-type="float">
            <text:p>4,96</text:p>
          </table:table-cell>
        </table:table-row>
        <table:table-row table:style-name="ro5">
          <table:table-cell table:formula="of:=[.$A$1]*(RAND()-0.5)*2*[.$A$2]" office:value-type="float" office:value="10.8997919233546" calcext:value-type="float">
            <text:p>10,90</text:p>
          </table:table-cell>
          <table:table-cell table:formula="of:=(RAND()-0.5)*2*[.$B$2]" office:value-type="float" office:value="-0.153205706965746" calcext:value-type="float">
            <text:p>-0,15</text:p>
          </table:table-cell>
        </table:table-row>
        <table:table-row table:style-name="ro5">
          <table:table-cell table:formula="of:=[.$A$1]*(RAND()-0.5)*2*[.$A$2]" office:value-type="float" office:value="4.95897652533944" calcext:value-type="float">
            <text:p>4,96</text:p>
          </table:table-cell>
          <table:table-cell table:formula="of:=(RAND()-0.5)*2*[.$B$2]" office:value-type="float" office:value="1.49712273539399" calcext:value-type="float">
            <text:p>1,50</text:p>
          </table:table-cell>
        </table:table-row>
        <table:table-row table:style-name="ro5">
          <table:table-cell table:formula="of:=[.$A$1]*(RAND()-0.5)*2*[.$A$2]" office:value-type="float" office:value="10.1155060037255" calcext:value-type="float">
            <text:p>10,12</text:p>
          </table:table-cell>
          <table:table-cell table:formula="of:=(RAND()-0.5)*2*[.$B$2]" office:value-type="float" office:value="3.0123144064192" calcext:value-type="float">
            <text:p>3,01</text:p>
          </table:table-cell>
        </table:table-row>
        <table:table-row table:style-name="ro5">
          <table:table-cell table:formula="of:=[.$A$1]*(RAND()-0.5)*2*[.$A$2]" office:value-type="float" office:value="5.70310081406742" calcext:value-type="float">
            <text:p>5,70</text:p>
          </table:table-cell>
          <table:table-cell table:formula="of:=(RAND()-0.5)*2*[.$B$2]" office:value-type="float" office:value="-0.467233419625262" calcext:value-type="float">
            <text:p>-0,47</text:p>
          </table:table-cell>
        </table:table-row>
        <table:table-row table:style-name="ro5">
          <table:table-cell table:formula="of:=[.$A$1]*(RAND()-0.5)*2*[.$A$2]" office:value-type="float" office:value="-12.9497256648732" calcext:value-type="float">
            <text:p>-12,95</text:p>
          </table:table-cell>
          <table:table-cell table:formula="of:=(RAND()-0.5)*2*[.$B$2]" office:value-type="float" office:value="1.77599230298015" calcext:value-type="float">
            <text:p>1,78</text:p>
          </table:table-cell>
        </table:table-row>
        <table:table-row table:style-name="ro5">
          <table:table-cell table:formula="of:=[.$A$1]*(RAND()-0.5)*2*[.$A$2]" office:value-type="float" office:value="-8.52132296533448" calcext:value-type="float">
            <text:p>-8,52</text:p>
          </table:table-cell>
          <table:table-cell table:formula="of:=(RAND()-0.5)*2*[.$B$2]" office:value-type="float" office:value="-0.432451922464924" calcext:value-type="float">
            <text:p>-0,43</text:p>
          </table:table-cell>
        </table:table-row>
        <table:table-row table:style-name="ro5">
          <table:table-cell table:formula="of:=[.$A$1]*(RAND()-0.5)*2*[.$A$2]" office:value-type="float" office:value="-1.40895813212269" calcext:value-type="float">
            <text:p>-1,41</text:p>
          </table:table-cell>
          <table:table-cell table:formula="of:=(RAND()-0.5)*2*[.$B$2]" office:value-type="float" office:value="2.97479207734521" calcext:value-type="float">
            <text:p>2,97</text:p>
          </table:table-cell>
        </table:table-row>
        <table:table-row table:style-name="ro5">
          <table:table-cell table:formula="of:=[.$A$1]*(RAND()-0.5)*2*[.$A$2]" office:value-type="float" office:value="-8.12497505842577" calcext:value-type="float">
            <text:p>-8,12</text:p>
          </table:table-cell>
          <table:table-cell table:formula="of:=(RAND()-0.5)*2*[.$B$2]" office:value-type="float" office:value="-3.05885643815597" calcext:value-type="float">
            <text:p>-3,06</text:p>
          </table:table-cell>
        </table:table-row>
        <table:table-row table:style-name="ro5">
          <table:table-cell table:formula="of:=[.$A$1]*(RAND()-0.5)*2*[.$A$2]" office:value-type="float" office:value="10.0162329743936" calcext:value-type="float">
            <text:p>10,02</text:p>
          </table:table-cell>
          <table:table-cell table:formula="of:=(RAND()-0.5)*2*[.$B$2]" office:value-type="float" office:value="-2.54634739826692" calcext:value-type="float">
            <text:p>-2,55</text:p>
          </table:table-cell>
        </table:table-row>
        <table:table-row table:style-name="ro5">
          <table:table-cell table:formula="of:=[.$A$1]*(RAND()-0.5)*2*[.$A$2]" office:value-type="float" office:value="9.95717604555186" calcext:value-type="float">
            <text:p>9,96</text:p>
          </table:table-cell>
          <table:table-cell table:formula="of:=(RAND()-0.5)*2*[.$B$2]" office:value-type="float" office:value="-2.79943484035324" calcext:value-type="float">
            <text:p>-2,80</text:p>
          </table:table-cell>
        </table:table-row>
        <table:table-row table:style-name="ro5">
          <table:table-cell table:formula="of:=[.$A$1]*(RAND()-0.5)*2*[.$A$2]" office:value-type="float" office:value="6.27348368493079" calcext:value-type="float">
            <text:p>6,27</text:p>
          </table:table-cell>
          <table:table-cell table:formula="of:=(RAND()-0.5)*2*[.$B$2]" office:value-type="float" office:value="2.44508361118982" calcext:value-type="float">
            <text:p>2,45</text:p>
          </table:table-cell>
        </table:table-row>
        <table:table-row table:style-name="ro5">
          <table:table-cell table:formula="of:=[.$A$1]*(RAND()-0.5)*2*[.$A$2]" office:value-type="float" office:value="-0.940313249325595" calcext:value-type="float">
            <text:p>-0,94</text:p>
          </table:table-cell>
          <table:table-cell table:formula="of:=(RAND()-0.5)*2*[.$B$2]" office:value-type="float" office:value="-1.48975454907593" calcext:value-type="float">
            <text:p>-1,49</text:p>
          </table:table-cell>
        </table:table-row>
        <table:table-row table:style-name="ro5">
          <table:table-cell table:formula="of:=[.$A$1]*(RAND()-0.5)*2*[.$A$2]" office:value-type="float" office:value="9.54525243332114" calcext:value-type="float">
            <text:p>9,55</text:p>
          </table:table-cell>
          <table:table-cell table:formula="of:=(RAND()-0.5)*2*[.$B$2]" office:value-type="float" office:value="0.49920652215042" calcext:value-type="float">
            <text:p>0,50</text:p>
          </table:table-cell>
        </table:table-row>
        <table:table-row table:style-name="ro5">
          <table:table-cell table:formula="of:=[.$A$1]*(RAND()-0.5)*2*[.$A$2]" office:value-type="float" office:value="-14.6294962408152" calcext:value-type="float">
            <text:p>-14,63</text:p>
          </table:table-cell>
          <table:table-cell table:formula="of:=(RAND()-0.5)*2*[.$B$2]" office:value-type="float" office:value="-1.05766593608634" calcext:value-type="float">
            <text:p>-1,06</text:p>
          </table:table-cell>
        </table:table-row>
        <table:table-row table:style-name="ro5">
          <table:table-cell table:formula="of:=[.$A$1]*(RAND()-0.5)*2*[.$A$2]" office:value-type="float" office:value="-5.40923654887043" calcext:value-type="float">
            <text:p>-5,41</text:p>
          </table:table-cell>
          <table:table-cell table:formula="of:=(RAND()-0.5)*2*[.$B$2]" office:value-type="float" office:value="-2.56798583150124" calcext:value-type="float">
            <text:p>-2,57</text:p>
          </table:table-cell>
        </table:table-row>
        <table:table-row table:style-name="ro5">
          <table:table-cell table:formula="of:=[.$A$1]*(RAND()-0.5)*2*[.$A$2]" office:value-type="float" office:value="10.0158397615284" calcext:value-type="float">
            <text:p>10,02</text:p>
          </table:table-cell>
          <table:table-cell table:formula="of:=(RAND()-0.5)*2*[.$B$2]" office:value-type="float" office:value="-3.07810822057269" calcext:value-type="float">
            <text:p>-3,08</text:p>
          </table:table-cell>
        </table:table-row>
        <table:table-row table:style-name="ro5">
          <table:table-cell table:formula="of:=[.$A$1]*(RAND()-0.5)*2*[.$A$2]" office:value-type="float" office:value="11.3235563145762" calcext:value-type="float">
            <text:p>11,32</text:p>
          </table:table-cell>
          <table:table-cell table:formula="of:=(RAND()-0.5)*2*[.$B$2]" office:value-type="float" office:value="-0.192630053204759" calcext:value-type="float">
            <text:p>-0,19</text:p>
          </table:table-cell>
        </table:table-row>
        <table:table-row table:style-name="ro5">
          <table:table-cell table:formula="of:=[.$A$1]*(RAND()-0.5)*2*[.$A$2]" office:value-type="float" office:value="14.7185363153527" calcext:value-type="float">
            <text:p>14,72</text:p>
          </table:table-cell>
          <table:table-cell table:formula="of:=(RAND()-0.5)*2*[.$B$2]" office:value-type="float" office:value="0.193039971142988" calcext:value-type="float">
            <text:p>0,19</text:p>
          </table:table-cell>
        </table:table-row>
        <table:table-row table:style-name="ro5">
          <table:table-cell table:formula="of:=[.$A$1]*(RAND()-0.5)*2*[.$A$2]" office:value-type="float" office:value="-14.7965590424476" calcext:value-type="float">
            <text:p>-14,80</text:p>
          </table:table-cell>
          <table:table-cell table:formula="of:=(RAND()-0.5)*2*[.$B$2]" office:value-type="float" office:value="-3.44430517024886" calcext:value-type="float">
            <text:p>-3,44</text:p>
          </table:table-cell>
        </table:table-row>
        <table:table-row table:style-name="ro5">
          <table:table-cell table:formula="of:=[.$A$1]*(RAND()-0.5)*2*[.$A$2]" office:value-type="float" office:value="-13.8360684626401" calcext:value-type="float">
            <text:p>-13,84</text:p>
          </table:table-cell>
          <table:table-cell table:formula="of:=(RAND()-0.5)*2*[.$B$2]" office:value-type="float" office:value="3.32894460007551" calcext:value-type="float">
            <text:p>3,33</text:p>
          </table:table-cell>
        </table:table-row>
        <table:table-row table:style-name="ro5">
          <table:table-cell table:formula="of:=[.$A$1]*(RAND()-0.5)*2*[.$A$2]" office:value-type="float" office:value="-1.22260851430041" calcext:value-type="float">
            <text:p>-1,22</text:p>
          </table:table-cell>
          <table:table-cell table:formula="of:=(RAND()-0.5)*2*[.$B$2]" office:value-type="float" office:value="1.90306813822332" calcext:value-type="float">
            <text:p>1,90</text:p>
          </table:table-cell>
        </table:table-row>
        <table:table-row table:style-name="ro5">
          <table:table-cell table:formula="of:=[.$A$1]*(RAND()-0.5)*2*[.$A$2]" office:value-type="float" office:value="-11.119085741884" calcext:value-type="float">
            <text:p>-11,12</text:p>
          </table:table-cell>
          <table:table-cell table:formula="of:=(RAND()-0.5)*2*[.$B$2]" office:value-type="float" office:value="-1.91923307041048" calcext:value-type="float">
            <text:p>-1,92</text:p>
          </table:table-cell>
        </table:table-row>
        <table:table-row table:style-name="ro5">
          <table:table-cell table:formula="of:=[.$A$1]*(RAND()-0.5)*2*[.$A$2]" office:value-type="float" office:value="-11.3279564543305" calcext:value-type="float">
            <text:p>-11,33</text:p>
          </table:table-cell>
          <table:table-cell table:formula="of:=(RAND()-0.5)*2*[.$B$2]" office:value-type="float" office:value="-1.58744850937427" calcext:value-type="float">
            <text:p>-1,59</text:p>
          </table:table-cell>
        </table:table-row>
        <table:table-row table:style-name="ro5">
          <table:table-cell table:formula="of:=[.$A$1]*(RAND()-0.5)*2*[.$A$2]" office:value-type="float" office:value="-12.7845750423206" calcext:value-type="float">
            <text:p>-12,78</text:p>
          </table:table-cell>
          <table:table-cell table:formula="of:=(RAND()-0.5)*2*[.$B$2]" office:value-type="float" office:value="-3.96848794524188" calcext:value-type="float">
            <text:p>-3,97</text:p>
          </table:table-cell>
        </table:table-row>
        <table:table-row table:style-name="ro5">
          <table:table-cell table:formula="of:=[.$A$1]*(RAND()-0.5)*2*[.$A$2]" office:value-type="float" office:value="0.068260367665377" calcext:value-type="float">
            <text:p>0,07</text:p>
          </table:table-cell>
          <table:table-cell table:formula="of:=(RAND()-0.5)*2*[.$B$2]" office:value-type="float" office:value="-4.03125721867369" calcext:value-type="float">
            <text:p>-4,03</text:p>
          </table:table-cell>
        </table:table-row>
        <table:table-row table:style-name="ro5">
          <table:table-cell table:formula="of:=[.$A$1]*(RAND()-0.5)*2*[.$A$2]" office:value-type="float" office:value="10.0561789440976" calcext:value-type="float">
            <text:p>10,06</text:p>
          </table:table-cell>
          <table:table-cell table:formula="of:=(RAND()-0.5)*2*[.$B$2]" office:value-type="float" office:value="0.875404284933848" calcext:value-type="float">
            <text:p>0,88</text:p>
          </table:table-cell>
        </table:table-row>
        <table:table-row table:style-name="ro5">
          <table:table-cell table:formula="of:=[.$A$1]*(RAND()-0.5)*2*[.$A$2]" office:value-type="float" office:value="13.9367393002446" calcext:value-type="float">
            <text:p>13,94</text:p>
          </table:table-cell>
          <table:table-cell table:formula="of:=(RAND()-0.5)*2*[.$B$2]" office:value-type="float" office:value="-2.09578702483605" calcext:value-type="float">
            <text:p>-2,10</text:p>
          </table:table-cell>
        </table:table-row>
        <table:table-row table:style-name="ro5">
          <table:table-cell table:formula="of:=[.$A$1]*(RAND()-0.5)*2*[.$A$2]" office:value-type="float" office:value="-11.844585889784" calcext:value-type="float">
            <text:p>-11,84</text:p>
          </table:table-cell>
          <table:table-cell table:formula="of:=(RAND()-0.5)*2*[.$B$2]" office:value-type="float" office:value="4.10702138326639" calcext:value-type="float">
            <text:p>4,11</text:p>
          </table:table-cell>
        </table:table-row>
        <table:table-row table:style-name="ro5">
          <table:table-cell table:formula="of:=[.$A$1]*(RAND()-0.5)*2*[.$A$2]" office:value-type="float" office:value="-7.55472072798326" calcext:value-type="float">
            <text:p>-7,55</text:p>
          </table:table-cell>
          <table:table-cell table:formula="of:=(RAND()-0.5)*2*[.$B$2]" office:value-type="float" office:value="-0.377103072309609" calcext:value-type="float">
            <text:p>-0,38</text:p>
          </table:table-cell>
        </table:table-row>
        <table:table-row table:style-name="ro5">
          <table:table-cell table:formula="of:=[.$A$1]*(RAND()-0.5)*2*[.$A$2]" office:value-type="float" office:value="8.79800697371033" calcext:value-type="float">
            <text:p>8,80</text:p>
          </table:table-cell>
          <table:table-cell table:formula="of:=(RAND()-0.5)*2*[.$B$2]" office:value-type="float" office:value="-4.91094653831796" calcext:value-type="float">
            <text:p>-4,91</text:p>
          </table:table-cell>
        </table:table-row>
        <table:table-row table:style-name="ro5">
          <table:table-cell table:formula="of:=[.$A$1]*(RAND()-0.5)*2*[.$A$2]" office:value-type="float" office:value="1.31901029877554" calcext:value-type="float">
            <text:p>1,32</text:p>
          </table:table-cell>
          <table:table-cell table:formula="of:=(RAND()-0.5)*2*[.$B$2]" office:value-type="float" office:value="2.09287224039566" calcext:value-type="float">
            <text:p>2,09</text:p>
          </table:table-cell>
        </table:table-row>
        <table:table-row table:style-name="ro5">
          <table:table-cell table:formula="of:=[.$A$1]*(RAND()-0.5)*2*[.$A$2]" office:value-type="float" office:value="8.29173067428766" calcext:value-type="float">
            <text:p>8,29</text:p>
          </table:table-cell>
          <table:table-cell table:formula="of:=(RAND()-0.5)*2*[.$B$2]" office:value-type="float" office:value="4.89763529404362" calcext:value-type="float">
            <text:p>4,90</text:p>
          </table:table-cell>
        </table:table-row>
        <table:table-row table:style-name="ro5">
          <table:table-cell table:formula="of:=[.$A$1]*(RAND()-0.5)*2*[.$A$2]" office:value-type="float" office:value="-4.04725940557939" calcext:value-type="float">
            <text:p>-4,05</text:p>
          </table:table-cell>
          <table:table-cell table:formula="of:=(RAND()-0.5)*2*[.$B$2]" office:value-type="float" office:value="3.11375887526411" calcext:value-type="float">
            <text:p>3,11</text:p>
          </table:table-cell>
        </table:table-row>
        <table:table-row table:style-name="ro5">
          <table:table-cell table:formula="of:=[.$A$1]*(RAND()-0.5)*2*[.$A$2]" office:value-type="float" office:value="-10.8652167728197" calcext:value-type="float">
            <text:p>-10,87</text:p>
          </table:table-cell>
          <table:table-cell table:formula="of:=(RAND()-0.5)*2*[.$B$2]" office:value-type="float" office:value="-1.44984662289619" calcext:value-type="float">
            <text:p>-1,45</text:p>
          </table:table-cell>
        </table:table-row>
        <table:table-row table:style-name="ro5">
          <table:table-cell table:formula="of:=[.$A$1]*(RAND()-0.5)*2*[.$A$2]" office:value-type="float" office:value="7.24768103396397" calcext:value-type="float">
            <text:p>7,25</text:p>
          </table:table-cell>
          <table:table-cell table:formula="of:=(RAND()-0.5)*2*[.$B$2]" office:value-type="float" office:value="-3.94970257717859" calcext:value-type="float">
            <text:p>-3,95</text:p>
          </table:table-cell>
        </table:table-row>
        <table:table-row table:style-name="ro5">
          <table:table-cell table:formula="of:=[.$A$1]*(RAND()-0.5)*2*[.$A$2]" office:value-type="float" office:value="-14.2908385953934" calcext:value-type="float">
            <text:p>-14,29</text:p>
          </table:table-cell>
          <table:table-cell table:formula="of:=(RAND()-0.5)*2*[.$B$2]" office:value-type="float" office:value="-0.724170528671845" calcext:value-type="float">
            <text:p>-0,72</text:p>
          </table:table-cell>
        </table:table-row>
        <table:table-row table:style-name="ro5">
          <table:table-cell table:formula="of:=[.$A$1]*(RAND()-0.5)*2*[.$A$2]" office:value-type="float" office:value="-4.48904419805782" calcext:value-type="float">
            <text:p>-4,49</text:p>
          </table:table-cell>
          <table:table-cell table:formula="of:=(RAND()-0.5)*2*[.$B$2]" office:value-type="float" office:value="1.11617628757131" calcext:value-type="float">
            <text:p>1,12</text:p>
          </table:table-cell>
        </table:table-row>
        <table:table-row table:style-name="ro5">
          <table:table-cell table:formula="of:=[.$A$1]*(RAND()-0.5)*2*[.$A$2]" office:value-type="float" office:value="-11.1510879323084" calcext:value-type="float">
            <text:p>-11,15</text:p>
          </table:table-cell>
          <table:table-cell table:formula="of:=(RAND()-0.5)*2*[.$B$2]" office:value-type="float" office:value="0.561297071980946" calcext:value-type="float">
            <text:p>0,56</text:p>
          </table:table-cell>
        </table:table-row>
        <table:table-row table:style-name="ro5">
          <table:table-cell table:formula="of:=[.$A$1]*(RAND()-0.5)*2*[.$A$2]" office:value-type="float" office:value="10.9302644383534" calcext:value-type="float">
            <text:p>10,93</text:p>
          </table:table-cell>
          <table:table-cell table:formula="of:=(RAND()-0.5)*2*[.$B$2]" office:value-type="float" office:value="0.74602932868268" calcext:value-type="float">
            <text:p>0,75</text:p>
          </table:table-cell>
        </table:table-row>
        <table:table-row table:style-name="ro5">
          <table:table-cell table:formula="of:=[.$A$1]*(RAND()-0.5)*2*[.$A$2]" office:value-type="float" office:value="2.42690144974074" calcext:value-type="float">
            <text:p>2,43</text:p>
          </table:table-cell>
          <table:table-cell table:formula="of:=(RAND()-0.5)*2*[.$B$2]" office:value-type="float" office:value="4.6365992703847" calcext:value-type="float">
            <text:p>4,64</text:p>
          </table:table-cell>
        </table:table-row>
        <table:table-row table:style-name="ro5">
          <table:table-cell table:formula="of:=[.$A$1]*(RAND()-0.5)*2*[.$A$2]" office:value-type="float" office:value="14.7467308500192" calcext:value-type="float">
            <text:p>14,75</text:p>
          </table:table-cell>
          <table:table-cell table:formula="of:=(RAND()-0.5)*2*[.$B$2]" office:value-type="float" office:value="-4.78345656370445" calcext:value-type="float">
            <text:p>-4,78</text:p>
          </table:table-cell>
        </table:table-row>
        <table:table-row table:style-name="ro5">
          <table:table-cell table:formula="of:=[.$A$1]*(RAND()-0.5)*2*[.$A$2]" office:value-type="float" office:value="-4.64379736607886" calcext:value-type="float">
            <text:p>-4,64</text:p>
          </table:table-cell>
          <table:table-cell table:formula="of:=(RAND()-0.5)*2*[.$B$2]" office:value-type="float" office:value="1.22612124843399" calcext:value-type="float">
            <text:p>1,23</text:p>
          </table:table-cell>
        </table:table-row>
        <table:table-row table:style-name="ro5">
          <table:table-cell table:formula="of:=[.$A$1]*(RAND()-0.5)*2*[.$A$2]" office:value-type="float" office:value="6.0000280246354" calcext:value-type="float">
            <text:p>6,00</text:p>
          </table:table-cell>
          <table:table-cell table:formula="of:=(RAND()-0.5)*2*[.$B$2]" office:value-type="float" office:value="-3.03577738515837" calcext:value-type="float">
            <text:p>-3,04</text:p>
          </table:table-cell>
        </table:table-row>
        <table:table-row table:style-name="ro5">
          <table:table-cell table:formula="of:=[.$A$1]*(RAND()-0.5)*2*[.$A$2]" office:value-type="float" office:value="-4.27449242985622" calcext:value-type="float">
            <text:p>-4,27</text:p>
          </table:table-cell>
          <table:table-cell table:formula="of:=(RAND()-0.5)*2*[.$B$2]" office:value-type="float" office:value="1.57972413643413" calcext:value-type="float">
            <text:p>1,58</text:p>
          </table:table-cell>
        </table:table-row>
        <table:table-row table:style-name="ro5">
          <table:table-cell table:formula="of:=[.$A$1]*(RAND()-0.5)*2*[.$A$2]" office:value-type="float" office:value="-10.6065302920719" calcext:value-type="float">
            <text:p>-10,61</text:p>
          </table:table-cell>
          <table:table-cell table:formula="of:=(RAND()-0.5)*2*[.$B$2]" office:value-type="float" office:value="0.0285959967603167" calcext:value-type="float">
            <text:p>0,03</text:p>
          </table:table-cell>
        </table:table-row>
        <table:table-row table:style-name="ro5">
          <table:table-cell table:formula="of:=[.$A$1]*(RAND()-0.5)*2*[.$A$2]" office:value-type="float" office:value="3.01747136810253" calcext:value-type="float">
            <text:p>3,02</text:p>
          </table:table-cell>
          <table:table-cell table:formula="of:=(RAND()-0.5)*2*[.$B$2]" office:value-type="float" office:value="1.61692749367576" calcext:value-type="float">
            <text:p>1,62</text:p>
          </table:table-cell>
        </table:table-row>
        <table:table-row table:style-name="ro5">
          <table:table-cell table:formula="of:=[.$A$1]*(RAND()-0.5)*2*[.$A$2]" office:value-type="float" office:value="-12.081569618232" calcext:value-type="float">
            <text:p>-12,08</text:p>
          </table:table-cell>
          <table:table-cell table:formula="of:=(RAND()-0.5)*2*[.$B$2]" office:value-type="float" office:value="3.76127988550037" calcext:value-type="float">
            <text:p>3,76</text:p>
          </table:table-cell>
        </table:table-row>
        <table:table-row table:style-name="ro5">
          <table:table-cell table:formula="of:=[.$A$1]*(RAND()-0.5)*2*[.$A$2]" office:value-type="float" office:value="13.1204308513412" calcext:value-type="float">
            <text:p>13,12</text:p>
          </table:table-cell>
          <table:table-cell table:formula="of:=(RAND()-0.5)*2*[.$B$2]" office:value-type="float" office:value="-1.77379720741117" calcext:value-type="float">
            <text:p>-1,77</text:p>
          </table:table-cell>
        </table:table-row>
        <table:table-row table:style-name="ro5">
          <table:table-cell table:formula="of:=[.$A$1]*(RAND()-0.5)*2*[.$A$2]" office:value-type="float" office:value="14.2473282966361" calcext:value-type="float">
            <text:p>14,25</text:p>
          </table:table-cell>
          <table:table-cell table:formula="of:=(RAND()-0.5)*2*[.$B$2]" office:value-type="float" office:value="4.36236451612903" calcext:value-type="float">
            <text:p>4,36</text:p>
          </table:table-cell>
        </table:table-row>
        <table:table-row table:style-name="ro5">
          <table:table-cell table:formula="of:=[.$A$1]*(RAND()-0.5)*2*[.$A$2]" office:value-type="float" office:value="7.83888739000948" calcext:value-type="float">
            <text:p>7,84</text:p>
          </table:table-cell>
          <table:table-cell table:formula="of:=(RAND()-0.5)*2*[.$B$2]" office:value-type="float" office:value="-3.24999880008385" calcext:value-type="float">
            <text:p>-3,25</text:p>
          </table:table-cell>
        </table:table-row>
        <table:table-row table:style-name="ro5">
          <table:table-cell table:formula="of:=[.$A$1]*(RAND()-0.5)*2*[.$A$2]" office:value-type="float" office:value="14.7872317846164" calcext:value-type="float">
            <text:p>14,79</text:p>
          </table:table-cell>
          <table:table-cell table:formula="of:=(RAND()-0.5)*2*[.$B$2]" office:value-type="float" office:value="-1.12130914899078" calcext:value-type="float">
            <text:p>-1,12</text:p>
          </table:table-cell>
        </table:table-row>
        <table:table-row table:style-name="ro5">
          <table:table-cell table:formula="of:=[.$A$1]*(RAND()-0.5)*2*[.$A$2]" office:value-type="float" office:value="7.63306176405927" calcext:value-type="float">
            <text:p>7,63</text:p>
          </table:table-cell>
          <table:table-cell table:formula="of:=(RAND()-0.5)*2*[.$B$2]" office:value-type="float" office:value="-3.01317774672534" calcext:value-type="float">
            <text:p>-3,01</text:p>
          </table:table-cell>
        </table:table-row>
        <table:table-row table:style-name="ro5">
          <table:table-cell table:formula="of:=[.$A$1]*(RAND()-0.5)*2*[.$A$2]" office:value-type="float" office:value="-0.413374439451812" calcext:value-type="float">
            <text:p>-0,41</text:p>
          </table:table-cell>
          <table:table-cell table:formula="of:=(RAND()-0.5)*2*[.$B$2]" office:value-type="float" office:value="0.0985082391925163" calcext:value-type="float">
            <text:p>0,10</text:p>
          </table:table-cell>
        </table:table-row>
        <table:table-row table:style-name="ro5">
          <table:table-cell table:formula="of:=[.$A$1]*(RAND()-0.5)*2*[.$A$2]" office:value-type="float" office:value="-14.8850783241587" calcext:value-type="float">
            <text:p>-14,89</text:p>
          </table:table-cell>
          <table:table-cell table:formula="of:=(RAND()-0.5)*2*[.$B$2]" office:value-type="float" office:value="4.55154864677738" calcext:value-type="float">
            <text:p>4,55</text:p>
          </table:table-cell>
        </table:table-row>
        <table:table-row table:style-name="ro5">
          <table:table-cell table:formula="of:=[.$A$1]*(RAND()-0.5)*2*[.$A$2]" office:value-type="float" office:value="-2.91976753418864" calcext:value-type="float">
            <text:p>-2,92</text:p>
          </table:table-cell>
          <table:table-cell table:formula="of:=(RAND()-0.5)*2*[.$B$2]" office:value-type="float" office:value="-3.88136170327104" calcext:value-type="float">
            <text:p>-3,88</text:p>
          </table:table-cell>
        </table:table-row>
        <table:table-row table:style-name="ro5">
          <table:table-cell table:formula="of:=[.$A$1]*(RAND()-0.5)*2*[.$A$2]" office:value-type="float" office:value="3.03935342420536" calcext:value-type="float">
            <text:p>3,04</text:p>
          </table:table-cell>
          <table:table-cell table:formula="of:=(RAND()-0.5)*2*[.$B$2]" office:value-type="float" office:value="-1.72189995304729" calcext:value-type="float">
            <text:p>-1,72</text:p>
          </table:table-cell>
        </table:table-row>
        <table:table-row table:style-name="ro5">
          <table:table-cell table:formula="of:=[.$A$1]*(RAND()-0.5)*2*[.$A$2]" office:value-type="float" office:value="-14.214897846068" calcext:value-type="float">
            <text:p>-14,21</text:p>
          </table:table-cell>
          <table:table-cell table:formula="of:=(RAND()-0.5)*2*[.$B$2]" office:value-type="float" office:value="-4.86357340391609" calcext:value-type="float">
            <text:p>-4,86</text:p>
          </table:table-cell>
        </table:table-row>
        <table:table-row table:style-name="ro5">
          <table:table-cell table:formula="of:=[.$A$1]*(RAND()-0.5)*2*[.$A$2]" office:value-type="float" office:value="-3.40958392862988" calcext:value-type="float">
            <text:p>-3,41</text:p>
          </table:table-cell>
          <table:table-cell table:formula="of:=(RAND()-0.5)*2*[.$B$2]" office:value-type="float" office:value="0.660172402793072" calcext:value-type="float">
            <text:p>0,66</text:p>
          </table:table-cell>
        </table:table-row>
        <table:table-row table:style-name="ro5">
          <table:table-cell table:formula="of:=[.$A$1]*(RAND()-0.5)*2*[.$A$2]" office:value-type="float" office:value="12.772329524796" calcext:value-type="float">
            <text:p>12,77</text:p>
          </table:table-cell>
          <table:table-cell table:formula="of:=(RAND()-0.5)*2*[.$B$2]" office:value-type="float" office:value="-0.295803346841282" calcext:value-type="float">
            <text:p>-0,30</text:p>
          </table:table-cell>
        </table:table-row>
        <table:table-row table:style-name="ro5">
          <table:table-cell table:formula="of:=[.$A$1]*(RAND()-0.5)*2*[.$A$2]" office:value-type="float" office:value="-3.60713547180086" calcext:value-type="float">
            <text:p>-3,61</text:p>
          </table:table-cell>
          <table:table-cell table:formula="of:=(RAND()-0.5)*2*[.$B$2]" office:value-type="float" office:value="1.0681178722123" calcext:value-type="float">
            <text:p>1,07</text:p>
          </table:table-cell>
        </table:table-row>
        <table:table-row table:style-name="ro5">
          <table:table-cell table:formula="of:=[.$A$1]*(RAND()-0.5)*2*[.$A$2]" office:value-type="float" office:value="11.6731442272833" calcext:value-type="float">
            <text:p>11,67</text:p>
          </table:table-cell>
          <table:table-cell table:formula="of:=(RAND()-0.5)*2*[.$B$2]" office:value-type="float" office:value="-0.446211400442674" calcext:value-type="float">
            <text:p>-0,45</text:p>
          </table:table-cell>
        </table:table-row>
        <table:table-row table:style-name="ro5">
          <table:table-cell table:formula="of:=[.$A$1]*(RAND()-0.5)*2*[.$A$2]" office:value-type="float" office:value="6.66548697545903" calcext:value-type="float">
            <text:p>6,67</text:p>
          </table:table-cell>
          <table:table-cell table:formula="of:=(RAND()-0.5)*2*[.$B$2]" office:value-type="float" office:value="-4.33710458384278" calcext:value-type="float">
            <text:p>-4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.00.0000</text:date>, <text:time style:data-style-name="N2" text:time-value="15:49:06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2:21:15.237000000</meta:creation-date>
    <dc:date>2018-05-07T13:35:34.188000000</dc:date>
    <meta:editing-duration>P3DT14H6M22S</meta:editing-duration>
    <meta:editing-cycles>52</meta:editing-cycles>
    <meta:generator>LibreOffice/6.0.3.2$Windows_X86_64 LibreOffice_project/8f48d515416608e3a835360314dac7e47fd0b821</meta:generator>
    <meta:document-statistic meta:table-count="4" meta:cell-count="7338" meta:object-count="0"/>
  </office:meta>
</office:document-meta>
</file>